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fo:border="0.06pt solid #000000"/>
      <style:map style:condition="cell-content()=0" style:apply-style-name="Unbenannt1" style:base-cell-address="Tabelle1.C5"/>
    </style:style>
    <style:style style:name="ce8" style:family="table-cell" style:parent-style-name="Default">
      <style:table-cell-properties fo:border="0.06pt solid #000000"/>
      <style:map style:condition="cell-content()=0" style:apply-style-name="Unbenannt1" style:base-cell-address="Tabelle1.C6"/>
    </style:style>
    <style:style style:name="ce9" style:family="table-cell" style:parent-style-name="Default">
      <style:table-cell-properties fo:border="0.06pt solid #000000"/>
      <style:map style:condition="cell-content()=0" style:apply-style-name="Unbenannt1" style:base-cell-address="Tabelle1.C7"/>
    </style:style>
    <style:style style:name="ce10" style:family="table-cell" style:parent-style-name="Default">
      <style:table-cell-properties fo:border="0.06pt solid #000000"/>
      <style:map style:condition="cell-content()=0" style:apply-style-name="Unbenannt1" style:base-cell-address="Tabelle1.C8"/>
    </style:style>
    <style:style style:name="ce11" style:family="table-cell" style:parent-style-name="Default">
      <style:table-cell-properties fo:border="0.06pt solid #000000"/>
      <style:map style:condition="cell-content()=0" style:apply-style-name="Unbenannt1" style:base-cell-address="Tabelle1.C9"/>
    </style:style>
    <style:style style:name="ce12" style:family="table-cell" style:parent-style-name="Default">
      <style:table-cell-properties fo:border="0.06pt solid #000000"/>
      <style:map style:condition="cell-content()=0" style:apply-style-name="Unbenannt1" style:base-cell-address="Tabelle1.C10"/>
    </style:style>
    <style:style style:name="ce13" style:family="table-cell" style:parent-style-name="Default">
      <style:table-cell-properties fo:border="0.06pt solid #000000"/>
      <style:map style:condition="cell-content()=0" style:apply-style-name="Unbenannt1" style:base-cell-address="Tabelle1.C11"/>
    </style:style>
    <style:style style:name="ce14" style:family="table-cell" style:parent-style-name="Default">
      <style:table-cell-properties fo:border="0.06pt solid #000000"/>
      <style:map style:condition="cell-content()=0" style:apply-style-name="Unbenannt1" style:base-cell-address="Tabelle1.C12"/>
    </style:style>
    <style:style style:name="ce15" style:family="table-cell" style:parent-style-name="Default">
      <style:table-cell-properties fo:border="0.06pt solid #000000"/>
      <style:map style:condition="cell-content()=0" style:apply-style-name="Unbenannt1" style:base-cell-address="Tabelle1.C13"/>
    </style:style>
    <style:style style:name="ce16" style:family="table-cell" style:parent-style-name="Default">
      <style:table-cell-properties fo:border="0.06pt solid #000000"/>
      <style:map style:condition="cell-content()=0" style:apply-style-name="Unbenannt1" style:base-cell-address="Tabelle1.C14"/>
    </style:style>
    <style:style style:name="ce17" style:family="table-cell" style:parent-style-name="Default">
      <style:table-cell-properties fo:border="0.06pt solid #000000"/>
      <style:map style:condition="cell-content()=0" style:apply-style-name="Unbenannt1" style:base-cell-address="Tabelle1.C15"/>
    </style:style>
    <style:style style:name="ce18" style:family="table-cell" style:parent-style-name="Default">
      <style:table-cell-properties fo:border="0.06pt solid #000000"/>
      <style:map style:condition="cell-content()=0" style:apply-style-name="Unbenannt1" style:base-cell-address="Tabelle1.C16"/>
    </style:style>
    <style:style style:name="ce19" style:family="table-cell" style:parent-style-name="Default">
      <style:table-cell-properties fo:border="0.06pt solid #000000"/>
      <style:map style:condition="cell-content()=0" style:apply-style-name="Unbenannt1" style:base-cell-address="Tabelle1.C25"/>
    </style:style>
    <style:style style:name="ce20" style:family="table-cell" style:parent-style-name="Default">
      <style:table-cell-properties fo:border="0.06pt solid #000000"/>
      <style:map style:condition="cell-content()=0" style:apply-style-name="Unbenannt1" style:base-cell-address="Tabelle1.C26"/>
    </style:style>
    <style:style style:name="ce21" style:family="table-cell" style:parent-style-name="Default">
      <style:map style:condition="cell-content()=0" style:apply-style-name="Unbenannt1" style:base-cell-address="Tabelle1.C5"/>
    </style:style>
    <style:style style:name="ce22" style:family="table-cell" style:parent-style-name="Default">
      <style:table-cell-properties fo:border="0.06pt solid #000000"/>
      <style:map style:condition="cell-content()=0" style:apply-style-name="Unbenannt1" style:base-cell-address="Tabelle1.D5"/>
    </style:style>
    <style:style style:name="ce23" style:family="table-cell" style:parent-style-name="Default">
      <style:table-cell-properties fo:border="0.06pt solid #000000"/>
      <style:map style:condition="cell-content()=0" style:apply-style-name="Unbenannt1" style:base-cell-address="Tabelle1.D6"/>
    </style:style>
    <style:style style:name="ce24" style:family="table-cell" style:parent-style-name="Default">
      <style:table-cell-properties fo:border="0.06pt solid #000000"/>
      <style:map style:condition="cell-content()=0" style:apply-style-name="Unbenannt1" style:base-cell-address="Tabelle1.D7"/>
    </style:style>
    <style:style style:name="ce25" style:family="table-cell" style:parent-style-name="Default">
      <style:table-cell-properties fo:border="0.06pt solid #000000"/>
      <style:map style:condition="cell-content()=0" style:apply-style-name="Unbenannt1" style:base-cell-address="Tabelle1.D8"/>
    </style:style>
    <style:style style:name="ce26" style:family="table-cell" style:parent-style-name="Default">
      <style:table-cell-properties fo:border="0.06pt solid #000000"/>
      <style:map style:condition="cell-content()=0" style:apply-style-name="Unbenannt1" style:base-cell-address="Tabelle1.D9"/>
    </style:style>
    <style:style style:name="ce27" style:family="table-cell" style:parent-style-name="Default">
      <style:table-cell-properties fo:border="0.06pt solid #000000"/>
      <style:map style:condition="cell-content()=0" style:apply-style-name="Unbenannt1" style:base-cell-address="Tabelle1.D10"/>
    </style:style>
    <style:style style:name="ce28" style:family="table-cell" style:parent-style-name="Default">
      <style:table-cell-properties fo:border="0.06pt solid #000000"/>
      <style:map style:condition="cell-content()=0" style:apply-style-name="Unbenannt1" style:base-cell-address="Tabelle1.D11"/>
    </style:style>
    <style:style style:name="ce29" style:family="table-cell" style:parent-style-name="Default">
      <style:table-cell-properties fo:border="0.06pt solid #000000"/>
      <style:map style:condition="cell-content()=0" style:apply-style-name="Unbenannt1" style:base-cell-address="Tabelle1.D12"/>
    </style:style>
    <style:style style:name="ce30" style:family="table-cell" style:parent-style-name="Default">
      <style:table-cell-properties fo:border="0.06pt solid #000000"/>
      <style:map style:condition="cell-content()=0" style:apply-style-name="Unbenannt1" style:base-cell-address="Tabelle1.D13"/>
    </style:style>
    <style:style style:name="ce31" style:family="table-cell" style:parent-style-name="Default">
      <style:table-cell-properties fo:border="0.06pt solid #000000"/>
      <style:map style:condition="cell-content()=0" style:apply-style-name="Unbenannt1" style:base-cell-address="Tabelle1.D14"/>
    </style:style>
    <style:style style:name="ce32" style:family="table-cell" style:parent-style-name="Default">
      <style:table-cell-properties fo:border="0.06pt solid #000000"/>
      <style:map style:condition="cell-content()=0" style:apply-style-name="Unbenannt1" style:base-cell-address="Tabelle1.D15"/>
    </style:style>
    <style:style style:name="ce33" style:family="table-cell" style:parent-style-name="Default">
      <style:table-cell-properties fo:border="0.06pt solid #000000"/>
      <style:map style:condition="cell-content()=0" style:apply-style-name="Unbenannt1" style:base-cell-address="Tabelle1.D16"/>
    </style:style>
    <style:style style:name="ce34" style:family="table-cell" style:parent-style-name="Default">
      <style:table-cell-properties fo:border="0.06pt solid #000000"/>
      <style:map style:condition="cell-content()=0" style:apply-style-name="Unbenannt1" style:base-cell-address="Tabelle1.D25"/>
    </style:style>
    <style:style style:name="ce35" style:family="table-cell" style:parent-style-name="Default">
      <style:table-cell-properties fo:border="0.06pt solid #000000"/>
      <style:map style:condition="cell-content()=0" style:apply-style-name="Unbenannt1" style:base-cell-address="Tabelle1.D26"/>
    </style:style>
    <style:style style:name="ce36" style:family="table-cell" style:parent-style-name="Default">
      <style:table-cell-properties fo:border="0.06pt solid #000000"/>
      <style:map style:condition="cell-content()=0" style:apply-style-name="Unbenannt1" style:base-cell-address="Tabelle1.E5"/>
    </style:style>
    <style:style style:name="ce37" style:family="table-cell" style:parent-style-name="Default">
      <style:table-cell-properties fo:border="0.06pt solid #000000"/>
      <style:map style:condition="cell-content()=0" style:apply-style-name="Unbenannt1" style:base-cell-address="Tabelle1.E6"/>
    </style:style>
    <style:style style:name="ce38" style:family="table-cell" style:parent-style-name="Default">
      <style:table-cell-properties fo:border="0.06pt solid #000000"/>
      <style:map style:condition="cell-content()=0" style:apply-style-name="Unbenannt1" style:base-cell-address="Tabelle1.E7"/>
    </style:style>
    <style:style style:name="ce39" style:family="table-cell" style:parent-style-name="Default">
      <style:table-cell-properties fo:border="0.06pt solid #000000"/>
      <style:map style:condition="cell-content()=0" style:apply-style-name="Unbenannt1" style:base-cell-address="Tabelle1.E8"/>
    </style:style>
    <style:style style:name="ce40" style:family="table-cell" style:parent-style-name="Default">
      <style:table-cell-properties fo:border="0.06pt solid #000000"/>
      <style:map style:condition="cell-content()=0" style:apply-style-name="Unbenannt1" style:base-cell-address="Tabelle1.E9"/>
    </style:style>
    <style:style style:name="ce41" style:family="table-cell" style:parent-style-name="Default">
      <style:table-cell-properties fo:border="0.06pt solid #000000"/>
      <style:map style:condition="cell-content()=0" style:apply-style-name="Unbenannt1" style:base-cell-address="Tabelle1.E10"/>
    </style:style>
    <style:style style:name="ce42" style:family="table-cell" style:parent-style-name="Default">
      <style:table-cell-properties fo:border="0.06pt solid #000000"/>
      <style:map style:condition="cell-content()=0" style:apply-style-name="Unbenannt1" style:base-cell-address="Tabelle1.E11"/>
    </style:style>
    <style:style style:name="ce43" style:family="table-cell" style:parent-style-name="Default">
      <style:table-cell-properties fo:border="0.06pt solid #000000"/>
      <style:map style:condition="cell-content()=0" style:apply-style-name="Unbenannt1" style:base-cell-address="Tabelle1.E12"/>
    </style:style>
    <style:style style:name="ce44" style:family="table-cell" style:parent-style-name="Default">
      <style:table-cell-properties fo:border="0.06pt solid #000000"/>
      <style:map style:condition="cell-content()=0" style:apply-style-name="Unbenannt1" style:base-cell-address="Tabelle1.E13"/>
    </style:style>
    <style:style style:name="ce45" style:family="table-cell" style:parent-style-name="Default">
      <style:table-cell-properties fo:border="0.06pt solid #000000"/>
      <style:map style:condition="cell-content()=0" style:apply-style-name="Unbenannt1" style:base-cell-address="Tabelle1.E14"/>
    </style:style>
    <style:style style:name="ce46" style:family="table-cell" style:parent-style-name="Default">
      <style:table-cell-properties fo:border="0.06pt solid #000000"/>
      <style:map style:condition="cell-content()=0" style:apply-style-name="Unbenannt1" style:base-cell-address="Tabelle1.E15"/>
    </style:style>
    <style:style style:name="ce47" style:family="table-cell" style:parent-style-name="Default">
      <style:table-cell-properties fo:border="0.06pt solid #000000"/>
      <style:map style:condition="cell-content()=0" style:apply-style-name="Unbenannt1" style:base-cell-address="Tabelle1.E16"/>
    </style:style>
    <style:style style:name="ce48" style:family="table-cell" style:parent-style-name="Default">
      <style:table-cell-properties fo:border="0.06pt solid #000000"/>
      <style:map style:condition="cell-content()=0" style:apply-style-name="Unbenannt1" style:base-cell-address="Tabelle1.E25"/>
    </style:style>
    <style:style style:name="ce49" style:family="table-cell" style:parent-style-name="Default">
      <style:table-cell-properties fo:border="0.06pt solid #000000"/>
      <style:map style:condition="cell-content()=0" style:apply-style-name="Unbenannt1" style:base-cell-address="Tabelle1.E26"/>
    </style:style>
    <style:style style:name="ce50" style:family="table-cell" style:parent-style-name="Default">
      <style:table-cell-properties fo:border="0.06pt solid #000000"/>
      <style:map style:condition="cell-content()=0" style:apply-style-name="Unbenannt1" style:base-cell-address="Tabelle1.F5"/>
    </style:style>
    <style:style style:name="ce51" style:family="table-cell" style:parent-style-name="Default">
      <style:table-cell-properties fo:border="0.06pt solid #000000"/>
      <style:map style:condition="cell-content()=0" style:apply-style-name="Unbenannt1" style:base-cell-address="Tabelle1.F6"/>
    </style:style>
    <style:style style:name="ce52" style:family="table-cell" style:parent-style-name="Default">
      <style:table-cell-properties fo:border="0.06pt solid #000000"/>
      <style:map style:condition="cell-content()=0" style:apply-style-name="Unbenannt1" style:base-cell-address="Tabelle1.F7"/>
    </style:style>
    <style:style style:name="ce53" style:family="table-cell" style:parent-style-name="Default">
      <style:table-cell-properties fo:border="0.06pt solid #000000"/>
      <style:map style:condition="cell-content()=0" style:apply-style-name="Unbenannt1" style:base-cell-address="Tabelle1.F8"/>
    </style:style>
    <style:style style:name="ce54" style:family="table-cell" style:parent-style-name="Default">
      <style:table-cell-properties fo:border="0.06pt solid #000000"/>
      <style:map style:condition="cell-content()=0" style:apply-style-name="Unbenannt1" style:base-cell-address="Tabelle1.F9"/>
    </style:style>
    <style:style style:name="ce55" style:family="table-cell" style:parent-style-name="Default">
      <style:table-cell-properties fo:border="0.06pt solid #000000"/>
      <style:map style:condition="cell-content()=0" style:apply-style-name="Unbenannt1" style:base-cell-address="Tabelle1.F10"/>
    </style:style>
    <style:style style:name="ce56" style:family="table-cell" style:parent-style-name="Default">
      <style:table-cell-properties fo:border="0.06pt solid #000000"/>
      <style:map style:condition="cell-content()=0" style:apply-style-name="Unbenannt1" style:base-cell-address="Tabelle1.F11"/>
    </style:style>
    <style:style style:name="ce57" style:family="table-cell" style:parent-style-name="Default">
      <style:table-cell-properties fo:border="0.06pt solid #000000"/>
      <style:map style:condition="cell-content()=0" style:apply-style-name="Unbenannt1" style:base-cell-address="Tabelle1.F12"/>
    </style:style>
    <style:style style:name="ce58" style:family="table-cell" style:parent-style-name="Default">
      <style:table-cell-properties fo:border="0.06pt solid #000000"/>
      <style:map style:condition="cell-content()=0" style:apply-style-name="Unbenannt1" style:base-cell-address="Tabelle1.F13"/>
    </style:style>
    <style:style style:name="ce59" style:family="table-cell" style:parent-style-name="Default">
      <style:table-cell-properties fo:border="0.06pt solid #000000"/>
      <style:map style:condition="cell-content()=0" style:apply-style-name="Unbenannt1" style:base-cell-address="Tabelle1.F14"/>
    </style:style>
    <style:style style:name="ce60" style:family="table-cell" style:parent-style-name="Default">
      <style:table-cell-properties fo:border="0.06pt solid #000000"/>
      <style:map style:condition="cell-content()=0" style:apply-style-name="Unbenannt1" style:base-cell-address="Tabelle1.F15"/>
    </style:style>
    <style:style style:name="ce61" style:family="table-cell" style:parent-style-name="Default">
      <style:table-cell-properties fo:border="0.06pt solid #000000"/>
      <style:map style:condition="cell-content()=0" style:apply-style-name="Unbenannt1" style:base-cell-address="Tabelle1.F16"/>
    </style:style>
    <style:style style:name="ce62" style:family="table-cell" style:parent-style-name="Default">
      <style:table-cell-properties fo:border="0.06pt solid #000000"/>
      <style:map style:condition="cell-content()=0" style:apply-style-name="Unbenannt1" style:base-cell-address="Tabelle1.F25"/>
    </style:style>
    <style:style style:name="ce63" style:family="table-cell" style:parent-style-name="Default">
      <style:table-cell-properties fo:border="0.06pt solid #000000"/>
      <style:map style:condition="cell-content()=0" style:apply-style-name="Unbenannt1" style:base-cell-address="Tabelle1.F26"/>
    </style:style>
    <style:style style:name="ce64" style:family="table-cell" style:parent-style-name="Default">
      <style:table-cell-properties fo:border="0.06pt solid #000000"/>
      <style:map style:condition="cell-content()=0" style:apply-style-name="Unbenannt1" style:base-cell-address="Tabelle1.G5"/>
    </style:style>
    <style:style style:name="ce65" style:family="table-cell" style:parent-style-name="Default">
      <style:table-cell-properties fo:border="0.06pt solid #000000"/>
      <style:map style:condition="cell-content()=0" style:apply-style-name="Unbenannt1" style:base-cell-address="Tabelle1.G6"/>
    </style:style>
    <style:style style:name="ce66" style:family="table-cell" style:parent-style-name="Default">
      <style:table-cell-properties fo:border="0.06pt solid #000000"/>
      <style:map style:condition="cell-content()=0" style:apply-style-name="Unbenannt1" style:base-cell-address="Tabelle1.G7"/>
    </style:style>
    <style:style style:name="ce67" style:family="table-cell" style:parent-style-name="Default">
      <style:table-cell-properties fo:border="0.06pt solid #000000"/>
      <style:map style:condition="cell-content()=0" style:apply-style-name="Unbenannt1" style:base-cell-address="Tabelle1.G8"/>
    </style:style>
    <style:style style:name="ce68" style:family="table-cell" style:parent-style-name="Default">
      <style:table-cell-properties fo:border="0.06pt solid #000000"/>
      <style:map style:condition="cell-content()=0" style:apply-style-name="Unbenannt1" style:base-cell-address="Tabelle1.G9"/>
    </style:style>
    <style:style style:name="ce69" style:family="table-cell" style:parent-style-name="Default">
      <style:table-cell-properties fo:border="0.06pt solid #000000"/>
      <style:map style:condition="cell-content()=0" style:apply-style-name="Unbenannt1" style:base-cell-address="Tabelle1.G10"/>
    </style:style>
    <style:style style:name="ce70" style:family="table-cell" style:parent-style-name="Default">
      <style:table-cell-properties fo:border="0.06pt solid #000000"/>
      <style:map style:condition="cell-content()=0" style:apply-style-name="Unbenannt1" style:base-cell-address="Tabelle1.G11"/>
    </style:style>
    <style:style style:name="ce71" style:family="table-cell" style:parent-style-name="Default">
      <style:table-cell-properties fo:border="0.06pt solid #000000"/>
      <style:map style:condition="cell-content()=0" style:apply-style-name="Unbenannt1" style:base-cell-address="Tabelle1.G12"/>
    </style:style>
    <style:style style:name="ce72" style:family="table-cell" style:parent-style-name="Default">
      <style:table-cell-properties fo:border="0.06pt solid #000000"/>
      <style:map style:condition="cell-content()=0" style:apply-style-name="Unbenannt1" style:base-cell-address="Tabelle1.G13"/>
    </style:style>
    <style:style style:name="ce73" style:family="table-cell" style:parent-style-name="Default">
      <style:table-cell-properties fo:border="0.06pt solid #000000"/>
      <style:map style:condition="cell-content()=0" style:apply-style-name="Unbenannt1" style:base-cell-address="Tabelle1.G14"/>
    </style:style>
    <style:style style:name="ce74" style:family="table-cell" style:parent-style-name="Default">
      <style:table-cell-properties fo:border="0.06pt solid #000000"/>
      <style:map style:condition="cell-content()=0" style:apply-style-name="Unbenannt1" style:base-cell-address="Tabelle1.G15"/>
    </style:style>
    <style:style style:name="ce75" style:family="table-cell" style:parent-style-name="Default">
      <style:table-cell-properties fo:border="0.06pt solid #000000"/>
      <style:map style:condition="cell-content()=0" style:apply-style-name="Unbenannt1" style:base-cell-address="Tabelle1.H5"/>
    </style:style>
    <style:style style:name="ce76" style:family="table-cell" style:parent-style-name="Default">
      <style:table-cell-properties fo:border="0.06pt solid #000000"/>
      <style:map style:condition="cell-content()=0" style:apply-style-name="Unbenannt1" style:base-cell-address="Tabelle1.H6"/>
    </style:style>
    <style:style style:name="ce77" style:family="table-cell" style:parent-style-name="Default">
      <style:table-cell-properties fo:border="0.06pt solid #000000"/>
      <style:map style:condition="cell-content()=0" style:apply-style-name="Unbenannt1" style:base-cell-address="Tabelle1.H7"/>
    </style:style>
    <style:style style:name="ce78" style:family="table-cell" style:parent-style-name="Default">
      <style:table-cell-properties fo:border="0.06pt solid #000000"/>
      <style:map style:condition="cell-content()=0" style:apply-style-name="Unbenannt1" style:base-cell-address="Tabelle1.H8"/>
    </style:style>
    <style:style style:name="ce79" style:family="table-cell" style:parent-style-name="Default">
      <style:table-cell-properties fo:border="0.06pt solid #000000"/>
      <style:map style:condition="cell-content()=0" style:apply-style-name="Unbenannt1" style:base-cell-address="Tabelle1.H9"/>
    </style:style>
    <style:style style:name="ce80" style:family="table-cell" style:parent-style-name="Default">
      <style:table-cell-properties fo:border="0.06pt solid #000000"/>
      <style:map style:condition="cell-content()=0" style:apply-style-name="Unbenannt1" style:base-cell-address="Tabelle1.H10"/>
    </style:style>
    <style:style style:name="ce81" style:family="table-cell" style:parent-style-name="Default">
      <style:table-cell-properties fo:border="0.06pt solid #000000"/>
      <style:map style:condition="cell-content()=0" style:apply-style-name="Unbenannt1" style:base-cell-address="Tabelle1.H11"/>
    </style:style>
    <style:style style:name="ce82" style:family="table-cell" style:parent-style-name="Default">
      <style:table-cell-properties fo:border="0.06pt solid #000000"/>
      <style:map style:condition="cell-content()=0" style:apply-style-name="Unbenannt1" style:base-cell-address="Tabelle1.H12"/>
    </style:style>
    <style:style style:name="ce83" style:family="table-cell" style:parent-style-name="Default">
      <style:table-cell-properties fo:border="0.06pt solid #000000"/>
      <style:map style:condition="cell-content()=0" style:apply-style-name="Unbenannt1" style:base-cell-address="Tabelle1.H13"/>
    </style:style>
    <style:style style:name="ce84" style:family="table-cell" style:parent-style-name="Default">
      <style:table-cell-properties fo:border="0.06pt solid #000000"/>
      <style:map style:condition="cell-content()=0" style:apply-style-name="Unbenannt1" style:base-cell-address="Tabelle1.H14"/>
    </style:style>
    <style:style style:name="ce85" style:family="table-cell" style:parent-style-name="Default">
      <style:table-cell-properties fo:border="0.06pt solid #000000"/>
      <style:map style:condition="cell-content()=0" style:apply-style-name="Unbenannt1" style:base-cell-address="Tabelle1.H15"/>
    </style:style>
    <style:style style:name="ce86" style:family="table-cell" style:parent-style-name="Default">
      <style:table-cell-properties fo:border="0.06pt solid #000000"/>
      <style:map style:condition="cell-content()=0" style:apply-style-name="Unbenannt1" style:base-cell-address="Tabelle1.I5"/>
    </style:style>
    <style:style style:name="ce87" style:family="table-cell" style:parent-style-name="Default">
      <style:table-cell-properties fo:border="0.06pt solid #000000"/>
      <style:map style:condition="cell-content()=0" style:apply-style-name="Unbenannt1" style:base-cell-address="Tabelle1.I6"/>
    </style:style>
    <style:style style:name="ce88" style:family="table-cell" style:parent-style-name="Default">
      <style:table-cell-properties fo:border="0.06pt solid #000000"/>
      <style:map style:condition="cell-content()=0" style:apply-style-name="Unbenannt1" style:base-cell-address="Tabelle1.I7"/>
    </style:style>
    <style:style style:name="ce89" style:family="table-cell" style:parent-style-name="Default">
      <style:table-cell-properties fo:border="0.06pt solid #000000"/>
      <style:map style:condition="cell-content()=0" style:apply-style-name="Unbenannt1" style:base-cell-address="Tabelle1.I8"/>
    </style:style>
    <style:style style:name="ce90" style:family="table-cell" style:parent-style-name="Default">
      <style:table-cell-properties fo:border="0.06pt solid #000000"/>
      <style:map style:condition="cell-content()=0" style:apply-style-name="Unbenannt1" style:base-cell-address="Tabelle1.I9"/>
    </style:style>
    <style:style style:name="ce91" style:family="table-cell" style:parent-style-name="Default">
      <style:table-cell-properties fo:border="0.06pt solid #000000"/>
      <style:map style:condition="cell-content()=0" style:apply-style-name="Unbenannt1" style:base-cell-address="Tabelle1.I10"/>
    </style:style>
    <style:style style:name="ce92" style:family="table-cell" style:parent-style-name="Default">
      <style:table-cell-properties fo:border="0.06pt solid #000000"/>
      <style:map style:condition="cell-content()=0" style:apply-style-name="Unbenannt1" style:base-cell-address="Tabelle1.I11"/>
    </style:style>
    <style:style style:name="ce93" style:family="table-cell" style:parent-style-name="Default">
      <style:table-cell-properties fo:border="0.06pt solid #000000"/>
      <style:map style:condition="cell-content()=0" style:apply-style-name="Unbenannt1" style:base-cell-address="Tabelle1.I12"/>
    </style:style>
    <style:style style:name="ce94" style:family="table-cell" style:parent-style-name="Default">
      <style:table-cell-properties fo:border="0.06pt solid #000000"/>
      <style:map style:condition="cell-content()=0" style:apply-style-name="Unbenannt1" style:base-cell-address="Tabelle1.I13"/>
    </style:style>
    <style:style style:name="ce95" style:family="table-cell" style:parent-style-name="Default">
      <style:table-cell-properties fo:border="0.06pt solid #000000"/>
      <style:map style:condition="cell-content()=0" style:apply-style-name="Unbenannt1" style:base-cell-address="Tabelle1.I14"/>
    </style:style>
    <style:style style:name="ce96" style:family="table-cell" style:parent-style-name="Default">
      <style:table-cell-properties fo:border="0.06pt solid #000000"/>
      <style:map style:condition="cell-content()=0" style:apply-style-name="Unbenannt1" style:base-cell-address="Tabelle1.I15"/>
    </style:style>
    <style:style style:name="ce97" style:family="table-cell" style:parent-style-name="Default">
      <style:table-cell-properties fo:border="0.06pt solid #000000"/>
      <style:map style:condition="cell-content()=0" style:apply-style-name="Unbenannt1" style:base-cell-address="Tabelle1.J5"/>
    </style:style>
    <style:style style:name="ce98" style:family="table-cell" style:parent-style-name="Default">
      <style:table-cell-properties fo:border="0.06pt solid #000000"/>
      <style:map style:condition="cell-content()=0" style:apply-style-name="Unbenannt1" style:base-cell-address="Tabelle1.J6"/>
    </style:style>
    <style:style style:name="ce99" style:family="table-cell" style:parent-style-name="Default">
      <style:table-cell-properties fo:border="0.06pt solid #000000"/>
      <style:map style:condition="cell-content()=0" style:apply-style-name="Unbenannt1" style:base-cell-address="Tabelle1.J7"/>
    </style:style>
    <style:style style:name="ce100" style:family="table-cell" style:parent-style-name="Default">
      <style:table-cell-properties fo:border="0.06pt solid #000000"/>
      <style:map style:condition="cell-content()=0" style:apply-style-name="Unbenannt1" style:base-cell-address="Tabelle1.J8"/>
    </style:style>
    <style:style style:name="ce101" style:family="table-cell" style:parent-style-name="Default">
      <style:table-cell-properties fo:border="0.06pt solid #000000"/>
      <style:map style:condition="cell-content()=0" style:apply-style-name="Unbenannt1" style:base-cell-address="Tabelle1.J9"/>
    </style:style>
    <style:style style:name="ce102" style:family="table-cell" style:parent-style-name="Default">
      <style:table-cell-properties fo:border="0.06pt solid #000000"/>
      <style:map style:condition="cell-content()=0" style:apply-style-name="Unbenannt1" style:base-cell-address="Tabelle1.J10"/>
    </style:style>
    <style:style style:name="ce103" style:family="table-cell" style:parent-style-name="Default">
      <style:table-cell-properties fo:border="0.06pt solid #000000"/>
      <style:map style:condition="cell-content()=0" style:apply-style-name="Unbenannt1" style:base-cell-address="Tabelle1.J11"/>
    </style:style>
    <style:style style:name="ce104" style:family="table-cell" style:parent-style-name="Default">
      <style:table-cell-properties fo:border="0.06pt solid #000000"/>
      <style:map style:condition="cell-content()=0" style:apply-style-name="Unbenannt1" style:base-cell-address="Tabelle1.J12"/>
    </style:style>
    <style:style style:name="ce105" style:family="table-cell" style:parent-style-name="Default">
      <style:table-cell-properties fo:border="0.06pt solid #000000"/>
      <style:map style:condition="cell-content()=0" style:apply-style-name="Unbenannt1" style:base-cell-address="Tabelle1.J13"/>
    </style:style>
    <style:style style:name="ce106" style:family="table-cell" style:parent-style-name="Default">
      <style:table-cell-properties fo:border="0.06pt solid #000000"/>
      <style:map style:condition="cell-content()=0" style:apply-style-name="Unbenannt1" style:base-cell-address="Tabelle1.J14"/>
    </style:style>
    <style:style style:name="ce107" style:family="table-cell" style:parent-style-name="Default">
      <style:table-cell-properties fo:border="0.06pt solid #000000"/>
      <style:map style:condition="cell-content()=0" style:apply-style-name="Unbenannt1" style:base-cell-address="Tabelle1.J15"/>
    </style:style>
    <style:style style:name="ce108" style:family="table-cell" style:parent-style-name="Default">
      <style:table-cell-properties fo:border="0.06pt solid #000000"/>
      <style:map style:condition="cell-content()=0" style:apply-style-name="Unbenannt1" style:base-cell-address="Tabelle1.K5"/>
    </style:style>
    <style:style style:name="ce109" style:family="table-cell" style:parent-style-name="Default">
      <style:table-cell-properties fo:border="0.06pt solid #000000"/>
      <style:map style:condition="cell-content()=0" style:apply-style-name="Unbenannt1" style:base-cell-address="Tabelle1.K6"/>
    </style:style>
    <style:style style:name="ce110" style:family="table-cell" style:parent-style-name="Default">
      <style:table-cell-properties fo:border="0.06pt solid #000000"/>
      <style:map style:condition="cell-content()=0" style:apply-style-name="Unbenannt1" style:base-cell-address="Tabelle1.K7"/>
    </style:style>
    <style:style style:name="ce111" style:family="table-cell" style:parent-style-name="Default">
      <style:table-cell-properties fo:border="0.06pt solid #000000"/>
      <style:map style:condition="cell-content()=0" style:apply-style-name="Unbenannt1" style:base-cell-address="Tabelle1.K8"/>
    </style:style>
    <style:style style:name="ce112" style:family="table-cell" style:parent-style-name="Default">
      <style:table-cell-properties fo:border="0.06pt solid #000000"/>
      <style:map style:condition="cell-content()=0" style:apply-style-name="Unbenannt1" style:base-cell-address="Tabelle1.K9"/>
    </style:style>
    <style:style style:name="ce113" style:family="table-cell" style:parent-style-name="Default">
      <style:table-cell-properties fo:border="0.06pt solid #000000"/>
      <style:map style:condition="cell-content()=0" style:apply-style-name="Unbenannt1" style:base-cell-address="Tabelle1.K10"/>
    </style:style>
    <style:style style:name="ce114" style:family="table-cell" style:parent-style-name="Default">
      <style:table-cell-properties fo:border="0.06pt solid #000000"/>
      <style:map style:condition="cell-content()=0" style:apply-style-name="Unbenannt1" style:base-cell-address="Tabelle1.K11"/>
    </style:style>
    <style:style style:name="ce115" style:family="table-cell" style:parent-style-name="Default">
      <style:table-cell-properties fo:border="0.06pt solid #000000"/>
      <style:map style:condition="cell-content()=0" style:apply-style-name="Unbenannt1" style:base-cell-address="Tabelle1.K12"/>
    </style:style>
    <style:style style:name="ce116" style:family="table-cell" style:parent-style-name="Default">
      <style:table-cell-properties fo:border="0.06pt solid #000000"/>
      <style:map style:condition="cell-content()=0" style:apply-style-name="Unbenannt1" style:base-cell-address="Tabelle1.K13"/>
    </style:style>
    <style:style style:name="ce117" style:family="table-cell" style:parent-style-name="Default">
      <style:table-cell-properties fo:border="0.06pt solid #000000"/>
      <style:map style:condition="cell-content()=0" style:apply-style-name="Unbenannt1" style:base-cell-address="Tabelle1.K14"/>
    </style:style>
    <style:style style:name="ce118" style:family="table-cell" style:parent-style-name="Default">
      <style:table-cell-properties fo:border="0.06pt solid #000000"/>
      <style:map style:condition="cell-content()=0" style:apply-style-name="Unbenannt1" style:base-cell-address="Tabelle1.K15"/>
    </style:style>
    <style:style style:name="ce119" style:family="table-cell" style:parent-style-name="Default">
      <style:table-cell-properties fo:border="0.06pt solid #000000"/>
      <style:map style:condition="cell-content()=0" style:apply-style-name="Unbenannt1" style:base-cell-address="Tabelle1.L5"/>
    </style:style>
    <style:style style:name="ce120" style:family="table-cell" style:parent-style-name="Default">
      <style:table-cell-properties fo:border="0.06pt solid #000000"/>
      <style:map style:condition="cell-content()=0" style:apply-style-name="Unbenannt1" style:base-cell-address="Tabelle1.L6"/>
    </style:style>
    <style:style style:name="ce121" style:family="table-cell" style:parent-style-name="Default">
      <style:table-cell-properties fo:border="0.06pt solid #000000"/>
      <style:map style:condition="cell-content()=0" style:apply-style-name="Unbenannt1" style:base-cell-address="Tabelle1.L7"/>
    </style:style>
    <style:style style:name="ce122" style:family="table-cell" style:parent-style-name="Default">
      <style:table-cell-properties fo:border="0.06pt solid #000000"/>
      <style:map style:condition="cell-content()=0" style:apply-style-name="Unbenannt1" style:base-cell-address="Tabelle1.L8"/>
    </style:style>
    <style:style style:name="ce123" style:family="table-cell" style:parent-style-name="Default">
      <style:table-cell-properties fo:border="0.06pt solid #000000"/>
      <style:map style:condition="cell-content()=0" style:apply-style-name="Unbenannt1" style:base-cell-address="Tabelle1.L9"/>
    </style:style>
    <style:style style:name="ce124" style:family="table-cell" style:parent-style-name="Default">
      <style:table-cell-properties fo:border="0.06pt solid #000000"/>
      <style:map style:condition="cell-content()=0" style:apply-style-name="Unbenannt1" style:base-cell-address="Tabelle1.L10"/>
    </style:style>
    <style:style style:name="ce125" style:family="table-cell" style:parent-style-name="Default">
      <style:table-cell-properties fo:border="0.06pt solid #000000"/>
      <style:map style:condition="cell-content()=0" style:apply-style-name="Unbenannt1" style:base-cell-address="Tabelle1.L11"/>
    </style:style>
    <style:style style:name="ce126" style:family="table-cell" style:parent-style-name="Default">
      <style:table-cell-properties fo:border="0.06pt solid #000000"/>
      <style:map style:condition="cell-content()=0" style:apply-style-name="Unbenannt1" style:base-cell-address="Tabelle1.L12"/>
    </style:style>
    <style:style style:name="ce127" style:family="table-cell" style:parent-style-name="Default">
      <style:table-cell-properties fo:border="0.06pt solid #000000"/>
      <style:map style:condition="cell-content()=0" style:apply-style-name="Unbenannt1" style:base-cell-address="Tabelle1.L13"/>
    </style:style>
    <style:style style:name="ce128" style:family="table-cell" style:parent-style-name="Default">
      <style:table-cell-properties fo:border="0.06pt solid #000000"/>
      <style:map style:condition="cell-content()=0" style:apply-style-name="Unbenannt1" style:base-cell-address="Tabelle1.L14"/>
    </style:style>
    <style:style style:name="ce129" style:family="table-cell" style:parent-style-name="Default">
      <style:table-cell-properties fo:border="0.06pt solid #000000"/>
      <style:map style:condition="cell-content()=0" style:apply-style-name="Unbenannt1" style:base-cell-address="Tabelle1.L15"/>
    </style:style>
    <style:style style:name="ce130" style:family="table-cell" style:parent-style-name="Default">
      <style:table-cell-properties fo:border="0.06pt solid #000000"/>
      <style:map style:condition="cell-content()=0" style:apply-style-name="Unbenannt1" style:base-cell-address="Tabelle1.M5"/>
    </style:style>
    <style:style style:name="ce131" style:family="table-cell" style:parent-style-name="Default">
      <style:table-cell-properties fo:border="0.06pt solid #000000"/>
      <style:map style:condition="cell-content()=0" style:apply-style-name="Unbenannt1" style:base-cell-address="Tabelle1.M14"/>
    </style:style>
    <style:style style:name="ce132" style:family="table-cell" style:parent-style-name="Default">
      <style:table-cell-properties fo:border="0.06pt solid #000000"/>
      <style:map style:condition="cell-content()=0" style:apply-style-name="Unbenannt1" style:base-cell-address="Tabelle1.M15"/>
    </style:style>
    <style:style style:name="ce133" style:family="table-cell" style:parent-style-name="Default">
      <style:table-cell-properties fo:border="0.06pt solid #000000"/>
      <style:map style:condition="cell-content()=0" style:apply-style-name="Unbenannt1" style:base-cell-address="Tabelle1.M16"/>
    </style:style>
    <style:style style:name="ce134" style:family="table-cell" style:parent-style-name="Default">
      <style:table-cell-properties fo:border="0.06pt solid #000000"/>
      <style:map style:condition="cell-content()=0" style:apply-style-name="Unbenannt1" style:base-cell-address="Tabelle1.M17"/>
    </style:style>
    <style:style style:name="ce135" style:family="table-cell" style:parent-style-name="Default">
      <style:table-cell-properties fo:border="0.06pt solid #000000"/>
      <style:map style:condition="cell-content()=0" style:apply-style-name="Unbenannt1" style:base-cell-address="Tabelle1.M18"/>
    </style:style>
    <style:style style:name="ce136" style:family="table-cell" style:parent-style-name="Default">
      <style:table-cell-properties fo:border="0.06pt solid #000000"/>
      <style:map style:condition="cell-content()=0" style:apply-style-name="Unbenannt1" style:base-cell-address="Tabelle1.M19"/>
    </style:style>
    <style:style style:name="ce137" style:family="table-cell" style:parent-style-name="Default">
      <style:table-cell-properties fo:border="0.06pt solid #000000"/>
      <style:map style:condition="cell-content()=0" style:apply-style-name="Unbenannt1" style:base-cell-address="Tabelle1.M20"/>
    </style:style>
    <style:style style:name="ce138" style:family="table-cell" style:parent-style-name="Default">
      <style:table-cell-properties fo:border="0.06pt solid #000000"/>
      <style:map style:condition="cell-content()=0" style:apply-style-name="Unbenannt1" style:base-cell-address="Tabelle1.M21"/>
    </style:style>
    <style:style style:name="ce139" style:family="table-cell" style:parent-style-name="Default">
      <style:table-cell-properties fo:border="0.06pt solid #000000"/>
      <style:map style:condition="cell-content()=0" style:apply-style-name="Unbenannt1" style:base-cell-address="Tabelle1.M22"/>
    </style:style>
    <style:style style:name="ce140" style:family="table-cell" style:parent-style-name="Default">
      <style:table-cell-properties fo:border="0.06pt solid #000000"/>
      <style:map style:condition="cell-content()=0" style:apply-style-name="Unbenannt1" style:base-cell-address="Tabelle1.M23"/>
    </style:style>
    <style:style style:name="ce141" style:family="table-cell" style:parent-style-name="Default">
      <style:table-cell-properties fo:border="0.06pt solid #000000"/>
      <style:map style:condition="cell-content()=0" style:apply-style-name="Unbenannt1" style:base-cell-address="Tabelle1.M24"/>
    </style:style>
    <style:style style:name="ce142" style:family="table-cell" style:parent-style-name="Default">
      <style:table-cell-properties fo:border="0.06pt solid #000000"/>
      <style:map style:condition="cell-content()=0" style:apply-style-name="Unbenannt1" style:base-cell-address="Tabelle1.M25"/>
    </style:style>
    <style:style style:name="ce143" style:family="table-cell" style:parent-style-name="Default">
      <style:table-cell-properties fo:border="0.06pt solid #000000"/>
      <style:map style:condition="cell-content()=0" style:apply-style-name="Unbenannt1" style:base-cell-address="Tabelle1.M26"/>
    </style:style>
    <style:style style:name="ce144" style:family="table-cell" style:parent-style-name="Default">
      <style:map style:condition="cell-content()=0" style:apply-style-name="Unbenannt1" style:base-cell-address="Tabelle1.M27"/>
    </style:style>
    <style:style style:name="ce145" style:family="table-cell" style:parent-style-name="Default">
      <style:map style:condition="cell-content()=0" style:apply-style-name="Unbenannt1" style:base-cell-address="Tabelle1.M28"/>
    </style:style>
    <style:style style:name="ce146" style:family="table-cell" style:parent-style-name="Default">
      <style:map style:condition="cell-content()=0" style:apply-style-name="Unbenannt1" style:base-cell-address="Tabelle1.M29"/>
    </style:style>
    <style:style style:name="ce147" style:family="table-cell" style:parent-style-name="Default">
      <style:map style:condition="cell-content()=0" style:apply-style-name="Unbenannt1" style:base-cell-address="Tabelle1.M30"/>
    </style:style>
    <style:style style:name="ce148" style:family="table-cell" style:parent-style-name="Default">
      <style:map style:condition="cell-content()=0" style:apply-style-name="Unbenannt1" style:base-cell-address="Tabelle1.M31"/>
    </style:style>
    <style:style style:name="ce149" style:family="table-cell" style:parent-style-name="Default">
      <style:map style:condition="cell-content()=0" style:apply-style-name="Unbenannt1" style:base-cell-address="Tabelle1.M32"/>
    </style:style>
    <style:style style:name="ce150" style:family="table-cell" style:parent-style-name="Default">
      <style:map style:condition="cell-content()=0" style:apply-style-name="Unbenannt1" style:base-cell-address="Tabelle1.M33"/>
    </style:style>
    <style:style style:name="ce151" style:family="table-cell" style:parent-style-name="Default">
      <style:map style:condition="cell-content()=0" style:apply-style-name="Unbenannt1" style:base-cell-address="Tabelle1.M34"/>
    </style:style>
    <style:style style:name="ce152" style:family="table-cell" style:parent-style-name="Default">
      <style:map style:condition="cell-content()=0" style:apply-style-name="Unbenannt1" style:base-cell-address="Tabelle1.M35"/>
    </style:style>
    <style:style style:name="ce153" style:family="table-cell" style:parent-style-name="Default">
      <style:map style:condition="cell-content()=0" style:apply-style-name="Unbenannt1" style:base-cell-address="Tabelle1.M36"/>
    </style:style>
    <style:style style:name="ce154" style:family="table-cell" style:parent-style-name="Default">
      <style:map style:condition="cell-content()=0" style:apply-style-name="Unbenannt1" style:base-cell-address="Tabelle1.M37"/>
    </style:style>
    <style:style style:name="ce155" style:family="table-cell" style:parent-style-name="Default">
      <style:map style:condition="cell-content()=0" style:apply-style-name="Unbenannt1" style:base-cell-address="Tabelle1.M38"/>
    </style:style>
    <style:style style:name="ce156" style:family="table-cell" style:parent-style-name="Default">
      <style:map style:condition="cell-content()=0" style:apply-style-name="Unbenannt1" style:base-cell-address="Tabelle1.M39"/>
    </style:style>
    <style:style style:name="ce157" style:family="table-cell" style:parent-style-name="Default">
      <style:map style:condition="cell-content()=0" style:apply-style-name="Unbenannt1" style:base-cell-address="Tabelle1.M40"/>
    </style:style>
    <style:style style:name="ce158" style:family="table-cell" style:parent-style-name="Default">
      <style:map style:condition="cell-content()=0" style:apply-style-name="Unbenannt1" style:base-cell-address="Tabelle1.M41"/>
    </style:style>
    <style:style style:name="ce159" style:family="table-cell" style:parent-style-name="Default">
      <style:map style:condition="cell-content()=0" style:apply-style-name="Unbenannt1" style:base-cell-address="Tabelle1.M42"/>
    </style:style>
    <style:style style:name="ce160" style:family="table-cell" style:parent-style-name="Default">
      <style:map style:condition="cell-content()=0" style:apply-style-name="Unbenannt1" style:base-cell-address="Tabelle1.M43"/>
    </style:style>
    <style:style style:name="ce161" style:family="table-cell" style:parent-style-name="Default">
      <style:map style:condition="cell-content()=0" style:apply-style-name="Unbenannt1" style:base-cell-address="Tabelle1.M44"/>
    </style:style>
    <style:style style:name="ce162" style:family="table-cell" style:parent-style-name="Default">
      <style:map style:condition="cell-content()=0" style:apply-style-name="Unbenannt1" style:base-cell-address="Tabelle1.M45"/>
    </style:style>
    <style:style style:name="ce163" style:family="table-cell" style:parent-style-name="Default">
      <style:map style:condition="cell-content()=0" style:apply-style-name="Unbenannt1" style:base-cell-address="Tabelle1.M46"/>
    </style:style>
    <style:style style:name="ce164" style:family="table-cell" style:parent-style-name="Default">
      <style:map style:condition="cell-content()=0" style:apply-style-name="Unbenannt1" style:base-cell-address="Tabelle1.M47"/>
    </style:style>
    <style:style style:name="ce165" style:family="table-cell" style:parent-style-name="Default">
      <style:map style:condition="cell-content()=0" style:apply-style-name="Unbenannt1" style:base-cell-address="Tabelle1.M48"/>
    </style:style>
    <style:style style:name="ce166" style:family="table-cell" style:parent-style-name="Default">
      <style:map style:condition="cell-content()=0" style:apply-style-name="Unbenannt1" style:base-cell-address="Tabelle1.M49"/>
    </style:style>
    <style:style style:name="ce167" style:family="table-cell" style:parent-style-name="Default">
      <style:map style:condition="cell-content()=0" style:apply-style-name="Unbenannt1" style:base-cell-address="Tabelle1.M50"/>
    </style:style>
    <style:style style:name="ce168" style:family="table-cell" style:parent-style-name="Default">
      <style:map style:condition="cell-content()=0" style:apply-style-name="Unbenannt1" style:base-cell-address="Tabelle1.M51"/>
    </style:style>
    <style:style style:name="ce169" style:family="table-cell" style:parent-style-name="Default">
      <style:map style:condition="cell-content()=0" style:apply-style-name="Unbenannt1" style:base-cell-address="Tabelle1.M52"/>
    </style:style>
    <style:style style:name="ce170" style:family="table-cell" style:parent-style-name="Default">
      <style:map style:condition="cell-content()=0" style:apply-style-name="Unbenannt1" style:base-cell-address="Tabelle1.M53"/>
    </style:style>
    <style:style style:name="ce171" style:family="table-cell" style:parent-style-name="Default">
      <style:map style:condition="cell-content()=0" style:apply-style-name="Unbenannt1" style:base-cell-address="Tabelle1.M54"/>
    </style:style>
    <style:style style:name="ce172" style:family="table-cell" style:parent-style-name="Default">
      <style:map style:condition="cell-content()=0" style:apply-style-name="Unbenannt1" style:base-cell-address="Tabelle1.M63"/>
    </style:style>
    <style:style style:name="ce173" style:family="table-cell" style:parent-style-name="Default">
      <style:map style:condition="cell-content()=0" style:apply-style-name="Unbenannt1" style:base-cell-address="Tabelle1.M64"/>
    </style:style>
    <style:style style:name="ce174" style:family="table-cell" style:parent-style-name="Default">
      <style:map style:condition="cell-content()=0" style:apply-style-name="Unbenannt1" style:base-cell-address="Tabelle1.M65"/>
    </style:style>
    <style:style style:name="ce175" style:family="table-cell" style:parent-style-name="Default">
      <style:map style:condition="cell-content()=0" style:apply-style-name="Unbenannt1" style:base-cell-address="Tabelle1.M66"/>
    </style:style>
    <style:style style:name="ce176" style:family="table-cell" style:parent-style-name="Default">
      <style:map style:condition="cell-content()=0" style:apply-style-name="Unbenannt1" style:base-cell-address="Tabelle1.M67"/>
    </style:style>
    <style:style style:name="ce177" style:family="table-cell" style:parent-style-name="Default">
      <style:map style:condition="cell-content()=0" style:apply-style-name="Unbenannt1" style:base-cell-address="Tabelle1.M68"/>
    </style:style>
    <style:style style:name="ce178" style:family="table-cell" style:parent-style-name="Default">
      <style:map style:condition="cell-content()=0" style:apply-style-name="Unbenannt1" style:base-cell-address="Tabelle1.M69"/>
    </style:style>
    <style:style style:name="ce179" style:family="table-cell" style:parent-style-name="Default">
      <style:map style:condition="cell-content()=0" style:apply-style-name="Unbenannt1" style:base-cell-address="Tabelle1.M70"/>
    </style:style>
    <style:style style:name="ce180" style:family="table-cell" style:parent-style-name="Default">
      <style:map style:condition="cell-content()=0" style:apply-style-name="Unbenannt1" style:base-cell-address="Tabelle1.M71"/>
    </style:style>
    <style:style style:name="ce181" style:family="table-cell" style:parent-style-name="Default">
      <style:map style:condition="cell-content()=0" style:apply-style-name="Unbenannt1" style:base-cell-address="Tabelle1.M72"/>
    </style:style>
    <style:style style:name="ce182" style:family="table-cell" style:parent-style-name="Default">
      <style:map style:condition="cell-content()=0" style:apply-style-name="Unbenannt1" style:base-cell-address="Tabelle1.M73"/>
    </style:style>
    <style:style style:name="ce183" style:family="table-cell" style:parent-style-name="Default">
      <style:map style:condition="cell-content()=0" style:apply-style-name="Unbenannt1" style:base-cell-address="Tabelle1.M74"/>
    </style:style>
    <style:style style:name="ce184" style:family="table-cell" style:parent-style-name="Default">
      <style:map style:condition="cell-content()=0" style:apply-style-name="Unbenannt1" style:base-cell-address="Tabelle1.M75"/>
    </style:style>
    <style:style style:name="ce185" style:family="table-cell" style:parent-style-name="Default">
      <style:map style:condition="cell-content()=0" style:apply-style-name="Unbenannt1" style:base-cell-address="Tabelle1.M76"/>
    </style:style>
    <style:style style:name="ce186" style:family="table-cell" style:parent-style-name="Default">
      <style:map style:condition="cell-content()=0" style:apply-style-name="Unbenannt1" style:base-cell-address="Tabelle1.M77"/>
    </style:style>
    <style:style style:name="ce187" style:family="table-cell" style:parent-style-name="Default">
      <style:map style:condition="cell-content()=0" style:apply-style-name="Unbenannt1" style:base-cell-address="Tabelle1.M78"/>
    </style:style>
    <style:style style:name="ce188" style:family="table-cell" style:parent-style-name="Default">
      <style:map style:condition="cell-content()=0" style:apply-style-name="Unbenannt1" style:base-cell-address="Tabelle1.M79"/>
    </style:style>
    <style:style style:name="ce189" style:family="table-cell" style:parent-style-name="Default">
      <style:map style:condition="cell-content()=0" style:apply-style-name="Unbenannt1" style:base-cell-address="Tabelle1.M80"/>
    </style:style>
    <style:style style:name="ce190" style:family="table-cell" style:parent-style-name="Default">
      <style:map style:condition="cell-content()=0" style:apply-style-name="Unbenannt1" style:base-cell-address="Tabelle1.M81"/>
    </style:style>
    <style:style style:name="ce191" style:family="table-cell" style:parent-style-name="Default">
      <style:map style:condition="cell-content()=0" style:apply-style-name="Unbenannt1" style:base-cell-address="Tabelle1.M82"/>
    </style:style>
    <style:style style:name="ce192" style:family="table-cell" style:parent-style-name="Default">
      <style:map style:condition="cell-content()=0" style:apply-style-name="Unbenannt1" style:base-cell-address="Tabelle1.M83"/>
    </style:style>
    <style:style style:name="ce193" style:family="table-cell" style:parent-style-name="Default">
      <style:map style:condition="cell-content()=0" style:apply-style-name="Unbenannt1" style:base-cell-address="Tabelle1.M84"/>
    </style:style>
    <style:style style:name="ce194" style:family="table-cell" style:parent-style-name="Default">
      <style:map style:condition="cell-content()=0" style:apply-style-name="Unbenannt1" style:base-cell-address="Tabelle1.M85"/>
    </style:style>
    <style:style style:name="ce195" style:family="table-cell" style:parent-style-name="Default">
      <style:map style:condition="cell-content()=0" style:apply-style-name="Unbenannt1" style:base-cell-address="Tabelle1.M86"/>
    </style:style>
    <style:style style:name="ce196" style:family="table-cell" style:parent-style-name="Default">
      <style:map style:condition="cell-content()=0" style:apply-style-name="Unbenannt1" style:base-cell-address="Tabelle1.M87"/>
    </style:style>
    <style:style style:name="ce197" style:family="table-cell" style:parent-style-name="Default">
      <style:map style:condition="cell-content()=0" style:apply-style-name="Unbenannt1" style:base-cell-address="Tabelle1.M88"/>
    </style:style>
    <style:style style:name="ce198" style:family="table-cell" style:parent-style-name="Default">
      <style:map style:condition="cell-content()=0" style:apply-style-name="Unbenannt1" style:base-cell-address="Tabelle1.M89"/>
    </style:style>
    <style:style style:name="ce199" style:family="table-cell" style:parent-style-name="Default">
      <style:map style:condition="cell-content()=0" style:apply-style-name="Unbenannt1" style:base-cell-address="Tabelle1.M90"/>
    </style:style>
    <style:style style:name="ce200" style:family="table-cell" style:parent-style-name="Default">
      <style:map style:condition="cell-content()=0" style:apply-style-name="Unbenannt1" style:base-cell-address="Tabelle1.M91"/>
    </style:style>
    <style:style style:name="ce201" style:family="table-cell" style:parent-style-name="Default">
      <style:map style:condition="cell-content()=0" style:apply-style-name="Unbenannt1" style:base-cell-address="Tabelle1.M92"/>
    </style:style>
    <style:style style:name="ce202" style:family="table-cell" style:parent-style-name="Default">
      <style:map style:condition="cell-content()=0" style:apply-style-name="Unbenannt1" style:base-cell-address="Tabelle1.M93"/>
    </style:style>
    <style:style style:name="ce203" style:family="table-cell" style:parent-style-name="Default">
      <style:map style:condition="cell-content()=0" style:apply-style-name="Unbenannt1" style:base-cell-address="Tabelle1.M94"/>
    </style:style>
    <style:style style:name="ce204" style:family="table-cell" style:parent-style-name="Default">
      <style:map style:condition="cell-content()=0" style:apply-style-name="Unbenannt1" style:base-cell-address="Tabelle1.M95"/>
    </style:style>
    <style:style style:name="ce205" style:family="table-cell" style:parent-style-name="Default">
      <style:map style:condition="cell-content()=0" style:apply-style-name="Unbenannt1" style:base-cell-address="Tabelle1.M96"/>
    </style:style>
    <style:style style:name="ce206" style:family="table-cell" style:parent-style-name="Default">
      <style:map style:condition="cell-content()=0" style:apply-style-name="Unbenannt1" style:base-cell-address="Tabelle1.M97"/>
    </style:style>
    <style:style style:name="ce207" style:family="table-cell" style:parent-style-name="Default">
      <style:map style:condition="cell-content()=0" style:apply-style-name="Unbenannt1" style:base-cell-address="Tabelle1.M98"/>
    </style:style>
    <style:style style:name="ce208" style:family="table-cell" style:parent-style-name="Default">
      <style:map style:condition="cell-content()=0" style:apply-style-name="Unbenannt1" style:base-cell-address="Tabelle1.M99"/>
    </style:style>
    <style:style style:name="ce209" style:family="table-cell" style:parent-style-name="Default">
      <style:map style:condition="cell-content()=0" style:apply-style-name="Unbenannt1" style:base-cell-address="Tabelle1.M100"/>
    </style:style>
    <style:style style:name="ce210" style:family="table-cell" style:parent-style-name="Default">
      <style:map style:condition="cell-content()=0" style:apply-style-name="Unbenannt1" style:base-cell-address="Tabelle1.M101"/>
    </style:style>
    <style:style style:name="ce211" style:family="table-cell" style:parent-style-name="Default">
      <style:map style:condition="cell-content()=0" style:apply-style-name="Unbenannt1" style:base-cell-address="Tabelle1.M102"/>
    </style:style>
    <style:style style:name="ce212" style:family="table-cell" style:parent-style-name="Default">
      <style:map style:condition="cell-content()=0" style:apply-style-name="Unbenannt1" style:base-cell-address="Tabelle1.M111"/>
    </style:style>
    <style:style style:name="ce213" style:family="table-cell" style:parent-style-name="Default">
      <style:map style:condition="cell-content()=0" style:apply-style-name="Unbenannt1" style:base-cell-address="Tabelle1.M112"/>
    </style:style>
    <style:style style:name="ce214" style:family="table-cell" style:parent-style-name="Default">
      <style:map style:condition="cell-content()=0" style:apply-style-name="Unbenannt1" style:base-cell-address="Tabelle1.M113"/>
    </style:style>
    <style:style style:name="ce215" style:family="table-cell" style:parent-style-name="Default">
      <style:map style:condition="cell-content()=0" style:apply-style-name="Unbenannt1" style:base-cell-address="Tabelle1.M114"/>
    </style:style>
    <style:style style:name="ce216" style:family="table-cell" style:parent-style-name="Default">
      <style:map style:condition="cell-content()=0" style:apply-style-name="Unbenannt1" style:base-cell-address="Tabelle1.M115"/>
    </style:style>
    <style:style style:name="ce217" style:family="table-cell" style:parent-style-name="Default">
      <style:map style:condition="cell-content()=0" style:apply-style-name="Unbenannt1" style:base-cell-address="Tabelle1.M116"/>
    </style:style>
    <style:style style:name="ce218" style:family="table-cell" style:parent-style-name="Default">
      <style:map style:condition="cell-content()=0" style:apply-style-name="Unbenannt1" style:base-cell-address="Tabelle1.M117"/>
    </style:style>
    <style:style style:name="ce219" style:family="table-cell" style:parent-style-name="Default">
      <style:map style:condition="cell-content()=0" style:apply-style-name="Unbenannt1" style:base-cell-address="Tabelle1.M118"/>
    </style:style>
    <style:style style:name="ce220" style:family="table-cell" style:parent-style-name="Default">
      <style:map style:condition="cell-content()=0" style:apply-style-name="Unbenannt1" style:base-cell-address="Tabelle1.M119"/>
    </style:style>
    <style:style style:name="ce221" style:family="table-cell" style:parent-style-name="Default">
      <style:map style:condition="cell-content()=0" style:apply-style-name="Unbenannt1" style:base-cell-address="Tabelle1.M120"/>
    </style:style>
    <style:style style:name="ce222" style:family="table-cell" style:parent-style-name="Default">
      <style:map style:condition="cell-content()=0" style:apply-style-name="Unbenannt1" style:base-cell-address="Tabelle1.M121"/>
    </style:style>
    <style:style style:name="ce223" style:family="table-cell" style:parent-style-name="Default">
      <style:map style:condition="cell-content()=0" style:apply-style-name="Unbenannt1" style:base-cell-address="Tabelle1.M122"/>
    </style:style>
    <style:style style:name="ce224" style:family="table-cell" style:parent-style-name="Default">
      <style:map style:condition="cell-content()=0" style:apply-style-name="Unbenannt1" style:base-cell-address="Tabelle1.M123"/>
    </style:style>
    <style:style style:name="ce225" style:family="table-cell" style:parent-style-name="Default">
      <style:map style:condition="cell-content()=0" style:apply-style-name="Unbenannt1" style:base-cell-address="Tabelle1.M124"/>
    </style:style>
    <style:style style:name="ce226" style:family="table-cell" style:parent-style-name="Default">
      <style:map style:condition="cell-content()=0" style:apply-style-name="Unbenannt1" style:base-cell-address="Tabelle1.M125"/>
    </style:style>
    <style:style style:name="ce227" style:family="table-cell" style:parent-style-name="Default">
      <style:map style:condition="cell-content()=0" style:apply-style-name="Unbenannt1" style:base-cell-address="Tabelle1.M126"/>
    </style:style>
    <style:style style:name="ce228" style:family="table-cell" style:parent-style-name="Default">
      <style:map style:condition="cell-content()=0" style:apply-style-name="Unbenannt1" style:base-cell-address="Tabelle1.M127"/>
    </style:style>
    <style:style style:name="ce229" style:family="table-cell" style:parent-style-name="Default">
      <style:map style:condition="cell-content()=0" style:apply-style-name="Unbenannt1" style:base-cell-address="Tabelle1.M128"/>
    </style:style>
    <style:style style:name="ce230" style:family="table-cell" style:parent-style-name="Default">
      <style:map style:condition="cell-content()=0" style:apply-style-name="Unbenannt1" style:base-cell-address="Tabelle1.M129"/>
    </style:style>
    <style:style style:name="ce231" style:family="table-cell" style:parent-style-name="Default">
      <style:map style:condition="cell-content()=0" style:apply-style-name="Unbenannt1" style:base-cell-address="Tabelle1.M130"/>
    </style:style>
    <style:style style:name="ce232" style:family="table-cell" style:parent-style-name="Default">
      <style:map style:condition="cell-content()=0" style:apply-style-name="Unbenannt1" style:base-cell-address="Tabelle1.M131"/>
    </style:style>
    <style:style style:name="ce233" style:family="table-cell" style:parent-style-name="Default">
      <style:map style:condition="cell-content()=0" style:apply-style-name="Unbenannt1" style:base-cell-address="Tabelle1.M132"/>
    </style:style>
    <style:style style:name="ce234" style:family="table-cell" style:parent-style-name="Default">
      <style:map style:condition="cell-content()=0" style:apply-style-name="Unbenannt1" style:base-cell-address="Tabelle1.M133"/>
    </style:style>
    <style:style style:name="ce235" style:family="table-cell" style:parent-style-name="Default">
      <style:map style:condition="cell-content()=0" style:apply-style-name="Unbenannt1" style:base-cell-address="Tabelle1.M134"/>
    </style:style>
    <style:style style:name="ce236" style:family="table-cell" style:parent-style-name="Default">
      <style:map style:condition="cell-content()=0" style:apply-style-name="Unbenannt1" style:base-cell-address="Tabelle1.M135"/>
    </style:style>
    <style:style style:name="ce237" style:family="table-cell" style:parent-style-name="Default">
      <style:map style:condition="cell-content()=0" style:apply-style-name="Unbenannt1" style:base-cell-address="Tabelle1.M136"/>
    </style:style>
    <style:style style:name="ce238" style:family="table-cell" style:parent-style-name="Default">
      <style:map style:condition="cell-content()=0" style:apply-style-name="Unbenannt1" style:base-cell-address="Tabelle1.M137"/>
    </style:style>
    <style:style style:name="ce239" style:family="table-cell" style:parent-style-name="Default">
      <style:map style:condition="cell-content()=0" style:apply-style-name="Unbenannt1" style:base-cell-address="Tabelle1.M138"/>
    </style:style>
    <style:style style:name="ce240" style:family="table-cell" style:parent-style-name="Default">
      <style:map style:condition="cell-content()=0" style:apply-style-name="Unbenannt1" style:base-cell-address="Tabelle1.M139"/>
    </style:style>
    <style:style style:name="ce241" style:family="table-cell" style:parent-style-name="Default">
      <style:map style:condition="cell-content()=0" style:apply-style-name="Unbenannt1" style:base-cell-address="Tabelle1.M140"/>
    </style:style>
    <style:style style:name="ce242" style:family="table-cell" style:parent-style-name="Default">
      <style:map style:condition="cell-content()=0" style:apply-style-name="Unbenannt1" style:base-cell-address="Tabelle1.M141"/>
    </style:style>
    <style:style style:name="ce243" style:family="table-cell" style:parent-style-name="Default">
      <style:map style:condition="cell-content()=0" style:apply-style-name="Unbenannt1" style:base-cell-address="Tabelle1.M142"/>
    </style:style>
    <style:style style:name="ce244" style:family="table-cell" style:parent-style-name="Default">
      <style:map style:condition="cell-content()=0" style:apply-style-name="Unbenannt1" style:base-cell-address="Tabelle1.M143"/>
    </style:style>
    <style:style style:name="ce245" style:family="table-cell" style:parent-style-name="Default">
      <style:map style:condition="cell-content()=0" style:apply-style-name="Unbenannt1" style:base-cell-address="Tabelle1.M144"/>
    </style:style>
    <style:style style:name="ce246" style:family="table-cell" style:parent-style-name="Default">
      <style:map style:condition="cell-content()=0" style:apply-style-name="Unbenannt1" style:base-cell-address="Tabelle1.M145"/>
    </style:style>
    <style:style style:name="ce247" style:family="table-cell" style:parent-style-name="Default">
      <style:map style:condition="cell-content()=0" style:apply-style-name="Unbenannt1" style:base-cell-address="Tabelle1.M146"/>
    </style:style>
    <style:style style:name="ce248" style:family="table-cell" style:parent-style-name="Default">
      <style:map style:condition="cell-content()=0" style:apply-style-name="Unbenannt1" style:base-cell-address="Tabelle1.M147"/>
    </style:style>
    <style:style style:name="ce249" style:family="table-cell" style:parent-style-name="Default">
      <style:map style:condition="cell-content()=0" style:apply-style-name="Unbenannt1" style:base-cell-address="Tabelle1.M148"/>
    </style:style>
    <style:style style:name="ce250" style:family="table-cell" style:parent-style-name="Default">
      <style:map style:condition="cell-content()=0" style:apply-style-name="Unbenannt1" style:base-cell-address="Tabelle1.M149"/>
    </style:style>
    <style:style style:name="ce251" style:family="table-cell" style:parent-style-name="Default">
      <style:map style:condition="cell-content()=0" style:apply-style-name="Unbenannt1" style:base-cell-address="Tabelle1.M150"/>
    </style:style>
    <style:style style:name="ce252" style:family="table-cell" style:parent-style-name="Default">
      <style:map style:condition="cell-content()=0" style:apply-style-name="Unbenannt1" style:base-cell-address="Tabelle1.M159"/>
    </style:style>
    <style:style style:name="ce253" style:family="table-cell" style:parent-style-name="Default">
      <style:map style:condition="cell-content()=0" style:apply-style-name="Unbenannt1" style:base-cell-address="Tabelle1.M160"/>
    </style:style>
    <style:style style:name="ce254" style:family="table-cell" style:parent-style-name="Default">
      <style:map style:condition="cell-content()=0" style:apply-style-name="Unbenannt1" style:base-cell-address="Tabelle1.M161"/>
    </style:style>
    <style:style style:name="ce255" style:family="table-cell" style:parent-style-name="Default">
      <style:map style:condition="cell-content()=0" style:apply-style-name="Unbenannt1" style:base-cell-address="Tabelle1.M162"/>
    </style:style>
    <style:style style:name="ce256" style:family="table-cell" style:parent-style-name="Default">
      <style:map style:condition="cell-content()=0" style:apply-style-name="Unbenannt1" style:base-cell-address="Tabelle1.M163"/>
    </style:style>
    <style:style style:name="ce257" style:family="table-cell" style:parent-style-name="Default">
      <style:map style:condition="cell-content()=0" style:apply-style-name="Unbenannt1" style:base-cell-address="Tabelle1.M164"/>
    </style:style>
    <style:style style:name="ce258" style:family="table-cell" style:parent-style-name="Default">
      <style:map style:condition="cell-content()=0" style:apply-style-name="Unbenannt1" style:base-cell-address="Tabelle1.M165"/>
    </style:style>
    <style:style style:name="ce259" style:family="table-cell" style:parent-style-name="Default">
      <style:map style:condition="cell-content()=0" style:apply-style-name="Unbenannt1" style:base-cell-address="Tabelle1.M166"/>
    </style:style>
    <style:style style:name="ce260" style:family="table-cell" style:parent-style-name="Default">
      <style:map style:condition="cell-content()=0" style:apply-style-name="Unbenannt1" style:base-cell-address="Tabelle1.M167"/>
    </style:style>
    <style:style style:name="ce261" style:family="table-cell" style:parent-style-name="Default">
      <style:map style:condition="cell-content()=0" style:apply-style-name="Unbenannt1" style:base-cell-address="Tabelle1.M168"/>
    </style:style>
    <style:style style:name="ce262" style:family="table-cell" style:parent-style-name="Default">
      <style:map style:condition="cell-content()=0" style:apply-style-name="Unbenannt1" style:base-cell-address="Tabelle1.M169"/>
    </style:style>
    <style:style style:name="ce263" style:family="table-cell" style:parent-style-name="Default">
      <style:map style:condition="cell-content()=0" style:apply-style-name="Unbenannt1" style:base-cell-address="Tabelle1.M170"/>
    </style:style>
    <style:style style:name="ce264" style:family="table-cell" style:parent-style-name="Default">
      <style:map style:condition="cell-content()=0" style:apply-style-name="Unbenannt1" style:base-cell-address="Tabelle1.M171"/>
    </style:style>
    <style:style style:name="ce265" style:family="table-cell" style:parent-style-name="Default">
      <style:map style:condition="cell-content()=0" style:apply-style-name="Unbenannt1" style:base-cell-address="Tabelle1.M172"/>
    </style:style>
    <style:style style:name="ce266" style:family="table-cell" style:parent-style-name="Default">
      <style:map style:condition="cell-content()=0" style:apply-style-name="Unbenannt1" style:base-cell-address="Tabelle1.M173"/>
    </style:style>
    <style:style style:name="ce267" style:family="table-cell" style:parent-style-name="Default">
      <style:map style:condition="cell-content()=0" style:apply-style-name="Unbenannt1" style:base-cell-address="Tabelle1.M174"/>
    </style:style>
    <style:style style:name="ce268" style:family="table-cell" style:parent-style-name="Default">
      <style:map style:condition="cell-content()=0" style:apply-style-name="Unbenannt1" style:base-cell-address="Tabelle1.M175"/>
    </style:style>
    <style:style style:name="ce269" style:family="table-cell" style:parent-style-name="Default">
      <style:map style:condition="cell-content()=0" style:apply-style-name="Unbenannt1" style:base-cell-address="Tabelle1.M176"/>
    </style:style>
    <style:style style:name="ce270" style:family="table-cell" style:parent-style-name="Default">
      <style:map style:condition="cell-content()=0" style:apply-style-name="Unbenannt1" style:base-cell-address="Tabelle1.M177"/>
    </style:style>
    <style:style style:name="ce271" style:family="table-cell" style:parent-style-name="Default">
      <style:map style:condition="cell-content()=0" style:apply-style-name="Unbenannt1" style:base-cell-address="Tabelle1.M178"/>
    </style:style>
    <style:style style:name="ce272" style:family="table-cell" style:parent-style-name="Default">
      <style:map style:condition="cell-content()=0" style:apply-style-name="Unbenannt1" style:base-cell-address="Tabelle1.M179"/>
    </style:style>
    <style:style style:name="ce273" style:family="table-cell" style:parent-style-name="Default">
      <style:map style:condition="cell-content()=0" style:apply-style-name="Unbenannt1" style:base-cell-address="Tabelle1.M180"/>
    </style:style>
    <style:style style:name="ce274" style:family="table-cell" style:parent-style-name="Default">
      <style:map style:condition="cell-content()=0" style:apply-style-name="Unbenannt1" style:base-cell-address="Tabelle1.M181"/>
    </style:style>
    <style:style style:name="ce275" style:family="table-cell" style:parent-style-name="Default">
      <style:map style:condition="cell-content()=0" style:apply-style-name="Unbenannt1" style:base-cell-address="Tabelle1.M182"/>
    </style:style>
    <style:style style:name="ce276" style:family="table-cell" style:parent-style-name="Default">
      <style:map style:condition="cell-content()=0" style:apply-style-name="Unbenannt1" style:base-cell-address="Tabelle1.M183"/>
    </style:style>
    <style:style style:name="ce277" style:family="table-cell" style:parent-style-name="Default">
      <style:map style:condition="cell-content()=0" style:apply-style-name="Unbenannt1" style:base-cell-address="Tabelle1.M184"/>
    </style:style>
    <style:style style:name="ce278" style:family="table-cell" style:parent-style-name="Default">
      <style:map style:condition="cell-content()=0" style:apply-style-name="Unbenannt1" style:base-cell-address="Tabelle1.M185"/>
    </style:style>
    <style:style style:name="ce279" style:family="table-cell" style:parent-style-name="Default">
      <style:map style:condition="cell-content()=0" style:apply-style-name="Unbenannt1" style:base-cell-address="Tabelle1.M186"/>
    </style:style>
    <style:style style:name="ce280" style:family="table-cell" style:parent-style-name="Default">
      <style:map style:condition="cell-content()=0" style:apply-style-name="Unbenannt1" style:base-cell-address="Tabelle1.M187"/>
    </style:style>
    <style:style style:name="ce281" style:family="table-cell" style:parent-style-name="Default">
      <style:map style:condition="cell-content()=0" style:apply-style-name="Unbenannt1" style:base-cell-address="Tabelle1.M188"/>
    </style:style>
    <style:style style:name="ce282" style:family="table-cell" style:parent-style-name="Default">
      <style:map style:condition="cell-content()=0" style:apply-style-name="Unbenannt1" style:base-cell-address="Tabelle1.M189"/>
    </style:style>
    <style:style style:name="ce283" style:family="table-cell" style:parent-style-name="Default">
      <style:map style:condition="cell-content()=0" style:apply-style-name="Unbenannt1" style:base-cell-address="Tabelle1.M190"/>
    </style:style>
    <style:style style:name="ce284" style:family="table-cell" style:parent-style-name="Default">
      <style:map style:condition="cell-content()=0" style:apply-style-name="Unbenannt1" style:base-cell-address="Tabelle1.M191"/>
    </style:style>
    <style:style style:name="ce285" style:family="table-cell" style:parent-style-name="Default">
      <style:map style:condition="cell-content()=0" style:apply-style-name="Unbenannt1" style:base-cell-address="Tabelle1.M192"/>
    </style:style>
    <style:style style:name="ce286" style:family="table-cell" style:parent-style-name="Default">
      <style:map style:condition="cell-content()=0" style:apply-style-name="Unbenannt1" style:base-cell-address="Tabelle1.M193"/>
    </style:style>
    <style:style style:name="ce287" style:family="table-cell" style:parent-style-name="Default">
      <style:map style:condition="cell-content()=0" style:apply-style-name="Unbenannt1" style:base-cell-address="Tabelle1.M194"/>
    </style:style>
    <style:style style:name="ce288" style:family="table-cell" style:parent-style-name="Default">
      <style:map style:condition="cell-content()=0" style:apply-style-name="Unbenannt1" style:base-cell-address="Tabelle1.M195"/>
    </style:style>
    <style:style style:name="ce289" style:family="table-cell" style:parent-style-name="Default">
      <style:map style:condition="cell-content()=0" style:apply-style-name="Unbenannt1" style:base-cell-address="Tabelle1.M196"/>
    </style:style>
    <style:style style:name="ce290" style:family="table-cell" style:parent-style-name="Default">
      <style:map style:condition="cell-content()=0" style:apply-style-name="Unbenannt1" style:base-cell-address="Tabelle1.M197"/>
    </style:style>
    <style:style style:name="ce291" style:family="table-cell" style:parent-style-name="Default">
      <style:map style:condition="cell-content()=0" style:apply-style-name="Unbenannt1" style:base-cell-address="Tabelle1.M198"/>
    </style:style>
    <style:style style:name="ce292" style:family="table-cell" style:parent-style-name="Default">
      <style:map style:condition="cell-content()=0" style:apply-style-name="Unbenannt1" style:base-cell-address="Tabelle1.M207"/>
    </style:style>
    <style:style style:name="ce293" style:family="table-cell" style:parent-style-name="Default">
      <style:map style:condition="cell-content()=0" style:apply-style-name="Unbenannt1" style:base-cell-address="Tabelle1.M208"/>
    </style:style>
    <style:style style:name="ce294" style:family="table-cell" style:parent-style-name="Default">
      <style:map style:condition="cell-content()=0" style:apply-style-name="Unbenannt1" style:base-cell-address="Tabelle1.M209"/>
    </style:style>
    <style:style style:name="ce295" style:family="table-cell" style:parent-style-name="Default">
      <style:map style:condition="cell-content()=0" style:apply-style-name="Unbenannt1" style:base-cell-address="Tabelle1.M210"/>
    </style:style>
    <style:style style:name="ce296" style:family="table-cell" style:parent-style-name="Default">
      <style:map style:condition="cell-content()=0" style:apply-style-name="Unbenannt1" style:base-cell-address="Tabelle1.M211"/>
    </style:style>
    <style:style style:name="ce297" style:family="table-cell" style:parent-style-name="Default">
      <style:map style:condition="cell-content()=0" style:apply-style-name="Unbenannt1" style:base-cell-address="Tabelle1.M212"/>
    </style:style>
    <style:style style:name="ce298" style:family="table-cell" style:parent-style-name="Default">
      <style:map style:condition="cell-content()=0" style:apply-style-name="Unbenannt1" style:base-cell-address="Tabelle1.M213"/>
    </style:style>
    <style:style style:name="ce299" style:family="table-cell" style:parent-style-name="Default">
      <style:map style:condition="cell-content()=0" style:apply-style-name="Unbenannt1" style:base-cell-address="Tabelle1.M214"/>
    </style:style>
    <style:style style:name="ce300" style:family="table-cell" style:parent-style-name="Default">
      <style:map style:condition="cell-content()=0" style:apply-style-name="Unbenannt1" style:base-cell-address="Tabelle1.M215"/>
    </style:style>
    <style:style style:name="ce301" style:family="table-cell" style:parent-style-name="Default">
      <style:map style:condition="cell-content()=0" style:apply-style-name="Unbenannt1" style:base-cell-address="Tabelle1.M216"/>
    </style:style>
    <style:style style:name="ce302" style:family="table-cell" style:parent-style-name="Default">
      <style:map style:condition="cell-content()=0" style:apply-style-name="Unbenannt1" style:base-cell-address="Tabelle1.M217"/>
    </style:style>
    <style:style style:name="ce303" style:family="table-cell" style:parent-style-name="Default">
      <style:map style:condition="cell-content()=0" style:apply-style-name="Unbenannt1" style:base-cell-address="Tabelle1.M218"/>
    </style:style>
    <style:style style:name="ce304" style:family="table-cell" style:parent-style-name="Default">
      <style:map style:condition="cell-content()=0" style:apply-style-name="Unbenannt1" style:base-cell-address="Tabelle1.M219"/>
    </style:style>
    <style:style style:name="ce305" style:family="table-cell" style:parent-style-name="Default">
      <style:map style:condition="cell-content()=0" style:apply-style-name="Unbenannt1" style:base-cell-address="Tabelle1.M220"/>
    </style:style>
    <style:style style:name="ce306" style:family="table-cell" style:parent-style-name="Default">
      <style:map style:condition="cell-content()=0" style:apply-style-name="Unbenannt1" style:base-cell-address="Tabelle1.M221"/>
    </style:style>
    <style:style style:name="ce307" style:family="table-cell" style:parent-style-name="Default">
      <style:map style:condition="cell-content()=0" style:apply-style-name="Unbenannt1" style:base-cell-address="Tabelle1.M222"/>
    </style:style>
    <style:style style:name="ce308" style:family="table-cell" style:parent-style-name="Default">
      <style:map style:condition="cell-content()=0" style:apply-style-name="Unbenannt1" style:base-cell-address="Tabelle1.M223"/>
    </style:style>
    <style:style style:name="ce309" style:family="table-cell" style:parent-style-name="Default">
      <style:map style:condition="cell-content()=0" style:apply-style-name="Unbenannt1" style:base-cell-address="Tabelle1.M224"/>
    </style:style>
    <style:style style:name="ce310" style:family="table-cell" style:parent-style-name="Default">
      <style:map style:condition="cell-content()=0" style:apply-style-name="Unbenannt1" style:base-cell-address="Tabelle1.M225"/>
    </style:style>
    <style:style style:name="ce311" style:family="table-cell" style:parent-style-name="Default">
      <style:map style:condition="cell-content()=0" style:apply-style-name="Unbenannt1" style:base-cell-address="Tabelle1.M226"/>
    </style:style>
    <style:style style:name="ce312" style:family="table-cell" style:parent-style-name="Default">
      <style:map style:condition="cell-content()=0" style:apply-style-name="Unbenannt1" style:base-cell-address="Tabelle1.M227"/>
    </style:style>
    <style:style style:name="ce313" style:family="table-cell" style:parent-style-name="Default">
      <style:map style:condition="cell-content()=0" style:apply-style-name="Unbenannt1" style:base-cell-address="Tabelle1.M228"/>
    </style:style>
    <style:style style:name="ce314" style:family="table-cell" style:parent-style-name="Default">
      <style:map style:condition="cell-content()=0" style:apply-style-name="Unbenannt1" style:base-cell-address="Tabelle1.M229"/>
    </style:style>
    <style:style style:name="ce315" style:family="table-cell" style:parent-style-name="Default">
      <style:map style:condition="cell-content()=0" style:apply-style-name="Unbenannt1" style:base-cell-address="Tabelle1.M230"/>
    </style:style>
    <style:style style:name="ce316" style:family="table-cell" style:parent-style-name="Default">
      <style:map style:condition="cell-content()=0" style:apply-style-name="Unbenannt1" style:base-cell-address="Tabelle1.M231"/>
    </style:style>
    <style:style style:name="ce317" style:family="table-cell" style:parent-style-name="Default">
      <style:map style:condition="cell-content()=0" style:apply-style-name="Unbenannt1" style:base-cell-address="Tabelle1.M232"/>
    </style:style>
    <style:style style:name="ce318" style:family="table-cell" style:parent-style-name="Default">
      <style:map style:condition="cell-content()=0" style:apply-style-name="Unbenannt1" style:base-cell-address="Tabelle1.M233"/>
    </style:style>
    <style:style style:name="ce319" style:family="table-cell" style:parent-style-name="Default">
      <style:map style:condition="cell-content()=0" style:apply-style-name="Unbenannt1" style:base-cell-address="Tabelle1.M234"/>
    </style:style>
    <style:style style:name="ce320" style:family="table-cell" style:parent-style-name="Default">
      <style:map style:condition="cell-content()=0" style:apply-style-name="Unbenannt1" style:base-cell-address="Tabelle1.M235"/>
    </style:style>
    <style:style style:name="ce321" style:family="table-cell" style:parent-style-name="Default">
      <style:map style:condition="cell-content()=0" style:apply-style-name="Unbenannt1" style:base-cell-address="Tabelle1.M236"/>
    </style:style>
    <style:style style:name="ce322" style:family="table-cell" style:parent-style-name="Default">
      <style:map style:condition="cell-content()=0" style:apply-style-name="Unbenannt1" style:base-cell-address="Tabelle1.M237"/>
    </style:style>
    <style:style style:name="ce323" style:family="table-cell" style:parent-style-name="Default">
      <style:map style:condition="cell-content()=0" style:apply-style-name="Unbenannt1" style:base-cell-address="Tabelle1.M238"/>
    </style:style>
    <style:style style:name="ce324" style:family="table-cell" style:parent-style-name="Default">
      <style:map style:condition="cell-content()=0" style:apply-style-name="Unbenannt1" style:base-cell-address="Tabelle1.M239"/>
    </style:style>
    <style:style style:name="ce325" style:family="table-cell" style:parent-style-name="Default">
      <style:map style:condition="cell-content()=0" style:apply-style-name="Unbenannt1" style:base-cell-address="Tabelle1.M240"/>
    </style:style>
    <style:style style:name="ce326" style:family="table-cell" style:parent-style-name="Default">
      <style:map style:condition="cell-content()=0" style:apply-style-name="Unbenannt1" style:base-cell-address="Tabelle1.M241"/>
    </style:style>
    <style:style style:name="ce327" style:family="table-cell" style:parent-style-name="Default">
      <style:map style:condition="cell-content()=0" style:apply-style-name="Unbenannt1" style:base-cell-address="Tabelle1.M242"/>
    </style:style>
    <style:style style:name="ce328" style:family="table-cell" style:parent-style-name="Default">
      <style:map style:condition="cell-content()=0" style:apply-style-name="Unbenannt1" style:base-cell-address="Tabelle1.M243"/>
    </style:style>
    <style:style style:name="ce329" style:family="table-cell" style:parent-style-name="Default">
      <style:map style:condition="cell-content()=0" style:apply-style-name="Unbenannt1" style:base-cell-address="Tabelle1.M244"/>
    </style:style>
    <style:style style:name="ce330" style:family="table-cell" style:parent-style-name="Default">
      <style:map style:condition="cell-content()=0" style:apply-style-name="Unbenannt1" style:base-cell-address="Tabelle1.M245"/>
    </style:style>
    <style:style style:name="ce331" style:family="table-cell" style:parent-style-name="Default">
      <style:map style:condition="cell-content()=0" style:apply-style-name="Unbenannt1" style:base-cell-address="Tabelle1.M246"/>
    </style:style>
    <style:style style:name="ce332" style:family="table-cell" style:parent-style-name="Default">
      <style:map style:condition="cell-content()=0" style:apply-style-name="Unbenannt1" style:base-cell-address="Tabelle1.M255"/>
    </style:style>
    <style:style style:name="ce333" style:family="table-cell" style:parent-style-name="Default">
      <style:map style:condition="cell-content()=0" style:apply-style-name="Unbenannt1" style:base-cell-address="Tabelle1.M256"/>
    </style:style>
    <style:style style:name="ce334" style:family="table-cell" style:parent-style-name="Default">
      <style:map style:condition="cell-content()=0" style:apply-style-name="Unbenannt1" style:base-cell-address="Tabelle1.M257"/>
    </style:style>
    <style:style style:name="ce335" style:family="table-cell" style:parent-style-name="Default">
      <style:map style:condition="cell-content()=0" style:apply-style-name="Unbenannt1" style:base-cell-address="Tabelle1.M258"/>
    </style:style>
    <style:style style:name="ce336" style:family="table-cell" style:parent-style-name="Default">
      <style:map style:condition="cell-content()=0" style:apply-style-name="Unbenannt1" style:base-cell-address="Tabelle1.M259"/>
    </style:style>
    <style:style style:name="ce337" style:family="table-cell" style:parent-style-name="Default">
      <style:map style:condition="cell-content()=0" style:apply-style-name="Unbenannt1" style:base-cell-address="Tabelle1.M260"/>
    </style:style>
    <style:style style:name="ce338" style:family="table-cell" style:parent-style-name="Default">
      <style:map style:condition="cell-content()=0" style:apply-style-name="Unbenannt1" style:base-cell-address="Tabelle1.M261"/>
    </style:style>
    <style:style style:name="ce339" style:family="table-cell" style:parent-style-name="Default">
      <style:map style:condition="cell-content()=0" style:apply-style-name="Unbenannt1" style:base-cell-address="Tabelle1.M262"/>
    </style:style>
    <style:style style:name="ce340" style:family="table-cell" style:parent-style-name="Default">
      <style:map style:condition="cell-content()=0" style:apply-style-name="Unbenannt1" style:base-cell-address="Tabelle1.M263"/>
    </style:style>
    <style:style style:name="ce341" style:family="table-cell" style:parent-style-name="Default">
      <style:map style:condition="cell-content()=0" style:apply-style-name="Unbenannt1" style:base-cell-address="Tabelle1.M264"/>
    </style:style>
    <style:style style:name="ce342" style:family="table-cell" style:parent-style-name="Default">
      <style:map style:condition="cell-content()=0" style:apply-style-name="Unbenannt1" style:base-cell-address="Tabelle1.M265"/>
    </style:style>
    <style:style style:name="ce343" style:family="table-cell" style:parent-style-name="Default">
      <style:map style:condition="cell-content()=0" style:apply-style-name="Unbenannt1" style:base-cell-address="Tabelle1.M266"/>
    </style:style>
    <style:style style:name="ce344" style:family="table-cell" style:parent-style-name="Default">
      <style:map style:condition="cell-content()=0" style:apply-style-name="Unbenannt1" style:base-cell-address="Tabelle1.M267"/>
    </style:style>
    <style:style style:name="ce345" style:family="table-cell" style:parent-style-name="Default">
      <style:map style:condition="cell-content()=0" style:apply-style-name="Unbenannt1" style:base-cell-address="Tabelle1.M268"/>
    </style:style>
    <style:style style:name="ce346" style:family="table-cell" style:parent-style-name="Default">
      <style:map style:condition="cell-content()=0" style:apply-style-name="Unbenannt1" style:base-cell-address="Tabelle1.M269"/>
    </style:style>
    <style:style style:name="ce347" style:family="table-cell" style:parent-style-name="Default">
      <style:map style:condition="cell-content()=0" style:apply-style-name="Unbenannt1" style:base-cell-address="Tabelle1.M270"/>
    </style:style>
    <style:style style:name="ce348" style:family="table-cell" style:parent-style-name="Default">
      <style:map style:condition="cell-content()=0" style:apply-style-name="Unbenannt1" style:base-cell-address="Tabelle1.M271"/>
    </style:style>
    <style:style style:name="ce349" style:family="table-cell" style:parent-style-name="Default">
      <style:map style:condition="cell-content()=0" style:apply-style-name="Unbenannt1" style:base-cell-address="Tabelle1.M272"/>
    </style:style>
    <style:style style:name="ce350" style:family="table-cell" style:parent-style-name="Default">
      <style:map style:condition="cell-content()=0" style:apply-style-name="Unbenannt1" style:base-cell-address="Tabelle1.M273"/>
    </style:style>
    <style:style style:name="ce351" style:family="table-cell" style:parent-style-name="Default">
      <style:map style:condition="cell-content()=0" style:apply-style-name="Unbenannt1" style:base-cell-address="Tabelle1.M274"/>
    </style:style>
    <style:style style:name="ce352" style:family="table-cell" style:parent-style-name="Default">
      <style:map style:condition="cell-content()=0" style:apply-style-name="Unbenannt1" style:base-cell-address="Tabelle1.M275"/>
    </style:style>
    <style:style style:name="ce353" style:family="table-cell" style:parent-style-name="Default">
      <style:map style:condition="cell-content()=0" style:apply-style-name="Unbenannt1" style:base-cell-address="Tabelle1.M276"/>
    </style:style>
    <style:style style:name="ce354" style:family="table-cell" style:parent-style-name="Default">
      <style:map style:condition="cell-content()=0" style:apply-style-name="Unbenannt1" style:base-cell-address="Tabelle1.M277"/>
    </style:style>
    <style:style style:name="ce355" style:family="table-cell" style:parent-style-name="Default">
      <style:map style:condition="cell-content()=0" style:apply-style-name="Unbenannt1" style:base-cell-address="Tabelle1.M278"/>
    </style:style>
    <style:style style:name="ce356" style:family="table-cell" style:parent-style-name="Default">
      <style:map style:condition="cell-content()=0" style:apply-style-name="Unbenannt1" style:base-cell-address="Tabelle1.M279"/>
    </style:style>
    <style:style style:name="ce357" style:family="table-cell" style:parent-style-name="Default">
      <style:map style:condition="cell-content()=0" style:apply-style-name="Unbenannt1" style:base-cell-address="Tabelle1.M280"/>
    </style:style>
    <style:style style:name="ce358" style:family="table-cell" style:parent-style-name="Default">
      <style:map style:condition="cell-content()=0" style:apply-style-name="Unbenannt1" style:base-cell-address="Tabelle1.M281"/>
    </style:style>
    <style:style style:name="ce359" style:family="table-cell" style:parent-style-name="Default">
      <style:map style:condition="cell-content()=0" style:apply-style-name="Unbenannt1" style:base-cell-address="Tabelle1.M282"/>
    </style:style>
    <style:style style:name="ce360" style:family="table-cell" style:parent-style-name="Default">
      <style:map style:condition="cell-content()=0" style:apply-style-name="Unbenannt1" style:base-cell-address="Tabelle1.M283"/>
    </style:style>
    <style:style style:name="ce361" style:family="table-cell" style:parent-style-name="Default">
      <style:map style:condition="cell-content()=0" style:apply-style-name="Unbenannt1" style:base-cell-address="Tabelle1.M284"/>
    </style:style>
    <style:style style:name="ce362" style:family="table-cell" style:parent-style-name="Default">
      <style:map style:condition="cell-content()=0" style:apply-style-name="Unbenannt1" style:base-cell-address="Tabelle1.M285"/>
    </style:style>
    <style:style style:name="ce363" style:family="table-cell" style:parent-style-name="Default">
      <style:map style:condition="cell-content()=0" style:apply-style-name="Unbenannt1" style:base-cell-address="Tabelle1.M286"/>
    </style:style>
    <style:style style:name="ce364" style:family="table-cell" style:parent-style-name="Default">
      <style:map style:condition="cell-content()=0" style:apply-style-name="Unbenannt1" style:base-cell-address="Tabelle1.M287"/>
    </style:style>
    <style:style style:name="ce365" style:family="table-cell" style:parent-style-name="Default">
      <style:map style:condition="cell-content()=0" style:apply-style-name="Unbenannt1" style:base-cell-address="Tabelle1.M288"/>
    </style:style>
    <style:style style:name="ce366" style:family="table-cell" style:parent-style-name="Default">
      <style:map style:condition="cell-content()=0" style:apply-style-name="Unbenannt1" style:base-cell-address="Tabelle1.M289"/>
    </style:style>
    <style:style style:name="ce367" style:family="table-cell" style:parent-style-name="Default">
      <style:map style:condition="cell-content()=0" style:apply-style-name="Unbenannt1" style:base-cell-address="Tabelle1.M290"/>
    </style:style>
    <style:style style:name="ce368" style:family="table-cell" style:parent-style-name="Default">
      <style:map style:condition="cell-content()=0" style:apply-style-name="Unbenannt1" style:base-cell-address="Tabelle1.M291"/>
    </style:style>
    <style:style style:name="ce369" style:family="table-cell" style:parent-style-name="Default">
      <style:map style:condition="cell-content()=0" style:apply-style-name="Unbenannt1" style:base-cell-address="Tabelle1.M292"/>
    </style:style>
    <style:style style:name="ce370" style:family="table-cell" style:parent-style-name="Default">
      <style:map style:condition="cell-content()=0" style:apply-style-name="Unbenannt1" style:base-cell-address="Tabelle1.M293"/>
    </style:style>
    <style:style style:name="ce371" style:family="table-cell" style:parent-style-name="Default">
      <style:map style:condition="cell-content()=0" style:apply-style-name="Unbenannt1" style:base-cell-address="Tabelle1.M294"/>
    </style:style>
    <style:style style:name="ce372" style:family="table-cell" style:parent-style-name="Default">
      <style:map style:condition="cell-content()=0" style:apply-style-name="Unbenannt1" style:base-cell-address="Tabelle1.M303"/>
    </style:style>
    <style:style style:name="ce373" style:family="table-cell" style:parent-style-name="Default">
      <style:map style:condition="cell-content()=0" style:apply-style-name="Unbenannt1" style:base-cell-address="Tabelle1.M304"/>
    </style:style>
    <style:style style:name="ce374" style:family="table-cell" style:parent-style-name="Default">
      <style:map style:condition="cell-content()=0" style:apply-style-name="Unbenannt1" style:base-cell-address="Tabelle1.M305"/>
    </style:style>
    <style:style style:name="ce375" style:family="table-cell" style:parent-style-name="Default">
      <style:map style:condition="cell-content()=0" style:apply-style-name="Unbenannt1" style:base-cell-address="Tabelle1.M306"/>
    </style:style>
    <style:style style:name="ce376" style:family="table-cell" style:parent-style-name="Default">
      <style:map style:condition="cell-content()=0" style:apply-style-name="Unbenannt1" style:base-cell-address="Tabelle1.M307"/>
    </style:style>
    <style:style style:name="ce377" style:family="table-cell" style:parent-style-name="Default">
      <style:map style:condition="cell-content()=0" style:apply-style-name="Unbenannt1" style:base-cell-address="Tabelle1.M308"/>
    </style:style>
    <style:style style:name="ce378" style:family="table-cell" style:parent-style-name="Default">
      <style:map style:condition="cell-content()=0" style:apply-style-name="Unbenannt1" style:base-cell-address="Tabelle1.M309"/>
    </style:style>
    <style:style style:name="ce379" style:family="table-cell" style:parent-style-name="Default">
      <style:map style:condition="cell-content()=0" style:apply-style-name="Unbenannt1" style:base-cell-address="Tabelle1.M310"/>
    </style:style>
    <style:style style:name="ce380" style:family="table-cell" style:parent-style-name="Default">
      <style:map style:condition="cell-content()=0" style:apply-style-name="Unbenannt1" style:base-cell-address="Tabelle1.M311"/>
    </style:style>
    <style:style style:name="ce381" style:family="table-cell" style:parent-style-name="Default">
      <style:map style:condition="cell-content()=0" style:apply-style-name="Unbenannt1" style:base-cell-address="Tabelle1.M312"/>
    </style:style>
    <style:style style:name="ce382" style:family="table-cell" style:parent-style-name="Default">
      <style:map style:condition="cell-content()=0" style:apply-style-name="Unbenannt1" style:base-cell-address="Tabelle1.M313"/>
    </style:style>
    <style:style style:name="ce383" style:family="table-cell" style:parent-style-name="Default">
      <style:map style:condition="cell-content()=0" style:apply-style-name="Unbenannt1" style:base-cell-address="Tabelle1.M314"/>
    </style:style>
    <style:style style:name="ce384" style:family="table-cell" style:parent-style-name="Default">
      <style:map style:condition="cell-content()=0" style:apply-style-name="Unbenannt1" style:base-cell-address="Tabelle1.M315"/>
    </style:style>
    <style:style style:name="ce385" style:family="table-cell" style:parent-style-name="Default">
      <style:map style:condition="cell-content()=0" style:apply-style-name="Unbenannt1" style:base-cell-address="Tabelle1.M316"/>
    </style:style>
    <style:style style:name="ce386" style:family="table-cell" style:parent-style-name="Default">
      <style:map style:condition="cell-content()=0" style:apply-style-name="Unbenannt1" style:base-cell-address="Tabelle1.M317"/>
    </style:style>
    <style:style style:name="ce387" style:family="table-cell" style:parent-style-name="Default">
      <style:map style:condition="cell-content()=0" style:apply-style-name="Unbenannt1" style:base-cell-address="Tabelle1.M318"/>
    </style:style>
    <style:style style:name="ce388" style:family="table-cell" style:parent-style-name="Default">
      <style:map style:condition="cell-content()=0" style:apply-style-name="Unbenannt1" style:base-cell-address="Tabelle1.M319"/>
    </style:style>
    <style:style style:name="ce389" style:family="table-cell" style:parent-style-name="Default">
      <style:map style:condition="cell-content()=0" style:apply-style-name="Unbenannt1" style:base-cell-address="Tabelle1.M320"/>
    </style:style>
    <style:style style:name="ce390" style:family="table-cell" style:parent-style-name="Default">
      <style:map style:condition="cell-content()=0" style:apply-style-name="Unbenannt1" style:base-cell-address="Tabelle1.M321"/>
    </style:style>
    <style:style style:name="ce391" style:family="table-cell" style:parent-style-name="Default">
      <style:map style:condition="cell-content()=0" style:apply-style-name="Unbenannt1" style:base-cell-address="Tabelle1.M322"/>
    </style:style>
    <style:style style:name="ce392" style:family="table-cell" style:parent-style-name="Default">
      <style:map style:condition="cell-content()=0" style:apply-style-name="Unbenannt1" style:base-cell-address="Tabelle1.M323"/>
    </style:style>
    <style:style style:name="ce393" style:family="table-cell" style:parent-style-name="Default">
      <style:map style:condition="cell-content()=0" style:apply-style-name="Unbenannt1" style:base-cell-address="Tabelle1.M324"/>
    </style:style>
    <style:style style:name="ce394" style:family="table-cell" style:parent-style-name="Default">
      <style:map style:condition="cell-content()=0" style:apply-style-name="Unbenannt1" style:base-cell-address="Tabelle1.M325"/>
    </style:style>
    <style:style style:name="ce395" style:family="table-cell" style:parent-style-name="Default">
      <style:map style:condition="cell-content()=0" style:apply-style-name="Unbenannt1" style:base-cell-address="Tabelle1.M326"/>
    </style:style>
    <style:style style:name="ce396" style:family="table-cell" style:parent-style-name="Default">
      <style:map style:condition="cell-content()=0" style:apply-style-name="Unbenannt1" style:base-cell-address="Tabelle1.M327"/>
    </style:style>
    <style:style style:name="ce397" style:family="table-cell" style:parent-style-name="Default">
      <style:map style:condition="cell-content()=0" style:apply-style-name="Unbenannt1" style:base-cell-address="Tabelle1.M328"/>
    </style:style>
    <style:style style:name="ce398" style:family="table-cell" style:parent-style-name="Default">
      <style:map style:condition="cell-content()=0" style:apply-style-name="Unbenannt1" style:base-cell-address="Tabelle1.M329"/>
    </style:style>
    <style:style style:name="ce399" style:family="table-cell" style:parent-style-name="Default">
      <style:map style:condition="cell-content()=0" style:apply-style-name="Unbenannt1" style:base-cell-address="Tabelle1.M330"/>
    </style:style>
    <style:style style:name="ce400" style:family="table-cell" style:parent-style-name="Default">
      <style:map style:condition="cell-content()=0" style:apply-style-name="Unbenannt1" style:base-cell-address="Tabelle1.M331"/>
    </style:style>
    <style:style style:name="ce401" style:family="table-cell" style:parent-style-name="Default">
      <style:map style:condition="cell-content()=0" style:apply-style-name="Unbenannt1" style:base-cell-address="Tabelle1.M332"/>
    </style:style>
    <style:style style:name="ce402" style:family="table-cell" style:parent-style-name="Default">
      <style:map style:condition="cell-content()=0" style:apply-style-name="Unbenannt1" style:base-cell-address="Tabelle1.M333"/>
    </style:style>
    <style:style style:name="ce403" style:family="table-cell" style:parent-style-name="Default">
      <style:map style:condition="cell-content()=0" style:apply-style-name="Unbenannt1" style:base-cell-address="Tabelle1.M334"/>
    </style:style>
    <style:style style:name="ce404" style:family="table-cell" style:parent-style-name="Default">
      <style:map style:condition="cell-content()=0" style:apply-style-name="Unbenannt1" style:base-cell-address="Tabelle1.M335"/>
    </style:style>
    <style:style style:name="ce405" style:family="table-cell" style:parent-style-name="Default">
      <style:map style:condition="cell-content()=0" style:apply-style-name="Unbenannt1" style:base-cell-address="Tabelle1.M336"/>
    </style:style>
    <style:style style:name="ce406" style:family="table-cell" style:parent-style-name="Default">
      <style:map style:condition="cell-content()=0" style:apply-style-name="Unbenannt1" style:base-cell-address="Tabelle1.M337"/>
    </style:style>
    <style:style style:name="ce407" style:family="table-cell" style:parent-style-name="Default">
      <style:map style:condition="cell-content()=0" style:apply-style-name="Unbenannt1" style:base-cell-address="Tabelle1.M338"/>
    </style:style>
    <style:style style:name="ce408" style:family="table-cell" style:parent-style-name="Default">
      <style:map style:condition="cell-content()=0" style:apply-style-name="Unbenannt1" style:base-cell-address="Tabelle1.M339"/>
    </style:style>
    <style:style style:name="ce409" style:family="table-cell" style:parent-style-name="Default">
      <style:map style:condition="cell-content()=0" style:apply-style-name="Unbenannt1" style:base-cell-address="Tabelle1.M340"/>
    </style:style>
    <style:style style:name="ce410" style:family="table-cell" style:parent-style-name="Default">
      <style:map style:condition="cell-content()=0" style:apply-style-name="Unbenannt1" style:base-cell-address="Tabelle1.M341"/>
    </style:style>
    <style:style style:name="ce411" style:family="table-cell" style:parent-style-name="Default">
      <style:map style:condition="cell-content()=0" style:apply-style-name="Unbenannt1" style:base-cell-address="Tabelle1.M342"/>
    </style:style>
    <style:style style:name="ce412" style:family="table-cell" style:parent-style-name="Default">
      <style:map style:condition="cell-content()=0" style:apply-style-name="Unbenannt1" style:base-cell-address="Tabelle1.M351"/>
    </style:style>
    <style:style style:name="ce413" style:family="table-cell" style:parent-style-name="Default">
      <style:map style:condition="cell-content()=0" style:apply-style-name="Unbenannt1" style:base-cell-address="Tabelle1.M352"/>
    </style:style>
    <style:style style:name="ce414" style:family="table-cell" style:parent-style-name="Default">
      <style:map style:condition="cell-content()=0" style:apply-style-name="Unbenannt1" style:base-cell-address="Tabelle1.M353"/>
    </style:style>
    <style:style style:name="ce415" style:family="table-cell" style:parent-style-name="Default">
      <style:map style:condition="cell-content()=0" style:apply-style-name="Unbenannt1" style:base-cell-address="Tabelle1.M354"/>
    </style:style>
    <style:style style:name="ce416" style:family="table-cell" style:parent-style-name="Default">
      <style:map style:condition="cell-content()=0" style:apply-style-name="Unbenannt1" style:base-cell-address="Tabelle1.M355"/>
    </style:style>
    <style:style style:name="ce417" style:family="table-cell" style:parent-style-name="Default">
      <style:map style:condition="cell-content()=0" style:apply-style-name="Unbenannt1" style:base-cell-address="Tabelle1.M356"/>
    </style:style>
    <style:style style:name="ce418" style:family="table-cell" style:parent-style-name="Default">
      <style:map style:condition="cell-content()=0" style:apply-style-name="Unbenannt1" style:base-cell-address="Tabelle1.M357"/>
    </style:style>
    <style:style style:name="ce419" style:family="table-cell" style:parent-style-name="Default">
      <style:map style:condition="cell-content()=0" style:apply-style-name="Unbenannt1" style:base-cell-address="Tabelle1.M358"/>
    </style:style>
    <style:style style:name="ce420" style:family="table-cell" style:parent-style-name="Default">
      <style:map style:condition="cell-content()=0" style:apply-style-name="Unbenannt1" style:base-cell-address="Tabelle1.M359"/>
    </style:style>
    <style:style style:name="ce421" style:family="table-cell" style:parent-style-name="Default">
      <style:map style:condition="cell-content()=0" style:apply-style-name="Unbenannt1" style:base-cell-address="Tabelle1.M360"/>
    </style:style>
    <style:style style:name="ce422" style:family="table-cell" style:parent-style-name="Default">
      <style:map style:condition="cell-content()=0" style:apply-style-name="Unbenannt1" style:base-cell-address="Tabelle1.M361"/>
    </style:style>
    <style:style style:name="ce423" style:family="table-cell" style:parent-style-name="Default">
      <style:map style:condition="cell-content()=0" style:apply-style-name="Unbenannt1" style:base-cell-address="Tabelle1.M362"/>
    </style:style>
    <style:style style:name="ce424" style:family="table-cell" style:parent-style-name="Default">
      <style:map style:condition="cell-content()=0" style:apply-style-name="Unbenannt1" style:base-cell-address="Tabelle1.M363"/>
    </style:style>
    <style:style style:name="ce425" style:family="table-cell" style:parent-style-name="Default">
      <style:map style:condition="cell-content()=0" style:apply-style-name="Unbenannt1" style:base-cell-address="Tabelle1.M364"/>
    </style:style>
    <style:style style:name="ce426" style:family="table-cell" style:parent-style-name="Default">
      <style:map style:condition="cell-content()=0" style:apply-style-name="Unbenannt1" style:base-cell-address="Tabelle1.M365"/>
    </style:style>
    <style:style style:name="ce427" style:family="table-cell" style:parent-style-name="Default">
      <style:map style:condition="cell-content()=0" style:apply-style-name="Unbenannt1" style:base-cell-address="Tabelle1.M366"/>
    </style:style>
    <style:style style:name="ce428" style:family="table-cell" style:parent-style-name="Default">
      <style:map style:condition="cell-content()=0" style:apply-style-name="Unbenannt1" style:base-cell-address="Tabelle1.M367"/>
    </style:style>
    <style:style style:name="ce429" style:family="table-cell" style:parent-style-name="Default">
      <style:map style:condition="cell-content()=0" style:apply-style-name="Unbenannt1" style:base-cell-address="Tabelle1.M368"/>
    </style:style>
    <style:style style:name="ce430" style:family="table-cell" style:parent-style-name="Default">
      <style:map style:condition="cell-content()=0" style:apply-style-name="Unbenannt1" style:base-cell-address="Tabelle1.M369"/>
    </style:style>
    <style:style style:name="ce431" style:family="table-cell" style:parent-style-name="Default">
      <style:map style:condition="cell-content()=0" style:apply-style-name="Unbenannt1" style:base-cell-address="Tabelle1.M370"/>
    </style:style>
    <style:style style:name="ce432" style:family="table-cell" style:parent-style-name="Default">
      <style:map style:condition="cell-content()=0" style:apply-style-name="Unbenannt1" style:base-cell-address="Tabelle1.M371"/>
    </style:style>
    <style:style style:name="ce433" style:family="table-cell" style:parent-style-name="Default">
      <style:map style:condition="cell-content()=0" style:apply-style-name="Unbenannt1" style:base-cell-address="Tabelle1.M372"/>
    </style:style>
    <style:style style:name="ce434" style:family="table-cell" style:parent-style-name="Default">
      <style:map style:condition="cell-content()=0" style:apply-style-name="Unbenannt1" style:base-cell-address="Tabelle1.M373"/>
    </style:style>
    <style:style style:name="ce435" style:family="table-cell" style:parent-style-name="Default">
      <style:map style:condition="cell-content()=0" style:apply-style-name="Unbenannt1" style:base-cell-address="Tabelle1.M374"/>
    </style:style>
    <style:style style:name="ce436" style:family="table-cell" style:parent-style-name="Default">
      <style:map style:condition="cell-content()=0" style:apply-style-name="Unbenannt1" style:base-cell-address="Tabelle1.M375"/>
    </style:style>
    <style:style style:name="ce437" style:family="table-cell" style:parent-style-name="Default">
      <style:map style:condition="cell-content()=0" style:apply-style-name="Unbenannt1" style:base-cell-address="Tabelle1.M376"/>
    </style:style>
    <style:style style:name="ce438" style:family="table-cell" style:parent-style-name="Default">
      <style:map style:condition="cell-content()=0" style:apply-style-name="Unbenannt1" style:base-cell-address="Tabelle1.M377"/>
    </style:style>
    <style:style style:name="ce439" style:family="table-cell" style:parent-style-name="Default">
      <style:map style:condition="cell-content()=0" style:apply-style-name="Unbenannt1" style:base-cell-address="Tabelle1.M378"/>
    </style:style>
    <style:style style:name="ce440" style:family="table-cell" style:parent-style-name="Default">
      <style:map style:condition="cell-content()=0" style:apply-style-name="Unbenannt1" style:base-cell-address="Tabelle1.M379"/>
    </style:style>
    <style:style style:name="ce441" style:family="table-cell" style:parent-style-name="Default">
      <style:map style:condition="cell-content()=0" style:apply-style-name="Unbenannt1" style:base-cell-address="Tabelle1.M380"/>
    </style:style>
    <style:style style:name="ce442" style:family="table-cell" style:parent-style-name="Default">
      <style:map style:condition="cell-content()=0" style:apply-style-name="Unbenannt1" style:base-cell-address="Tabelle1.M381"/>
    </style:style>
    <style:style style:name="ce443" style:family="table-cell" style:parent-style-name="Default">
      <style:map style:condition="cell-content()=0" style:apply-style-name="Unbenannt1" style:base-cell-address="Tabelle1.M382"/>
    </style:style>
    <style:style style:name="ce444" style:family="table-cell" style:parent-style-name="Default">
      <style:map style:condition="cell-content()=0" style:apply-style-name="Unbenannt1" style:base-cell-address="Tabelle1.M383"/>
    </style:style>
    <style:style style:name="ce445" style:family="table-cell" style:parent-style-name="Default">
      <style:map style:condition="cell-content()=0" style:apply-style-name="Unbenannt1" style:base-cell-address="Tabelle1.M384"/>
    </style:style>
    <style:style style:name="ce446" style:family="table-cell" style:parent-style-name="Default">
      <style:map style:condition="cell-content()=0" style:apply-style-name="Unbenannt1" style:base-cell-address="Tabelle1.M385"/>
    </style:style>
    <style:style style:name="ce447" style:family="table-cell" style:parent-style-name="Default">
      <style:map style:condition="cell-content()=0" style:apply-style-name="Unbenannt1" style:base-cell-address="Tabelle1.M386"/>
    </style:style>
    <style:style style:name="ce448" style:family="table-cell" style:parent-style-name="Default">
      <style:map style:condition="cell-content()=0" style:apply-style-name="Unbenannt1" style:base-cell-address="Tabelle1.M387"/>
    </style:style>
    <style:style style:name="ce449" style:family="table-cell" style:parent-style-name="Default">
      <style:map style:condition="cell-content()=0" style:apply-style-name="Unbenannt1" style:base-cell-address="Tabelle1.M388"/>
    </style:style>
    <style:style style:name="ce450" style:family="table-cell" style:parent-style-name="Default">
      <style:map style:condition="cell-content()=0" style:apply-style-name="Unbenannt1" style:base-cell-address="Tabelle1.M389"/>
    </style:style>
    <style:style style:name="ce451" style:family="table-cell" style:parent-style-name="Default">
      <style:map style:condition="cell-content()=0" style:apply-style-name="Unbenannt1" style:base-cell-address="Tabelle1.M390"/>
    </style:style>
    <style:style style:name="ce452" style:family="table-cell" style:parent-style-name="Default">
      <style:map style:condition="cell-content()=0" style:apply-style-name="Unbenannt1" style:base-cell-address="Tabelle1.M414"/>
    </style:style>
    <style:style style:name="ce453" style:family="table-cell" style:parent-style-name="Default">
      <style:map style:condition="cell-content()=0" style:apply-style-name="Unbenannt1" style:base-cell-address="Tabelle1.M438"/>
    </style:style>
    <style:style style:name="ce454" style:family="table-cell" style:parent-style-name="Default">
      <style:map style:condition="cell-content()=0" style:apply-style-name="Unbenannt1" style:base-cell-address="Tabelle1.M462"/>
    </style:style>
    <style:style style:name="ce455" style:family="table-cell" style:parent-style-name="Default">
      <style:map style:condition="cell-content()=0" style:apply-style-name="Unbenannt1" style:base-cell-address="Tabelle1.M486"/>
    </style:style>
    <style:style style:name="ce456" style:family="table-cell" style:parent-style-name="Default">
      <style:map style:condition="cell-content()=0" style:apply-style-name="Unbenannt1" style:base-cell-address="Tabelle1.M510"/>
    </style:style>
    <style:style style:name="ce457" style:family="table-cell" style:parent-style-name="Default">
      <style:map style:condition="cell-content()=0" style:apply-style-name="Unbenannt1" style:base-cell-address="Tabelle1.M534"/>
    </style:style>
    <style:style style:name="ce458" style:family="table-cell" style:parent-style-name="Default">
      <style:map style:condition="cell-content()=0" style:apply-style-name="Unbenannt1" style:base-cell-address="Tabelle1.M558"/>
    </style:style>
    <style:style style:name="ce459" style:family="table-cell" style:parent-style-name="Default">
      <style:map style:condition="cell-content()=0" style:apply-style-name="Unbenannt1" style:base-cell-address="Tabelle1.M582"/>
    </style:style>
    <style:style style:name="ce460" style:family="table-cell" style:parent-style-name="Default">
      <style:map style:condition="cell-content()=0" style:apply-style-name="Unbenannt1" style:base-cell-address="Tabelle1.M606"/>
    </style:style>
    <style:style style:name="ce461" style:family="table-cell" style:parent-style-name="Default">
      <style:map style:condition="cell-content()=0" style:apply-style-name="Unbenannt1" style:base-cell-address="Tabelle1.M630"/>
    </style:style>
    <style:style style:name="ce462" style:family="table-cell" style:parent-style-name="Default">
      <style:map style:condition="cell-content()=0" style:apply-style-name="Unbenannt1" style:base-cell-address="Tabelle1.M654"/>
    </style:style>
    <style:style style:name="ce463" style:family="table-cell" style:parent-style-name="Default">
      <style:map style:condition="cell-content()=0" style:apply-style-name="Unbenannt1" style:base-cell-address="Tabelle1.M678"/>
    </style:style>
    <style:style style:name="ce464" style:family="table-cell" style:parent-style-name="Default">
      <style:map style:condition="cell-content()=0" style:apply-style-name="Unbenannt1" style:base-cell-address="Tabelle1.M702"/>
    </style:style>
    <style:style style:name="ce465" style:family="table-cell" style:parent-style-name="Default">
      <style:map style:condition="cell-content()=0" style:apply-style-name="Unbenannt1" style:base-cell-address="Tabelle1.M726"/>
    </style:style>
    <style:style style:name="ce466" style:family="table-cell" style:parent-style-name="Default">
      <style:map style:condition="cell-content()=0" style:apply-style-name="Unbenannt1" style:base-cell-address="Tabelle1.M750"/>
    </style:style>
    <style:style style:name="ce467" style:family="table-cell" style:parent-style-name="Default">
      <style:table-cell-properties fo:border="0.06pt solid #000000"/>
      <style:map style:condition="cell-content()=0" style:apply-style-name="Unbenannt1" style:base-cell-address="Tabelle1.N5"/>
    </style:style>
    <style:style style:name="ce468" style:family="table-cell" style:parent-style-name="Default">
      <style:table-cell-properties fo:border="0.06pt solid #000000"/>
      <style:map style:condition="cell-content()=0" style:apply-style-name="Unbenannt1" style:base-cell-address="Tabelle1.N14"/>
    </style:style>
    <style:style style:name="ce469" style:family="table-cell" style:parent-style-name="Default">
      <style:table-cell-properties fo:border="0.06pt solid #000000"/>
      <style:map style:condition="cell-content()=0" style:apply-style-name="Unbenannt1" style:base-cell-address="Tabelle1.N15"/>
    </style:style>
    <style:style style:name="ce470" style:family="table-cell" style:parent-style-name="Default">
      <style:table-cell-properties fo:border="0.06pt solid #000000"/>
      <style:map style:condition="cell-content()=0" style:apply-style-name="Unbenannt1" style:base-cell-address="Tabelle1.N16"/>
    </style:style>
    <style:style style:name="ce471" style:family="table-cell" style:parent-style-name="Default">
      <style:table-cell-properties fo:border="0.06pt solid #000000"/>
      <style:map style:condition="cell-content()=0" style:apply-style-name="Unbenannt1" style:base-cell-address="Tabelle1.N17"/>
    </style:style>
    <style:style style:name="ce472" style:family="table-cell" style:parent-style-name="Default">
      <style:table-cell-properties fo:border="0.06pt solid #000000"/>
      <style:map style:condition="cell-content()=0" style:apply-style-name="Unbenannt1" style:base-cell-address="Tabelle1.N18"/>
    </style:style>
    <style:style style:name="ce473" style:family="table-cell" style:parent-style-name="Default">
      <style:table-cell-properties fo:border="0.06pt solid #000000"/>
      <style:map style:condition="cell-content()=0" style:apply-style-name="Unbenannt1" style:base-cell-address="Tabelle1.N19"/>
    </style:style>
    <style:style style:name="ce474" style:family="table-cell" style:parent-style-name="Default">
      <style:table-cell-properties fo:border="0.06pt solid #000000"/>
      <style:map style:condition="cell-content()=0" style:apply-style-name="Unbenannt1" style:base-cell-address="Tabelle1.N20"/>
    </style:style>
    <style:style style:name="ce475" style:family="table-cell" style:parent-style-name="Default">
      <style:table-cell-properties fo:border="0.06pt solid #000000"/>
      <style:map style:condition="cell-content()=0" style:apply-style-name="Unbenannt1" style:base-cell-address="Tabelle1.N21"/>
    </style:style>
    <style:style style:name="ce476" style:family="table-cell" style:parent-style-name="Default">
      <style:table-cell-properties fo:border="0.06pt solid #000000"/>
      <style:map style:condition="cell-content()=0" style:apply-style-name="Unbenannt1" style:base-cell-address="Tabelle1.N22"/>
    </style:style>
    <style:style style:name="ce477" style:family="table-cell" style:parent-style-name="Default">
      <style:table-cell-properties fo:border="0.06pt solid #000000"/>
      <style:map style:condition="cell-content()=0" style:apply-style-name="Unbenannt1" style:base-cell-address="Tabelle1.N23"/>
    </style:style>
    <style:style style:name="ce478" style:family="table-cell" style:parent-style-name="Default">
      <style:table-cell-properties fo:border="0.06pt solid #000000"/>
      <style:map style:condition="cell-content()=0" style:apply-style-name="Unbenannt1" style:base-cell-address="Tabelle1.N24"/>
    </style:style>
    <style:style style:name="ce479" style:family="table-cell" style:parent-style-name="Default">
      <style:table-cell-properties fo:border="0.06pt solid #000000"/>
      <style:map style:condition="cell-content()=0" style:apply-style-name="Unbenannt1" style:base-cell-address="Tabelle1.N25"/>
    </style:style>
    <style:style style:name="ce480" style:family="table-cell" style:parent-style-name="Default">
      <style:table-cell-properties fo:border="0.06pt solid #000000"/>
      <style:map style:condition="cell-content()=0" style:apply-style-name="Unbenannt1" style:base-cell-address="Tabelle1.N26"/>
    </style:style>
    <style:style style:name="ce481" style:family="table-cell" style:parent-style-name="Default">
      <style:map style:condition="cell-content()=0" style:apply-style-name="Unbenannt1" style:base-cell-address="Tabelle1.N27"/>
    </style:style>
    <style:style style:name="ce482" style:family="table-cell" style:parent-style-name="Default">
      <style:map style:condition="cell-content()=0" style:apply-style-name="Unbenannt1" style:base-cell-address="Tabelle1.N28"/>
    </style:style>
    <style:style style:name="ce483" style:family="table-cell" style:parent-style-name="Default">
      <style:map style:condition="cell-content()=0" style:apply-style-name="Unbenannt1" style:base-cell-address="Tabelle1.N29"/>
    </style:style>
    <style:style style:name="ce484" style:family="table-cell" style:parent-style-name="Default">
      <style:map style:condition="cell-content()=0" style:apply-style-name="Unbenannt1" style:base-cell-address="Tabelle1.N30"/>
    </style:style>
    <style:style style:name="ce485" style:family="table-cell" style:parent-style-name="Default">
      <style:map style:condition="cell-content()=0" style:apply-style-name="Unbenannt1" style:base-cell-address="Tabelle1.N31"/>
    </style:style>
    <style:style style:name="ce486" style:family="table-cell" style:parent-style-name="Default">
      <style:map style:condition="cell-content()=0" style:apply-style-name="Unbenannt1" style:base-cell-address="Tabelle1.N32"/>
    </style:style>
    <style:style style:name="ce487" style:family="table-cell" style:parent-style-name="Default">
      <style:map style:condition="cell-content()=0" style:apply-style-name="Unbenannt1" style:base-cell-address="Tabelle1.N33"/>
    </style:style>
    <style:style style:name="ce488" style:family="table-cell" style:parent-style-name="Default">
      <style:map style:condition="cell-content()=0" style:apply-style-name="Unbenannt1" style:base-cell-address="Tabelle1.N34"/>
    </style:style>
    <style:style style:name="ce489" style:family="table-cell" style:parent-style-name="Default">
      <style:map style:condition="cell-content()=0" style:apply-style-name="Unbenannt1" style:base-cell-address="Tabelle1.N35"/>
    </style:style>
    <style:style style:name="ce490" style:family="table-cell" style:parent-style-name="Default">
      <style:map style:condition="cell-content()=0" style:apply-style-name="Unbenannt1" style:base-cell-address="Tabelle1.N36"/>
    </style:style>
    <style:style style:name="ce491" style:family="table-cell" style:parent-style-name="Default">
      <style:map style:condition="cell-content()=0" style:apply-style-name="Unbenannt1" style:base-cell-address="Tabelle1.N37"/>
    </style:style>
    <style:style style:name="ce492" style:family="table-cell" style:parent-style-name="Default">
      <style:map style:condition="cell-content()=0" style:apply-style-name="Unbenannt1" style:base-cell-address="Tabelle1.N38"/>
    </style:style>
    <style:style style:name="ce493" style:family="table-cell" style:parent-style-name="Default">
      <style:map style:condition="cell-content()=0" style:apply-style-name="Unbenannt1" style:base-cell-address="Tabelle1.N39"/>
    </style:style>
    <style:style style:name="ce494" style:family="table-cell" style:parent-style-name="Default">
      <style:map style:condition="cell-content()=0" style:apply-style-name="Unbenannt1" style:base-cell-address="Tabelle1.N40"/>
    </style:style>
    <style:style style:name="ce495" style:family="table-cell" style:parent-style-name="Default">
      <style:map style:condition="cell-content()=0" style:apply-style-name="Unbenannt1" style:base-cell-address="Tabelle1.N41"/>
    </style:style>
    <style:style style:name="ce496" style:family="table-cell" style:parent-style-name="Default">
      <style:map style:condition="cell-content()=0" style:apply-style-name="Unbenannt1" style:base-cell-address="Tabelle1.N42"/>
    </style:style>
    <style:style style:name="ce497" style:family="table-cell" style:parent-style-name="Default">
      <style:map style:condition="cell-content()=0" style:apply-style-name="Unbenannt1" style:base-cell-address="Tabelle1.N43"/>
    </style:style>
    <style:style style:name="ce498" style:family="table-cell" style:parent-style-name="Default">
      <style:map style:condition="cell-content()=0" style:apply-style-name="Unbenannt1" style:base-cell-address="Tabelle1.N44"/>
    </style:style>
    <style:style style:name="ce499" style:family="table-cell" style:parent-style-name="Default">
      <style:map style:condition="cell-content()=0" style:apply-style-name="Unbenannt1" style:base-cell-address="Tabelle1.N45"/>
    </style:style>
    <style:style style:name="ce500" style:family="table-cell" style:parent-style-name="Default">
      <style:map style:condition="cell-content()=0" style:apply-style-name="Unbenannt1" style:base-cell-address="Tabelle1.N46"/>
    </style:style>
    <style:style style:name="ce501" style:family="table-cell" style:parent-style-name="Default">
      <style:map style:condition="cell-content()=0" style:apply-style-name="Unbenannt1" style:base-cell-address="Tabelle1.N47"/>
    </style:style>
    <style:style style:name="ce502" style:family="table-cell" style:parent-style-name="Default">
      <style:map style:condition="cell-content()=0" style:apply-style-name="Unbenannt1" style:base-cell-address="Tabelle1.N48"/>
    </style:style>
    <style:style style:name="ce503" style:family="table-cell" style:parent-style-name="Default">
      <style:map style:condition="cell-content()=0" style:apply-style-name="Unbenannt1" style:base-cell-address="Tabelle1.N49"/>
    </style:style>
    <style:style style:name="ce504" style:family="table-cell" style:parent-style-name="Default">
      <style:map style:condition="cell-content()=0" style:apply-style-name="Unbenannt1" style:base-cell-address="Tabelle1.N50"/>
    </style:style>
    <style:style style:name="ce505" style:family="table-cell" style:parent-style-name="Default">
      <style:map style:condition="cell-content()=0" style:apply-style-name="Unbenannt1" style:base-cell-address="Tabelle1.N51"/>
    </style:style>
    <style:style style:name="ce506" style:family="table-cell" style:parent-style-name="Default">
      <style:map style:condition="cell-content()=0" style:apply-style-name="Unbenannt1" style:base-cell-address="Tabelle1.N52"/>
    </style:style>
    <style:style style:name="ce507" style:family="table-cell" style:parent-style-name="Default">
      <style:map style:condition="cell-content()=0" style:apply-style-name="Unbenannt1" style:base-cell-address="Tabelle1.N53"/>
    </style:style>
    <style:style style:name="ce508" style:family="table-cell" style:parent-style-name="Default">
      <style:map style:condition="cell-content()=0" style:apply-style-name="Unbenannt1" style:base-cell-address="Tabelle1.N54"/>
    </style:style>
    <style:style style:name="ce509" style:family="table-cell" style:parent-style-name="Default">
      <style:map style:condition="cell-content()=0" style:apply-style-name="Unbenannt1" style:base-cell-address="Tabelle1.N63"/>
    </style:style>
    <style:style style:name="ce510" style:family="table-cell" style:parent-style-name="Default">
      <style:map style:condition="cell-content()=0" style:apply-style-name="Unbenannt1" style:base-cell-address="Tabelle1.N64"/>
    </style:style>
    <style:style style:name="ce511" style:family="table-cell" style:parent-style-name="Default">
      <style:map style:condition="cell-content()=0" style:apply-style-name="Unbenannt1" style:base-cell-address="Tabelle1.N65"/>
    </style:style>
    <style:style style:name="ce512" style:family="table-cell" style:parent-style-name="Default">
      <style:map style:condition="cell-content()=0" style:apply-style-name="Unbenannt1" style:base-cell-address="Tabelle1.N66"/>
    </style:style>
    <style:style style:name="ce513" style:family="table-cell" style:parent-style-name="Default">
      <style:map style:condition="cell-content()=0" style:apply-style-name="Unbenannt1" style:base-cell-address="Tabelle1.N67"/>
    </style:style>
    <style:style style:name="ce514" style:family="table-cell" style:parent-style-name="Default">
      <style:map style:condition="cell-content()=0" style:apply-style-name="Unbenannt1" style:base-cell-address="Tabelle1.N68"/>
    </style:style>
    <style:style style:name="ce515" style:family="table-cell" style:parent-style-name="Default">
      <style:map style:condition="cell-content()=0" style:apply-style-name="Unbenannt1" style:base-cell-address="Tabelle1.N69"/>
    </style:style>
    <style:style style:name="ce516" style:family="table-cell" style:parent-style-name="Default">
      <style:map style:condition="cell-content()=0" style:apply-style-name="Unbenannt1" style:base-cell-address="Tabelle1.N70"/>
    </style:style>
    <style:style style:name="ce517" style:family="table-cell" style:parent-style-name="Default">
      <style:map style:condition="cell-content()=0" style:apply-style-name="Unbenannt1" style:base-cell-address="Tabelle1.N71"/>
    </style:style>
    <style:style style:name="ce518" style:family="table-cell" style:parent-style-name="Default">
      <style:map style:condition="cell-content()=0" style:apply-style-name="Unbenannt1" style:base-cell-address="Tabelle1.N72"/>
    </style:style>
    <style:style style:name="ce519" style:family="table-cell" style:parent-style-name="Default">
      <style:map style:condition="cell-content()=0" style:apply-style-name="Unbenannt1" style:base-cell-address="Tabelle1.N73"/>
    </style:style>
    <style:style style:name="ce520" style:family="table-cell" style:parent-style-name="Default">
      <style:map style:condition="cell-content()=0" style:apply-style-name="Unbenannt1" style:base-cell-address="Tabelle1.N74"/>
    </style:style>
    <style:style style:name="ce521" style:family="table-cell" style:parent-style-name="Default">
      <style:map style:condition="cell-content()=0" style:apply-style-name="Unbenannt1" style:base-cell-address="Tabelle1.N75"/>
    </style:style>
    <style:style style:name="ce522" style:family="table-cell" style:parent-style-name="Default">
      <style:map style:condition="cell-content()=0" style:apply-style-name="Unbenannt1" style:base-cell-address="Tabelle1.N76"/>
    </style:style>
    <style:style style:name="ce523" style:family="table-cell" style:parent-style-name="Default">
      <style:map style:condition="cell-content()=0" style:apply-style-name="Unbenannt1" style:base-cell-address="Tabelle1.N77"/>
    </style:style>
    <style:style style:name="ce524" style:family="table-cell" style:parent-style-name="Default">
      <style:map style:condition="cell-content()=0" style:apply-style-name="Unbenannt1" style:base-cell-address="Tabelle1.N78"/>
    </style:style>
    <style:style style:name="ce525" style:family="table-cell" style:parent-style-name="Default">
      <style:map style:condition="cell-content()=0" style:apply-style-name="Unbenannt1" style:base-cell-address="Tabelle1.N79"/>
    </style:style>
    <style:style style:name="ce526" style:family="table-cell" style:parent-style-name="Default">
      <style:map style:condition="cell-content()=0" style:apply-style-name="Unbenannt1" style:base-cell-address="Tabelle1.N80"/>
    </style:style>
    <style:style style:name="ce527" style:family="table-cell" style:parent-style-name="Default">
      <style:map style:condition="cell-content()=0" style:apply-style-name="Unbenannt1" style:base-cell-address="Tabelle1.N81"/>
    </style:style>
    <style:style style:name="ce528" style:family="table-cell" style:parent-style-name="Default">
      <style:map style:condition="cell-content()=0" style:apply-style-name="Unbenannt1" style:base-cell-address="Tabelle1.N82"/>
    </style:style>
    <style:style style:name="ce529" style:family="table-cell" style:parent-style-name="Default">
      <style:map style:condition="cell-content()=0" style:apply-style-name="Unbenannt1" style:base-cell-address="Tabelle1.N83"/>
    </style:style>
    <style:style style:name="ce530" style:family="table-cell" style:parent-style-name="Default">
      <style:map style:condition="cell-content()=0" style:apply-style-name="Unbenannt1" style:base-cell-address="Tabelle1.N84"/>
    </style:style>
    <style:style style:name="ce531" style:family="table-cell" style:parent-style-name="Default">
      <style:map style:condition="cell-content()=0" style:apply-style-name="Unbenannt1" style:base-cell-address="Tabelle1.N85"/>
    </style:style>
    <style:style style:name="ce532" style:family="table-cell" style:parent-style-name="Default">
      <style:map style:condition="cell-content()=0" style:apply-style-name="Unbenannt1" style:base-cell-address="Tabelle1.N86"/>
    </style:style>
    <style:style style:name="ce533" style:family="table-cell" style:parent-style-name="Default">
      <style:map style:condition="cell-content()=0" style:apply-style-name="Unbenannt1" style:base-cell-address="Tabelle1.N87"/>
    </style:style>
    <style:style style:name="ce534" style:family="table-cell" style:parent-style-name="Default">
      <style:map style:condition="cell-content()=0" style:apply-style-name="Unbenannt1" style:base-cell-address="Tabelle1.N88"/>
    </style:style>
    <style:style style:name="ce535" style:family="table-cell" style:parent-style-name="Default">
      <style:map style:condition="cell-content()=0" style:apply-style-name="Unbenannt1" style:base-cell-address="Tabelle1.N89"/>
    </style:style>
    <style:style style:name="ce536" style:family="table-cell" style:parent-style-name="Default">
      <style:map style:condition="cell-content()=0" style:apply-style-name="Unbenannt1" style:base-cell-address="Tabelle1.N90"/>
    </style:style>
    <style:style style:name="ce537" style:family="table-cell" style:parent-style-name="Default">
      <style:map style:condition="cell-content()=0" style:apply-style-name="Unbenannt1" style:base-cell-address="Tabelle1.N91"/>
    </style:style>
    <style:style style:name="ce538" style:family="table-cell" style:parent-style-name="Default">
      <style:map style:condition="cell-content()=0" style:apply-style-name="Unbenannt1" style:base-cell-address="Tabelle1.N92"/>
    </style:style>
    <style:style style:name="ce539" style:family="table-cell" style:parent-style-name="Default">
      <style:map style:condition="cell-content()=0" style:apply-style-name="Unbenannt1" style:base-cell-address="Tabelle1.N93"/>
    </style:style>
    <style:style style:name="ce540" style:family="table-cell" style:parent-style-name="Default">
      <style:map style:condition="cell-content()=0" style:apply-style-name="Unbenannt1" style:base-cell-address="Tabelle1.N94"/>
    </style:style>
    <style:style style:name="ce541" style:family="table-cell" style:parent-style-name="Default">
      <style:map style:condition="cell-content()=0" style:apply-style-name="Unbenannt1" style:base-cell-address="Tabelle1.N95"/>
    </style:style>
    <style:style style:name="ce542" style:family="table-cell" style:parent-style-name="Default">
      <style:map style:condition="cell-content()=0" style:apply-style-name="Unbenannt1" style:base-cell-address="Tabelle1.N96"/>
    </style:style>
    <style:style style:name="ce543" style:family="table-cell" style:parent-style-name="Default">
      <style:map style:condition="cell-content()=0" style:apply-style-name="Unbenannt1" style:base-cell-address="Tabelle1.N97"/>
    </style:style>
    <style:style style:name="ce544" style:family="table-cell" style:parent-style-name="Default">
      <style:map style:condition="cell-content()=0" style:apply-style-name="Unbenannt1" style:base-cell-address="Tabelle1.N98"/>
    </style:style>
    <style:style style:name="ce545" style:family="table-cell" style:parent-style-name="Default">
      <style:map style:condition="cell-content()=0" style:apply-style-name="Unbenannt1" style:base-cell-address="Tabelle1.N99"/>
    </style:style>
    <style:style style:name="ce546" style:family="table-cell" style:parent-style-name="Default">
      <style:map style:condition="cell-content()=0" style:apply-style-name="Unbenannt1" style:base-cell-address="Tabelle1.N100"/>
    </style:style>
    <style:style style:name="ce547" style:family="table-cell" style:parent-style-name="Default">
      <style:map style:condition="cell-content()=0" style:apply-style-name="Unbenannt1" style:base-cell-address="Tabelle1.N101"/>
    </style:style>
    <style:style style:name="ce548" style:family="table-cell" style:parent-style-name="Default">
      <style:map style:condition="cell-content()=0" style:apply-style-name="Unbenannt1" style:base-cell-address="Tabelle1.N102"/>
    </style:style>
    <style:style style:name="ce549" style:family="table-cell" style:parent-style-name="Default">
      <style:map style:condition="cell-content()=0" style:apply-style-name="Unbenannt1" style:base-cell-address="Tabelle1.N111"/>
    </style:style>
    <style:style style:name="ce550" style:family="table-cell" style:parent-style-name="Default">
      <style:map style:condition="cell-content()=0" style:apply-style-name="Unbenannt1" style:base-cell-address="Tabelle1.N112"/>
    </style:style>
    <style:style style:name="ce551" style:family="table-cell" style:parent-style-name="Default">
      <style:map style:condition="cell-content()=0" style:apply-style-name="Unbenannt1" style:base-cell-address="Tabelle1.N113"/>
    </style:style>
    <style:style style:name="ce552" style:family="table-cell" style:parent-style-name="Default">
      <style:map style:condition="cell-content()=0" style:apply-style-name="Unbenannt1" style:base-cell-address="Tabelle1.N114"/>
    </style:style>
    <style:style style:name="ce553" style:family="table-cell" style:parent-style-name="Default">
      <style:map style:condition="cell-content()=0" style:apply-style-name="Unbenannt1" style:base-cell-address="Tabelle1.N115"/>
    </style:style>
    <style:style style:name="ce554" style:family="table-cell" style:parent-style-name="Default">
      <style:map style:condition="cell-content()=0" style:apply-style-name="Unbenannt1" style:base-cell-address="Tabelle1.N116"/>
    </style:style>
    <style:style style:name="ce555" style:family="table-cell" style:parent-style-name="Default">
      <style:map style:condition="cell-content()=0" style:apply-style-name="Unbenannt1" style:base-cell-address="Tabelle1.N117"/>
    </style:style>
    <style:style style:name="ce556" style:family="table-cell" style:parent-style-name="Default">
      <style:map style:condition="cell-content()=0" style:apply-style-name="Unbenannt1" style:base-cell-address="Tabelle1.N118"/>
    </style:style>
    <style:style style:name="ce557" style:family="table-cell" style:parent-style-name="Default">
      <style:map style:condition="cell-content()=0" style:apply-style-name="Unbenannt1" style:base-cell-address="Tabelle1.N119"/>
    </style:style>
    <style:style style:name="ce558" style:family="table-cell" style:parent-style-name="Default">
      <style:map style:condition="cell-content()=0" style:apply-style-name="Unbenannt1" style:base-cell-address="Tabelle1.N120"/>
    </style:style>
    <style:style style:name="ce559" style:family="table-cell" style:parent-style-name="Default">
      <style:map style:condition="cell-content()=0" style:apply-style-name="Unbenannt1" style:base-cell-address="Tabelle1.N121"/>
    </style:style>
    <style:style style:name="ce560" style:family="table-cell" style:parent-style-name="Default">
      <style:map style:condition="cell-content()=0" style:apply-style-name="Unbenannt1" style:base-cell-address="Tabelle1.N122"/>
    </style:style>
    <style:style style:name="ce561" style:family="table-cell" style:parent-style-name="Default">
      <style:map style:condition="cell-content()=0" style:apply-style-name="Unbenannt1" style:base-cell-address="Tabelle1.N123"/>
    </style:style>
    <style:style style:name="ce562" style:family="table-cell" style:parent-style-name="Default">
      <style:map style:condition="cell-content()=0" style:apply-style-name="Unbenannt1" style:base-cell-address="Tabelle1.N124"/>
    </style:style>
    <style:style style:name="ce563" style:family="table-cell" style:parent-style-name="Default">
      <style:map style:condition="cell-content()=0" style:apply-style-name="Unbenannt1" style:base-cell-address="Tabelle1.N125"/>
    </style:style>
    <style:style style:name="ce564" style:family="table-cell" style:parent-style-name="Default">
      <style:map style:condition="cell-content()=0" style:apply-style-name="Unbenannt1" style:base-cell-address="Tabelle1.N126"/>
    </style:style>
    <style:style style:name="ce565" style:family="table-cell" style:parent-style-name="Default">
      <style:map style:condition="cell-content()=0" style:apply-style-name="Unbenannt1" style:base-cell-address="Tabelle1.N127"/>
    </style:style>
    <style:style style:name="ce566" style:family="table-cell" style:parent-style-name="Default">
      <style:map style:condition="cell-content()=0" style:apply-style-name="Unbenannt1" style:base-cell-address="Tabelle1.N128"/>
    </style:style>
    <style:style style:name="ce567" style:family="table-cell" style:parent-style-name="Default">
      <style:map style:condition="cell-content()=0" style:apply-style-name="Unbenannt1" style:base-cell-address="Tabelle1.N129"/>
    </style:style>
    <style:style style:name="ce568" style:family="table-cell" style:parent-style-name="Default">
      <style:map style:condition="cell-content()=0" style:apply-style-name="Unbenannt1" style:base-cell-address="Tabelle1.N130"/>
    </style:style>
    <style:style style:name="ce569" style:family="table-cell" style:parent-style-name="Default">
      <style:map style:condition="cell-content()=0" style:apply-style-name="Unbenannt1" style:base-cell-address="Tabelle1.N131"/>
    </style:style>
    <style:style style:name="ce570" style:family="table-cell" style:parent-style-name="Default">
      <style:map style:condition="cell-content()=0" style:apply-style-name="Unbenannt1" style:base-cell-address="Tabelle1.N132"/>
    </style:style>
    <style:style style:name="ce571" style:family="table-cell" style:parent-style-name="Default">
      <style:map style:condition="cell-content()=0" style:apply-style-name="Unbenannt1" style:base-cell-address="Tabelle1.N133"/>
    </style:style>
    <style:style style:name="ce572" style:family="table-cell" style:parent-style-name="Default">
      <style:map style:condition="cell-content()=0" style:apply-style-name="Unbenannt1" style:base-cell-address="Tabelle1.N134"/>
    </style:style>
    <style:style style:name="ce573" style:family="table-cell" style:parent-style-name="Default">
      <style:map style:condition="cell-content()=0" style:apply-style-name="Unbenannt1" style:base-cell-address="Tabelle1.N135"/>
    </style:style>
    <style:style style:name="ce574" style:family="table-cell" style:parent-style-name="Default">
      <style:map style:condition="cell-content()=0" style:apply-style-name="Unbenannt1" style:base-cell-address="Tabelle1.N136"/>
    </style:style>
    <style:style style:name="ce575" style:family="table-cell" style:parent-style-name="Default">
      <style:map style:condition="cell-content()=0" style:apply-style-name="Unbenannt1" style:base-cell-address="Tabelle1.N137"/>
    </style:style>
    <style:style style:name="ce576" style:family="table-cell" style:parent-style-name="Default">
      <style:map style:condition="cell-content()=0" style:apply-style-name="Unbenannt1" style:base-cell-address="Tabelle1.N138"/>
    </style:style>
    <style:style style:name="ce577" style:family="table-cell" style:parent-style-name="Default">
      <style:map style:condition="cell-content()=0" style:apply-style-name="Unbenannt1" style:base-cell-address="Tabelle1.N139"/>
    </style:style>
    <style:style style:name="ce578" style:family="table-cell" style:parent-style-name="Default">
      <style:map style:condition="cell-content()=0" style:apply-style-name="Unbenannt1" style:base-cell-address="Tabelle1.N140"/>
    </style:style>
    <style:style style:name="ce579" style:family="table-cell" style:parent-style-name="Default">
      <style:map style:condition="cell-content()=0" style:apply-style-name="Unbenannt1" style:base-cell-address="Tabelle1.N141"/>
    </style:style>
    <style:style style:name="ce580" style:family="table-cell" style:parent-style-name="Default">
      <style:map style:condition="cell-content()=0" style:apply-style-name="Unbenannt1" style:base-cell-address="Tabelle1.N142"/>
    </style:style>
    <style:style style:name="ce581" style:family="table-cell" style:parent-style-name="Default">
      <style:map style:condition="cell-content()=0" style:apply-style-name="Unbenannt1" style:base-cell-address="Tabelle1.N143"/>
    </style:style>
    <style:style style:name="ce582" style:family="table-cell" style:parent-style-name="Default">
      <style:map style:condition="cell-content()=0" style:apply-style-name="Unbenannt1" style:base-cell-address="Tabelle1.N144"/>
    </style:style>
    <style:style style:name="ce583" style:family="table-cell" style:parent-style-name="Default">
      <style:map style:condition="cell-content()=0" style:apply-style-name="Unbenannt1" style:base-cell-address="Tabelle1.N145"/>
    </style:style>
    <style:style style:name="ce584" style:family="table-cell" style:parent-style-name="Default">
      <style:map style:condition="cell-content()=0" style:apply-style-name="Unbenannt1" style:base-cell-address="Tabelle1.N146"/>
    </style:style>
    <style:style style:name="ce585" style:family="table-cell" style:parent-style-name="Default">
      <style:map style:condition="cell-content()=0" style:apply-style-name="Unbenannt1" style:base-cell-address="Tabelle1.N147"/>
    </style:style>
    <style:style style:name="ce586" style:family="table-cell" style:parent-style-name="Default">
      <style:map style:condition="cell-content()=0" style:apply-style-name="Unbenannt1" style:base-cell-address="Tabelle1.N148"/>
    </style:style>
    <style:style style:name="ce587" style:family="table-cell" style:parent-style-name="Default">
      <style:map style:condition="cell-content()=0" style:apply-style-name="Unbenannt1" style:base-cell-address="Tabelle1.N149"/>
    </style:style>
    <style:style style:name="ce588" style:family="table-cell" style:parent-style-name="Default">
      <style:map style:condition="cell-content()=0" style:apply-style-name="Unbenannt1" style:base-cell-address="Tabelle1.N150"/>
    </style:style>
    <style:style style:name="ce589" style:family="table-cell" style:parent-style-name="Default">
      <style:map style:condition="cell-content()=0" style:apply-style-name="Unbenannt1" style:base-cell-address="Tabelle1.N159"/>
    </style:style>
    <style:style style:name="ce590" style:family="table-cell" style:parent-style-name="Default">
      <style:map style:condition="cell-content()=0" style:apply-style-name="Unbenannt1" style:base-cell-address="Tabelle1.N160"/>
    </style:style>
    <style:style style:name="ce591" style:family="table-cell" style:parent-style-name="Default">
      <style:map style:condition="cell-content()=0" style:apply-style-name="Unbenannt1" style:base-cell-address="Tabelle1.N161"/>
    </style:style>
    <style:style style:name="ce592" style:family="table-cell" style:parent-style-name="Default">
      <style:map style:condition="cell-content()=0" style:apply-style-name="Unbenannt1" style:base-cell-address="Tabelle1.N162"/>
    </style:style>
    <style:style style:name="ce593" style:family="table-cell" style:parent-style-name="Default">
      <style:map style:condition="cell-content()=0" style:apply-style-name="Unbenannt1" style:base-cell-address="Tabelle1.N163"/>
    </style:style>
    <style:style style:name="ce594" style:family="table-cell" style:parent-style-name="Default">
      <style:map style:condition="cell-content()=0" style:apply-style-name="Unbenannt1" style:base-cell-address="Tabelle1.N164"/>
    </style:style>
    <style:style style:name="ce595" style:family="table-cell" style:parent-style-name="Default">
      <style:map style:condition="cell-content()=0" style:apply-style-name="Unbenannt1" style:base-cell-address="Tabelle1.N165"/>
    </style:style>
    <style:style style:name="ce596" style:family="table-cell" style:parent-style-name="Default">
      <style:map style:condition="cell-content()=0" style:apply-style-name="Unbenannt1" style:base-cell-address="Tabelle1.N166"/>
    </style:style>
    <style:style style:name="ce597" style:family="table-cell" style:parent-style-name="Default">
      <style:map style:condition="cell-content()=0" style:apply-style-name="Unbenannt1" style:base-cell-address="Tabelle1.N167"/>
    </style:style>
    <style:style style:name="ce598" style:family="table-cell" style:parent-style-name="Default">
      <style:map style:condition="cell-content()=0" style:apply-style-name="Unbenannt1" style:base-cell-address="Tabelle1.N168"/>
    </style:style>
    <style:style style:name="ce599" style:family="table-cell" style:parent-style-name="Default">
      <style:map style:condition="cell-content()=0" style:apply-style-name="Unbenannt1" style:base-cell-address="Tabelle1.N169"/>
    </style:style>
    <style:style style:name="ce600" style:family="table-cell" style:parent-style-name="Default">
      <style:map style:condition="cell-content()=0" style:apply-style-name="Unbenannt1" style:base-cell-address="Tabelle1.N170"/>
    </style:style>
    <style:style style:name="ce601" style:family="table-cell" style:parent-style-name="Default">
      <style:map style:condition="cell-content()=0" style:apply-style-name="Unbenannt1" style:base-cell-address="Tabelle1.N171"/>
    </style:style>
    <style:style style:name="ce602" style:family="table-cell" style:parent-style-name="Default">
      <style:map style:condition="cell-content()=0" style:apply-style-name="Unbenannt1" style:base-cell-address="Tabelle1.N172"/>
    </style:style>
    <style:style style:name="ce603" style:family="table-cell" style:parent-style-name="Default">
      <style:map style:condition="cell-content()=0" style:apply-style-name="Unbenannt1" style:base-cell-address="Tabelle1.N173"/>
    </style:style>
    <style:style style:name="ce604" style:family="table-cell" style:parent-style-name="Default">
      <style:map style:condition="cell-content()=0" style:apply-style-name="Unbenannt1" style:base-cell-address="Tabelle1.N174"/>
    </style:style>
    <style:style style:name="ce605" style:family="table-cell" style:parent-style-name="Default">
      <style:map style:condition="cell-content()=0" style:apply-style-name="Unbenannt1" style:base-cell-address="Tabelle1.N175"/>
    </style:style>
    <style:style style:name="ce606" style:family="table-cell" style:parent-style-name="Default">
      <style:map style:condition="cell-content()=0" style:apply-style-name="Unbenannt1" style:base-cell-address="Tabelle1.N176"/>
    </style:style>
    <style:style style:name="ce607" style:family="table-cell" style:parent-style-name="Default">
      <style:map style:condition="cell-content()=0" style:apply-style-name="Unbenannt1" style:base-cell-address="Tabelle1.N177"/>
    </style:style>
    <style:style style:name="ce608" style:family="table-cell" style:parent-style-name="Default">
      <style:map style:condition="cell-content()=0" style:apply-style-name="Unbenannt1" style:base-cell-address="Tabelle1.N178"/>
    </style:style>
    <style:style style:name="ce609" style:family="table-cell" style:parent-style-name="Default">
      <style:map style:condition="cell-content()=0" style:apply-style-name="Unbenannt1" style:base-cell-address="Tabelle1.N179"/>
    </style:style>
    <style:style style:name="ce610" style:family="table-cell" style:parent-style-name="Default">
      <style:map style:condition="cell-content()=0" style:apply-style-name="Unbenannt1" style:base-cell-address="Tabelle1.N180"/>
    </style:style>
    <style:style style:name="ce611" style:family="table-cell" style:parent-style-name="Default">
      <style:map style:condition="cell-content()=0" style:apply-style-name="Unbenannt1" style:base-cell-address="Tabelle1.N181"/>
    </style:style>
    <style:style style:name="ce612" style:family="table-cell" style:parent-style-name="Default">
      <style:map style:condition="cell-content()=0" style:apply-style-name="Unbenannt1" style:base-cell-address="Tabelle1.N182"/>
    </style:style>
    <style:style style:name="ce613" style:family="table-cell" style:parent-style-name="Default">
      <style:map style:condition="cell-content()=0" style:apply-style-name="Unbenannt1" style:base-cell-address="Tabelle1.N183"/>
    </style:style>
    <style:style style:name="ce614" style:family="table-cell" style:parent-style-name="Default">
      <style:map style:condition="cell-content()=0" style:apply-style-name="Unbenannt1" style:base-cell-address="Tabelle1.N184"/>
    </style:style>
    <style:style style:name="ce615" style:family="table-cell" style:parent-style-name="Default">
      <style:map style:condition="cell-content()=0" style:apply-style-name="Unbenannt1" style:base-cell-address="Tabelle1.N185"/>
    </style:style>
    <style:style style:name="ce616" style:family="table-cell" style:parent-style-name="Default">
      <style:map style:condition="cell-content()=0" style:apply-style-name="Unbenannt1" style:base-cell-address="Tabelle1.N186"/>
    </style:style>
    <style:style style:name="ce617" style:family="table-cell" style:parent-style-name="Default">
      <style:map style:condition="cell-content()=0" style:apply-style-name="Unbenannt1" style:base-cell-address="Tabelle1.N187"/>
    </style:style>
    <style:style style:name="ce618" style:family="table-cell" style:parent-style-name="Default">
      <style:map style:condition="cell-content()=0" style:apply-style-name="Unbenannt1" style:base-cell-address="Tabelle1.N188"/>
    </style:style>
    <style:style style:name="ce619" style:family="table-cell" style:parent-style-name="Default">
      <style:map style:condition="cell-content()=0" style:apply-style-name="Unbenannt1" style:base-cell-address="Tabelle1.N189"/>
    </style:style>
    <style:style style:name="ce620" style:family="table-cell" style:parent-style-name="Default">
      <style:map style:condition="cell-content()=0" style:apply-style-name="Unbenannt1" style:base-cell-address="Tabelle1.N190"/>
    </style:style>
    <style:style style:name="ce621" style:family="table-cell" style:parent-style-name="Default">
      <style:map style:condition="cell-content()=0" style:apply-style-name="Unbenannt1" style:base-cell-address="Tabelle1.N191"/>
    </style:style>
    <style:style style:name="ce622" style:family="table-cell" style:parent-style-name="Default">
      <style:map style:condition="cell-content()=0" style:apply-style-name="Unbenannt1" style:base-cell-address="Tabelle1.N192"/>
    </style:style>
    <style:style style:name="ce623" style:family="table-cell" style:parent-style-name="Default">
      <style:map style:condition="cell-content()=0" style:apply-style-name="Unbenannt1" style:base-cell-address="Tabelle1.N193"/>
    </style:style>
    <style:style style:name="ce624" style:family="table-cell" style:parent-style-name="Default">
      <style:map style:condition="cell-content()=0" style:apply-style-name="Unbenannt1" style:base-cell-address="Tabelle1.N194"/>
    </style:style>
    <style:style style:name="ce625" style:family="table-cell" style:parent-style-name="Default">
      <style:map style:condition="cell-content()=0" style:apply-style-name="Unbenannt1" style:base-cell-address="Tabelle1.N195"/>
    </style:style>
    <style:style style:name="ce626" style:family="table-cell" style:parent-style-name="Default">
      <style:map style:condition="cell-content()=0" style:apply-style-name="Unbenannt1" style:base-cell-address="Tabelle1.N196"/>
    </style:style>
    <style:style style:name="ce627" style:family="table-cell" style:parent-style-name="Default">
      <style:map style:condition="cell-content()=0" style:apply-style-name="Unbenannt1" style:base-cell-address="Tabelle1.N197"/>
    </style:style>
    <style:style style:name="ce628" style:family="table-cell" style:parent-style-name="Default">
      <style:map style:condition="cell-content()=0" style:apply-style-name="Unbenannt1" style:base-cell-address="Tabelle1.N198"/>
    </style:style>
    <style:style style:name="ce629" style:family="table-cell" style:parent-style-name="Default">
      <style:map style:condition="cell-content()=0" style:apply-style-name="Unbenannt1" style:base-cell-address="Tabelle1.N222"/>
    </style:style>
    <style:style style:name="ce630" style:family="table-cell" style:parent-style-name="Default">
      <style:map style:condition="cell-content()=0" style:apply-style-name="Unbenannt1" style:base-cell-address="Tabelle1.N246"/>
    </style:style>
    <style:style style:name="ce631" style:family="table-cell" style:parent-style-name="Default">
      <style:map style:condition="cell-content()=0" style:apply-style-name="Unbenannt1" style:base-cell-address="Tabelle1.N270"/>
    </style:style>
    <style:style style:name="ce632" style:family="table-cell" style:parent-style-name="Default">
      <style:map style:condition="cell-content()=0" style:apply-style-name="Unbenannt1" style:base-cell-address="Tabelle1.N294"/>
    </style:style>
    <style:style style:name="ce633" style:family="table-cell" style:parent-style-name="Default">
      <style:map style:condition="cell-content()=0" style:apply-style-name="Unbenannt1" style:base-cell-address="Tabelle1.N318"/>
    </style:style>
    <style:style style:name="ce634" style:family="table-cell" style:parent-style-name="Default">
      <style:map style:condition="cell-content()=0" style:apply-style-name="Unbenannt1" style:base-cell-address="Tabelle1.N342"/>
    </style:style>
    <style:style style:name="ce635" style:family="table-cell" style:parent-style-name="Default">
      <style:map style:condition="cell-content()=0" style:apply-style-name="Unbenannt1" style:base-cell-address="Tabelle1.N366"/>
    </style:style>
    <style:style style:name="ce636" style:family="table-cell" style:parent-style-name="Default">
      <style:map style:condition="cell-content()=0" style:apply-style-name="Unbenannt1" style:base-cell-address="Tabelle1.N390"/>
    </style:style>
    <style:style style:name="ce637" style:family="table-cell" style:parent-style-name="Default">
      <style:map style:condition="cell-content()=0" style:apply-style-name="Unbenannt1" style:base-cell-address="Tabelle1.N399"/>
    </style:style>
    <style:style style:name="ce638" style:family="table-cell" style:parent-style-name="Default">
      <style:map style:condition="cell-content()=0" style:apply-style-name="Unbenannt1" style:base-cell-address="Tabelle1.N400"/>
    </style:style>
    <style:style style:name="ce639" style:family="table-cell" style:parent-style-name="Default">
      <style:map style:condition="cell-content()=0" style:apply-style-name="Unbenannt1" style:base-cell-address="Tabelle1.N401"/>
    </style:style>
    <style:style style:name="ce640" style:family="table-cell" style:parent-style-name="Default">
      <style:map style:condition="cell-content()=0" style:apply-style-name="Unbenannt1" style:base-cell-address="Tabelle1.N402"/>
    </style:style>
    <style:style style:name="ce641" style:family="table-cell" style:parent-style-name="Default">
      <style:map style:condition="cell-content()=0" style:apply-style-name="Unbenannt1" style:base-cell-address="Tabelle1.N403"/>
    </style:style>
    <style:style style:name="ce642" style:family="table-cell" style:parent-style-name="Default">
      <style:map style:condition="cell-content()=0" style:apply-style-name="Unbenannt1" style:base-cell-address="Tabelle1.N404"/>
    </style:style>
    <style:style style:name="ce643" style:family="table-cell" style:parent-style-name="Default">
      <style:map style:condition="cell-content()=0" style:apply-style-name="Unbenannt1" style:base-cell-address="Tabelle1.N405"/>
    </style:style>
    <style:style style:name="ce644" style:family="table-cell" style:parent-style-name="Default">
      <style:map style:condition="cell-content()=0" style:apply-style-name="Unbenannt1" style:base-cell-address="Tabelle1.N406"/>
    </style:style>
    <style:style style:name="ce645" style:family="table-cell" style:parent-style-name="Default">
      <style:map style:condition="cell-content()=0" style:apply-style-name="Unbenannt1" style:base-cell-address="Tabelle1.N407"/>
    </style:style>
    <style:style style:name="ce646" style:family="table-cell" style:parent-style-name="Default">
      <style:map style:condition="cell-content()=0" style:apply-style-name="Unbenannt1" style:base-cell-address="Tabelle1.N408"/>
    </style:style>
    <style:style style:name="ce647" style:family="table-cell" style:parent-style-name="Default">
      <style:map style:condition="cell-content()=0" style:apply-style-name="Unbenannt1" style:base-cell-address="Tabelle1.N409"/>
    </style:style>
    <style:style style:name="ce648" style:family="table-cell" style:parent-style-name="Default">
      <style:map style:condition="cell-content()=0" style:apply-style-name="Unbenannt1" style:base-cell-address="Tabelle1.N410"/>
    </style:style>
    <style:style style:name="ce649" style:family="table-cell" style:parent-style-name="Default">
      <style:map style:condition="cell-content()=0" style:apply-style-name="Unbenannt1" style:base-cell-address="Tabelle1.N411"/>
    </style:style>
    <style:style style:name="ce650" style:family="table-cell" style:parent-style-name="Default">
      <style:map style:condition="cell-content()=0" style:apply-style-name="Unbenannt1" style:base-cell-address="Tabelle1.N412"/>
    </style:style>
    <style:style style:name="ce651" style:family="table-cell" style:parent-style-name="Default">
      <style:map style:condition="cell-content()=0" style:apply-style-name="Unbenannt1" style:base-cell-address="Tabelle1.N413"/>
    </style:style>
    <style:style style:name="ce652" style:family="table-cell" style:parent-style-name="Default">
      <style:map style:condition="cell-content()=0" style:apply-style-name="Unbenannt1" style:base-cell-address="Tabelle1.N414"/>
    </style:style>
    <style:style style:name="ce653" style:family="table-cell" style:parent-style-name="Default">
      <style:map style:condition="cell-content()=0" style:apply-style-name="Unbenannt1" style:base-cell-address="Tabelle1.N415"/>
    </style:style>
    <style:style style:name="ce654" style:family="table-cell" style:parent-style-name="Default">
      <style:map style:condition="cell-content()=0" style:apply-style-name="Unbenannt1" style:base-cell-address="Tabelle1.N416"/>
    </style:style>
    <style:style style:name="ce655" style:family="table-cell" style:parent-style-name="Default">
      <style:map style:condition="cell-content()=0" style:apply-style-name="Unbenannt1" style:base-cell-address="Tabelle1.N417"/>
    </style:style>
    <style:style style:name="ce656" style:family="table-cell" style:parent-style-name="Default">
      <style:map style:condition="cell-content()=0" style:apply-style-name="Unbenannt1" style:base-cell-address="Tabelle1.N418"/>
    </style:style>
    <style:style style:name="ce657" style:family="table-cell" style:parent-style-name="Default">
      <style:map style:condition="cell-content()=0" style:apply-style-name="Unbenannt1" style:base-cell-address="Tabelle1.N419"/>
    </style:style>
    <style:style style:name="ce658" style:family="table-cell" style:parent-style-name="Default">
      <style:map style:condition="cell-content()=0" style:apply-style-name="Unbenannt1" style:base-cell-address="Tabelle1.N420"/>
    </style:style>
    <style:style style:name="ce659" style:family="table-cell" style:parent-style-name="Default">
      <style:map style:condition="cell-content()=0" style:apply-style-name="Unbenannt1" style:base-cell-address="Tabelle1.N421"/>
    </style:style>
    <style:style style:name="ce660" style:family="table-cell" style:parent-style-name="Default">
      <style:map style:condition="cell-content()=0" style:apply-style-name="Unbenannt1" style:base-cell-address="Tabelle1.N422"/>
    </style:style>
    <style:style style:name="ce661" style:family="table-cell" style:parent-style-name="Default">
      <style:map style:condition="cell-content()=0" style:apply-style-name="Unbenannt1" style:base-cell-address="Tabelle1.N423"/>
    </style:style>
    <style:style style:name="ce662" style:family="table-cell" style:parent-style-name="Default">
      <style:map style:condition="cell-content()=0" style:apply-style-name="Unbenannt1" style:base-cell-address="Tabelle1.N424"/>
    </style:style>
    <style:style style:name="ce663" style:family="table-cell" style:parent-style-name="Default">
      <style:map style:condition="cell-content()=0" style:apply-style-name="Unbenannt1" style:base-cell-address="Tabelle1.N425"/>
    </style:style>
    <style:style style:name="ce664" style:family="table-cell" style:parent-style-name="Default">
      <style:map style:condition="cell-content()=0" style:apply-style-name="Unbenannt1" style:base-cell-address="Tabelle1.N426"/>
    </style:style>
    <style:style style:name="ce665" style:family="table-cell" style:parent-style-name="Default">
      <style:map style:condition="cell-content()=0" style:apply-style-name="Unbenannt1" style:base-cell-address="Tabelle1.N427"/>
    </style:style>
    <style:style style:name="ce666" style:family="table-cell" style:parent-style-name="Default">
      <style:map style:condition="cell-content()=0" style:apply-style-name="Unbenannt1" style:base-cell-address="Tabelle1.N428"/>
    </style:style>
    <style:style style:name="ce667" style:family="table-cell" style:parent-style-name="Default">
      <style:map style:condition="cell-content()=0" style:apply-style-name="Unbenannt1" style:base-cell-address="Tabelle1.N429"/>
    </style:style>
    <style:style style:name="ce668" style:family="table-cell" style:parent-style-name="Default">
      <style:map style:condition="cell-content()=0" style:apply-style-name="Unbenannt1" style:base-cell-address="Tabelle1.N430"/>
    </style:style>
    <style:style style:name="ce669" style:family="table-cell" style:parent-style-name="Default">
      <style:map style:condition="cell-content()=0" style:apply-style-name="Unbenannt1" style:base-cell-address="Tabelle1.N431"/>
    </style:style>
    <style:style style:name="ce670" style:family="table-cell" style:parent-style-name="Default">
      <style:map style:condition="cell-content()=0" style:apply-style-name="Unbenannt1" style:base-cell-address="Tabelle1.N432"/>
    </style:style>
    <style:style style:name="ce671" style:family="table-cell" style:parent-style-name="Default">
      <style:map style:condition="cell-content()=0" style:apply-style-name="Unbenannt1" style:base-cell-address="Tabelle1.N433"/>
    </style:style>
    <style:style style:name="ce672" style:family="table-cell" style:parent-style-name="Default">
      <style:map style:condition="cell-content()=0" style:apply-style-name="Unbenannt1" style:base-cell-address="Tabelle1.N434"/>
    </style:style>
    <style:style style:name="ce673" style:family="table-cell" style:parent-style-name="Default">
      <style:map style:condition="cell-content()=0" style:apply-style-name="Unbenannt1" style:base-cell-address="Tabelle1.N435"/>
    </style:style>
    <style:style style:name="ce674" style:family="table-cell" style:parent-style-name="Default">
      <style:map style:condition="cell-content()=0" style:apply-style-name="Unbenannt1" style:base-cell-address="Tabelle1.N436"/>
    </style:style>
    <style:style style:name="ce675" style:family="table-cell" style:parent-style-name="Default">
      <style:map style:condition="cell-content()=0" style:apply-style-name="Unbenannt1" style:base-cell-address="Tabelle1.N437"/>
    </style:style>
    <style:style style:name="ce676" style:family="table-cell" style:parent-style-name="Default">
      <style:map style:condition="cell-content()=0" style:apply-style-name="Unbenannt1" style:base-cell-address="Tabelle1.N438"/>
    </style:style>
    <style:style style:name="ce677" style:family="table-cell" style:parent-style-name="Default">
      <style:map style:condition="cell-content()=0" style:apply-style-name="Unbenannt1" style:base-cell-address="Tabelle1.N447"/>
    </style:style>
    <style:style style:name="ce678" style:family="table-cell" style:parent-style-name="Default">
      <style:map style:condition="cell-content()=0" style:apply-style-name="Unbenannt1" style:base-cell-address="Tabelle1.N448"/>
    </style:style>
    <style:style style:name="ce679" style:family="table-cell" style:parent-style-name="Default">
      <style:map style:condition="cell-content()=0" style:apply-style-name="Unbenannt1" style:base-cell-address="Tabelle1.N449"/>
    </style:style>
    <style:style style:name="ce680" style:family="table-cell" style:parent-style-name="Default">
      <style:map style:condition="cell-content()=0" style:apply-style-name="Unbenannt1" style:base-cell-address="Tabelle1.N450"/>
    </style:style>
    <style:style style:name="ce681" style:family="table-cell" style:parent-style-name="Default">
      <style:map style:condition="cell-content()=0" style:apply-style-name="Unbenannt1" style:base-cell-address="Tabelle1.N451"/>
    </style:style>
    <style:style style:name="ce682" style:family="table-cell" style:parent-style-name="Default">
      <style:map style:condition="cell-content()=0" style:apply-style-name="Unbenannt1" style:base-cell-address="Tabelle1.N452"/>
    </style:style>
    <style:style style:name="ce683" style:family="table-cell" style:parent-style-name="Default">
      <style:map style:condition="cell-content()=0" style:apply-style-name="Unbenannt1" style:base-cell-address="Tabelle1.N453"/>
    </style:style>
    <style:style style:name="ce684" style:family="table-cell" style:parent-style-name="Default">
      <style:map style:condition="cell-content()=0" style:apply-style-name="Unbenannt1" style:base-cell-address="Tabelle1.N454"/>
    </style:style>
    <style:style style:name="ce685" style:family="table-cell" style:parent-style-name="Default">
      <style:map style:condition="cell-content()=0" style:apply-style-name="Unbenannt1" style:base-cell-address="Tabelle1.N455"/>
    </style:style>
    <style:style style:name="ce686" style:family="table-cell" style:parent-style-name="Default">
      <style:map style:condition="cell-content()=0" style:apply-style-name="Unbenannt1" style:base-cell-address="Tabelle1.N456"/>
    </style:style>
    <style:style style:name="ce687" style:family="table-cell" style:parent-style-name="Default">
      <style:map style:condition="cell-content()=0" style:apply-style-name="Unbenannt1" style:base-cell-address="Tabelle1.N457"/>
    </style:style>
    <style:style style:name="ce688" style:family="table-cell" style:parent-style-name="Default">
      <style:map style:condition="cell-content()=0" style:apply-style-name="Unbenannt1" style:base-cell-address="Tabelle1.N458"/>
    </style:style>
    <style:style style:name="ce689" style:family="table-cell" style:parent-style-name="Default">
      <style:map style:condition="cell-content()=0" style:apply-style-name="Unbenannt1" style:base-cell-address="Tabelle1.N459"/>
    </style:style>
    <style:style style:name="ce690" style:family="table-cell" style:parent-style-name="Default">
      <style:map style:condition="cell-content()=0" style:apply-style-name="Unbenannt1" style:base-cell-address="Tabelle1.N460"/>
    </style:style>
    <style:style style:name="ce691" style:family="table-cell" style:parent-style-name="Default">
      <style:map style:condition="cell-content()=0" style:apply-style-name="Unbenannt1" style:base-cell-address="Tabelle1.N461"/>
    </style:style>
    <style:style style:name="ce692" style:family="table-cell" style:parent-style-name="Default">
      <style:map style:condition="cell-content()=0" style:apply-style-name="Unbenannt1" style:base-cell-address="Tabelle1.N462"/>
    </style:style>
    <style:style style:name="ce693" style:family="table-cell" style:parent-style-name="Default">
      <style:map style:condition="cell-content()=0" style:apply-style-name="Unbenannt1" style:base-cell-address="Tabelle1.N463"/>
    </style:style>
    <style:style style:name="ce694" style:family="table-cell" style:parent-style-name="Default">
      <style:map style:condition="cell-content()=0" style:apply-style-name="Unbenannt1" style:base-cell-address="Tabelle1.N464"/>
    </style:style>
    <style:style style:name="ce695" style:family="table-cell" style:parent-style-name="Default">
      <style:map style:condition="cell-content()=0" style:apply-style-name="Unbenannt1" style:base-cell-address="Tabelle1.N465"/>
    </style:style>
    <style:style style:name="ce696" style:family="table-cell" style:parent-style-name="Default">
      <style:map style:condition="cell-content()=0" style:apply-style-name="Unbenannt1" style:base-cell-address="Tabelle1.N466"/>
    </style:style>
    <style:style style:name="ce697" style:family="table-cell" style:parent-style-name="Default">
      <style:map style:condition="cell-content()=0" style:apply-style-name="Unbenannt1" style:base-cell-address="Tabelle1.N467"/>
    </style:style>
    <style:style style:name="ce698" style:family="table-cell" style:parent-style-name="Default">
      <style:map style:condition="cell-content()=0" style:apply-style-name="Unbenannt1" style:base-cell-address="Tabelle1.N468"/>
    </style:style>
    <style:style style:name="ce699" style:family="table-cell" style:parent-style-name="Default">
      <style:map style:condition="cell-content()=0" style:apply-style-name="Unbenannt1" style:base-cell-address="Tabelle1.N469"/>
    </style:style>
    <style:style style:name="ce700" style:family="table-cell" style:parent-style-name="Default">
      <style:map style:condition="cell-content()=0" style:apply-style-name="Unbenannt1" style:base-cell-address="Tabelle1.N470"/>
    </style:style>
    <style:style style:name="ce701" style:family="table-cell" style:parent-style-name="Default">
      <style:map style:condition="cell-content()=0" style:apply-style-name="Unbenannt1" style:base-cell-address="Tabelle1.N471"/>
    </style:style>
    <style:style style:name="ce702" style:family="table-cell" style:parent-style-name="Default">
      <style:map style:condition="cell-content()=0" style:apply-style-name="Unbenannt1" style:base-cell-address="Tabelle1.N472"/>
    </style:style>
    <style:style style:name="ce703" style:family="table-cell" style:parent-style-name="Default">
      <style:map style:condition="cell-content()=0" style:apply-style-name="Unbenannt1" style:base-cell-address="Tabelle1.N473"/>
    </style:style>
    <style:style style:name="ce704" style:family="table-cell" style:parent-style-name="Default">
      <style:map style:condition="cell-content()=0" style:apply-style-name="Unbenannt1" style:base-cell-address="Tabelle1.N474"/>
    </style:style>
    <style:style style:name="ce705" style:family="table-cell" style:parent-style-name="Default">
      <style:map style:condition="cell-content()=0" style:apply-style-name="Unbenannt1" style:base-cell-address="Tabelle1.N475"/>
    </style:style>
    <style:style style:name="ce706" style:family="table-cell" style:parent-style-name="Default">
      <style:map style:condition="cell-content()=0" style:apply-style-name="Unbenannt1" style:base-cell-address="Tabelle1.N476"/>
    </style:style>
    <style:style style:name="ce707" style:family="table-cell" style:parent-style-name="Default">
      <style:map style:condition="cell-content()=0" style:apply-style-name="Unbenannt1" style:base-cell-address="Tabelle1.N477"/>
    </style:style>
    <style:style style:name="ce708" style:family="table-cell" style:parent-style-name="Default">
      <style:map style:condition="cell-content()=0" style:apply-style-name="Unbenannt1" style:base-cell-address="Tabelle1.N478"/>
    </style:style>
    <style:style style:name="ce709" style:family="table-cell" style:parent-style-name="Default">
      <style:map style:condition="cell-content()=0" style:apply-style-name="Unbenannt1" style:base-cell-address="Tabelle1.N479"/>
    </style:style>
    <style:style style:name="ce710" style:family="table-cell" style:parent-style-name="Default">
      <style:map style:condition="cell-content()=0" style:apply-style-name="Unbenannt1" style:base-cell-address="Tabelle1.N480"/>
    </style:style>
    <style:style style:name="ce711" style:family="table-cell" style:parent-style-name="Default">
      <style:map style:condition="cell-content()=0" style:apply-style-name="Unbenannt1" style:base-cell-address="Tabelle1.N481"/>
    </style:style>
    <style:style style:name="ce712" style:family="table-cell" style:parent-style-name="Default">
      <style:map style:condition="cell-content()=0" style:apply-style-name="Unbenannt1" style:base-cell-address="Tabelle1.N482"/>
    </style:style>
    <style:style style:name="ce713" style:family="table-cell" style:parent-style-name="Default">
      <style:map style:condition="cell-content()=0" style:apply-style-name="Unbenannt1" style:base-cell-address="Tabelle1.N483"/>
    </style:style>
    <style:style style:name="ce714" style:family="table-cell" style:parent-style-name="Default">
      <style:map style:condition="cell-content()=0" style:apply-style-name="Unbenannt1" style:base-cell-address="Tabelle1.N484"/>
    </style:style>
    <style:style style:name="ce715" style:family="table-cell" style:parent-style-name="Default">
      <style:map style:condition="cell-content()=0" style:apply-style-name="Unbenannt1" style:base-cell-address="Tabelle1.N485"/>
    </style:style>
    <style:style style:name="ce716" style:family="table-cell" style:parent-style-name="Default">
      <style:map style:condition="cell-content()=0" style:apply-style-name="Unbenannt1" style:base-cell-address="Tabelle1.N486"/>
    </style:style>
    <style:style style:name="ce717" style:family="table-cell" style:parent-style-name="Default">
      <style:map style:condition="cell-content()=0" style:apply-style-name="Unbenannt1" style:base-cell-address="Tabelle1.N495"/>
    </style:style>
    <style:style style:name="ce718" style:family="table-cell" style:parent-style-name="Default">
      <style:map style:condition="cell-content()=0" style:apply-style-name="Unbenannt1" style:base-cell-address="Tabelle1.N496"/>
    </style:style>
    <style:style style:name="ce719" style:family="table-cell" style:parent-style-name="Default">
      <style:map style:condition="cell-content()=0" style:apply-style-name="Unbenannt1" style:base-cell-address="Tabelle1.N497"/>
    </style:style>
    <style:style style:name="ce720" style:family="table-cell" style:parent-style-name="Default">
      <style:map style:condition="cell-content()=0" style:apply-style-name="Unbenannt1" style:base-cell-address="Tabelle1.N498"/>
    </style:style>
    <style:style style:name="ce721" style:family="table-cell" style:parent-style-name="Default">
      <style:map style:condition="cell-content()=0" style:apply-style-name="Unbenannt1" style:base-cell-address="Tabelle1.N499"/>
    </style:style>
    <style:style style:name="ce722" style:family="table-cell" style:parent-style-name="Default">
      <style:map style:condition="cell-content()=0" style:apply-style-name="Unbenannt1" style:base-cell-address="Tabelle1.N500"/>
    </style:style>
    <style:style style:name="ce723" style:family="table-cell" style:parent-style-name="Default">
      <style:map style:condition="cell-content()=0" style:apply-style-name="Unbenannt1" style:base-cell-address="Tabelle1.N501"/>
    </style:style>
    <style:style style:name="ce724" style:family="table-cell" style:parent-style-name="Default">
      <style:map style:condition="cell-content()=0" style:apply-style-name="Unbenannt1" style:base-cell-address="Tabelle1.N502"/>
    </style:style>
    <style:style style:name="ce725" style:family="table-cell" style:parent-style-name="Default">
      <style:map style:condition="cell-content()=0" style:apply-style-name="Unbenannt1" style:base-cell-address="Tabelle1.N503"/>
    </style:style>
    <style:style style:name="ce726" style:family="table-cell" style:parent-style-name="Default">
      <style:map style:condition="cell-content()=0" style:apply-style-name="Unbenannt1" style:base-cell-address="Tabelle1.N504"/>
    </style:style>
    <style:style style:name="ce727" style:family="table-cell" style:parent-style-name="Default">
      <style:map style:condition="cell-content()=0" style:apply-style-name="Unbenannt1" style:base-cell-address="Tabelle1.N505"/>
    </style:style>
    <style:style style:name="ce728" style:family="table-cell" style:parent-style-name="Default">
      <style:map style:condition="cell-content()=0" style:apply-style-name="Unbenannt1" style:base-cell-address="Tabelle1.N506"/>
    </style:style>
    <style:style style:name="ce729" style:family="table-cell" style:parent-style-name="Default">
      <style:map style:condition="cell-content()=0" style:apply-style-name="Unbenannt1" style:base-cell-address="Tabelle1.N507"/>
    </style:style>
    <style:style style:name="ce730" style:family="table-cell" style:parent-style-name="Default">
      <style:map style:condition="cell-content()=0" style:apply-style-name="Unbenannt1" style:base-cell-address="Tabelle1.N508"/>
    </style:style>
    <style:style style:name="ce731" style:family="table-cell" style:parent-style-name="Default">
      <style:map style:condition="cell-content()=0" style:apply-style-name="Unbenannt1" style:base-cell-address="Tabelle1.N509"/>
    </style:style>
    <style:style style:name="ce732" style:family="table-cell" style:parent-style-name="Default">
      <style:map style:condition="cell-content()=0" style:apply-style-name="Unbenannt1" style:base-cell-address="Tabelle1.N510"/>
    </style:style>
    <style:style style:name="ce733" style:family="table-cell" style:parent-style-name="Default">
      <style:map style:condition="cell-content()=0" style:apply-style-name="Unbenannt1" style:base-cell-address="Tabelle1.N511"/>
    </style:style>
    <style:style style:name="ce734" style:family="table-cell" style:parent-style-name="Default">
      <style:map style:condition="cell-content()=0" style:apply-style-name="Unbenannt1" style:base-cell-address="Tabelle1.N512"/>
    </style:style>
    <style:style style:name="ce735" style:family="table-cell" style:parent-style-name="Default">
      <style:map style:condition="cell-content()=0" style:apply-style-name="Unbenannt1" style:base-cell-address="Tabelle1.N513"/>
    </style:style>
    <style:style style:name="ce736" style:family="table-cell" style:parent-style-name="Default">
      <style:map style:condition="cell-content()=0" style:apply-style-name="Unbenannt1" style:base-cell-address="Tabelle1.N514"/>
    </style:style>
    <style:style style:name="ce737" style:family="table-cell" style:parent-style-name="Default">
      <style:map style:condition="cell-content()=0" style:apply-style-name="Unbenannt1" style:base-cell-address="Tabelle1.N515"/>
    </style:style>
    <style:style style:name="ce738" style:family="table-cell" style:parent-style-name="Default">
      <style:map style:condition="cell-content()=0" style:apply-style-name="Unbenannt1" style:base-cell-address="Tabelle1.N516"/>
    </style:style>
    <style:style style:name="ce739" style:family="table-cell" style:parent-style-name="Default">
      <style:map style:condition="cell-content()=0" style:apply-style-name="Unbenannt1" style:base-cell-address="Tabelle1.N517"/>
    </style:style>
    <style:style style:name="ce740" style:family="table-cell" style:parent-style-name="Default">
      <style:map style:condition="cell-content()=0" style:apply-style-name="Unbenannt1" style:base-cell-address="Tabelle1.N518"/>
    </style:style>
    <style:style style:name="ce741" style:family="table-cell" style:parent-style-name="Default">
      <style:map style:condition="cell-content()=0" style:apply-style-name="Unbenannt1" style:base-cell-address="Tabelle1.N519"/>
    </style:style>
    <style:style style:name="ce742" style:family="table-cell" style:parent-style-name="Default">
      <style:map style:condition="cell-content()=0" style:apply-style-name="Unbenannt1" style:base-cell-address="Tabelle1.N520"/>
    </style:style>
    <style:style style:name="ce743" style:family="table-cell" style:parent-style-name="Default">
      <style:map style:condition="cell-content()=0" style:apply-style-name="Unbenannt1" style:base-cell-address="Tabelle1.N521"/>
    </style:style>
    <style:style style:name="ce744" style:family="table-cell" style:parent-style-name="Default">
      <style:map style:condition="cell-content()=0" style:apply-style-name="Unbenannt1" style:base-cell-address="Tabelle1.N522"/>
    </style:style>
    <style:style style:name="ce745" style:family="table-cell" style:parent-style-name="Default">
      <style:map style:condition="cell-content()=0" style:apply-style-name="Unbenannt1" style:base-cell-address="Tabelle1.N523"/>
    </style:style>
    <style:style style:name="ce746" style:family="table-cell" style:parent-style-name="Default">
      <style:map style:condition="cell-content()=0" style:apply-style-name="Unbenannt1" style:base-cell-address="Tabelle1.N524"/>
    </style:style>
    <style:style style:name="ce747" style:family="table-cell" style:parent-style-name="Default">
      <style:map style:condition="cell-content()=0" style:apply-style-name="Unbenannt1" style:base-cell-address="Tabelle1.N525"/>
    </style:style>
    <style:style style:name="ce748" style:family="table-cell" style:parent-style-name="Default">
      <style:map style:condition="cell-content()=0" style:apply-style-name="Unbenannt1" style:base-cell-address="Tabelle1.N526"/>
    </style:style>
    <style:style style:name="ce749" style:family="table-cell" style:parent-style-name="Default">
      <style:map style:condition="cell-content()=0" style:apply-style-name="Unbenannt1" style:base-cell-address="Tabelle1.N527"/>
    </style:style>
    <style:style style:name="ce750" style:family="table-cell" style:parent-style-name="Default">
      <style:map style:condition="cell-content()=0" style:apply-style-name="Unbenannt1" style:base-cell-address="Tabelle1.N528"/>
    </style:style>
    <style:style style:name="ce751" style:family="table-cell" style:parent-style-name="Default">
      <style:map style:condition="cell-content()=0" style:apply-style-name="Unbenannt1" style:base-cell-address="Tabelle1.N529"/>
    </style:style>
    <style:style style:name="ce752" style:family="table-cell" style:parent-style-name="Default">
      <style:map style:condition="cell-content()=0" style:apply-style-name="Unbenannt1" style:base-cell-address="Tabelle1.N530"/>
    </style:style>
    <style:style style:name="ce753" style:family="table-cell" style:parent-style-name="Default">
      <style:map style:condition="cell-content()=0" style:apply-style-name="Unbenannt1" style:base-cell-address="Tabelle1.N531"/>
    </style:style>
    <style:style style:name="ce754" style:family="table-cell" style:parent-style-name="Default">
      <style:map style:condition="cell-content()=0" style:apply-style-name="Unbenannt1" style:base-cell-address="Tabelle1.N532"/>
    </style:style>
    <style:style style:name="ce755" style:family="table-cell" style:parent-style-name="Default">
      <style:map style:condition="cell-content()=0" style:apply-style-name="Unbenannt1" style:base-cell-address="Tabelle1.N533"/>
    </style:style>
    <style:style style:name="ce756" style:family="table-cell" style:parent-style-name="Default">
      <style:map style:condition="cell-content()=0" style:apply-style-name="Unbenannt1" style:base-cell-address="Tabelle1.N534"/>
    </style:style>
    <style:style style:name="ce757" style:family="table-cell" style:parent-style-name="Default">
      <style:map style:condition="cell-content()=0" style:apply-style-name="Unbenannt1" style:base-cell-address="Tabelle1.N543"/>
    </style:style>
    <style:style style:name="ce758" style:family="table-cell" style:parent-style-name="Default">
      <style:map style:condition="cell-content()=0" style:apply-style-name="Unbenannt1" style:base-cell-address="Tabelle1.N544"/>
    </style:style>
    <style:style style:name="ce759" style:family="table-cell" style:parent-style-name="Default">
      <style:map style:condition="cell-content()=0" style:apply-style-name="Unbenannt1" style:base-cell-address="Tabelle1.N545"/>
    </style:style>
    <style:style style:name="ce760" style:family="table-cell" style:parent-style-name="Default">
      <style:map style:condition="cell-content()=0" style:apply-style-name="Unbenannt1" style:base-cell-address="Tabelle1.N546"/>
    </style:style>
    <style:style style:name="ce761" style:family="table-cell" style:parent-style-name="Default">
      <style:map style:condition="cell-content()=0" style:apply-style-name="Unbenannt1" style:base-cell-address="Tabelle1.N547"/>
    </style:style>
    <style:style style:name="ce762" style:family="table-cell" style:parent-style-name="Default">
      <style:map style:condition="cell-content()=0" style:apply-style-name="Unbenannt1" style:base-cell-address="Tabelle1.N548"/>
    </style:style>
    <style:style style:name="ce763" style:family="table-cell" style:parent-style-name="Default">
      <style:map style:condition="cell-content()=0" style:apply-style-name="Unbenannt1" style:base-cell-address="Tabelle1.N549"/>
    </style:style>
    <style:style style:name="ce764" style:family="table-cell" style:parent-style-name="Default">
      <style:map style:condition="cell-content()=0" style:apply-style-name="Unbenannt1" style:base-cell-address="Tabelle1.N550"/>
    </style:style>
    <style:style style:name="ce765" style:family="table-cell" style:parent-style-name="Default">
      <style:map style:condition="cell-content()=0" style:apply-style-name="Unbenannt1" style:base-cell-address="Tabelle1.N551"/>
    </style:style>
    <style:style style:name="ce766" style:family="table-cell" style:parent-style-name="Default">
      <style:map style:condition="cell-content()=0" style:apply-style-name="Unbenannt1" style:base-cell-address="Tabelle1.N552"/>
    </style:style>
    <style:style style:name="ce767" style:family="table-cell" style:parent-style-name="Default">
      <style:map style:condition="cell-content()=0" style:apply-style-name="Unbenannt1" style:base-cell-address="Tabelle1.N553"/>
    </style:style>
    <style:style style:name="ce768" style:family="table-cell" style:parent-style-name="Default">
      <style:map style:condition="cell-content()=0" style:apply-style-name="Unbenannt1" style:base-cell-address="Tabelle1.N554"/>
    </style:style>
    <style:style style:name="ce769" style:family="table-cell" style:parent-style-name="Default">
      <style:map style:condition="cell-content()=0" style:apply-style-name="Unbenannt1" style:base-cell-address="Tabelle1.N555"/>
    </style:style>
    <style:style style:name="ce770" style:family="table-cell" style:parent-style-name="Default">
      <style:map style:condition="cell-content()=0" style:apply-style-name="Unbenannt1" style:base-cell-address="Tabelle1.N556"/>
    </style:style>
    <style:style style:name="ce771" style:family="table-cell" style:parent-style-name="Default">
      <style:map style:condition="cell-content()=0" style:apply-style-name="Unbenannt1" style:base-cell-address="Tabelle1.N557"/>
    </style:style>
    <style:style style:name="ce772" style:family="table-cell" style:parent-style-name="Default">
      <style:map style:condition="cell-content()=0" style:apply-style-name="Unbenannt1" style:base-cell-address="Tabelle1.N558"/>
    </style:style>
    <style:style style:name="ce773" style:family="table-cell" style:parent-style-name="Default">
      <style:map style:condition="cell-content()=0" style:apply-style-name="Unbenannt1" style:base-cell-address="Tabelle1.N559"/>
    </style:style>
    <style:style style:name="ce774" style:family="table-cell" style:parent-style-name="Default">
      <style:map style:condition="cell-content()=0" style:apply-style-name="Unbenannt1" style:base-cell-address="Tabelle1.N560"/>
    </style:style>
    <style:style style:name="ce775" style:family="table-cell" style:parent-style-name="Default">
      <style:map style:condition="cell-content()=0" style:apply-style-name="Unbenannt1" style:base-cell-address="Tabelle1.N561"/>
    </style:style>
    <style:style style:name="ce776" style:family="table-cell" style:parent-style-name="Default">
      <style:map style:condition="cell-content()=0" style:apply-style-name="Unbenannt1" style:base-cell-address="Tabelle1.N562"/>
    </style:style>
    <style:style style:name="ce777" style:family="table-cell" style:parent-style-name="Default">
      <style:map style:condition="cell-content()=0" style:apply-style-name="Unbenannt1" style:base-cell-address="Tabelle1.N563"/>
    </style:style>
    <style:style style:name="ce778" style:family="table-cell" style:parent-style-name="Default">
      <style:map style:condition="cell-content()=0" style:apply-style-name="Unbenannt1" style:base-cell-address="Tabelle1.N564"/>
    </style:style>
    <style:style style:name="ce779" style:family="table-cell" style:parent-style-name="Default">
      <style:map style:condition="cell-content()=0" style:apply-style-name="Unbenannt1" style:base-cell-address="Tabelle1.N565"/>
    </style:style>
    <style:style style:name="ce780" style:family="table-cell" style:parent-style-name="Default">
      <style:map style:condition="cell-content()=0" style:apply-style-name="Unbenannt1" style:base-cell-address="Tabelle1.N566"/>
    </style:style>
    <style:style style:name="ce781" style:family="table-cell" style:parent-style-name="Default">
      <style:map style:condition="cell-content()=0" style:apply-style-name="Unbenannt1" style:base-cell-address="Tabelle1.N567"/>
    </style:style>
    <style:style style:name="ce782" style:family="table-cell" style:parent-style-name="Default">
      <style:map style:condition="cell-content()=0" style:apply-style-name="Unbenannt1" style:base-cell-address="Tabelle1.N568"/>
    </style:style>
    <style:style style:name="ce783" style:family="table-cell" style:parent-style-name="Default">
      <style:map style:condition="cell-content()=0" style:apply-style-name="Unbenannt1" style:base-cell-address="Tabelle1.N569"/>
    </style:style>
    <style:style style:name="ce784" style:family="table-cell" style:parent-style-name="Default">
      <style:map style:condition="cell-content()=0" style:apply-style-name="Unbenannt1" style:base-cell-address="Tabelle1.N570"/>
    </style:style>
    <style:style style:name="ce785" style:family="table-cell" style:parent-style-name="Default">
      <style:map style:condition="cell-content()=0" style:apply-style-name="Unbenannt1" style:base-cell-address="Tabelle1.N571"/>
    </style:style>
    <style:style style:name="ce786" style:family="table-cell" style:parent-style-name="Default">
      <style:map style:condition="cell-content()=0" style:apply-style-name="Unbenannt1" style:base-cell-address="Tabelle1.N572"/>
    </style:style>
    <style:style style:name="ce787" style:family="table-cell" style:parent-style-name="Default">
      <style:map style:condition="cell-content()=0" style:apply-style-name="Unbenannt1" style:base-cell-address="Tabelle1.N573"/>
    </style:style>
    <style:style style:name="ce788" style:family="table-cell" style:parent-style-name="Default">
      <style:map style:condition="cell-content()=0" style:apply-style-name="Unbenannt1" style:base-cell-address="Tabelle1.N574"/>
    </style:style>
    <style:style style:name="ce789" style:family="table-cell" style:parent-style-name="Default">
      <style:map style:condition="cell-content()=0" style:apply-style-name="Unbenannt1" style:base-cell-address="Tabelle1.N575"/>
    </style:style>
    <style:style style:name="ce790" style:family="table-cell" style:parent-style-name="Default">
      <style:map style:condition="cell-content()=0" style:apply-style-name="Unbenannt1" style:base-cell-address="Tabelle1.N576"/>
    </style:style>
    <style:style style:name="ce791" style:family="table-cell" style:parent-style-name="Default">
      <style:map style:condition="cell-content()=0" style:apply-style-name="Unbenannt1" style:base-cell-address="Tabelle1.N577"/>
    </style:style>
    <style:style style:name="ce792" style:family="table-cell" style:parent-style-name="Default">
      <style:map style:condition="cell-content()=0" style:apply-style-name="Unbenannt1" style:base-cell-address="Tabelle1.N578"/>
    </style:style>
    <style:style style:name="ce793" style:family="table-cell" style:parent-style-name="Default">
      <style:map style:condition="cell-content()=0" style:apply-style-name="Unbenannt1" style:base-cell-address="Tabelle1.N579"/>
    </style:style>
    <style:style style:name="ce794" style:family="table-cell" style:parent-style-name="Default">
      <style:map style:condition="cell-content()=0" style:apply-style-name="Unbenannt1" style:base-cell-address="Tabelle1.N580"/>
    </style:style>
    <style:style style:name="ce795" style:family="table-cell" style:parent-style-name="Default">
      <style:map style:condition="cell-content()=0" style:apply-style-name="Unbenannt1" style:base-cell-address="Tabelle1.N581"/>
    </style:style>
    <style:style style:name="ce796" style:family="table-cell" style:parent-style-name="Default">
      <style:map style:condition="cell-content()=0" style:apply-style-name="Unbenannt1" style:base-cell-address="Tabelle1.N582"/>
    </style:style>
    <style:style style:name="ce797" style:family="table-cell" style:parent-style-name="Default">
      <style:map style:condition="cell-content()=0" style:apply-style-name="Unbenannt1" style:base-cell-address="Tabelle1.N606"/>
    </style:style>
    <style:style style:name="ce798" style:family="table-cell" style:parent-style-name="Default">
      <style:map style:condition="cell-content()=0" style:apply-style-name="Unbenannt1" style:base-cell-address="Tabelle1.N630"/>
    </style:style>
    <style:style style:name="ce799" style:family="table-cell" style:parent-style-name="Default">
      <style:map style:condition="cell-content()=0" style:apply-style-name="Unbenannt1" style:base-cell-address="Tabelle1.N654"/>
    </style:style>
    <style:style style:name="ce800" style:family="table-cell" style:parent-style-name="Default">
      <style:map style:condition="cell-content()=0" style:apply-style-name="Unbenannt1" style:base-cell-address="Tabelle1.N678"/>
    </style:style>
    <style:style style:name="ce801" style:family="table-cell" style:parent-style-name="Default">
      <style:map style:condition="cell-content()=0" style:apply-style-name="Unbenannt1" style:base-cell-address="Tabelle1.N702"/>
    </style:style>
    <style:style style:name="ce802" style:family="table-cell" style:parent-style-name="Default">
      <style:map style:condition="cell-content()=0" style:apply-style-name="Unbenannt1" style:base-cell-address="Tabelle1.N726"/>
    </style:style>
    <style:style style:name="ce803" style:family="table-cell" style:parent-style-name="Default">
      <style:map style:condition="cell-content()=0" style:apply-style-name="Unbenannt1" style:base-cell-address="Tabelle1.N750"/>
    </style:style>
    <style:style style:name="ce804" style:family="table-cell" style:parent-style-name="Default">
      <style:table-cell-properties fo:border="0.06pt solid #000000"/>
      <style:map style:condition="cell-content()=0" style:apply-style-name="Unbenannt1" style:base-cell-address="Tabelle1.O5"/>
    </style:style>
    <style:style style:name="ce805" style:family="table-cell" style:parent-style-name="Default">
      <style:table-cell-properties fo:border="0.06pt solid #000000"/>
      <style:map style:condition="cell-content()=0" style:apply-style-name="Unbenannt1" style:base-cell-address="Tabelle1.O14"/>
    </style:style>
    <style:style style:name="ce806" style:family="table-cell" style:parent-style-name="Default">
      <style:table-cell-properties fo:border="0.06pt solid #000000"/>
      <style:map style:condition="cell-content()=0" style:apply-style-name="Unbenannt1" style:base-cell-address="Tabelle1.O15"/>
    </style:style>
    <style:style style:name="ce807" style:family="table-cell" style:parent-style-name="Default">
      <style:table-cell-properties fo:border="0.06pt solid #000000"/>
      <style:map style:condition="cell-content()=0" style:apply-style-name="Unbenannt1" style:base-cell-address="Tabelle1.O16"/>
    </style:style>
    <style:style style:name="ce808" style:family="table-cell" style:parent-style-name="Default">
      <style:table-cell-properties fo:border="0.06pt solid #000000"/>
      <style:map style:condition="cell-content()=0" style:apply-style-name="Unbenannt1" style:base-cell-address="Tabelle1.O17"/>
    </style:style>
    <style:style style:name="ce809" style:family="table-cell" style:parent-style-name="Default">
      <style:table-cell-properties fo:border="0.06pt solid #000000"/>
      <style:map style:condition="cell-content()=0" style:apply-style-name="Unbenannt1" style:base-cell-address="Tabelle1.O18"/>
    </style:style>
    <style:style style:name="ce810" style:family="table-cell" style:parent-style-name="Default">
      <style:table-cell-properties fo:border="0.06pt solid #000000"/>
      <style:map style:condition="cell-content()=0" style:apply-style-name="Unbenannt1" style:base-cell-address="Tabelle1.O19"/>
    </style:style>
    <style:style style:name="ce811" style:family="table-cell" style:parent-style-name="Default">
      <style:table-cell-properties fo:border="0.06pt solid #000000"/>
      <style:map style:condition="cell-content()=0" style:apply-style-name="Unbenannt1" style:base-cell-address="Tabelle1.O20"/>
    </style:style>
    <style:style style:name="ce812" style:family="table-cell" style:parent-style-name="Default">
      <style:table-cell-properties fo:border="0.06pt solid #000000"/>
      <style:map style:condition="cell-content()=0" style:apply-style-name="Unbenannt1" style:base-cell-address="Tabelle1.O21"/>
    </style:style>
    <style:style style:name="ce813" style:family="table-cell" style:parent-style-name="Default">
      <style:table-cell-properties fo:border="0.06pt solid #000000"/>
      <style:map style:condition="cell-content()=0" style:apply-style-name="Unbenannt1" style:base-cell-address="Tabelle1.O22"/>
    </style:style>
    <style:style style:name="ce814" style:family="table-cell" style:parent-style-name="Default">
      <style:table-cell-properties fo:border="0.06pt solid #000000"/>
      <style:map style:condition="cell-content()=0" style:apply-style-name="Unbenannt1" style:base-cell-address="Tabelle1.O23"/>
    </style:style>
    <style:style style:name="ce815" style:family="table-cell" style:parent-style-name="Default">
      <style:table-cell-properties fo:border="0.06pt solid #000000"/>
      <style:map style:condition="cell-content()=0" style:apply-style-name="Unbenannt1" style:base-cell-address="Tabelle1.O24"/>
    </style:style>
    <style:style style:name="ce816" style:family="table-cell" style:parent-style-name="Default">
      <style:table-cell-properties fo:border="0.06pt solid #000000"/>
      <style:map style:condition="cell-content()=0" style:apply-style-name="Unbenannt1" style:base-cell-address="Tabelle1.O25"/>
    </style:style>
    <style:style style:name="ce817" style:family="table-cell" style:parent-style-name="Default">
      <style:table-cell-properties fo:border="0.06pt solid #000000"/>
      <style:map style:condition="cell-content()=0" style:apply-style-name="Unbenannt1" style:base-cell-address="Tabelle1.O26"/>
    </style:style>
    <style:style style:name="ce818" style:family="table-cell" style:parent-style-name="Default">
      <style:map style:condition="cell-content()=0" style:apply-style-name="Unbenannt1" style:base-cell-address="Tabelle1.O27"/>
    </style:style>
    <style:style style:name="ce819" style:family="table-cell" style:parent-style-name="Default">
      <style:map style:condition="cell-content()=0" style:apply-style-name="Unbenannt1" style:base-cell-address="Tabelle1.O28"/>
    </style:style>
    <style:style style:name="ce820" style:family="table-cell" style:parent-style-name="Default">
      <style:map style:condition="cell-content()=0" style:apply-style-name="Unbenannt1" style:base-cell-address="Tabelle1.O29"/>
    </style:style>
    <style:style style:name="ce821" style:family="table-cell" style:parent-style-name="Default">
      <style:map style:condition="cell-content()=0" style:apply-style-name="Unbenannt1" style:base-cell-address="Tabelle1.O30"/>
    </style:style>
    <style:style style:name="ce822" style:family="table-cell" style:parent-style-name="Default">
      <style:map style:condition="cell-content()=0" style:apply-style-name="Unbenannt1" style:base-cell-address="Tabelle1.O31"/>
    </style:style>
    <style:style style:name="ce823" style:family="table-cell" style:parent-style-name="Default">
      <style:map style:condition="cell-content()=0" style:apply-style-name="Unbenannt1" style:base-cell-address="Tabelle1.O32"/>
    </style:style>
    <style:style style:name="ce824" style:family="table-cell" style:parent-style-name="Default">
      <style:map style:condition="cell-content()=0" style:apply-style-name="Unbenannt1" style:base-cell-address="Tabelle1.O33"/>
    </style:style>
    <style:style style:name="ce825" style:family="table-cell" style:parent-style-name="Default">
      <style:map style:condition="cell-content()=0" style:apply-style-name="Unbenannt1" style:base-cell-address="Tabelle1.O34"/>
    </style:style>
    <style:style style:name="ce826" style:family="table-cell" style:parent-style-name="Default">
      <style:map style:condition="cell-content()=0" style:apply-style-name="Unbenannt1" style:base-cell-address="Tabelle1.O35"/>
    </style:style>
    <style:style style:name="ce827" style:family="table-cell" style:parent-style-name="Default">
      <style:map style:condition="cell-content()=0" style:apply-style-name="Unbenannt1" style:base-cell-address="Tabelle1.O36"/>
    </style:style>
    <style:style style:name="ce828" style:family="table-cell" style:parent-style-name="Default">
      <style:map style:condition="cell-content()=0" style:apply-style-name="Unbenannt1" style:base-cell-address="Tabelle1.O37"/>
    </style:style>
    <style:style style:name="ce829" style:family="table-cell" style:parent-style-name="Default">
      <style:map style:condition="cell-content()=0" style:apply-style-name="Unbenannt1" style:base-cell-address="Tabelle1.O38"/>
    </style:style>
    <style:style style:name="ce830" style:family="table-cell" style:parent-style-name="Default">
      <style:map style:condition="cell-content()=0" style:apply-style-name="Unbenannt1" style:base-cell-address="Tabelle1.O39"/>
    </style:style>
    <style:style style:name="ce831" style:family="table-cell" style:parent-style-name="Default">
      <style:map style:condition="cell-content()=0" style:apply-style-name="Unbenannt1" style:base-cell-address="Tabelle1.O40"/>
    </style:style>
    <style:style style:name="ce832" style:family="table-cell" style:parent-style-name="Default">
      <style:map style:condition="cell-content()=0" style:apply-style-name="Unbenannt1" style:base-cell-address="Tabelle1.O41"/>
    </style:style>
    <style:style style:name="ce833" style:family="table-cell" style:parent-style-name="Default">
      <style:map style:condition="cell-content()=0" style:apply-style-name="Unbenannt1" style:base-cell-address="Tabelle1.O42"/>
    </style:style>
    <style:style style:name="ce834" style:family="table-cell" style:parent-style-name="Default">
      <style:map style:condition="cell-content()=0" style:apply-style-name="Unbenannt1" style:base-cell-address="Tabelle1.O43"/>
    </style:style>
    <style:style style:name="ce835" style:family="table-cell" style:parent-style-name="Default">
      <style:map style:condition="cell-content()=0" style:apply-style-name="Unbenannt1" style:base-cell-address="Tabelle1.O44"/>
    </style:style>
    <style:style style:name="ce836" style:family="table-cell" style:parent-style-name="Default">
      <style:map style:condition="cell-content()=0" style:apply-style-name="Unbenannt1" style:base-cell-address="Tabelle1.O45"/>
    </style:style>
    <style:style style:name="ce837" style:family="table-cell" style:parent-style-name="Default">
      <style:map style:condition="cell-content()=0" style:apply-style-name="Unbenannt1" style:base-cell-address="Tabelle1.O46"/>
    </style:style>
    <style:style style:name="ce838" style:family="table-cell" style:parent-style-name="Default">
      <style:map style:condition="cell-content()=0" style:apply-style-name="Unbenannt1" style:base-cell-address="Tabelle1.O47"/>
    </style:style>
    <style:style style:name="ce839" style:family="table-cell" style:parent-style-name="Default">
      <style:map style:condition="cell-content()=0" style:apply-style-name="Unbenannt1" style:base-cell-address="Tabelle1.O48"/>
    </style:style>
    <style:style style:name="ce840" style:family="table-cell" style:parent-style-name="Default">
      <style:map style:condition="cell-content()=0" style:apply-style-name="Unbenannt1" style:base-cell-address="Tabelle1.O49"/>
    </style:style>
    <style:style style:name="ce841" style:family="table-cell" style:parent-style-name="Default">
      <style:map style:condition="cell-content()=0" style:apply-style-name="Unbenannt1" style:base-cell-address="Tabelle1.O50"/>
    </style:style>
    <style:style style:name="ce842" style:family="table-cell" style:parent-style-name="Default">
      <style:map style:condition="cell-content()=0" style:apply-style-name="Unbenannt1" style:base-cell-address="Tabelle1.O51"/>
    </style:style>
    <style:style style:name="ce843" style:family="table-cell" style:parent-style-name="Default">
      <style:map style:condition="cell-content()=0" style:apply-style-name="Unbenannt1" style:base-cell-address="Tabelle1.O52"/>
    </style:style>
    <style:style style:name="ce844" style:family="table-cell" style:parent-style-name="Default">
      <style:map style:condition="cell-content()=0" style:apply-style-name="Unbenannt1" style:base-cell-address="Tabelle1.O53"/>
    </style:style>
    <style:style style:name="ce845" style:family="table-cell" style:parent-style-name="Default">
      <style:map style:condition="cell-content()=0" style:apply-style-name="Unbenannt1" style:base-cell-address="Tabelle1.O54"/>
    </style:style>
    <style:style style:name="ce846" style:family="table-cell" style:parent-style-name="Default">
      <style:map style:condition="cell-content()=0" style:apply-style-name="Unbenannt1" style:base-cell-address="Tabelle1.O63"/>
    </style:style>
    <style:style style:name="ce847" style:family="table-cell" style:parent-style-name="Default">
      <style:map style:condition="cell-content()=0" style:apply-style-name="Unbenannt1" style:base-cell-address="Tabelle1.O64"/>
    </style:style>
    <style:style style:name="ce848" style:family="table-cell" style:parent-style-name="Default">
      <style:map style:condition="cell-content()=0" style:apply-style-name="Unbenannt1" style:base-cell-address="Tabelle1.O65"/>
    </style:style>
    <style:style style:name="ce849" style:family="table-cell" style:parent-style-name="Default">
      <style:map style:condition="cell-content()=0" style:apply-style-name="Unbenannt1" style:base-cell-address="Tabelle1.O66"/>
    </style:style>
    <style:style style:name="ce850" style:family="table-cell" style:parent-style-name="Default">
      <style:map style:condition="cell-content()=0" style:apply-style-name="Unbenannt1" style:base-cell-address="Tabelle1.O67"/>
    </style:style>
    <style:style style:name="ce851" style:family="table-cell" style:parent-style-name="Default">
      <style:map style:condition="cell-content()=0" style:apply-style-name="Unbenannt1" style:base-cell-address="Tabelle1.O68"/>
    </style:style>
    <style:style style:name="ce852" style:family="table-cell" style:parent-style-name="Default">
      <style:map style:condition="cell-content()=0" style:apply-style-name="Unbenannt1" style:base-cell-address="Tabelle1.O69"/>
    </style:style>
    <style:style style:name="ce853" style:family="table-cell" style:parent-style-name="Default">
      <style:map style:condition="cell-content()=0" style:apply-style-name="Unbenannt1" style:base-cell-address="Tabelle1.O70"/>
    </style:style>
    <style:style style:name="ce854" style:family="table-cell" style:parent-style-name="Default">
      <style:map style:condition="cell-content()=0" style:apply-style-name="Unbenannt1" style:base-cell-address="Tabelle1.O71"/>
    </style:style>
    <style:style style:name="ce855" style:family="table-cell" style:parent-style-name="Default">
      <style:map style:condition="cell-content()=0" style:apply-style-name="Unbenannt1" style:base-cell-address="Tabelle1.O72"/>
    </style:style>
    <style:style style:name="ce856" style:family="table-cell" style:parent-style-name="Default">
      <style:map style:condition="cell-content()=0" style:apply-style-name="Unbenannt1" style:base-cell-address="Tabelle1.O73"/>
    </style:style>
    <style:style style:name="ce857" style:family="table-cell" style:parent-style-name="Default">
      <style:map style:condition="cell-content()=0" style:apply-style-name="Unbenannt1" style:base-cell-address="Tabelle1.O74"/>
    </style:style>
    <style:style style:name="ce858" style:family="table-cell" style:parent-style-name="Default">
      <style:map style:condition="cell-content()=0" style:apply-style-name="Unbenannt1" style:base-cell-address="Tabelle1.O75"/>
    </style:style>
    <style:style style:name="ce859" style:family="table-cell" style:parent-style-name="Default">
      <style:map style:condition="cell-content()=0" style:apply-style-name="Unbenannt1" style:base-cell-address="Tabelle1.O76"/>
    </style:style>
    <style:style style:name="ce860" style:family="table-cell" style:parent-style-name="Default">
      <style:map style:condition="cell-content()=0" style:apply-style-name="Unbenannt1" style:base-cell-address="Tabelle1.O77"/>
    </style:style>
    <style:style style:name="ce861" style:family="table-cell" style:parent-style-name="Default">
      <style:map style:condition="cell-content()=0" style:apply-style-name="Unbenannt1" style:base-cell-address="Tabelle1.O78"/>
    </style:style>
    <style:style style:name="ce862" style:family="table-cell" style:parent-style-name="Default">
      <style:map style:condition="cell-content()=0" style:apply-style-name="Unbenannt1" style:base-cell-address="Tabelle1.O79"/>
    </style:style>
    <style:style style:name="ce863" style:family="table-cell" style:parent-style-name="Default">
      <style:map style:condition="cell-content()=0" style:apply-style-name="Unbenannt1" style:base-cell-address="Tabelle1.O80"/>
    </style:style>
    <style:style style:name="ce864" style:family="table-cell" style:parent-style-name="Default">
      <style:map style:condition="cell-content()=0" style:apply-style-name="Unbenannt1" style:base-cell-address="Tabelle1.O81"/>
    </style:style>
    <style:style style:name="ce865" style:family="table-cell" style:parent-style-name="Default">
      <style:map style:condition="cell-content()=0" style:apply-style-name="Unbenannt1" style:base-cell-address="Tabelle1.O82"/>
    </style:style>
    <style:style style:name="ce866" style:family="table-cell" style:parent-style-name="Default">
      <style:map style:condition="cell-content()=0" style:apply-style-name="Unbenannt1" style:base-cell-address="Tabelle1.O83"/>
    </style:style>
    <style:style style:name="ce867" style:family="table-cell" style:parent-style-name="Default">
      <style:map style:condition="cell-content()=0" style:apply-style-name="Unbenannt1" style:base-cell-address="Tabelle1.O84"/>
    </style:style>
    <style:style style:name="ce868" style:family="table-cell" style:parent-style-name="Default">
      <style:map style:condition="cell-content()=0" style:apply-style-name="Unbenannt1" style:base-cell-address="Tabelle1.O85"/>
    </style:style>
    <style:style style:name="ce869" style:family="table-cell" style:parent-style-name="Default">
      <style:map style:condition="cell-content()=0" style:apply-style-name="Unbenannt1" style:base-cell-address="Tabelle1.O86"/>
    </style:style>
    <style:style style:name="ce870" style:family="table-cell" style:parent-style-name="Default">
      <style:map style:condition="cell-content()=0" style:apply-style-name="Unbenannt1" style:base-cell-address="Tabelle1.O87"/>
    </style:style>
    <style:style style:name="ce871" style:family="table-cell" style:parent-style-name="Default">
      <style:map style:condition="cell-content()=0" style:apply-style-name="Unbenannt1" style:base-cell-address="Tabelle1.O88"/>
    </style:style>
    <style:style style:name="ce872" style:family="table-cell" style:parent-style-name="Default">
      <style:map style:condition="cell-content()=0" style:apply-style-name="Unbenannt1" style:base-cell-address="Tabelle1.O89"/>
    </style:style>
    <style:style style:name="ce873" style:family="table-cell" style:parent-style-name="Default">
      <style:map style:condition="cell-content()=0" style:apply-style-name="Unbenannt1" style:base-cell-address="Tabelle1.O90"/>
    </style:style>
    <style:style style:name="ce874" style:family="table-cell" style:parent-style-name="Default">
      <style:map style:condition="cell-content()=0" style:apply-style-name="Unbenannt1" style:base-cell-address="Tabelle1.O91"/>
    </style:style>
    <style:style style:name="ce875" style:family="table-cell" style:parent-style-name="Default">
      <style:map style:condition="cell-content()=0" style:apply-style-name="Unbenannt1" style:base-cell-address="Tabelle1.O92"/>
    </style:style>
    <style:style style:name="ce876" style:family="table-cell" style:parent-style-name="Default">
      <style:map style:condition="cell-content()=0" style:apply-style-name="Unbenannt1" style:base-cell-address="Tabelle1.O93"/>
    </style:style>
    <style:style style:name="ce877" style:family="table-cell" style:parent-style-name="Default">
      <style:map style:condition="cell-content()=0" style:apply-style-name="Unbenannt1" style:base-cell-address="Tabelle1.O94"/>
    </style:style>
    <style:style style:name="ce878" style:family="table-cell" style:parent-style-name="Default">
      <style:map style:condition="cell-content()=0" style:apply-style-name="Unbenannt1" style:base-cell-address="Tabelle1.O95"/>
    </style:style>
    <style:style style:name="ce879" style:family="table-cell" style:parent-style-name="Default">
      <style:map style:condition="cell-content()=0" style:apply-style-name="Unbenannt1" style:base-cell-address="Tabelle1.O96"/>
    </style:style>
    <style:style style:name="ce880" style:family="table-cell" style:parent-style-name="Default">
      <style:map style:condition="cell-content()=0" style:apply-style-name="Unbenannt1" style:base-cell-address="Tabelle1.O97"/>
    </style:style>
    <style:style style:name="ce881" style:family="table-cell" style:parent-style-name="Default">
      <style:map style:condition="cell-content()=0" style:apply-style-name="Unbenannt1" style:base-cell-address="Tabelle1.O98"/>
    </style:style>
    <style:style style:name="ce882" style:family="table-cell" style:parent-style-name="Default">
      <style:map style:condition="cell-content()=0" style:apply-style-name="Unbenannt1" style:base-cell-address="Tabelle1.O99"/>
    </style:style>
    <style:style style:name="ce883" style:family="table-cell" style:parent-style-name="Default">
      <style:map style:condition="cell-content()=0" style:apply-style-name="Unbenannt1" style:base-cell-address="Tabelle1.O100"/>
    </style:style>
    <style:style style:name="ce884" style:family="table-cell" style:parent-style-name="Default">
      <style:map style:condition="cell-content()=0" style:apply-style-name="Unbenannt1" style:base-cell-address="Tabelle1.O101"/>
    </style:style>
    <style:style style:name="ce885" style:family="table-cell" style:parent-style-name="Default">
      <style:map style:condition="cell-content()=0" style:apply-style-name="Unbenannt1" style:base-cell-address="Tabelle1.O102"/>
    </style:style>
    <style:style style:name="ce886" style:family="table-cell" style:parent-style-name="Default">
      <style:map style:condition="cell-content()=0" style:apply-style-name="Unbenannt1" style:base-cell-address="Tabelle1.O126"/>
    </style:style>
    <style:style style:name="ce887" style:family="table-cell" style:parent-style-name="Default">
      <style:map style:condition="cell-content()=0" style:apply-style-name="Unbenannt1" style:base-cell-address="Tabelle1.O150"/>
    </style:style>
    <style:style style:name="ce888" style:family="table-cell" style:parent-style-name="Default">
      <style:map style:condition="cell-content()=0" style:apply-style-name="Unbenannt1" style:base-cell-address="Tabelle1.O174"/>
    </style:style>
    <style:style style:name="ce889" style:family="table-cell" style:parent-style-name="Default">
      <style:map style:condition="cell-content()=0" style:apply-style-name="Unbenannt1" style:base-cell-address="Tabelle1.O198"/>
    </style:style>
    <style:style style:name="ce890" style:family="table-cell" style:parent-style-name="Default">
      <style:map style:condition="cell-content()=0" style:apply-style-name="Unbenannt1" style:base-cell-address="Tabelle1.O207"/>
    </style:style>
    <style:style style:name="ce891" style:family="table-cell" style:parent-style-name="Default">
      <style:map style:condition="cell-content()=0" style:apply-style-name="Unbenannt1" style:base-cell-address="Tabelle1.O208"/>
    </style:style>
    <style:style style:name="ce892" style:family="table-cell" style:parent-style-name="Default">
      <style:map style:condition="cell-content()=0" style:apply-style-name="Unbenannt1" style:base-cell-address="Tabelle1.O209"/>
    </style:style>
    <style:style style:name="ce893" style:family="table-cell" style:parent-style-name="Default">
      <style:map style:condition="cell-content()=0" style:apply-style-name="Unbenannt1" style:base-cell-address="Tabelle1.O210"/>
    </style:style>
    <style:style style:name="ce894" style:family="table-cell" style:parent-style-name="Default">
      <style:map style:condition="cell-content()=0" style:apply-style-name="Unbenannt1" style:base-cell-address="Tabelle1.O211"/>
    </style:style>
    <style:style style:name="ce895" style:family="table-cell" style:parent-style-name="Default">
      <style:map style:condition="cell-content()=0" style:apply-style-name="Unbenannt1" style:base-cell-address="Tabelle1.O212"/>
    </style:style>
    <style:style style:name="ce896" style:family="table-cell" style:parent-style-name="Default">
      <style:map style:condition="cell-content()=0" style:apply-style-name="Unbenannt1" style:base-cell-address="Tabelle1.O213"/>
    </style:style>
    <style:style style:name="ce897" style:family="table-cell" style:parent-style-name="Default">
      <style:map style:condition="cell-content()=0" style:apply-style-name="Unbenannt1" style:base-cell-address="Tabelle1.O214"/>
    </style:style>
    <style:style style:name="ce898" style:family="table-cell" style:parent-style-name="Default">
      <style:map style:condition="cell-content()=0" style:apply-style-name="Unbenannt1" style:base-cell-address="Tabelle1.O215"/>
    </style:style>
    <style:style style:name="ce899" style:family="table-cell" style:parent-style-name="Default">
      <style:map style:condition="cell-content()=0" style:apply-style-name="Unbenannt1" style:base-cell-address="Tabelle1.O216"/>
    </style:style>
    <style:style style:name="ce900" style:family="table-cell" style:parent-style-name="Default">
      <style:map style:condition="cell-content()=0" style:apply-style-name="Unbenannt1" style:base-cell-address="Tabelle1.O217"/>
    </style:style>
    <style:style style:name="ce901" style:family="table-cell" style:parent-style-name="Default">
      <style:map style:condition="cell-content()=0" style:apply-style-name="Unbenannt1" style:base-cell-address="Tabelle1.O218"/>
    </style:style>
    <style:style style:name="ce902" style:family="table-cell" style:parent-style-name="Default">
      <style:map style:condition="cell-content()=0" style:apply-style-name="Unbenannt1" style:base-cell-address="Tabelle1.O219"/>
    </style:style>
    <style:style style:name="ce903" style:family="table-cell" style:parent-style-name="Default">
      <style:map style:condition="cell-content()=0" style:apply-style-name="Unbenannt1" style:base-cell-address="Tabelle1.O220"/>
    </style:style>
    <style:style style:name="ce904" style:family="table-cell" style:parent-style-name="Default">
      <style:map style:condition="cell-content()=0" style:apply-style-name="Unbenannt1" style:base-cell-address="Tabelle1.O221"/>
    </style:style>
    <style:style style:name="ce905" style:family="table-cell" style:parent-style-name="Default">
      <style:map style:condition="cell-content()=0" style:apply-style-name="Unbenannt1" style:base-cell-address="Tabelle1.O222"/>
    </style:style>
    <style:style style:name="ce906" style:family="table-cell" style:parent-style-name="Default">
      <style:map style:condition="cell-content()=0" style:apply-style-name="Unbenannt1" style:base-cell-address="Tabelle1.O223"/>
    </style:style>
    <style:style style:name="ce907" style:family="table-cell" style:parent-style-name="Default">
      <style:map style:condition="cell-content()=0" style:apply-style-name="Unbenannt1" style:base-cell-address="Tabelle1.O224"/>
    </style:style>
    <style:style style:name="ce908" style:family="table-cell" style:parent-style-name="Default">
      <style:map style:condition="cell-content()=0" style:apply-style-name="Unbenannt1" style:base-cell-address="Tabelle1.O225"/>
    </style:style>
    <style:style style:name="ce909" style:family="table-cell" style:parent-style-name="Default">
      <style:map style:condition="cell-content()=0" style:apply-style-name="Unbenannt1" style:base-cell-address="Tabelle1.O226"/>
    </style:style>
    <style:style style:name="ce910" style:family="table-cell" style:parent-style-name="Default">
      <style:map style:condition="cell-content()=0" style:apply-style-name="Unbenannt1" style:base-cell-address="Tabelle1.O227"/>
    </style:style>
    <style:style style:name="ce911" style:family="table-cell" style:parent-style-name="Default">
      <style:map style:condition="cell-content()=0" style:apply-style-name="Unbenannt1" style:base-cell-address="Tabelle1.O228"/>
    </style:style>
    <style:style style:name="ce912" style:family="table-cell" style:parent-style-name="Default">
      <style:map style:condition="cell-content()=0" style:apply-style-name="Unbenannt1" style:base-cell-address="Tabelle1.O229"/>
    </style:style>
    <style:style style:name="ce913" style:family="table-cell" style:parent-style-name="Default">
      <style:map style:condition="cell-content()=0" style:apply-style-name="Unbenannt1" style:base-cell-address="Tabelle1.O230"/>
    </style:style>
    <style:style style:name="ce914" style:family="table-cell" style:parent-style-name="Default">
      <style:map style:condition="cell-content()=0" style:apply-style-name="Unbenannt1" style:base-cell-address="Tabelle1.O231"/>
    </style:style>
    <style:style style:name="ce915" style:family="table-cell" style:parent-style-name="Default">
      <style:map style:condition="cell-content()=0" style:apply-style-name="Unbenannt1" style:base-cell-address="Tabelle1.O232"/>
    </style:style>
    <style:style style:name="ce916" style:family="table-cell" style:parent-style-name="Default">
      <style:map style:condition="cell-content()=0" style:apply-style-name="Unbenannt1" style:base-cell-address="Tabelle1.O233"/>
    </style:style>
    <style:style style:name="ce917" style:family="table-cell" style:parent-style-name="Default">
      <style:map style:condition="cell-content()=0" style:apply-style-name="Unbenannt1" style:base-cell-address="Tabelle1.O234"/>
    </style:style>
    <style:style style:name="ce918" style:family="table-cell" style:parent-style-name="Default">
      <style:map style:condition="cell-content()=0" style:apply-style-name="Unbenannt1" style:base-cell-address="Tabelle1.O235"/>
    </style:style>
    <style:style style:name="ce919" style:family="table-cell" style:parent-style-name="Default">
      <style:map style:condition="cell-content()=0" style:apply-style-name="Unbenannt1" style:base-cell-address="Tabelle1.O236"/>
    </style:style>
    <style:style style:name="ce920" style:family="table-cell" style:parent-style-name="Default">
      <style:map style:condition="cell-content()=0" style:apply-style-name="Unbenannt1" style:base-cell-address="Tabelle1.O237"/>
    </style:style>
    <style:style style:name="ce921" style:family="table-cell" style:parent-style-name="Default">
      <style:map style:condition="cell-content()=0" style:apply-style-name="Unbenannt1" style:base-cell-address="Tabelle1.O238"/>
    </style:style>
    <style:style style:name="ce922" style:family="table-cell" style:parent-style-name="Default">
      <style:map style:condition="cell-content()=0" style:apply-style-name="Unbenannt1" style:base-cell-address="Tabelle1.O239"/>
    </style:style>
    <style:style style:name="ce923" style:family="table-cell" style:parent-style-name="Default">
      <style:map style:condition="cell-content()=0" style:apply-style-name="Unbenannt1" style:base-cell-address="Tabelle1.O240"/>
    </style:style>
    <style:style style:name="ce924" style:family="table-cell" style:parent-style-name="Default">
      <style:map style:condition="cell-content()=0" style:apply-style-name="Unbenannt1" style:base-cell-address="Tabelle1.O241"/>
    </style:style>
    <style:style style:name="ce925" style:family="table-cell" style:parent-style-name="Default">
      <style:map style:condition="cell-content()=0" style:apply-style-name="Unbenannt1" style:base-cell-address="Tabelle1.O242"/>
    </style:style>
    <style:style style:name="ce926" style:family="table-cell" style:parent-style-name="Default">
      <style:map style:condition="cell-content()=0" style:apply-style-name="Unbenannt1" style:base-cell-address="Tabelle1.O243"/>
    </style:style>
    <style:style style:name="ce927" style:family="table-cell" style:parent-style-name="Default">
      <style:map style:condition="cell-content()=0" style:apply-style-name="Unbenannt1" style:base-cell-address="Tabelle1.O244"/>
    </style:style>
    <style:style style:name="ce928" style:family="table-cell" style:parent-style-name="Default">
      <style:map style:condition="cell-content()=0" style:apply-style-name="Unbenannt1" style:base-cell-address="Tabelle1.O245"/>
    </style:style>
    <style:style style:name="ce929" style:family="table-cell" style:parent-style-name="Default">
      <style:map style:condition="cell-content()=0" style:apply-style-name="Unbenannt1" style:base-cell-address="Tabelle1.O246"/>
    </style:style>
    <style:style style:name="ce930" style:family="table-cell" style:parent-style-name="Default">
      <style:map style:condition="cell-content()=0" style:apply-style-name="Unbenannt1" style:base-cell-address="Tabelle1.O255"/>
    </style:style>
    <style:style style:name="ce931" style:family="table-cell" style:parent-style-name="Default">
      <style:map style:condition="cell-content()=0" style:apply-style-name="Unbenannt1" style:base-cell-address="Tabelle1.O256"/>
    </style:style>
    <style:style style:name="ce932" style:family="table-cell" style:parent-style-name="Default">
      <style:map style:condition="cell-content()=0" style:apply-style-name="Unbenannt1" style:base-cell-address="Tabelle1.O257"/>
    </style:style>
    <style:style style:name="ce933" style:family="table-cell" style:parent-style-name="Default">
      <style:map style:condition="cell-content()=0" style:apply-style-name="Unbenannt1" style:base-cell-address="Tabelle1.O258"/>
    </style:style>
    <style:style style:name="ce934" style:family="table-cell" style:parent-style-name="Default">
      <style:map style:condition="cell-content()=0" style:apply-style-name="Unbenannt1" style:base-cell-address="Tabelle1.O259"/>
    </style:style>
    <style:style style:name="ce935" style:family="table-cell" style:parent-style-name="Default">
      <style:map style:condition="cell-content()=0" style:apply-style-name="Unbenannt1" style:base-cell-address="Tabelle1.O260"/>
    </style:style>
    <style:style style:name="ce936" style:family="table-cell" style:parent-style-name="Default">
      <style:map style:condition="cell-content()=0" style:apply-style-name="Unbenannt1" style:base-cell-address="Tabelle1.O261"/>
    </style:style>
    <style:style style:name="ce937" style:family="table-cell" style:parent-style-name="Default">
      <style:map style:condition="cell-content()=0" style:apply-style-name="Unbenannt1" style:base-cell-address="Tabelle1.O262"/>
    </style:style>
    <style:style style:name="ce938" style:family="table-cell" style:parent-style-name="Default">
      <style:map style:condition="cell-content()=0" style:apply-style-name="Unbenannt1" style:base-cell-address="Tabelle1.O263"/>
    </style:style>
    <style:style style:name="ce939" style:family="table-cell" style:parent-style-name="Default">
      <style:map style:condition="cell-content()=0" style:apply-style-name="Unbenannt1" style:base-cell-address="Tabelle1.O264"/>
    </style:style>
    <style:style style:name="ce940" style:family="table-cell" style:parent-style-name="Default">
      <style:map style:condition="cell-content()=0" style:apply-style-name="Unbenannt1" style:base-cell-address="Tabelle1.O265"/>
    </style:style>
    <style:style style:name="ce941" style:family="table-cell" style:parent-style-name="Default">
      <style:map style:condition="cell-content()=0" style:apply-style-name="Unbenannt1" style:base-cell-address="Tabelle1.O266"/>
    </style:style>
    <style:style style:name="ce942" style:family="table-cell" style:parent-style-name="Default">
      <style:map style:condition="cell-content()=0" style:apply-style-name="Unbenannt1" style:base-cell-address="Tabelle1.O267"/>
    </style:style>
    <style:style style:name="ce943" style:family="table-cell" style:parent-style-name="Default">
      <style:map style:condition="cell-content()=0" style:apply-style-name="Unbenannt1" style:base-cell-address="Tabelle1.O268"/>
    </style:style>
    <style:style style:name="ce944" style:family="table-cell" style:parent-style-name="Default">
      <style:map style:condition="cell-content()=0" style:apply-style-name="Unbenannt1" style:base-cell-address="Tabelle1.O269"/>
    </style:style>
    <style:style style:name="ce945" style:family="table-cell" style:parent-style-name="Default">
      <style:map style:condition="cell-content()=0" style:apply-style-name="Unbenannt1" style:base-cell-address="Tabelle1.O270"/>
    </style:style>
    <style:style style:name="ce946" style:family="table-cell" style:parent-style-name="Default">
      <style:map style:condition="cell-content()=0" style:apply-style-name="Unbenannt1" style:base-cell-address="Tabelle1.O271"/>
    </style:style>
    <style:style style:name="ce947" style:family="table-cell" style:parent-style-name="Default">
      <style:map style:condition="cell-content()=0" style:apply-style-name="Unbenannt1" style:base-cell-address="Tabelle1.O272"/>
    </style:style>
    <style:style style:name="ce948" style:family="table-cell" style:parent-style-name="Default">
      <style:map style:condition="cell-content()=0" style:apply-style-name="Unbenannt1" style:base-cell-address="Tabelle1.O273"/>
    </style:style>
    <style:style style:name="ce949" style:family="table-cell" style:parent-style-name="Default">
      <style:map style:condition="cell-content()=0" style:apply-style-name="Unbenannt1" style:base-cell-address="Tabelle1.O274"/>
    </style:style>
    <style:style style:name="ce950" style:family="table-cell" style:parent-style-name="Default">
      <style:map style:condition="cell-content()=0" style:apply-style-name="Unbenannt1" style:base-cell-address="Tabelle1.O275"/>
    </style:style>
    <style:style style:name="ce951" style:family="table-cell" style:parent-style-name="Default">
      <style:map style:condition="cell-content()=0" style:apply-style-name="Unbenannt1" style:base-cell-address="Tabelle1.O276"/>
    </style:style>
    <style:style style:name="ce952" style:family="table-cell" style:parent-style-name="Default">
      <style:map style:condition="cell-content()=0" style:apply-style-name="Unbenannt1" style:base-cell-address="Tabelle1.O277"/>
    </style:style>
    <style:style style:name="ce953" style:family="table-cell" style:parent-style-name="Default">
      <style:map style:condition="cell-content()=0" style:apply-style-name="Unbenannt1" style:base-cell-address="Tabelle1.O278"/>
    </style:style>
    <style:style style:name="ce954" style:family="table-cell" style:parent-style-name="Default">
      <style:map style:condition="cell-content()=0" style:apply-style-name="Unbenannt1" style:base-cell-address="Tabelle1.O279"/>
    </style:style>
    <style:style style:name="ce955" style:family="table-cell" style:parent-style-name="Default">
      <style:map style:condition="cell-content()=0" style:apply-style-name="Unbenannt1" style:base-cell-address="Tabelle1.O280"/>
    </style:style>
    <style:style style:name="ce956" style:family="table-cell" style:parent-style-name="Default">
      <style:map style:condition="cell-content()=0" style:apply-style-name="Unbenannt1" style:base-cell-address="Tabelle1.O281"/>
    </style:style>
    <style:style style:name="ce957" style:family="table-cell" style:parent-style-name="Default">
      <style:map style:condition="cell-content()=0" style:apply-style-name="Unbenannt1" style:base-cell-address="Tabelle1.O282"/>
    </style:style>
    <style:style style:name="ce958" style:family="table-cell" style:parent-style-name="Default">
      <style:map style:condition="cell-content()=0" style:apply-style-name="Unbenannt1" style:base-cell-address="Tabelle1.O283"/>
    </style:style>
    <style:style style:name="ce959" style:family="table-cell" style:parent-style-name="Default">
      <style:map style:condition="cell-content()=0" style:apply-style-name="Unbenannt1" style:base-cell-address="Tabelle1.O284"/>
    </style:style>
    <style:style style:name="ce960" style:family="table-cell" style:parent-style-name="Default">
      <style:map style:condition="cell-content()=0" style:apply-style-name="Unbenannt1" style:base-cell-address="Tabelle1.O285"/>
    </style:style>
    <style:style style:name="ce961" style:family="table-cell" style:parent-style-name="Default">
      <style:map style:condition="cell-content()=0" style:apply-style-name="Unbenannt1" style:base-cell-address="Tabelle1.O286"/>
    </style:style>
    <style:style style:name="ce962" style:family="table-cell" style:parent-style-name="Default">
      <style:map style:condition="cell-content()=0" style:apply-style-name="Unbenannt1" style:base-cell-address="Tabelle1.O287"/>
    </style:style>
    <style:style style:name="ce963" style:family="table-cell" style:parent-style-name="Default">
      <style:map style:condition="cell-content()=0" style:apply-style-name="Unbenannt1" style:base-cell-address="Tabelle1.O288"/>
    </style:style>
    <style:style style:name="ce964" style:family="table-cell" style:parent-style-name="Default">
      <style:map style:condition="cell-content()=0" style:apply-style-name="Unbenannt1" style:base-cell-address="Tabelle1.O289"/>
    </style:style>
    <style:style style:name="ce965" style:family="table-cell" style:parent-style-name="Default">
      <style:map style:condition="cell-content()=0" style:apply-style-name="Unbenannt1" style:base-cell-address="Tabelle1.O290"/>
    </style:style>
    <style:style style:name="ce966" style:family="table-cell" style:parent-style-name="Default">
      <style:map style:condition="cell-content()=0" style:apply-style-name="Unbenannt1" style:base-cell-address="Tabelle1.O291"/>
    </style:style>
    <style:style style:name="ce967" style:family="table-cell" style:parent-style-name="Default">
      <style:map style:condition="cell-content()=0" style:apply-style-name="Unbenannt1" style:base-cell-address="Tabelle1.O292"/>
    </style:style>
    <style:style style:name="ce968" style:family="table-cell" style:parent-style-name="Default">
      <style:map style:condition="cell-content()=0" style:apply-style-name="Unbenannt1" style:base-cell-address="Tabelle1.O293"/>
    </style:style>
    <style:style style:name="ce969" style:family="table-cell" style:parent-style-name="Default">
      <style:map style:condition="cell-content()=0" style:apply-style-name="Unbenannt1" style:base-cell-address="Tabelle1.O294"/>
    </style:style>
    <style:style style:name="ce970" style:family="table-cell" style:parent-style-name="Default">
      <style:map style:condition="cell-content()=0" style:apply-style-name="Unbenannt1" style:base-cell-address="Tabelle1.O318"/>
    </style:style>
    <style:style style:name="ce971" style:family="table-cell" style:parent-style-name="Default">
      <style:map style:condition="cell-content()=0" style:apply-style-name="Unbenannt1" style:base-cell-address="Tabelle1.O342"/>
    </style:style>
    <style:style style:name="ce972" style:family="table-cell" style:parent-style-name="Default">
      <style:map style:condition="cell-content()=0" style:apply-style-name="Unbenannt1" style:base-cell-address="Tabelle1.O366"/>
    </style:style>
    <style:style style:name="ce973" style:family="table-cell" style:parent-style-name="Default">
      <style:map style:condition="cell-content()=0" style:apply-style-name="Unbenannt1" style:base-cell-address="Tabelle1.O390"/>
    </style:style>
    <style:style style:name="ce974" style:family="table-cell" style:parent-style-name="Default">
      <style:map style:condition="cell-content()=0" style:apply-style-name="Unbenannt1" style:base-cell-address="Tabelle1.O399"/>
    </style:style>
    <style:style style:name="ce975" style:family="table-cell" style:parent-style-name="Default">
      <style:map style:condition="cell-content()=0" style:apply-style-name="Unbenannt1" style:base-cell-address="Tabelle1.O400"/>
    </style:style>
    <style:style style:name="ce976" style:family="table-cell" style:parent-style-name="Default">
      <style:map style:condition="cell-content()=0" style:apply-style-name="Unbenannt1" style:base-cell-address="Tabelle1.O401"/>
    </style:style>
    <style:style style:name="ce977" style:family="table-cell" style:parent-style-name="Default">
      <style:map style:condition="cell-content()=0" style:apply-style-name="Unbenannt1" style:base-cell-address="Tabelle1.O402"/>
    </style:style>
    <style:style style:name="ce978" style:family="table-cell" style:parent-style-name="Default">
      <style:map style:condition="cell-content()=0" style:apply-style-name="Unbenannt1" style:base-cell-address="Tabelle1.O403"/>
    </style:style>
    <style:style style:name="ce979" style:family="table-cell" style:parent-style-name="Default">
      <style:map style:condition="cell-content()=0" style:apply-style-name="Unbenannt1" style:base-cell-address="Tabelle1.O404"/>
    </style:style>
    <style:style style:name="ce980" style:family="table-cell" style:parent-style-name="Default">
      <style:map style:condition="cell-content()=0" style:apply-style-name="Unbenannt1" style:base-cell-address="Tabelle1.O405"/>
    </style:style>
    <style:style style:name="ce981" style:family="table-cell" style:parent-style-name="Default">
      <style:map style:condition="cell-content()=0" style:apply-style-name="Unbenannt1" style:base-cell-address="Tabelle1.O406"/>
    </style:style>
    <style:style style:name="ce982" style:family="table-cell" style:parent-style-name="Default">
      <style:map style:condition="cell-content()=0" style:apply-style-name="Unbenannt1" style:base-cell-address="Tabelle1.O407"/>
    </style:style>
    <style:style style:name="ce983" style:family="table-cell" style:parent-style-name="Default">
      <style:map style:condition="cell-content()=0" style:apply-style-name="Unbenannt1" style:base-cell-address="Tabelle1.O408"/>
    </style:style>
    <style:style style:name="ce984" style:family="table-cell" style:parent-style-name="Default">
      <style:map style:condition="cell-content()=0" style:apply-style-name="Unbenannt1" style:base-cell-address="Tabelle1.O409"/>
    </style:style>
    <style:style style:name="ce985" style:family="table-cell" style:parent-style-name="Default">
      <style:map style:condition="cell-content()=0" style:apply-style-name="Unbenannt1" style:base-cell-address="Tabelle1.O410"/>
    </style:style>
    <style:style style:name="ce986" style:family="table-cell" style:parent-style-name="Default">
      <style:map style:condition="cell-content()=0" style:apply-style-name="Unbenannt1" style:base-cell-address="Tabelle1.O411"/>
    </style:style>
    <style:style style:name="ce987" style:family="table-cell" style:parent-style-name="Default">
      <style:map style:condition="cell-content()=0" style:apply-style-name="Unbenannt1" style:base-cell-address="Tabelle1.O412"/>
    </style:style>
    <style:style style:name="ce988" style:family="table-cell" style:parent-style-name="Default">
      <style:map style:condition="cell-content()=0" style:apply-style-name="Unbenannt1" style:base-cell-address="Tabelle1.O413"/>
    </style:style>
    <style:style style:name="ce989" style:family="table-cell" style:parent-style-name="Default">
      <style:map style:condition="cell-content()=0" style:apply-style-name="Unbenannt1" style:base-cell-address="Tabelle1.O414"/>
    </style:style>
    <style:style style:name="ce990" style:family="table-cell" style:parent-style-name="Default">
      <style:map style:condition="cell-content()=0" style:apply-style-name="Unbenannt1" style:base-cell-address="Tabelle1.O415"/>
    </style:style>
    <style:style style:name="ce991" style:family="table-cell" style:parent-style-name="Default">
      <style:map style:condition="cell-content()=0" style:apply-style-name="Unbenannt1" style:base-cell-address="Tabelle1.O416"/>
    </style:style>
    <style:style style:name="ce992" style:family="table-cell" style:parent-style-name="Default">
      <style:map style:condition="cell-content()=0" style:apply-style-name="Unbenannt1" style:base-cell-address="Tabelle1.O417"/>
    </style:style>
    <style:style style:name="ce993" style:family="table-cell" style:parent-style-name="Default">
      <style:map style:condition="cell-content()=0" style:apply-style-name="Unbenannt1" style:base-cell-address="Tabelle1.O418"/>
    </style:style>
    <style:style style:name="ce994" style:family="table-cell" style:parent-style-name="Default">
      <style:map style:condition="cell-content()=0" style:apply-style-name="Unbenannt1" style:base-cell-address="Tabelle1.O419"/>
    </style:style>
    <style:style style:name="ce995" style:family="table-cell" style:parent-style-name="Default">
      <style:map style:condition="cell-content()=0" style:apply-style-name="Unbenannt1" style:base-cell-address="Tabelle1.O420"/>
    </style:style>
    <style:style style:name="ce996" style:family="table-cell" style:parent-style-name="Default">
      <style:map style:condition="cell-content()=0" style:apply-style-name="Unbenannt1" style:base-cell-address="Tabelle1.O421"/>
    </style:style>
    <style:style style:name="ce997" style:family="table-cell" style:parent-style-name="Default">
      <style:map style:condition="cell-content()=0" style:apply-style-name="Unbenannt1" style:base-cell-address="Tabelle1.O422"/>
    </style:style>
    <style:style style:name="ce998" style:family="table-cell" style:parent-style-name="Default">
      <style:map style:condition="cell-content()=0" style:apply-style-name="Unbenannt1" style:base-cell-address="Tabelle1.O423"/>
    </style:style>
    <style:style style:name="ce999" style:family="table-cell" style:parent-style-name="Default">
      <style:map style:condition="cell-content()=0" style:apply-style-name="Unbenannt1" style:base-cell-address="Tabelle1.O424"/>
    </style:style>
    <style:style style:name="ce1000" style:family="table-cell" style:parent-style-name="Default">
      <style:map style:condition="cell-content()=0" style:apply-style-name="Unbenannt1" style:base-cell-address="Tabelle1.O425"/>
    </style:style>
    <style:style style:name="ce1001" style:family="table-cell" style:parent-style-name="Default">
      <style:map style:condition="cell-content()=0" style:apply-style-name="Unbenannt1" style:base-cell-address="Tabelle1.O426"/>
    </style:style>
    <style:style style:name="ce1002" style:family="table-cell" style:parent-style-name="Default">
      <style:map style:condition="cell-content()=0" style:apply-style-name="Unbenannt1" style:base-cell-address="Tabelle1.O427"/>
    </style:style>
    <style:style style:name="ce1003" style:family="table-cell" style:parent-style-name="Default">
      <style:map style:condition="cell-content()=0" style:apply-style-name="Unbenannt1" style:base-cell-address="Tabelle1.O428"/>
    </style:style>
    <style:style style:name="ce1004" style:family="table-cell" style:parent-style-name="Default">
      <style:map style:condition="cell-content()=0" style:apply-style-name="Unbenannt1" style:base-cell-address="Tabelle1.O429"/>
    </style:style>
    <style:style style:name="ce1005" style:family="table-cell" style:parent-style-name="Default">
      <style:map style:condition="cell-content()=0" style:apply-style-name="Unbenannt1" style:base-cell-address="Tabelle1.O430"/>
    </style:style>
    <style:style style:name="ce1006" style:family="table-cell" style:parent-style-name="Default">
      <style:map style:condition="cell-content()=0" style:apply-style-name="Unbenannt1" style:base-cell-address="Tabelle1.O431"/>
    </style:style>
    <style:style style:name="ce1007" style:family="table-cell" style:parent-style-name="Default">
      <style:map style:condition="cell-content()=0" style:apply-style-name="Unbenannt1" style:base-cell-address="Tabelle1.O432"/>
    </style:style>
    <style:style style:name="ce1008" style:family="table-cell" style:parent-style-name="Default">
      <style:map style:condition="cell-content()=0" style:apply-style-name="Unbenannt1" style:base-cell-address="Tabelle1.O433"/>
    </style:style>
    <style:style style:name="ce1009" style:family="table-cell" style:parent-style-name="Default">
      <style:map style:condition="cell-content()=0" style:apply-style-name="Unbenannt1" style:base-cell-address="Tabelle1.O434"/>
    </style:style>
    <style:style style:name="ce1010" style:family="table-cell" style:parent-style-name="Default">
      <style:map style:condition="cell-content()=0" style:apply-style-name="Unbenannt1" style:base-cell-address="Tabelle1.O435"/>
    </style:style>
    <style:style style:name="ce1011" style:family="table-cell" style:parent-style-name="Default">
      <style:map style:condition="cell-content()=0" style:apply-style-name="Unbenannt1" style:base-cell-address="Tabelle1.O436"/>
    </style:style>
    <style:style style:name="ce1012" style:family="table-cell" style:parent-style-name="Default">
      <style:map style:condition="cell-content()=0" style:apply-style-name="Unbenannt1" style:base-cell-address="Tabelle1.O437"/>
    </style:style>
    <style:style style:name="ce1013" style:family="table-cell" style:parent-style-name="Default">
      <style:map style:condition="cell-content()=0" style:apply-style-name="Unbenannt1" style:base-cell-address="Tabelle1.O438"/>
    </style:style>
    <style:style style:name="ce1014" style:family="table-cell" style:parent-style-name="Default">
      <style:map style:condition="cell-content()=0" style:apply-style-name="Unbenannt1" style:base-cell-address="Tabelle1.O447"/>
    </style:style>
    <style:style style:name="ce1015" style:family="table-cell" style:parent-style-name="Default">
      <style:map style:condition="cell-content()=0" style:apply-style-name="Unbenannt1" style:base-cell-address="Tabelle1.O448"/>
    </style:style>
    <style:style style:name="ce1016" style:family="table-cell" style:parent-style-name="Default">
      <style:map style:condition="cell-content()=0" style:apply-style-name="Unbenannt1" style:base-cell-address="Tabelle1.O449"/>
    </style:style>
    <style:style style:name="ce1017" style:family="table-cell" style:parent-style-name="Default">
      <style:map style:condition="cell-content()=0" style:apply-style-name="Unbenannt1" style:base-cell-address="Tabelle1.O450"/>
    </style:style>
    <style:style style:name="ce1018" style:family="table-cell" style:parent-style-name="Default">
      <style:map style:condition="cell-content()=0" style:apply-style-name="Unbenannt1" style:base-cell-address="Tabelle1.O451"/>
    </style:style>
    <style:style style:name="ce1019" style:family="table-cell" style:parent-style-name="Default">
      <style:map style:condition="cell-content()=0" style:apply-style-name="Unbenannt1" style:base-cell-address="Tabelle1.O452"/>
    </style:style>
    <style:style style:name="ce1020" style:family="table-cell" style:parent-style-name="Default">
      <style:map style:condition="cell-content()=0" style:apply-style-name="Unbenannt1" style:base-cell-address="Tabelle1.O453"/>
    </style:style>
    <style:style style:name="ce1021" style:family="table-cell" style:parent-style-name="Default">
      <style:map style:condition="cell-content()=0" style:apply-style-name="Unbenannt1" style:base-cell-address="Tabelle1.O454"/>
    </style:style>
    <style:style style:name="ce1022" style:family="table-cell" style:parent-style-name="Default">
      <style:map style:condition="cell-content()=0" style:apply-style-name="Unbenannt1" style:base-cell-address="Tabelle1.O455"/>
    </style:style>
    <style:style style:name="ce1023" style:family="table-cell" style:parent-style-name="Default">
      <style:map style:condition="cell-content()=0" style:apply-style-name="Unbenannt1" style:base-cell-address="Tabelle1.O456"/>
    </style:style>
    <style:style style:name="ce1024" style:family="table-cell" style:parent-style-name="Default">
      <style:map style:condition="cell-content()=0" style:apply-style-name="Unbenannt1" style:base-cell-address="Tabelle1.O457"/>
    </style:style>
    <style:style style:name="ce1025" style:family="table-cell" style:parent-style-name="Default">
      <style:map style:condition="cell-content()=0" style:apply-style-name="Unbenannt1" style:base-cell-address="Tabelle1.O458"/>
    </style:style>
    <style:style style:name="ce1026" style:family="table-cell" style:parent-style-name="Default">
      <style:map style:condition="cell-content()=0" style:apply-style-name="Unbenannt1" style:base-cell-address="Tabelle1.O459"/>
    </style:style>
    <style:style style:name="ce1027" style:family="table-cell" style:parent-style-name="Default">
      <style:map style:condition="cell-content()=0" style:apply-style-name="Unbenannt1" style:base-cell-address="Tabelle1.O460"/>
    </style:style>
    <style:style style:name="ce1028" style:family="table-cell" style:parent-style-name="Default">
      <style:map style:condition="cell-content()=0" style:apply-style-name="Unbenannt1" style:base-cell-address="Tabelle1.O461"/>
    </style:style>
    <style:style style:name="ce1029" style:family="table-cell" style:parent-style-name="Default">
      <style:map style:condition="cell-content()=0" style:apply-style-name="Unbenannt1" style:base-cell-address="Tabelle1.O462"/>
    </style:style>
    <style:style style:name="ce1030" style:family="table-cell" style:parent-style-name="Default">
      <style:map style:condition="cell-content()=0" style:apply-style-name="Unbenannt1" style:base-cell-address="Tabelle1.O463"/>
    </style:style>
    <style:style style:name="ce1031" style:family="table-cell" style:parent-style-name="Default">
      <style:map style:condition="cell-content()=0" style:apply-style-name="Unbenannt1" style:base-cell-address="Tabelle1.O464"/>
    </style:style>
    <style:style style:name="ce1032" style:family="table-cell" style:parent-style-name="Default">
      <style:map style:condition="cell-content()=0" style:apply-style-name="Unbenannt1" style:base-cell-address="Tabelle1.O465"/>
    </style:style>
    <style:style style:name="ce1033" style:family="table-cell" style:parent-style-name="Default">
      <style:map style:condition="cell-content()=0" style:apply-style-name="Unbenannt1" style:base-cell-address="Tabelle1.O466"/>
    </style:style>
    <style:style style:name="ce1034" style:family="table-cell" style:parent-style-name="Default">
      <style:map style:condition="cell-content()=0" style:apply-style-name="Unbenannt1" style:base-cell-address="Tabelle1.O467"/>
    </style:style>
    <style:style style:name="ce1035" style:family="table-cell" style:parent-style-name="Default">
      <style:map style:condition="cell-content()=0" style:apply-style-name="Unbenannt1" style:base-cell-address="Tabelle1.O468"/>
    </style:style>
    <style:style style:name="ce1036" style:family="table-cell" style:parent-style-name="Default">
      <style:map style:condition="cell-content()=0" style:apply-style-name="Unbenannt1" style:base-cell-address="Tabelle1.O469"/>
    </style:style>
    <style:style style:name="ce1037" style:family="table-cell" style:parent-style-name="Default">
      <style:map style:condition="cell-content()=0" style:apply-style-name="Unbenannt1" style:base-cell-address="Tabelle1.O470"/>
    </style:style>
    <style:style style:name="ce1038" style:family="table-cell" style:parent-style-name="Default">
      <style:map style:condition="cell-content()=0" style:apply-style-name="Unbenannt1" style:base-cell-address="Tabelle1.O471"/>
    </style:style>
    <style:style style:name="ce1039" style:family="table-cell" style:parent-style-name="Default">
      <style:map style:condition="cell-content()=0" style:apply-style-name="Unbenannt1" style:base-cell-address="Tabelle1.O472"/>
    </style:style>
    <style:style style:name="ce1040" style:family="table-cell" style:parent-style-name="Default">
      <style:map style:condition="cell-content()=0" style:apply-style-name="Unbenannt1" style:base-cell-address="Tabelle1.O473"/>
    </style:style>
    <style:style style:name="ce1041" style:family="table-cell" style:parent-style-name="Default">
      <style:map style:condition="cell-content()=0" style:apply-style-name="Unbenannt1" style:base-cell-address="Tabelle1.O474"/>
    </style:style>
    <style:style style:name="ce1042" style:family="table-cell" style:parent-style-name="Default">
      <style:map style:condition="cell-content()=0" style:apply-style-name="Unbenannt1" style:base-cell-address="Tabelle1.O475"/>
    </style:style>
    <style:style style:name="ce1043" style:family="table-cell" style:parent-style-name="Default">
      <style:map style:condition="cell-content()=0" style:apply-style-name="Unbenannt1" style:base-cell-address="Tabelle1.O476"/>
    </style:style>
    <style:style style:name="ce1044" style:family="table-cell" style:parent-style-name="Default">
      <style:map style:condition="cell-content()=0" style:apply-style-name="Unbenannt1" style:base-cell-address="Tabelle1.O477"/>
    </style:style>
    <style:style style:name="ce1045" style:family="table-cell" style:parent-style-name="Default">
      <style:map style:condition="cell-content()=0" style:apply-style-name="Unbenannt1" style:base-cell-address="Tabelle1.O478"/>
    </style:style>
    <style:style style:name="ce1046" style:family="table-cell" style:parent-style-name="Default">
      <style:map style:condition="cell-content()=0" style:apply-style-name="Unbenannt1" style:base-cell-address="Tabelle1.O479"/>
    </style:style>
    <style:style style:name="ce1047" style:family="table-cell" style:parent-style-name="Default">
      <style:map style:condition="cell-content()=0" style:apply-style-name="Unbenannt1" style:base-cell-address="Tabelle1.O480"/>
    </style:style>
    <style:style style:name="ce1048" style:family="table-cell" style:parent-style-name="Default">
      <style:map style:condition="cell-content()=0" style:apply-style-name="Unbenannt1" style:base-cell-address="Tabelle1.O481"/>
    </style:style>
    <style:style style:name="ce1049" style:family="table-cell" style:parent-style-name="Default">
      <style:map style:condition="cell-content()=0" style:apply-style-name="Unbenannt1" style:base-cell-address="Tabelle1.O482"/>
    </style:style>
    <style:style style:name="ce1050" style:family="table-cell" style:parent-style-name="Default">
      <style:map style:condition="cell-content()=0" style:apply-style-name="Unbenannt1" style:base-cell-address="Tabelle1.O483"/>
    </style:style>
    <style:style style:name="ce1051" style:family="table-cell" style:parent-style-name="Default">
      <style:map style:condition="cell-content()=0" style:apply-style-name="Unbenannt1" style:base-cell-address="Tabelle1.O484"/>
    </style:style>
    <style:style style:name="ce1052" style:family="table-cell" style:parent-style-name="Default">
      <style:map style:condition="cell-content()=0" style:apply-style-name="Unbenannt1" style:base-cell-address="Tabelle1.O485"/>
    </style:style>
    <style:style style:name="ce1053" style:family="table-cell" style:parent-style-name="Default">
      <style:map style:condition="cell-content()=0" style:apply-style-name="Unbenannt1" style:base-cell-address="Tabelle1.O486"/>
    </style:style>
    <style:style style:name="ce1054" style:family="table-cell" style:parent-style-name="Default">
      <style:map style:condition="cell-content()=0" style:apply-style-name="Unbenannt1" style:base-cell-address="Tabelle1.O510"/>
    </style:style>
    <style:style style:name="ce1055" style:family="table-cell" style:parent-style-name="Default">
      <style:map style:condition="cell-content()=0" style:apply-style-name="Unbenannt1" style:base-cell-address="Tabelle1.O534"/>
    </style:style>
    <style:style style:name="ce1056" style:family="table-cell" style:parent-style-name="Default">
      <style:map style:condition="cell-content()=0" style:apply-style-name="Unbenannt1" style:base-cell-address="Tabelle1.O558"/>
    </style:style>
    <style:style style:name="ce1057" style:family="table-cell" style:parent-style-name="Default">
      <style:map style:condition="cell-content()=0" style:apply-style-name="Unbenannt1" style:base-cell-address="Tabelle1.O582"/>
    </style:style>
    <style:style style:name="ce1058" style:family="table-cell" style:parent-style-name="Default">
      <style:map style:condition="cell-content()=0" style:apply-style-name="Unbenannt1" style:base-cell-address="Tabelle1.O591"/>
    </style:style>
    <style:style style:name="ce1059" style:family="table-cell" style:parent-style-name="Default">
      <style:map style:condition="cell-content()=0" style:apply-style-name="Unbenannt1" style:base-cell-address="Tabelle1.O592"/>
    </style:style>
    <style:style style:name="ce1060" style:family="table-cell" style:parent-style-name="Default">
      <style:map style:condition="cell-content()=0" style:apply-style-name="Unbenannt1" style:base-cell-address="Tabelle1.O593"/>
    </style:style>
    <style:style style:name="ce1061" style:family="table-cell" style:parent-style-name="Default">
      <style:map style:condition="cell-content()=0" style:apply-style-name="Unbenannt1" style:base-cell-address="Tabelle1.O594"/>
    </style:style>
    <style:style style:name="ce1062" style:family="table-cell" style:parent-style-name="Default">
      <style:map style:condition="cell-content()=0" style:apply-style-name="Unbenannt1" style:base-cell-address="Tabelle1.O595"/>
    </style:style>
    <style:style style:name="ce1063" style:family="table-cell" style:parent-style-name="Default">
      <style:map style:condition="cell-content()=0" style:apply-style-name="Unbenannt1" style:base-cell-address="Tabelle1.O596"/>
    </style:style>
    <style:style style:name="ce1064" style:family="table-cell" style:parent-style-name="Default">
      <style:map style:condition="cell-content()=0" style:apply-style-name="Unbenannt1" style:base-cell-address="Tabelle1.O597"/>
    </style:style>
    <style:style style:name="ce1065" style:family="table-cell" style:parent-style-name="Default">
      <style:map style:condition="cell-content()=0" style:apply-style-name="Unbenannt1" style:base-cell-address="Tabelle1.O598"/>
    </style:style>
    <style:style style:name="ce1066" style:family="table-cell" style:parent-style-name="Default">
      <style:map style:condition="cell-content()=0" style:apply-style-name="Unbenannt1" style:base-cell-address="Tabelle1.O599"/>
    </style:style>
    <style:style style:name="ce1067" style:family="table-cell" style:parent-style-name="Default">
      <style:map style:condition="cell-content()=0" style:apply-style-name="Unbenannt1" style:base-cell-address="Tabelle1.O600"/>
    </style:style>
    <style:style style:name="ce1068" style:family="table-cell" style:parent-style-name="Default">
      <style:map style:condition="cell-content()=0" style:apply-style-name="Unbenannt1" style:base-cell-address="Tabelle1.O601"/>
    </style:style>
    <style:style style:name="ce1069" style:family="table-cell" style:parent-style-name="Default">
      <style:map style:condition="cell-content()=0" style:apply-style-name="Unbenannt1" style:base-cell-address="Tabelle1.O602"/>
    </style:style>
    <style:style style:name="ce1070" style:family="table-cell" style:parent-style-name="Default">
      <style:map style:condition="cell-content()=0" style:apply-style-name="Unbenannt1" style:base-cell-address="Tabelle1.O603"/>
    </style:style>
    <style:style style:name="ce1071" style:family="table-cell" style:parent-style-name="Default">
      <style:map style:condition="cell-content()=0" style:apply-style-name="Unbenannt1" style:base-cell-address="Tabelle1.O604"/>
    </style:style>
    <style:style style:name="ce1072" style:family="table-cell" style:parent-style-name="Default">
      <style:map style:condition="cell-content()=0" style:apply-style-name="Unbenannt1" style:base-cell-address="Tabelle1.O605"/>
    </style:style>
    <style:style style:name="ce1073" style:family="table-cell" style:parent-style-name="Default">
      <style:map style:condition="cell-content()=0" style:apply-style-name="Unbenannt1" style:base-cell-address="Tabelle1.O606"/>
    </style:style>
    <style:style style:name="ce1074" style:family="table-cell" style:parent-style-name="Default">
      <style:map style:condition="cell-content()=0" style:apply-style-name="Unbenannt1" style:base-cell-address="Tabelle1.O607"/>
    </style:style>
    <style:style style:name="ce1075" style:family="table-cell" style:parent-style-name="Default">
      <style:map style:condition="cell-content()=0" style:apply-style-name="Unbenannt1" style:base-cell-address="Tabelle1.O608"/>
    </style:style>
    <style:style style:name="ce1076" style:family="table-cell" style:parent-style-name="Default">
      <style:map style:condition="cell-content()=0" style:apply-style-name="Unbenannt1" style:base-cell-address="Tabelle1.O609"/>
    </style:style>
    <style:style style:name="ce1077" style:family="table-cell" style:parent-style-name="Default">
      <style:map style:condition="cell-content()=0" style:apply-style-name="Unbenannt1" style:base-cell-address="Tabelle1.O610"/>
    </style:style>
    <style:style style:name="ce1078" style:family="table-cell" style:parent-style-name="Default">
      <style:map style:condition="cell-content()=0" style:apply-style-name="Unbenannt1" style:base-cell-address="Tabelle1.O611"/>
    </style:style>
    <style:style style:name="ce1079" style:family="table-cell" style:parent-style-name="Default">
      <style:map style:condition="cell-content()=0" style:apply-style-name="Unbenannt1" style:base-cell-address="Tabelle1.O612"/>
    </style:style>
    <style:style style:name="ce1080" style:family="table-cell" style:parent-style-name="Default">
      <style:map style:condition="cell-content()=0" style:apply-style-name="Unbenannt1" style:base-cell-address="Tabelle1.O613"/>
    </style:style>
    <style:style style:name="ce1081" style:family="table-cell" style:parent-style-name="Default">
      <style:map style:condition="cell-content()=0" style:apply-style-name="Unbenannt1" style:base-cell-address="Tabelle1.O614"/>
    </style:style>
    <style:style style:name="ce1082" style:family="table-cell" style:parent-style-name="Default">
      <style:map style:condition="cell-content()=0" style:apply-style-name="Unbenannt1" style:base-cell-address="Tabelle1.O615"/>
    </style:style>
    <style:style style:name="ce1083" style:family="table-cell" style:parent-style-name="Default">
      <style:map style:condition="cell-content()=0" style:apply-style-name="Unbenannt1" style:base-cell-address="Tabelle1.O616"/>
    </style:style>
    <style:style style:name="ce1084" style:family="table-cell" style:parent-style-name="Default">
      <style:map style:condition="cell-content()=0" style:apply-style-name="Unbenannt1" style:base-cell-address="Tabelle1.O617"/>
    </style:style>
    <style:style style:name="ce1085" style:family="table-cell" style:parent-style-name="Default">
      <style:map style:condition="cell-content()=0" style:apply-style-name="Unbenannt1" style:base-cell-address="Tabelle1.O618"/>
    </style:style>
    <style:style style:name="ce1086" style:family="table-cell" style:parent-style-name="Default">
      <style:map style:condition="cell-content()=0" style:apply-style-name="Unbenannt1" style:base-cell-address="Tabelle1.O619"/>
    </style:style>
    <style:style style:name="ce1087" style:family="table-cell" style:parent-style-name="Default">
      <style:map style:condition="cell-content()=0" style:apply-style-name="Unbenannt1" style:base-cell-address="Tabelle1.O620"/>
    </style:style>
    <style:style style:name="ce1088" style:family="table-cell" style:parent-style-name="Default">
      <style:map style:condition="cell-content()=0" style:apply-style-name="Unbenannt1" style:base-cell-address="Tabelle1.O621"/>
    </style:style>
    <style:style style:name="ce1089" style:family="table-cell" style:parent-style-name="Default">
      <style:map style:condition="cell-content()=0" style:apply-style-name="Unbenannt1" style:base-cell-address="Tabelle1.O622"/>
    </style:style>
    <style:style style:name="ce1090" style:family="table-cell" style:parent-style-name="Default">
      <style:map style:condition="cell-content()=0" style:apply-style-name="Unbenannt1" style:base-cell-address="Tabelle1.O623"/>
    </style:style>
    <style:style style:name="ce1091" style:family="table-cell" style:parent-style-name="Default">
      <style:map style:condition="cell-content()=0" style:apply-style-name="Unbenannt1" style:base-cell-address="Tabelle1.O624"/>
    </style:style>
    <style:style style:name="ce1092" style:family="table-cell" style:parent-style-name="Default">
      <style:map style:condition="cell-content()=0" style:apply-style-name="Unbenannt1" style:base-cell-address="Tabelle1.O625"/>
    </style:style>
    <style:style style:name="ce1093" style:family="table-cell" style:parent-style-name="Default">
      <style:map style:condition="cell-content()=0" style:apply-style-name="Unbenannt1" style:base-cell-address="Tabelle1.O626"/>
    </style:style>
    <style:style style:name="ce1094" style:family="table-cell" style:parent-style-name="Default">
      <style:map style:condition="cell-content()=0" style:apply-style-name="Unbenannt1" style:base-cell-address="Tabelle1.O627"/>
    </style:style>
    <style:style style:name="ce1095" style:family="table-cell" style:parent-style-name="Default">
      <style:map style:condition="cell-content()=0" style:apply-style-name="Unbenannt1" style:base-cell-address="Tabelle1.O628"/>
    </style:style>
    <style:style style:name="ce1096" style:family="table-cell" style:parent-style-name="Default">
      <style:map style:condition="cell-content()=0" style:apply-style-name="Unbenannt1" style:base-cell-address="Tabelle1.O629"/>
    </style:style>
    <style:style style:name="ce1097" style:family="table-cell" style:parent-style-name="Default">
      <style:map style:condition="cell-content()=0" style:apply-style-name="Unbenannt1" style:base-cell-address="Tabelle1.O630"/>
    </style:style>
    <style:style style:name="ce1098" style:family="table-cell" style:parent-style-name="Default">
      <style:map style:condition="cell-content()=0" style:apply-style-name="Unbenannt1" style:base-cell-address="Tabelle1.O639"/>
    </style:style>
    <style:style style:name="ce1099" style:family="table-cell" style:parent-style-name="Default">
      <style:map style:condition="cell-content()=0" style:apply-style-name="Unbenannt1" style:base-cell-address="Tabelle1.O640"/>
    </style:style>
    <style:style style:name="ce1100" style:family="table-cell" style:parent-style-name="Default">
      <style:map style:condition="cell-content()=0" style:apply-style-name="Unbenannt1" style:base-cell-address="Tabelle1.O641"/>
    </style:style>
    <style:style style:name="ce1101" style:family="table-cell" style:parent-style-name="Default">
      <style:map style:condition="cell-content()=0" style:apply-style-name="Unbenannt1" style:base-cell-address="Tabelle1.O642"/>
    </style:style>
    <style:style style:name="ce1102" style:family="table-cell" style:parent-style-name="Default">
      <style:map style:condition="cell-content()=0" style:apply-style-name="Unbenannt1" style:base-cell-address="Tabelle1.O643"/>
    </style:style>
    <style:style style:name="ce1103" style:family="table-cell" style:parent-style-name="Default">
      <style:map style:condition="cell-content()=0" style:apply-style-name="Unbenannt1" style:base-cell-address="Tabelle1.O644"/>
    </style:style>
    <style:style style:name="ce1104" style:family="table-cell" style:parent-style-name="Default">
      <style:map style:condition="cell-content()=0" style:apply-style-name="Unbenannt1" style:base-cell-address="Tabelle1.O645"/>
    </style:style>
    <style:style style:name="ce1105" style:family="table-cell" style:parent-style-name="Default">
      <style:map style:condition="cell-content()=0" style:apply-style-name="Unbenannt1" style:base-cell-address="Tabelle1.O646"/>
    </style:style>
    <style:style style:name="ce1106" style:family="table-cell" style:parent-style-name="Default">
      <style:map style:condition="cell-content()=0" style:apply-style-name="Unbenannt1" style:base-cell-address="Tabelle1.O647"/>
    </style:style>
    <style:style style:name="ce1107" style:family="table-cell" style:parent-style-name="Default">
      <style:map style:condition="cell-content()=0" style:apply-style-name="Unbenannt1" style:base-cell-address="Tabelle1.O648"/>
    </style:style>
    <style:style style:name="ce1108" style:family="table-cell" style:parent-style-name="Default">
      <style:map style:condition="cell-content()=0" style:apply-style-name="Unbenannt1" style:base-cell-address="Tabelle1.O649"/>
    </style:style>
    <style:style style:name="ce1109" style:family="table-cell" style:parent-style-name="Default">
      <style:map style:condition="cell-content()=0" style:apply-style-name="Unbenannt1" style:base-cell-address="Tabelle1.O650"/>
    </style:style>
    <style:style style:name="ce1110" style:family="table-cell" style:parent-style-name="Default">
      <style:map style:condition="cell-content()=0" style:apply-style-name="Unbenannt1" style:base-cell-address="Tabelle1.O651"/>
    </style:style>
    <style:style style:name="ce1111" style:family="table-cell" style:parent-style-name="Default">
      <style:map style:condition="cell-content()=0" style:apply-style-name="Unbenannt1" style:base-cell-address="Tabelle1.O652"/>
    </style:style>
    <style:style style:name="ce1112" style:family="table-cell" style:parent-style-name="Default">
      <style:map style:condition="cell-content()=0" style:apply-style-name="Unbenannt1" style:base-cell-address="Tabelle1.O653"/>
    </style:style>
    <style:style style:name="ce1113" style:family="table-cell" style:parent-style-name="Default">
      <style:map style:condition="cell-content()=0" style:apply-style-name="Unbenannt1" style:base-cell-address="Tabelle1.O654"/>
    </style:style>
    <style:style style:name="ce1114" style:family="table-cell" style:parent-style-name="Default">
      <style:map style:condition="cell-content()=0" style:apply-style-name="Unbenannt1" style:base-cell-address="Tabelle1.O655"/>
    </style:style>
    <style:style style:name="ce1115" style:family="table-cell" style:parent-style-name="Default">
      <style:map style:condition="cell-content()=0" style:apply-style-name="Unbenannt1" style:base-cell-address="Tabelle1.O656"/>
    </style:style>
    <style:style style:name="ce1116" style:family="table-cell" style:parent-style-name="Default">
      <style:map style:condition="cell-content()=0" style:apply-style-name="Unbenannt1" style:base-cell-address="Tabelle1.O657"/>
    </style:style>
    <style:style style:name="ce1117" style:family="table-cell" style:parent-style-name="Default">
      <style:map style:condition="cell-content()=0" style:apply-style-name="Unbenannt1" style:base-cell-address="Tabelle1.O658"/>
    </style:style>
    <style:style style:name="ce1118" style:family="table-cell" style:parent-style-name="Default">
      <style:map style:condition="cell-content()=0" style:apply-style-name="Unbenannt1" style:base-cell-address="Tabelle1.O659"/>
    </style:style>
    <style:style style:name="ce1119" style:family="table-cell" style:parent-style-name="Default">
      <style:map style:condition="cell-content()=0" style:apply-style-name="Unbenannt1" style:base-cell-address="Tabelle1.O660"/>
    </style:style>
    <style:style style:name="ce1120" style:family="table-cell" style:parent-style-name="Default">
      <style:map style:condition="cell-content()=0" style:apply-style-name="Unbenannt1" style:base-cell-address="Tabelle1.O661"/>
    </style:style>
    <style:style style:name="ce1121" style:family="table-cell" style:parent-style-name="Default">
      <style:map style:condition="cell-content()=0" style:apply-style-name="Unbenannt1" style:base-cell-address="Tabelle1.O662"/>
    </style:style>
    <style:style style:name="ce1122" style:family="table-cell" style:parent-style-name="Default">
      <style:map style:condition="cell-content()=0" style:apply-style-name="Unbenannt1" style:base-cell-address="Tabelle1.O663"/>
    </style:style>
    <style:style style:name="ce1123" style:family="table-cell" style:parent-style-name="Default">
      <style:map style:condition="cell-content()=0" style:apply-style-name="Unbenannt1" style:base-cell-address="Tabelle1.O664"/>
    </style:style>
    <style:style style:name="ce1124" style:family="table-cell" style:parent-style-name="Default">
      <style:map style:condition="cell-content()=0" style:apply-style-name="Unbenannt1" style:base-cell-address="Tabelle1.O665"/>
    </style:style>
    <style:style style:name="ce1125" style:family="table-cell" style:parent-style-name="Default">
      <style:map style:condition="cell-content()=0" style:apply-style-name="Unbenannt1" style:base-cell-address="Tabelle1.O666"/>
    </style:style>
    <style:style style:name="ce1126" style:family="table-cell" style:parent-style-name="Default">
      <style:map style:condition="cell-content()=0" style:apply-style-name="Unbenannt1" style:base-cell-address="Tabelle1.O667"/>
    </style:style>
    <style:style style:name="ce1127" style:family="table-cell" style:parent-style-name="Default">
      <style:map style:condition="cell-content()=0" style:apply-style-name="Unbenannt1" style:base-cell-address="Tabelle1.O668"/>
    </style:style>
    <style:style style:name="ce1128" style:family="table-cell" style:parent-style-name="Default">
      <style:map style:condition="cell-content()=0" style:apply-style-name="Unbenannt1" style:base-cell-address="Tabelle1.O669"/>
    </style:style>
    <style:style style:name="ce1129" style:family="table-cell" style:parent-style-name="Default">
      <style:map style:condition="cell-content()=0" style:apply-style-name="Unbenannt1" style:base-cell-address="Tabelle1.O670"/>
    </style:style>
    <style:style style:name="ce1130" style:family="table-cell" style:parent-style-name="Default">
      <style:map style:condition="cell-content()=0" style:apply-style-name="Unbenannt1" style:base-cell-address="Tabelle1.O671"/>
    </style:style>
    <style:style style:name="ce1131" style:family="table-cell" style:parent-style-name="Default">
      <style:map style:condition="cell-content()=0" style:apply-style-name="Unbenannt1" style:base-cell-address="Tabelle1.O672"/>
    </style:style>
    <style:style style:name="ce1132" style:family="table-cell" style:parent-style-name="Default">
      <style:map style:condition="cell-content()=0" style:apply-style-name="Unbenannt1" style:base-cell-address="Tabelle1.O673"/>
    </style:style>
    <style:style style:name="ce1133" style:family="table-cell" style:parent-style-name="Default">
      <style:map style:condition="cell-content()=0" style:apply-style-name="Unbenannt1" style:base-cell-address="Tabelle1.O674"/>
    </style:style>
    <style:style style:name="ce1134" style:family="table-cell" style:parent-style-name="Default">
      <style:map style:condition="cell-content()=0" style:apply-style-name="Unbenannt1" style:base-cell-address="Tabelle1.O675"/>
    </style:style>
    <style:style style:name="ce1135" style:family="table-cell" style:parent-style-name="Default">
      <style:map style:condition="cell-content()=0" style:apply-style-name="Unbenannt1" style:base-cell-address="Tabelle1.O676"/>
    </style:style>
    <style:style style:name="ce1136" style:family="table-cell" style:parent-style-name="Default">
      <style:map style:condition="cell-content()=0" style:apply-style-name="Unbenannt1" style:base-cell-address="Tabelle1.O677"/>
    </style:style>
    <style:style style:name="ce1137" style:family="table-cell" style:parent-style-name="Default">
      <style:map style:condition="cell-content()=0" style:apply-style-name="Unbenannt1" style:base-cell-address="Tabelle1.O678"/>
    </style:style>
    <style:style style:name="ce1138" style:family="table-cell" style:parent-style-name="Default">
      <style:map style:condition="cell-content()=0" style:apply-style-name="Unbenannt1" style:base-cell-address="Tabelle1.O702"/>
    </style:style>
    <style:style style:name="ce1139" style:family="table-cell" style:parent-style-name="Default">
      <style:map style:condition="cell-content()=0" style:apply-style-name="Unbenannt1" style:base-cell-address="Tabelle1.O726"/>
    </style:style>
    <style:style style:name="ce1140" style:family="table-cell" style:parent-style-name="Default">
      <style:map style:condition="cell-content()=0" style:apply-style-name="Unbenannt1" style:base-cell-address="Tabelle1.O750"/>
    </style:style>
    <style:style style:name="ce1141" style:family="table-cell" style:parent-style-name="Default">
      <style:table-cell-properties fo:border="0.06pt solid #000000"/>
      <style:map style:condition="cell-content()=0" style:apply-style-name="Unbenannt1" style:base-cell-address="Tabelle1.C5"/>
    </style:style>
    <style:style style:name="ce1142" style:family="table-cell" style:parent-style-name="Default">
      <style:table-cell-properties fo:border="0.06pt solid #000000"/>
      <style:map style:condition="cell-content()=0" style:apply-style-name="Unbenannt1" style:base-cell-address="Tabelle1.P14"/>
    </style:style>
    <style:style style:name="ce1143" style:family="table-cell" style:parent-style-name="Default">
      <style:table-cell-properties fo:border="0.06pt solid #000000"/>
      <style:map style:condition="cell-content()=0" style:apply-style-name="Unbenannt1" style:base-cell-address="Tabelle1.P15"/>
    </style:style>
    <style:style style:name="ce1144" style:family="table-cell" style:parent-style-name="Default">
      <style:table-cell-properties fo:border="0.06pt solid #000000"/>
      <style:map style:condition="cell-content()=0" style:apply-style-name="Unbenannt1" style:base-cell-address="Tabelle1.P16"/>
    </style:style>
    <style:style style:name="ce1145" style:family="table-cell" style:parent-style-name="Default">
      <style:table-cell-properties fo:border="0.06pt solid #000000"/>
      <style:map style:condition="cell-content()=0" style:apply-style-name="Unbenannt1" style:base-cell-address="Tabelle1.P17"/>
    </style:style>
    <style:style style:name="ce1146" style:family="table-cell" style:parent-style-name="Default">
      <style:table-cell-properties fo:border="0.06pt solid #000000"/>
      <style:map style:condition="cell-content()=0" style:apply-style-name="Unbenannt1" style:base-cell-address="Tabelle1.P18"/>
    </style:style>
    <style:style style:name="ce1147" style:family="table-cell" style:parent-style-name="Default">
      <style:table-cell-properties fo:border="0.06pt solid #000000"/>
      <style:map style:condition="cell-content()=0" style:apply-style-name="Unbenannt1" style:base-cell-address="Tabelle1.P19"/>
    </style:style>
    <style:style style:name="ce1148" style:family="table-cell" style:parent-style-name="Default">
      <style:table-cell-properties fo:border="0.06pt solid #000000"/>
      <style:map style:condition="cell-content()=0" style:apply-style-name="Unbenannt1" style:base-cell-address="Tabelle1.P20"/>
    </style:style>
    <style:style style:name="ce1149" style:family="table-cell" style:parent-style-name="Default">
      <style:table-cell-properties fo:border="0.06pt solid #000000"/>
      <style:map style:condition="cell-content()=0" style:apply-style-name="Unbenannt1" style:base-cell-address="Tabelle1.P21"/>
    </style:style>
    <style:style style:name="ce1150" style:family="table-cell" style:parent-style-name="Default">
      <style:table-cell-properties fo:border="0.06pt solid #000000"/>
      <style:map style:condition="cell-content()=0" style:apply-style-name="Unbenannt1" style:base-cell-address="Tabelle1.P22"/>
    </style:style>
    <style:style style:name="ce1151" style:family="table-cell" style:parent-style-name="Default">
      <style:table-cell-properties fo:border="0.06pt solid #000000"/>
      <style:map style:condition="cell-content()=0" style:apply-style-name="Unbenannt1" style:base-cell-address="Tabelle1.P23"/>
    </style:style>
    <style:style style:name="ce1152" style:family="table-cell" style:parent-style-name="Default">
      <style:table-cell-properties fo:border="0.06pt solid #000000"/>
      <style:map style:condition="cell-content()=0" style:apply-style-name="Unbenannt1" style:base-cell-address="Tabelle1.P24"/>
    </style:style>
    <style:style style:name="ce1153" style:family="table-cell" style:parent-style-name="Default">
      <style:table-cell-properties fo:border="0.06pt solid #000000"/>
      <style:map style:condition="cell-content()=0" style:apply-style-name="Unbenannt1" style:base-cell-address="Tabelle1.P25"/>
    </style:style>
    <style:style style:name="ce1154" style:family="table-cell" style:parent-style-name="Default">
      <style:table-cell-properties fo:border="0.06pt solid #000000"/>
      <style:map style:condition="cell-content()=0" style:apply-style-name="Unbenannt1" style:base-cell-address="Tabelle1.P26"/>
    </style:style>
    <style:style style:name="ce1155" style:family="table-cell" style:parent-style-name="Default">
      <style:map style:condition="cell-content()=0" style:apply-style-name="Unbenannt1" style:base-cell-address="Tabelle1.P27"/>
    </style:style>
    <style:style style:name="ce1156" style:family="table-cell" style:parent-style-name="Default">
      <style:map style:condition="cell-content()=0" style:apply-style-name="Unbenannt1" style:base-cell-address="Tabelle1.P28"/>
    </style:style>
    <style:style style:name="ce1157" style:family="table-cell" style:parent-style-name="Default">
      <style:map style:condition="cell-content()=0" style:apply-style-name="Unbenannt1" style:base-cell-address="Tabelle1.P29"/>
    </style:style>
    <style:style style:name="ce1158" style:family="table-cell" style:parent-style-name="Default">
      <style:map style:condition="cell-content()=0" style:apply-style-name="Unbenannt1" style:base-cell-address="Tabelle1.P30"/>
    </style:style>
    <style:style style:name="ce1159" style:family="table-cell" style:parent-style-name="Default">
      <style:map style:condition="cell-content()=0" style:apply-style-name="Unbenannt1" style:base-cell-address="Tabelle1.P31"/>
    </style:style>
    <style:style style:name="ce1160" style:family="table-cell" style:parent-style-name="Default">
      <style:map style:condition="cell-content()=0" style:apply-style-name="Unbenannt1" style:base-cell-address="Tabelle1.P32"/>
    </style:style>
    <style:style style:name="ce1161" style:family="table-cell" style:parent-style-name="Default">
      <style:map style:condition="cell-content()=0" style:apply-style-name="Unbenannt1" style:base-cell-address="Tabelle1.P33"/>
    </style:style>
    <style:style style:name="ce1162" style:family="table-cell" style:parent-style-name="Default">
      <style:map style:condition="cell-content()=0" style:apply-style-name="Unbenannt1" style:base-cell-address="Tabelle1.P34"/>
    </style:style>
    <style:style style:name="ce1163" style:family="table-cell" style:parent-style-name="Default">
      <style:map style:condition="cell-content()=0" style:apply-style-name="Unbenannt1" style:base-cell-address="Tabelle1.P35"/>
    </style:style>
    <style:style style:name="ce1164" style:family="table-cell" style:parent-style-name="Default">
      <style:map style:condition="cell-content()=0" style:apply-style-name="Unbenannt1" style:base-cell-address="Tabelle1.P36"/>
    </style:style>
    <style:style style:name="ce1165" style:family="table-cell" style:parent-style-name="Default">
      <style:map style:condition="cell-content()=0" style:apply-style-name="Unbenannt1" style:base-cell-address="Tabelle1.P37"/>
    </style:style>
    <style:style style:name="ce1166" style:family="table-cell" style:parent-style-name="Default">
      <style:map style:condition="cell-content()=0" style:apply-style-name="Unbenannt1" style:base-cell-address="Tabelle1.P38"/>
    </style:style>
    <style:style style:name="ce1167" style:family="table-cell" style:parent-style-name="Default">
      <style:map style:condition="cell-content()=0" style:apply-style-name="Unbenannt1" style:base-cell-address="Tabelle1.P39"/>
    </style:style>
    <style:style style:name="ce1168" style:family="table-cell" style:parent-style-name="Default">
      <style:map style:condition="cell-content()=0" style:apply-style-name="Unbenannt1" style:base-cell-address="Tabelle1.P40"/>
    </style:style>
    <style:style style:name="ce1169" style:family="table-cell" style:parent-style-name="Default">
      <style:map style:condition="cell-content()=0" style:apply-style-name="Unbenannt1" style:base-cell-address="Tabelle1.P41"/>
    </style:style>
    <style:style style:name="ce1170" style:family="table-cell" style:parent-style-name="Default">
      <style:map style:condition="cell-content()=0" style:apply-style-name="Unbenannt1" style:base-cell-address="Tabelle1.P42"/>
    </style:style>
    <style:style style:name="ce1171" style:family="table-cell" style:parent-style-name="Default">
      <style:map style:condition="cell-content()=0" style:apply-style-name="Unbenannt1" style:base-cell-address="Tabelle1.P43"/>
    </style:style>
    <style:style style:name="ce1172" style:family="table-cell" style:parent-style-name="Default">
      <style:map style:condition="cell-content()=0" style:apply-style-name="Unbenannt1" style:base-cell-address="Tabelle1.P44"/>
    </style:style>
    <style:style style:name="ce1173" style:family="table-cell" style:parent-style-name="Default">
      <style:map style:condition="cell-content()=0" style:apply-style-name="Unbenannt1" style:base-cell-address="Tabelle1.P45"/>
    </style:style>
    <style:style style:name="ce1174" style:family="table-cell" style:parent-style-name="Default">
      <style:map style:condition="cell-content()=0" style:apply-style-name="Unbenannt1" style:base-cell-address="Tabelle1.P46"/>
    </style:style>
    <style:style style:name="ce1175" style:family="table-cell" style:parent-style-name="Default">
      <style:map style:condition="cell-content()=0" style:apply-style-name="Unbenannt1" style:base-cell-address="Tabelle1.P47"/>
    </style:style>
    <style:style style:name="ce1176" style:family="table-cell" style:parent-style-name="Default">
      <style:map style:condition="cell-content()=0" style:apply-style-name="Unbenannt1" style:base-cell-address="Tabelle1.P48"/>
    </style:style>
    <style:style style:name="ce1177" style:family="table-cell" style:parent-style-name="Default">
      <style:map style:condition="cell-content()=0" style:apply-style-name="Unbenannt1" style:base-cell-address="Tabelle1.P49"/>
    </style:style>
    <style:style style:name="ce1178" style:family="table-cell" style:parent-style-name="Default">
      <style:map style:condition="cell-content()=0" style:apply-style-name="Unbenannt1" style:base-cell-address="Tabelle1.P50"/>
    </style:style>
    <style:style style:name="ce1179" style:family="table-cell" style:parent-style-name="Default">
      <style:map style:condition="cell-content()=0" style:apply-style-name="Unbenannt1" style:base-cell-address="Tabelle1.P51"/>
    </style:style>
    <style:style style:name="ce1180" style:family="table-cell" style:parent-style-name="Default">
      <style:map style:condition="cell-content()=0" style:apply-style-name="Unbenannt1" style:base-cell-address="Tabelle1.P52"/>
    </style:style>
    <style:style style:name="ce1181" style:family="table-cell" style:parent-style-name="Default">
      <style:map style:condition="cell-content()=0" style:apply-style-name="Unbenannt1" style:base-cell-address="Tabelle1.P53"/>
    </style:style>
    <style:style style:name="ce1182" style:family="table-cell" style:parent-style-name="Default">
      <style:map style:condition="cell-content()=0" style:apply-style-name="Unbenannt1" style:base-cell-address="Tabelle1.P54"/>
    </style:style>
    <style:style style:name="ce1183" style:family="table-cell" style:parent-style-name="Default">
      <style:map style:condition="cell-content()=0" style:apply-style-name="Unbenannt1" style:base-cell-address="Tabelle1.P78"/>
    </style:style>
    <style:style style:name="ce1184" style:family="table-cell" style:parent-style-name="Default">
      <style:map style:condition="cell-content()=0" style:apply-style-name="Unbenannt1" style:base-cell-address="Tabelle1.P102"/>
    </style:style>
    <style:style style:name="ce1185" style:family="table-cell" style:parent-style-name="Default">
      <style:map style:condition="cell-content()=0" style:apply-style-name="Unbenannt1" style:base-cell-address="Tabelle1.P111"/>
    </style:style>
    <style:style style:name="ce1186" style:family="table-cell" style:parent-style-name="Default">
      <style:map style:condition="cell-content()=0" style:apply-style-name="Unbenannt1" style:base-cell-address="Tabelle1.P112"/>
    </style:style>
    <style:style style:name="ce1187" style:family="table-cell" style:parent-style-name="Default">
      <style:map style:condition="cell-content()=0" style:apply-style-name="Unbenannt1" style:base-cell-address="Tabelle1.P113"/>
    </style:style>
    <style:style style:name="ce1188" style:family="table-cell" style:parent-style-name="Default">
      <style:map style:condition="cell-content()=0" style:apply-style-name="Unbenannt1" style:base-cell-address="Tabelle1.P114"/>
    </style:style>
    <style:style style:name="ce1189" style:family="table-cell" style:parent-style-name="Default">
      <style:map style:condition="cell-content()=0" style:apply-style-name="Unbenannt1" style:base-cell-address="Tabelle1.P115"/>
    </style:style>
    <style:style style:name="ce1190" style:family="table-cell" style:parent-style-name="Default">
      <style:map style:condition="cell-content()=0" style:apply-style-name="Unbenannt1" style:base-cell-address="Tabelle1.P116"/>
    </style:style>
    <style:style style:name="ce1191" style:family="table-cell" style:parent-style-name="Default">
      <style:map style:condition="cell-content()=0" style:apply-style-name="Unbenannt1" style:base-cell-address="Tabelle1.P117"/>
    </style:style>
    <style:style style:name="ce1192" style:family="table-cell" style:parent-style-name="Default">
      <style:map style:condition="cell-content()=0" style:apply-style-name="Unbenannt1" style:base-cell-address="Tabelle1.P118"/>
    </style:style>
    <style:style style:name="ce1193" style:family="table-cell" style:parent-style-name="Default">
      <style:map style:condition="cell-content()=0" style:apply-style-name="Unbenannt1" style:base-cell-address="Tabelle1.P119"/>
    </style:style>
    <style:style style:name="ce1194" style:family="table-cell" style:parent-style-name="Default">
      <style:map style:condition="cell-content()=0" style:apply-style-name="Unbenannt1" style:base-cell-address="Tabelle1.P120"/>
    </style:style>
    <style:style style:name="ce1195" style:family="table-cell" style:parent-style-name="Default">
      <style:map style:condition="cell-content()=0" style:apply-style-name="Unbenannt1" style:base-cell-address="Tabelle1.P121"/>
    </style:style>
    <style:style style:name="ce1196" style:family="table-cell" style:parent-style-name="Default">
      <style:map style:condition="cell-content()=0" style:apply-style-name="Unbenannt1" style:base-cell-address="Tabelle1.P122"/>
    </style:style>
    <style:style style:name="ce1197" style:family="table-cell" style:parent-style-name="Default">
      <style:map style:condition="cell-content()=0" style:apply-style-name="Unbenannt1" style:base-cell-address="Tabelle1.P123"/>
    </style:style>
    <style:style style:name="ce1198" style:family="table-cell" style:parent-style-name="Default">
      <style:map style:condition="cell-content()=0" style:apply-style-name="Unbenannt1" style:base-cell-address="Tabelle1.P124"/>
    </style:style>
    <style:style style:name="ce1199" style:family="table-cell" style:parent-style-name="Default">
      <style:map style:condition="cell-content()=0" style:apply-style-name="Unbenannt1" style:base-cell-address="Tabelle1.P125"/>
    </style:style>
    <style:style style:name="ce1200" style:family="table-cell" style:parent-style-name="Default">
      <style:map style:condition="cell-content()=0" style:apply-style-name="Unbenannt1" style:base-cell-address="Tabelle1.P126"/>
    </style:style>
    <style:style style:name="ce1201" style:family="table-cell" style:parent-style-name="Default">
      <style:map style:condition="cell-content()=0" style:apply-style-name="Unbenannt1" style:base-cell-address="Tabelle1.P127"/>
    </style:style>
    <style:style style:name="ce1202" style:family="table-cell" style:parent-style-name="Default">
      <style:map style:condition="cell-content()=0" style:apply-style-name="Unbenannt1" style:base-cell-address="Tabelle1.P128"/>
    </style:style>
    <style:style style:name="ce1203" style:family="table-cell" style:parent-style-name="Default">
      <style:map style:condition="cell-content()=0" style:apply-style-name="Unbenannt1" style:base-cell-address="Tabelle1.P129"/>
    </style:style>
    <style:style style:name="ce1204" style:family="table-cell" style:parent-style-name="Default">
      <style:map style:condition="cell-content()=0" style:apply-style-name="Unbenannt1" style:base-cell-address="Tabelle1.P130"/>
    </style:style>
    <style:style style:name="ce1205" style:family="table-cell" style:parent-style-name="Default">
      <style:map style:condition="cell-content()=0" style:apply-style-name="Unbenannt1" style:base-cell-address="Tabelle1.P131"/>
    </style:style>
    <style:style style:name="ce1206" style:family="table-cell" style:parent-style-name="Default">
      <style:map style:condition="cell-content()=0" style:apply-style-name="Unbenannt1" style:base-cell-address="Tabelle1.P132"/>
    </style:style>
    <style:style style:name="ce1207" style:family="table-cell" style:parent-style-name="Default">
      <style:map style:condition="cell-content()=0" style:apply-style-name="Unbenannt1" style:base-cell-address="Tabelle1.P133"/>
    </style:style>
    <style:style style:name="ce1208" style:family="table-cell" style:parent-style-name="Default">
      <style:map style:condition="cell-content()=0" style:apply-style-name="Unbenannt1" style:base-cell-address="Tabelle1.P134"/>
    </style:style>
    <style:style style:name="ce1209" style:family="table-cell" style:parent-style-name="Default">
      <style:map style:condition="cell-content()=0" style:apply-style-name="Unbenannt1" style:base-cell-address="Tabelle1.P135"/>
    </style:style>
    <style:style style:name="ce1210" style:family="table-cell" style:parent-style-name="Default">
      <style:map style:condition="cell-content()=0" style:apply-style-name="Unbenannt1" style:base-cell-address="Tabelle1.P136"/>
    </style:style>
    <style:style style:name="ce1211" style:family="table-cell" style:parent-style-name="Default">
      <style:map style:condition="cell-content()=0" style:apply-style-name="Unbenannt1" style:base-cell-address="Tabelle1.P137"/>
    </style:style>
    <style:style style:name="ce1212" style:family="table-cell" style:parent-style-name="Default">
      <style:map style:condition="cell-content()=0" style:apply-style-name="Unbenannt1" style:base-cell-address="Tabelle1.P138"/>
    </style:style>
    <style:style style:name="ce1213" style:family="table-cell" style:parent-style-name="Default">
      <style:map style:condition="cell-content()=0" style:apply-style-name="Unbenannt1" style:base-cell-address="Tabelle1.P139"/>
    </style:style>
    <style:style style:name="ce1214" style:family="table-cell" style:parent-style-name="Default">
      <style:map style:condition="cell-content()=0" style:apply-style-name="Unbenannt1" style:base-cell-address="Tabelle1.P140"/>
    </style:style>
    <style:style style:name="ce1215" style:family="table-cell" style:parent-style-name="Default">
      <style:map style:condition="cell-content()=0" style:apply-style-name="Unbenannt1" style:base-cell-address="Tabelle1.P141"/>
    </style:style>
    <style:style style:name="ce1216" style:family="table-cell" style:parent-style-name="Default">
      <style:map style:condition="cell-content()=0" style:apply-style-name="Unbenannt1" style:base-cell-address="Tabelle1.P142"/>
    </style:style>
    <style:style style:name="ce1217" style:family="table-cell" style:parent-style-name="Default">
      <style:map style:condition="cell-content()=0" style:apply-style-name="Unbenannt1" style:base-cell-address="Tabelle1.P143"/>
    </style:style>
    <style:style style:name="ce1218" style:family="table-cell" style:parent-style-name="Default">
      <style:map style:condition="cell-content()=0" style:apply-style-name="Unbenannt1" style:base-cell-address="Tabelle1.P144"/>
    </style:style>
    <style:style style:name="ce1219" style:family="table-cell" style:parent-style-name="Default">
      <style:map style:condition="cell-content()=0" style:apply-style-name="Unbenannt1" style:base-cell-address="Tabelle1.P145"/>
    </style:style>
    <style:style style:name="ce1220" style:family="table-cell" style:parent-style-name="Default">
      <style:map style:condition="cell-content()=0" style:apply-style-name="Unbenannt1" style:base-cell-address="Tabelle1.P146"/>
    </style:style>
    <style:style style:name="ce1221" style:family="table-cell" style:parent-style-name="Default">
      <style:map style:condition="cell-content()=0" style:apply-style-name="Unbenannt1" style:base-cell-address="Tabelle1.P147"/>
    </style:style>
    <style:style style:name="ce1222" style:family="table-cell" style:parent-style-name="Default">
      <style:map style:condition="cell-content()=0" style:apply-style-name="Unbenannt1" style:base-cell-address="Tabelle1.P148"/>
    </style:style>
    <style:style style:name="ce1223" style:family="table-cell" style:parent-style-name="Default">
      <style:map style:condition="cell-content()=0" style:apply-style-name="Unbenannt1" style:base-cell-address="Tabelle1.P149"/>
    </style:style>
    <style:style style:name="ce1224" style:family="table-cell" style:parent-style-name="Default">
      <style:map style:condition="cell-content()=0" style:apply-style-name="Unbenannt1" style:base-cell-address="Tabelle1.P150"/>
    </style:style>
    <style:style style:name="ce1225" style:family="table-cell" style:parent-style-name="Default">
      <style:map style:condition="cell-content()=0" style:apply-style-name="Unbenannt1" style:base-cell-address="Tabelle1.P174"/>
    </style:style>
    <style:style style:name="ce1226" style:family="table-cell" style:parent-style-name="Default">
      <style:map style:condition="cell-content()=0" style:apply-style-name="Unbenannt1" style:base-cell-address="Tabelle1.P198"/>
    </style:style>
    <style:style style:name="ce1227" style:family="table-cell" style:parent-style-name="Default">
      <style:map style:condition="cell-content()=0" style:apply-style-name="Unbenannt1" style:base-cell-address="Tabelle1.P207"/>
    </style:style>
    <style:style style:name="ce1228" style:family="table-cell" style:parent-style-name="Default">
      <style:map style:condition="cell-content()=0" style:apply-style-name="Unbenannt1" style:base-cell-address="Tabelle1.P208"/>
    </style:style>
    <style:style style:name="ce1229" style:family="table-cell" style:parent-style-name="Default">
      <style:map style:condition="cell-content()=0" style:apply-style-name="Unbenannt1" style:base-cell-address="Tabelle1.P209"/>
    </style:style>
    <style:style style:name="ce1230" style:family="table-cell" style:parent-style-name="Default">
      <style:map style:condition="cell-content()=0" style:apply-style-name="Unbenannt1" style:base-cell-address="Tabelle1.P210"/>
    </style:style>
    <style:style style:name="ce1231" style:family="table-cell" style:parent-style-name="Default">
      <style:map style:condition="cell-content()=0" style:apply-style-name="Unbenannt1" style:base-cell-address="Tabelle1.P211"/>
    </style:style>
    <style:style style:name="ce1232" style:family="table-cell" style:parent-style-name="Default">
      <style:map style:condition="cell-content()=0" style:apply-style-name="Unbenannt1" style:base-cell-address="Tabelle1.P212"/>
    </style:style>
    <style:style style:name="ce1233" style:family="table-cell" style:parent-style-name="Default">
      <style:map style:condition="cell-content()=0" style:apply-style-name="Unbenannt1" style:base-cell-address="Tabelle1.P213"/>
    </style:style>
    <style:style style:name="ce1234" style:family="table-cell" style:parent-style-name="Default">
      <style:map style:condition="cell-content()=0" style:apply-style-name="Unbenannt1" style:base-cell-address="Tabelle1.P214"/>
    </style:style>
    <style:style style:name="ce1235" style:family="table-cell" style:parent-style-name="Default">
      <style:map style:condition="cell-content()=0" style:apply-style-name="Unbenannt1" style:base-cell-address="Tabelle1.P215"/>
    </style:style>
    <style:style style:name="ce1236" style:family="table-cell" style:parent-style-name="Default">
      <style:map style:condition="cell-content()=0" style:apply-style-name="Unbenannt1" style:base-cell-address="Tabelle1.P216"/>
    </style:style>
    <style:style style:name="ce1237" style:family="table-cell" style:parent-style-name="Default">
      <style:map style:condition="cell-content()=0" style:apply-style-name="Unbenannt1" style:base-cell-address="Tabelle1.P217"/>
    </style:style>
    <style:style style:name="ce1238" style:family="table-cell" style:parent-style-name="Default">
      <style:map style:condition="cell-content()=0" style:apply-style-name="Unbenannt1" style:base-cell-address="Tabelle1.P218"/>
    </style:style>
    <style:style style:name="ce1239" style:family="table-cell" style:parent-style-name="Default">
      <style:map style:condition="cell-content()=0" style:apply-style-name="Unbenannt1" style:base-cell-address="Tabelle1.P219"/>
    </style:style>
    <style:style style:name="ce1240" style:family="table-cell" style:parent-style-name="Default">
      <style:map style:condition="cell-content()=0" style:apply-style-name="Unbenannt1" style:base-cell-address="Tabelle1.P220"/>
    </style:style>
    <style:style style:name="ce1241" style:family="table-cell" style:parent-style-name="Default">
      <style:map style:condition="cell-content()=0" style:apply-style-name="Unbenannt1" style:base-cell-address="Tabelle1.P221"/>
    </style:style>
    <style:style style:name="ce1242" style:family="table-cell" style:parent-style-name="Default">
      <style:map style:condition="cell-content()=0" style:apply-style-name="Unbenannt1" style:base-cell-address="Tabelle1.P222"/>
    </style:style>
    <style:style style:name="ce1243" style:family="table-cell" style:parent-style-name="Default">
      <style:map style:condition="cell-content()=0" style:apply-style-name="Unbenannt1" style:base-cell-address="Tabelle1.P223"/>
    </style:style>
    <style:style style:name="ce1244" style:family="table-cell" style:parent-style-name="Default">
      <style:map style:condition="cell-content()=0" style:apply-style-name="Unbenannt1" style:base-cell-address="Tabelle1.P224"/>
    </style:style>
    <style:style style:name="ce1245" style:family="table-cell" style:parent-style-name="Default">
      <style:map style:condition="cell-content()=0" style:apply-style-name="Unbenannt1" style:base-cell-address="Tabelle1.P225"/>
    </style:style>
    <style:style style:name="ce1246" style:family="table-cell" style:parent-style-name="Default">
      <style:map style:condition="cell-content()=0" style:apply-style-name="Unbenannt1" style:base-cell-address="Tabelle1.P226"/>
    </style:style>
    <style:style style:name="ce1247" style:family="table-cell" style:parent-style-name="Default">
      <style:map style:condition="cell-content()=0" style:apply-style-name="Unbenannt1" style:base-cell-address="Tabelle1.P227"/>
    </style:style>
    <style:style style:name="ce1248" style:family="table-cell" style:parent-style-name="Default">
      <style:map style:condition="cell-content()=0" style:apply-style-name="Unbenannt1" style:base-cell-address="Tabelle1.P228"/>
    </style:style>
    <style:style style:name="ce1249" style:family="table-cell" style:parent-style-name="Default">
      <style:map style:condition="cell-content()=0" style:apply-style-name="Unbenannt1" style:base-cell-address="Tabelle1.P229"/>
    </style:style>
    <style:style style:name="ce1250" style:family="table-cell" style:parent-style-name="Default">
      <style:map style:condition="cell-content()=0" style:apply-style-name="Unbenannt1" style:base-cell-address="Tabelle1.P230"/>
    </style:style>
    <style:style style:name="ce1251" style:family="table-cell" style:parent-style-name="Default">
      <style:map style:condition="cell-content()=0" style:apply-style-name="Unbenannt1" style:base-cell-address="Tabelle1.P231"/>
    </style:style>
    <style:style style:name="ce1252" style:family="table-cell" style:parent-style-name="Default">
      <style:map style:condition="cell-content()=0" style:apply-style-name="Unbenannt1" style:base-cell-address="Tabelle1.P232"/>
    </style:style>
    <style:style style:name="ce1253" style:family="table-cell" style:parent-style-name="Default">
      <style:map style:condition="cell-content()=0" style:apply-style-name="Unbenannt1" style:base-cell-address="Tabelle1.P233"/>
    </style:style>
    <style:style style:name="ce1254" style:family="table-cell" style:parent-style-name="Default">
      <style:map style:condition="cell-content()=0" style:apply-style-name="Unbenannt1" style:base-cell-address="Tabelle1.P234"/>
    </style:style>
    <style:style style:name="ce1255" style:family="table-cell" style:parent-style-name="Default">
      <style:map style:condition="cell-content()=0" style:apply-style-name="Unbenannt1" style:base-cell-address="Tabelle1.P235"/>
    </style:style>
    <style:style style:name="ce1256" style:family="table-cell" style:parent-style-name="Default">
      <style:map style:condition="cell-content()=0" style:apply-style-name="Unbenannt1" style:base-cell-address="Tabelle1.P236"/>
    </style:style>
    <style:style style:name="ce1257" style:family="table-cell" style:parent-style-name="Default">
      <style:map style:condition="cell-content()=0" style:apply-style-name="Unbenannt1" style:base-cell-address="Tabelle1.P237"/>
    </style:style>
    <style:style style:name="ce1258" style:family="table-cell" style:parent-style-name="Default">
      <style:map style:condition="cell-content()=0" style:apply-style-name="Unbenannt1" style:base-cell-address="Tabelle1.P238"/>
    </style:style>
    <style:style style:name="ce1259" style:family="table-cell" style:parent-style-name="Default">
      <style:map style:condition="cell-content()=0" style:apply-style-name="Unbenannt1" style:base-cell-address="Tabelle1.P239"/>
    </style:style>
    <style:style style:name="ce1260" style:family="table-cell" style:parent-style-name="Default">
      <style:map style:condition="cell-content()=0" style:apply-style-name="Unbenannt1" style:base-cell-address="Tabelle1.P240"/>
    </style:style>
    <style:style style:name="ce1261" style:family="table-cell" style:parent-style-name="Default">
      <style:map style:condition="cell-content()=0" style:apply-style-name="Unbenannt1" style:base-cell-address="Tabelle1.P241"/>
    </style:style>
    <style:style style:name="ce1262" style:family="table-cell" style:parent-style-name="Default">
      <style:map style:condition="cell-content()=0" style:apply-style-name="Unbenannt1" style:base-cell-address="Tabelle1.P242"/>
    </style:style>
    <style:style style:name="ce1263" style:family="table-cell" style:parent-style-name="Default">
      <style:map style:condition="cell-content()=0" style:apply-style-name="Unbenannt1" style:base-cell-address="Tabelle1.P243"/>
    </style:style>
    <style:style style:name="ce1264" style:family="table-cell" style:parent-style-name="Default">
      <style:map style:condition="cell-content()=0" style:apply-style-name="Unbenannt1" style:base-cell-address="Tabelle1.P244"/>
    </style:style>
    <style:style style:name="ce1265" style:family="table-cell" style:parent-style-name="Default">
      <style:map style:condition="cell-content()=0" style:apply-style-name="Unbenannt1" style:base-cell-address="Tabelle1.P245"/>
    </style:style>
    <style:style style:name="ce1266" style:family="table-cell" style:parent-style-name="Default">
      <style:map style:condition="cell-content()=0" style:apply-style-name="Unbenannt1" style:base-cell-address="Tabelle1.P246"/>
    </style:style>
    <style:style style:name="ce1267" style:family="table-cell" style:parent-style-name="Default">
      <style:map style:condition="cell-content()=0" style:apply-style-name="Unbenannt1" style:base-cell-address="Tabelle1.P270"/>
    </style:style>
    <style:style style:name="ce1268" style:family="table-cell" style:parent-style-name="Default">
      <style:map style:condition="cell-content()=0" style:apply-style-name="Unbenannt1" style:base-cell-address="Tabelle1.P294"/>
    </style:style>
    <style:style style:name="ce1269" style:family="table-cell" style:parent-style-name="Default">
      <style:map style:condition="cell-content()=0" style:apply-style-name="Unbenannt1" style:base-cell-address="Tabelle1.P303"/>
    </style:style>
    <style:style style:name="ce1270" style:family="table-cell" style:parent-style-name="Default">
      <style:map style:condition="cell-content()=0" style:apply-style-name="Unbenannt1" style:base-cell-address="Tabelle1.P304"/>
    </style:style>
    <style:style style:name="ce1271" style:family="table-cell" style:parent-style-name="Default">
      <style:map style:condition="cell-content()=0" style:apply-style-name="Unbenannt1" style:base-cell-address="Tabelle1.P305"/>
    </style:style>
    <style:style style:name="ce1272" style:family="table-cell" style:parent-style-name="Default">
      <style:map style:condition="cell-content()=0" style:apply-style-name="Unbenannt1" style:base-cell-address="Tabelle1.P306"/>
    </style:style>
    <style:style style:name="ce1273" style:family="table-cell" style:parent-style-name="Default">
      <style:map style:condition="cell-content()=0" style:apply-style-name="Unbenannt1" style:base-cell-address="Tabelle1.P307"/>
    </style:style>
    <style:style style:name="ce1274" style:family="table-cell" style:parent-style-name="Default">
      <style:map style:condition="cell-content()=0" style:apply-style-name="Unbenannt1" style:base-cell-address="Tabelle1.P308"/>
    </style:style>
    <style:style style:name="ce1275" style:family="table-cell" style:parent-style-name="Default">
      <style:map style:condition="cell-content()=0" style:apply-style-name="Unbenannt1" style:base-cell-address="Tabelle1.P309"/>
    </style:style>
    <style:style style:name="ce1276" style:family="table-cell" style:parent-style-name="Default">
      <style:map style:condition="cell-content()=0" style:apply-style-name="Unbenannt1" style:base-cell-address="Tabelle1.P310"/>
    </style:style>
    <style:style style:name="ce1277" style:family="table-cell" style:parent-style-name="Default">
      <style:map style:condition="cell-content()=0" style:apply-style-name="Unbenannt1" style:base-cell-address="Tabelle1.P311"/>
    </style:style>
    <style:style style:name="ce1278" style:family="table-cell" style:parent-style-name="Default">
      <style:map style:condition="cell-content()=0" style:apply-style-name="Unbenannt1" style:base-cell-address="Tabelle1.P312"/>
    </style:style>
    <style:style style:name="ce1279" style:family="table-cell" style:parent-style-name="Default">
      <style:map style:condition="cell-content()=0" style:apply-style-name="Unbenannt1" style:base-cell-address="Tabelle1.P313"/>
    </style:style>
    <style:style style:name="ce1280" style:family="table-cell" style:parent-style-name="Default">
      <style:map style:condition="cell-content()=0" style:apply-style-name="Unbenannt1" style:base-cell-address="Tabelle1.P314"/>
    </style:style>
    <style:style style:name="ce1281" style:family="table-cell" style:parent-style-name="Default">
      <style:map style:condition="cell-content()=0" style:apply-style-name="Unbenannt1" style:base-cell-address="Tabelle1.P315"/>
    </style:style>
    <style:style style:name="ce1282" style:family="table-cell" style:parent-style-name="Default">
      <style:map style:condition="cell-content()=0" style:apply-style-name="Unbenannt1" style:base-cell-address="Tabelle1.P316"/>
    </style:style>
    <style:style style:name="ce1283" style:family="table-cell" style:parent-style-name="Default">
      <style:map style:condition="cell-content()=0" style:apply-style-name="Unbenannt1" style:base-cell-address="Tabelle1.P317"/>
    </style:style>
    <style:style style:name="ce1284" style:family="table-cell" style:parent-style-name="Default">
      <style:map style:condition="cell-content()=0" style:apply-style-name="Unbenannt1" style:base-cell-address="Tabelle1.P318"/>
    </style:style>
    <style:style style:name="ce1285" style:family="table-cell" style:parent-style-name="Default">
      <style:map style:condition="cell-content()=0" style:apply-style-name="Unbenannt1" style:base-cell-address="Tabelle1.P319"/>
    </style:style>
    <style:style style:name="ce1286" style:family="table-cell" style:parent-style-name="Default">
      <style:map style:condition="cell-content()=0" style:apply-style-name="Unbenannt1" style:base-cell-address="Tabelle1.P320"/>
    </style:style>
    <style:style style:name="ce1287" style:family="table-cell" style:parent-style-name="Default">
      <style:map style:condition="cell-content()=0" style:apply-style-name="Unbenannt1" style:base-cell-address="Tabelle1.P321"/>
    </style:style>
    <style:style style:name="ce1288" style:family="table-cell" style:parent-style-name="Default">
      <style:map style:condition="cell-content()=0" style:apply-style-name="Unbenannt1" style:base-cell-address="Tabelle1.P322"/>
    </style:style>
    <style:style style:name="ce1289" style:family="table-cell" style:parent-style-name="Default">
      <style:map style:condition="cell-content()=0" style:apply-style-name="Unbenannt1" style:base-cell-address="Tabelle1.P323"/>
    </style:style>
    <style:style style:name="ce1290" style:family="table-cell" style:parent-style-name="Default">
      <style:map style:condition="cell-content()=0" style:apply-style-name="Unbenannt1" style:base-cell-address="Tabelle1.P324"/>
    </style:style>
    <style:style style:name="ce1291" style:family="table-cell" style:parent-style-name="Default">
      <style:map style:condition="cell-content()=0" style:apply-style-name="Unbenannt1" style:base-cell-address="Tabelle1.P325"/>
    </style:style>
    <style:style style:name="ce1292" style:family="table-cell" style:parent-style-name="Default">
      <style:map style:condition="cell-content()=0" style:apply-style-name="Unbenannt1" style:base-cell-address="Tabelle1.P326"/>
    </style:style>
    <style:style style:name="ce1293" style:family="table-cell" style:parent-style-name="Default">
      <style:map style:condition="cell-content()=0" style:apply-style-name="Unbenannt1" style:base-cell-address="Tabelle1.P327"/>
    </style:style>
    <style:style style:name="ce1294" style:family="table-cell" style:parent-style-name="Default">
      <style:map style:condition="cell-content()=0" style:apply-style-name="Unbenannt1" style:base-cell-address="Tabelle1.P328"/>
    </style:style>
    <style:style style:name="ce1295" style:family="table-cell" style:parent-style-name="Default">
      <style:map style:condition="cell-content()=0" style:apply-style-name="Unbenannt1" style:base-cell-address="Tabelle1.P329"/>
    </style:style>
    <style:style style:name="ce1296" style:family="table-cell" style:parent-style-name="Default">
      <style:map style:condition="cell-content()=0" style:apply-style-name="Unbenannt1" style:base-cell-address="Tabelle1.P330"/>
    </style:style>
    <style:style style:name="ce1297" style:family="table-cell" style:parent-style-name="Default">
      <style:map style:condition="cell-content()=0" style:apply-style-name="Unbenannt1" style:base-cell-address="Tabelle1.P331"/>
    </style:style>
    <style:style style:name="ce1298" style:family="table-cell" style:parent-style-name="Default">
      <style:map style:condition="cell-content()=0" style:apply-style-name="Unbenannt1" style:base-cell-address="Tabelle1.P332"/>
    </style:style>
    <style:style style:name="ce1299" style:family="table-cell" style:parent-style-name="Default">
      <style:map style:condition="cell-content()=0" style:apply-style-name="Unbenannt1" style:base-cell-address="Tabelle1.P333"/>
    </style:style>
    <style:style style:name="ce1300" style:family="table-cell" style:parent-style-name="Default">
      <style:map style:condition="cell-content()=0" style:apply-style-name="Unbenannt1" style:base-cell-address="Tabelle1.P334"/>
    </style:style>
    <style:style style:name="ce1301" style:family="table-cell" style:parent-style-name="Default">
      <style:map style:condition="cell-content()=0" style:apply-style-name="Unbenannt1" style:base-cell-address="Tabelle1.P335"/>
    </style:style>
    <style:style style:name="ce1302" style:family="table-cell" style:parent-style-name="Default">
      <style:map style:condition="cell-content()=0" style:apply-style-name="Unbenannt1" style:base-cell-address="Tabelle1.P336"/>
    </style:style>
    <style:style style:name="ce1303" style:family="table-cell" style:parent-style-name="Default">
      <style:map style:condition="cell-content()=0" style:apply-style-name="Unbenannt1" style:base-cell-address="Tabelle1.P337"/>
    </style:style>
    <style:style style:name="ce1304" style:family="table-cell" style:parent-style-name="Default">
      <style:map style:condition="cell-content()=0" style:apply-style-name="Unbenannt1" style:base-cell-address="Tabelle1.P338"/>
    </style:style>
    <style:style style:name="ce1305" style:family="table-cell" style:parent-style-name="Default">
      <style:map style:condition="cell-content()=0" style:apply-style-name="Unbenannt1" style:base-cell-address="Tabelle1.P339"/>
    </style:style>
    <style:style style:name="ce1306" style:family="table-cell" style:parent-style-name="Default">
      <style:map style:condition="cell-content()=0" style:apply-style-name="Unbenannt1" style:base-cell-address="Tabelle1.P340"/>
    </style:style>
    <style:style style:name="ce1307" style:family="table-cell" style:parent-style-name="Default">
      <style:map style:condition="cell-content()=0" style:apply-style-name="Unbenannt1" style:base-cell-address="Tabelle1.P341"/>
    </style:style>
    <style:style style:name="ce1308" style:family="table-cell" style:parent-style-name="Default">
      <style:map style:condition="cell-content()=0" style:apply-style-name="Unbenannt1" style:base-cell-address="Tabelle1.P342"/>
    </style:style>
    <style:style style:name="ce1309" style:family="table-cell" style:parent-style-name="Default">
      <style:map style:condition="cell-content()=0" style:apply-style-name="Unbenannt1" style:base-cell-address="Tabelle1.P366"/>
    </style:style>
    <style:style style:name="ce1310" style:family="table-cell" style:parent-style-name="Default">
      <style:map style:condition="cell-content()=0" style:apply-style-name="Unbenannt1" style:base-cell-address="Tabelle1.P390"/>
    </style:style>
    <style:style style:name="ce1311" style:family="table-cell" style:parent-style-name="Default">
      <style:map style:condition="cell-content()=0" style:apply-style-name="Unbenannt1" style:base-cell-address="Tabelle1.P399"/>
    </style:style>
    <style:style style:name="ce1312" style:family="table-cell" style:parent-style-name="Default">
      <style:map style:condition="cell-content()=0" style:apply-style-name="Unbenannt1" style:base-cell-address="Tabelle1.P400"/>
    </style:style>
    <style:style style:name="ce1313" style:family="table-cell" style:parent-style-name="Default">
      <style:map style:condition="cell-content()=0" style:apply-style-name="Unbenannt1" style:base-cell-address="Tabelle1.P401"/>
    </style:style>
    <style:style style:name="ce1314" style:family="table-cell" style:parent-style-name="Default">
      <style:map style:condition="cell-content()=0" style:apply-style-name="Unbenannt1" style:base-cell-address="Tabelle1.P402"/>
    </style:style>
    <style:style style:name="ce1315" style:family="table-cell" style:parent-style-name="Default">
      <style:map style:condition="cell-content()=0" style:apply-style-name="Unbenannt1" style:base-cell-address="Tabelle1.P403"/>
    </style:style>
    <style:style style:name="ce1316" style:family="table-cell" style:parent-style-name="Default">
      <style:map style:condition="cell-content()=0" style:apply-style-name="Unbenannt1" style:base-cell-address="Tabelle1.P404"/>
    </style:style>
    <style:style style:name="ce1317" style:family="table-cell" style:parent-style-name="Default">
      <style:map style:condition="cell-content()=0" style:apply-style-name="Unbenannt1" style:base-cell-address="Tabelle1.P405"/>
    </style:style>
    <style:style style:name="ce1318" style:family="table-cell" style:parent-style-name="Default">
      <style:map style:condition="cell-content()=0" style:apply-style-name="Unbenannt1" style:base-cell-address="Tabelle1.P406"/>
    </style:style>
    <style:style style:name="ce1319" style:family="table-cell" style:parent-style-name="Default">
      <style:map style:condition="cell-content()=0" style:apply-style-name="Unbenannt1" style:base-cell-address="Tabelle1.P407"/>
    </style:style>
    <style:style style:name="ce1320" style:family="table-cell" style:parent-style-name="Default">
      <style:map style:condition="cell-content()=0" style:apply-style-name="Unbenannt1" style:base-cell-address="Tabelle1.P408"/>
    </style:style>
    <style:style style:name="ce1321" style:family="table-cell" style:parent-style-name="Default">
      <style:map style:condition="cell-content()=0" style:apply-style-name="Unbenannt1" style:base-cell-address="Tabelle1.P409"/>
    </style:style>
    <style:style style:name="ce1322" style:family="table-cell" style:parent-style-name="Default">
      <style:map style:condition="cell-content()=0" style:apply-style-name="Unbenannt1" style:base-cell-address="Tabelle1.P410"/>
    </style:style>
    <style:style style:name="ce1323" style:family="table-cell" style:parent-style-name="Default">
      <style:map style:condition="cell-content()=0" style:apply-style-name="Unbenannt1" style:base-cell-address="Tabelle1.P411"/>
    </style:style>
    <style:style style:name="ce1324" style:family="table-cell" style:parent-style-name="Default">
      <style:map style:condition="cell-content()=0" style:apply-style-name="Unbenannt1" style:base-cell-address="Tabelle1.P412"/>
    </style:style>
    <style:style style:name="ce1325" style:family="table-cell" style:parent-style-name="Default">
      <style:map style:condition="cell-content()=0" style:apply-style-name="Unbenannt1" style:base-cell-address="Tabelle1.P413"/>
    </style:style>
    <style:style style:name="ce1326" style:family="table-cell" style:parent-style-name="Default">
      <style:map style:condition="cell-content()=0" style:apply-style-name="Unbenannt1" style:base-cell-address="Tabelle1.P414"/>
    </style:style>
    <style:style style:name="ce1327" style:family="table-cell" style:parent-style-name="Default">
      <style:map style:condition="cell-content()=0" style:apply-style-name="Unbenannt1" style:base-cell-address="Tabelle1.P415"/>
    </style:style>
    <style:style style:name="ce1328" style:family="table-cell" style:parent-style-name="Default">
      <style:map style:condition="cell-content()=0" style:apply-style-name="Unbenannt1" style:base-cell-address="Tabelle1.P416"/>
    </style:style>
    <style:style style:name="ce1329" style:family="table-cell" style:parent-style-name="Default">
      <style:map style:condition="cell-content()=0" style:apply-style-name="Unbenannt1" style:base-cell-address="Tabelle1.P417"/>
    </style:style>
    <style:style style:name="ce1330" style:family="table-cell" style:parent-style-name="Default">
      <style:map style:condition="cell-content()=0" style:apply-style-name="Unbenannt1" style:base-cell-address="Tabelle1.P418"/>
    </style:style>
    <style:style style:name="ce1331" style:family="table-cell" style:parent-style-name="Default">
      <style:map style:condition="cell-content()=0" style:apply-style-name="Unbenannt1" style:base-cell-address="Tabelle1.P419"/>
    </style:style>
    <style:style style:name="ce1332" style:family="table-cell" style:parent-style-name="Default">
      <style:map style:condition="cell-content()=0" style:apply-style-name="Unbenannt1" style:base-cell-address="Tabelle1.P420"/>
    </style:style>
    <style:style style:name="ce1333" style:family="table-cell" style:parent-style-name="Default">
      <style:map style:condition="cell-content()=0" style:apply-style-name="Unbenannt1" style:base-cell-address="Tabelle1.P421"/>
    </style:style>
    <style:style style:name="ce1334" style:family="table-cell" style:parent-style-name="Default">
      <style:map style:condition="cell-content()=0" style:apply-style-name="Unbenannt1" style:base-cell-address="Tabelle1.P422"/>
    </style:style>
    <style:style style:name="ce1335" style:family="table-cell" style:parent-style-name="Default">
      <style:map style:condition="cell-content()=0" style:apply-style-name="Unbenannt1" style:base-cell-address="Tabelle1.P423"/>
    </style:style>
    <style:style style:name="ce1336" style:family="table-cell" style:parent-style-name="Default">
      <style:map style:condition="cell-content()=0" style:apply-style-name="Unbenannt1" style:base-cell-address="Tabelle1.P424"/>
    </style:style>
    <style:style style:name="ce1337" style:family="table-cell" style:parent-style-name="Default">
      <style:map style:condition="cell-content()=0" style:apply-style-name="Unbenannt1" style:base-cell-address="Tabelle1.P425"/>
    </style:style>
    <style:style style:name="ce1338" style:family="table-cell" style:parent-style-name="Default">
      <style:map style:condition="cell-content()=0" style:apply-style-name="Unbenannt1" style:base-cell-address="Tabelle1.P426"/>
    </style:style>
    <style:style style:name="ce1339" style:family="table-cell" style:parent-style-name="Default">
      <style:map style:condition="cell-content()=0" style:apply-style-name="Unbenannt1" style:base-cell-address="Tabelle1.P427"/>
    </style:style>
    <style:style style:name="ce1340" style:family="table-cell" style:parent-style-name="Default">
      <style:map style:condition="cell-content()=0" style:apply-style-name="Unbenannt1" style:base-cell-address="Tabelle1.P428"/>
    </style:style>
    <style:style style:name="ce1341" style:family="table-cell" style:parent-style-name="Default">
      <style:map style:condition="cell-content()=0" style:apply-style-name="Unbenannt1" style:base-cell-address="Tabelle1.P429"/>
    </style:style>
    <style:style style:name="ce1342" style:family="table-cell" style:parent-style-name="Default">
      <style:map style:condition="cell-content()=0" style:apply-style-name="Unbenannt1" style:base-cell-address="Tabelle1.P430"/>
    </style:style>
    <style:style style:name="ce1343" style:family="table-cell" style:parent-style-name="Default">
      <style:map style:condition="cell-content()=0" style:apply-style-name="Unbenannt1" style:base-cell-address="Tabelle1.P431"/>
    </style:style>
    <style:style style:name="ce1344" style:family="table-cell" style:parent-style-name="Default">
      <style:map style:condition="cell-content()=0" style:apply-style-name="Unbenannt1" style:base-cell-address="Tabelle1.P432"/>
    </style:style>
    <style:style style:name="ce1345" style:family="table-cell" style:parent-style-name="Default">
      <style:map style:condition="cell-content()=0" style:apply-style-name="Unbenannt1" style:base-cell-address="Tabelle1.P433"/>
    </style:style>
    <style:style style:name="ce1346" style:family="table-cell" style:parent-style-name="Default">
      <style:map style:condition="cell-content()=0" style:apply-style-name="Unbenannt1" style:base-cell-address="Tabelle1.P434"/>
    </style:style>
    <style:style style:name="ce1347" style:family="table-cell" style:parent-style-name="Default">
      <style:map style:condition="cell-content()=0" style:apply-style-name="Unbenannt1" style:base-cell-address="Tabelle1.P435"/>
    </style:style>
    <style:style style:name="ce1348" style:family="table-cell" style:parent-style-name="Default">
      <style:map style:condition="cell-content()=0" style:apply-style-name="Unbenannt1" style:base-cell-address="Tabelle1.P436"/>
    </style:style>
    <style:style style:name="ce1349" style:family="table-cell" style:parent-style-name="Default">
      <style:map style:condition="cell-content()=0" style:apply-style-name="Unbenannt1" style:base-cell-address="Tabelle1.P437"/>
    </style:style>
    <style:style style:name="ce1350" style:family="table-cell" style:parent-style-name="Default">
      <style:map style:condition="cell-content()=0" style:apply-style-name="Unbenannt1" style:base-cell-address="Tabelle1.P438"/>
    </style:style>
    <style:style style:name="ce1351" style:family="table-cell" style:parent-style-name="Default">
      <style:map style:condition="cell-content()=0" style:apply-style-name="Unbenannt1" style:base-cell-address="Tabelle1.P462"/>
    </style:style>
    <style:style style:name="ce1352" style:family="table-cell" style:parent-style-name="Default">
      <style:map style:condition="cell-content()=0" style:apply-style-name="Unbenannt1" style:base-cell-address="Tabelle1.P486"/>
    </style:style>
    <style:style style:name="ce1353" style:family="table-cell" style:parent-style-name="Default">
      <style:map style:condition="cell-content()=0" style:apply-style-name="Unbenannt1" style:base-cell-address="Tabelle1.P495"/>
    </style:style>
    <style:style style:name="ce1354" style:family="table-cell" style:parent-style-name="Default">
      <style:map style:condition="cell-content()=0" style:apply-style-name="Unbenannt1" style:base-cell-address="Tabelle1.P496"/>
    </style:style>
    <style:style style:name="ce1355" style:family="table-cell" style:parent-style-name="Default">
      <style:map style:condition="cell-content()=0" style:apply-style-name="Unbenannt1" style:base-cell-address="Tabelle1.P497"/>
    </style:style>
    <style:style style:name="ce1356" style:family="table-cell" style:parent-style-name="Default">
      <style:map style:condition="cell-content()=0" style:apply-style-name="Unbenannt1" style:base-cell-address="Tabelle1.P498"/>
    </style:style>
    <style:style style:name="ce1357" style:family="table-cell" style:parent-style-name="Default">
      <style:map style:condition="cell-content()=0" style:apply-style-name="Unbenannt1" style:base-cell-address="Tabelle1.P499"/>
    </style:style>
    <style:style style:name="ce1358" style:family="table-cell" style:parent-style-name="Default">
      <style:map style:condition="cell-content()=0" style:apply-style-name="Unbenannt1" style:base-cell-address="Tabelle1.P500"/>
    </style:style>
    <style:style style:name="ce1359" style:family="table-cell" style:parent-style-name="Default">
      <style:map style:condition="cell-content()=0" style:apply-style-name="Unbenannt1" style:base-cell-address="Tabelle1.P501"/>
    </style:style>
    <style:style style:name="ce1360" style:family="table-cell" style:parent-style-name="Default">
      <style:map style:condition="cell-content()=0" style:apply-style-name="Unbenannt1" style:base-cell-address="Tabelle1.P502"/>
    </style:style>
    <style:style style:name="ce1361" style:family="table-cell" style:parent-style-name="Default">
      <style:map style:condition="cell-content()=0" style:apply-style-name="Unbenannt1" style:base-cell-address="Tabelle1.P503"/>
    </style:style>
    <style:style style:name="ce1362" style:family="table-cell" style:parent-style-name="Default">
      <style:map style:condition="cell-content()=0" style:apply-style-name="Unbenannt1" style:base-cell-address="Tabelle1.P504"/>
    </style:style>
    <style:style style:name="ce1363" style:family="table-cell" style:parent-style-name="Default">
      <style:map style:condition="cell-content()=0" style:apply-style-name="Unbenannt1" style:base-cell-address="Tabelle1.P505"/>
    </style:style>
    <style:style style:name="ce1364" style:family="table-cell" style:parent-style-name="Default">
      <style:map style:condition="cell-content()=0" style:apply-style-name="Unbenannt1" style:base-cell-address="Tabelle1.P506"/>
    </style:style>
    <style:style style:name="ce1365" style:family="table-cell" style:parent-style-name="Default">
      <style:map style:condition="cell-content()=0" style:apply-style-name="Unbenannt1" style:base-cell-address="Tabelle1.P507"/>
    </style:style>
    <style:style style:name="ce1366" style:family="table-cell" style:parent-style-name="Default">
      <style:map style:condition="cell-content()=0" style:apply-style-name="Unbenannt1" style:base-cell-address="Tabelle1.P508"/>
    </style:style>
    <style:style style:name="ce1367" style:family="table-cell" style:parent-style-name="Default">
      <style:map style:condition="cell-content()=0" style:apply-style-name="Unbenannt1" style:base-cell-address="Tabelle1.P509"/>
    </style:style>
    <style:style style:name="ce1368" style:family="table-cell" style:parent-style-name="Default">
      <style:map style:condition="cell-content()=0" style:apply-style-name="Unbenannt1" style:base-cell-address="Tabelle1.P510"/>
    </style:style>
    <style:style style:name="ce1369" style:family="table-cell" style:parent-style-name="Default">
      <style:map style:condition="cell-content()=0" style:apply-style-name="Unbenannt1" style:base-cell-address="Tabelle1.P511"/>
    </style:style>
    <style:style style:name="ce1370" style:family="table-cell" style:parent-style-name="Default">
      <style:map style:condition="cell-content()=0" style:apply-style-name="Unbenannt1" style:base-cell-address="Tabelle1.P512"/>
    </style:style>
    <style:style style:name="ce1371" style:family="table-cell" style:parent-style-name="Default">
      <style:map style:condition="cell-content()=0" style:apply-style-name="Unbenannt1" style:base-cell-address="Tabelle1.P513"/>
    </style:style>
    <style:style style:name="ce1372" style:family="table-cell" style:parent-style-name="Default">
      <style:map style:condition="cell-content()=0" style:apply-style-name="Unbenannt1" style:base-cell-address="Tabelle1.P514"/>
    </style:style>
    <style:style style:name="ce1373" style:family="table-cell" style:parent-style-name="Default">
      <style:map style:condition="cell-content()=0" style:apply-style-name="Unbenannt1" style:base-cell-address="Tabelle1.P515"/>
    </style:style>
    <style:style style:name="ce1374" style:family="table-cell" style:parent-style-name="Default">
      <style:map style:condition="cell-content()=0" style:apply-style-name="Unbenannt1" style:base-cell-address="Tabelle1.P516"/>
    </style:style>
    <style:style style:name="ce1375" style:family="table-cell" style:parent-style-name="Default">
      <style:map style:condition="cell-content()=0" style:apply-style-name="Unbenannt1" style:base-cell-address="Tabelle1.P517"/>
    </style:style>
    <style:style style:name="ce1376" style:family="table-cell" style:parent-style-name="Default">
      <style:map style:condition="cell-content()=0" style:apply-style-name="Unbenannt1" style:base-cell-address="Tabelle1.P518"/>
    </style:style>
    <style:style style:name="ce1377" style:family="table-cell" style:parent-style-name="Default">
      <style:map style:condition="cell-content()=0" style:apply-style-name="Unbenannt1" style:base-cell-address="Tabelle1.P519"/>
    </style:style>
    <style:style style:name="ce1378" style:family="table-cell" style:parent-style-name="Default">
      <style:map style:condition="cell-content()=0" style:apply-style-name="Unbenannt1" style:base-cell-address="Tabelle1.P520"/>
    </style:style>
    <style:style style:name="ce1379" style:family="table-cell" style:parent-style-name="Default">
      <style:map style:condition="cell-content()=0" style:apply-style-name="Unbenannt1" style:base-cell-address="Tabelle1.P521"/>
    </style:style>
    <style:style style:name="ce1380" style:family="table-cell" style:parent-style-name="Default">
      <style:map style:condition="cell-content()=0" style:apply-style-name="Unbenannt1" style:base-cell-address="Tabelle1.P522"/>
    </style:style>
    <style:style style:name="ce1381" style:family="table-cell" style:parent-style-name="Default">
      <style:map style:condition="cell-content()=0" style:apply-style-name="Unbenannt1" style:base-cell-address="Tabelle1.P523"/>
    </style:style>
    <style:style style:name="ce1382" style:family="table-cell" style:parent-style-name="Default">
      <style:map style:condition="cell-content()=0" style:apply-style-name="Unbenannt1" style:base-cell-address="Tabelle1.P524"/>
    </style:style>
    <style:style style:name="ce1383" style:family="table-cell" style:parent-style-name="Default">
      <style:map style:condition="cell-content()=0" style:apply-style-name="Unbenannt1" style:base-cell-address="Tabelle1.P525"/>
    </style:style>
    <style:style style:name="ce1384" style:family="table-cell" style:parent-style-name="Default">
      <style:map style:condition="cell-content()=0" style:apply-style-name="Unbenannt1" style:base-cell-address="Tabelle1.P526"/>
    </style:style>
    <style:style style:name="ce1385" style:family="table-cell" style:parent-style-name="Default">
      <style:map style:condition="cell-content()=0" style:apply-style-name="Unbenannt1" style:base-cell-address="Tabelle1.P527"/>
    </style:style>
    <style:style style:name="ce1386" style:family="table-cell" style:parent-style-name="Default">
      <style:map style:condition="cell-content()=0" style:apply-style-name="Unbenannt1" style:base-cell-address="Tabelle1.P528"/>
    </style:style>
    <style:style style:name="ce1387" style:family="table-cell" style:parent-style-name="Default">
      <style:map style:condition="cell-content()=0" style:apply-style-name="Unbenannt1" style:base-cell-address="Tabelle1.P529"/>
    </style:style>
    <style:style style:name="ce1388" style:family="table-cell" style:parent-style-name="Default">
      <style:map style:condition="cell-content()=0" style:apply-style-name="Unbenannt1" style:base-cell-address="Tabelle1.P530"/>
    </style:style>
    <style:style style:name="ce1389" style:family="table-cell" style:parent-style-name="Default">
      <style:map style:condition="cell-content()=0" style:apply-style-name="Unbenannt1" style:base-cell-address="Tabelle1.P531"/>
    </style:style>
    <style:style style:name="ce1390" style:family="table-cell" style:parent-style-name="Default">
      <style:map style:condition="cell-content()=0" style:apply-style-name="Unbenannt1" style:base-cell-address="Tabelle1.P532"/>
    </style:style>
    <style:style style:name="ce1391" style:family="table-cell" style:parent-style-name="Default">
      <style:map style:condition="cell-content()=0" style:apply-style-name="Unbenannt1" style:base-cell-address="Tabelle1.P533"/>
    </style:style>
    <style:style style:name="ce1392" style:family="table-cell" style:parent-style-name="Default">
      <style:map style:condition="cell-content()=0" style:apply-style-name="Unbenannt1" style:base-cell-address="Tabelle1.P534"/>
    </style:style>
    <style:style style:name="ce1393" style:family="table-cell" style:parent-style-name="Default">
      <style:map style:condition="cell-content()=0" style:apply-style-name="Unbenannt1" style:base-cell-address="Tabelle1.P558"/>
    </style:style>
    <style:style style:name="ce1394" style:family="table-cell" style:parent-style-name="Default">
      <style:map style:condition="cell-content()=0" style:apply-style-name="Unbenannt1" style:base-cell-address="Tabelle1.P582"/>
    </style:style>
    <style:style style:name="ce1395" style:family="table-cell" style:parent-style-name="Default">
      <style:map style:condition="cell-content()=0" style:apply-style-name="Unbenannt1" style:base-cell-address="Tabelle1.P591"/>
    </style:style>
    <style:style style:name="ce1396" style:family="table-cell" style:parent-style-name="Default">
      <style:map style:condition="cell-content()=0" style:apply-style-name="Unbenannt1" style:base-cell-address="Tabelle1.P592"/>
    </style:style>
    <style:style style:name="ce1397" style:family="table-cell" style:parent-style-name="Default">
      <style:map style:condition="cell-content()=0" style:apply-style-name="Unbenannt1" style:base-cell-address="Tabelle1.P593"/>
    </style:style>
    <style:style style:name="ce1398" style:family="table-cell" style:parent-style-name="Default">
      <style:map style:condition="cell-content()=0" style:apply-style-name="Unbenannt1" style:base-cell-address="Tabelle1.P594"/>
    </style:style>
    <style:style style:name="ce1399" style:family="table-cell" style:parent-style-name="Default">
      <style:map style:condition="cell-content()=0" style:apply-style-name="Unbenannt1" style:base-cell-address="Tabelle1.P595"/>
    </style:style>
    <style:style style:name="ce1400" style:family="table-cell" style:parent-style-name="Default">
      <style:map style:condition="cell-content()=0" style:apply-style-name="Unbenannt1" style:base-cell-address="Tabelle1.P596"/>
    </style:style>
    <style:style style:name="ce1401" style:family="table-cell" style:parent-style-name="Default">
      <style:map style:condition="cell-content()=0" style:apply-style-name="Unbenannt1" style:base-cell-address="Tabelle1.P597"/>
    </style:style>
    <style:style style:name="ce1402" style:family="table-cell" style:parent-style-name="Default">
      <style:map style:condition="cell-content()=0" style:apply-style-name="Unbenannt1" style:base-cell-address="Tabelle1.P598"/>
    </style:style>
    <style:style style:name="ce1403" style:family="table-cell" style:parent-style-name="Default">
      <style:map style:condition="cell-content()=0" style:apply-style-name="Unbenannt1" style:base-cell-address="Tabelle1.P599"/>
    </style:style>
    <style:style style:name="ce1404" style:family="table-cell" style:parent-style-name="Default">
      <style:map style:condition="cell-content()=0" style:apply-style-name="Unbenannt1" style:base-cell-address="Tabelle1.P600"/>
    </style:style>
    <style:style style:name="ce1405" style:family="table-cell" style:parent-style-name="Default">
      <style:map style:condition="cell-content()=0" style:apply-style-name="Unbenannt1" style:base-cell-address="Tabelle1.P601"/>
    </style:style>
    <style:style style:name="ce1406" style:family="table-cell" style:parent-style-name="Default">
      <style:map style:condition="cell-content()=0" style:apply-style-name="Unbenannt1" style:base-cell-address="Tabelle1.P602"/>
    </style:style>
    <style:style style:name="ce1407" style:family="table-cell" style:parent-style-name="Default">
      <style:map style:condition="cell-content()=0" style:apply-style-name="Unbenannt1" style:base-cell-address="Tabelle1.P603"/>
    </style:style>
    <style:style style:name="ce1408" style:family="table-cell" style:parent-style-name="Default">
      <style:map style:condition="cell-content()=0" style:apply-style-name="Unbenannt1" style:base-cell-address="Tabelle1.P604"/>
    </style:style>
    <style:style style:name="ce1409" style:family="table-cell" style:parent-style-name="Default">
      <style:map style:condition="cell-content()=0" style:apply-style-name="Unbenannt1" style:base-cell-address="Tabelle1.P605"/>
    </style:style>
    <style:style style:name="ce1410" style:family="table-cell" style:parent-style-name="Default">
      <style:map style:condition="cell-content()=0" style:apply-style-name="Unbenannt1" style:base-cell-address="Tabelle1.P606"/>
    </style:style>
    <style:style style:name="ce1411" style:family="table-cell" style:parent-style-name="Default">
      <style:map style:condition="cell-content()=0" style:apply-style-name="Unbenannt1" style:base-cell-address="Tabelle1.P607"/>
    </style:style>
    <style:style style:name="ce1412" style:family="table-cell" style:parent-style-name="Default">
      <style:map style:condition="cell-content()=0" style:apply-style-name="Unbenannt1" style:base-cell-address="Tabelle1.P608"/>
    </style:style>
    <style:style style:name="ce1413" style:family="table-cell" style:parent-style-name="Default">
      <style:map style:condition="cell-content()=0" style:apply-style-name="Unbenannt1" style:base-cell-address="Tabelle1.P609"/>
    </style:style>
    <style:style style:name="ce1414" style:family="table-cell" style:parent-style-name="Default">
      <style:map style:condition="cell-content()=0" style:apply-style-name="Unbenannt1" style:base-cell-address="Tabelle1.P610"/>
    </style:style>
    <style:style style:name="ce1415" style:family="table-cell" style:parent-style-name="Default">
      <style:map style:condition="cell-content()=0" style:apply-style-name="Unbenannt1" style:base-cell-address="Tabelle1.P611"/>
    </style:style>
    <style:style style:name="ce1416" style:family="table-cell" style:parent-style-name="Default">
      <style:map style:condition="cell-content()=0" style:apply-style-name="Unbenannt1" style:base-cell-address="Tabelle1.P612"/>
    </style:style>
    <style:style style:name="ce1417" style:family="table-cell" style:parent-style-name="Default">
      <style:map style:condition="cell-content()=0" style:apply-style-name="Unbenannt1" style:base-cell-address="Tabelle1.P613"/>
    </style:style>
    <style:style style:name="ce1418" style:family="table-cell" style:parent-style-name="Default">
      <style:map style:condition="cell-content()=0" style:apply-style-name="Unbenannt1" style:base-cell-address="Tabelle1.P614"/>
    </style:style>
    <style:style style:name="ce1419" style:family="table-cell" style:parent-style-name="Default">
      <style:map style:condition="cell-content()=0" style:apply-style-name="Unbenannt1" style:base-cell-address="Tabelle1.P615"/>
    </style:style>
    <style:style style:name="ce1420" style:family="table-cell" style:parent-style-name="Default">
      <style:map style:condition="cell-content()=0" style:apply-style-name="Unbenannt1" style:base-cell-address="Tabelle1.P616"/>
    </style:style>
    <style:style style:name="ce1421" style:family="table-cell" style:parent-style-name="Default">
      <style:map style:condition="cell-content()=0" style:apply-style-name="Unbenannt1" style:base-cell-address="Tabelle1.P617"/>
    </style:style>
    <style:style style:name="ce1422" style:family="table-cell" style:parent-style-name="Default">
      <style:map style:condition="cell-content()=0" style:apply-style-name="Unbenannt1" style:base-cell-address="Tabelle1.P618"/>
    </style:style>
    <style:style style:name="ce1423" style:family="table-cell" style:parent-style-name="Default">
      <style:map style:condition="cell-content()=0" style:apply-style-name="Unbenannt1" style:base-cell-address="Tabelle1.P619"/>
    </style:style>
    <style:style style:name="ce1424" style:family="table-cell" style:parent-style-name="Default">
      <style:map style:condition="cell-content()=0" style:apply-style-name="Unbenannt1" style:base-cell-address="Tabelle1.P620"/>
    </style:style>
    <style:style style:name="ce1425" style:family="table-cell" style:parent-style-name="Default">
      <style:map style:condition="cell-content()=0" style:apply-style-name="Unbenannt1" style:base-cell-address="Tabelle1.P621"/>
    </style:style>
    <style:style style:name="ce1426" style:family="table-cell" style:parent-style-name="Default">
      <style:map style:condition="cell-content()=0" style:apply-style-name="Unbenannt1" style:base-cell-address="Tabelle1.P622"/>
    </style:style>
    <style:style style:name="ce1427" style:family="table-cell" style:parent-style-name="Default">
      <style:map style:condition="cell-content()=0" style:apply-style-name="Unbenannt1" style:base-cell-address="Tabelle1.P623"/>
    </style:style>
    <style:style style:name="ce1428" style:family="table-cell" style:parent-style-name="Default">
      <style:map style:condition="cell-content()=0" style:apply-style-name="Unbenannt1" style:base-cell-address="Tabelle1.P624"/>
    </style:style>
    <style:style style:name="ce1429" style:family="table-cell" style:parent-style-name="Default">
      <style:map style:condition="cell-content()=0" style:apply-style-name="Unbenannt1" style:base-cell-address="Tabelle1.P625"/>
    </style:style>
    <style:style style:name="ce1430" style:family="table-cell" style:parent-style-name="Default">
      <style:map style:condition="cell-content()=0" style:apply-style-name="Unbenannt1" style:base-cell-address="Tabelle1.P626"/>
    </style:style>
    <style:style style:name="ce1431" style:family="table-cell" style:parent-style-name="Default">
      <style:map style:condition="cell-content()=0" style:apply-style-name="Unbenannt1" style:base-cell-address="Tabelle1.P627"/>
    </style:style>
    <style:style style:name="ce1432" style:family="table-cell" style:parent-style-name="Default">
      <style:map style:condition="cell-content()=0" style:apply-style-name="Unbenannt1" style:base-cell-address="Tabelle1.P628"/>
    </style:style>
    <style:style style:name="ce1433" style:family="table-cell" style:parent-style-name="Default">
      <style:map style:condition="cell-content()=0" style:apply-style-name="Unbenannt1" style:base-cell-address="Tabelle1.P629"/>
    </style:style>
    <style:style style:name="ce1434" style:family="table-cell" style:parent-style-name="Default">
      <style:map style:condition="cell-content()=0" style:apply-style-name="Unbenannt1" style:base-cell-address="Tabelle1.P630"/>
    </style:style>
    <style:style style:name="ce1435" style:family="table-cell" style:parent-style-name="Default">
      <style:map style:condition="cell-content()=0" style:apply-style-name="Unbenannt1" style:base-cell-address="Tabelle1.P654"/>
    </style:style>
    <style:style style:name="ce1436" style:family="table-cell" style:parent-style-name="Default">
      <style:map style:condition="cell-content()=0" style:apply-style-name="Unbenannt1" style:base-cell-address="Tabelle1.P678"/>
    </style:style>
    <style:style style:name="ce1437" style:family="table-cell" style:parent-style-name="Default">
      <style:map style:condition="cell-content()=0" style:apply-style-name="Unbenannt1" style:base-cell-address="Tabelle1.P687"/>
    </style:style>
    <style:style style:name="ce1438" style:family="table-cell" style:parent-style-name="Default">
      <style:map style:condition="cell-content()=0" style:apply-style-name="Unbenannt1" style:base-cell-address="Tabelle1.P688"/>
    </style:style>
    <style:style style:name="ce1439" style:family="table-cell" style:parent-style-name="Default">
      <style:map style:condition="cell-content()=0" style:apply-style-name="Unbenannt1" style:base-cell-address="Tabelle1.P689"/>
    </style:style>
    <style:style style:name="ce1440" style:family="table-cell" style:parent-style-name="Default">
      <style:map style:condition="cell-content()=0" style:apply-style-name="Unbenannt1" style:base-cell-address="Tabelle1.P690"/>
    </style:style>
    <style:style style:name="ce1441" style:family="table-cell" style:parent-style-name="Default">
      <style:map style:condition="cell-content()=0" style:apply-style-name="Unbenannt1" style:base-cell-address="Tabelle1.P691"/>
    </style:style>
    <style:style style:name="ce1442" style:family="table-cell" style:parent-style-name="Default">
      <style:map style:condition="cell-content()=0" style:apply-style-name="Unbenannt1" style:base-cell-address="Tabelle1.P692"/>
    </style:style>
    <style:style style:name="ce1443" style:family="table-cell" style:parent-style-name="Default">
      <style:map style:condition="cell-content()=0" style:apply-style-name="Unbenannt1" style:base-cell-address="Tabelle1.P693"/>
    </style:style>
    <style:style style:name="ce1444" style:family="table-cell" style:parent-style-name="Default">
      <style:map style:condition="cell-content()=0" style:apply-style-name="Unbenannt1" style:base-cell-address="Tabelle1.P694"/>
    </style:style>
    <style:style style:name="ce1445" style:family="table-cell" style:parent-style-name="Default">
      <style:map style:condition="cell-content()=0" style:apply-style-name="Unbenannt1" style:base-cell-address="Tabelle1.P695"/>
    </style:style>
    <style:style style:name="ce1446" style:family="table-cell" style:parent-style-name="Default">
      <style:map style:condition="cell-content()=0" style:apply-style-name="Unbenannt1" style:base-cell-address="Tabelle1.P696"/>
    </style:style>
    <style:style style:name="ce1447" style:family="table-cell" style:parent-style-name="Default">
      <style:map style:condition="cell-content()=0" style:apply-style-name="Unbenannt1" style:base-cell-address="Tabelle1.P697"/>
    </style:style>
    <style:style style:name="ce1448" style:family="table-cell" style:parent-style-name="Default">
      <style:map style:condition="cell-content()=0" style:apply-style-name="Unbenannt1" style:base-cell-address="Tabelle1.P698"/>
    </style:style>
    <style:style style:name="ce1449" style:family="table-cell" style:parent-style-name="Default">
      <style:map style:condition="cell-content()=0" style:apply-style-name="Unbenannt1" style:base-cell-address="Tabelle1.P699"/>
    </style:style>
    <style:style style:name="ce1450" style:family="table-cell" style:parent-style-name="Default">
      <style:map style:condition="cell-content()=0" style:apply-style-name="Unbenannt1" style:base-cell-address="Tabelle1.P700"/>
    </style:style>
    <style:style style:name="ce1451" style:family="table-cell" style:parent-style-name="Default">
      <style:map style:condition="cell-content()=0" style:apply-style-name="Unbenannt1" style:base-cell-address="Tabelle1.P701"/>
    </style:style>
    <style:style style:name="ce1452" style:family="table-cell" style:parent-style-name="Default">
      <style:map style:condition="cell-content()=0" style:apply-style-name="Unbenannt1" style:base-cell-address="Tabelle1.P702"/>
    </style:style>
    <style:style style:name="ce1453" style:family="table-cell" style:parent-style-name="Default">
      <style:map style:condition="cell-content()=0" style:apply-style-name="Unbenannt1" style:base-cell-address="Tabelle1.P703"/>
    </style:style>
    <style:style style:name="ce1454" style:family="table-cell" style:parent-style-name="Default">
      <style:map style:condition="cell-content()=0" style:apply-style-name="Unbenannt1" style:base-cell-address="Tabelle1.P704"/>
    </style:style>
    <style:style style:name="ce1455" style:family="table-cell" style:parent-style-name="Default">
      <style:map style:condition="cell-content()=0" style:apply-style-name="Unbenannt1" style:base-cell-address="Tabelle1.P705"/>
    </style:style>
    <style:style style:name="ce1456" style:family="table-cell" style:parent-style-name="Default">
      <style:map style:condition="cell-content()=0" style:apply-style-name="Unbenannt1" style:base-cell-address="Tabelle1.P706"/>
    </style:style>
    <style:style style:name="ce1457" style:family="table-cell" style:parent-style-name="Default">
      <style:map style:condition="cell-content()=0" style:apply-style-name="Unbenannt1" style:base-cell-address="Tabelle1.P707"/>
    </style:style>
    <style:style style:name="ce1458" style:family="table-cell" style:parent-style-name="Default">
      <style:map style:condition="cell-content()=0" style:apply-style-name="Unbenannt1" style:base-cell-address="Tabelle1.P708"/>
    </style:style>
    <style:style style:name="ce1459" style:family="table-cell" style:parent-style-name="Default">
      <style:map style:condition="cell-content()=0" style:apply-style-name="Unbenannt1" style:base-cell-address="Tabelle1.P709"/>
    </style:style>
    <style:style style:name="ce1460" style:family="table-cell" style:parent-style-name="Default">
      <style:map style:condition="cell-content()=0" style:apply-style-name="Unbenannt1" style:base-cell-address="Tabelle1.P710"/>
    </style:style>
    <style:style style:name="ce1461" style:family="table-cell" style:parent-style-name="Default">
      <style:map style:condition="cell-content()=0" style:apply-style-name="Unbenannt1" style:base-cell-address="Tabelle1.P711"/>
    </style:style>
    <style:style style:name="ce1462" style:family="table-cell" style:parent-style-name="Default">
      <style:map style:condition="cell-content()=0" style:apply-style-name="Unbenannt1" style:base-cell-address="Tabelle1.P712"/>
    </style:style>
    <style:style style:name="ce1463" style:family="table-cell" style:parent-style-name="Default">
      <style:map style:condition="cell-content()=0" style:apply-style-name="Unbenannt1" style:base-cell-address="Tabelle1.P713"/>
    </style:style>
    <style:style style:name="ce1464" style:family="table-cell" style:parent-style-name="Default">
      <style:map style:condition="cell-content()=0" style:apply-style-name="Unbenannt1" style:base-cell-address="Tabelle1.P714"/>
    </style:style>
    <style:style style:name="ce1465" style:family="table-cell" style:parent-style-name="Default">
      <style:map style:condition="cell-content()=0" style:apply-style-name="Unbenannt1" style:base-cell-address="Tabelle1.P715"/>
    </style:style>
    <style:style style:name="ce1466" style:family="table-cell" style:parent-style-name="Default">
      <style:map style:condition="cell-content()=0" style:apply-style-name="Unbenannt1" style:base-cell-address="Tabelle1.P716"/>
    </style:style>
    <style:style style:name="ce1467" style:family="table-cell" style:parent-style-name="Default">
      <style:map style:condition="cell-content()=0" style:apply-style-name="Unbenannt1" style:base-cell-address="Tabelle1.P717"/>
    </style:style>
    <style:style style:name="ce1468" style:family="table-cell" style:parent-style-name="Default">
      <style:map style:condition="cell-content()=0" style:apply-style-name="Unbenannt1" style:base-cell-address="Tabelle1.P718"/>
    </style:style>
    <style:style style:name="ce1469" style:family="table-cell" style:parent-style-name="Default">
      <style:map style:condition="cell-content()=0" style:apply-style-name="Unbenannt1" style:base-cell-address="Tabelle1.P719"/>
    </style:style>
    <style:style style:name="ce1470" style:family="table-cell" style:parent-style-name="Default">
      <style:map style:condition="cell-content()=0" style:apply-style-name="Unbenannt1" style:base-cell-address="Tabelle1.P720"/>
    </style:style>
    <style:style style:name="ce1471" style:family="table-cell" style:parent-style-name="Default">
      <style:map style:condition="cell-content()=0" style:apply-style-name="Unbenannt1" style:base-cell-address="Tabelle1.P721"/>
    </style:style>
    <style:style style:name="ce1472" style:family="table-cell" style:parent-style-name="Default">
      <style:map style:condition="cell-content()=0" style:apply-style-name="Unbenannt1" style:base-cell-address="Tabelle1.P722"/>
    </style:style>
    <style:style style:name="ce1473" style:family="table-cell" style:parent-style-name="Default">
      <style:map style:condition="cell-content()=0" style:apply-style-name="Unbenannt1" style:base-cell-address="Tabelle1.P723"/>
    </style:style>
    <style:style style:name="ce1474" style:family="table-cell" style:parent-style-name="Default">
      <style:map style:condition="cell-content()=0" style:apply-style-name="Unbenannt1" style:base-cell-address="Tabelle1.P724"/>
    </style:style>
    <style:style style:name="ce1475" style:family="table-cell" style:parent-style-name="Default">
      <style:map style:condition="cell-content()=0" style:apply-style-name="Unbenannt1" style:base-cell-address="Tabelle1.P725"/>
    </style:style>
    <style:style style:name="ce1476" style:family="table-cell" style:parent-style-name="Default">
      <style:map style:condition="cell-content()=0" style:apply-style-name="Unbenannt1" style:base-cell-address="Tabelle1.P726"/>
    </style:style>
    <style:style style:name="ce1477" style:family="table-cell" style:parent-style-name="Default">
      <style:map style:condition="cell-content()=0" style:apply-style-name="Unbenannt1" style:base-cell-address="Tabelle1.P750"/>
    </style:style>
    <style:style style:name="ce1478" style:family="table-cell" style:parent-style-name="Default">
      <style:table-cell-properties fo:border="0.06pt solid #000000"/>
      <style:map style:condition="cell-content()=0" style:apply-style-name="Unbenannt1" style:base-cell-address="Tabelle1.Q16"/>
    </style:style>
    <style:style style:name="ce1479" style:family="table-cell" style:parent-style-name="Default">
      <style:table-cell-properties fo:border="0.06pt solid #000000"/>
      <style:map style:condition="cell-content()=0" style:apply-style-name="Unbenannt1" style:base-cell-address="Tabelle1.Q17"/>
    </style:style>
    <style:style style:name="ce1480" style:family="table-cell" style:parent-style-name="Default">
      <style:table-cell-properties fo:border="0.06pt solid #000000"/>
      <style:map style:condition="cell-content()=0" style:apply-style-name="Unbenannt1" style:base-cell-address="Tabelle1.Q18"/>
    </style:style>
    <style:style style:name="ce1481" style:family="table-cell" style:parent-style-name="Default">
      <style:table-cell-properties fo:border="0.06pt solid #000000"/>
      <style:map style:condition="cell-content()=0" style:apply-style-name="Unbenannt1" style:base-cell-address="Tabelle1.Q19"/>
    </style:style>
    <style:style style:name="ce1482" style:family="table-cell" style:parent-style-name="Default">
      <style:table-cell-properties fo:border="0.06pt solid #000000"/>
      <style:map style:condition="cell-content()=0" style:apply-style-name="Unbenannt1" style:base-cell-address="Tabelle1.Q20"/>
    </style:style>
    <style:style style:name="ce1483" style:family="table-cell" style:parent-style-name="Default">
      <style:table-cell-properties fo:border="0.06pt solid #000000"/>
      <style:map style:condition="cell-content()=0" style:apply-style-name="Unbenannt1" style:base-cell-address="Tabelle1.Q21"/>
    </style:style>
    <style:style style:name="ce1484" style:family="table-cell" style:parent-style-name="Default">
      <style:table-cell-properties fo:border="0.06pt solid #000000"/>
      <style:map style:condition="cell-content()=0" style:apply-style-name="Unbenannt1" style:base-cell-address="Tabelle1.Q22"/>
    </style:style>
    <style:style style:name="ce1485" style:family="table-cell" style:parent-style-name="Default">
      <style:table-cell-properties fo:border="0.06pt solid #000000"/>
      <style:map style:condition="cell-content()=0" style:apply-style-name="Unbenannt1" style:base-cell-address="Tabelle1.Q23"/>
    </style:style>
    <style:style style:name="ce1486" style:family="table-cell" style:parent-style-name="Default">
      <style:table-cell-properties fo:border="0.06pt solid #000000"/>
      <style:map style:condition="cell-content()=0" style:apply-style-name="Unbenannt1" style:base-cell-address="Tabelle1.Q24"/>
    </style:style>
    <style:style style:name="ce1487" style:family="table-cell" style:parent-style-name="Default">
      <style:table-cell-properties fo:border="0.06pt solid #000000"/>
      <style:map style:condition="cell-content()=0" style:apply-style-name="Unbenannt1" style:base-cell-address="Tabelle1.Q25"/>
    </style:style>
    <style:style style:name="ce1488" style:family="table-cell" style:parent-style-name="Default">
      <style:table-cell-properties fo:border="0.06pt solid #000000"/>
      <style:map style:condition="cell-content()=0" style:apply-style-name="Unbenannt1" style:base-cell-address="Tabelle1.Q26"/>
    </style:style>
    <style:style style:name="ce1489" style:family="table-cell" style:parent-style-name="Default">
      <style:map style:condition="cell-content()=0" style:apply-style-name="Unbenannt1" style:base-cell-address="Tabelle1.Q54"/>
    </style:style>
    <style:style style:name="ce1490" style:family="table-cell" style:parent-style-name="Default">
      <style:table-cell-properties fo:border="0.06pt solid #000000"/>
      <style:map style:condition="cell-content()=0" style:apply-style-name="Unbenannt1" style:base-cell-address="Tabelle1.R16"/>
    </style:style>
    <style:style style:name="ce1491" style:family="table-cell" style:parent-style-name="Default">
      <style:table-cell-properties fo:border="0.06pt solid #000000"/>
      <style:map style:condition="cell-content()=0" style:apply-style-name="Unbenannt1" style:base-cell-address="Tabelle1.R17"/>
    </style:style>
    <style:style style:name="ce1492" style:family="table-cell" style:parent-style-name="Default">
      <style:table-cell-properties fo:border="0.06pt solid #000000"/>
      <style:map style:condition="cell-content()=0" style:apply-style-name="Unbenannt1" style:base-cell-address="Tabelle1.R18"/>
    </style:style>
    <style:style style:name="ce1493" style:family="table-cell" style:parent-style-name="Default">
      <style:table-cell-properties fo:border="0.06pt solid #000000"/>
      <style:map style:condition="cell-content()=0" style:apply-style-name="Unbenannt1" style:base-cell-address="Tabelle1.R19"/>
    </style:style>
    <style:style style:name="ce1494" style:family="table-cell" style:parent-style-name="Default">
      <style:table-cell-properties fo:border="0.06pt solid #000000"/>
      <style:map style:condition="cell-content()=0" style:apply-style-name="Unbenannt1" style:base-cell-address="Tabelle1.R20"/>
    </style:style>
    <style:style style:name="ce1495" style:family="table-cell" style:parent-style-name="Default">
      <style:table-cell-properties fo:border="0.06pt solid #000000"/>
      <style:map style:condition="cell-content()=0" style:apply-style-name="Unbenannt1" style:base-cell-address="Tabelle1.R21"/>
    </style:style>
    <style:style style:name="ce1496" style:family="table-cell" style:parent-style-name="Default">
      <style:table-cell-properties fo:border="0.06pt solid #000000"/>
      <style:map style:condition="cell-content()=0" style:apply-style-name="Unbenannt1" style:base-cell-address="Tabelle1.R22"/>
    </style:style>
    <style:style style:name="ce1497" style:family="table-cell" style:parent-style-name="Default">
      <style:table-cell-properties fo:border="0.06pt solid #000000"/>
      <style:map style:condition="cell-content()=0" style:apply-style-name="Unbenannt1" style:base-cell-address="Tabelle1.R23"/>
    </style:style>
    <style:style style:name="ce1498" style:family="table-cell" style:parent-style-name="Default">
      <style:table-cell-properties fo:border="0.06pt solid #000000"/>
      <style:map style:condition="cell-content()=0" style:apply-style-name="Unbenannt1" style:base-cell-address="Tabelle1.R24"/>
    </style:style>
    <style:style style:name="ce1499" style:family="table-cell" style:parent-style-name="Default">
      <style:table-cell-properties fo:border="0.06pt solid #000000"/>
      <style:map style:condition="cell-content()=0" style:apply-style-name="Unbenannt1" style:base-cell-address="Tabelle1.R25"/>
    </style:style>
    <style:style style:name="ce1500" style:family="table-cell" style:parent-style-name="Default">
      <style:table-cell-properties fo:border="0.06pt solid #000000"/>
      <style:map style:condition="cell-content()=0" style:apply-style-name="Unbenannt1" style:base-cell-address="Tabelle1.R26"/>
    </style:style>
    <style:style style:name="ce1501" style:family="table-cell" style:parent-style-name="Default">
      <style:map style:condition="cell-content()=0" style:apply-style-name="Unbenannt1" style:base-cell-address="Tabelle1.R30"/>
    </style:style>
    <style:style style:name="ce1502" style:family="table-cell" style:parent-style-name="Default">
      <style:map style:condition="cell-content()=0" style:apply-style-name="Unbenannt1" style:base-cell-address="Tabelle1.R54"/>
    </style:style>
    <style:style style:name="ce1503" style:family="table-cell" style:parent-style-name="Default">
      <style:map style:condition="cell-content()=0" style:apply-style-name="Unbenannt1" style:base-cell-address="Tabelle1.R78"/>
    </style:style>
    <style:style style:name="ce1504" style:family="table-cell" style:parent-style-name="Default">
      <style:table-cell-properties fo:border="0.06pt solid #000000"/>
      <style:map style:condition="cell-content()=0" style:apply-style-name="Unbenannt1" style:base-cell-address="Tabelle1.S16"/>
    </style:style>
    <style:style style:name="ce1505" style:family="table-cell" style:parent-style-name="Default">
      <style:table-cell-properties fo:border="0.06pt solid #000000"/>
      <style:map style:condition="cell-content()=0" style:apply-style-name="Unbenannt1" style:base-cell-address="Tabelle1.S17"/>
    </style:style>
    <style:style style:name="ce1506" style:family="table-cell" style:parent-style-name="Default">
      <style:table-cell-properties fo:border="0.06pt solid #000000"/>
      <style:map style:condition="cell-content()=0" style:apply-style-name="Unbenannt1" style:base-cell-address="Tabelle1.S18"/>
    </style:style>
    <style:style style:name="ce1507" style:family="table-cell" style:parent-style-name="Default">
      <style:table-cell-properties fo:border="0.06pt solid #000000"/>
      <style:map style:condition="cell-content()=0" style:apply-style-name="Unbenannt1" style:base-cell-address="Tabelle1.S19"/>
    </style:style>
    <style:style style:name="ce1508" style:family="table-cell" style:parent-style-name="Default">
      <style:table-cell-properties fo:border="0.06pt solid #000000"/>
      <style:map style:condition="cell-content()=0" style:apply-style-name="Unbenannt1" style:base-cell-address="Tabelle1.S20"/>
    </style:style>
    <style:style style:name="ce1509" style:family="table-cell" style:parent-style-name="Default">
      <style:table-cell-properties fo:border="0.06pt solid #000000"/>
      <style:map style:condition="cell-content()=0" style:apply-style-name="Unbenannt1" style:base-cell-address="Tabelle1.S21"/>
    </style:style>
    <style:style style:name="ce1510" style:family="table-cell" style:parent-style-name="Default">
      <style:table-cell-properties fo:border="0.06pt solid #000000"/>
      <style:map style:condition="cell-content()=0" style:apply-style-name="Unbenannt1" style:base-cell-address="Tabelle1.S22"/>
    </style:style>
    <style:style style:name="ce1511" style:family="table-cell" style:parent-style-name="Default">
      <style:table-cell-properties fo:border="0.06pt solid #000000"/>
      <style:map style:condition="cell-content()=0" style:apply-style-name="Unbenannt1" style:base-cell-address="Tabelle1.S23"/>
    </style:style>
    <style:style style:name="ce1512" style:family="table-cell" style:parent-style-name="Default">
      <style:table-cell-properties fo:border="0.06pt solid #000000"/>
      <style:map style:condition="cell-content()=0" style:apply-style-name="Unbenannt1" style:base-cell-address="Tabelle1.S24"/>
    </style:style>
    <style:style style:name="ce1513" style:family="table-cell" style:parent-style-name="Default">
      <style:table-cell-properties fo:border="0.06pt solid #000000"/>
      <style:map style:condition="cell-content()=0" style:apply-style-name="Unbenannt1" style:base-cell-address="Tabelle1.S25"/>
    </style:style>
    <style:style style:name="ce1514" style:family="table-cell" style:parent-style-name="Default">
      <style:table-cell-properties fo:border="0.06pt solid #000000"/>
      <style:map style:condition="cell-content()=0" style:apply-style-name="Unbenannt1" style:base-cell-address="Tabelle1.S26"/>
    </style:style>
    <style:style style:name="ce1515" style:family="table-cell" style:parent-style-name="Default">
      <style:table-cell-properties fo:border="0.06pt solid #000000"/>
      <style:map style:condition="cell-content()=0" style:apply-style-name="Unbenannt1" style:base-cell-address="Tabelle1.T16"/>
    </style:style>
    <style:style style:name="ce1516" style:family="table-cell" style:parent-style-name="Default">
      <style:table-cell-properties fo:border="0.06pt solid #000000"/>
      <style:map style:condition="cell-content()=0" style:apply-style-name="Unbenannt1" style:base-cell-address="Tabelle1.T17"/>
    </style:style>
    <style:style style:name="ce1517" style:family="table-cell" style:parent-style-name="Default">
      <style:table-cell-properties fo:border="0.06pt solid #000000"/>
      <style:map style:condition="cell-content()=0" style:apply-style-name="Unbenannt1" style:base-cell-address="Tabelle1.T18"/>
    </style:style>
    <style:style style:name="ce1518" style:family="table-cell" style:parent-style-name="Default">
      <style:table-cell-properties fo:border="0.06pt solid #000000"/>
      <style:map style:condition="cell-content()=0" style:apply-style-name="Unbenannt1" style:base-cell-address="Tabelle1.T19"/>
    </style:style>
    <style:style style:name="ce1519" style:family="table-cell" style:parent-style-name="Default">
      <style:table-cell-properties fo:border="0.06pt solid #000000"/>
      <style:map style:condition="cell-content()=0" style:apply-style-name="Unbenannt1" style:base-cell-address="Tabelle1.T20"/>
    </style:style>
    <style:style style:name="ce1520" style:family="table-cell" style:parent-style-name="Default">
      <style:table-cell-properties fo:border="0.06pt solid #000000"/>
      <style:map style:condition="cell-content()=0" style:apply-style-name="Unbenannt1" style:base-cell-address="Tabelle1.T21"/>
    </style:style>
    <style:style style:name="ce1521" style:family="table-cell" style:parent-style-name="Default">
      <style:table-cell-properties fo:border="0.06pt solid #000000"/>
      <style:map style:condition="cell-content()=0" style:apply-style-name="Unbenannt1" style:base-cell-address="Tabelle1.T22"/>
    </style:style>
    <style:style style:name="ce1522" style:family="table-cell" style:parent-style-name="Default">
      <style:table-cell-properties fo:border="0.06pt solid #000000"/>
      <style:map style:condition="cell-content()=0" style:apply-style-name="Unbenannt1" style:base-cell-address="Tabelle1.T23"/>
    </style:style>
    <style:style style:name="ce1523" style:family="table-cell" style:parent-style-name="Default">
      <style:table-cell-properties fo:border="0.06pt solid #000000"/>
      <style:map style:condition="cell-content()=0" style:apply-style-name="Unbenannt1" style:base-cell-address="Tabelle1.T24"/>
    </style:style>
    <style:style style:name="ce1524" style:family="table-cell" style:parent-style-name="Default">
      <style:table-cell-properties fo:border="0.06pt solid #000000"/>
      <style:map style:condition="cell-content()=0" style:apply-style-name="Unbenannt1" style:base-cell-address="Tabelle1.T25"/>
    </style:style>
    <style:style style:name="ce1525" style:family="table-cell" style:parent-style-name="Default">
      <style:table-cell-properties fo:border="0.06pt solid #000000"/>
      <style:map style:condition="cell-content()=0" style:apply-style-name="Unbenannt1" style:base-cell-address="Tabelle1.T26"/>
    </style:style>
    <style:style style:name="ce1526" style:family="table-cell" style:parent-style-name="Default">
      <style:table-cell-properties fo:border="0.06pt solid #000000"/>
      <style:map style:condition="cell-content()=0" style:apply-style-name="Unbenannt1" style:base-cell-address="Tabelle1.U16"/>
    </style:style>
    <style:style style:name="ce1527" style:family="table-cell" style:parent-style-name="Default">
      <style:table-cell-properties fo:border="0.06pt solid #000000"/>
      <style:map style:condition="cell-content()=0" style:apply-style-name="Unbenannt1" style:base-cell-address="Tabelle1.U17"/>
    </style:style>
    <style:style style:name="ce1528" style:family="table-cell" style:parent-style-name="Default">
      <style:table-cell-properties fo:border="0.06pt solid #000000"/>
      <style:map style:condition="cell-content()=0" style:apply-style-name="Unbenannt1" style:base-cell-address="Tabelle1.U18"/>
    </style:style>
    <style:style style:name="ce1529" style:family="table-cell" style:parent-style-name="Default">
      <style:table-cell-properties fo:border="0.06pt solid #000000"/>
      <style:map style:condition="cell-content()=0" style:apply-style-name="Unbenannt1" style:base-cell-address="Tabelle1.U19"/>
    </style:style>
    <style:style style:name="ce1530" style:family="table-cell" style:parent-style-name="Default">
      <style:table-cell-properties fo:border="0.06pt solid #000000"/>
      <style:map style:condition="cell-content()=0" style:apply-style-name="Unbenannt1" style:base-cell-address="Tabelle1.U20"/>
    </style:style>
    <style:style style:name="ce1531" style:family="table-cell" style:parent-style-name="Default">
      <style:table-cell-properties fo:border="0.06pt solid #000000"/>
      <style:map style:condition="cell-content()=0" style:apply-style-name="Unbenannt1" style:base-cell-address="Tabelle1.U21"/>
    </style:style>
    <style:style style:name="ce1532" style:family="table-cell" style:parent-style-name="Default">
      <style:table-cell-properties fo:border="0.06pt solid #000000"/>
      <style:map style:condition="cell-content()=0" style:apply-style-name="Unbenannt1" style:base-cell-address="Tabelle1.U22"/>
    </style:style>
    <style:style style:name="ce1533" style:family="table-cell" style:parent-style-name="Default">
      <style:table-cell-properties fo:border="0.06pt solid #000000"/>
      <style:map style:condition="cell-content()=0" style:apply-style-name="Unbenannt1" style:base-cell-address="Tabelle1.U23"/>
    </style:style>
    <style:style style:name="ce1534" style:family="table-cell" style:parent-style-name="Default">
      <style:table-cell-properties fo:border="0.06pt solid #000000"/>
      <style:map style:condition="cell-content()=0" style:apply-style-name="Unbenannt1" style:base-cell-address="Tabelle1.U24"/>
    </style:style>
    <style:style style:name="ce1535" style:family="table-cell" style:parent-style-name="Default">
      <style:table-cell-properties fo:border="0.06pt solid #000000"/>
      <style:map style:condition="cell-content()=0" style:apply-style-name="Unbenannt1" style:base-cell-address="Tabelle1.U25"/>
    </style:style>
    <style:style style:name="ce1536" style:family="table-cell" style:parent-style-name="Default">
      <style:table-cell-properties fo:border="0.06pt solid #000000"/>
      <style:map style:condition="cell-content()=0" style:apply-style-name="Unbenannt1" style:base-cell-address="Tabelle1.U26"/>
    </style:style>
    <style:style style:name="ce1537" style:family="table-cell" style:parent-style-name="Default">
      <style:table-cell-properties fo:border="0.06pt solid #000000"/>
      <style:map style:condition="cell-content()=0" style:apply-style-name="Unbenannt1" style:base-cell-address="Tabelle1.V16"/>
    </style:style>
    <style:style style:name="ce1538" style:family="table-cell" style:parent-style-name="Default">
      <style:table-cell-properties fo:border="0.06pt solid #000000"/>
      <style:map style:condition="cell-content()=0" style:apply-style-name="Unbenannt1" style:base-cell-address="Tabelle1.V17"/>
    </style:style>
    <style:style style:name="ce1539" style:family="table-cell" style:parent-style-name="Default">
      <style:table-cell-properties fo:border="0.06pt solid #000000"/>
      <style:map style:condition="cell-content()=0" style:apply-style-name="Unbenannt1" style:base-cell-address="Tabelle1.V18"/>
    </style:style>
    <style:style style:name="ce1540" style:family="table-cell" style:parent-style-name="Default">
      <style:table-cell-properties fo:border="0.06pt solid #000000"/>
      <style:map style:condition="cell-content()=0" style:apply-style-name="Unbenannt1" style:base-cell-address="Tabelle1.V19"/>
    </style:style>
    <style:style style:name="ce1541" style:family="table-cell" style:parent-style-name="Default">
      <style:table-cell-properties fo:border="0.06pt solid #000000"/>
      <style:map style:condition="cell-content()=0" style:apply-style-name="Unbenannt1" style:base-cell-address="Tabelle1.V20"/>
    </style:style>
    <style:style style:name="ce1542" style:family="table-cell" style:parent-style-name="Default">
      <style:table-cell-properties fo:border="0.06pt solid #000000"/>
      <style:map style:condition="cell-content()=0" style:apply-style-name="Unbenannt1" style:base-cell-address="Tabelle1.V21"/>
    </style:style>
    <style:style style:name="ce1543" style:family="table-cell" style:parent-style-name="Default">
      <style:table-cell-properties fo:border="0.06pt solid #000000"/>
      <style:map style:condition="cell-content()=0" style:apply-style-name="Unbenannt1" style:base-cell-address="Tabelle1.V22"/>
    </style:style>
    <style:style style:name="ce1544" style:family="table-cell" style:parent-style-name="Default">
      <style:table-cell-properties fo:border="0.06pt solid #000000"/>
      <style:map style:condition="cell-content()=0" style:apply-style-name="Unbenannt1" style:base-cell-address="Tabelle1.V23"/>
    </style:style>
    <style:style style:name="ce1545" style:family="table-cell" style:parent-style-name="Default">
      <style:table-cell-properties fo:border="0.06pt solid #000000"/>
      <style:map style:condition="cell-content()=0" style:apply-style-name="Unbenannt1" style:base-cell-address="Tabelle1.V24"/>
    </style:style>
    <style:style style:name="ce1546" style:family="table-cell" style:parent-style-name="Default">
      <style:table-cell-properties fo:border="0.06pt solid #000000"/>
      <style:map style:condition="cell-content()=0" style:apply-style-name="Unbenannt1" style:base-cell-address="Tabelle1.V25"/>
    </style:style>
    <style:style style:name="ce1547" style:family="table-cell" style:parent-style-name="Default">
      <style:table-cell-properties fo:border="0.06pt solid #000000"/>
      <style:map style:condition="cell-content()=0" style:apply-style-name="Unbenannt1" style:base-cell-address="Tabelle1.V26"/>
    </style:style>
    <style:style style:name="ce15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4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3" table:default-cell-style-name="ce451"/>
        <table:table-column table:style-name="co3" table:default-cell-style-name="ce628"/>
        <table:table-column table:style-name="co3" table:default-cell-style-name="ce885"/>
        <table:table-column table:style-name="co3" table:default-cell-style-name="ce1182"/>
        <table:table-column table:style-name="co3" table:number-columns-repeated="1008" table:default-cell-style-name="Default"/>
        <table:table-row table:style-name="ro1">
          <table:table-cell table:style-name="ce1" office:value-type="string" calcext:value-type="string" table:number-columns-spanned="22" table:number-rows-spanned="1">
            <text:p>Version Matrix</text:p>
          </table:table-cell>
          <table:covered-table-cell table:number-columns-repeated="11"/>
          <table:covered-table-cell table:number-columns-repeated="4" table:style-name="Default"/>
          <table:covered-table-cell table:number-columns-repeated="6"/>
          <table:table-cell table:number-columns-repeated="1002"/>
        </table:table-row>
        <table:table-row table:style-name="ro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1" table:number-rows-spanned="2">
            <text:p>Main Version</text:p>
          </table:table-cell>
          <table:table-cell table:style-name="ce2" office:value-type="string" calcext:value-type="string" table:number-columns-spanned="1" table:number-rows-spanned="2">
            <text:p>Sub Version</text:p>
          </table:table-cell>
          <table:table-cell table:style-name="ce5" office:value-type="string" calcext:value-type="string">
            <text:p>LED01</text:p>
          </table:table-cell>
          <table:table-cell table:style-name="ce5" office:value-type="string" calcext:value-type="string">
            <text:p>LED02</text:p>
          </table:table-cell>
          <table:table-cell table:style-name="ce5" office:value-type="string" calcext:value-type="string">
            <text:p>LED03</text:p>
          </table:table-cell>
          <table:table-cell table:style-name="ce5" office:value-type="string" calcext:value-type="string">
            <text:p>LED04</text:p>
          </table:table-cell>
          <table:table-cell table:style-name="ce5" office:value-type="string" calcext:value-type="string">
            <text:p>LED05</text:p>
          </table:table-cell>
          <table:table-cell table:style-name="ce5" office:value-type="string" calcext:value-type="string">
            <text:p>LED06</text:p>
          </table:table-cell>
          <table:table-cell table:style-name="ce5" office:value-type="string" calcext:value-type="string">
            <text:p>LED07</text:p>
          </table:table-cell>
          <table:table-cell table:style-name="ce5" office:value-type="string" calcext:value-type="string">
            <text:p>LED08</text:p>
          </table:table-cell>
          <table:table-cell table:style-name="ce5" office:value-type="string" calcext:value-type="string">
            <text:p>LED09</text:p>
          </table:table-cell>
          <table:table-cell table:style-name="ce5" office:value-type="string" calcext:value-type="string">
            <text:p>LED10</text:p>
          </table:table-cell>
          <table:table-cell table:style-name="ce5" office:value-type="string" calcext:value-type="string">
            <text:p>LED11</text:p>
          </table:table-cell>
          <table:table-cell table:style-name="ce5" office:value-type="string" calcext:value-type="string">
            <text:p>LED12</text:p>
          </table:table-cell>
          <table:table-cell table:style-name="ce5" office:value-type="string" calcext:value-type="string">
            <text:p>LED13</text:p>
          </table:table-cell>
          <table:table-cell table:style-name="ce5" office:value-type="string" calcext:value-type="string">
            <text:p>LED14</text:p>
          </table:table-cell>
          <table:table-cell table:style-name="ce5" office:value-type="string" calcext:value-type="string">
            <text:p>LED15</text:p>
          </table:table-cell>
          <table:table-cell table:style-name="ce5" office:value-type="string" calcext:value-type="string">
            <text:p>LED16</text:p>
          </table:table-cell>
          <table:table-cell table:style-name="ce5" office:value-type="string" calcext:value-type="string">
            <text:p>LED17</text:p>
          </table:table-cell>
          <table:table-cell table:style-name="ce5" office:value-type="string" calcext:value-type="string">
            <text:p>LED18</text:p>
          </table:table-cell>
          <table:table-cell table:style-name="ce5" office:value-type="string" calcext:value-type="string">
            <text:p>LED19</text:p>
          </table:table-cell>
          <table:table-cell table:style-name="ce5" office:value-type="string" calcext:value-type="string">
            <text:p>LED20</text:p>
          </table:table-cell>
          <table:table-cell table:style-name="ce1548" table:number-columns-repeated="1002"/>
        </table:table-row>
        <table:table-row table:style-name="ro2">
          <table:covered-table-cell table:number-columns-repeated="2" table:style-name="ce3"/>
          <table:table-cell table:number-columns-repeated="5" table:style-name="ce6" office:value-type="string" calcext:value-type="string">
            <text:p>red</text:p>
          </table:table-cell>
          <table:table-cell table:number-columns-repeated="5" table:style-name="ce6" office:value-type="string" calcext:value-type="string">
            <text:p>yellow</text:p>
          </table:table-cell>
          <table:table-cell table:number-columns-repeated="10" table:style-name="ce6" office:value-type="string" calcext:value-type="string">
            <text:p>green</text:p>
          </table:table-cell>
          <table:table-cell table:style-name="ce1549" table:number-columns-repeated="1002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/>
          <table:table-cell table:style-name="ce7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6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style-name="ce108" office:value-type="float" office:value="0" calcext:value-type="float">
            <text:p>0</text:p>
          </table:table-cell>
          <table:table-cell table:style-name="ce119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7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6" table:style-name="ce1141" office:value-type="float" office:value="0" calcext:value-type="float">
            <text:p>0</text:p>
          </table:table-cell>
          <table:table-cell table:style-name="ce1141" office:value-type="float" office:value="1" calcext:value-type="float">
            <text:p>1</text:p>
          </table:table-cell>
          <table:table-cell table:number-columns-repeated="1002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9" office:value-type="float" office:value="0" calcext:value-type="float">
            <text:p>0</text:p>
          </table:table-cell>
          <table:table-cell table:style-name="ce24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style-name="ce121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5" table:style-name="ce1141" office:value-type="float" office:value="0" calcext:value-type="float">
            <text:p>0</text:p>
          </table:table-cell>
          <table:table-cell table:style-name="ce1141" office:value-type="float" office:value="1" calcext:value-type="float">
            <text:p>1</text:p>
          </table:table-cell>
          <table:table-cell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0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7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1" office:value-type="float" office:value="0" calcext:value-type="float">
            <text:p>0</text:p>
          </table:table-cell>
          <table:table-cell table:style-name="ce122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4" table:style-name="ce1141" office:value-type="float" office:value="0" calcext:value-type="float">
            <text:p>0</text:p>
          </table:table-cell>
          <table:table-cell table:style-name="ce1141" office:value-type="float" office:value="1" calcext:value-type="float">
            <text:p>1</text:p>
          </table:table-cell>
          <table:table-cell table:number-columns-repeated="2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11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style-name="ce112" office:value-type="float" office:value="0" calcext:value-type="float">
            <text:p>0</text:p>
          </table:table-cell>
          <table:table-cell table:style-name="ce123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3" table:style-name="ce1141" office:value-type="float" office:value="0" calcext:value-type="float">
            <text:p>0</text:p>
          </table:table-cell>
          <table:table-cell table:style-name="ce1141" office:value-type="float" office:value="1" calcext:value-type="float">
            <text:p>1</text:p>
          </table:table-cell>
          <table:table-cell table:number-columns-repeated="3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0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number-columns-repeated="2" table:style-name="ce1141" office:value-type="float" office:value="0" calcext:value-type="float">
            <text:p>0</text:p>
          </table:table-cell>
          <table:table-cell table:style-name="ce1141" office:value-type="float" office:value="1" calcext:value-type="float">
            <text:p>1</text:p>
          </table:table-cell>
          <table:table-cell table:number-columns-repeated="4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1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2" office:value-type="float" office:value="0" calcext:value-type="float">
            <text:p>0</text:p>
          </table:table-cell>
          <table:table-cell table:style-name="ce103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125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style-name="ce1141" office:value-type="float" office:value="0" calcext:value-type="float">
            <text:p>0</text:p>
          </table:table-cell>
          <table:table-cell table:style-name="ce1141" office:value-type="float" office:value="1" calcext:value-type="float">
            <text:p>1</text:p>
          </table:table-cell>
          <table:table-cell table:number-columns-repeated="5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style-name="ce126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0" calcext:value-type="float">
            <text:p>0</text:p>
          </table:table-cell>
          <table:table-cell table:style-name="ce1141" office:value-type="float" office:value="1" calcext:value-type="float">
            <text:p>1</text:p>
          </table:table-cell>
          <table:table-cell table:number-columns-repeated="6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15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table:style-name="ce83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30" office:value-type="float" office:value="0" calcext:value-type="float">
            <text:p>0</text:p>
          </table:table-cell>
          <table:table-cell table:style-name="ce467" office:value-type="float" office:value="0" calcext:value-type="float">
            <text:p>0</text:p>
          </table:table-cell>
          <table:table-cell table:style-name="ce804" office:value-type="float" office:value="1" calcext:value-type="float">
            <text:p>1</text:p>
          </table:table-cell>
          <table:table-cell table:number-columns-repeated="7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16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73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06" office:value-type="float" office:value="0" calcext:value-type="float">
            <text:p>0</text:p>
          </table:table-cell>
          <table:table-cell table:style-name="ce117" office:value-type="float" office:value="0" calcext:value-type="float">
            <text:p>0</text:p>
          </table:table-cell>
          <table:table-cell table:style-name="ce128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  <table:table-cell table:style-name="ce468" office:value-type="float" office:value="1" calcext:value-type="float">
            <text:p>1</text:p>
          </table:table-cell>
          <table:table-cell table:style-name="ce805" office:value-type="float" office:value="0" calcext:value-type="float">
            <text:p>0</text:p>
          </table:table-cell>
          <table:table-cell table:style-name="ce1142" office:value-type="float" office:value="0" calcext:value-type="float">
            <text:p>0</text:p>
          </table:table-cell>
          <table:table-cell table:number-columns-repeated="6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17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60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style-name="ce118" office:value-type="float" office:value="0" calcext:value-type="float">
            <text:p>0</text:p>
          </table:table-cell>
          <table:table-cell table:style-name="ce129" office:value-type="float" office:value="0" calcext:value-type="float">
            <text:p>0</text:p>
          </table:table-cell>
          <table:table-cell table:style-name="ce132" office:value-type="float" office:value="1" calcext:value-type="float">
            <text:p>1</text:p>
          </table:table-cell>
          <table:table-cell table:style-name="ce469" office:value-type="float" office:value="0" calcext:value-type="float">
            <text:p>0</text:p>
          </table:table-cell>
          <table:table-cell table:style-name="ce806" office:value-type="float" office:value="0" calcext:value-type="float">
            <text:p>0</text:p>
          </table:table-cell>
          <table:table-cell table:style-name="ce1143" office:value-type="float" office:value="0" calcext:value-type="float">
            <text:p>0</text:p>
          </table:table-cell>
          <table:table-cell table:number-columns-repeated="6" table:style-name="ce11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133" office:value-type="float" office:value="0" calcext:value-type="float">
            <text:p>0</text:p>
          </table:table-cell>
          <table:table-cell table:style-name="ce470" office:value-type="float" office:value="0" calcext:value-type="float">
            <text:p>0</text:p>
          </table:table-cell>
          <table:table-cell table:style-name="ce807" office:value-type="float" office:value="0" calcext:value-type="float">
            <text:p>0</text:p>
          </table:table-cell>
          <table:table-cell table:style-name="ce1144" office:value-type="float" office:value="0" calcext:value-type="float">
            <text:p>0</text:p>
          </table:table-cell>
          <table:table-cell table:style-name="ce1478" office:value-type="float" office:value="0" calcext:value-type="float">
            <text:p>0</text:p>
          </table:table-cell>
          <table:table-cell table:style-name="ce1490" office:value-type="float" office:value="0" calcext:value-type="float">
            <text:p>0</text:p>
          </table:table-cell>
          <table:table-cell table:style-name="ce1504" office:value-type="float" office:value="0" calcext:value-type="float">
            <text:p>0</text:p>
          </table:table-cell>
          <table:table-cell table:style-name="ce1515" office:value-type="float" office:value="0" calcext:value-type="float">
            <text:p>0</text:p>
          </table:table-cell>
          <table:table-cell table:style-name="ce1526" office:value-type="float" office:value="0" calcext:value-type="float">
            <text:p>0</text:p>
          </table:table-cell>
          <table:table-cell table:style-name="ce1537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134" office:value-type="float" office:value="0" calcext:value-type="float">
            <text:p>0</text:p>
          </table:table-cell>
          <table:table-cell table:style-name="ce471" office:value-type="float" office:value="0" calcext:value-type="float">
            <text:p>0</text:p>
          </table:table-cell>
          <table:table-cell table:style-name="ce808" office:value-type="float" office:value="0" calcext:value-type="float">
            <text:p>0</text:p>
          </table:table-cell>
          <table:table-cell table:style-name="ce1145" office:value-type="float" office:value="0" calcext:value-type="float">
            <text:p>0</text:p>
          </table:table-cell>
          <table:table-cell table:style-name="ce1479" office:value-type="float" office:value="0" calcext:value-type="float">
            <text:p>0</text:p>
          </table:table-cell>
          <table:table-cell table:style-name="ce1491" office:value-type="float" office:value="0" calcext:value-type="float">
            <text:p>0</text:p>
          </table:table-cell>
          <table:table-cell table:style-name="ce1505" office:value-type="float" office:value="0" calcext:value-type="float">
            <text:p>0</text:p>
          </table:table-cell>
          <table:table-cell table:style-name="ce1516" office:value-type="float" office:value="0" calcext:value-type="float">
            <text:p>0</text:p>
          </table:table-cell>
          <table:table-cell table:style-name="ce1527" office:value-type="float" office:value="0" calcext:value-type="float">
            <text:p>0</text:p>
          </table:table-cell>
          <table:table-cell table:style-name="ce1538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style-name="ce61" office:value-type="float" office:value="0" calcext:value-type="float">
            <text:p>0</text:p>
          </table:table-cell>
          <table:table-cell table:style-name="ce135" office:value-type="float" office:value="0" calcext:value-type="float">
            <text:p>0</text:p>
          </table:table-cell>
          <table:table-cell table:style-name="ce472" office:value-type="float" office:value="0" calcext:value-type="float">
            <text:p>0</text:p>
          </table:table-cell>
          <table:table-cell table:style-name="ce809" office:value-type="float" office:value="0" calcext:value-type="float">
            <text:p>0</text:p>
          </table:table-cell>
          <table:table-cell table:style-name="ce1146" office:value-type="float" office:value="0" calcext:value-type="float">
            <text:p>0</text:p>
          </table:table-cell>
          <table:table-cell table:style-name="ce1480" office:value-type="float" office:value="0" calcext:value-type="float">
            <text:p>0</text:p>
          </table:table-cell>
          <table:table-cell table:style-name="ce1492" office:value-type="float" office:value="0" calcext:value-type="float">
            <text:p>0</text:p>
          </table:table-cell>
          <table:table-cell table:style-name="ce1506" office:value-type="float" office:value="0" calcext:value-type="float">
            <text:p>0</text:p>
          </table:table-cell>
          <table:table-cell table:style-name="ce1517" office:value-type="float" office:value="0" calcext:value-type="float">
            <text:p>0</text:p>
          </table:table-cell>
          <table:table-cell table:style-name="ce1528" office:value-type="float" office:value="0" calcext:value-type="float">
            <text:p>0</text:p>
          </table:table-cell>
          <table:table-cell table:style-name="ce1539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136" office:value-type="float" office:value="0" calcext:value-type="float">
            <text:p>0</text:p>
          </table:table-cell>
          <table:table-cell table:style-name="ce473" office:value-type="float" office:value="0" calcext:value-type="float">
            <text:p>0</text:p>
          </table:table-cell>
          <table:table-cell table:style-name="ce810" office:value-type="float" office:value="0" calcext:value-type="float">
            <text:p>0</text:p>
          </table:table-cell>
          <table:table-cell table:style-name="ce1147" office:value-type="float" office:value="0" calcext:value-type="float">
            <text:p>0</text:p>
          </table:table-cell>
          <table:table-cell table:style-name="ce1481" office:value-type="float" office:value="0" calcext:value-type="float">
            <text:p>0</text:p>
          </table:table-cell>
          <table:table-cell table:style-name="ce1493" office:value-type="float" office:value="0" calcext:value-type="float">
            <text:p>0</text:p>
          </table:table-cell>
          <table:table-cell table:style-name="ce1507" office:value-type="float" office:value="0" calcext:value-type="float">
            <text:p>0</text:p>
          </table:table-cell>
          <table:table-cell table:style-name="ce1518" office:value-type="float" office:value="0" calcext:value-type="float">
            <text:p>0</text:p>
          </table:table-cell>
          <table:table-cell table:style-name="ce1529" office:value-type="float" office:value="0" calcext:value-type="float">
            <text:p>0</text:p>
          </table:table-cell>
          <table:table-cell table:style-name="ce1540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3" table:style-name="ce61" office:value-type="float" office:value="0" calcext:value-type="float">
            <text:p>0</text:p>
          </table:table-cell>
          <table:table-cell table:style-name="ce137" office:value-type="float" office:value="0" calcext:value-type="float">
            <text:p>0</text:p>
          </table:table-cell>
          <table:table-cell table:style-name="ce474" office:value-type="float" office:value="0" calcext:value-type="float">
            <text:p>0</text:p>
          </table:table-cell>
          <table:table-cell table:style-name="ce811" office:value-type="float" office:value="0" calcext:value-type="float">
            <text:p>0</text:p>
          </table:table-cell>
          <table:table-cell table:style-name="ce1148" office:value-type="float" office:value="0" calcext:value-type="float">
            <text:p>0</text:p>
          </table:table-cell>
          <table:table-cell table:style-name="ce1482" office:value-type="float" office:value="0" calcext:value-type="float">
            <text:p>0</text:p>
          </table:table-cell>
          <table:table-cell table:style-name="ce1494" office:value-type="float" office:value="0" calcext:value-type="float">
            <text:p>0</text:p>
          </table:table-cell>
          <table:table-cell table:style-name="ce1508" office:value-type="float" office:value="0" calcext:value-type="float">
            <text:p>0</text:p>
          </table:table-cell>
          <table:table-cell table:style-name="ce1519" office:value-type="float" office:value="0" calcext:value-type="float">
            <text:p>0</text:p>
          </table:table-cell>
          <table:table-cell table:style-name="ce1530" office:value-type="float" office:value="0" calcext:value-type="float">
            <text:p>0</text:p>
          </table:table-cell>
          <table:table-cell table:style-name="ce1541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2"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4" table:style-name="ce61" office:value-type="float" office:value="0" calcext:value-type="float">
            <text:p>0</text:p>
          </table:table-cell>
          <table:table-cell table:style-name="ce138" office:value-type="float" office:value="0" calcext:value-type="float">
            <text:p>0</text:p>
          </table:table-cell>
          <table:table-cell table:style-name="ce475" office:value-type="float" office:value="0" calcext:value-type="float">
            <text:p>0</text:p>
          </table:table-cell>
          <table:table-cell table:style-name="ce812" office:value-type="float" office:value="0" calcext:value-type="float">
            <text:p>0</text:p>
          </table:table-cell>
          <table:table-cell table:style-name="ce1149" office:value-type="float" office:value="0" calcext:value-type="float">
            <text:p>0</text:p>
          </table:table-cell>
          <table:table-cell table:style-name="ce1483" office:value-type="float" office:value="0" calcext:value-type="float">
            <text:p>0</text:p>
          </table:table-cell>
          <table:table-cell table:style-name="ce1495" office:value-type="float" office:value="0" calcext:value-type="float">
            <text:p>0</text:p>
          </table:table-cell>
          <table:table-cell table:style-name="ce1509" office:value-type="float" office:value="0" calcext:value-type="float">
            <text:p>0</text:p>
          </table:table-cell>
          <table:table-cell table:style-name="ce1520" office:value-type="float" office:value="0" calcext:value-type="float">
            <text:p>0</text:p>
          </table:table-cell>
          <table:table-cell table:style-name="ce1531" office:value-type="float" office:value="0" calcext:value-type="float">
            <text:p>0</text:p>
          </table:table-cell>
          <table:table-cell table:style-name="ce1542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5" table:style-name="ce61"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476" office:value-type="float" office:value="0" calcext:value-type="float">
            <text:p>0</text:p>
          </table:table-cell>
          <table:table-cell table:style-name="ce813" office:value-type="float" office:value="0" calcext:value-type="float">
            <text:p>0</text:p>
          </table:table-cell>
          <table:table-cell table:style-name="ce1150" office:value-type="float" office:value="0" calcext:value-type="float">
            <text:p>0</text:p>
          </table:table-cell>
          <table:table-cell table:style-name="ce1484" office:value-type="float" office:value="0" calcext:value-type="float">
            <text:p>0</text:p>
          </table:table-cell>
          <table:table-cell table:style-name="ce1496" office:value-type="float" office:value="0" calcext:value-type="float">
            <text:p>0</text:p>
          </table:table-cell>
          <table:table-cell table:style-name="ce1510" office:value-type="float" office:value="0" calcext:value-type="float">
            <text:p>0</text:p>
          </table:table-cell>
          <table:table-cell table:style-name="ce1521" office:value-type="float" office:value="0" calcext:value-type="float">
            <text:p>0</text:p>
          </table:table-cell>
          <table:table-cell table:style-name="ce1532" office:value-type="float" office:value="0" calcext:value-type="float">
            <text:p>0</text:p>
          </table:table-cell>
          <table:table-cell table:style-name="ce1543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61" office:value-type="float" office:value="1" calcext:value-type="float">
            <text:p>1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477" office:value-type="float" office:value="0" calcext:value-type="float">
            <text:p>0</text:p>
          </table:table-cell>
          <table:table-cell table:style-name="ce814" office:value-type="float" office:value="0" calcext:value-type="float">
            <text:p>0</text:p>
          </table:table-cell>
          <table:table-cell table:style-name="ce1151" office:value-type="float" office:value="0" calcext:value-type="float">
            <text:p>0</text:p>
          </table:table-cell>
          <table:table-cell table:style-name="ce1485" office:value-type="float" office:value="0" calcext:value-type="float">
            <text:p>0</text:p>
          </table:table-cell>
          <table:table-cell table:style-name="ce1497" office:value-type="float" office:value="0" calcext:value-type="float">
            <text:p>0</text:p>
          </table:table-cell>
          <table:table-cell table:style-name="ce1511" office:value-type="float" office:value="0" calcext:value-type="float">
            <text:p>0</text:p>
          </table:table-cell>
          <table:table-cell table:style-name="ce1522" office:value-type="float" office:value="0" calcext:value-type="float">
            <text:p>0</text:p>
          </table:table-cell>
          <table:table-cell table:style-name="ce1533" office:value-type="float" office:value="0" calcext:value-type="float">
            <text:p>0</text:p>
          </table:table-cell>
          <table:table-cell table:style-name="ce1544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7" table:style-name="ce61" office:value-type="float" office:value="0" calcext:value-type="float">
            <text:p>0</text:p>
          </table:table-cell>
          <table:table-cell table:style-name="ce141" office:value-type="float" office:value="0" calcext:value-type="float">
            <text:p>0</text:p>
          </table:table-cell>
          <table:table-cell table:style-name="ce478" office:value-type="float" office:value="0" calcext:value-type="float">
            <text:p>0</text:p>
          </table:table-cell>
          <table:table-cell table:style-name="ce815" office:value-type="float" office:value="0" calcext:value-type="float">
            <text:p>0</text:p>
          </table:table-cell>
          <table:table-cell table:style-name="ce1152" office:value-type="float" office:value="0" calcext:value-type="float">
            <text:p>0</text:p>
          </table:table-cell>
          <table:table-cell table:style-name="ce1486" office:value-type="float" office:value="0" calcext:value-type="float">
            <text:p>0</text:p>
          </table:table-cell>
          <table:table-cell table:style-name="ce1498" office:value-type="float" office:value="0" calcext:value-type="float">
            <text:p>0</text:p>
          </table:table-cell>
          <table:table-cell table:style-name="ce1512" office:value-type="float" office:value="0" calcext:value-type="float">
            <text:p>0</text:p>
          </table:table-cell>
          <table:table-cell table:style-name="ce1523" office:value-type="float" office:value="0" calcext:value-type="float">
            <text:p>0</text:p>
          </table:table-cell>
          <table:table-cell table:style-name="ce1534" office:value-type="float" office:value="0" calcext:value-type="float">
            <text:p>0</text:p>
          </table:table-cell>
          <table:table-cell table:style-name="ce1545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19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142" office:value-type="float" office:value="0" calcext:value-type="float">
            <text:p>0</text:p>
          </table:table-cell>
          <table:table-cell table:style-name="ce479" office:value-type="float" office:value="0" calcext:value-type="float">
            <text:p>0</text:p>
          </table:table-cell>
          <table:table-cell table:style-name="ce816" office:value-type="float" office:value="0" calcext:value-type="float">
            <text:p>0</text:p>
          </table:table-cell>
          <table:table-cell table:style-name="ce1153" office:value-type="float" office:value="0" calcext:value-type="float">
            <text:p>0</text:p>
          </table:table-cell>
          <table:table-cell table:style-name="ce1487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13" office:value-type="float" office:value="0" calcext:value-type="float">
            <text:p>0</text:p>
          </table:table-cell>
          <table:table-cell table:style-name="ce1524" office:value-type="float" office:value="0" calcext:value-type="float">
            <text:p>0</text:p>
          </table:table-cell>
          <table:table-cell table:style-name="ce1535" office:value-type="float" office:value="0" calcext:value-type="float">
            <text:p>0</text:p>
          </table:table-cell>
          <table:table-cell table:style-name="ce1546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number-columns-repeated="6" table:style-name="ce61"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480" office:value-type="float" office:value="0" calcext:value-type="float">
            <text:p>0</text:p>
          </table:table-cell>
          <table:table-cell table:style-name="ce817" office:value-type="float" office:value="0" calcext:value-type="float">
            <text:p>0</text:p>
          </table:table-cell>
          <table:table-cell table:style-name="ce1154" office:value-type="float" office:value="0" calcext:value-type="float">
            <text:p>0</text:p>
          </table:table-cell>
          <table:table-cell table:style-name="ce1488" office:value-type="float" office:value="0" calcext:value-type="float">
            <text:p>0</text:p>
          </table:table-cell>
          <table:table-cell table:style-name="ce1500" office:value-type="float" office:value="0" calcext:value-type="float">
            <text:p>0</text:p>
          </table:table-cell>
          <table:table-cell table:style-name="ce1514" office:value-type="float" office:value="0" calcext:value-type="float">
            <text:p>0</text:p>
          </table:table-cell>
          <table:table-cell table:style-name="ce1525" office:value-type="float" office:value="0" calcext:value-type="float">
            <text:p>0</text:p>
          </table:table-cell>
          <table:table-cell table:style-name="ce1536" office:value-type="float" office:value="0" calcext:value-type="float">
            <text:p>0</text:p>
          </table:table-cell>
          <table:table-cell table:style-name="ce1547" office:value-type="float" office:value="0" calcext:value-type="float">
            <text:p>0</text:p>
          </table:table-cell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44"/>
          <table:table-cell table:style-name="ce481"/>
          <table:table-cell table:style-name="ce818"/>
          <table:table-cell table:style-name="ce1155"/>
          <table:table-cell table:style-name="ce21" table:number-columns-repeated="6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45"/>
          <table:table-cell table:style-name="ce482"/>
          <table:table-cell table:style-name="ce819"/>
          <table:table-cell table:style-name="ce1156"/>
          <table:table-cell table:style-name="ce21" table:number-columns-repeated="6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46"/>
          <table:table-cell table:style-name="ce483"/>
          <table:table-cell table:style-name="ce820"/>
          <table:table-cell table:style-name="ce1157"/>
          <table:table-cell table:style-name="ce21" table:number-columns-repeated="6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47"/>
          <table:table-cell table:style-name="ce484"/>
          <table:table-cell table:style-name="ce821"/>
          <table:table-cell table:style-name="ce1158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48"/>
          <table:table-cell table:style-name="ce485"/>
          <table:table-cell table:style-name="ce822"/>
          <table:table-cell table:style-name="ce1159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49"/>
          <table:table-cell table:style-name="ce486"/>
          <table:table-cell table:style-name="ce823"/>
          <table:table-cell table:style-name="ce1160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0"/>
          <table:table-cell table:style-name="ce487"/>
          <table:table-cell table:style-name="ce824"/>
          <table:table-cell table:style-name="ce1161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1"/>
          <table:table-cell table:style-name="ce488"/>
          <table:table-cell table:style-name="ce825"/>
          <table:table-cell table:style-name="ce1162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2"/>
          <table:table-cell table:style-name="ce489"/>
          <table:table-cell table:style-name="ce826"/>
          <table:table-cell table:style-name="ce1163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3"/>
          <table:table-cell table:style-name="ce490"/>
          <table:table-cell table:style-name="ce827"/>
          <table:table-cell table:style-name="ce1164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4"/>
          <table:table-cell table:style-name="ce491"/>
          <table:table-cell table:style-name="ce828"/>
          <table:table-cell table:style-name="ce1165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5"/>
          <table:table-cell table:style-name="ce492"/>
          <table:table-cell table:style-name="ce829"/>
          <table:table-cell table:style-name="ce1166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6"/>
          <table:table-cell table:style-name="ce493"/>
          <table:table-cell table:style-name="ce830"/>
          <table:table-cell table:style-name="ce1167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7"/>
          <table:table-cell table:style-name="ce494"/>
          <table:table-cell table:style-name="ce831"/>
          <table:table-cell table:style-name="ce1168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8"/>
          <table:table-cell table:style-name="ce495"/>
          <table:table-cell table:style-name="ce832"/>
          <table:table-cell table:style-name="ce1169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59"/>
          <table:table-cell table:style-name="ce496"/>
          <table:table-cell table:style-name="ce833"/>
          <table:table-cell table:style-name="ce1170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0"/>
          <table:table-cell table:style-name="ce497"/>
          <table:table-cell table:style-name="ce834"/>
          <table:table-cell table:style-name="ce1171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1"/>
          <table:table-cell table:style-name="ce498"/>
          <table:table-cell table:style-name="ce835"/>
          <table:table-cell table:style-name="ce1172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2"/>
          <table:table-cell table:style-name="ce499"/>
          <table:table-cell table:style-name="ce836"/>
          <table:table-cell table:style-name="ce1173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3"/>
          <table:table-cell table:style-name="ce500"/>
          <table:table-cell table:style-name="ce837"/>
          <table:table-cell table:style-name="ce1174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4"/>
          <table:table-cell table:style-name="ce501"/>
          <table:table-cell table:style-name="ce838"/>
          <table:table-cell table:style-name="ce1175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5"/>
          <table:table-cell table:style-name="ce502"/>
          <table:table-cell table:style-name="ce839"/>
          <table:table-cell table:style-name="ce1176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6"/>
          <table:table-cell table:style-name="ce503"/>
          <table:table-cell table:style-name="ce840"/>
          <table:table-cell table:style-name="ce1177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7"/>
          <table:table-cell table:style-name="ce504"/>
          <table:table-cell table:style-name="ce841"/>
          <table:table-cell table:style-name="ce1178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8"/>
          <table:table-cell table:style-name="ce505"/>
          <table:table-cell table:style-name="ce842"/>
          <table:table-cell table:style-name="ce1179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69"/>
          <table:table-cell table:style-name="ce506"/>
          <table:table-cell table:style-name="ce843"/>
          <table:table-cell table:style-name="ce1180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>
          <table:table-cell table:number-columns-repeated="2"/>
          <table:table-cell table:style-name="ce21" table:number-columns-repeated="10"/>
          <table:table-cell table:style-name="ce170"/>
          <table:table-cell table:style-name="ce507"/>
          <table:table-cell table:style-name="ce844"/>
          <table:table-cell table:style-name="ce1181"/>
          <table:table-cell table:style-name="ce21"/>
          <table:table-cell table:style-name="ce1501" table:number-columns-repeated="5"/>
          <table:table-cell table:number-columns-repeated="1002"/>
        </table:table-row>
        <table:table-row table:style-name="ro2" table:number-rows-repeated="9">
          <table:table-cell table:number-columns-repeated="12"/>
          <table:table-cell table:style-name="ce171"/>
          <table:table-cell table:style-name="ce508"/>
          <table:table-cell table:style-name="ce845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72"/>
          <table:table-cell table:style-name="ce509"/>
          <table:table-cell table:style-name="ce846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73"/>
          <table:table-cell table:style-name="ce510"/>
          <table:table-cell table:style-name="ce847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74"/>
          <table:table-cell table:style-name="ce511"/>
          <table:table-cell table:style-name="ce848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75"/>
          <table:table-cell table:style-name="ce512"/>
          <table:table-cell table:style-name="ce849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76"/>
          <table:table-cell table:style-name="ce513"/>
          <table:table-cell table:style-name="ce850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77"/>
          <table:table-cell table:style-name="ce514"/>
          <table:table-cell table:style-name="ce851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78"/>
          <table:table-cell table:style-name="ce515"/>
          <table:table-cell table:style-name="ce852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79"/>
          <table:table-cell table:style-name="ce516"/>
          <table:table-cell table:style-name="ce853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0"/>
          <table:table-cell table:style-name="ce517"/>
          <table:table-cell table:style-name="ce854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1"/>
          <table:table-cell table:style-name="ce518"/>
          <table:table-cell table:style-name="ce855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2"/>
          <table:table-cell table:style-name="ce519"/>
          <table:table-cell table:style-name="ce856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3"/>
          <table:table-cell table:style-name="ce520"/>
          <table:table-cell table:style-name="ce857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4"/>
          <table:table-cell table:style-name="ce521"/>
          <table:table-cell table:style-name="ce858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5"/>
          <table:table-cell table:style-name="ce522"/>
          <table:table-cell table:style-name="ce859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6"/>
          <table:table-cell table:style-name="ce523"/>
          <table:table-cell table:style-name="ce860"/>
          <table:table-cell/>
          <table:table-cell table:style-name="ce1489"/>
          <table:table-cell table:style-name="ce1502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7"/>
          <table:table-cell table:style-name="ce524"/>
          <table:table-cell table:style-name="ce861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8"/>
          <table:table-cell table:style-name="ce525"/>
          <table:table-cell table:style-name="ce862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89"/>
          <table:table-cell table:style-name="ce526"/>
          <table:table-cell table:style-name="ce863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0"/>
          <table:table-cell table:style-name="ce527"/>
          <table:table-cell table:style-name="ce864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1"/>
          <table:table-cell table:style-name="ce528"/>
          <table:table-cell table:style-name="ce865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2"/>
          <table:table-cell table:style-name="ce529"/>
          <table:table-cell table:style-name="ce866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3"/>
          <table:table-cell table:style-name="ce530"/>
          <table:table-cell table:style-name="ce867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4"/>
          <table:table-cell table:style-name="ce531"/>
          <table:table-cell table:style-name="ce868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5"/>
          <table:table-cell table:style-name="ce532"/>
          <table:table-cell table:style-name="ce869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6"/>
          <table:table-cell table:style-name="ce533"/>
          <table:table-cell table:style-name="ce870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7"/>
          <table:table-cell table:style-name="ce534"/>
          <table:table-cell table:style-name="ce871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8"/>
          <table:table-cell table:style-name="ce535"/>
          <table:table-cell table:style-name="ce872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199"/>
          <table:table-cell table:style-name="ce536"/>
          <table:table-cell table:style-name="ce873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0"/>
          <table:table-cell table:style-name="ce537"/>
          <table:table-cell table:style-name="ce874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1"/>
          <table:table-cell table:style-name="ce538"/>
          <table:table-cell table:style-name="ce875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2"/>
          <table:table-cell table:style-name="ce539"/>
          <table:table-cell table:style-name="ce876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3"/>
          <table:table-cell table:style-name="ce540"/>
          <table:table-cell table:style-name="ce877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4"/>
          <table:table-cell table:style-name="ce541"/>
          <table:table-cell table:style-name="ce878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5"/>
          <table:table-cell table:style-name="ce542"/>
          <table:table-cell table:style-name="ce879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6"/>
          <table:table-cell table:style-name="ce543"/>
          <table:table-cell table:style-name="ce880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7"/>
          <table:table-cell table:style-name="ce544"/>
          <table:table-cell table:style-name="ce881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8"/>
          <table:table-cell table:style-name="ce545"/>
          <table:table-cell table:style-name="ce882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09"/>
          <table:table-cell table:style-name="ce546"/>
          <table:table-cell table:style-name="ce883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>
          <table:table-cell table:number-columns-repeated="12"/>
          <table:table-cell table:style-name="ce210"/>
          <table:table-cell table:style-name="ce547"/>
          <table:table-cell table:style-name="ce884"/>
          <table:table-cell table:style-name="ce1183"/>
          <table:table-cell table:style-name="ce1489"/>
          <table:table-cell table:style-name="ce1503" table:number-columns-repeated="5"/>
          <table:table-cell table:number-columns-repeated="1002"/>
        </table:table-row>
        <table:table-row table:style-name="ro2" table:number-rows-repeated="9">
          <table:table-cell table:number-columns-repeated="12"/>
          <table:table-cell table:style-name="ce211"/>
          <table:table-cell table:style-name="ce548"/>
          <table:table-cell/>
          <table:table-cell table:style-name="ce1184"/>
          <table:table-cell table:number-columns-repeated="1008"/>
        </table:table-row>
        <table:table-row table:style-name="ro2">
          <table:table-cell table:number-columns-repeated="12"/>
          <table:table-cell table:style-name="ce212"/>
          <table:table-cell table:style-name="ce549"/>
          <table:table-cell/>
          <table:table-cell table:style-name="ce1185"/>
          <table:table-cell table:number-columns-repeated="1008"/>
        </table:table-row>
        <table:table-row table:style-name="ro2">
          <table:table-cell table:number-columns-repeated="12"/>
          <table:table-cell table:style-name="ce213"/>
          <table:table-cell table:style-name="ce550"/>
          <table:table-cell/>
          <table:table-cell table:style-name="ce1186"/>
          <table:table-cell table:number-columns-repeated="1008"/>
        </table:table-row>
        <table:table-row table:style-name="ro2">
          <table:table-cell table:number-columns-repeated="12"/>
          <table:table-cell table:style-name="ce214"/>
          <table:table-cell table:style-name="ce551"/>
          <table:table-cell/>
          <table:table-cell table:style-name="ce1187"/>
          <table:table-cell table:number-columns-repeated="1008"/>
        </table:table-row>
        <table:table-row table:style-name="ro2">
          <table:table-cell table:number-columns-repeated="12"/>
          <table:table-cell table:style-name="ce215"/>
          <table:table-cell table:style-name="ce552"/>
          <table:table-cell/>
          <table:table-cell table:style-name="ce1188"/>
          <table:table-cell table:number-columns-repeated="1008"/>
        </table:table-row>
        <table:table-row table:style-name="ro2">
          <table:table-cell table:number-columns-repeated="12"/>
          <table:table-cell table:style-name="ce216"/>
          <table:table-cell table:style-name="ce553"/>
          <table:table-cell/>
          <table:table-cell table:style-name="ce1189"/>
          <table:table-cell table:number-columns-repeated="1008"/>
        </table:table-row>
        <table:table-row table:style-name="ro2">
          <table:table-cell table:number-columns-repeated="12"/>
          <table:table-cell table:style-name="ce217"/>
          <table:table-cell table:style-name="ce554"/>
          <table:table-cell/>
          <table:table-cell table:style-name="ce1190"/>
          <table:table-cell table:number-columns-repeated="1008"/>
        </table:table-row>
        <table:table-row table:style-name="ro2">
          <table:table-cell table:number-columns-repeated="12"/>
          <table:table-cell table:style-name="ce218"/>
          <table:table-cell table:style-name="ce555"/>
          <table:table-cell/>
          <table:table-cell table:style-name="ce1191"/>
          <table:table-cell table:number-columns-repeated="1008"/>
        </table:table-row>
        <table:table-row table:style-name="ro2">
          <table:table-cell table:number-columns-repeated="12"/>
          <table:table-cell table:style-name="ce219"/>
          <table:table-cell table:style-name="ce556"/>
          <table:table-cell/>
          <table:table-cell table:style-name="ce1192"/>
          <table:table-cell table:number-columns-repeated="1008"/>
        </table:table-row>
        <table:table-row table:style-name="ro2">
          <table:table-cell table:number-columns-repeated="12"/>
          <table:table-cell table:style-name="ce220"/>
          <table:table-cell table:style-name="ce557"/>
          <table:table-cell/>
          <table:table-cell table:style-name="ce1193"/>
          <table:table-cell table:number-columns-repeated="1008"/>
        </table:table-row>
        <table:table-row table:style-name="ro2">
          <table:table-cell table:number-columns-repeated="12"/>
          <table:table-cell table:style-name="ce221"/>
          <table:table-cell table:style-name="ce558"/>
          <table:table-cell/>
          <table:table-cell table:style-name="ce1194"/>
          <table:table-cell table:number-columns-repeated="1008"/>
        </table:table-row>
        <table:table-row table:style-name="ro2">
          <table:table-cell table:number-columns-repeated="12"/>
          <table:table-cell table:style-name="ce222"/>
          <table:table-cell table:style-name="ce559"/>
          <table:table-cell/>
          <table:table-cell table:style-name="ce1195"/>
          <table:table-cell table:number-columns-repeated="1008"/>
        </table:table-row>
        <table:table-row table:style-name="ro2">
          <table:table-cell table:number-columns-repeated="12"/>
          <table:table-cell table:style-name="ce223"/>
          <table:table-cell table:style-name="ce560"/>
          <table:table-cell/>
          <table:table-cell table:style-name="ce1196"/>
          <table:table-cell table:number-columns-repeated="1008"/>
        </table:table-row>
        <table:table-row table:style-name="ro2">
          <table:table-cell table:number-columns-repeated="12"/>
          <table:table-cell table:style-name="ce224"/>
          <table:table-cell table:style-name="ce561"/>
          <table:table-cell/>
          <table:table-cell table:style-name="ce1197"/>
          <table:table-cell table:number-columns-repeated="1008"/>
        </table:table-row>
        <table:table-row table:style-name="ro2">
          <table:table-cell table:number-columns-repeated="12"/>
          <table:table-cell table:style-name="ce225"/>
          <table:table-cell table:style-name="ce562"/>
          <table:table-cell/>
          <table:table-cell table:style-name="ce1198"/>
          <table:table-cell table:number-columns-repeated="1008"/>
        </table:table-row>
        <table:table-row table:style-name="ro2">
          <table:table-cell table:number-columns-repeated="12"/>
          <table:table-cell table:style-name="ce226"/>
          <table:table-cell table:style-name="ce563"/>
          <table:table-cell/>
          <table:table-cell table:style-name="ce1199"/>
          <table:table-cell table:number-columns-repeated="1008"/>
        </table:table-row>
        <table:table-row table:style-name="ro2">
          <table:table-cell table:number-columns-repeated="12"/>
          <table:table-cell table:style-name="ce227"/>
          <table:table-cell table:style-name="ce564"/>
          <table:table-cell table:style-name="ce886"/>
          <table:table-cell table:style-name="ce1200"/>
          <table:table-cell table:number-columns-repeated="1008"/>
        </table:table-row>
        <table:table-row table:style-name="ro2">
          <table:table-cell table:number-columns-repeated="12"/>
          <table:table-cell table:style-name="ce228"/>
          <table:table-cell table:style-name="ce565"/>
          <table:table-cell table:style-name="ce886"/>
          <table:table-cell table:style-name="ce1201"/>
          <table:table-cell table:number-columns-repeated="1008"/>
        </table:table-row>
        <table:table-row table:style-name="ro2">
          <table:table-cell table:number-columns-repeated="12"/>
          <table:table-cell table:style-name="ce229"/>
          <table:table-cell table:style-name="ce566"/>
          <table:table-cell table:style-name="ce886"/>
          <table:table-cell table:style-name="ce1202"/>
          <table:table-cell table:number-columns-repeated="1008"/>
        </table:table-row>
        <table:table-row table:style-name="ro2">
          <table:table-cell table:number-columns-repeated="12"/>
          <table:table-cell table:style-name="ce230"/>
          <table:table-cell table:style-name="ce567"/>
          <table:table-cell table:style-name="ce886"/>
          <table:table-cell table:style-name="ce1203"/>
          <table:table-cell table:number-columns-repeated="1008"/>
        </table:table-row>
        <table:table-row table:style-name="ro2">
          <table:table-cell table:number-columns-repeated="12"/>
          <table:table-cell table:style-name="ce231"/>
          <table:table-cell table:style-name="ce568"/>
          <table:table-cell table:style-name="ce886"/>
          <table:table-cell table:style-name="ce1204"/>
          <table:table-cell table:number-columns-repeated="1008"/>
        </table:table-row>
        <table:table-row table:style-name="ro2">
          <table:table-cell table:number-columns-repeated="12"/>
          <table:table-cell table:style-name="ce232"/>
          <table:table-cell table:style-name="ce569"/>
          <table:table-cell table:style-name="ce886"/>
          <table:table-cell table:style-name="ce1205"/>
          <table:table-cell table:number-columns-repeated="1008"/>
        </table:table-row>
        <table:table-row table:style-name="ro2">
          <table:table-cell table:number-columns-repeated="12"/>
          <table:table-cell table:style-name="ce233"/>
          <table:table-cell table:style-name="ce570"/>
          <table:table-cell table:style-name="ce886"/>
          <table:table-cell table:style-name="ce1206"/>
          <table:table-cell table:number-columns-repeated="1008"/>
        </table:table-row>
        <table:table-row table:style-name="ro2">
          <table:table-cell table:number-columns-repeated="12"/>
          <table:table-cell table:style-name="ce234"/>
          <table:table-cell table:style-name="ce571"/>
          <table:table-cell table:style-name="ce886"/>
          <table:table-cell table:style-name="ce1207"/>
          <table:table-cell table:number-columns-repeated="1008"/>
        </table:table-row>
        <table:table-row table:style-name="ro2">
          <table:table-cell table:number-columns-repeated="12"/>
          <table:table-cell table:style-name="ce235"/>
          <table:table-cell table:style-name="ce572"/>
          <table:table-cell table:style-name="ce886"/>
          <table:table-cell table:style-name="ce1208"/>
          <table:table-cell table:number-columns-repeated="1008"/>
        </table:table-row>
        <table:table-row table:style-name="ro2">
          <table:table-cell table:number-columns-repeated="12"/>
          <table:table-cell table:style-name="ce236"/>
          <table:table-cell table:style-name="ce573"/>
          <table:table-cell table:style-name="ce886"/>
          <table:table-cell table:style-name="ce1209"/>
          <table:table-cell table:number-columns-repeated="1008"/>
        </table:table-row>
        <table:table-row table:style-name="ro2">
          <table:table-cell table:number-columns-repeated="12"/>
          <table:table-cell table:style-name="ce237"/>
          <table:table-cell table:style-name="ce574"/>
          <table:table-cell table:style-name="ce886"/>
          <table:table-cell table:style-name="ce1210"/>
          <table:table-cell table:number-columns-repeated="1008"/>
        </table:table-row>
        <table:table-row table:style-name="ro2">
          <table:table-cell table:number-columns-repeated="12"/>
          <table:table-cell table:style-name="ce238"/>
          <table:table-cell table:style-name="ce575"/>
          <table:table-cell table:style-name="ce886"/>
          <table:table-cell table:style-name="ce1211"/>
          <table:table-cell table:number-columns-repeated="1008"/>
        </table:table-row>
        <table:table-row table:style-name="ro2">
          <table:table-cell table:number-columns-repeated="12"/>
          <table:table-cell table:style-name="ce239"/>
          <table:table-cell table:style-name="ce576"/>
          <table:table-cell table:style-name="ce886"/>
          <table:table-cell table:style-name="ce1212"/>
          <table:table-cell table:number-columns-repeated="1008"/>
        </table:table-row>
        <table:table-row table:style-name="ro2">
          <table:table-cell table:number-columns-repeated="12"/>
          <table:table-cell table:style-name="ce240"/>
          <table:table-cell table:style-name="ce577"/>
          <table:table-cell table:style-name="ce886"/>
          <table:table-cell table:style-name="ce1213"/>
          <table:table-cell table:number-columns-repeated="1008"/>
        </table:table-row>
        <table:table-row table:style-name="ro2">
          <table:table-cell table:number-columns-repeated="12"/>
          <table:table-cell table:style-name="ce241"/>
          <table:table-cell table:style-name="ce578"/>
          <table:table-cell table:style-name="ce886"/>
          <table:table-cell table:style-name="ce1214"/>
          <table:table-cell table:number-columns-repeated="1008"/>
        </table:table-row>
        <table:table-row table:style-name="ro2">
          <table:table-cell table:number-columns-repeated="12"/>
          <table:table-cell table:style-name="ce242"/>
          <table:table-cell table:style-name="ce579"/>
          <table:table-cell table:style-name="ce886"/>
          <table:table-cell table:style-name="ce1215"/>
          <table:table-cell table:number-columns-repeated="1008"/>
        </table:table-row>
        <table:table-row table:style-name="ro2">
          <table:table-cell table:number-columns-repeated="12"/>
          <table:table-cell table:style-name="ce243"/>
          <table:table-cell table:style-name="ce580"/>
          <table:table-cell table:style-name="ce886"/>
          <table:table-cell table:style-name="ce1216"/>
          <table:table-cell table:number-columns-repeated="1008"/>
        </table:table-row>
        <table:table-row table:style-name="ro2">
          <table:table-cell table:number-columns-repeated="12"/>
          <table:table-cell table:style-name="ce244"/>
          <table:table-cell table:style-name="ce581"/>
          <table:table-cell table:style-name="ce886"/>
          <table:table-cell table:style-name="ce1217"/>
          <table:table-cell table:number-columns-repeated="1008"/>
        </table:table-row>
        <table:table-row table:style-name="ro2">
          <table:table-cell table:number-columns-repeated="12"/>
          <table:table-cell table:style-name="ce245"/>
          <table:table-cell table:style-name="ce582"/>
          <table:table-cell table:style-name="ce886"/>
          <table:table-cell table:style-name="ce1218"/>
          <table:table-cell table:number-columns-repeated="1008"/>
        </table:table-row>
        <table:table-row table:style-name="ro2">
          <table:table-cell table:number-columns-repeated="12"/>
          <table:table-cell table:style-name="ce246"/>
          <table:table-cell table:style-name="ce583"/>
          <table:table-cell table:style-name="ce886"/>
          <table:table-cell table:style-name="ce1219"/>
          <table:table-cell table:number-columns-repeated="1008"/>
        </table:table-row>
        <table:table-row table:style-name="ro2">
          <table:table-cell table:number-columns-repeated="12"/>
          <table:table-cell table:style-name="ce247"/>
          <table:table-cell table:style-name="ce584"/>
          <table:table-cell table:style-name="ce886"/>
          <table:table-cell table:style-name="ce1220"/>
          <table:table-cell table:number-columns-repeated="1008"/>
        </table:table-row>
        <table:table-row table:style-name="ro2">
          <table:table-cell table:number-columns-repeated="12"/>
          <table:table-cell table:style-name="ce248"/>
          <table:table-cell table:style-name="ce585"/>
          <table:table-cell table:style-name="ce886"/>
          <table:table-cell table:style-name="ce1221"/>
          <table:table-cell table:number-columns-repeated="1008"/>
        </table:table-row>
        <table:table-row table:style-name="ro2">
          <table:table-cell table:number-columns-repeated="12"/>
          <table:table-cell table:style-name="ce249"/>
          <table:table-cell table:style-name="ce586"/>
          <table:table-cell table:style-name="ce886"/>
          <table:table-cell table:style-name="ce1222"/>
          <table:table-cell table:number-columns-repeated="1008"/>
        </table:table-row>
        <table:table-row table:style-name="ro2">
          <table:table-cell table:number-columns-repeated="12"/>
          <table:table-cell table:style-name="ce250"/>
          <table:table-cell table:style-name="ce587"/>
          <table:table-cell table:style-name="ce886"/>
          <table:table-cell table:style-name="ce1223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251"/>
          <table:table-cell table:style-name="ce588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52"/>
          <table:table-cell table:style-name="ce589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53"/>
          <table:table-cell table:style-name="ce590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54"/>
          <table:table-cell table:style-name="ce591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55"/>
          <table:table-cell table:style-name="ce592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56"/>
          <table:table-cell table:style-name="ce593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57"/>
          <table:table-cell table:style-name="ce594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58"/>
          <table:table-cell table:style-name="ce595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59"/>
          <table:table-cell table:style-name="ce596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60"/>
          <table:table-cell table:style-name="ce597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61"/>
          <table:table-cell table:style-name="ce598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62"/>
          <table:table-cell table:style-name="ce599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63"/>
          <table:table-cell table:style-name="ce600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64"/>
          <table:table-cell table:style-name="ce601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65"/>
          <table:table-cell table:style-name="ce602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66"/>
          <table:table-cell table:style-name="ce603"/>
          <table:table-cell table:style-name="ce887"/>
          <table:table-cell table:style-name="ce1224"/>
          <table:table-cell table:number-columns-repeated="1008"/>
        </table:table-row>
        <table:table-row table:style-name="ro2">
          <table:table-cell table:number-columns-repeated="12"/>
          <table:table-cell table:style-name="ce267"/>
          <table:table-cell table:style-name="ce604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68"/>
          <table:table-cell table:style-name="ce605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69"/>
          <table:table-cell table:style-name="ce606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0"/>
          <table:table-cell table:style-name="ce607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1"/>
          <table:table-cell table:style-name="ce608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2"/>
          <table:table-cell table:style-name="ce609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3"/>
          <table:table-cell table:style-name="ce610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4"/>
          <table:table-cell table:style-name="ce611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5"/>
          <table:table-cell table:style-name="ce612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6"/>
          <table:table-cell table:style-name="ce613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7"/>
          <table:table-cell table:style-name="ce614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8"/>
          <table:table-cell table:style-name="ce615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79"/>
          <table:table-cell table:style-name="ce616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0"/>
          <table:table-cell table:style-name="ce617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1"/>
          <table:table-cell table:style-name="ce618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2"/>
          <table:table-cell table:style-name="ce619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3"/>
          <table:table-cell table:style-name="ce620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4"/>
          <table:table-cell table:style-name="ce621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5"/>
          <table:table-cell table:style-name="ce622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6"/>
          <table:table-cell table:style-name="ce623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7"/>
          <table:table-cell table:style-name="ce624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8"/>
          <table:table-cell table:style-name="ce625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89"/>
          <table:table-cell table:style-name="ce626"/>
          <table:table-cell table:style-name="ce888"/>
          <table:table-cell table:style-name="ce1225"/>
          <table:table-cell table:number-columns-repeated="1008"/>
        </table:table-row>
        <table:table-row table:style-name="ro2">
          <table:table-cell table:number-columns-repeated="12"/>
          <table:table-cell table:style-name="ce290"/>
          <table:table-cell table:style-name="ce627"/>
          <table:table-cell table:style-name="ce888"/>
          <table:table-cell table:style-name="ce1225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291"/>
          <table:table-cell/>
          <table:table-cell table:style-name="ce889"/>
          <table:table-cell table:style-name="ce1226"/>
          <table:table-cell table:number-columns-repeated="1008"/>
        </table:table-row>
        <table:table-row table:style-name="ro2">
          <table:table-cell table:number-columns-repeated="12"/>
          <table:table-cell table:style-name="ce292"/>
          <table:table-cell/>
          <table:table-cell table:style-name="ce890"/>
          <table:table-cell table:style-name="ce1227"/>
          <table:table-cell table:number-columns-repeated="1008"/>
        </table:table-row>
        <table:table-row table:style-name="ro2">
          <table:table-cell table:number-columns-repeated="12"/>
          <table:table-cell table:style-name="ce293"/>
          <table:table-cell/>
          <table:table-cell table:style-name="ce891"/>
          <table:table-cell table:style-name="ce1228"/>
          <table:table-cell table:number-columns-repeated="1008"/>
        </table:table-row>
        <table:table-row table:style-name="ro2">
          <table:table-cell table:number-columns-repeated="12"/>
          <table:table-cell table:style-name="ce294"/>
          <table:table-cell/>
          <table:table-cell table:style-name="ce892"/>
          <table:table-cell table:style-name="ce1229"/>
          <table:table-cell table:number-columns-repeated="1008"/>
        </table:table-row>
        <table:table-row table:style-name="ro2">
          <table:table-cell table:number-columns-repeated="12"/>
          <table:table-cell table:style-name="ce295"/>
          <table:table-cell/>
          <table:table-cell table:style-name="ce893"/>
          <table:table-cell table:style-name="ce1230"/>
          <table:table-cell table:number-columns-repeated="1008"/>
        </table:table-row>
        <table:table-row table:style-name="ro2">
          <table:table-cell table:number-columns-repeated="12"/>
          <table:table-cell table:style-name="ce296"/>
          <table:table-cell/>
          <table:table-cell table:style-name="ce894"/>
          <table:table-cell table:style-name="ce1231"/>
          <table:table-cell table:number-columns-repeated="1008"/>
        </table:table-row>
        <table:table-row table:style-name="ro2">
          <table:table-cell table:number-columns-repeated="12"/>
          <table:table-cell table:style-name="ce297"/>
          <table:table-cell/>
          <table:table-cell table:style-name="ce895"/>
          <table:table-cell table:style-name="ce1232"/>
          <table:table-cell table:number-columns-repeated="1008"/>
        </table:table-row>
        <table:table-row table:style-name="ro2">
          <table:table-cell table:number-columns-repeated="12"/>
          <table:table-cell table:style-name="ce298"/>
          <table:table-cell/>
          <table:table-cell table:style-name="ce896"/>
          <table:table-cell table:style-name="ce1233"/>
          <table:table-cell table:number-columns-repeated="1008"/>
        </table:table-row>
        <table:table-row table:style-name="ro2">
          <table:table-cell table:number-columns-repeated="12"/>
          <table:table-cell table:style-name="ce299"/>
          <table:table-cell/>
          <table:table-cell table:style-name="ce897"/>
          <table:table-cell table:style-name="ce1234"/>
          <table:table-cell table:number-columns-repeated="1008"/>
        </table:table-row>
        <table:table-row table:style-name="ro2">
          <table:table-cell table:number-columns-repeated="12"/>
          <table:table-cell table:style-name="ce300"/>
          <table:table-cell/>
          <table:table-cell table:style-name="ce898"/>
          <table:table-cell table:style-name="ce1235"/>
          <table:table-cell table:number-columns-repeated="1008"/>
        </table:table-row>
        <table:table-row table:style-name="ro2">
          <table:table-cell table:number-columns-repeated="12"/>
          <table:table-cell table:style-name="ce301"/>
          <table:table-cell/>
          <table:table-cell table:style-name="ce899"/>
          <table:table-cell table:style-name="ce1236"/>
          <table:table-cell table:number-columns-repeated="1008"/>
        </table:table-row>
        <table:table-row table:style-name="ro2">
          <table:table-cell table:number-columns-repeated="12"/>
          <table:table-cell table:style-name="ce302"/>
          <table:table-cell/>
          <table:table-cell table:style-name="ce900"/>
          <table:table-cell table:style-name="ce1237"/>
          <table:table-cell table:number-columns-repeated="1008"/>
        </table:table-row>
        <table:table-row table:style-name="ro2">
          <table:table-cell table:number-columns-repeated="12"/>
          <table:table-cell table:style-name="ce303"/>
          <table:table-cell/>
          <table:table-cell table:style-name="ce901"/>
          <table:table-cell table:style-name="ce1238"/>
          <table:table-cell table:number-columns-repeated="1008"/>
        </table:table-row>
        <table:table-row table:style-name="ro2">
          <table:table-cell table:number-columns-repeated="12"/>
          <table:table-cell table:style-name="ce304"/>
          <table:table-cell/>
          <table:table-cell table:style-name="ce902"/>
          <table:table-cell table:style-name="ce1239"/>
          <table:table-cell table:number-columns-repeated="1008"/>
        </table:table-row>
        <table:table-row table:style-name="ro2">
          <table:table-cell table:number-columns-repeated="12"/>
          <table:table-cell table:style-name="ce305"/>
          <table:table-cell/>
          <table:table-cell table:style-name="ce903"/>
          <table:table-cell table:style-name="ce1240"/>
          <table:table-cell table:number-columns-repeated="1008"/>
        </table:table-row>
        <table:table-row table:style-name="ro2">
          <table:table-cell table:number-columns-repeated="12"/>
          <table:table-cell table:style-name="ce306"/>
          <table:table-cell/>
          <table:table-cell table:style-name="ce904"/>
          <table:table-cell table:style-name="ce1241"/>
          <table:table-cell table:number-columns-repeated="1008"/>
        </table:table-row>
        <table:table-row table:style-name="ro2">
          <table:table-cell table:number-columns-repeated="12"/>
          <table:table-cell table:style-name="ce307"/>
          <table:table-cell table:style-name="ce629"/>
          <table:table-cell table:style-name="ce905"/>
          <table:table-cell table:style-name="ce1242"/>
          <table:table-cell table:number-columns-repeated="1008"/>
        </table:table-row>
        <table:table-row table:style-name="ro2">
          <table:table-cell table:number-columns-repeated="12"/>
          <table:table-cell table:style-name="ce308"/>
          <table:table-cell table:style-name="ce629"/>
          <table:table-cell table:style-name="ce906"/>
          <table:table-cell table:style-name="ce1243"/>
          <table:table-cell table:number-columns-repeated="1008"/>
        </table:table-row>
        <table:table-row table:style-name="ro2">
          <table:table-cell table:number-columns-repeated="12"/>
          <table:table-cell table:style-name="ce309"/>
          <table:table-cell table:style-name="ce629"/>
          <table:table-cell table:style-name="ce907"/>
          <table:table-cell table:style-name="ce1244"/>
          <table:table-cell table:number-columns-repeated="1008"/>
        </table:table-row>
        <table:table-row table:style-name="ro2">
          <table:table-cell table:number-columns-repeated="12"/>
          <table:table-cell table:style-name="ce310"/>
          <table:table-cell table:style-name="ce629"/>
          <table:table-cell table:style-name="ce908"/>
          <table:table-cell table:style-name="ce1245"/>
          <table:table-cell table:number-columns-repeated="1008"/>
        </table:table-row>
        <table:table-row table:style-name="ro2">
          <table:table-cell table:number-columns-repeated="12"/>
          <table:table-cell table:style-name="ce311"/>
          <table:table-cell table:style-name="ce629"/>
          <table:table-cell table:style-name="ce909"/>
          <table:table-cell table:style-name="ce1246"/>
          <table:table-cell table:number-columns-repeated="1008"/>
        </table:table-row>
        <table:table-row table:style-name="ro2">
          <table:table-cell table:number-columns-repeated="12"/>
          <table:table-cell table:style-name="ce312"/>
          <table:table-cell table:style-name="ce629"/>
          <table:table-cell table:style-name="ce910"/>
          <table:table-cell table:style-name="ce1247"/>
          <table:table-cell table:number-columns-repeated="1008"/>
        </table:table-row>
        <table:table-row table:style-name="ro2">
          <table:table-cell table:number-columns-repeated="12"/>
          <table:table-cell table:style-name="ce313"/>
          <table:table-cell table:style-name="ce629"/>
          <table:table-cell table:style-name="ce911"/>
          <table:table-cell table:style-name="ce1248"/>
          <table:table-cell table:number-columns-repeated="1008"/>
        </table:table-row>
        <table:table-row table:style-name="ro2">
          <table:table-cell table:number-columns-repeated="12"/>
          <table:table-cell table:style-name="ce314"/>
          <table:table-cell table:style-name="ce629"/>
          <table:table-cell table:style-name="ce912"/>
          <table:table-cell table:style-name="ce1249"/>
          <table:table-cell table:number-columns-repeated="1008"/>
        </table:table-row>
        <table:table-row table:style-name="ro2">
          <table:table-cell table:number-columns-repeated="12"/>
          <table:table-cell table:style-name="ce315"/>
          <table:table-cell table:style-name="ce629"/>
          <table:table-cell table:style-name="ce913"/>
          <table:table-cell table:style-name="ce1250"/>
          <table:table-cell table:number-columns-repeated="1008"/>
        </table:table-row>
        <table:table-row table:style-name="ro2">
          <table:table-cell table:number-columns-repeated="12"/>
          <table:table-cell table:style-name="ce316"/>
          <table:table-cell table:style-name="ce629"/>
          <table:table-cell table:style-name="ce914"/>
          <table:table-cell table:style-name="ce1251"/>
          <table:table-cell table:number-columns-repeated="1008"/>
        </table:table-row>
        <table:table-row table:style-name="ro2">
          <table:table-cell table:number-columns-repeated="12"/>
          <table:table-cell table:style-name="ce317"/>
          <table:table-cell table:style-name="ce629"/>
          <table:table-cell table:style-name="ce915"/>
          <table:table-cell table:style-name="ce1252"/>
          <table:table-cell table:number-columns-repeated="1008"/>
        </table:table-row>
        <table:table-row table:style-name="ro2">
          <table:table-cell table:number-columns-repeated="12"/>
          <table:table-cell table:style-name="ce318"/>
          <table:table-cell table:style-name="ce629"/>
          <table:table-cell table:style-name="ce916"/>
          <table:table-cell table:style-name="ce1253"/>
          <table:table-cell table:number-columns-repeated="1008"/>
        </table:table-row>
        <table:table-row table:style-name="ro2">
          <table:table-cell table:number-columns-repeated="12"/>
          <table:table-cell table:style-name="ce319"/>
          <table:table-cell table:style-name="ce629"/>
          <table:table-cell table:style-name="ce917"/>
          <table:table-cell table:style-name="ce1254"/>
          <table:table-cell table:number-columns-repeated="1008"/>
        </table:table-row>
        <table:table-row table:style-name="ro2">
          <table:table-cell table:number-columns-repeated="12"/>
          <table:table-cell table:style-name="ce320"/>
          <table:table-cell table:style-name="ce629"/>
          <table:table-cell table:style-name="ce918"/>
          <table:table-cell table:style-name="ce1255"/>
          <table:table-cell table:number-columns-repeated="1008"/>
        </table:table-row>
        <table:table-row table:style-name="ro2">
          <table:table-cell table:number-columns-repeated="12"/>
          <table:table-cell table:style-name="ce321"/>
          <table:table-cell table:style-name="ce629"/>
          <table:table-cell table:style-name="ce919"/>
          <table:table-cell table:style-name="ce1256"/>
          <table:table-cell table:number-columns-repeated="1008"/>
        </table:table-row>
        <table:table-row table:style-name="ro2">
          <table:table-cell table:number-columns-repeated="12"/>
          <table:table-cell table:style-name="ce322"/>
          <table:table-cell table:style-name="ce629"/>
          <table:table-cell table:style-name="ce920"/>
          <table:table-cell table:style-name="ce1257"/>
          <table:table-cell table:number-columns-repeated="1008"/>
        </table:table-row>
        <table:table-row table:style-name="ro2">
          <table:table-cell table:number-columns-repeated="12"/>
          <table:table-cell table:style-name="ce323"/>
          <table:table-cell table:style-name="ce629"/>
          <table:table-cell table:style-name="ce921"/>
          <table:table-cell table:style-name="ce1258"/>
          <table:table-cell table:number-columns-repeated="1008"/>
        </table:table-row>
        <table:table-row table:style-name="ro2">
          <table:table-cell table:number-columns-repeated="12"/>
          <table:table-cell table:style-name="ce324"/>
          <table:table-cell table:style-name="ce629"/>
          <table:table-cell table:style-name="ce922"/>
          <table:table-cell table:style-name="ce1259"/>
          <table:table-cell table:number-columns-repeated="1008"/>
        </table:table-row>
        <table:table-row table:style-name="ro2">
          <table:table-cell table:number-columns-repeated="12"/>
          <table:table-cell table:style-name="ce325"/>
          <table:table-cell table:style-name="ce629"/>
          <table:table-cell table:style-name="ce923"/>
          <table:table-cell table:style-name="ce1260"/>
          <table:table-cell table:number-columns-repeated="1008"/>
        </table:table-row>
        <table:table-row table:style-name="ro2">
          <table:table-cell table:number-columns-repeated="12"/>
          <table:table-cell table:style-name="ce326"/>
          <table:table-cell table:style-name="ce629"/>
          <table:table-cell table:style-name="ce924"/>
          <table:table-cell table:style-name="ce1261"/>
          <table:table-cell table:number-columns-repeated="1008"/>
        </table:table-row>
        <table:table-row table:style-name="ro2">
          <table:table-cell table:number-columns-repeated="12"/>
          <table:table-cell table:style-name="ce327"/>
          <table:table-cell table:style-name="ce629"/>
          <table:table-cell table:style-name="ce925"/>
          <table:table-cell table:style-name="ce1262"/>
          <table:table-cell table:number-columns-repeated="1008"/>
        </table:table-row>
        <table:table-row table:style-name="ro2">
          <table:table-cell table:number-columns-repeated="12"/>
          <table:table-cell table:style-name="ce328"/>
          <table:table-cell table:style-name="ce629"/>
          <table:table-cell table:style-name="ce926"/>
          <table:table-cell table:style-name="ce1263"/>
          <table:table-cell table:number-columns-repeated="1008"/>
        </table:table-row>
        <table:table-row table:style-name="ro2">
          <table:table-cell table:number-columns-repeated="12"/>
          <table:table-cell table:style-name="ce329"/>
          <table:table-cell table:style-name="ce629"/>
          <table:table-cell table:style-name="ce927"/>
          <table:table-cell table:style-name="ce1264"/>
          <table:table-cell table:number-columns-repeated="1008"/>
        </table:table-row>
        <table:table-row table:style-name="ro2">
          <table:table-cell table:number-columns-repeated="12"/>
          <table:table-cell table:style-name="ce330"/>
          <table:table-cell table:style-name="ce629"/>
          <table:table-cell table:style-name="ce928"/>
          <table:table-cell table:style-name="ce1265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331"/>
          <table:table-cell table:style-name="ce630"/>
          <table:table-cell table:style-name="ce929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32"/>
          <table:table-cell table:style-name="ce630"/>
          <table:table-cell table:style-name="ce930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33"/>
          <table:table-cell table:style-name="ce630"/>
          <table:table-cell table:style-name="ce931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34"/>
          <table:table-cell table:style-name="ce630"/>
          <table:table-cell table:style-name="ce932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35"/>
          <table:table-cell table:style-name="ce630"/>
          <table:table-cell table:style-name="ce933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36"/>
          <table:table-cell table:style-name="ce630"/>
          <table:table-cell table:style-name="ce934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37"/>
          <table:table-cell table:style-name="ce630"/>
          <table:table-cell table:style-name="ce935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38"/>
          <table:table-cell table:style-name="ce630"/>
          <table:table-cell table:style-name="ce936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39"/>
          <table:table-cell table:style-name="ce630"/>
          <table:table-cell table:style-name="ce937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40"/>
          <table:table-cell table:style-name="ce630"/>
          <table:table-cell table:style-name="ce938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41"/>
          <table:table-cell table:style-name="ce630"/>
          <table:table-cell table:style-name="ce939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42"/>
          <table:table-cell table:style-name="ce630"/>
          <table:table-cell table:style-name="ce940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43"/>
          <table:table-cell table:style-name="ce630"/>
          <table:table-cell table:style-name="ce941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44"/>
          <table:table-cell table:style-name="ce630"/>
          <table:table-cell table:style-name="ce942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45"/>
          <table:table-cell table:style-name="ce630"/>
          <table:table-cell table:style-name="ce943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46"/>
          <table:table-cell table:style-name="ce630"/>
          <table:table-cell table:style-name="ce944"/>
          <table:table-cell table:style-name="ce1266"/>
          <table:table-cell table:number-columns-repeated="1008"/>
        </table:table-row>
        <table:table-row table:style-name="ro2">
          <table:table-cell table:number-columns-repeated="12"/>
          <table:table-cell table:style-name="ce347"/>
          <table:table-cell table:style-name="ce631"/>
          <table:table-cell table:style-name="ce945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48"/>
          <table:table-cell table:style-name="ce631"/>
          <table:table-cell table:style-name="ce946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49"/>
          <table:table-cell table:style-name="ce631"/>
          <table:table-cell table:style-name="ce947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0"/>
          <table:table-cell table:style-name="ce631"/>
          <table:table-cell table:style-name="ce948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1"/>
          <table:table-cell table:style-name="ce631"/>
          <table:table-cell table:style-name="ce949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2"/>
          <table:table-cell table:style-name="ce631"/>
          <table:table-cell table:style-name="ce950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3"/>
          <table:table-cell table:style-name="ce631"/>
          <table:table-cell table:style-name="ce951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4"/>
          <table:table-cell table:style-name="ce631"/>
          <table:table-cell table:style-name="ce952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5"/>
          <table:table-cell table:style-name="ce631"/>
          <table:table-cell table:style-name="ce953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6"/>
          <table:table-cell table:style-name="ce631"/>
          <table:table-cell table:style-name="ce954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7"/>
          <table:table-cell table:style-name="ce631"/>
          <table:table-cell table:style-name="ce955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8"/>
          <table:table-cell table:style-name="ce631"/>
          <table:table-cell table:style-name="ce956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59"/>
          <table:table-cell table:style-name="ce631"/>
          <table:table-cell table:style-name="ce957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0"/>
          <table:table-cell table:style-name="ce631"/>
          <table:table-cell table:style-name="ce958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1"/>
          <table:table-cell table:style-name="ce631"/>
          <table:table-cell table:style-name="ce959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2"/>
          <table:table-cell table:style-name="ce631"/>
          <table:table-cell table:style-name="ce960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3"/>
          <table:table-cell table:style-name="ce631"/>
          <table:table-cell table:style-name="ce961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4"/>
          <table:table-cell table:style-name="ce631"/>
          <table:table-cell table:style-name="ce962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5"/>
          <table:table-cell table:style-name="ce631"/>
          <table:table-cell table:style-name="ce963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6"/>
          <table:table-cell table:style-name="ce631"/>
          <table:table-cell table:style-name="ce964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7"/>
          <table:table-cell table:style-name="ce631"/>
          <table:table-cell table:style-name="ce965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8"/>
          <table:table-cell table:style-name="ce631"/>
          <table:table-cell table:style-name="ce966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69"/>
          <table:table-cell table:style-name="ce631"/>
          <table:table-cell table:style-name="ce967"/>
          <table:table-cell table:style-name="ce1267"/>
          <table:table-cell table:number-columns-repeated="1008"/>
        </table:table-row>
        <table:table-row table:style-name="ro2">
          <table:table-cell table:number-columns-repeated="12"/>
          <table:table-cell table:style-name="ce370"/>
          <table:table-cell table:style-name="ce631"/>
          <table:table-cell table:style-name="ce968"/>
          <table:table-cell table:style-name="ce1267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371"/>
          <table:table-cell table:style-name="ce632"/>
          <table:table-cell table:style-name="ce969"/>
          <table:table-cell table:style-name="ce1268"/>
          <table:table-cell table:number-columns-repeated="1008"/>
        </table:table-row>
        <table:table-row table:style-name="ro2">
          <table:table-cell table:number-columns-repeated="12"/>
          <table:table-cell table:style-name="ce372"/>
          <table:table-cell table:style-name="ce632"/>
          <table:table-cell table:style-name="ce969"/>
          <table:table-cell table:style-name="ce1269"/>
          <table:table-cell table:number-columns-repeated="1008"/>
        </table:table-row>
        <table:table-row table:style-name="ro2">
          <table:table-cell table:number-columns-repeated="12"/>
          <table:table-cell table:style-name="ce373"/>
          <table:table-cell table:style-name="ce632"/>
          <table:table-cell table:style-name="ce969"/>
          <table:table-cell table:style-name="ce1270"/>
          <table:table-cell table:number-columns-repeated="1008"/>
        </table:table-row>
        <table:table-row table:style-name="ro2">
          <table:table-cell table:number-columns-repeated="12"/>
          <table:table-cell table:style-name="ce374"/>
          <table:table-cell table:style-name="ce632"/>
          <table:table-cell table:style-name="ce969"/>
          <table:table-cell table:style-name="ce1271"/>
          <table:table-cell table:number-columns-repeated="1008"/>
        </table:table-row>
        <table:table-row table:style-name="ro2">
          <table:table-cell table:number-columns-repeated="12"/>
          <table:table-cell table:style-name="ce375"/>
          <table:table-cell table:style-name="ce632"/>
          <table:table-cell table:style-name="ce969"/>
          <table:table-cell table:style-name="ce1272"/>
          <table:table-cell table:number-columns-repeated="1008"/>
        </table:table-row>
        <table:table-row table:style-name="ro2">
          <table:table-cell table:number-columns-repeated="12"/>
          <table:table-cell table:style-name="ce376"/>
          <table:table-cell table:style-name="ce632"/>
          <table:table-cell table:style-name="ce969"/>
          <table:table-cell table:style-name="ce1273"/>
          <table:table-cell table:number-columns-repeated="1008"/>
        </table:table-row>
        <table:table-row table:style-name="ro2">
          <table:table-cell table:number-columns-repeated="12"/>
          <table:table-cell table:style-name="ce377"/>
          <table:table-cell table:style-name="ce632"/>
          <table:table-cell table:style-name="ce969"/>
          <table:table-cell table:style-name="ce1274"/>
          <table:table-cell table:number-columns-repeated="1008"/>
        </table:table-row>
        <table:table-row table:style-name="ro2">
          <table:table-cell table:number-columns-repeated="12"/>
          <table:table-cell table:style-name="ce378"/>
          <table:table-cell table:style-name="ce632"/>
          <table:table-cell table:style-name="ce969"/>
          <table:table-cell table:style-name="ce1275"/>
          <table:table-cell table:number-columns-repeated="1008"/>
        </table:table-row>
        <table:table-row table:style-name="ro2">
          <table:table-cell table:number-columns-repeated="12"/>
          <table:table-cell table:style-name="ce379"/>
          <table:table-cell table:style-name="ce632"/>
          <table:table-cell table:style-name="ce969"/>
          <table:table-cell table:style-name="ce1276"/>
          <table:table-cell table:number-columns-repeated="1008"/>
        </table:table-row>
        <table:table-row table:style-name="ro2">
          <table:table-cell table:number-columns-repeated="12"/>
          <table:table-cell table:style-name="ce380"/>
          <table:table-cell table:style-name="ce632"/>
          <table:table-cell table:style-name="ce969"/>
          <table:table-cell table:style-name="ce1277"/>
          <table:table-cell table:number-columns-repeated="1008"/>
        </table:table-row>
        <table:table-row table:style-name="ro2">
          <table:table-cell table:number-columns-repeated="12"/>
          <table:table-cell table:style-name="ce381"/>
          <table:table-cell table:style-name="ce632"/>
          <table:table-cell table:style-name="ce969"/>
          <table:table-cell table:style-name="ce1278"/>
          <table:table-cell table:number-columns-repeated="1008"/>
        </table:table-row>
        <table:table-row table:style-name="ro2">
          <table:table-cell table:number-columns-repeated="12"/>
          <table:table-cell table:style-name="ce382"/>
          <table:table-cell table:style-name="ce632"/>
          <table:table-cell table:style-name="ce969"/>
          <table:table-cell table:style-name="ce1279"/>
          <table:table-cell table:number-columns-repeated="1008"/>
        </table:table-row>
        <table:table-row table:style-name="ro2">
          <table:table-cell table:number-columns-repeated="12"/>
          <table:table-cell table:style-name="ce383"/>
          <table:table-cell table:style-name="ce632"/>
          <table:table-cell table:style-name="ce969"/>
          <table:table-cell table:style-name="ce1280"/>
          <table:table-cell table:number-columns-repeated="1008"/>
        </table:table-row>
        <table:table-row table:style-name="ro2">
          <table:table-cell table:number-columns-repeated="12"/>
          <table:table-cell table:style-name="ce384"/>
          <table:table-cell table:style-name="ce632"/>
          <table:table-cell table:style-name="ce969"/>
          <table:table-cell table:style-name="ce1281"/>
          <table:table-cell table:number-columns-repeated="1008"/>
        </table:table-row>
        <table:table-row table:style-name="ro2">
          <table:table-cell table:number-columns-repeated="12"/>
          <table:table-cell table:style-name="ce385"/>
          <table:table-cell table:style-name="ce632"/>
          <table:table-cell table:style-name="ce969"/>
          <table:table-cell table:style-name="ce1282"/>
          <table:table-cell table:number-columns-repeated="1008"/>
        </table:table-row>
        <table:table-row table:style-name="ro2">
          <table:table-cell table:number-columns-repeated="12"/>
          <table:table-cell table:style-name="ce386"/>
          <table:table-cell table:style-name="ce632"/>
          <table:table-cell table:style-name="ce969"/>
          <table:table-cell table:style-name="ce1283"/>
          <table:table-cell table:number-columns-repeated="1008"/>
        </table:table-row>
        <table:table-row table:style-name="ro2">
          <table:table-cell table:number-columns-repeated="12"/>
          <table:table-cell table:style-name="ce387"/>
          <table:table-cell table:style-name="ce633"/>
          <table:table-cell table:style-name="ce970"/>
          <table:table-cell table:style-name="ce1284"/>
          <table:table-cell table:number-columns-repeated="1008"/>
        </table:table-row>
        <table:table-row table:style-name="ro2">
          <table:table-cell table:number-columns-repeated="12"/>
          <table:table-cell table:style-name="ce388"/>
          <table:table-cell table:style-name="ce633"/>
          <table:table-cell table:style-name="ce970"/>
          <table:table-cell table:style-name="ce1285"/>
          <table:table-cell table:number-columns-repeated="1008"/>
        </table:table-row>
        <table:table-row table:style-name="ro2">
          <table:table-cell table:number-columns-repeated="12"/>
          <table:table-cell table:style-name="ce389"/>
          <table:table-cell table:style-name="ce633"/>
          <table:table-cell table:style-name="ce970"/>
          <table:table-cell table:style-name="ce1286"/>
          <table:table-cell table:number-columns-repeated="1008"/>
        </table:table-row>
        <table:table-row table:style-name="ro2">
          <table:table-cell table:number-columns-repeated="12"/>
          <table:table-cell table:style-name="ce390"/>
          <table:table-cell table:style-name="ce633"/>
          <table:table-cell table:style-name="ce970"/>
          <table:table-cell table:style-name="ce1287"/>
          <table:table-cell table:number-columns-repeated="1008"/>
        </table:table-row>
        <table:table-row table:style-name="ro2">
          <table:table-cell table:number-columns-repeated="12"/>
          <table:table-cell table:style-name="ce391"/>
          <table:table-cell table:style-name="ce633"/>
          <table:table-cell table:style-name="ce970"/>
          <table:table-cell table:style-name="ce1288"/>
          <table:table-cell table:number-columns-repeated="1008"/>
        </table:table-row>
        <table:table-row table:style-name="ro2">
          <table:table-cell table:number-columns-repeated="12"/>
          <table:table-cell table:style-name="ce392"/>
          <table:table-cell table:style-name="ce633"/>
          <table:table-cell table:style-name="ce970"/>
          <table:table-cell table:style-name="ce1289"/>
          <table:table-cell table:number-columns-repeated="1008"/>
        </table:table-row>
        <table:table-row table:style-name="ro2">
          <table:table-cell table:number-columns-repeated="12"/>
          <table:table-cell table:style-name="ce393"/>
          <table:table-cell table:style-name="ce633"/>
          <table:table-cell table:style-name="ce970"/>
          <table:table-cell table:style-name="ce1290"/>
          <table:table-cell table:number-columns-repeated="1008"/>
        </table:table-row>
        <table:table-row table:style-name="ro2">
          <table:table-cell table:number-columns-repeated="12"/>
          <table:table-cell table:style-name="ce394"/>
          <table:table-cell table:style-name="ce633"/>
          <table:table-cell table:style-name="ce970"/>
          <table:table-cell table:style-name="ce1291"/>
          <table:table-cell table:number-columns-repeated="1008"/>
        </table:table-row>
        <table:table-row table:style-name="ro2">
          <table:table-cell table:number-columns-repeated="12"/>
          <table:table-cell table:style-name="ce395"/>
          <table:table-cell table:style-name="ce633"/>
          <table:table-cell table:style-name="ce970"/>
          <table:table-cell table:style-name="ce1292"/>
          <table:table-cell table:number-columns-repeated="1008"/>
        </table:table-row>
        <table:table-row table:style-name="ro2">
          <table:table-cell table:number-columns-repeated="12"/>
          <table:table-cell table:style-name="ce396"/>
          <table:table-cell table:style-name="ce633"/>
          <table:table-cell table:style-name="ce970"/>
          <table:table-cell table:style-name="ce1293"/>
          <table:table-cell table:number-columns-repeated="1008"/>
        </table:table-row>
        <table:table-row table:style-name="ro2">
          <table:table-cell table:number-columns-repeated="12"/>
          <table:table-cell table:style-name="ce397"/>
          <table:table-cell table:style-name="ce633"/>
          <table:table-cell table:style-name="ce970"/>
          <table:table-cell table:style-name="ce1294"/>
          <table:table-cell table:number-columns-repeated="1008"/>
        </table:table-row>
        <table:table-row table:style-name="ro2">
          <table:table-cell table:number-columns-repeated="12"/>
          <table:table-cell table:style-name="ce398"/>
          <table:table-cell table:style-name="ce633"/>
          <table:table-cell table:style-name="ce970"/>
          <table:table-cell table:style-name="ce1295"/>
          <table:table-cell table:number-columns-repeated="1008"/>
        </table:table-row>
        <table:table-row table:style-name="ro2">
          <table:table-cell table:number-columns-repeated="12"/>
          <table:table-cell table:style-name="ce399"/>
          <table:table-cell table:style-name="ce633"/>
          <table:table-cell table:style-name="ce970"/>
          <table:table-cell table:style-name="ce1296"/>
          <table:table-cell table:number-columns-repeated="1008"/>
        </table:table-row>
        <table:table-row table:style-name="ro2">
          <table:table-cell table:number-columns-repeated="12"/>
          <table:table-cell table:style-name="ce400"/>
          <table:table-cell table:style-name="ce633"/>
          <table:table-cell table:style-name="ce970"/>
          <table:table-cell table:style-name="ce1297"/>
          <table:table-cell table:number-columns-repeated="1008"/>
        </table:table-row>
        <table:table-row table:style-name="ro2">
          <table:table-cell table:number-columns-repeated="12"/>
          <table:table-cell table:style-name="ce401"/>
          <table:table-cell table:style-name="ce633"/>
          <table:table-cell table:style-name="ce970"/>
          <table:table-cell table:style-name="ce1298"/>
          <table:table-cell table:number-columns-repeated="1008"/>
        </table:table-row>
        <table:table-row table:style-name="ro2">
          <table:table-cell table:number-columns-repeated="12"/>
          <table:table-cell table:style-name="ce402"/>
          <table:table-cell table:style-name="ce633"/>
          <table:table-cell table:style-name="ce970"/>
          <table:table-cell table:style-name="ce1299"/>
          <table:table-cell table:number-columns-repeated="1008"/>
        </table:table-row>
        <table:table-row table:style-name="ro2">
          <table:table-cell table:number-columns-repeated="12"/>
          <table:table-cell table:style-name="ce403"/>
          <table:table-cell table:style-name="ce633"/>
          <table:table-cell table:style-name="ce970"/>
          <table:table-cell table:style-name="ce1300"/>
          <table:table-cell table:number-columns-repeated="1008"/>
        </table:table-row>
        <table:table-row table:style-name="ro2">
          <table:table-cell table:number-columns-repeated="12"/>
          <table:table-cell table:style-name="ce404"/>
          <table:table-cell table:style-name="ce633"/>
          <table:table-cell table:style-name="ce970"/>
          <table:table-cell table:style-name="ce1301"/>
          <table:table-cell table:number-columns-repeated="1008"/>
        </table:table-row>
        <table:table-row table:style-name="ro2">
          <table:table-cell table:number-columns-repeated="12"/>
          <table:table-cell table:style-name="ce405"/>
          <table:table-cell table:style-name="ce633"/>
          <table:table-cell table:style-name="ce970"/>
          <table:table-cell table:style-name="ce1302"/>
          <table:table-cell table:number-columns-repeated="1008"/>
        </table:table-row>
        <table:table-row table:style-name="ro2">
          <table:table-cell table:number-columns-repeated="12"/>
          <table:table-cell table:style-name="ce406"/>
          <table:table-cell table:style-name="ce633"/>
          <table:table-cell table:style-name="ce970"/>
          <table:table-cell table:style-name="ce1303"/>
          <table:table-cell table:number-columns-repeated="1008"/>
        </table:table-row>
        <table:table-row table:style-name="ro2">
          <table:table-cell table:number-columns-repeated="12"/>
          <table:table-cell table:style-name="ce407"/>
          <table:table-cell table:style-name="ce633"/>
          <table:table-cell table:style-name="ce970"/>
          <table:table-cell table:style-name="ce1304"/>
          <table:table-cell table:number-columns-repeated="1008"/>
        </table:table-row>
        <table:table-row table:style-name="ro2">
          <table:table-cell table:number-columns-repeated="12"/>
          <table:table-cell table:style-name="ce408"/>
          <table:table-cell table:style-name="ce633"/>
          <table:table-cell table:style-name="ce970"/>
          <table:table-cell table:style-name="ce1305"/>
          <table:table-cell table:number-columns-repeated="1008"/>
        </table:table-row>
        <table:table-row table:style-name="ro2">
          <table:table-cell table:number-columns-repeated="12"/>
          <table:table-cell table:style-name="ce409"/>
          <table:table-cell table:style-name="ce633"/>
          <table:table-cell table:style-name="ce970"/>
          <table:table-cell table:style-name="ce1306"/>
          <table:table-cell table:number-columns-repeated="1008"/>
        </table:table-row>
        <table:table-row table:style-name="ro2">
          <table:table-cell table:number-columns-repeated="12"/>
          <table:table-cell table:style-name="ce410"/>
          <table:table-cell table:style-name="ce633"/>
          <table:table-cell table:style-name="ce970"/>
          <table:table-cell table:style-name="ce1307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411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12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13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14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15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16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17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18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19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20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21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22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23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24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25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26"/>
          <table:table-cell table:style-name="ce634"/>
          <table:table-cell table:style-name="ce971"/>
          <table:table-cell table:style-name="ce1308"/>
          <table:table-cell table:number-columns-repeated="1008"/>
        </table:table-row>
        <table:table-row table:style-name="ro2">
          <table:table-cell table:number-columns-repeated="12"/>
          <table:table-cell table:style-name="ce427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28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29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0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1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2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3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4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5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6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7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8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39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0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1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2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3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4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5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6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7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8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49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>
          <table:table-cell table:number-columns-repeated="12"/>
          <table:table-cell table:style-name="ce450"/>
          <table:table-cell table:style-name="ce635"/>
          <table:table-cell table:style-name="ce972"/>
          <table:table-cell table:style-name="ce1309"/>
          <table:table-cell table:number-columns-repeated="1008"/>
        </table:table-row>
        <table:table-row table:style-name="ro2" table:number-rows-repeated="9">
          <table:table-cell table:number-columns-repeated="13"/>
          <table:table-cell table:style-name="ce636"/>
          <table:table-cell table:style-name="ce973"/>
          <table:table-cell table:style-name="ce1310"/>
          <table:table-cell table:number-columns-repeated="1008"/>
        </table:table-row>
        <table:table-row table:style-name="ro2">
          <table:table-cell table:number-columns-repeated="13"/>
          <table:table-cell table:style-name="ce637"/>
          <table:table-cell table:style-name="ce974"/>
          <table:table-cell table:style-name="ce1311"/>
          <table:table-cell table:number-columns-repeated="1008"/>
        </table:table-row>
        <table:table-row table:style-name="ro2">
          <table:table-cell table:number-columns-repeated="13"/>
          <table:table-cell table:style-name="ce638"/>
          <table:table-cell table:style-name="ce975"/>
          <table:table-cell table:style-name="ce1312"/>
          <table:table-cell table:number-columns-repeated="1008"/>
        </table:table-row>
        <table:table-row table:style-name="ro2">
          <table:table-cell table:number-columns-repeated="13"/>
          <table:table-cell table:style-name="ce639"/>
          <table:table-cell table:style-name="ce976"/>
          <table:table-cell table:style-name="ce1313"/>
          <table:table-cell table:number-columns-repeated="1008"/>
        </table:table-row>
        <table:table-row table:style-name="ro2">
          <table:table-cell table:number-columns-repeated="13"/>
          <table:table-cell table:style-name="ce640"/>
          <table:table-cell table:style-name="ce977"/>
          <table:table-cell table:style-name="ce1314"/>
          <table:table-cell table:number-columns-repeated="1008"/>
        </table:table-row>
        <table:table-row table:style-name="ro2">
          <table:table-cell table:number-columns-repeated="13"/>
          <table:table-cell table:style-name="ce641"/>
          <table:table-cell table:style-name="ce978"/>
          <table:table-cell table:style-name="ce1315"/>
          <table:table-cell table:number-columns-repeated="1008"/>
        </table:table-row>
        <table:table-row table:style-name="ro2">
          <table:table-cell table:number-columns-repeated="13"/>
          <table:table-cell table:style-name="ce642"/>
          <table:table-cell table:style-name="ce979"/>
          <table:table-cell table:style-name="ce1316"/>
          <table:table-cell table:number-columns-repeated="1008"/>
        </table:table-row>
        <table:table-row table:style-name="ro2">
          <table:table-cell table:number-columns-repeated="13"/>
          <table:table-cell table:style-name="ce643"/>
          <table:table-cell table:style-name="ce980"/>
          <table:table-cell table:style-name="ce1317"/>
          <table:table-cell table:number-columns-repeated="1008"/>
        </table:table-row>
        <table:table-row table:style-name="ro2">
          <table:table-cell table:number-columns-repeated="13"/>
          <table:table-cell table:style-name="ce644"/>
          <table:table-cell table:style-name="ce981"/>
          <table:table-cell table:style-name="ce1318"/>
          <table:table-cell table:number-columns-repeated="1008"/>
        </table:table-row>
        <table:table-row table:style-name="ro2">
          <table:table-cell table:number-columns-repeated="13"/>
          <table:table-cell table:style-name="ce645"/>
          <table:table-cell table:style-name="ce982"/>
          <table:table-cell table:style-name="ce1319"/>
          <table:table-cell table:number-columns-repeated="1008"/>
        </table:table-row>
        <table:table-row table:style-name="ro2">
          <table:table-cell table:number-columns-repeated="13"/>
          <table:table-cell table:style-name="ce646"/>
          <table:table-cell table:style-name="ce983"/>
          <table:table-cell table:style-name="ce1320"/>
          <table:table-cell table:number-columns-repeated="1008"/>
        </table:table-row>
        <table:table-row table:style-name="ro2">
          <table:table-cell table:number-columns-repeated="13"/>
          <table:table-cell table:style-name="ce647"/>
          <table:table-cell table:style-name="ce984"/>
          <table:table-cell table:style-name="ce1321"/>
          <table:table-cell table:number-columns-repeated="1008"/>
        </table:table-row>
        <table:table-row table:style-name="ro2">
          <table:table-cell table:number-columns-repeated="13"/>
          <table:table-cell table:style-name="ce648"/>
          <table:table-cell table:style-name="ce985"/>
          <table:table-cell table:style-name="ce1322"/>
          <table:table-cell table:number-columns-repeated="1008"/>
        </table:table-row>
        <table:table-row table:style-name="ro2">
          <table:table-cell table:number-columns-repeated="13"/>
          <table:table-cell table:style-name="ce649"/>
          <table:table-cell table:style-name="ce986"/>
          <table:table-cell table:style-name="ce1323"/>
          <table:table-cell table:number-columns-repeated="1008"/>
        </table:table-row>
        <table:table-row table:style-name="ro2">
          <table:table-cell table:number-columns-repeated="13"/>
          <table:table-cell table:style-name="ce650"/>
          <table:table-cell table:style-name="ce987"/>
          <table:table-cell table:style-name="ce1324"/>
          <table:table-cell table:number-columns-repeated="1008"/>
        </table:table-row>
        <table:table-row table:style-name="ro2">
          <table:table-cell table:number-columns-repeated="13"/>
          <table:table-cell table:style-name="ce651"/>
          <table:table-cell table:style-name="ce988"/>
          <table:table-cell table:style-name="ce1325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52"/>
          <table:table-cell table:style-name="ce989"/>
          <table:table-cell table:style-name="ce1326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53"/>
          <table:table-cell table:style-name="ce990"/>
          <table:table-cell table:style-name="ce1327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54"/>
          <table:table-cell table:style-name="ce991"/>
          <table:table-cell table:style-name="ce1328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55"/>
          <table:table-cell table:style-name="ce992"/>
          <table:table-cell table:style-name="ce1329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56"/>
          <table:table-cell table:style-name="ce993"/>
          <table:table-cell table:style-name="ce1330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57"/>
          <table:table-cell table:style-name="ce994"/>
          <table:table-cell table:style-name="ce1331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58"/>
          <table:table-cell table:style-name="ce995"/>
          <table:table-cell table:style-name="ce1332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59"/>
          <table:table-cell table:style-name="ce996"/>
          <table:table-cell table:style-name="ce1333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0"/>
          <table:table-cell table:style-name="ce997"/>
          <table:table-cell table:style-name="ce1334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1"/>
          <table:table-cell table:style-name="ce998"/>
          <table:table-cell table:style-name="ce1335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2"/>
          <table:table-cell table:style-name="ce999"/>
          <table:table-cell table:style-name="ce1336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3"/>
          <table:table-cell table:style-name="ce1000"/>
          <table:table-cell table:style-name="ce1337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4"/>
          <table:table-cell table:style-name="ce1001"/>
          <table:table-cell table:style-name="ce1338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5"/>
          <table:table-cell table:style-name="ce1002"/>
          <table:table-cell table:style-name="ce1339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6"/>
          <table:table-cell table:style-name="ce1003"/>
          <table:table-cell table:style-name="ce1340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7"/>
          <table:table-cell table:style-name="ce1004"/>
          <table:table-cell table:style-name="ce1341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8"/>
          <table:table-cell table:style-name="ce1005"/>
          <table:table-cell table:style-name="ce1342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69"/>
          <table:table-cell table:style-name="ce1006"/>
          <table:table-cell table:style-name="ce1343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70"/>
          <table:table-cell table:style-name="ce1007"/>
          <table:table-cell table:style-name="ce1344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71"/>
          <table:table-cell table:style-name="ce1008"/>
          <table:table-cell table:style-name="ce1345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72"/>
          <table:table-cell table:style-name="ce1009"/>
          <table:table-cell table:style-name="ce1346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73"/>
          <table:table-cell table:style-name="ce1010"/>
          <table:table-cell table:style-name="ce1347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74"/>
          <table:table-cell table:style-name="ce1011"/>
          <table:table-cell table:style-name="ce1348"/>
          <table:table-cell table:number-columns-repeated="1008"/>
        </table:table-row>
        <table:table-row table:style-name="ro2">
          <table:table-cell table:number-columns-repeated="12"/>
          <table:table-cell table:style-name="ce452"/>
          <table:table-cell table:style-name="ce675"/>
          <table:table-cell table:style-name="ce1012"/>
          <table:table-cell table:style-name="ce1349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453"/>
          <table:table-cell table:style-name="ce676"/>
          <table:table-cell table:style-name="ce1013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77"/>
          <table:table-cell table:style-name="ce1014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78"/>
          <table:table-cell table:style-name="ce1015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79"/>
          <table:table-cell table:style-name="ce1016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0"/>
          <table:table-cell table:style-name="ce1017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1"/>
          <table:table-cell table:style-name="ce1018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2"/>
          <table:table-cell table:style-name="ce1019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3"/>
          <table:table-cell table:style-name="ce1020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4"/>
          <table:table-cell table:style-name="ce1021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5"/>
          <table:table-cell table:style-name="ce1022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6"/>
          <table:table-cell table:style-name="ce1023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7"/>
          <table:table-cell table:style-name="ce1024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8"/>
          <table:table-cell table:style-name="ce1025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89"/>
          <table:table-cell table:style-name="ce1026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90"/>
          <table:table-cell table:style-name="ce1027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3"/>
          <table:table-cell table:style-name="ce691"/>
          <table:table-cell table:style-name="ce1028"/>
          <table:table-cell table:style-name="ce1350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692"/>
          <table:table-cell table:style-name="ce1029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693"/>
          <table:table-cell table:style-name="ce1030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694"/>
          <table:table-cell table:style-name="ce1031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695"/>
          <table:table-cell table:style-name="ce1032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696"/>
          <table:table-cell table:style-name="ce1033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697"/>
          <table:table-cell table:style-name="ce1034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698"/>
          <table:table-cell table:style-name="ce1035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699"/>
          <table:table-cell table:style-name="ce1036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0"/>
          <table:table-cell table:style-name="ce1037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1"/>
          <table:table-cell table:style-name="ce1038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2"/>
          <table:table-cell table:style-name="ce1039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3"/>
          <table:table-cell table:style-name="ce1040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4"/>
          <table:table-cell table:style-name="ce1041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5"/>
          <table:table-cell table:style-name="ce1042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6"/>
          <table:table-cell table:style-name="ce1043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7"/>
          <table:table-cell table:style-name="ce1044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8"/>
          <table:table-cell table:style-name="ce1045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09"/>
          <table:table-cell table:style-name="ce1046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10"/>
          <table:table-cell table:style-name="ce1047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11"/>
          <table:table-cell table:style-name="ce1048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12"/>
          <table:table-cell table:style-name="ce1049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13"/>
          <table:table-cell table:style-name="ce1050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14"/>
          <table:table-cell table:style-name="ce1051"/>
          <table:table-cell table:style-name="ce1351"/>
          <table:table-cell table:number-columns-repeated="1008"/>
        </table:table-row>
        <table:table-row table:style-name="ro2">
          <table:table-cell table:number-columns-repeated="12"/>
          <table:table-cell table:style-name="ce454"/>
          <table:table-cell table:style-name="ce715"/>
          <table:table-cell table:style-name="ce1052"/>
          <table:table-cell table:style-name="ce1351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455"/>
          <table:table-cell table:style-name="ce716"/>
          <table:table-cell table:style-name="ce1053"/>
          <table:table-cell table:style-name="ce1352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17"/>
          <table:table-cell table:style-name="ce1053"/>
          <table:table-cell table:style-name="ce1353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18"/>
          <table:table-cell table:style-name="ce1053"/>
          <table:table-cell table:style-name="ce1354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19"/>
          <table:table-cell table:style-name="ce1053"/>
          <table:table-cell table:style-name="ce1355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0"/>
          <table:table-cell table:style-name="ce1053"/>
          <table:table-cell table:style-name="ce1356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1"/>
          <table:table-cell table:style-name="ce1053"/>
          <table:table-cell table:style-name="ce1357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2"/>
          <table:table-cell table:style-name="ce1053"/>
          <table:table-cell table:style-name="ce1358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3"/>
          <table:table-cell table:style-name="ce1053"/>
          <table:table-cell table:style-name="ce1359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4"/>
          <table:table-cell table:style-name="ce1053"/>
          <table:table-cell table:style-name="ce1360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5"/>
          <table:table-cell table:style-name="ce1053"/>
          <table:table-cell table:style-name="ce1361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6"/>
          <table:table-cell table:style-name="ce1053"/>
          <table:table-cell table:style-name="ce1362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7"/>
          <table:table-cell table:style-name="ce1053"/>
          <table:table-cell table:style-name="ce1363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8"/>
          <table:table-cell table:style-name="ce1053"/>
          <table:table-cell table:style-name="ce1364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29"/>
          <table:table-cell table:style-name="ce1053"/>
          <table:table-cell table:style-name="ce1365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30"/>
          <table:table-cell table:style-name="ce1053"/>
          <table:table-cell table:style-name="ce1366"/>
          <table:table-cell table:number-columns-repeated="1008"/>
        </table:table-row>
        <table:table-row table:style-name="ro2">
          <table:table-cell table:number-columns-repeated="12"/>
          <table:table-cell table:style-name="ce455"/>
          <table:table-cell table:style-name="ce731"/>
          <table:table-cell table:style-name="ce1053"/>
          <table:table-cell table:style-name="ce1367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32"/>
          <table:table-cell table:style-name="ce1054"/>
          <table:table-cell table:style-name="ce1368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33"/>
          <table:table-cell table:style-name="ce1054"/>
          <table:table-cell table:style-name="ce1369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34"/>
          <table:table-cell table:style-name="ce1054"/>
          <table:table-cell table:style-name="ce1370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35"/>
          <table:table-cell table:style-name="ce1054"/>
          <table:table-cell table:style-name="ce1371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36"/>
          <table:table-cell table:style-name="ce1054"/>
          <table:table-cell table:style-name="ce1372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37"/>
          <table:table-cell table:style-name="ce1054"/>
          <table:table-cell table:style-name="ce1373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38"/>
          <table:table-cell table:style-name="ce1054"/>
          <table:table-cell table:style-name="ce1374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39"/>
          <table:table-cell table:style-name="ce1054"/>
          <table:table-cell table:style-name="ce1375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0"/>
          <table:table-cell table:style-name="ce1054"/>
          <table:table-cell table:style-name="ce1376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1"/>
          <table:table-cell table:style-name="ce1054"/>
          <table:table-cell table:style-name="ce1377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2"/>
          <table:table-cell table:style-name="ce1054"/>
          <table:table-cell table:style-name="ce1378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3"/>
          <table:table-cell table:style-name="ce1054"/>
          <table:table-cell table:style-name="ce1379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4"/>
          <table:table-cell table:style-name="ce1054"/>
          <table:table-cell table:style-name="ce1380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5"/>
          <table:table-cell table:style-name="ce1054"/>
          <table:table-cell table:style-name="ce1381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6"/>
          <table:table-cell table:style-name="ce1054"/>
          <table:table-cell table:style-name="ce1382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7"/>
          <table:table-cell table:style-name="ce1054"/>
          <table:table-cell table:style-name="ce1383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8"/>
          <table:table-cell table:style-name="ce1054"/>
          <table:table-cell table:style-name="ce1384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49"/>
          <table:table-cell table:style-name="ce1054"/>
          <table:table-cell table:style-name="ce1385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50"/>
          <table:table-cell table:style-name="ce1054"/>
          <table:table-cell table:style-name="ce1386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51"/>
          <table:table-cell table:style-name="ce1054"/>
          <table:table-cell table:style-name="ce1387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52"/>
          <table:table-cell table:style-name="ce1054"/>
          <table:table-cell table:style-name="ce1388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53"/>
          <table:table-cell table:style-name="ce1054"/>
          <table:table-cell table:style-name="ce1389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54"/>
          <table:table-cell table:style-name="ce1054"/>
          <table:table-cell table:style-name="ce1390"/>
          <table:table-cell table:number-columns-repeated="1008"/>
        </table:table-row>
        <table:table-row table:style-name="ro2">
          <table:table-cell table:number-columns-repeated="12"/>
          <table:table-cell table:style-name="ce456"/>
          <table:table-cell table:style-name="ce755"/>
          <table:table-cell table:style-name="ce1054"/>
          <table:table-cell table:style-name="ce1391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457"/>
          <table:table-cell table:style-name="ce756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57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58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59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0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1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2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3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4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5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6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7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8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69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70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7"/>
          <table:table-cell table:style-name="ce771"/>
          <table:table-cell table:style-name="ce1055"/>
          <table:table-cell table:style-name="ce1392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72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73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74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75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76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77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78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79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0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1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2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3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4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5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6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7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8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89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90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91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92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93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94"/>
          <table:table-cell table:style-name="ce1056"/>
          <table:table-cell table:style-name="ce1393"/>
          <table:table-cell table:number-columns-repeated="1008"/>
        </table:table-row>
        <table:table-row table:style-name="ro2">
          <table:table-cell table:number-columns-repeated="12"/>
          <table:table-cell table:style-name="ce458"/>
          <table:table-cell table:style-name="ce795"/>
          <table:table-cell table:style-name="ce1056"/>
          <table:table-cell table:style-name="ce1393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459"/>
          <table:table-cell table:style-name="ce796"/>
          <table:table-cell table:style-name="ce1057"/>
          <table:table-cell table:style-name="ce1394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58"/>
          <table:table-cell table:style-name="ce1395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59"/>
          <table:table-cell table:style-name="ce1396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0"/>
          <table:table-cell table:style-name="ce1397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1"/>
          <table:table-cell table:style-name="ce1398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2"/>
          <table:table-cell table:style-name="ce1399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3"/>
          <table:table-cell table:style-name="ce1400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4"/>
          <table:table-cell table:style-name="ce1401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5"/>
          <table:table-cell table:style-name="ce1402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6"/>
          <table:table-cell table:style-name="ce1403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7"/>
          <table:table-cell table:style-name="ce1404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8"/>
          <table:table-cell table:style-name="ce1405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69"/>
          <table:table-cell table:style-name="ce1406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70"/>
          <table:table-cell table:style-name="ce1407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71"/>
          <table:table-cell table:style-name="ce1408"/>
          <table:table-cell table:number-columns-repeated="1008"/>
        </table:table-row>
        <table:table-row table:style-name="ro2">
          <table:table-cell table:number-columns-repeated="12"/>
          <table:table-cell table:style-name="ce459"/>
          <table:table-cell table:style-name="ce796"/>
          <table:table-cell table:style-name="ce1072"/>
          <table:table-cell table:style-name="ce1409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73"/>
          <table:table-cell table:style-name="ce1410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74"/>
          <table:table-cell table:style-name="ce1411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75"/>
          <table:table-cell table:style-name="ce1412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76"/>
          <table:table-cell table:style-name="ce1413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77"/>
          <table:table-cell table:style-name="ce1414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78"/>
          <table:table-cell table:style-name="ce1415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79"/>
          <table:table-cell table:style-name="ce1416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0"/>
          <table:table-cell table:style-name="ce1417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1"/>
          <table:table-cell table:style-name="ce1418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2"/>
          <table:table-cell table:style-name="ce1419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3"/>
          <table:table-cell table:style-name="ce1420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4"/>
          <table:table-cell table:style-name="ce1421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5"/>
          <table:table-cell table:style-name="ce1422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6"/>
          <table:table-cell table:style-name="ce1423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7"/>
          <table:table-cell table:style-name="ce1424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8"/>
          <table:table-cell table:style-name="ce1425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89"/>
          <table:table-cell table:style-name="ce1426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90"/>
          <table:table-cell table:style-name="ce1427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91"/>
          <table:table-cell table:style-name="ce1428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92"/>
          <table:table-cell table:style-name="ce1429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93"/>
          <table:table-cell table:style-name="ce1430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94"/>
          <table:table-cell table:style-name="ce1431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95"/>
          <table:table-cell table:style-name="ce1432"/>
          <table:table-cell table:number-columns-repeated="1008"/>
        </table:table-row>
        <table:table-row table:style-name="ro2">
          <table:table-cell table:number-columns-repeated="12"/>
          <table:table-cell table:style-name="ce460"/>
          <table:table-cell table:style-name="ce797"/>
          <table:table-cell table:style-name="ce1096"/>
          <table:table-cell table:style-name="ce1433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461"/>
          <table:table-cell table:style-name="ce798"/>
          <table:table-cell table:style-name="ce1097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098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099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0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1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2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3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4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5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6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7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8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09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10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11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1"/>
          <table:table-cell table:style-name="ce798"/>
          <table:table-cell table:style-name="ce1112"/>
          <table:table-cell table:style-name="ce1434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13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14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15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16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17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18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19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0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1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2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3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4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5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6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7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8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29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30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31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32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33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34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35"/>
          <table:table-cell table:style-name="ce1435"/>
          <table:table-cell table:number-columns-repeated="1008"/>
        </table:table-row>
        <table:table-row table:style-name="ro2">
          <table:table-cell table:number-columns-repeated="12"/>
          <table:table-cell table:style-name="ce462"/>
          <table:table-cell table:style-name="ce799"/>
          <table:table-cell table:style-name="ce1136"/>
          <table:table-cell table:style-name="ce1435"/>
          <table:table-cell table:number-columns-repeated="1008"/>
        </table:table-row>
        <table:table-row table:style-name="ro2" table:number-rows-repeated="9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36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37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38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39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0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1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2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3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4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5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6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7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8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49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50"/>
          <table:table-cell table:number-columns-repeated="1008"/>
        </table:table-row>
        <table:table-row table:style-name="ro2">
          <table:table-cell table:number-columns-repeated="12"/>
          <table:table-cell table:style-name="ce463"/>
          <table:table-cell table:style-name="ce800"/>
          <table:table-cell table:style-name="ce1137"/>
          <table:table-cell table:style-name="ce1451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52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53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54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55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56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57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58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59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0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1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2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3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4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5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6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7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8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69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70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71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72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73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74"/>
          <table:table-cell table:number-columns-repeated="1008"/>
        </table:table-row>
        <table:table-row table:style-name="ro2">
          <table:table-cell table:number-columns-repeated="12"/>
          <table:table-cell table:style-name="ce464"/>
          <table:table-cell table:style-name="ce801"/>
          <table:table-cell table:style-name="ce1138"/>
          <table:table-cell table:style-name="ce1475"/>
          <table:table-cell table:number-columns-repeated="1008"/>
        </table:table-row>
        <table:table-row table:style-name="ro2" table:number-rows-repeated="24">
          <table:table-cell table:number-columns-repeated="12"/>
          <table:table-cell table:style-name="ce465"/>
          <table:table-cell table:style-name="ce802"/>
          <table:table-cell table:style-name="ce1139"/>
          <table:table-cell table:style-name="ce1476"/>
          <table:table-cell table:number-columns-repeated="1008"/>
        </table:table-row>
        <table:table-row table:style-name="ro2" table:number-rows-repeated="23">
          <table:table-cell table:number-columns-repeated="12"/>
          <table:table-cell table:style-name="ce466"/>
          <table:table-cell table:style-name="ce803"/>
          <table:table-cell table:style-name="ce1140"/>
          <table:table-cell table:style-name="ce1477"/>
          <table:table-cell table:number-columns-repeated="1008"/>
        </table:table-row>
        <table:table-row table:style-name="ro2">
          <table:table-cell table:number-columns-repeated="12"/>
          <table:table-cell table:style-name="ce466"/>
          <table:table-cell table:style-name="ce803"/>
          <table:table-cell table:style-name="ce1140"/>
          <table:table-cell table:style-name="ce1477"/>
          <table:table-cell table:number-columns-repeated="1008"/>
        </table:table-row>
        <calcext:conditional-formats>
          <calcext:conditional-format calcext:target-range-address="Tabelle1.P5:Tabelle1.V13 Tabelle1.Q30:Tabelle1.Q53 Tabelle1.C27:Tabelle1.L53 Tabelle1.Q27:Tabelle1.V29 Tabelle1.Q14:Tabelle1.V15">
            <calcext:condition calcext:apply-style-name="Unbenannt1" calcext:value="=0" calcext:base-cell-address="Tabelle1.C5"/>
          </calcext:conditional-format>
          <calcext:conditional-format calcext:target-range-address="Tabelle1.R30:Tabelle1.V53">
            <calcext:condition calcext:apply-style-name="Unbenannt1" calcext:value="=0" calcext:base-cell-address="Tabelle1.R30"/>
          </calcext:conditional-format>
          <calcext:conditional-format calcext:target-range-address="Tabelle1.R54:Tabelle1.V77">
            <calcext:condition calcext:apply-style-name="Unbenannt1" calcext:value="=0" calcext:base-cell-address="Tabelle1.R54"/>
          </calcext:conditional-format>
          <calcext:conditional-format calcext:target-range-address="Tabelle1.R78:Tabelle1.V101">
            <calcext:condition calcext:apply-style-name="Unbenannt1" calcext:value="=0" calcext:base-cell-address="Tabelle1.R78"/>
          </calcext:conditional-format>
          <calcext:conditional-format calcext:target-range-address="Tabelle1.Q54:Tabelle1.Q101">
            <calcext:condition calcext:apply-style-name="Unbenannt1" calcext:value="=0" calcext:base-cell-address="Tabelle1.Q54"/>
          </calcext:conditional-format>
          <calcext:conditional-format calcext:target-range-address="Tabelle1.P14:Tabelle1.P14">
            <calcext:condition calcext:apply-style-name="Unbenannt1" calcext:value="=0" calcext:base-cell-address="Tabelle1.P14"/>
          </calcext:conditional-format>
          <calcext:conditional-format calcext:target-range-address="Tabelle1.P15:Tabelle1.P15">
            <calcext:condition calcext:apply-style-name="Unbenannt1" calcext:value="=0" calcext:base-cell-address="Tabelle1.P15"/>
          </calcext:conditional-format>
          <calcext:conditional-format calcext:target-range-address="Tabelle1.P27:Tabelle1.P27">
            <calcext:condition calcext:apply-style-name="Unbenannt1" calcext:value="=0" calcext:base-cell-address="Tabelle1.P27"/>
          </calcext:conditional-format>
          <calcext:conditional-format calcext:target-range-address="Tabelle1.P28:Tabelle1.P28">
            <calcext:condition calcext:apply-style-name="Unbenannt1" calcext:value="=0" calcext:base-cell-address="Tabelle1.P28"/>
          </calcext:conditional-format>
          <calcext:conditional-format calcext:target-range-address="Tabelle1.P29:Tabelle1.P29">
            <calcext:condition calcext:apply-style-name="Unbenannt1" calcext:value="=0" calcext:base-cell-address="Tabelle1.P29"/>
          </calcext:conditional-format>
          <calcext:conditional-format calcext:target-range-address="Tabelle1.P30:Tabelle1.P30">
            <calcext:condition calcext:apply-style-name="Unbenannt1" calcext:value="=0" calcext:base-cell-address="Tabelle1.P30"/>
          </calcext:conditional-format>
          <calcext:conditional-format calcext:target-range-address="Tabelle1.P31:Tabelle1.P31">
            <calcext:condition calcext:apply-style-name="Unbenannt1" calcext:value="=0" calcext:base-cell-address="Tabelle1.P31"/>
          </calcext:conditional-format>
          <calcext:conditional-format calcext:target-range-address="Tabelle1.P32:Tabelle1.P32">
            <calcext:condition calcext:apply-style-name="Unbenannt1" calcext:value="=0" calcext:base-cell-address="Tabelle1.P32"/>
          </calcext:conditional-format>
          <calcext:conditional-format calcext:target-range-address="Tabelle1.P33:Tabelle1.P33">
            <calcext:condition calcext:apply-style-name="Unbenannt1" calcext:value="=0" calcext:base-cell-address="Tabelle1.P33"/>
          </calcext:conditional-format>
          <calcext:conditional-format calcext:target-range-address="Tabelle1.P34:Tabelle1.P34">
            <calcext:condition calcext:apply-style-name="Unbenannt1" calcext:value="=0" calcext:base-cell-address="Tabelle1.P34"/>
          </calcext:conditional-format>
          <calcext:conditional-format calcext:target-range-address="Tabelle1.P35:Tabelle1.P35">
            <calcext:condition calcext:apply-style-name="Unbenannt1" calcext:value="=0" calcext:base-cell-address="Tabelle1.P35"/>
          </calcext:conditional-format>
          <calcext:conditional-format calcext:target-range-address="Tabelle1.P36:Tabelle1.P36">
            <calcext:condition calcext:apply-style-name="Unbenannt1" calcext:value="=0" calcext:base-cell-address="Tabelle1.P36"/>
          </calcext:conditional-format>
          <calcext:conditional-format calcext:target-range-address="Tabelle1.P37:Tabelle1.P37">
            <calcext:condition calcext:apply-style-name="Unbenannt1" calcext:value="=0" calcext:base-cell-address="Tabelle1.P37"/>
          </calcext:conditional-format>
          <calcext:conditional-format calcext:target-range-address="Tabelle1.P38:Tabelle1.P38">
            <calcext:condition calcext:apply-style-name="Unbenannt1" calcext:value="=0" calcext:base-cell-address="Tabelle1.P38"/>
          </calcext:conditional-format>
          <calcext:conditional-format calcext:target-range-address="Tabelle1.P39:Tabelle1.P39">
            <calcext:condition calcext:apply-style-name="Unbenannt1" calcext:value="=0" calcext:base-cell-address="Tabelle1.P39"/>
          </calcext:conditional-format>
          <calcext:conditional-format calcext:target-range-address="Tabelle1.P40:Tabelle1.P40">
            <calcext:condition calcext:apply-style-name="Unbenannt1" calcext:value="=0" calcext:base-cell-address="Tabelle1.P40"/>
          </calcext:conditional-format>
          <calcext:conditional-format calcext:target-range-address="Tabelle1.P41:Tabelle1.P41">
            <calcext:condition calcext:apply-style-name="Unbenannt1" calcext:value="=0" calcext:base-cell-address="Tabelle1.P41"/>
          </calcext:conditional-format>
          <calcext:conditional-format calcext:target-range-address="Tabelle1.P42:Tabelle1.P42">
            <calcext:condition calcext:apply-style-name="Unbenannt1" calcext:value="=0" calcext:base-cell-address="Tabelle1.P42"/>
          </calcext:conditional-format>
          <calcext:conditional-format calcext:target-range-address="Tabelle1.P43:Tabelle1.P43">
            <calcext:condition calcext:apply-style-name="Unbenannt1" calcext:value="=0" calcext:base-cell-address="Tabelle1.P43"/>
          </calcext:conditional-format>
          <calcext:conditional-format calcext:target-range-address="Tabelle1.P44:Tabelle1.P44">
            <calcext:condition calcext:apply-style-name="Unbenannt1" calcext:value="=0" calcext:base-cell-address="Tabelle1.P44"/>
          </calcext:conditional-format>
          <calcext:conditional-format calcext:target-range-address="Tabelle1.P45:Tabelle1.P45">
            <calcext:condition calcext:apply-style-name="Unbenannt1" calcext:value="=0" calcext:base-cell-address="Tabelle1.P45"/>
          </calcext:conditional-format>
          <calcext:conditional-format calcext:target-range-address="Tabelle1.P46:Tabelle1.P46">
            <calcext:condition calcext:apply-style-name="Unbenannt1" calcext:value="=0" calcext:base-cell-address="Tabelle1.P46"/>
          </calcext:conditional-format>
          <calcext:conditional-format calcext:target-range-address="Tabelle1.P47:Tabelle1.P47">
            <calcext:condition calcext:apply-style-name="Unbenannt1" calcext:value="=0" calcext:base-cell-address="Tabelle1.P47"/>
          </calcext:conditional-format>
          <calcext:conditional-format calcext:target-range-address="Tabelle1.P48:Tabelle1.P48">
            <calcext:condition calcext:apply-style-name="Unbenannt1" calcext:value="=0" calcext:base-cell-address="Tabelle1.P48"/>
          </calcext:conditional-format>
          <calcext:conditional-format calcext:target-range-address="Tabelle1.P49:Tabelle1.P49">
            <calcext:condition calcext:apply-style-name="Unbenannt1" calcext:value="=0" calcext:base-cell-address="Tabelle1.P49"/>
          </calcext:conditional-format>
          <calcext:conditional-format calcext:target-range-address="Tabelle1.P50:Tabelle1.P50">
            <calcext:condition calcext:apply-style-name="Unbenannt1" calcext:value="=0" calcext:base-cell-address="Tabelle1.P50"/>
          </calcext:conditional-format>
          <calcext:conditional-format calcext:target-range-address="Tabelle1.P51:Tabelle1.P51">
            <calcext:condition calcext:apply-style-name="Unbenannt1" calcext:value="=0" calcext:base-cell-address="Tabelle1.P51"/>
          </calcext:conditional-format>
          <calcext:conditional-format calcext:target-range-address="Tabelle1.P52:Tabelle1.P52">
            <calcext:condition calcext:apply-style-name="Unbenannt1" calcext:value="=0" calcext:base-cell-address="Tabelle1.P52"/>
          </calcext:conditional-format>
          <calcext:conditional-format calcext:target-range-address="Tabelle1.P53:Tabelle1.P53">
            <calcext:condition calcext:apply-style-name="Unbenannt1" calcext:value="=0" calcext:base-cell-address="Tabelle1.P53"/>
          </calcext:conditional-format>
          <calcext:conditional-format calcext:target-range-address="Tabelle1.P54:Tabelle1.P77">
            <calcext:condition calcext:apply-style-name="Unbenannt1" calcext:value="=0" calcext:base-cell-address="Tabelle1.P54"/>
          </calcext:conditional-format>
          <calcext:conditional-format calcext:target-range-address="Tabelle1.P78:Tabelle1.P101">
            <calcext:condition calcext:apply-style-name="Unbenannt1" calcext:value="=0" calcext:base-cell-address="Tabelle1.P78"/>
          </calcext:conditional-format>
          <calcext:conditional-format calcext:target-range-address="Tabelle1.O5:Tabelle1.O13">
            <calcext:condition calcext:apply-style-name="Unbenannt1" calcext:value="=0" calcext:base-cell-address="Tabelle1.O5"/>
          </calcext:conditional-format>
          <calcext:conditional-format calcext:target-range-address="Tabelle1.O14:Tabelle1.O14">
            <calcext:condition calcext:apply-style-name="Unbenannt1" calcext:value="=0" calcext:base-cell-address="Tabelle1.O14"/>
          </calcext:conditional-format>
          <calcext:conditional-format calcext:target-range-address="Tabelle1.O15:Tabelle1.O15">
            <calcext:condition calcext:apply-style-name="Unbenannt1" calcext:value="=0" calcext:base-cell-address="Tabelle1.O15"/>
          </calcext:conditional-format>
          <calcext:conditional-format calcext:target-range-address="Tabelle1.O27:Tabelle1.O27">
            <calcext:condition calcext:apply-style-name="Unbenannt1" calcext:value="=0" calcext:base-cell-address="Tabelle1.O27"/>
          </calcext:conditional-format>
          <calcext:conditional-format calcext:target-range-address="Tabelle1.O28:Tabelle1.O28">
            <calcext:condition calcext:apply-style-name="Unbenannt1" calcext:value="=0" calcext:base-cell-address="Tabelle1.O28"/>
          </calcext:conditional-format>
          <calcext:conditional-format calcext:target-range-address="Tabelle1.O29:Tabelle1.O29">
            <calcext:condition calcext:apply-style-name="Unbenannt1" calcext:value="=0" calcext:base-cell-address="Tabelle1.O29"/>
          </calcext:conditional-format>
          <calcext:conditional-format calcext:target-range-address="Tabelle1.O30:Tabelle1.O30">
            <calcext:condition calcext:apply-style-name="Unbenannt1" calcext:value="=0" calcext:base-cell-address="Tabelle1.O30"/>
          </calcext:conditional-format>
          <calcext:conditional-format calcext:target-range-address="Tabelle1.O31:Tabelle1.O31">
            <calcext:condition calcext:apply-style-name="Unbenannt1" calcext:value="=0" calcext:base-cell-address="Tabelle1.O31"/>
          </calcext:conditional-format>
          <calcext:conditional-format calcext:target-range-address="Tabelle1.O32:Tabelle1.O32">
            <calcext:condition calcext:apply-style-name="Unbenannt1" calcext:value="=0" calcext:base-cell-address="Tabelle1.O32"/>
          </calcext:conditional-format>
          <calcext:conditional-format calcext:target-range-address="Tabelle1.O33:Tabelle1.O33">
            <calcext:condition calcext:apply-style-name="Unbenannt1" calcext:value="=0" calcext:base-cell-address="Tabelle1.O33"/>
          </calcext:conditional-format>
          <calcext:conditional-format calcext:target-range-address="Tabelle1.O34:Tabelle1.O34">
            <calcext:condition calcext:apply-style-name="Unbenannt1" calcext:value="=0" calcext:base-cell-address="Tabelle1.O34"/>
          </calcext:conditional-format>
          <calcext:conditional-format calcext:target-range-address="Tabelle1.O35:Tabelle1.O35">
            <calcext:condition calcext:apply-style-name="Unbenannt1" calcext:value="=0" calcext:base-cell-address="Tabelle1.O35"/>
          </calcext:conditional-format>
          <calcext:conditional-format calcext:target-range-address="Tabelle1.O36:Tabelle1.O36">
            <calcext:condition calcext:apply-style-name="Unbenannt1" calcext:value="=0" calcext:base-cell-address="Tabelle1.O36"/>
          </calcext:conditional-format>
          <calcext:conditional-format calcext:target-range-address="Tabelle1.O37:Tabelle1.O37">
            <calcext:condition calcext:apply-style-name="Unbenannt1" calcext:value="=0" calcext:base-cell-address="Tabelle1.O37"/>
          </calcext:conditional-format>
          <calcext:conditional-format calcext:target-range-address="Tabelle1.O38:Tabelle1.O38">
            <calcext:condition calcext:apply-style-name="Unbenannt1" calcext:value="=0" calcext:base-cell-address="Tabelle1.O38"/>
          </calcext:conditional-format>
          <calcext:conditional-format calcext:target-range-address="Tabelle1.O39:Tabelle1.O39">
            <calcext:condition calcext:apply-style-name="Unbenannt1" calcext:value="=0" calcext:base-cell-address="Tabelle1.O39"/>
          </calcext:conditional-format>
          <calcext:conditional-format calcext:target-range-address="Tabelle1.O40:Tabelle1.O40">
            <calcext:condition calcext:apply-style-name="Unbenannt1" calcext:value="=0" calcext:base-cell-address="Tabelle1.O40"/>
          </calcext:conditional-format>
          <calcext:conditional-format calcext:target-range-address="Tabelle1.O41:Tabelle1.O41">
            <calcext:condition calcext:apply-style-name="Unbenannt1" calcext:value="=0" calcext:base-cell-address="Tabelle1.O41"/>
          </calcext:conditional-format>
          <calcext:conditional-format calcext:target-range-address="Tabelle1.O42:Tabelle1.O42">
            <calcext:condition calcext:apply-style-name="Unbenannt1" calcext:value="=0" calcext:base-cell-address="Tabelle1.O42"/>
          </calcext:conditional-format>
          <calcext:conditional-format calcext:target-range-address="Tabelle1.O43:Tabelle1.O43">
            <calcext:condition calcext:apply-style-name="Unbenannt1" calcext:value="=0" calcext:base-cell-address="Tabelle1.O43"/>
          </calcext:conditional-format>
          <calcext:conditional-format calcext:target-range-address="Tabelle1.O44:Tabelle1.O44">
            <calcext:condition calcext:apply-style-name="Unbenannt1" calcext:value="=0" calcext:base-cell-address="Tabelle1.O44"/>
          </calcext:conditional-format>
          <calcext:conditional-format calcext:target-range-address="Tabelle1.O45:Tabelle1.O45">
            <calcext:condition calcext:apply-style-name="Unbenannt1" calcext:value="=0" calcext:base-cell-address="Tabelle1.O45"/>
          </calcext:conditional-format>
          <calcext:conditional-format calcext:target-range-address="Tabelle1.O46:Tabelle1.O46">
            <calcext:condition calcext:apply-style-name="Unbenannt1" calcext:value="=0" calcext:base-cell-address="Tabelle1.O46"/>
          </calcext:conditional-format>
          <calcext:conditional-format calcext:target-range-address="Tabelle1.O47:Tabelle1.O47">
            <calcext:condition calcext:apply-style-name="Unbenannt1" calcext:value="=0" calcext:base-cell-address="Tabelle1.O47"/>
          </calcext:conditional-format>
          <calcext:conditional-format calcext:target-range-address="Tabelle1.O48:Tabelle1.O48">
            <calcext:condition calcext:apply-style-name="Unbenannt1" calcext:value="=0" calcext:base-cell-address="Tabelle1.O48"/>
          </calcext:conditional-format>
          <calcext:conditional-format calcext:target-range-address="Tabelle1.O49:Tabelle1.O49">
            <calcext:condition calcext:apply-style-name="Unbenannt1" calcext:value="=0" calcext:base-cell-address="Tabelle1.O49"/>
          </calcext:conditional-format>
          <calcext:conditional-format calcext:target-range-address="Tabelle1.O50:Tabelle1.O50">
            <calcext:condition calcext:apply-style-name="Unbenannt1" calcext:value="=0" calcext:base-cell-address="Tabelle1.O50"/>
          </calcext:conditional-format>
          <calcext:conditional-format calcext:target-range-address="Tabelle1.O51:Tabelle1.O51">
            <calcext:condition calcext:apply-style-name="Unbenannt1" calcext:value="=0" calcext:base-cell-address="Tabelle1.O51"/>
          </calcext:conditional-format>
          <calcext:conditional-format calcext:target-range-address="Tabelle1.O52:Tabelle1.O52">
            <calcext:condition calcext:apply-style-name="Unbenannt1" calcext:value="=0" calcext:base-cell-address="Tabelle1.O52"/>
          </calcext:conditional-format>
          <calcext:conditional-format calcext:target-range-address="Tabelle1.O53:Tabelle1.O53">
            <calcext:condition calcext:apply-style-name="Unbenannt1" calcext:value="=0" calcext:base-cell-address="Tabelle1.O53"/>
          </calcext:conditional-format>
          <calcext:conditional-format calcext:target-range-address="Tabelle1.O54:Tabelle1.O62">
            <calcext:condition calcext:apply-style-name="Unbenannt1" calcext:value="=0" calcext:base-cell-address="Tabelle1.O54"/>
          </calcext:conditional-format>
          <calcext:conditional-format calcext:target-range-address="Tabelle1.O63:Tabelle1.O63">
            <calcext:condition calcext:apply-style-name="Unbenannt1" calcext:value="=0" calcext:base-cell-address="Tabelle1.O63"/>
          </calcext:conditional-format>
          <calcext:conditional-format calcext:target-range-address="Tabelle1.O64:Tabelle1.O64">
            <calcext:condition calcext:apply-style-name="Unbenannt1" calcext:value="=0" calcext:base-cell-address="Tabelle1.O64"/>
          </calcext:conditional-format>
          <calcext:conditional-format calcext:target-range-address="Tabelle1.O65:Tabelle1.O65">
            <calcext:condition calcext:apply-style-name="Unbenannt1" calcext:value="=0" calcext:base-cell-address="Tabelle1.O65"/>
          </calcext:conditional-format>
          <calcext:conditional-format calcext:target-range-address="Tabelle1.O66:Tabelle1.O66">
            <calcext:condition calcext:apply-style-name="Unbenannt1" calcext:value="=0" calcext:base-cell-address="Tabelle1.O66"/>
          </calcext:conditional-format>
          <calcext:conditional-format calcext:target-range-address="Tabelle1.O67:Tabelle1.O67">
            <calcext:condition calcext:apply-style-name="Unbenannt1" calcext:value="=0" calcext:base-cell-address="Tabelle1.O67"/>
          </calcext:conditional-format>
          <calcext:conditional-format calcext:target-range-address="Tabelle1.O68:Tabelle1.O68">
            <calcext:condition calcext:apply-style-name="Unbenannt1" calcext:value="=0" calcext:base-cell-address="Tabelle1.O68"/>
          </calcext:conditional-format>
          <calcext:conditional-format calcext:target-range-address="Tabelle1.O69:Tabelle1.O69">
            <calcext:condition calcext:apply-style-name="Unbenannt1" calcext:value="=0" calcext:base-cell-address="Tabelle1.O69"/>
          </calcext:conditional-format>
          <calcext:conditional-format calcext:target-range-address="Tabelle1.O70:Tabelle1.O70">
            <calcext:condition calcext:apply-style-name="Unbenannt1" calcext:value="=0" calcext:base-cell-address="Tabelle1.O70"/>
          </calcext:conditional-format>
          <calcext:conditional-format calcext:target-range-address="Tabelle1.O71:Tabelle1.O71">
            <calcext:condition calcext:apply-style-name="Unbenannt1" calcext:value="=0" calcext:base-cell-address="Tabelle1.O71"/>
          </calcext:conditional-format>
          <calcext:conditional-format calcext:target-range-address="Tabelle1.O72:Tabelle1.O72">
            <calcext:condition calcext:apply-style-name="Unbenannt1" calcext:value="=0" calcext:base-cell-address="Tabelle1.O72"/>
          </calcext:conditional-format>
          <calcext:conditional-format calcext:target-range-address="Tabelle1.O73:Tabelle1.O73">
            <calcext:condition calcext:apply-style-name="Unbenannt1" calcext:value="=0" calcext:base-cell-address="Tabelle1.O73"/>
          </calcext:conditional-format>
          <calcext:conditional-format calcext:target-range-address="Tabelle1.O74:Tabelle1.O74">
            <calcext:condition calcext:apply-style-name="Unbenannt1" calcext:value="=0" calcext:base-cell-address="Tabelle1.O74"/>
          </calcext:conditional-format>
          <calcext:conditional-format calcext:target-range-address="Tabelle1.O75:Tabelle1.O75">
            <calcext:condition calcext:apply-style-name="Unbenannt1" calcext:value="=0" calcext:base-cell-address="Tabelle1.O75"/>
          </calcext:conditional-format>
          <calcext:conditional-format calcext:target-range-address="Tabelle1.O76:Tabelle1.O76">
            <calcext:condition calcext:apply-style-name="Unbenannt1" calcext:value="=0" calcext:base-cell-address="Tabelle1.O76"/>
          </calcext:conditional-format>
          <calcext:conditional-format calcext:target-range-address="Tabelle1.O77:Tabelle1.O77">
            <calcext:condition calcext:apply-style-name="Unbenannt1" calcext:value="=0" calcext:base-cell-address="Tabelle1.O77"/>
          </calcext:conditional-format>
          <calcext:conditional-format calcext:target-range-address="Tabelle1.O78:Tabelle1.O78">
            <calcext:condition calcext:apply-style-name="Unbenannt1" calcext:value="=0" calcext:base-cell-address="Tabelle1.O78"/>
          </calcext:conditional-format>
          <calcext:conditional-format calcext:target-range-address="Tabelle1.O79:Tabelle1.O79">
            <calcext:condition calcext:apply-style-name="Unbenannt1" calcext:value="=0" calcext:base-cell-address="Tabelle1.O79"/>
          </calcext:conditional-format>
          <calcext:conditional-format calcext:target-range-address="Tabelle1.O80:Tabelle1.O80">
            <calcext:condition calcext:apply-style-name="Unbenannt1" calcext:value="=0" calcext:base-cell-address="Tabelle1.O80"/>
          </calcext:conditional-format>
          <calcext:conditional-format calcext:target-range-address="Tabelle1.O81:Tabelle1.O81">
            <calcext:condition calcext:apply-style-name="Unbenannt1" calcext:value="=0" calcext:base-cell-address="Tabelle1.O81"/>
          </calcext:conditional-format>
          <calcext:conditional-format calcext:target-range-address="Tabelle1.O82:Tabelle1.O82">
            <calcext:condition calcext:apply-style-name="Unbenannt1" calcext:value="=0" calcext:base-cell-address="Tabelle1.O82"/>
          </calcext:conditional-format>
          <calcext:conditional-format calcext:target-range-address="Tabelle1.O83:Tabelle1.O83">
            <calcext:condition calcext:apply-style-name="Unbenannt1" calcext:value="=0" calcext:base-cell-address="Tabelle1.O83"/>
          </calcext:conditional-format>
          <calcext:conditional-format calcext:target-range-address="Tabelle1.O84:Tabelle1.O84">
            <calcext:condition calcext:apply-style-name="Unbenannt1" calcext:value="=0" calcext:base-cell-address="Tabelle1.O84"/>
          </calcext:conditional-format>
          <calcext:conditional-format calcext:target-range-address="Tabelle1.O85:Tabelle1.O85">
            <calcext:condition calcext:apply-style-name="Unbenannt1" calcext:value="=0" calcext:base-cell-address="Tabelle1.O85"/>
          </calcext:conditional-format>
          <calcext:conditional-format calcext:target-range-address="Tabelle1.O86:Tabelle1.O86">
            <calcext:condition calcext:apply-style-name="Unbenannt1" calcext:value="=0" calcext:base-cell-address="Tabelle1.O86"/>
          </calcext:conditional-format>
          <calcext:conditional-format calcext:target-range-address="Tabelle1.O87:Tabelle1.O87">
            <calcext:condition calcext:apply-style-name="Unbenannt1" calcext:value="=0" calcext:base-cell-address="Tabelle1.O87"/>
          </calcext:conditional-format>
          <calcext:conditional-format calcext:target-range-address="Tabelle1.O88:Tabelle1.O88">
            <calcext:condition calcext:apply-style-name="Unbenannt1" calcext:value="=0" calcext:base-cell-address="Tabelle1.O88"/>
          </calcext:conditional-format>
          <calcext:conditional-format calcext:target-range-address="Tabelle1.O89:Tabelle1.O89">
            <calcext:condition calcext:apply-style-name="Unbenannt1" calcext:value="=0" calcext:base-cell-address="Tabelle1.O89"/>
          </calcext:conditional-format>
          <calcext:conditional-format calcext:target-range-address="Tabelle1.O90:Tabelle1.O90">
            <calcext:condition calcext:apply-style-name="Unbenannt1" calcext:value="=0" calcext:base-cell-address="Tabelle1.O90"/>
          </calcext:conditional-format>
          <calcext:conditional-format calcext:target-range-address="Tabelle1.O91:Tabelle1.O91">
            <calcext:condition calcext:apply-style-name="Unbenannt1" calcext:value="=0" calcext:base-cell-address="Tabelle1.O91"/>
          </calcext:conditional-format>
          <calcext:conditional-format calcext:target-range-address="Tabelle1.O92:Tabelle1.O92">
            <calcext:condition calcext:apply-style-name="Unbenannt1" calcext:value="=0" calcext:base-cell-address="Tabelle1.O92"/>
          </calcext:conditional-format>
          <calcext:conditional-format calcext:target-range-address="Tabelle1.O93:Tabelle1.O93">
            <calcext:condition calcext:apply-style-name="Unbenannt1" calcext:value="=0" calcext:base-cell-address="Tabelle1.O93"/>
          </calcext:conditional-format>
          <calcext:conditional-format calcext:target-range-address="Tabelle1.O94:Tabelle1.O94">
            <calcext:condition calcext:apply-style-name="Unbenannt1" calcext:value="=0" calcext:base-cell-address="Tabelle1.O94"/>
          </calcext:conditional-format>
          <calcext:conditional-format calcext:target-range-address="Tabelle1.O95:Tabelle1.O95">
            <calcext:condition calcext:apply-style-name="Unbenannt1" calcext:value="=0" calcext:base-cell-address="Tabelle1.O95"/>
          </calcext:conditional-format>
          <calcext:conditional-format calcext:target-range-address="Tabelle1.O96:Tabelle1.O96">
            <calcext:condition calcext:apply-style-name="Unbenannt1" calcext:value="=0" calcext:base-cell-address="Tabelle1.O96"/>
          </calcext:conditional-format>
          <calcext:conditional-format calcext:target-range-address="Tabelle1.O97:Tabelle1.O97">
            <calcext:condition calcext:apply-style-name="Unbenannt1" calcext:value="=0" calcext:base-cell-address="Tabelle1.O97"/>
          </calcext:conditional-format>
          <calcext:conditional-format calcext:target-range-address="Tabelle1.O98:Tabelle1.O98">
            <calcext:condition calcext:apply-style-name="Unbenannt1" calcext:value="=0" calcext:base-cell-address="Tabelle1.O98"/>
          </calcext:conditional-format>
          <calcext:conditional-format calcext:target-range-address="Tabelle1.O99:Tabelle1.O99">
            <calcext:condition calcext:apply-style-name="Unbenannt1" calcext:value="=0" calcext:base-cell-address="Tabelle1.O99"/>
          </calcext:conditional-format>
          <calcext:conditional-format calcext:target-range-address="Tabelle1.O100:Tabelle1.O100">
            <calcext:condition calcext:apply-style-name="Unbenannt1" calcext:value="=0" calcext:base-cell-address="Tabelle1.O100"/>
          </calcext:conditional-format>
          <calcext:conditional-format calcext:target-range-address="Tabelle1.O101:Tabelle1.O101">
            <calcext:condition calcext:apply-style-name="Unbenannt1" calcext:value="=0" calcext:base-cell-address="Tabelle1.O101"/>
          </calcext:conditional-format>
          <calcext:conditional-format calcext:target-range-address="Tabelle1.O102:Tabelle1.O125">
            <calcext:condition calcext:apply-style-name="Unbenannt1" calcext:value="=0" calcext:base-cell-address="Tabelle1.O102"/>
          </calcext:conditional-format>
          <calcext:conditional-format calcext:target-range-address="Tabelle1.O126:Tabelle1.O149">
            <calcext:condition calcext:apply-style-name="Unbenannt1" calcext:value="=0" calcext:base-cell-address="Tabelle1.O126"/>
          </calcext:conditional-format>
          <calcext:conditional-format calcext:target-range-address="Tabelle1.O150:Tabelle1.O173">
            <calcext:condition calcext:apply-style-name="Unbenannt1" calcext:value="=0" calcext:base-cell-address="Tabelle1.O150"/>
          </calcext:conditional-format>
          <calcext:conditional-format calcext:target-range-address="Tabelle1.O174:Tabelle1.O197">
            <calcext:condition calcext:apply-style-name="Unbenannt1" calcext:value="=0" calcext:base-cell-address="Tabelle1.O174"/>
          </calcext:conditional-format>
          <calcext:conditional-format calcext:target-range-address="Tabelle1.N5:Tabelle1.N13">
            <calcext:condition calcext:apply-style-name="Unbenannt1" calcext:value="=0" calcext:base-cell-address="Tabelle1.N5"/>
          </calcext:conditional-format>
          <calcext:conditional-format calcext:target-range-address="Tabelle1.N14:Tabelle1.N14">
            <calcext:condition calcext:apply-style-name="Unbenannt1" calcext:value="=0" calcext:base-cell-address="Tabelle1.N14"/>
          </calcext:conditional-format>
          <calcext:conditional-format calcext:target-range-address="Tabelle1.N15:Tabelle1.N15">
            <calcext:condition calcext:apply-style-name="Unbenannt1" calcext:value="=0" calcext:base-cell-address="Tabelle1.N15"/>
          </calcext:conditional-format>
          <calcext:conditional-format calcext:target-range-address="Tabelle1.N27:Tabelle1.N27">
            <calcext:condition calcext:apply-style-name="Unbenannt1" calcext:value="=0" calcext:base-cell-address="Tabelle1.N27"/>
          </calcext:conditional-format>
          <calcext:conditional-format calcext:target-range-address="Tabelle1.N28:Tabelle1.N28">
            <calcext:condition calcext:apply-style-name="Unbenannt1" calcext:value="=0" calcext:base-cell-address="Tabelle1.N28"/>
          </calcext:conditional-format>
          <calcext:conditional-format calcext:target-range-address="Tabelle1.N29:Tabelle1.N29">
            <calcext:condition calcext:apply-style-name="Unbenannt1" calcext:value="=0" calcext:base-cell-address="Tabelle1.N29"/>
          </calcext:conditional-format>
          <calcext:conditional-format calcext:target-range-address="Tabelle1.N30:Tabelle1.N30">
            <calcext:condition calcext:apply-style-name="Unbenannt1" calcext:value="=0" calcext:base-cell-address="Tabelle1.N30"/>
          </calcext:conditional-format>
          <calcext:conditional-format calcext:target-range-address="Tabelle1.N31:Tabelle1.N31">
            <calcext:condition calcext:apply-style-name="Unbenannt1" calcext:value="=0" calcext:base-cell-address="Tabelle1.N31"/>
          </calcext:conditional-format>
          <calcext:conditional-format calcext:target-range-address="Tabelle1.N32:Tabelle1.N32">
            <calcext:condition calcext:apply-style-name="Unbenannt1" calcext:value="=0" calcext:base-cell-address="Tabelle1.N32"/>
          </calcext:conditional-format>
          <calcext:conditional-format calcext:target-range-address="Tabelle1.N33:Tabelle1.N33">
            <calcext:condition calcext:apply-style-name="Unbenannt1" calcext:value="=0" calcext:base-cell-address="Tabelle1.N33"/>
          </calcext:conditional-format>
          <calcext:conditional-format calcext:target-range-address="Tabelle1.N34:Tabelle1.N34">
            <calcext:condition calcext:apply-style-name="Unbenannt1" calcext:value="=0" calcext:base-cell-address="Tabelle1.N34"/>
          </calcext:conditional-format>
          <calcext:conditional-format calcext:target-range-address="Tabelle1.N35:Tabelle1.N35">
            <calcext:condition calcext:apply-style-name="Unbenannt1" calcext:value="=0" calcext:base-cell-address="Tabelle1.N35"/>
          </calcext:conditional-format>
          <calcext:conditional-format calcext:target-range-address="Tabelle1.N36:Tabelle1.N36">
            <calcext:condition calcext:apply-style-name="Unbenannt1" calcext:value="=0" calcext:base-cell-address="Tabelle1.N36"/>
          </calcext:conditional-format>
          <calcext:conditional-format calcext:target-range-address="Tabelle1.N37:Tabelle1.N37">
            <calcext:condition calcext:apply-style-name="Unbenannt1" calcext:value="=0" calcext:base-cell-address="Tabelle1.N37"/>
          </calcext:conditional-format>
          <calcext:conditional-format calcext:target-range-address="Tabelle1.N38:Tabelle1.N38">
            <calcext:condition calcext:apply-style-name="Unbenannt1" calcext:value="=0" calcext:base-cell-address="Tabelle1.N38"/>
          </calcext:conditional-format>
          <calcext:conditional-format calcext:target-range-address="Tabelle1.N39:Tabelle1.N39">
            <calcext:condition calcext:apply-style-name="Unbenannt1" calcext:value="=0" calcext:base-cell-address="Tabelle1.N39"/>
          </calcext:conditional-format>
          <calcext:conditional-format calcext:target-range-address="Tabelle1.N40:Tabelle1.N40">
            <calcext:condition calcext:apply-style-name="Unbenannt1" calcext:value="=0" calcext:base-cell-address="Tabelle1.N40"/>
          </calcext:conditional-format>
          <calcext:conditional-format calcext:target-range-address="Tabelle1.N41:Tabelle1.N41">
            <calcext:condition calcext:apply-style-name="Unbenannt1" calcext:value="=0" calcext:base-cell-address="Tabelle1.N41"/>
          </calcext:conditional-format>
          <calcext:conditional-format calcext:target-range-address="Tabelle1.N42:Tabelle1.N42">
            <calcext:condition calcext:apply-style-name="Unbenannt1" calcext:value="=0" calcext:base-cell-address="Tabelle1.N42"/>
          </calcext:conditional-format>
          <calcext:conditional-format calcext:target-range-address="Tabelle1.N43:Tabelle1.N43">
            <calcext:condition calcext:apply-style-name="Unbenannt1" calcext:value="=0" calcext:base-cell-address="Tabelle1.N43"/>
          </calcext:conditional-format>
          <calcext:conditional-format calcext:target-range-address="Tabelle1.N44:Tabelle1.N44">
            <calcext:condition calcext:apply-style-name="Unbenannt1" calcext:value="=0" calcext:base-cell-address="Tabelle1.N44"/>
          </calcext:conditional-format>
          <calcext:conditional-format calcext:target-range-address="Tabelle1.N45:Tabelle1.N45">
            <calcext:condition calcext:apply-style-name="Unbenannt1" calcext:value="=0" calcext:base-cell-address="Tabelle1.N45"/>
          </calcext:conditional-format>
          <calcext:conditional-format calcext:target-range-address="Tabelle1.N46:Tabelle1.N46">
            <calcext:condition calcext:apply-style-name="Unbenannt1" calcext:value="=0" calcext:base-cell-address="Tabelle1.N46"/>
          </calcext:conditional-format>
          <calcext:conditional-format calcext:target-range-address="Tabelle1.N47:Tabelle1.N47">
            <calcext:condition calcext:apply-style-name="Unbenannt1" calcext:value="=0" calcext:base-cell-address="Tabelle1.N47"/>
          </calcext:conditional-format>
          <calcext:conditional-format calcext:target-range-address="Tabelle1.N48:Tabelle1.N48">
            <calcext:condition calcext:apply-style-name="Unbenannt1" calcext:value="=0" calcext:base-cell-address="Tabelle1.N48"/>
          </calcext:conditional-format>
          <calcext:conditional-format calcext:target-range-address="Tabelle1.N49:Tabelle1.N49">
            <calcext:condition calcext:apply-style-name="Unbenannt1" calcext:value="=0" calcext:base-cell-address="Tabelle1.N49"/>
          </calcext:conditional-format>
          <calcext:conditional-format calcext:target-range-address="Tabelle1.N50:Tabelle1.N50">
            <calcext:condition calcext:apply-style-name="Unbenannt1" calcext:value="=0" calcext:base-cell-address="Tabelle1.N50"/>
          </calcext:conditional-format>
          <calcext:conditional-format calcext:target-range-address="Tabelle1.N51:Tabelle1.N51">
            <calcext:condition calcext:apply-style-name="Unbenannt1" calcext:value="=0" calcext:base-cell-address="Tabelle1.N51"/>
          </calcext:conditional-format>
          <calcext:conditional-format calcext:target-range-address="Tabelle1.N52:Tabelle1.N52">
            <calcext:condition calcext:apply-style-name="Unbenannt1" calcext:value="=0" calcext:base-cell-address="Tabelle1.N52"/>
          </calcext:conditional-format>
          <calcext:conditional-format calcext:target-range-address="Tabelle1.N53:Tabelle1.N53">
            <calcext:condition calcext:apply-style-name="Unbenannt1" calcext:value="=0" calcext:base-cell-address="Tabelle1.N53"/>
          </calcext:conditional-format>
          <calcext:conditional-format calcext:target-range-address="Tabelle1.N54:Tabelle1.N62">
            <calcext:condition calcext:apply-style-name="Unbenannt1" calcext:value="=0" calcext:base-cell-address="Tabelle1.N54"/>
          </calcext:conditional-format>
          <calcext:conditional-format calcext:target-range-address="Tabelle1.N63:Tabelle1.N63">
            <calcext:condition calcext:apply-style-name="Unbenannt1" calcext:value="=0" calcext:base-cell-address="Tabelle1.N63"/>
          </calcext:conditional-format>
          <calcext:conditional-format calcext:target-range-address="Tabelle1.N64:Tabelle1.N64">
            <calcext:condition calcext:apply-style-name="Unbenannt1" calcext:value="=0" calcext:base-cell-address="Tabelle1.N64"/>
          </calcext:conditional-format>
          <calcext:conditional-format calcext:target-range-address="Tabelle1.N65:Tabelle1.N65">
            <calcext:condition calcext:apply-style-name="Unbenannt1" calcext:value="=0" calcext:base-cell-address="Tabelle1.N65"/>
          </calcext:conditional-format>
          <calcext:conditional-format calcext:target-range-address="Tabelle1.N66:Tabelle1.N66">
            <calcext:condition calcext:apply-style-name="Unbenannt1" calcext:value="=0" calcext:base-cell-address="Tabelle1.N66"/>
          </calcext:conditional-format>
          <calcext:conditional-format calcext:target-range-address="Tabelle1.N67:Tabelle1.N67">
            <calcext:condition calcext:apply-style-name="Unbenannt1" calcext:value="=0" calcext:base-cell-address="Tabelle1.N67"/>
          </calcext:conditional-format>
          <calcext:conditional-format calcext:target-range-address="Tabelle1.N68:Tabelle1.N68">
            <calcext:condition calcext:apply-style-name="Unbenannt1" calcext:value="=0" calcext:base-cell-address="Tabelle1.N68"/>
          </calcext:conditional-format>
          <calcext:conditional-format calcext:target-range-address="Tabelle1.N69:Tabelle1.N69">
            <calcext:condition calcext:apply-style-name="Unbenannt1" calcext:value="=0" calcext:base-cell-address="Tabelle1.N69"/>
          </calcext:conditional-format>
          <calcext:conditional-format calcext:target-range-address="Tabelle1.N70:Tabelle1.N70">
            <calcext:condition calcext:apply-style-name="Unbenannt1" calcext:value="=0" calcext:base-cell-address="Tabelle1.N70"/>
          </calcext:conditional-format>
          <calcext:conditional-format calcext:target-range-address="Tabelle1.N71:Tabelle1.N71">
            <calcext:condition calcext:apply-style-name="Unbenannt1" calcext:value="=0" calcext:base-cell-address="Tabelle1.N71"/>
          </calcext:conditional-format>
          <calcext:conditional-format calcext:target-range-address="Tabelle1.N72:Tabelle1.N72">
            <calcext:condition calcext:apply-style-name="Unbenannt1" calcext:value="=0" calcext:base-cell-address="Tabelle1.N72"/>
          </calcext:conditional-format>
          <calcext:conditional-format calcext:target-range-address="Tabelle1.N73:Tabelle1.N73">
            <calcext:condition calcext:apply-style-name="Unbenannt1" calcext:value="=0" calcext:base-cell-address="Tabelle1.N73"/>
          </calcext:conditional-format>
          <calcext:conditional-format calcext:target-range-address="Tabelle1.N74:Tabelle1.N74">
            <calcext:condition calcext:apply-style-name="Unbenannt1" calcext:value="=0" calcext:base-cell-address="Tabelle1.N74"/>
          </calcext:conditional-format>
          <calcext:conditional-format calcext:target-range-address="Tabelle1.N75:Tabelle1.N75">
            <calcext:condition calcext:apply-style-name="Unbenannt1" calcext:value="=0" calcext:base-cell-address="Tabelle1.N75"/>
          </calcext:conditional-format>
          <calcext:conditional-format calcext:target-range-address="Tabelle1.N76:Tabelle1.N76">
            <calcext:condition calcext:apply-style-name="Unbenannt1" calcext:value="=0" calcext:base-cell-address="Tabelle1.N76"/>
          </calcext:conditional-format>
          <calcext:conditional-format calcext:target-range-address="Tabelle1.N77:Tabelle1.N77">
            <calcext:condition calcext:apply-style-name="Unbenannt1" calcext:value="=0" calcext:base-cell-address="Tabelle1.N77"/>
          </calcext:conditional-format>
          <calcext:conditional-format calcext:target-range-address="Tabelle1.N78:Tabelle1.N78">
            <calcext:condition calcext:apply-style-name="Unbenannt1" calcext:value="=0" calcext:base-cell-address="Tabelle1.N78"/>
          </calcext:conditional-format>
          <calcext:conditional-format calcext:target-range-address="Tabelle1.N79:Tabelle1.N79">
            <calcext:condition calcext:apply-style-name="Unbenannt1" calcext:value="=0" calcext:base-cell-address="Tabelle1.N79"/>
          </calcext:conditional-format>
          <calcext:conditional-format calcext:target-range-address="Tabelle1.N80:Tabelle1.N80">
            <calcext:condition calcext:apply-style-name="Unbenannt1" calcext:value="=0" calcext:base-cell-address="Tabelle1.N80"/>
          </calcext:conditional-format>
          <calcext:conditional-format calcext:target-range-address="Tabelle1.N81:Tabelle1.N81">
            <calcext:condition calcext:apply-style-name="Unbenannt1" calcext:value="=0" calcext:base-cell-address="Tabelle1.N81"/>
          </calcext:conditional-format>
          <calcext:conditional-format calcext:target-range-address="Tabelle1.N82:Tabelle1.N82">
            <calcext:condition calcext:apply-style-name="Unbenannt1" calcext:value="=0" calcext:base-cell-address="Tabelle1.N82"/>
          </calcext:conditional-format>
          <calcext:conditional-format calcext:target-range-address="Tabelle1.N83:Tabelle1.N83">
            <calcext:condition calcext:apply-style-name="Unbenannt1" calcext:value="=0" calcext:base-cell-address="Tabelle1.N83"/>
          </calcext:conditional-format>
          <calcext:conditional-format calcext:target-range-address="Tabelle1.N84:Tabelle1.N84">
            <calcext:condition calcext:apply-style-name="Unbenannt1" calcext:value="=0" calcext:base-cell-address="Tabelle1.N84"/>
          </calcext:conditional-format>
          <calcext:conditional-format calcext:target-range-address="Tabelle1.N85:Tabelle1.N85">
            <calcext:condition calcext:apply-style-name="Unbenannt1" calcext:value="=0" calcext:base-cell-address="Tabelle1.N85"/>
          </calcext:conditional-format>
          <calcext:conditional-format calcext:target-range-address="Tabelle1.N86:Tabelle1.N86">
            <calcext:condition calcext:apply-style-name="Unbenannt1" calcext:value="=0" calcext:base-cell-address="Tabelle1.N86"/>
          </calcext:conditional-format>
          <calcext:conditional-format calcext:target-range-address="Tabelle1.N87:Tabelle1.N87">
            <calcext:condition calcext:apply-style-name="Unbenannt1" calcext:value="=0" calcext:base-cell-address="Tabelle1.N87"/>
          </calcext:conditional-format>
          <calcext:conditional-format calcext:target-range-address="Tabelle1.N88:Tabelle1.N88">
            <calcext:condition calcext:apply-style-name="Unbenannt1" calcext:value="=0" calcext:base-cell-address="Tabelle1.N88"/>
          </calcext:conditional-format>
          <calcext:conditional-format calcext:target-range-address="Tabelle1.N89:Tabelle1.N89">
            <calcext:condition calcext:apply-style-name="Unbenannt1" calcext:value="=0" calcext:base-cell-address="Tabelle1.N89"/>
          </calcext:conditional-format>
          <calcext:conditional-format calcext:target-range-address="Tabelle1.N90:Tabelle1.N90">
            <calcext:condition calcext:apply-style-name="Unbenannt1" calcext:value="=0" calcext:base-cell-address="Tabelle1.N90"/>
          </calcext:conditional-format>
          <calcext:conditional-format calcext:target-range-address="Tabelle1.N91:Tabelle1.N91">
            <calcext:condition calcext:apply-style-name="Unbenannt1" calcext:value="=0" calcext:base-cell-address="Tabelle1.N91"/>
          </calcext:conditional-format>
          <calcext:conditional-format calcext:target-range-address="Tabelle1.N92:Tabelle1.N92">
            <calcext:condition calcext:apply-style-name="Unbenannt1" calcext:value="=0" calcext:base-cell-address="Tabelle1.N92"/>
          </calcext:conditional-format>
          <calcext:conditional-format calcext:target-range-address="Tabelle1.N93:Tabelle1.N93">
            <calcext:condition calcext:apply-style-name="Unbenannt1" calcext:value="=0" calcext:base-cell-address="Tabelle1.N93"/>
          </calcext:conditional-format>
          <calcext:conditional-format calcext:target-range-address="Tabelle1.N94:Tabelle1.N94">
            <calcext:condition calcext:apply-style-name="Unbenannt1" calcext:value="=0" calcext:base-cell-address="Tabelle1.N94"/>
          </calcext:conditional-format>
          <calcext:conditional-format calcext:target-range-address="Tabelle1.N95:Tabelle1.N95">
            <calcext:condition calcext:apply-style-name="Unbenannt1" calcext:value="=0" calcext:base-cell-address="Tabelle1.N95"/>
          </calcext:conditional-format>
          <calcext:conditional-format calcext:target-range-address="Tabelle1.N96:Tabelle1.N96">
            <calcext:condition calcext:apply-style-name="Unbenannt1" calcext:value="=0" calcext:base-cell-address="Tabelle1.N96"/>
          </calcext:conditional-format>
          <calcext:conditional-format calcext:target-range-address="Tabelle1.N97:Tabelle1.N97">
            <calcext:condition calcext:apply-style-name="Unbenannt1" calcext:value="=0" calcext:base-cell-address="Tabelle1.N97"/>
          </calcext:conditional-format>
          <calcext:conditional-format calcext:target-range-address="Tabelle1.N98:Tabelle1.N98">
            <calcext:condition calcext:apply-style-name="Unbenannt1" calcext:value="=0" calcext:base-cell-address="Tabelle1.N98"/>
          </calcext:conditional-format>
          <calcext:conditional-format calcext:target-range-address="Tabelle1.N99:Tabelle1.N99">
            <calcext:condition calcext:apply-style-name="Unbenannt1" calcext:value="=0" calcext:base-cell-address="Tabelle1.N99"/>
          </calcext:conditional-format>
          <calcext:conditional-format calcext:target-range-address="Tabelle1.N100:Tabelle1.N100">
            <calcext:condition calcext:apply-style-name="Unbenannt1" calcext:value="=0" calcext:base-cell-address="Tabelle1.N100"/>
          </calcext:conditional-format>
          <calcext:conditional-format calcext:target-range-address="Tabelle1.N101:Tabelle1.N101">
            <calcext:condition calcext:apply-style-name="Unbenannt1" calcext:value="=0" calcext:base-cell-address="Tabelle1.N101"/>
          </calcext:conditional-format>
          <calcext:conditional-format calcext:target-range-address="Tabelle1.N102:Tabelle1.N110">
            <calcext:condition calcext:apply-style-name="Unbenannt1" calcext:value="=0" calcext:base-cell-address="Tabelle1.N102"/>
          </calcext:conditional-format>
          <calcext:conditional-format calcext:target-range-address="Tabelle1.N111:Tabelle1.N111">
            <calcext:condition calcext:apply-style-name="Unbenannt1" calcext:value="=0" calcext:base-cell-address="Tabelle1.N111"/>
          </calcext:conditional-format>
          <calcext:conditional-format calcext:target-range-address="Tabelle1.N112:Tabelle1.N112">
            <calcext:condition calcext:apply-style-name="Unbenannt1" calcext:value="=0" calcext:base-cell-address="Tabelle1.N112"/>
          </calcext:conditional-format>
          <calcext:conditional-format calcext:target-range-address="Tabelle1.N113:Tabelle1.N113">
            <calcext:condition calcext:apply-style-name="Unbenannt1" calcext:value="=0" calcext:base-cell-address="Tabelle1.N113"/>
          </calcext:conditional-format>
          <calcext:conditional-format calcext:target-range-address="Tabelle1.N114:Tabelle1.N114">
            <calcext:condition calcext:apply-style-name="Unbenannt1" calcext:value="=0" calcext:base-cell-address="Tabelle1.N114"/>
          </calcext:conditional-format>
          <calcext:conditional-format calcext:target-range-address="Tabelle1.N115:Tabelle1.N115">
            <calcext:condition calcext:apply-style-name="Unbenannt1" calcext:value="=0" calcext:base-cell-address="Tabelle1.N115"/>
          </calcext:conditional-format>
          <calcext:conditional-format calcext:target-range-address="Tabelle1.N116:Tabelle1.N116">
            <calcext:condition calcext:apply-style-name="Unbenannt1" calcext:value="=0" calcext:base-cell-address="Tabelle1.N116"/>
          </calcext:conditional-format>
          <calcext:conditional-format calcext:target-range-address="Tabelle1.N117:Tabelle1.N117">
            <calcext:condition calcext:apply-style-name="Unbenannt1" calcext:value="=0" calcext:base-cell-address="Tabelle1.N117"/>
          </calcext:conditional-format>
          <calcext:conditional-format calcext:target-range-address="Tabelle1.N118:Tabelle1.N118">
            <calcext:condition calcext:apply-style-name="Unbenannt1" calcext:value="=0" calcext:base-cell-address="Tabelle1.N118"/>
          </calcext:conditional-format>
          <calcext:conditional-format calcext:target-range-address="Tabelle1.N119:Tabelle1.N119">
            <calcext:condition calcext:apply-style-name="Unbenannt1" calcext:value="=0" calcext:base-cell-address="Tabelle1.N119"/>
          </calcext:conditional-format>
          <calcext:conditional-format calcext:target-range-address="Tabelle1.N120:Tabelle1.N120">
            <calcext:condition calcext:apply-style-name="Unbenannt1" calcext:value="=0" calcext:base-cell-address="Tabelle1.N120"/>
          </calcext:conditional-format>
          <calcext:conditional-format calcext:target-range-address="Tabelle1.N121:Tabelle1.N121">
            <calcext:condition calcext:apply-style-name="Unbenannt1" calcext:value="=0" calcext:base-cell-address="Tabelle1.N121"/>
          </calcext:conditional-format>
          <calcext:conditional-format calcext:target-range-address="Tabelle1.N122:Tabelle1.N122">
            <calcext:condition calcext:apply-style-name="Unbenannt1" calcext:value="=0" calcext:base-cell-address="Tabelle1.N122"/>
          </calcext:conditional-format>
          <calcext:conditional-format calcext:target-range-address="Tabelle1.N123:Tabelle1.N123">
            <calcext:condition calcext:apply-style-name="Unbenannt1" calcext:value="=0" calcext:base-cell-address="Tabelle1.N123"/>
          </calcext:conditional-format>
          <calcext:conditional-format calcext:target-range-address="Tabelle1.N124:Tabelle1.N124">
            <calcext:condition calcext:apply-style-name="Unbenannt1" calcext:value="=0" calcext:base-cell-address="Tabelle1.N124"/>
          </calcext:conditional-format>
          <calcext:conditional-format calcext:target-range-address="Tabelle1.N125:Tabelle1.N125">
            <calcext:condition calcext:apply-style-name="Unbenannt1" calcext:value="=0" calcext:base-cell-address="Tabelle1.N125"/>
          </calcext:conditional-format>
          <calcext:conditional-format calcext:target-range-address="Tabelle1.N126:Tabelle1.N126">
            <calcext:condition calcext:apply-style-name="Unbenannt1" calcext:value="=0" calcext:base-cell-address="Tabelle1.N126"/>
          </calcext:conditional-format>
          <calcext:conditional-format calcext:target-range-address="Tabelle1.N127:Tabelle1.N127">
            <calcext:condition calcext:apply-style-name="Unbenannt1" calcext:value="=0" calcext:base-cell-address="Tabelle1.N127"/>
          </calcext:conditional-format>
          <calcext:conditional-format calcext:target-range-address="Tabelle1.N128:Tabelle1.N128">
            <calcext:condition calcext:apply-style-name="Unbenannt1" calcext:value="=0" calcext:base-cell-address="Tabelle1.N128"/>
          </calcext:conditional-format>
          <calcext:conditional-format calcext:target-range-address="Tabelle1.N129:Tabelle1.N129">
            <calcext:condition calcext:apply-style-name="Unbenannt1" calcext:value="=0" calcext:base-cell-address="Tabelle1.N129"/>
          </calcext:conditional-format>
          <calcext:conditional-format calcext:target-range-address="Tabelle1.N130:Tabelle1.N130">
            <calcext:condition calcext:apply-style-name="Unbenannt1" calcext:value="=0" calcext:base-cell-address="Tabelle1.N130"/>
          </calcext:conditional-format>
          <calcext:conditional-format calcext:target-range-address="Tabelle1.N131:Tabelle1.N131">
            <calcext:condition calcext:apply-style-name="Unbenannt1" calcext:value="=0" calcext:base-cell-address="Tabelle1.N131"/>
          </calcext:conditional-format>
          <calcext:conditional-format calcext:target-range-address="Tabelle1.N132:Tabelle1.N132">
            <calcext:condition calcext:apply-style-name="Unbenannt1" calcext:value="=0" calcext:base-cell-address="Tabelle1.N132"/>
          </calcext:conditional-format>
          <calcext:conditional-format calcext:target-range-address="Tabelle1.N133:Tabelle1.N133">
            <calcext:condition calcext:apply-style-name="Unbenannt1" calcext:value="=0" calcext:base-cell-address="Tabelle1.N133"/>
          </calcext:conditional-format>
          <calcext:conditional-format calcext:target-range-address="Tabelle1.N134:Tabelle1.N134">
            <calcext:condition calcext:apply-style-name="Unbenannt1" calcext:value="=0" calcext:base-cell-address="Tabelle1.N134"/>
          </calcext:conditional-format>
          <calcext:conditional-format calcext:target-range-address="Tabelle1.N135:Tabelle1.N135">
            <calcext:condition calcext:apply-style-name="Unbenannt1" calcext:value="=0" calcext:base-cell-address="Tabelle1.N135"/>
          </calcext:conditional-format>
          <calcext:conditional-format calcext:target-range-address="Tabelle1.N136:Tabelle1.N136">
            <calcext:condition calcext:apply-style-name="Unbenannt1" calcext:value="=0" calcext:base-cell-address="Tabelle1.N136"/>
          </calcext:conditional-format>
          <calcext:conditional-format calcext:target-range-address="Tabelle1.N137:Tabelle1.N137">
            <calcext:condition calcext:apply-style-name="Unbenannt1" calcext:value="=0" calcext:base-cell-address="Tabelle1.N137"/>
          </calcext:conditional-format>
          <calcext:conditional-format calcext:target-range-address="Tabelle1.N138:Tabelle1.N138">
            <calcext:condition calcext:apply-style-name="Unbenannt1" calcext:value="=0" calcext:base-cell-address="Tabelle1.N138"/>
          </calcext:conditional-format>
          <calcext:conditional-format calcext:target-range-address="Tabelle1.N139:Tabelle1.N139">
            <calcext:condition calcext:apply-style-name="Unbenannt1" calcext:value="=0" calcext:base-cell-address="Tabelle1.N139"/>
          </calcext:conditional-format>
          <calcext:conditional-format calcext:target-range-address="Tabelle1.N140:Tabelle1.N140">
            <calcext:condition calcext:apply-style-name="Unbenannt1" calcext:value="=0" calcext:base-cell-address="Tabelle1.N140"/>
          </calcext:conditional-format>
          <calcext:conditional-format calcext:target-range-address="Tabelle1.N141:Tabelle1.N141">
            <calcext:condition calcext:apply-style-name="Unbenannt1" calcext:value="=0" calcext:base-cell-address="Tabelle1.N141"/>
          </calcext:conditional-format>
          <calcext:conditional-format calcext:target-range-address="Tabelle1.N142:Tabelle1.N142">
            <calcext:condition calcext:apply-style-name="Unbenannt1" calcext:value="=0" calcext:base-cell-address="Tabelle1.N142"/>
          </calcext:conditional-format>
          <calcext:conditional-format calcext:target-range-address="Tabelle1.N143:Tabelle1.N143">
            <calcext:condition calcext:apply-style-name="Unbenannt1" calcext:value="=0" calcext:base-cell-address="Tabelle1.N143"/>
          </calcext:conditional-format>
          <calcext:conditional-format calcext:target-range-address="Tabelle1.N144:Tabelle1.N144">
            <calcext:condition calcext:apply-style-name="Unbenannt1" calcext:value="=0" calcext:base-cell-address="Tabelle1.N144"/>
          </calcext:conditional-format>
          <calcext:conditional-format calcext:target-range-address="Tabelle1.N145:Tabelle1.N145">
            <calcext:condition calcext:apply-style-name="Unbenannt1" calcext:value="=0" calcext:base-cell-address="Tabelle1.N145"/>
          </calcext:conditional-format>
          <calcext:conditional-format calcext:target-range-address="Tabelle1.N146:Tabelle1.N146">
            <calcext:condition calcext:apply-style-name="Unbenannt1" calcext:value="=0" calcext:base-cell-address="Tabelle1.N146"/>
          </calcext:conditional-format>
          <calcext:conditional-format calcext:target-range-address="Tabelle1.N147:Tabelle1.N147">
            <calcext:condition calcext:apply-style-name="Unbenannt1" calcext:value="=0" calcext:base-cell-address="Tabelle1.N147"/>
          </calcext:conditional-format>
          <calcext:conditional-format calcext:target-range-address="Tabelle1.N148:Tabelle1.N148">
            <calcext:condition calcext:apply-style-name="Unbenannt1" calcext:value="=0" calcext:base-cell-address="Tabelle1.N148"/>
          </calcext:conditional-format>
          <calcext:conditional-format calcext:target-range-address="Tabelle1.N149:Tabelle1.N149">
            <calcext:condition calcext:apply-style-name="Unbenannt1" calcext:value="=0" calcext:base-cell-address="Tabelle1.N149"/>
          </calcext:conditional-format>
          <calcext:conditional-format calcext:target-range-address="Tabelle1.N150:Tabelle1.N158">
            <calcext:condition calcext:apply-style-name="Unbenannt1" calcext:value="=0" calcext:base-cell-address="Tabelle1.N150"/>
          </calcext:conditional-format>
          <calcext:conditional-format calcext:target-range-address="Tabelle1.N159:Tabelle1.N159">
            <calcext:condition calcext:apply-style-name="Unbenannt1" calcext:value="=0" calcext:base-cell-address="Tabelle1.N159"/>
          </calcext:conditional-format>
          <calcext:conditional-format calcext:target-range-address="Tabelle1.N160:Tabelle1.N160">
            <calcext:condition calcext:apply-style-name="Unbenannt1" calcext:value="=0" calcext:base-cell-address="Tabelle1.N160"/>
          </calcext:conditional-format>
          <calcext:conditional-format calcext:target-range-address="Tabelle1.N161:Tabelle1.N161">
            <calcext:condition calcext:apply-style-name="Unbenannt1" calcext:value="=0" calcext:base-cell-address="Tabelle1.N161"/>
          </calcext:conditional-format>
          <calcext:conditional-format calcext:target-range-address="Tabelle1.N162:Tabelle1.N162">
            <calcext:condition calcext:apply-style-name="Unbenannt1" calcext:value="=0" calcext:base-cell-address="Tabelle1.N162"/>
          </calcext:conditional-format>
          <calcext:conditional-format calcext:target-range-address="Tabelle1.N163:Tabelle1.N163">
            <calcext:condition calcext:apply-style-name="Unbenannt1" calcext:value="=0" calcext:base-cell-address="Tabelle1.N163"/>
          </calcext:conditional-format>
          <calcext:conditional-format calcext:target-range-address="Tabelle1.N164:Tabelle1.N164">
            <calcext:condition calcext:apply-style-name="Unbenannt1" calcext:value="=0" calcext:base-cell-address="Tabelle1.N164"/>
          </calcext:conditional-format>
          <calcext:conditional-format calcext:target-range-address="Tabelle1.N165:Tabelle1.N165">
            <calcext:condition calcext:apply-style-name="Unbenannt1" calcext:value="=0" calcext:base-cell-address="Tabelle1.N165"/>
          </calcext:conditional-format>
          <calcext:conditional-format calcext:target-range-address="Tabelle1.N166:Tabelle1.N166">
            <calcext:condition calcext:apply-style-name="Unbenannt1" calcext:value="=0" calcext:base-cell-address="Tabelle1.N166"/>
          </calcext:conditional-format>
          <calcext:conditional-format calcext:target-range-address="Tabelle1.N167:Tabelle1.N167">
            <calcext:condition calcext:apply-style-name="Unbenannt1" calcext:value="=0" calcext:base-cell-address="Tabelle1.N167"/>
          </calcext:conditional-format>
          <calcext:conditional-format calcext:target-range-address="Tabelle1.N168:Tabelle1.N168">
            <calcext:condition calcext:apply-style-name="Unbenannt1" calcext:value="=0" calcext:base-cell-address="Tabelle1.N168"/>
          </calcext:conditional-format>
          <calcext:conditional-format calcext:target-range-address="Tabelle1.N169:Tabelle1.N169">
            <calcext:condition calcext:apply-style-name="Unbenannt1" calcext:value="=0" calcext:base-cell-address="Tabelle1.N169"/>
          </calcext:conditional-format>
          <calcext:conditional-format calcext:target-range-address="Tabelle1.N170:Tabelle1.N170">
            <calcext:condition calcext:apply-style-name="Unbenannt1" calcext:value="=0" calcext:base-cell-address="Tabelle1.N170"/>
          </calcext:conditional-format>
          <calcext:conditional-format calcext:target-range-address="Tabelle1.N171:Tabelle1.N171">
            <calcext:condition calcext:apply-style-name="Unbenannt1" calcext:value="=0" calcext:base-cell-address="Tabelle1.N171"/>
          </calcext:conditional-format>
          <calcext:conditional-format calcext:target-range-address="Tabelle1.N172:Tabelle1.N172">
            <calcext:condition calcext:apply-style-name="Unbenannt1" calcext:value="=0" calcext:base-cell-address="Tabelle1.N172"/>
          </calcext:conditional-format>
          <calcext:conditional-format calcext:target-range-address="Tabelle1.N173:Tabelle1.N173">
            <calcext:condition calcext:apply-style-name="Unbenannt1" calcext:value="=0" calcext:base-cell-address="Tabelle1.N173"/>
          </calcext:conditional-format>
          <calcext:conditional-format calcext:target-range-address="Tabelle1.N174:Tabelle1.N174">
            <calcext:condition calcext:apply-style-name="Unbenannt1" calcext:value="=0" calcext:base-cell-address="Tabelle1.N174"/>
          </calcext:conditional-format>
          <calcext:conditional-format calcext:target-range-address="Tabelle1.N175:Tabelle1.N175">
            <calcext:condition calcext:apply-style-name="Unbenannt1" calcext:value="=0" calcext:base-cell-address="Tabelle1.N175"/>
          </calcext:conditional-format>
          <calcext:conditional-format calcext:target-range-address="Tabelle1.N176:Tabelle1.N176">
            <calcext:condition calcext:apply-style-name="Unbenannt1" calcext:value="=0" calcext:base-cell-address="Tabelle1.N176"/>
          </calcext:conditional-format>
          <calcext:conditional-format calcext:target-range-address="Tabelle1.N177:Tabelle1.N177">
            <calcext:condition calcext:apply-style-name="Unbenannt1" calcext:value="=0" calcext:base-cell-address="Tabelle1.N177"/>
          </calcext:conditional-format>
          <calcext:conditional-format calcext:target-range-address="Tabelle1.N178:Tabelle1.N178">
            <calcext:condition calcext:apply-style-name="Unbenannt1" calcext:value="=0" calcext:base-cell-address="Tabelle1.N178"/>
          </calcext:conditional-format>
          <calcext:conditional-format calcext:target-range-address="Tabelle1.N179:Tabelle1.N179">
            <calcext:condition calcext:apply-style-name="Unbenannt1" calcext:value="=0" calcext:base-cell-address="Tabelle1.N179"/>
          </calcext:conditional-format>
          <calcext:conditional-format calcext:target-range-address="Tabelle1.N180:Tabelle1.N180">
            <calcext:condition calcext:apply-style-name="Unbenannt1" calcext:value="=0" calcext:base-cell-address="Tabelle1.N180"/>
          </calcext:conditional-format>
          <calcext:conditional-format calcext:target-range-address="Tabelle1.N181:Tabelle1.N181">
            <calcext:condition calcext:apply-style-name="Unbenannt1" calcext:value="=0" calcext:base-cell-address="Tabelle1.N181"/>
          </calcext:conditional-format>
          <calcext:conditional-format calcext:target-range-address="Tabelle1.N182:Tabelle1.N182">
            <calcext:condition calcext:apply-style-name="Unbenannt1" calcext:value="=0" calcext:base-cell-address="Tabelle1.N182"/>
          </calcext:conditional-format>
          <calcext:conditional-format calcext:target-range-address="Tabelle1.N183:Tabelle1.N183">
            <calcext:condition calcext:apply-style-name="Unbenannt1" calcext:value="=0" calcext:base-cell-address="Tabelle1.N183"/>
          </calcext:conditional-format>
          <calcext:conditional-format calcext:target-range-address="Tabelle1.N184:Tabelle1.N184">
            <calcext:condition calcext:apply-style-name="Unbenannt1" calcext:value="=0" calcext:base-cell-address="Tabelle1.N184"/>
          </calcext:conditional-format>
          <calcext:conditional-format calcext:target-range-address="Tabelle1.N185:Tabelle1.N185">
            <calcext:condition calcext:apply-style-name="Unbenannt1" calcext:value="=0" calcext:base-cell-address="Tabelle1.N185"/>
          </calcext:conditional-format>
          <calcext:conditional-format calcext:target-range-address="Tabelle1.N186:Tabelle1.N186">
            <calcext:condition calcext:apply-style-name="Unbenannt1" calcext:value="=0" calcext:base-cell-address="Tabelle1.N186"/>
          </calcext:conditional-format>
          <calcext:conditional-format calcext:target-range-address="Tabelle1.N187:Tabelle1.N187">
            <calcext:condition calcext:apply-style-name="Unbenannt1" calcext:value="=0" calcext:base-cell-address="Tabelle1.N187"/>
          </calcext:conditional-format>
          <calcext:conditional-format calcext:target-range-address="Tabelle1.N188:Tabelle1.N188">
            <calcext:condition calcext:apply-style-name="Unbenannt1" calcext:value="=0" calcext:base-cell-address="Tabelle1.N188"/>
          </calcext:conditional-format>
          <calcext:conditional-format calcext:target-range-address="Tabelle1.N189:Tabelle1.N189">
            <calcext:condition calcext:apply-style-name="Unbenannt1" calcext:value="=0" calcext:base-cell-address="Tabelle1.N189"/>
          </calcext:conditional-format>
          <calcext:conditional-format calcext:target-range-address="Tabelle1.N190:Tabelle1.N190">
            <calcext:condition calcext:apply-style-name="Unbenannt1" calcext:value="=0" calcext:base-cell-address="Tabelle1.N190"/>
          </calcext:conditional-format>
          <calcext:conditional-format calcext:target-range-address="Tabelle1.N191:Tabelle1.N191">
            <calcext:condition calcext:apply-style-name="Unbenannt1" calcext:value="=0" calcext:base-cell-address="Tabelle1.N191"/>
          </calcext:conditional-format>
          <calcext:conditional-format calcext:target-range-address="Tabelle1.N192:Tabelle1.N192">
            <calcext:condition calcext:apply-style-name="Unbenannt1" calcext:value="=0" calcext:base-cell-address="Tabelle1.N192"/>
          </calcext:conditional-format>
          <calcext:conditional-format calcext:target-range-address="Tabelle1.N193:Tabelle1.N193">
            <calcext:condition calcext:apply-style-name="Unbenannt1" calcext:value="=0" calcext:base-cell-address="Tabelle1.N193"/>
          </calcext:conditional-format>
          <calcext:conditional-format calcext:target-range-address="Tabelle1.N194:Tabelle1.N194">
            <calcext:condition calcext:apply-style-name="Unbenannt1" calcext:value="=0" calcext:base-cell-address="Tabelle1.N194"/>
          </calcext:conditional-format>
          <calcext:conditional-format calcext:target-range-address="Tabelle1.N195:Tabelle1.N195">
            <calcext:condition calcext:apply-style-name="Unbenannt1" calcext:value="=0" calcext:base-cell-address="Tabelle1.N195"/>
          </calcext:conditional-format>
          <calcext:conditional-format calcext:target-range-address="Tabelle1.N196:Tabelle1.N196">
            <calcext:condition calcext:apply-style-name="Unbenannt1" calcext:value="=0" calcext:base-cell-address="Tabelle1.N196"/>
          </calcext:conditional-format>
          <calcext:conditional-format calcext:target-range-address="Tabelle1.N197:Tabelle1.N197">
            <calcext:condition calcext:apply-style-name="Unbenannt1" calcext:value="=0" calcext:base-cell-address="Tabelle1.N197"/>
          </calcext:conditional-format>
          <calcext:conditional-format calcext:target-range-address="Tabelle1.N198:Tabelle1.N221">
            <calcext:condition calcext:apply-style-name="Unbenannt1" calcext:value="=0" calcext:base-cell-address="Tabelle1.N198"/>
          </calcext:conditional-format>
          <calcext:conditional-format calcext:target-range-address="Tabelle1.N222:Tabelle1.N245">
            <calcext:condition calcext:apply-style-name="Unbenannt1" calcext:value="=0" calcext:base-cell-address="Tabelle1.N222"/>
          </calcext:conditional-format>
          <calcext:conditional-format calcext:target-range-address="Tabelle1.N246:Tabelle1.N269">
            <calcext:condition calcext:apply-style-name="Unbenannt1" calcext:value="=0" calcext:base-cell-address="Tabelle1.N246"/>
          </calcext:conditional-format>
          <calcext:conditional-format calcext:target-range-address="Tabelle1.N270:Tabelle1.N293">
            <calcext:condition calcext:apply-style-name="Unbenannt1" calcext:value="=0" calcext:base-cell-address="Tabelle1.N270"/>
          </calcext:conditional-format>
          <calcext:conditional-format calcext:target-range-address="Tabelle1.N294:Tabelle1.N317">
            <calcext:condition calcext:apply-style-name="Unbenannt1" calcext:value="=0" calcext:base-cell-address="Tabelle1.N294"/>
          </calcext:conditional-format>
          <calcext:conditional-format calcext:target-range-address="Tabelle1.N318:Tabelle1.N341">
            <calcext:condition calcext:apply-style-name="Unbenannt1" calcext:value="=0" calcext:base-cell-address="Tabelle1.N318"/>
          </calcext:conditional-format>
          <calcext:conditional-format calcext:target-range-address="Tabelle1.N342:Tabelle1.N365">
            <calcext:condition calcext:apply-style-name="Unbenannt1" calcext:value="=0" calcext:base-cell-address="Tabelle1.N342"/>
          </calcext:conditional-format>
          <calcext:conditional-format calcext:target-range-address="Tabelle1.N366:Tabelle1.N389">
            <calcext:condition calcext:apply-style-name="Unbenannt1" calcext:value="=0" calcext:base-cell-address="Tabelle1.N366"/>
          </calcext:conditional-format>
          <calcext:conditional-format calcext:target-range-address="Tabelle1.M5:Tabelle1.M13">
            <calcext:condition calcext:apply-style-name="Unbenannt1" calcext:value="=0" calcext:base-cell-address="Tabelle1.M5"/>
          </calcext:conditional-format>
          <calcext:conditional-format calcext:target-range-address="Tabelle1.M14:Tabelle1.M14">
            <calcext:condition calcext:apply-style-name="Unbenannt1" calcext:value="=0" calcext:base-cell-address="Tabelle1.M14"/>
          </calcext:conditional-format>
          <calcext:conditional-format calcext:target-range-address="Tabelle1.M15:Tabelle1.M15">
            <calcext:condition calcext:apply-style-name="Unbenannt1" calcext:value="=0" calcext:base-cell-address="Tabelle1.M15"/>
          </calcext:conditional-format>
          <calcext:conditional-format calcext:target-range-address="Tabelle1.M27:Tabelle1.M27">
            <calcext:condition calcext:apply-style-name="Unbenannt1" calcext:value="=0" calcext:base-cell-address="Tabelle1.M27"/>
          </calcext:conditional-format>
          <calcext:conditional-format calcext:target-range-address="Tabelle1.M28:Tabelle1.M28">
            <calcext:condition calcext:apply-style-name="Unbenannt1" calcext:value="=0" calcext:base-cell-address="Tabelle1.M28"/>
          </calcext:conditional-format>
          <calcext:conditional-format calcext:target-range-address="Tabelle1.M29:Tabelle1.M29">
            <calcext:condition calcext:apply-style-name="Unbenannt1" calcext:value="=0" calcext:base-cell-address="Tabelle1.M29"/>
          </calcext:conditional-format>
          <calcext:conditional-format calcext:target-range-address="Tabelle1.M30:Tabelle1.M30">
            <calcext:condition calcext:apply-style-name="Unbenannt1" calcext:value="=0" calcext:base-cell-address="Tabelle1.M30"/>
          </calcext:conditional-format>
          <calcext:conditional-format calcext:target-range-address="Tabelle1.M31:Tabelle1.M31">
            <calcext:condition calcext:apply-style-name="Unbenannt1" calcext:value="=0" calcext:base-cell-address="Tabelle1.M31"/>
          </calcext:conditional-format>
          <calcext:conditional-format calcext:target-range-address="Tabelle1.M32:Tabelle1.M32">
            <calcext:condition calcext:apply-style-name="Unbenannt1" calcext:value="=0" calcext:base-cell-address="Tabelle1.M32"/>
          </calcext:conditional-format>
          <calcext:conditional-format calcext:target-range-address="Tabelle1.M33:Tabelle1.M33">
            <calcext:condition calcext:apply-style-name="Unbenannt1" calcext:value="=0" calcext:base-cell-address="Tabelle1.M33"/>
          </calcext:conditional-format>
          <calcext:conditional-format calcext:target-range-address="Tabelle1.M34:Tabelle1.M34">
            <calcext:condition calcext:apply-style-name="Unbenannt1" calcext:value="=0" calcext:base-cell-address="Tabelle1.M34"/>
          </calcext:conditional-format>
          <calcext:conditional-format calcext:target-range-address="Tabelle1.M35:Tabelle1.M35">
            <calcext:condition calcext:apply-style-name="Unbenannt1" calcext:value="=0" calcext:base-cell-address="Tabelle1.M35"/>
          </calcext:conditional-format>
          <calcext:conditional-format calcext:target-range-address="Tabelle1.M36:Tabelle1.M36">
            <calcext:condition calcext:apply-style-name="Unbenannt1" calcext:value="=0" calcext:base-cell-address="Tabelle1.M36"/>
          </calcext:conditional-format>
          <calcext:conditional-format calcext:target-range-address="Tabelle1.M37:Tabelle1.M37">
            <calcext:condition calcext:apply-style-name="Unbenannt1" calcext:value="=0" calcext:base-cell-address="Tabelle1.M37"/>
          </calcext:conditional-format>
          <calcext:conditional-format calcext:target-range-address="Tabelle1.M38:Tabelle1.M38">
            <calcext:condition calcext:apply-style-name="Unbenannt1" calcext:value="=0" calcext:base-cell-address="Tabelle1.M38"/>
          </calcext:conditional-format>
          <calcext:conditional-format calcext:target-range-address="Tabelle1.M39:Tabelle1.M39">
            <calcext:condition calcext:apply-style-name="Unbenannt1" calcext:value="=0" calcext:base-cell-address="Tabelle1.M39"/>
          </calcext:conditional-format>
          <calcext:conditional-format calcext:target-range-address="Tabelle1.M40:Tabelle1.M40">
            <calcext:condition calcext:apply-style-name="Unbenannt1" calcext:value="=0" calcext:base-cell-address="Tabelle1.M40"/>
          </calcext:conditional-format>
          <calcext:conditional-format calcext:target-range-address="Tabelle1.M41:Tabelle1.M41">
            <calcext:condition calcext:apply-style-name="Unbenannt1" calcext:value="=0" calcext:base-cell-address="Tabelle1.M41"/>
          </calcext:conditional-format>
          <calcext:conditional-format calcext:target-range-address="Tabelle1.M42:Tabelle1.M42">
            <calcext:condition calcext:apply-style-name="Unbenannt1" calcext:value="=0" calcext:base-cell-address="Tabelle1.M42"/>
          </calcext:conditional-format>
          <calcext:conditional-format calcext:target-range-address="Tabelle1.M43:Tabelle1.M43">
            <calcext:condition calcext:apply-style-name="Unbenannt1" calcext:value="=0" calcext:base-cell-address="Tabelle1.M43"/>
          </calcext:conditional-format>
          <calcext:conditional-format calcext:target-range-address="Tabelle1.M44:Tabelle1.M44">
            <calcext:condition calcext:apply-style-name="Unbenannt1" calcext:value="=0" calcext:base-cell-address="Tabelle1.M44"/>
          </calcext:conditional-format>
          <calcext:conditional-format calcext:target-range-address="Tabelle1.M45:Tabelle1.M45">
            <calcext:condition calcext:apply-style-name="Unbenannt1" calcext:value="=0" calcext:base-cell-address="Tabelle1.M45"/>
          </calcext:conditional-format>
          <calcext:conditional-format calcext:target-range-address="Tabelle1.M46:Tabelle1.M46">
            <calcext:condition calcext:apply-style-name="Unbenannt1" calcext:value="=0" calcext:base-cell-address="Tabelle1.M46"/>
          </calcext:conditional-format>
          <calcext:conditional-format calcext:target-range-address="Tabelle1.M47:Tabelle1.M47">
            <calcext:condition calcext:apply-style-name="Unbenannt1" calcext:value="=0" calcext:base-cell-address="Tabelle1.M47"/>
          </calcext:conditional-format>
          <calcext:conditional-format calcext:target-range-address="Tabelle1.M48:Tabelle1.M48">
            <calcext:condition calcext:apply-style-name="Unbenannt1" calcext:value="=0" calcext:base-cell-address="Tabelle1.M48"/>
          </calcext:conditional-format>
          <calcext:conditional-format calcext:target-range-address="Tabelle1.M49:Tabelle1.M49">
            <calcext:condition calcext:apply-style-name="Unbenannt1" calcext:value="=0" calcext:base-cell-address="Tabelle1.M49"/>
          </calcext:conditional-format>
          <calcext:conditional-format calcext:target-range-address="Tabelle1.M50:Tabelle1.M50">
            <calcext:condition calcext:apply-style-name="Unbenannt1" calcext:value="=0" calcext:base-cell-address="Tabelle1.M50"/>
          </calcext:conditional-format>
          <calcext:conditional-format calcext:target-range-address="Tabelle1.M51:Tabelle1.M51">
            <calcext:condition calcext:apply-style-name="Unbenannt1" calcext:value="=0" calcext:base-cell-address="Tabelle1.M51"/>
          </calcext:conditional-format>
          <calcext:conditional-format calcext:target-range-address="Tabelle1.M52:Tabelle1.M52">
            <calcext:condition calcext:apply-style-name="Unbenannt1" calcext:value="=0" calcext:base-cell-address="Tabelle1.M52"/>
          </calcext:conditional-format>
          <calcext:conditional-format calcext:target-range-address="Tabelle1.M53:Tabelle1.M53">
            <calcext:condition calcext:apply-style-name="Unbenannt1" calcext:value="=0" calcext:base-cell-address="Tabelle1.M53"/>
          </calcext:conditional-format>
          <calcext:conditional-format calcext:target-range-address="Tabelle1.M54:Tabelle1.M62">
            <calcext:condition calcext:apply-style-name="Unbenannt1" calcext:value="=0" calcext:base-cell-address="Tabelle1.M54"/>
          </calcext:conditional-format>
          <calcext:conditional-format calcext:target-range-address="Tabelle1.M63:Tabelle1.M63">
            <calcext:condition calcext:apply-style-name="Unbenannt1" calcext:value="=0" calcext:base-cell-address="Tabelle1.M63"/>
          </calcext:conditional-format>
          <calcext:conditional-format calcext:target-range-address="Tabelle1.M64:Tabelle1.M64">
            <calcext:condition calcext:apply-style-name="Unbenannt1" calcext:value="=0" calcext:base-cell-address="Tabelle1.M64"/>
          </calcext:conditional-format>
          <calcext:conditional-format calcext:target-range-address="Tabelle1.M65:Tabelle1.M65">
            <calcext:condition calcext:apply-style-name="Unbenannt1" calcext:value="=0" calcext:base-cell-address="Tabelle1.M65"/>
          </calcext:conditional-format>
          <calcext:conditional-format calcext:target-range-address="Tabelle1.M66:Tabelle1.M66">
            <calcext:condition calcext:apply-style-name="Unbenannt1" calcext:value="=0" calcext:base-cell-address="Tabelle1.M66"/>
          </calcext:conditional-format>
          <calcext:conditional-format calcext:target-range-address="Tabelle1.M67:Tabelle1.M67">
            <calcext:condition calcext:apply-style-name="Unbenannt1" calcext:value="=0" calcext:base-cell-address="Tabelle1.M67"/>
          </calcext:conditional-format>
          <calcext:conditional-format calcext:target-range-address="Tabelle1.M68:Tabelle1.M68">
            <calcext:condition calcext:apply-style-name="Unbenannt1" calcext:value="=0" calcext:base-cell-address="Tabelle1.M68"/>
          </calcext:conditional-format>
          <calcext:conditional-format calcext:target-range-address="Tabelle1.M69:Tabelle1.M69">
            <calcext:condition calcext:apply-style-name="Unbenannt1" calcext:value="=0" calcext:base-cell-address="Tabelle1.M69"/>
          </calcext:conditional-format>
          <calcext:conditional-format calcext:target-range-address="Tabelle1.M70:Tabelle1.M70">
            <calcext:condition calcext:apply-style-name="Unbenannt1" calcext:value="=0" calcext:base-cell-address="Tabelle1.M70"/>
          </calcext:conditional-format>
          <calcext:conditional-format calcext:target-range-address="Tabelle1.M71:Tabelle1.M71">
            <calcext:condition calcext:apply-style-name="Unbenannt1" calcext:value="=0" calcext:base-cell-address="Tabelle1.M71"/>
          </calcext:conditional-format>
          <calcext:conditional-format calcext:target-range-address="Tabelle1.M72:Tabelle1.M72">
            <calcext:condition calcext:apply-style-name="Unbenannt1" calcext:value="=0" calcext:base-cell-address="Tabelle1.M72"/>
          </calcext:conditional-format>
          <calcext:conditional-format calcext:target-range-address="Tabelle1.M73:Tabelle1.M73">
            <calcext:condition calcext:apply-style-name="Unbenannt1" calcext:value="=0" calcext:base-cell-address="Tabelle1.M73"/>
          </calcext:conditional-format>
          <calcext:conditional-format calcext:target-range-address="Tabelle1.M74:Tabelle1.M74">
            <calcext:condition calcext:apply-style-name="Unbenannt1" calcext:value="=0" calcext:base-cell-address="Tabelle1.M74"/>
          </calcext:conditional-format>
          <calcext:conditional-format calcext:target-range-address="Tabelle1.M75:Tabelle1.M75">
            <calcext:condition calcext:apply-style-name="Unbenannt1" calcext:value="=0" calcext:base-cell-address="Tabelle1.M75"/>
          </calcext:conditional-format>
          <calcext:conditional-format calcext:target-range-address="Tabelle1.M76:Tabelle1.M76">
            <calcext:condition calcext:apply-style-name="Unbenannt1" calcext:value="=0" calcext:base-cell-address="Tabelle1.M76"/>
          </calcext:conditional-format>
          <calcext:conditional-format calcext:target-range-address="Tabelle1.M77:Tabelle1.M77">
            <calcext:condition calcext:apply-style-name="Unbenannt1" calcext:value="=0" calcext:base-cell-address="Tabelle1.M77"/>
          </calcext:conditional-format>
          <calcext:conditional-format calcext:target-range-address="Tabelle1.M78:Tabelle1.M78">
            <calcext:condition calcext:apply-style-name="Unbenannt1" calcext:value="=0" calcext:base-cell-address="Tabelle1.M78"/>
          </calcext:conditional-format>
          <calcext:conditional-format calcext:target-range-address="Tabelle1.M79:Tabelle1.M79">
            <calcext:condition calcext:apply-style-name="Unbenannt1" calcext:value="=0" calcext:base-cell-address="Tabelle1.M79"/>
          </calcext:conditional-format>
          <calcext:conditional-format calcext:target-range-address="Tabelle1.M80:Tabelle1.M80">
            <calcext:condition calcext:apply-style-name="Unbenannt1" calcext:value="=0" calcext:base-cell-address="Tabelle1.M80"/>
          </calcext:conditional-format>
          <calcext:conditional-format calcext:target-range-address="Tabelle1.M81:Tabelle1.M81">
            <calcext:condition calcext:apply-style-name="Unbenannt1" calcext:value="=0" calcext:base-cell-address="Tabelle1.M81"/>
          </calcext:conditional-format>
          <calcext:conditional-format calcext:target-range-address="Tabelle1.M82:Tabelle1.M82">
            <calcext:condition calcext:apply-style-name="Unbenannt1" calcext:value="=0" calcext:base-cell-address="Tabelle1.M82"/>
          </calcext:conditional-format>
          <calcext:conditional-format calcext:target-range-address="Tabelle1.M83:Tabelle1.M83">
            <calcext:condition calcext:apply-style-name="Unbenannt1" calcext:value="=0" calcext:base-cell-address="Tabelle1.M83"/>
          </calcext:conditional-format>
          <calcext:conditional-format calcext:target-range-address="Tabelle1.M84:Tabelle1.M84">
            <calcext:condition calcext:apply-style-name="Unbenannt1" calcext:value="=0" calcext:base-cell-address="Tabelle1.M84"/>
          </calcext:conditional-format>
          <calcext:conditional-format calcext:target-range-address="Tabelle1.M85:Tabelle1.M85">
            <calcext:condition calcext:apply-style-name="Unbenannt1" calcext:value="=0" calcext:base-cell-address="Tabelle1.M85"/>
          </calcext:conditional-format>
          <calcext:conditional-format calcext:target-range-address="Tabelle1.M86:Tabelle1.M86">
            <calcext:condition calcext:apply-style-name="Unbenannt1" calcext:value="=0" calcext:base-cell-address="Tabelle1.M86"/>
          </calcext:conditional-format>
          <calcext:conditional-format calcext:target-range-address="Tabelle1.M87:Tabelle1.M87">
            <calcext:condition calcext:apply-style-name="Unbenannt1" calcext:value="=0" calcext:base-cell-address="Tabelle1.M87"/>
          </calcext:conditional-format>
          <calcext:conditional-format calcext:target-range-address="Tabelle1.M88:Tabelle1.M88">
            <calcext:condition calcext:apply-style-name="Unbenannt1" calcext:value="=0" calcext:base-cell-address="Tabelle1.M88"/>
          </calcext:conditional-format>
          <calcext:conditional-format calcext:target-range-address="Tabelle1.M89:Tabelle1.M89">
            <calcext:condition calcext:apply-style-name="Unbenannt1" calcext:value="=0" calcext:base-cell-address="Tabelle1.M89"/>
          </calcext:conditional-format>
          <calcext:conditional-format calcext:target-range-address="Tabelle1.M90:Tabelle1.M90">
            <calcext:condition calcext:apply-style-name="Unbenannt1" calcext:value="=0" calcext:base-cell-address="Tabelle1.M90"/>
          </calcext:conditional-format>
          <calcext:conditional-format calcext:target-range-address="Tabelle1.M91:Tabelle1.M91">
            <calcext:condition calcext:apply-style-name="Unbenannt1" calcext:value="=0" calcext:base-cell-address="Tabelle1.M91"/>
          </calcext:conditional-format>
          <calcext:conditional-format calcext:target-range-address="Tabelle1.M92:Tabelle1.M92">
            <calcext:condition calcext:apply-style-name="Unbenannt1" calcext:value="=0" calcext:base-cell-address="Tabelle1.M92"/>
          </calcext:conditional-format>
          <calcext:conditional-format calcext:target-range-address="Tabelle1.M93:Tabelle1.M93">
            <calcext:condition calcext:apply-style-name="Unbenannt1" calcext:value="=0" calcext:base-cell-address="Tabelle1.M93"/>
          </calcext:conditional-format>
          <calcext:conditional-format calcext:target-range-address="Tabelle1.M94:Tabelle1.M94">
            <calcext:condition calcext:apply-style-name="Unbenannt1" calcext:value="=0" calcext:base-cell-address="Tabelle1.M94"/>
          </calcext:conditional-format>
          <calcext:conditional-format calcext:target-range-address="Tabelle1.M95:Tabelle1.M95">
            <calcext:condition calcext:apply-style-name="Unbenannt1" calcext:value="=0" calcext:base-cell-address="Tabelle1.M95"/>
          </calcext:conditional-format>
          <calcext:conditional-format calcext:target-range-address="Tabelle1.M96:Tabelle1.M96">
            <calcext:condition calcext:apply-style-name="Unbenannt1" calcext:value="=0" calcext:base-cell-address="Tabelle1.M96"/>
          </calcext:conditional-format>
          <calcext:conditional-format calcext:target-range-address="Tabelle1.M97:Tabelle1.M97">
            <calcext:condition calcext:apply-style-name="Unbenannt1" calcext:value="=0" calcext:base-cell-address="Tabelle1.M97"/>
          </calcext:conditional-format>
          <calcext:conditional-format calcext:target-range-address="Tabelle1.M98:Tabelle1.M98">
            <calcext:condition calcext:apply-style-name="Unbenannt1" calcext:value="=0" calcext:base-cell-address="Tabelle1.M98"/>
          </calcext:conditional-format>
          <calcext:conditional-format calcext:target-range-address="Tabelle1.M99:Tabelle1.M99">
            <calcext:condition calcext:apply-style-name="Unbenannt1" calcext:value="=0" calcext:base-cell-address="Tabelle1.M99"/>
          </calcext:conditional-format>
          <calcext:conditional-format calcext:target-range-address="Tabelle1.M100:Tabelle1.M100">
            <calcext:condition calcext:apply-style-name="Unbenannt1" calcext:value="=0" calcext:base-cell-address="Tabelle1.M100"/>
          </calcext:conditional-format>
          <calcext:conditional-format calcext:target-range-address="Tabelle1.M101:Tabelle1.M101">
            <calcext:condition calcext:apply-style-name="Unbenannt1" calcext:value="=0" calcext:base-cell-address="Tabelle1.M101"/>
          </calcext:conditional-format>
          <calcext:conditional-format calcext:target-range-address="Tabelle1.M102:Tabelle1.M110">
            <calcext:condition calcext:apply-style-name="Unbenannt1" calcext:value="=0" calcext:base-cell-address="Tabelle1.M102"/>
          </calcext:conditional-format>
          <calcext:conditional-format calcext:target-range-address="Tabelle1.M111:Tabelle1.M111">
            <calcext:condition calcext:apply-style-name="Unbenannt1" calcext:value="=0" calcext:base-cell-address="Tabelle1.M111"/>
          </calcext:conditional-format>
          <calcext:conditional-format calcext:target-range-address="Tabelle1.M112:Tabelle1.M112">
            <calcext:condition calcext:apply-style-name="Unbenannt1" calcext:value="=0" calcext:base-cell-address="Tabelle1.M112"/>
          </calcext:conditional-format>
          <calcext:conditional-format calcext:target-range-address="Tabelle1.M113:Tabelle1.M113">
            <calcext:condition calcext:apply-style-name="Unbenannt1" calcext:value="=0" calcext:base-cell-address="Tabelle1.M113"/>
          </calcext:conditional-format>
          <calcext:conditional-format calcext:target-range-address="Tabelle1.M114:Tabelle1.M114">
            <calcext:condition calcext:apply-style-name="Unbenannt1" calcext:value="=0" calcext:base-cell-address="Tabelle1.M114"/>
          </calcext:conditional-format>
          <calcext:conditional-format calcext:target-range-address="Tabelle1.M115:Tabelle1.M115">
            <calcext:condition calcext:apply-style-name="Unbenannt1" calcext:value="=0" calcext:base-cell-address="Tabelle1.M115"/>
          </calcext:conditional-format>
          <calcext:conditional-format calcext:target-range-address="Tabelle1.M116:Tabelle1.M116">
            <calcext:condition calcext:apply-style-name="Unbenannt1" calcext:value="=0" calcext:base-cell-address="Tabelle1.M116"/>
          </calcext:conditional-format>
          <calcext:conditional-format calcext:target-range-address="Tabelle1.M117:Tabelle1.M117">
            <calcext:condition calcext:apply-style-name="Unbenannt1" calcext:value="=0" calcext:base-cell-address="Tabelle1.M117"/>
          </calcext:conditional-format>
          <calcext:conditional-format calcext:target-range-address="Tabelle1.M118:Tabelle1.M118">
            <calcext:condition calcext:apply-style-name="Unbenannt1" calcext:value="=0" calcext:base-cell-address="Tabelle1.M118"/>
          </calcext:conditional-format>
          <calcext:conditional-format calcext:target-range-address="Tabelle1.M119:Tabelle1.M119">
            <calcext:condition calcext:apply-style-name="Unbenannt1" calcext:value="=0" calcext:base-cell-address="Tabelle1.M119"/>
          </calcext:conditional-format>
          <calcext:conditional-format calcext:target-range-address="Tabelle1.M120:Tabelle1.M120">
            <calcext:condition calcext:apply-style-name="Unbenannt1" calcext:value="=0" calcext:base-cell-address="Tabelle1.M120"/>
          </calcext:conditional-format>
          <calcext:conditional-format calcext:target-range-address="Tabelle1.M121:Tabelle1.M121">
            <calcext:condition calcext:apply-style-name="Unbenannt1" calcext:value="=0" calcext:base-cell-address="Tabelle1.M121"/>
          </calcext:conditional-format>
          <calcext:conditional-format calcext:target-range-address="Tabelle1.M122:Tabelle1.M122">
            <calcext:condition calcext:apply-style-name="Unbenannt1" calcext:value="=0" calcext:base-cell-address="Tabelle1.M122"/>
          </calcext:conditional-format>
          <calcext:conditional-format calcext:target-range-address="Tabelle1.M123:Tabelle1.M123">
            <calcext:condition calcext:apply-style-name="Unbenannt1" calcext:value="=0" calcext:base-cell-address="Tabelle1.M123"/>
          </calcext:conditional-format>
          <calcext:conditional-format calcext:target-range-address="Tabelle1.M124:Tabelle1.M124">
            <calcext:condition calcext:apply-style-name="Unbenannt1" calcext:value="=0" calcext:base-cell-address="Tabelle1.M124"/>
          </calcext:conditional-format>
          <calcext:conditional-format calcext:target-range-address="Tabelle1.M125:Tabelle1.M125">
            <calcext:condition calcext:apply-style-name="Unbenannt1" calcext:value="=0" calcext:base-cell-address="Tabelle1.M125"/>
          </calcext:conditional-format>
          <calcext:conditional-format calcext:target-range-address="Tabelle1.M126:Tabelle1.M126">
            <calcext:condition calcext:apply-style-name="Unbenannt1" calcext:value="=0" calcext:base-cell-address="Tabelle1.M126"/>
          </calcext:conditional-format>
          <calcext:conditional-format calcext:target-range-address="Tabelle1.M127:Tabelle1.M127">
            <calcext:condition calcext:apply-style-name="Unbenannt1" calcext:value="=0" calcext:base-cell-address="Tabelle1.M127"/>
          </calcext:conditional-format>
          <calcext:conditional-format calcext:target-range-address="Tabelle1.M128:Tabelle1.M128">
            <calcext:condition calcext:apply-style-name="Unbenannt1" calcext:value="=0" calcext:base-cell-address="Tabelle1.M128"/>
          </calcext:conditional-format>
          <calcext:conditional-format calcext:target-range-address="Tabelle1.M129:Tabelle1.M129">
            <calcext:condition calcext:apply-style-name="Unbenannt1" calcext:value="=0" calcext:base-cell-address="Tabelle1.M129"/>
          </calcext:conditional-format>
          <calcext:conditional-format calcext:target-range-address="Tabelle1.M130:Tabelle1.M130">
            <calcext:condition calcext:apply-style-name="Unbenannt1" calcext:value="=0" calcext:base-cell-address="Tabelle1.M130"/>
          </calcext:conditional-format>
          <calcext:conditional-format calcext:target-range-address="Tabelle1.M131:Tabelle1.M131">
            <calcext:condition calcext:apply-style-name="Unbenannt1" calcext:value="=0" calcext:base-cell-address="Tabelle1.M131"/>
          </calcext:conditional-format>
          <calcext:conditional-format calcext:target-range-address="Tabelle1.M132:Tabelle1.M132">
            <calcext:condition calcext:apply-style-name="Unbenannt1" calcext:value="=0" calcext:base-cell-address="Tabelle1.M132"/>
          </calcext:conditional-format>
          <calcext:conditional-format calcext:target-range-address="Tabelle1.M133:Tabelle1.M133">
            <calcext:condition calcext:apply-style-name="Unbenannt1" calcext:value="=0" calcext:base-cell-address="Tabelle1.M133"/>
          </calcext:conditional-format>
          <calcext:conditional-format calcext:target-range-address="Tabelle1.M134:Tabelle1.M134">
            <calcext:condition calcext:apply-style-name="Unbenannt1" calcext:value="=0" calcext:base-cell-address="Tabelle1.M134"/>
          </calcext:conditional-format>
          <calcext:conditional-format calcext:target-range-address="Tabelle1.M135:Tabelle1.M135">
            <calcext:condition calcext:apply-style-name="Unbenannt1" calcext:value="=0" calcext:base-cell-address="Tabelle1.M135"/>
          </calcext:conditional-format>
          <calcext:conditional-format calcext:target-range-address="Tabelle1.M136:Tabelle1.M136">
            <calcext:condition calcext:apply-style-name="Unbenannt1" calcext:value="=0" calcext:base-cell-address="Tabelle1.M136"/>
          </calcext:conditional-format>
          <calcext:conditional-format calcext:target-range-address="Tabelle1.M137:Tabelle1.M137">
            <calcext:condition calcext:apply-style-name="Unbenannt1" calcext:value="=0" calcext:base-cell-address="Tabelle1.M137"/>
          </calcext:conditional-format>
          <calcext:conditional-format calcext:target-range-address="Tabelle1.M138:Tabelle1.M138">
            <calcext:condition calcext:apply-style-name="Unbenannt1" calcext:value="=0" calcext:base-cell-address="Tabelle1.M138"/>
          </calcext:conditional-format>
          <calcext:conditional-format calcext:target-range-address="Tabelle1.M139:Tabelle1.M139">
            <calcext:condition calcext:apply-style-name="Unbenannt1" calcext:value="=0" calcext:base-cell-address="Tabelle1.M139"/>
          </calcext:conditional-format>
          <calcext:conditional-format calcext:target-range-address="Tabelle1.M140:Tabelle1.M140">
            <calcext:condition calcext:apply-style-name="Unbenannt1" calcext:value="=0" calcext:base-cell-address="Tabelle1.M140"/>
          </calcext:conditional-format>
          <calcext:conditional-format calcext:target-range-address="Tabelle1.M141:Tabelle1.M141">
            <calcext:condition calcext:apply-style-name="Unbenannt1" calcext:value="=0" calcext:base-cell-address="Tabelle1.M141"/>
          </calcext:conditional-format>
          <calcext:conditional-format calcext:target-range-address="Tabelle1.M142:Tabelle1.M142">
            <calcext:condition calcext:apply-style-name="Unbenannt1" calcext:value="=0" calcext:base-cell-address="Tabelle1.M142"/>
          </calcext:conditional-format>
          <calcext:conditional-format calcext:target-range-address="Tabelle1.M143:Tabelle1.M143">
            <calcext:condition calcext:apply-style-name="Unbenannt1" calcext:value="=0" calcext:base-cell-address="Tabelle1.M143"/>
          </calcext:conditional-format>
          <calcext:conditional-format calcext:target-range-address="Tabelle1.M144:Tabelle1.M144">
            <calcext:condition calcext:apply-style-name="Unbenannt1" calcext:value="=0" calcext:base-cell-address="Tabelle1.M144"/>
          </calcext:conditional-format>
          <calcext:conditional-format calcext:target-range-address="Tabelle1.M145:Tabelle1.M145">
            <calcext:condition calcext:apply-style-name="Unbenannt1" calcext:value="=0" calcext:base-cell-address="Tabelle1.M145"/>
          </calcext:conditional-format>
          <calcext:conditional-format calcext:target-range-address="Tabelle1.M146:Tabelle1.M146">
            <calcext:condition calcext:apply-style-name="Unbenannt1" calcext:value="=0" calcext:base-cell-address="Tabelle1.M146"/>
          </calcext:conditional-format>
          <calcext:conditional-format calcext:target-range-address="Tabelle1.M147:Tabelle1.M147">
            <calcext:condition calcext:apply-style-name="Unbenannt1" calcext:value="=0" calcext:base-cell-address="Tabelle1.M147"/>
          </calcext:conditional-format>
          <calcext:conditional-format calcext:target-range-address="Tabelle1.M148:Tabelle1.M148">
            <calcext:condition calcext:apply-style-name="Unbenannt1" calcext:value="=0" calcext:base-cell-address="Tabelle1.M148"/>
          </calcext:conditional-format>
          <calcext:conditional-format calcext:target-range-address="Tabelle1.M149:Tabelle1.M149">
            <calcext:condition calcext:apply-style-name="Unbenannt1" calcext:value="=0" calcext:base-cell-address="Tabelle1.M149"/>
          </calcext:conditional-format>
          <calcext:conditional-format calcext:target-range-address="Tabelle1.M150:Tabelle1.M158">
            <calcext:condition calcext:apply-style-name="Unbenannt1" calcext:value="=0" calcext:base-cell-address="Tabelle1.M150"/>
          </calcext:conditional-format>
          <calcext:conditional-format calcext:target-range-address="Tabelle1.M159:Tabelle1.M159">
            <calcext:condition calcext:apply-style-name="Unbenannt1" calcext:value="=0" calcext:base-cell-address="Tabelle1.M159"/>
          </calcext:conditional-format>
          <calcext:conditional-format calcext:target-range-address="Tabelle1.M160:Tabelle1.M160">
            <calcext:condition calcext:apply-style-name="Unbenannt1" calcext:value="=0" calcext:base-cell-address="Tabelle1.M160"/>
          </calcext:conditional-format>
          <calcext:conditional-format calcext:target-range-address="Tabelle1.M161:Tabelle1.M161">
            <calcext:condition calcext:apply-style-name="Unbenannt1" calcext:value="=0" calcext:base-cell-address="Tabelle1.M161"/>
          </calcext:conditional-format>
          <calcext:conditional-format calcext:target-range-address="Tabelle1.M162:Tabelle1.M162">
            <calcext:condition calcext:apply-style-name="Unbenannt1" calcext:value="=0" calcext:base-cell-address="Tabelle1.M162"/>
          </calcext:conditional-format>
          <calcext:conditional-format calcext:target-range-address="Tabelle1.M163:Tabelle1.M163">
            <calcext:condition calcext:apply-style-name="Unbenannt1" calcext:value="=0" calcext:base-cell-address="Tabelle1.M163"/>
          </calcext:conditional-format>
          <calcext:conditional-format calcext:target-range-address="Tabelle1.M164:Tabelle1.M164">
            <calcext:condition calcext:apply-style-name="Unbenannt1" calcext:value="=0" calcext:base-cell-address="Tabelle1.M164"/>
          </calcext:conditional-format>
          <calcext:conditional-format calcext:target-range-address="Tabelle1.M165:Tabelle1.M165">
            <calcext:condition calcext:apply-style-name="Unbenannt1" calcext:value="=0" calcext:base-cell-address="Tabelle1.M165"/>
          </calcext:conditional-format>
          <calcext:conditional-format calcext:target-range-address="Tabelle1.M166:Tabelle1.M166">
            <calcext:condition calcext:apply-style-name="Unbenannt1" calcext:value="=0" calcext:base-cell-address="Tabelle1.M166"/>
          </calcext:conditional-format>
          <calcext:conditional-format calcext:target-range-address="Tabelle1.M167:Tabelle1.M167">
            <calcext:condition calcext:apply-style-name="Unbenannt1" calcext:value="=0" calcext:base-cell-address="Tabelle1.M167"/>
          </calcext:conditional-format>
          <calcext:conditional-format calcext:target-range-address="Tabelle1.M168:Tabelle1.M168">
            <calcext:condition calcext:apply-style-name="Unbenannt1" calcext:value="=0" calcext:base-cell-address="Tabelle1.M168"/>
          </calcext:conditional-format>
          <calcext:conditional-format calcext:target-range-address="Tabelle1.M169:Tabelle1.M169">
            <calcext:condition calcext:apply-style-name="Unbenannt1" calcext:value="=0" calcext:base-cell-address="Tabelle1.M169"/>
          </calcext:conditional-format>
          <calcext:conditional-format calcext:target-range-address="Tabelle1.M170:Tabelle1.M170">
            <calcext:condition calcext:apply-style-name="Unbenannt1" calcext:value="=0" calcext:base-cell-address="Tabelle1.M170"/>
          </calcext:conditional-format>
          <calcext:conditional-format calcext:target-range-address="Tabelle1.M171:Tabelle1.M171">
            <calcext:condition calcext:apply-style-name="Unbenannt1" calcext:value="=0" calcext:base-cell-address="Tabelle1.M171"/>
          </calcext:conditional-format>
          <calcext:conditional-format calcext:target-range-address="Tabelle1.M172:Tabelle1.M172">
            <calcext:condition calcext:apply-style-name="Unbenannt1" calcext:value="=0" calcext:base-cell-address="Tabelle1.M172"/>
          </calcext:conditional-format>
          <calcext:conditional-format calcext:target-range-address="Tabelle1.M173:Tabelle1.M173">
            <calcext:condition calcext:apply-style-name="Unbenannt1" calcext:value="=0" calcext:base-cell-address="Tabelle1.M173"/>
          </calcext:conditional-format>
          <calcext:conditional-format calcext:target-range-address="Tabelle1.M174:Tabelle1.M174">
            <calcext:condition calcext:apply-style-name="Unbenannt1" calcext:value="=0" calcext:base-cell-address="Tabelle1.M174"/>
          </calcext:conditional-format>
          <calcext:conditional-format calcext:target-range-address="Tabelle1.M175:Tabelle1.M175">
            <calcext:condition calcext:apply-style-name="Unbenannt1" calcext:value="=0" calcext:base-cell-address="Tabelle1.M175"/>
          </calcext:conditional-format>
          <calcext:conditional-format calcext:target-range-address="Tabelle1.M176:Tabelle1.M176">
            <calcext:condition calcext:apply-style-name="Unbenannt1" calcext:value="=0" calcext:base-cell-address="Tabelle1.M176"/>
          </calcext:conditional-format>
          <calcext:conditional-format calcext:target-range-address="Tabelle1.M177:Tabelle1.M177">
            <calcext:condition calcext:apply-style-name="Unbenannt1" calcext:value="=0" calcext:base-cell-address="Tabelle1.M177"/>
          </calcext:conditional-format>
          <calcext:conditional-format calcext:target-range-address="Tabelle1.M178:Tabelle1.M178">
            <calcext:condition calcext:apply-style-name="Unbenannt1" calcext:value="=0" calcext:base-cell-address="Tabelle1.M178"/>
          </calcext:conditional-format>
          <calcext:conditional-format calcext:target-range-address="Tabelle1.M179:Tabelle1.M179">
            <calcext:condition calcext:apply-style-name="Unbenannt1" calcext:value="=0" calcext:base-cell-address="Tabelle1.M179"/>
          </calcext:conditional-format>
          <calcext:conditional-format calcext:target-range-address="Tabelle1.M180:Tabelle1.M180">
            <calcext:condition calcext:apply-style-name="Unbenannt1" calcext:value="=0" calcext:base-cell-address="Tabelle1.M180"/>
          </calcext:conditional-format>
          <calcext:conditional-format calcext:target-range-address="Tabelle1.M181:Tabelle1.M181">
            <calcext:condition calcext:apply-style-name="Unbenannt1" calcext:value="=0" calcext:base-cell-address="Tabelle1.M181"/>
          </calcext:conditional-format>
          <calcext:conditional-format calcext:target-range-address="Tabelle1.M182:Tabelle1.M182">
            <calcext:condition calcext:apply-style-name="Unbenannt1" calcext:value="=0" calcext:base-cell-address="Tabelle1.M182"/>
          </calcext:conditional-format>
          <calcext:conditional-format calcext:target-range-address="Tabelle1.M183:Tabelle1.M183">
            <calcext:condition calcext:apply-style-name="Unbenannt1" calcext:value="=0" calcext:base-cell-address="Tabelle1.M183"/>
          </calcext:conditional-format>
          <calcext:conditional-format calcext:target-range-address="Tabelle1.M184:Tabelle1.M184">
            <calcext:condition calcext:apply-style-name="Unbenannt1" calcext:value="=0" calcext:base-cell-address="Tabelle1.M184"/>
          </calcext:conditional-format>
          <calcext:conditional-format calcext:target-range-address="Tabelle1.M185:Tabelle1.M185">
            <calcext:condition calcext:apply-style-name="Unbenannt1" calcext:value="=0" calcext:base-cell-address="Tabelle1.M185"/>
          </calcext:conditional-format>
          <calcext:conditional-format calcext:target-range-address="Tabelle1.M186:Tabelle1.M186">
            <calcext:condition calcext:apply-style-name="Unbenannt1" calcext:value="=0" calcext:base-cell-address="Tabelle1.M186"/>
          </calcext:conditional-format>
          <calcext:conditional-format calcext:target-range-address="Tabelle1.M187:Tabelle1.M187">
            <calcext:condition calcext:apply-style-name="Unbenannt1" calcext:value="=0" calcext:base-cell-address="Tabelle1.M187"/>
          </calcext:conditional-format>
          <calcext:conditional-format calcext:target-range-address="Tabelle1.M188:Tabelle1.M188">
            <calcext:condition calcext:apply-style-name="Unbenannt1" calcext:value="=0" calcext:base-cell-address="Tabelle1.M188"/>
          </calcext:conditional-format>
          <calcext:conditional-format calcext:target-range-address="Tabelle1.M189:Tabelle1.M189">
            <calcext:condition calcext:apply-style-name="Unbenannt1" calcext:value="=0" calcext:base-cell-address="Tabelle1.M189"/>
          </calcext:conditional-format>
          <calcext:conditional-format calcext:target-range-address="Tabelle1.M190:Tabelle1.M190">
            <calcext:condition calcext:apply-style-name="Unbenannt1" calcext:value="=0" calcext:base-cell-address="Tabelle1.M190"/>
          </calcext:conditional-format>
          <calcext:conditional-format calcext:target-range-address="Tabelle1.M191:Tabelle1.M191">
            <calcext:condition calcext:apply-style-name="Unbenannt1" calcext:value="=0" calcext:base-cell-address="Tabelle1.M191"/>
          </calcext:conditional-format>
          <calcext:conditional-format calcext:target-range-address="Tabelle1.M192:Tabelle1.M192">
            <calcext:condition calcext:apply-style-name="Unbenannt1" calcext:value="=0" calcext:base-cell-address="Tabelle1.M192"/>
          </calcext:conditional-format>
          <calcext:conditional-format calcext:target-range-address="Tabelle1.M193:Tabelle1.M193">
            <calcext:condition calcext:apply-style-name="Unbenannt1" calcext:value="=0" calcext:base-cell-address="Tabelle1.M193"/>
          </calcext:conditional-format>
          <calcext:conditional-format calcext:target-range-address="Tabelle1.M194:Tabelle1.M194">
            <calcext:condition calcext:apply-style-name="Unbenannt1" calcext:value="=0" calcext:base-cell-address="Tabelle1.M194"/>
          </calcext:conditional-format>
          <calcext:conditional-format calcext:target-range-address="Tabelle1.M195:Tabelle1.M195">
            <calcext:condition calcext:apply-style-name="Unbenannt1" calcext:value="=0" calcext:base-cell-address="Tabelle1.M195"/>
          </calcext:conditional-format>
          <calcext:conditional-format calcext:target-range-address="Tabelle1.M196:Tabelle1.M196">
            <calcext:condition calcext:apply-style-name="Unbenannt1" calcext:value="=0" calcext:base-cell-address="Tabelle1.M196"/>
          </calcext:conditional-format>
          <calcext:conditional-format calcext:target-range-address="Tabelle1.M197:Tabelle1.M197">
            <calcext:condition calcext:apply-style-name="Unbenannt1" calcext:value="=0" calcext:base-cell-address="Tabelle1.M197"/>
          </calcext:conditional-format>
          <calcext:conditional-format calcext:target-range-address="Tabelle1.M198:Tabelle1.M206">
            <calcext:condition calcext:apply-style-name="Unbenannt1" calcext:value="=0" calcext:base-cell-address="Tabelle1.M198"/>
          </calcext:conditional-format>
          <calcext:conditional-format calcext:target-range-address="Tabelle1.M207:Tabelle1.M207">
            <calcext:condition calcext:apply-style-name="Unbenannt1" calcext:value="=0" calcext:base-cell-address="Tabelle1.M207"/>
          </calcext:conditional-format>
          <calcext:conditional-format calcext:target-range-address="Tabelle1.M208:Tabelle1.M208">
            <calcext:condition calcext:apply-style-name="Unbenannt1" calcext:value="=0" calcext:base-cell-address="Tabelle1.M208"/>
          </calcext:conditional-format>
          <calcext:conditional-format calcext:target-range-address="Tabelle1.M209:Tabelle1.M209">
            <calcext:condition calcext:apply-style-name="Unbenannt1" calcext:value="=0" calcext:base-cell-address="Tabelle1.M209"/>
          </calcext:conditional-format>
          <calcext:conditional-format calcext:target-range-address="Tabelle1.M210:Tabelle1.M210">
            <calcext:condition calcext:apply-style-name="Unbenannt1" calcext:value="=0" calcext:base-cell-address="Tabelle1.M210"/>
          </calcext:conditional-format>
          <calcext:conditional-format calcext:target-range-address="Tabelle1.M211:Tabelle1.M211">
            <calcext:condition calcext:apply-style-name="Unbenannt1" calcext:value="=0" calcext:base-cell-address="Tabelle1.M211"/>
          </calcext:conditional-format>
          <calcext:conditional-format calcext:target-range-address="Tabelle1.M212:Tabelle1.M212">
            <calcext:condition calcext:apply-style-name="Unbenannt1" calcext:value="=0" calcext:base-cell-address="Tabelle1.M212"/>
          </calcext:conditional-format>
          <calcext:conditional-format calcext:target-range-address="Tabelle1.M213:Tabelle1.M213">
            <calcext:condition calcext:apply-style-name="Unbenannt1" calcext:value="=0" calcext:base-cell-address="Tabelle1.M213"/>
          </calcext:conditional-format>
          <calcext:conditional-format calcext:target-range-address="Tabelle1.M214:Tabelle1.M214">
            <calcext:condition calcext:apply-style-name="Unbenannt1" calcext:value="=0" calcext:base-cell-address="Tabelle1.M214"/>
          </calcext:conditional-format>
          <calcext:conditional-format calcext:target-range-address="Tabelle1.M215:Tabelle1.M215">
            <calcext:condition calcext:apply-style-name="Unbenannt1" calcext:value="=0" calcext:base-cell-address="Tabelle1.M215"/>
          </calcext:conditional-format>
          <calcext:conditional-format calcext:target-range-address="Tabelle1.M216:Tabelle1.M216">
            <calcext:condition calcext:apply-style-name="Unbenannt1" calcext:value="=0" calcext:base-cell-address="Tabelle1.M216"/>
          </calcext:conditional-format>
          <calcext:conditional-format calcext:target-range-address="Tabelle1.M217:Tabelle1.M217">
            <calcext:condition calcext:apply-style-name="Unbenannt1" calcext:value="=0" calcext:base-cell-address="Tabelle1.M217"/>
          </calcext:conditional-format>
          <calcext:conditional-format calcext:target-range-address="Tabelle1.M218:Tabelle1.M218">
            <calcext:condition calcext:apply-style-name="Unbenannt1" calcext:value="=0" calcext:base-cell-address="Tabelle1.M218"/>
          </calcext:conditional-format>
          <calcext:conditional-format calcext:target-range-address="Tabelle1.M219:Tabelle1.M219">
            <calcext:condition calcext:apply-style-name="Unbenannt1" calcext:value="=0" calcext:base-cell-address="Tabelle1.M219"/>
          </calcext:conditional-format>
          <calcext:conditional-format calcext:target-range-address="Tabelle1.M220:Tabelle1.M220">
            <calcext:condition calcext:apply-style-name="Unbenannt1" calcext:value="=0" calcext:base-cell-address="Tabelle1.M220"/>
          </calcext:conditional-format>
          <calcext:conditional-format calcext:target-range-address="Tabelle1.M221:Tabelle1.M221">
            <calcext:condition calcext:apply-style-name="Unbenannt1" calcext:value="=0" calcext:base-cell-address="Tabelle1.M221"/>
          </calcext:conditional-format>
          <calcext:conditional-format calcext:target-range-address="Tabelle1.M222:Tabelle1.M222">
            <calcext:condition calcext:apply-style-name="Unbenannt1" calcext:value="=0" calcext:base-cell-address="Tabelle1.M222"/>
          </calcext:conditional-format>
          <calcext:conditional-format calcext:target-range-address="Tabelle1.M223:Tabelle1.M223">
            <calcext:condition calcext:apply-style-name="Unbenannt1" calcext:value="=0" calcext:base-cell-address="Tabelle1.M223"/>
          </calcext:conditional-format>
          <calcext:conditional-format calcext:target-range-address="Tabelle1.M224:Tabelle1.M224">
            <calcext:condition calcext:apply-style-name="Unbenannt1" calcext:value="=0" calcext:base-cell-address="Tabelle1.M224"/>
          </calcext:conditional-format>
          <calcext:conditional-format calcext:target-range-address="Tabelle1.M225:Tabelle1.M225">
            <calcext:condition calcext:apply-style-name="Unbenannt1" calcext:value="=0" calcext:base-cell-address="Tabelle1.M225"/>
          </calcext:conditional-format>
          <calcext:conditional-format calcext:target-range-address="Tabelle1.M226:Tabelle1.M226">
            <calcext:condition calcext:apply-style-name="Unbenannt1" calcext:value="=0" calcext:base-cell-address="Tabelle1.M226"/>
          </calcext:conditional-format>
          <calcext:conditional-format calcext:target-range-address="Tabelle1.M227:Tabelle1.M227">
            <calcext:condition calcext:apply-style-name="Unbenannt1" calcext:value="=0" calcext:base-cell-address="Tabelle1.M227"/>
          </calcext:conditional-format>
          <calcext:conditional-format calcext:target-range-address="Tabelle1.M228:Tabelle1.M228">
            <calcext:condition calcext:apply-style-name="Unbenannt1" calcext:value="=0" calcext:base-cell-address="Tabelle1.M228"/>
          </calcext:conditional-format>
          <calcext:conditional-format calcext:target-range-address="Tabelle1.M229:Tabelle1.M229">
            <calcext:condition calcext:apply-style-name="Unbenannt1" calcext:value="=0" calcext:base-cell-address="Tabelle1.M229"/>
          </calcext:conditional-format>
          <calcext:conditional-format calcext:target-range-address="Tabelle1.M230:Tabelle1.M230">
            <calcext:condition calcext:apply-style-name="Unbenannt1" calcext:value="=0" calcext:base-cell-address="Tabelle1.M230"/>
          </calcext:conditional-format>
          <calcext:conditional-format calcext:target-range-address="Tabelle1.M231:Tabelle1.M231">
            <calcext:condition calcext:apply-style-name="Unbenannt1" calcext:value="=0" calcext:base-cell-address="Tabelle1.M231"/>
          </calcext:conditional-format>
          <calcext:conditional-format calcext:target-range-address="Tabelle1.M232:Tabelle1.M232">
            <calcext:condition calcext:apply-style-name="Unbenannt1" calcext:value="=0" calcext:base-cell-address="Tabelle1.M232"/>
          </calcext:conditional-format>
          <calcext:conditional-format calcext:target-range-address="Tabelle1.M233:Tabelle1.M233">
            <calcext:condition calcext:apply-style-name="Unbenannt1" calcext:value="=0" calcext:base-cell-address="Tabelle1.M233"/>
          </calcext:conditional-format>
          <calcext:conditional-format calcext:target-range-address="Tabelle1.M234:Tabelle1.M234">
            <calcext:condition calcext:apply-style-name="Unbenannt1" calcext:value="=0" calcext:base-cell-address="Tabelle1.M234"/>
          </calcext:conditional-format>
          <calcext:conditional-format calcext:target-range-address="Tabelle1.M235:Tabelle1.M235">
            <calcext:condition calcext:apply-style-name="Unbenannt1" calcext:value="=0" calcext:base-cell-address="Tabelle1.M235"/>
          </calcext:conditional-format>
          <calcext:conditional-format calcext:target-range-address="Tabelle1.M236:Tabelle1.M236">
            <calcext:condition calcext:apply-style-name="Unbenannt1" calcext:value="=0" calcext:base-cell-address="Tabelle1.M236"/>
          </calcext:conditional-format>
          <calcext:conditional-format calcext:target-range-address="Tabelle1.M237:Tabelle1.M237">
            <calcext:condition calcext:apply-style-name="Unbenannt1" calcext:value="=0" calcext:base-cell-address="Tabelle1.M237"/>
          </calcext:conditional-format>
          <calcext:conditional-format calcext:target-range-address="Tabelle1.M238:Tabelle1.M238">
            <calcext:condition calcext:apply-style-name="Unbenannt1" calcext:value="=0" calcext:base-cell-address="Tabelle1.M238"/>
          </calcext:conditional-format>
          <calcext:conditional-format calcext:target-range-address="Tabelle1.M239:Tabelle1.M239">
            <calcext:condition calcext:apply-style-name="Unbenannt1" calcext:value="=0" calcext:base-cell-address="Tabelle1.M239"/>
          </calcext:conditional-format>
          <calcext:conditional-format calcext:target-range-address="Tabelle1.M240:Tabelle1.M240">
            <calcext:condition calcext:apply-style-name="Unbenannt1" calcext:value="=0" calcext:base-cell-address="Tabelle1.M240"/>
          </calcext:conditional-format>
          <calcext:conditional-format calcext:target-range-address="Tabelle1.M241:Tabelle1.M241">
            <calcext:condition calcext:apply-style-name="Unbenannt1" calcext:value="=0" calcext:base-cell-address="Tabelle1.M241"/>
          </calcext:conditional-format>
          <calcext:conditional-format calcext:target-range-address="Tabelle1.M242:Tabelle1.M242">
            <calcext:condition calcext:apply-style-name="Unbenannt1" calcext:value="=0" calcext:base-cell-address="Tabelle1.M242"/>
          </calcext:conditional-format>
          <calcext:conditional-format calcext:target-range-address="Tabelle1.M243:Tabelle1.M243">
            <calcext:condition calcext:apply-style-name="Unbenannt1" calcext:value="=0" calcext:base-cell-address="Tabelle1.M243"/>
          </calcext:conditional-format>
          <calcext:conditional-format calcext:target-range-address="Tabelle1.M244:Tabelle1.M244">
            <calcext:condition calcext:apply-style-name="Unbenannt1" calcext:value="=0" calcext:base-cell-address="Tabelle1.M244"/>
          </calcext:conditional-format>
          <calcext:conditional-format calcext:target-range-address="Tabelle1.M245:Tabelle1.M245">
            <calcext:condition calcext:apply-style-name="Unbenannt1" calcext:value="=0" calcext:base-cell-address="Tabelle1.M245"/>
          </calcext:conditional-format>
          <calcext:conditional-format calcext:target-range-address="Tabelle1.M246:Tabelle1.M254">
            <calcext:condition calcext:apply-style-name="Unbenannt1" calcext:value="=0" calcext:base-cell-address="Tabelle1.M246"/>
          </calcext:conditional-format>
          <calcext:conditional-format calcext:target-range-address="Tabelle1.M255:Tabelle1.M255">
            <calcext:condition calcext:apply-style-name="Unbenannt1" calcext:value="=0" calcext:base-cell-address="Tabelle1.M255"/>
          </calcext:conditional-format>
          <calcext:conditional-format calcext:target-range-address="Tabelle1.M256:Tabelle1.M256">
            <calcext:condition calcext:apply-style-name="Unbenannt1" calcext:value="=0" calcext:base-cell-address="Tabelle1.M256"/>
          </calcext:conditional-format>
          <calcext:conditional-format calcext:target-range-address="Tabelle1.M257:Tabelle1.M257">
            <calcext:condition calcext:apply-style-name="Unbenannt1" calcext:value="=0" calcext:base-cell-address="Tabelle1.M257"/>
          </calcext:conditional-format>
          <calcext:conditional-format calcext:target-range-address="Tabelle1.M258:Tabelle1.M258">
            <calcext:condition calcext:apply-style-name="Unbenannt1" calcext:value="=0" calcext:base-cell-address="Tabelle1.M258"/>
          </calcext:conditional-format>
          <calcext:conditional-format calcext:target-range-address="Tabelle1.M259:Tabelle1.M259">
            <calcext:condition calcext:apply-style-name="Unbenannt1" calcext:value="=0" calcext:base-cell-address="Tabelle1.M259"/>
          </calcext:conditional-format>
          <calcext:conditional-format calcext:target-range-address="Tabelle1.M260:Tabelle1.M260">
            <calcext:condition calcext:apply-style-name="Unbenannt1" calcext:value="=0" calcext:base-cell-address="Tabelle1.M260"/>
          </calcext:conditional-format>
          <calcext:conditional-format calcext:target-range-address="Tabelle1.M261:Tabelle1.M261">
            <calcext:condition calcext:apply-style-name="Unbenannt1" calcext:value="=0" calcext:base-cell-address="Tabelle1.M261"/>
          </calcext:conditional-format>
          <calcext:conditional-format calcext:target-range-address="Tabelle1.M262:Tabelle1.M262">
            <calcext:condition calcext:apply-style-name="Unbenannt1" calcext:value="=0" calcext:base-cell-address="Tabelle1.M262"/>
          </calcext:conditional-format>
          <calcext:conditional-format calcext:target-range-address="Tabelle1.M263:Tabelle1.M263">
            <calcext:condition calcext:apply-style-name="Unbenannt1" calcext:value="=0" calcext:base-cell-address="Tabelle1.M263"/>
          </calcext:conditional-format>
          <calcext:conditional-format calcext:target-range-address="Tabelle1.M264:Tabelle1.M264">
            <calcext:condition calcext:apply-style-name="Unbenannt1" calcext:value="=0" calcext:base-cell-address="Tabelle1.M264"/>
          </calcext:conditional-format>
          <calcext:conditional-format calcext:target-range-address="Tabelle1.M265:Tabelle1.M265">
            <calcext:condition calcext:apply-style-name="Unbenannt1" calcext:value="=0" calcext:base-cell-address="Tabelle1.M265"/>
          </calcext:conditional-format>
          <calcext:conditional-format calcext:target-range-address="Tabelle1.M266:Tabelle1.M266">
            <calcext:condition calcext:apply-style-name="Unbenannt1" calcext:value="=0" calcext:base-cell-address="Tabelle1.M266"/>
          </calcext:conditional-format>
          <calcext:conditional-format calcext:target-range-address="Tabelle1.M267:Tabelle1.M267">
            <calcext:condition calcext:apply-style-name="Unbenannt1" calcext:value="=0" calcext:base-cell-address="Tabelle1.M267"/>
          </calcext:conditional-format>
          <calcext:conditional-format calcext:target-range-address="Tabelle1.M268:Tabelle1.M268">
            <calcext:condition calcext:apply-style-name="Unbenannt1" calcext:value="=0" calcext:base-cell-address="Tabelle1.M268"/>
          </calcext:conditional-format>
          <calcext:conditional-format calcext:target-range-address="Tabelle1.M269:Tabelle1.M269">
            <calcext:condition calcext:apply-style-name="Unbenannt1" calcext:value="=0" calcext:base-cell-address="Tabelle1.M269"/>
          </calcext:conditional-format>
          <calcext:conditional-format calcext:target-range-address="Tabelle1.M270:Tabelle1.M270">
            <calcext:condition calcext:apply-style-name="Unbenannt1" calcext:value="=0" calcext:base-cell-address="Tabelle1.M270"/>
          </calcext:conditional-format>
          <calcext:conditional-format calcext:target-range-address="Tabelle1.M271:Tabelle1.M271">
            <calcext:condition calcext:apply-style-name="Unbenannt1" calcext:value="=0" calcext:base-cell-address="Tabelle1.M271"/>
          </calcext:conditional-format>
          <calcext:conditional-format calcext:target-range-address="Tabelle1.M272:Tabelle1.M272">
            <calcext:condition calcext:apply-style-name="Unbenannt1" calcext:value="=0" calcext:base-cell-address="Tabelle1.M272"/>
          </calcext:conditional-format>
          <calcext:conditional-format calcext:target-range-address="Tabelle1.M273:Tabelle1.M273">
            <calcext:condition calcext:apply-style-name="Unbenannt1" calcext:value="=0" calcext:base-cell-address="Tabelle1.M273"/>
          </calcext:conditional-format>
          <calcext:conditional-format calcext:target-range-address="Tabelle1.M274:Tabelle1.M274">
            <calcext:condition calcext:apply-style-name="Unbenannt1" calcext:value="=0" calcext:base-cell-address="Tabelle1.M274"/>
          </calcext:conditional-format>
          <calcext:conditional-format calcext:target-range-address="Tabelle1.M275:Tabelle1.M275">
            <calcext:condition calcext:apply-style-name="Unbenannt1" calcext:value="=0" calcext:base-cell-address="Tabelle1.M275"/>
          </calcext:conditional-format>
          <calcext:conditional-format calcext:target-range-address="Tabelle1.M276:Tabelle1.M276">
            <calcext:condition calcext:apply-style-name="Unbenannt1" calcext:value="=0" calcext:base-cell-address="Tabelle1.M276"/>
          </calcext:conditional-format>
          <calcext:conditional-format calcext:target-range-address="Tabelle1.M277:Tabelle1.M277">
            <calcext:condition calcext:apply-style-name="Unbenannt1" calcext:value="=0" calcext:base-cell-address="Tabelle1.M277"/>
          </calcext:conditional-format>
          <calcext:conditional-format calcext:target-range-address="Tabelle1.M278:Tabelle1.M278">
            <calcext:condition calcext:apply-style-name="Unbenannt1" calcext:value="=0" calcext:base-cell-address="Tabelle1.M278"/>
          </calcext:conditional-format>
          <calcext:conditional-format calcext:target-range-address="Tabelle1.M279:Tabelle1.M279">
            <calcext:condition calcext:apply-style-name="Unbenannt1" calcext:value="=0" calcext:base-cell-address="Tabelle1.M279"/>
          </calcext:conditional-format>
          <calcext:conditional-format calcext:target-range-address="Tabelle1.M280:Tabelle1.M280">
            <calcext:condition calcext:apply-style-name="Unbenannt1" calcext:value="=0" calcext:base-cell-address="Tabelle1.M280"/>
          </calcext:conditional-format>
          <calcext:conditional-format calcext:target-range-address="Tabelle1.M281:Tabelle1.M281">
            <calcext:condition calcext:apply-style-name="Unbenannt1" calcext:value="=0" calcext:base-cell-address="Tabelle1.M281"/>
          </calcext:conditional-format>
          <calcext:conditional-format calcext:target-range-address="Tabelle1.M282:Tabelle1.M282">
            <calcext:condition calcext:apply-style-name="Unbenannt1" calcext:value="=0" calcext:base-cell-address="Tabelle1.M282"/>
          </calcext:conditional-format>
          <calcext:conditional-format calcext:target-range-address="Tabelle1.M283:Tabelle1.M283">
            <calcext:condition calcext:apply-style-name="Unbenannt1" calcext:value="=0" calcext:base-cell-address="Tabelle1.M283"/>
          </calcext:conditional-format>
          <calcext:conditional-format calcext:target-range-address="Tabelle1.M284:Tabelle1.M284">
            <calcext:condition calcext:apply-style-name="Unbenannt1" calcext:value="=0" calcext:base-cell-address="Tabelle1.M284"/>
          </calcext:conditional-format>
          <calcext:conditional-format calcext:target-range-address="Tabelle1.M285:Tabelle1.M285">
            <calcext:condition calcext:apply-style-name="Unbenannt1" calcext:value="=0" calcext:base-cell-address="Tabelle1.M285"/>
          </calcext:conditional-format>
          <calcext:conditional-format calcext:target-range-address="Tabelle1.M286:Tabelle1.M286">
            <calcext:condition calcext:apply-style-name="Unbenannt1" calcext:value="=0" calcext:base-cell-address="Tabelle1.M286"/>
          </calcext:conditional-format>
          <calcext:conditional-format calcext:target-range-address="Tabelle1.M287:Tabelle1.M287">
            <calcext:condition calcext:apply-style-name="Unbenannt1" calcext:value="=0" calcext:base-cell-address="Tabelle1.M287"/>
          </calcext:conditional-format>
          <calcext:conditional-format calcext:target-range-address="Tabelle1.M288:Tabelle1.M288">
            <calcext:condition calcext:apply-style-name="Unbenannt1" calcext:value="=0" calcext:base-cell-address="Tabelle1.M288"/>
          </calcext:conditional-format>
          <calcext:conditional-format calcext:target-range-address="Tabelle1.M289:Tabelle1.M289">
            <calcext:condition calcext:apply-style-name="Unbenannt1" calcext:value="=0" calcext:base-cell-address="Tabelle1.M289"/>
          </calcext:conditional-format>
          <calcext:conditional-format calcext:target-range-address="Tabelle1.M290:Tabelle1.M290">
            <calcext:condition calcext:apply-style-name="Unbenannt1" calcext:value="=0" calcext:base-cell-address="Tabelle1.M290"/>
          </calcext:conditional-format>
          <calcext:conditional-format calcext:target-range-address="Tabelle1.M291:Tabelle1.M291">
            <calcext:condition calcext:apply-style-name="Unbenannt1" calcext:value="=0" calcext:base-cell-address="Tabelle1.M291"/>
          </calcext:conditional-format>
          <calcext:conditional-format calcext:target-range-address="Tabelle1.M292:Tabelle1.M292">
            <calcext:condition calcext:apply-style-name="Unbenannt1" calcext:value="=0" calcext:base-cell-address="Tabelle1.M292"/>
          </calcext:conditional-format>
          <calcext:conditional-format calcext:target-range-address="Tabelle1.M293:Tabelle1.M293">
            <calcext:condition calcext:apply-style-name="Unbenannt1" calcext:value="=0" calcext:base-cell-address="Tabelle1.M293"/>
          </calcext:conditional-format>
          <calcext:conditional-format calcext:target-range-address="Tabelle1.M294:Tabelle1.M302">
            <calcext:condition calcext:apply-style-name="Unbenannt1" calcext:value="=0" calcext:base-cell-address="Tabelle1.M294"/>
          </calcext:conditional-format>
          <calcext:conditional-format calcext:target-range-address="Tabelle1.M303:Tabelle1.M303">
            <calcext:condition calcext:apply-style-name="Unbenannt1" calcext:value="=0" calcext:base-cell-address="Tabelle1.M303"/>
          </calcext:conditional-format>
          <calcext:conditional-format calcext:target-range-address="Tabelle1.M304:Tabelle1.M304">
            <calcext:condition calcext:apply-style-name="Unbenannt1" calcext:value="=0" calcext:base-cell-address="Tabelle1.M304"/>
          </calcext:conditional-format>
          <calcext:conditional-format calcext:target-range-address="Tabelle1.M305:Tabelle1.M305">
            <calcext:condition calcext:apply-style-name="Unbenannt1" calcext:value="=0" calcext:base-cell-address="Tabelle1.M305"/>
          </calcext:conditional-format>
          <calcext:conditional-format calcext:target-range-address="Tabelle1.M306:Tabelle1.M306">
            <calcext:condition calcext:apply-style-name="Unbenannt1" calcext:value="=0" calcext:base-cell-address="Tabelle1.M306"/>
          </calcext:conditional-format>
          <calcext:conditional-format calcext:target-range-address="Tabelle1.M307:Tabelle1.M307">
            <calcext:condition calcext:apply-style-name="Unbenannt1" calcext:value="=0" calcext:base-cell-address="Tabelle1.M307"/>
          </calcext:conditional-format>
          <calcext:conditional-format calcext:target-range-address="Tabelle1.M308:Tabelle1.M308">
            <calcext:condition calcext:apply-style-name="Unbenannt1" calcext:value="=0" calcext:base-cell-address="Tabelle1.M308"/>
          </calcext:conditional-format>
          <calcext:conditional-format calcext:target-range-address="Tabelle1.M309:Tabelle1.M309">
            <calcext:condition calcext:apply-style-name="Unbenannt1" calcext:value="=0" calcext:base-cell-address="Tabelle1.M309"/>
          </calcext:conditional-format>
          <calcext:conditional-format calcext:target-range-address="Tabelle1.M310:Tabelle1.M310">
            <calcext:condition calcext:apply-style-name="Unbenannt1" calcext:value="=0" calcext:base-cell-address="Tabelle1.M310"/>
          </calcext:conditional-format>
          <calcext:conditional-format calcext:target-range-address="Tabelle1.M311:Tabelle1.M311">
            <calcext:condition calcext:apply-style-name="Unbenannt1" calcext:value="=0" calcext:base-cell-address="Tabelle1.M311"/>
          </calcext:conditional-format>
          <calcext:conditional-format calcext:target-range-address="Tabelle1.M312:Tabelle1.M312">
            <calcext:condition calcext:apply-style-name="Unbenannt1" calcext:value="=0" calcext:base-cell-address="Tabelle1.M312"/>
          </calcext:conditional-format>
          <calcext:conditional-format calcext:target-range-address="Tabelle1.M313:Tabelle1.M313">
            <calcext:condition calcext:apply-style-name="Unbenannt1" calcext:value="=0" calcext:base-cell-address="Tabelle1.M313"/>
          </calcext:conditional-format>
          <calcext:conditional-format calcext:target-range-address="Tabelle1.M314:Tabelle1.M314">
            <calcext:condition calcext:apply-style-name="Unbenannt1" calcext:value="=0" calcext:base-cell-address="Tabelle1.M314"/>
          </calcext:conditional-format>
          <calcext:conditional-format calcext:target-range-address="Tabelle1.M315:Tabelle1.M315">
            <calcext:condition calcext:apply-style-name="Unbenannt1" calcext:value="=0" calcext:base-cell-address="Tabelle1.M315"/>
          </calcext:conditional-format>
          <calcext:conditional-format calcext:target-range-address="Tabelle1.M316:Tabelle1.M316">
            <calcext:condition calcext:apply-style-name="Unbenannt1" calcext:value="=0" calcext:base-cell-address="Tabelle1.M316"/>
          </calcext:conditional-format>
          <calcext:conditional-format calcext:target-range-address="Tabelle1.M317:Tabelle1.M317">
            <calcext:condition calcext:apply-style-name="Unbenannt1" calcext:value="=0" calcext:base-cell-address="Tabelle1.M317"/>
          </calcext:conditional-format>
          <calcext:conditional-format calcext:target-range-address="Tabelle1.M318:Tabelle1.M318">
            <calcext:condition calcext:apply-style-name="Unbenannt1" calcext:value="=0" calcext:base-cell-address="Tabelle1.M318"/>
          </calcext:conditional-format>
          <calcext:conditional-format calcext:target-range-address="Tabelle1.M319:Tabelle1.M319">
            <calcext:condition calcext:apply-style-name="Unbenannt1" calcext:value="=0" calcext:base-cell-address="Tabelle1.M319"/>
          </calcext:conditional-format>
          <calcext:conditional-format calcext:target-range-address="Tabelle1.M320:Tabelle1.M320">
            <calcext:condition calcext:apply-style-name="Unbenannt1" calcext:value="=0" calcext:base-cell-address="Tabelle1.M320"/>
          </calcext:conditional-format>
          <calcext:conditional-format calcext:target-range-address="Tabelle1.M321:Tabelle1.M321">
            <calcext:condition calcext:apply-style-name="Unbenannt1" calcext:value="=0" calcext:base-cell-address="Tabelle1.M321"/>
          </calcext:conditional-format>
          <calcext:conditional-format calcext:target-range-address="Tabelle1.M322:Tabelle1.M322">
            <calcext:condition calcext:apply-style-name="Unbenannt1" calcext:value="=0" calcext:base-cell-address="Tabelle1.M322"/>
          </calcext:conditional-format>
          <calcext:conditional-format calcext:target-range-address="Tabelle1.M323:Tabelle1.M323">
            <calcext:condition calcext:apply-style-name="Unbenannt1" calcext:value="=0" calcext:base-cell-address="Tabelle1.M323"/>
          </calcext:conditional-format>
          <calcext:conditional-format calcext:target-range-address="Tabelle1.M324:Tabelle1.M324">
            <calcext:condition calcext:apply-style-name="Unbenannt1" calcext:value="=0" calcext:base-cell-address="Tabelle1.M324"/>
          </calcext:conditional-format>
          <calcext:conditional-format calcext:target-range-address="Tabelle1.M325:Tabelle1.M325">
            <calcext:condition calcext:apply-style-name="Unbenannt1" calcext:value="=0" calcext:base-cell-address="Tabelle1.M325"/>
          </calcext:conditional-format>
          <calcext:conditional-format calcext:target-range-address="Tabelle1.M326:Tabelle1.M326">
            <calcext:condition calcext:apply-style-name="Unbenannt1" calcext:value="=0" calcext:base-cell-address="Tabelle1.M326"/>
          </calcext:conditional-format>
          <calcext:conditional-format calcext:target-range-address="Tabelle1.M327:Tabelle1.M327">
            <calcext:condition calcext:apply-style-name="Unbenannt1" calcext:value="=0" calcext:base-cell-address="Tabelle1.M327"/>
          </calcext:conditional-format>
          <calcext:conditional-format calcext:target-range-address="Tabelle1.M328:Tabelle1.M328">
            <calcext:condition calcext:apply-style-name="Unbenannt1" calcext:value="=0" calcext:base-cell-address="Tabelle1.M328"/>
          </calcext:conditional-format>
          <calcext:conditional-format calcext:target-range-address="Tabelle1.M329:Tabelle1.M329">
            <calcext:condition calcext:apply-style-name="Unbenannt1" calcext:value="=0" calcext:base-cell-address="Tabelle1.M329"/>
          </calcext:conditional-format>
          <calcext:conditional-format calcext:target-range-address="Tabelle1.M330:Tabelle1.M330">
            <calcext:condition calcext:apply-style-name="Unbenannt1" calcext:value="=0" calcext:base-cell-address="Tabelle1.M330"/>
          </calcext:conditional-format>
          <calcext:conditional-format calcext:target-range-address="Tabelle1.M331:Tabelle1.M331">
            <calcext:condition calcext:apply-style-name="Unbenannt1" calcext:value="=0" calcext:base-cell-address="Tabelle1.M331"/>
          </calcext:conditional-format>
          <calcext:conditional-format calcext:target-range-address="Tabelle1.M332:Tabelle1.M332">
            <calcext:condition calcext:apply-style-name="Unbenannt1" calcext:value="=0" calcext:base-cell-address="Tabelle1.M332"/>
          </calcext:conditional-format>
          <calcext:conditional-format calcext:target-range-address="Tabelle1.M333:Tabelle1.M333">
            <calcext:condition calcext:apply-style-name="Unbenannt1" calcext:value="=0" calcext:base-cell-address="Tabelle1.M333"/>
          </calcext:conditional-format>
          <calcext:conditional-format calcext:target-range-address="Tabelle1.M334:Tabelle1.M334">
            <calcext:condition calcext:apply-style-name="Unbenannt1" calcext:value="=0" calcext:base-cell-address="Tabelle1.M334"/>
          </calcext:conditional-format>
          <calcext:conditional-format calcext:target-range-address="Tabelle1.M335:Tabelle1.M335">
            <calcext:condition calcext:apply-style-name="Unbenannt1" calcext:value="=0" calcext:base-cell-address="Tabelle1.M335"/>
          </calcext:conditional-format>
          <calcext:conditional-format calcext:target-range-address="Tabelle1.M336:Tabelle1.M336">
            <calcext:condition calcext:apply-style-name="Unbenannt1" calcext:value="=0" calcext:base-cell-address="Tabelle1.M336"/>
          </calcext:conditional-format>
          <calcext:conditional-format calcext:target-range-address="Tabelle1.M337:Tabelle1.M337">
            <calcext:condition calcext:apply-style-name="Unbenannt1" calcext:value="=0" calcext:base-cell-address="Tabelle1.M337"/>
          </calcext:conditional-format>
          <calcext:conditional-format calcext:target-range-address="Tabelle1.M338:Tabelle1.M338">
            <calcext:condition calcext:apply-style-name="Unbenannt1" calcext:value="=0" calcext:base-cell-address="Tabelle1.M338"/>
          </calcext:conditional-format>
          <calcext:conditional-format calcext:target-range-address="Tabelle1.M339:Tabelle1.M339">
            <calcext:condition calcext:apply-style-name="Unbenannt1" calcext:value="=0" calcext:base-cell-address="Tabelle1.M339"/>
          </calcext:conditional-format>
          <calcext:conditional-format calcext:target-range-address="Tabelle1.M340:Tabelle1.M340">
            <calcext:condition calcext:apply-style-name="Unbenannt1" calcext:value="=0" calcext:base-cell-address="Tabelle1.M340"/>
          </calcext:conditional-format>
          <calcext:conditional-format calcext:target-range-address="Tabelle1.M341:Tabelle1.M341">
            <calcext:condition calcext:apply-style-name="Unbenannt1" calcext:value="=0" calcext:base-cell-address="Tabelle1.M341"/>
          </calcext:conditional-format>
          <calcext:conditional-format calcext:target-range-address="Tabelle1.M342:Tabelle1.M350">
            <calcext:condition calcext:apply-style-name="Unbenannt1" calcext:value="=0" calcext:base-cell-address="Tabelle1.M342"/>
          </calcext:conditional-format>
          <calcext:conditional-format calcext:target-range-address="Tabelle1.M351:Tabelle1.M351">
            <calcext:condition calcext:apply-style-name="Unbenannt1" calcext:value="=0" calcext:base-cell-address="Tabelle1.M351"/>
          </calcext:conditional-format>
          <calcext:conditional-format calcext:target-range-address="Tabelle1.M352:Tabelle1.M352">
            <calcext:condition calcext:apply-style-name="Unbenannt1" calcext:value="=0" calcext:base-cell-address="Tabelle1.M352"/>
          </calcext:conditional-format>
          <calcext:conditional-format calcext:target-range-address="Tabelle1.M353:Tabelle1.M353">
            <calcext:condition calcext:apply-style-name="Unbenannt1" calcext:value="=0" calcext:base-cell-address="Tabelle1.M353"/>
          </calcext:conditional-format>
          <calcext:conditional-format calcext:target-range-address="Tabelle1.M354:Tabelle1.M354">
            <calcext:condition calcext:apply-style-name="Unbenannt1" calcext:value="=0" calcext:base-cell-address="Tabelle1.M354"/>
          </calcext:conditional-format>
          <calcext:conditional-format calcext:target-range-address="Tabelle1.M355:Tabelle1.M355">
            <calcext:condition calcext:apply-style-name="Unbenannt1" calcext:value="=0" calcext:base-cell-address="Tabelle1.M355"/>
          </calcext:conditional-format>
          <calcext:conditional-format calcext:target-range-address="Tabelle1.M356:Tabelle1.M356">
            <calcext:condition calcext:apply-style-name="Unbenannt1" calcext:value="=0" calcext:base-cell-address="Tabelle1.M356"/>
          </calcext:conditional-format>
          <calcext:conditional-format calcext:target-range-address="Tabelle1.M357:Tabelle1.M357">
            <calcext:condition calcext:apply-style-name="Unbenannt1" calcext:value="=0" calcext:base-cell-address="Tabelle1.M357"/>
          </calcext:conditional-format>
          <calcext:conditional-format calcext:target-range-address="Tabelle1.M358:Tabelle1.M358">
            <calcext:condition calcext:apply-style-name="Unbenannt1" calcext:value="=0" calcext:base-cell-address="Tabelle1.M358"/>
          </calcext:conditional-format>
          <calcext:conditional-format calcext:target-range-address="Tabelle1.M359:Tabelle1.M359">
            <calcext:condition calcext:apply-style-name="Unbenannt1" calcext:value="=0" calcext:base-cell-address="Tabelle1.M359"/>
          </calcext:conditional-format>
          <calcext:conditional-format calcext:target-range-address="Tabelle1.M360:Tabelle1.M360">
            <calcext:condition calcext:apply-style-name="Unbenannt1" calcext:value="=0" calcext:base-cell-address="Tabelle1.M360"/>
          </calcext:conditional-format>
          <calcext:conditional-format calcext:target-range-address="Tabelle1.M361:Tabelle1.M361">
            <calcext:condition calcext:apply-style-name="Unbenannt1" calcext:value="=0" calcext:base-cell-address="Tabelle1.M361"/>
          </calcext:conditional-format>
          <calcext:conditional-format calcext:target-range-address="Tabelle1.M362:Tabelle1.M362">
            <calcext:condition calcext:apply-style-name="Unbenannt1" calcext:value="=0" calcext:base-cell-address="Tabelle1.M362"/>
          </calcext:conditional-format>
          <calcext:conditional-format calcext:target-range-address="Tabelle1.M363:Tabelle1.M363">
            <calcext:condition calcext:apply-style-name="Unbenannt1" calcext:value="=0" calcext:base-cell-address="Tabelle1.M363"/>
          </calcext:conditional-format>
          <calcext:conditional-format calcext:target-range-address="Tabelle1.M364:Tabelle1.M364">
            <calcext:condition calcext:apply-style-name="Unbenannt1" calcext:value="=0" calcext:base-cell-address="Tabelle1.M364"/>
          </calcext:conditional-format>
          <calcext:conditional-format calcext:target-range-address="Tabelle1.M365:Tabelle1.M365">
            <calcext:condition calcext:apply-style-name="Unbenannt1" calcext:value="=0" calcext:base-cell-address="Tabelle1.M365"/>
          </calcext:conditional-format>
          <calcext:conditional-format calcext:target-range-address="Tabelle1.M366:Tabelle1.M366">
            <calcext:condition calcext:apply-style-name="Unbenannt1" calcext:value="=0" calcext:base-cell-address="Tabelle1.M366"/>
          </calcext:conditional-format>
          <calcext:conditional-format calcext:target-range-address="Tabelle1.M367:Tabelle1.M367">
            <calcext:condition calcext:apply-style-name="Unbenannt1" calcext:value="=0" calcext:base-cell-address="Tabelle1.M367"/>
          </calcext:conditional-format>
          <calcext:conditional-format calcext:target-range-address="Tabelle1.M368:Tabelle1.M368">
            <calcext:condition calcext:apply-style-name="Unbenannt1" calcext:value="=0" calcext:base-cell-address="Tabelle1.M368"/>
          </calcext:conditional-format>
          <calcext:conditional-format calcext:target-range-address="Tabelle1.M369:Tabelle1.M369">
            <calcext:condition calcext:apply-style-name="Unbenannt1" calcext:value="=0" calcext:base-cell-address="Tabelle1.M369"/>
          </calcext:conditional-format>
          <calcext:conditional-format calcext:target-range-address="Tabelle1.M370:Tabelle1.M370">
            <calcext:condition calcext:apply-style-name="Unbenannt1" calcext:value="=0" calcext:base-cell-address="Tabelle1.M370"/>
          </calcext:conditional-format>
          <calcext:conditional-format calcext:target-range-address="Tabelle1.M371:Tabelle1.M371">
            <calcext:condition calcext:apply-style-name="Unbenannt1" calcext:value="=0" calcext:base-cell-address="Tabelle1.M371"/>
          </calcext:conditional-format>
          <calcext:conditional-format calcext:target-range-address="Tabelle1.M372:Tabelle1.M372">
            <calcext:condition calcext:apply-style-name="Unbenannt1" calcext:value="=0" calcext:base-cell-address="Tabelle1.M372"/>
          </calcext:conditional-format>
          <calcext:conditional-format calcext:target-range-address="Tabelle1.M373:Tabelle1.M373">
            <calcext:condition calcext:apply-style-name="Unbenannt1" calcext:value="=0" calcext:base-cell-address="Tabelle1.M373"/>
          </calcext:conditional-format>
          <calcext:conditional-format calcext:target-range-address="Tabelle1.M374:Tabelle1.M374">
            <calcext:condition calcext:apply-style-name="Unbenannt1" calcext:value="=0" calcext:base-cell-address="Tabelle1.M374"/>
          </calcext:conditional-format>
          <calcext:conditional-format calcext:target-range-address="Tabelle1.M375:Tabelle1.M375">
            <calcext:condition calcext:apply-style-name="Unbenannt1" calcext:value="=0" calcext:base-cell-address="Tabelle1.M375"/>
          </calcext:conditional-format>
          <calcext:conditional-format calcext:target-range-address="Tabelle1.M376:Tabelle1.M376">
            <calcext:condition calcext:apply-style-name="Unbenannt1" calcext:value="=0" calcext:base-cell-address="Tabelle1.M376"/>
          </calcext:conditional-format>
          <calcext:conditional-format calcext:target-range-address="Tabelle1.M377:Tabelle1.M377">
            <calcext:condition calcext:apply-style-name="Unbenannt1" calcext:value="=0" calcext:base-cell-address="Tabelle1.M377"/>
          </calcext:conditional-format>
          <calcext:conditional-format calcext:target-range-address="Tabelle1.M378:Tabelle1.M378">
            <calcext:condition calcext:apply-style-name="Unbenannt1" calcext:value="=0" calcext:base-cell-address="Tabelle1.M378"/>
          </calcext:conditional-format>
          <calcext:conditional-format calcext:target-range-address="Tabelle1.M379:Tabelle1.M379">
            <calcext:condition calcext:apply-style-name="Unbenannt1" calcext:value="=0" calcext:base-cell-address="Tabelle1.M379"/>
          </calcext:conditional-format>
          <calcext:conditional-format calcext:target-range-address="Tabelle1.M380:Tabelle1.M380">
            <calcext:condition calcext:apply-style-name="Unbenannt1" calcext:value="=0" calcext:base-cell-address="Tabelle1.M380"/>
          </calcext:conditional-format>
          <calcext:conditional-format calcext:target-range-address="Tabelle1.M381:Tabelle1.M381">
            <calcext:condition calcext:apply-style-name="Unbenannt1" calcext:value="=0" calcext:base-cell-address="Tabelle1.M381"/>
          </calcext:conditional-format>
          <calcext:conditional-format calcext:target-range-address="Tabelle1.M382:Tabelle1.M382">
            <calcext:condition calcext:apply-style-name="Unbenannt1" calcext:value="=0" calcext:base-cell-address="Tabelle1.M382"/>
          </calcext:conditional-format>
          <calcext:conditional-format calcext:target-range-address="Tabelle1.M383:Tabelle1.M383">
            <calcext:condition calcext:apply-style-name="Unbenannt1" calcext:value="=0" calcext:base-cell-address="Tabelle1.M383"/>
          </calcext:conditional-format>
          <calcext:conditional-format calcext:target-range-address="Tabelle1.M384:Tabelle1.M384">
            <calcext:condition calcext:apply-style-name="Unbenannt1" calcext:value="=0" calcext:base-cell-address="Tabelle1.M384"/>
          </calcext:conditional-format>
          <calcext:conditional-format calcext:target-range-address="Tabelle1.M385:Tabelle1.M385">
            <calcext:condition calcext:apply-style-name="Unbenannt1" calcext:value="=0" calcext:base-cell-address="Tabelle1.M385"/>
          </calcext:conditional-format>
          <calcext:conditional-format calcext:target-range-address="Tabelle1.M386:Tabelle1.M386">
            <calcext:condition calcext:apply-style-name="Unbenannt1" calcext:value="=0" calcext:base-cell-address="Tabelle1.M386"/>
          </calcext:conditional-format>
          <calcext:conditional-format calcext:target-range-address="Tabelle1.M387:Tabelle1.M387">
            <calcext:condition calcext:apply-style-name="Unbenannt1" calcext:value="=0" calcext:base-cell-address="Tabelle1.M387"/>
          </calcext:conditional-format>
          <calcext:conditional-format calcext:target-range-address="Tabelle1.M388:Tabelle1.M388">
            <calcext:condition calcext:apply-style-name="Unbenannt1" calcext:value="=0" calcext:base-cell-address="Tabelle1.M388"/>
          </calcext:conditional-format>
          <calcext:conditional-format calcext:target-range-address="Tabelle1.M389:Tabelle1.M389">
            <calcext:condition calcext:apply-style-name="Unbenannt1" calcext:value="=0" calcext:base-cell-address="Tabelle1.M389"/>
          </calcext:conditional-format>
          <calcext:conditional-format calcext:target-range-address="Tabelle1.M390:Tabelle1.M413">
            <calcext:condition calcext:apply-style-name="Unbenannt1" calcext:value="=0" calcext:base-cell-address="Tabelle1.M390"/>
          </calcext:conditional-format>
          <calcext:conditional-format calcext:target-range-address="Tabelle1.M414:Tabelle1.M437">
            <calcext:condition calcext:apply-style-name="Unbenannt1" calcext:value="=0" calcext:base-cell-address="Tabelle1.M414"/>
          </calcext:conditional-format>
          <calcext:conditional-format calcext:target-range-address="Tabelle1.M438:Tabelle1.M461">
            <calcext:condition calcext:apply-style-name="Unbenannt1" calcext:value="=0" calcext:base-cell-address="Tabelle1.M438"/>
          </calcext:conditional-format>
          <calcext:conditional-format calcext:target-range-address="Tabelle1.M462:Tabelle1.M485">
            <calcext:condition calcext:apply-style-name="Unbenannt1" calcext:value="=0" calcext:base-cell-address="Tabelle1.M462"/>
          </calcext:conditional-format>
          <calcext:conditional-format calcext:target-range-address="Tabelle1.M486:Tabelle1.M509">
            <calcext:condition calcext:apply-style-name="Unbenannt1" calcext:value="=0" calcext:base-cell-address="Tabelle1.M486"/>
          </calcext:conditional-format>
          <calcext:conditional-format calcext:target-range-address="Tabelle1.M510:Tabelle1.M533">
            <calcext:condition calcext:apply-style-name="Unbenannt1" calcext:value="=0" calcext:base-cell-address="Tabelle1.M510"/>
          </calcext:conditional-format>
          <calcext:conditional-format calcext:target-range-address="Tabelle1.M534:Tabelle1.M557">
            <calcext:condition calcext:apply-style-name="Unbenannt1" calcext:value="=0" calcext:base-cell-address="Tabelle1.M534"/>
          </calcext:conditional-format>
          <calcext:conditional-format calcext:target-range-address="Tabelle1.M558:Tabelle1.M581">
            <calcext:condition calcext:apply-style-name="Unbenannt1" calcext:value="=0" calcext:base-cell-address="Tabelle1.M558"/>
          </calcext:conditional-format>
          <calcext:conditional-format calcext:target-range-address="Tabelle1.M582:Tabelle1.M605">
            <calcext:condition calcext:apply-style-name="Unbenannt1" calcext:value="=0" calcext:base-cell-address="Tabelle1.M582"/>
          </calcext:conditional-format>
          <calcext:conditional-format calcext:target-range-address="Tabelle1.M606:Tabelle1.M629">
            <calcext:condition calcext:apply-style-name="Unbenannt1" calcext:value="=0" calcext:base-cell-address="Tabelle1.M606"/>
          </calcext:conditional-format>
          <calcext:conditional-format calcext:target-range-address="Tabelle1.M630:Tabelle1.M653">
            <calcext:condition calcext:apply-style-name="Unbenannt1" calcext:value="=0" calcext:base-cell-address="Tabelle1.M630"/>
          </calcext:conditional-format>
          <calcext:conditional-format calcext:target-range-address="Tabelle1.M654:Tabelle1.M677">
            <calcext:condition calcext:apply-style-name="Unbenannt1" calcext:value="=0" calcext:base-cell-address="Tabelle1.M654"/>
          </calcext:conditional-format>
          <calcext:conditional-format calcext:target-range-address="Tabelle1.M678:Tabelle1.M701">
            <calcext:condition calcext:apply-style-name="Unbenannt1" calcext:value="=0" calcext:base-cell-address="Tabelle1.M678"/>
          </calcext:conditional-format>
          <calcext:conditional-format calcext:target-range-address="Tabelle1.M702:Tabelle1.M725">
            <calcext:condition calcext:apply-style-name="Unbenannt1" calcext:value="=0" calcext:base-cell-address="Tabelle1.M702"/>
          </calcext:conditional-format>
          <calcext:conditional-format calcext:target-range-address="Tabelle1.M726:Tabelle1.M749">
            <calcext:condition calcext:apply-style-name="Unbenannt1" calcext:value="=0" calcext:base-cell-address="Tabelle1.M726"/>
          </calcext:conditional-format>
          <calcext:conditional-format calcext:target-range-address="Tabelle1.M750:Tabelle1.M773">
            <calcext:condition calcext:apply-style-name="Unbenannt1" calcext:value="=0" calcext:base-cell-address="Tabelle1.M750"/>
          </calcext:conditional-format>
          <calcext:conditional-format calcext:target-range-address="Tabelle1.P102:Tabelle1.P110">
            <calcext:condition calcext:apply-style-name="Unbenannt1" calcext:value="=0" calcext:base-cell-address="Tabelle1.P102"/>
          </calcext:conditional-format>
          <calcext:conditional-format calcext:target-range-address="Tabelle1.P111:Tabelle1.P111">
            <calcext:condition calcext:apply-style-name="Unbenannt1" calcext:value="=0" calcext:base-cell-address="Tabelle1.P111"/>
          </calcext:conditional-format>
          <calcext:conditional-format calcext:target-range-address="Tabelle1.P112:Tabelle1.P112">
            <calcext:condition calcext:apply-style-name="Unbenannt1" calcext:value="=0" calcext:base-cell-address="Tabelle1.P112"/>
          </calcext:conditional-format>
          <calcext:conditional-format calcext:target-range-address="Tabelle1.P113:Tabelle1.P113">
            <calcext:condition calcext:apply-style-name="Unbenannt1" calcext:value="=0" calcext:base-cell-address="Tabelle1.P113"/>
          </calcext:conditional-format>
          <calcext:conditional-format calcext:target-range-address="Tabelle1.P114:Tabelle1.P114">
            <calcext:condition calcext:apply-style-name="Unbenannt1" calcext:value="=0" calcext:base-cell-address="Tabelle1.P114"/>
          </calcext:conditional-format>
          <calcext:conditional-format calcext:target-range-address="Tabelle1.P115:Tabelle1.P115">
            <calcext:condition calcext:apply-style-name="Unbenannt1" calcext:value="=0" calcext:base-cell-address="Tabelle1.P115"/>
          </calcext:conditional-format>
          <calcext:conditional-format calcext:target-range-address="Tabelle1.P116:Tabelle1.P116">
            <calcext:condition calcext:apply-style-name="Unbenannt1" calcext:value="=0" calcext:base-cell-address="Tabelle1.P116"/>
          </calcext:conditional-format>
          <calcext:conditional-format calcext:target-range-address="Tabelle1.P117:Tabelle1.P117">
            <calcext:condition calcext:apply-style-name="Unbenannt1" calcext:value="=0" calcext:base-cell-address="Tabelle1.P117"/>
          </calcext:conditional-format>
          <calcext:conditional-format calcext:target-range-address="Tabelle1.P118:Tabelle1.P118">
            <calcext:condition calcext:apply-style-name="Unbenannt1" calcext:value="=0" calcext:base-cell-address="Tabelle1.P118"/>
          </calcext:conditional-format>
          <calcext:conditional-format calcext:target-range-address="Tabelle1.P119:Tabelle1.P119">
            <calcext:condition calcext:apply-style-name="Unbenannt1" calcext:value="=0" calcext:base-cell-address="Tabelle1.P119"/>
          </calcext:conditional-format>
          <calcext:conditional-format calcext:target-range-address="Tabelle1.P120:Tabelle1.P120">
            <calcext:condition calcext:apply-style-name="Unbenannt1" calcext:value="=0" calcext:base-cell-address="Tabelle1.P120"/>
          </calcext:conditional-format>
          <calcext:conditional-format calcext:target-range-address="Tabelle1.P121:Tabelle1.P121">
            <calcext:condition calcext:apply-style-name="Unbenannt1" calcext:value="=0" calcext:base-cell-address="Tabelle1.P121"/>
          </calcext:conditional-format>
          <calcext:conditional-format calcext:target-range-address="Tabelle1.P122:Tabelle1.P122">
            <calcext:condition calcext:apply-style-name="Unbenannt1" calcext:value="=0" calcext:base-cell-address="Tabelle1.P122"/>
          </calcext:conditional-format>
          <calcext:conditional-format calcext:target-range-address="Tabelle1.P123:Tabelle1.P123">
            <calcext:condition calcext:apply-style-name="Unbenannt1" calcext:value="=0" calcext:base-cell-address="Tabelle1.P123"/>
          </calcext:conditional-format>
          <calcext:conditional-format calcext:target-range-address="Tabelle1.P124:Tabelle1.P124">
            <calcext:condition calcext:apply-style-name="Unbenannt1" calcext:value="=0" calcext:base-cell-address="Tabelle1.P124"/>
          </calcext:conditional-format>
          <calcext:conditional-format calcext:target-range-address="Tabelle1.P125:Tabelle1.P125">
            <calcext:condition calcext:apply-style-name="Unbenannt1" calcext:value="=0" calcext:base-cell-address="Tabelle1.P125"/>
          </calcext:conditional-format>
          <calcext:conditional-format calcext:target-range-address="Tabelle1.P126:Tabelle1.P126">
            <calcext:condition calcext:apply-style-name="Unbenannt1" calcext:value="=0" calcext:base-cell-address="Tabelle1.P126"/>
          </calcext:conditional-format>
          <calcext:conditional-format calcext:target-range-address="Tabelle1.P127:Tabelle1.P127">
            <calcext:condition calcext:apply-style-name="Unbenannt1" calcext:value="=0" calcext:base-cell-address="Tabelle1.P127"/>
          </calcext:conditional-format>
          <calcext:conditional-format calcext:target-range-address="Tabelle1.P128:Tabelle1.P128">
            <calcext:condition calcext:apply-style-name="Unbenannt1" calcext:value="=0" calcext:base-cell-address="Tabelle1.P128"/>
          </calcext:conditional-format>
          <calcext:conditional-format calcext:target-range-address="Tabelle1.P129:Tabelle1.P129">
            <calcext:condition calcext:apply-style-name="Unbenannt1" calcext:value="=0" calcext:base-cell-address="Tabelle1.P129"/>
          </calcext:conditional-format>
          <calcext:conditional-format calcext:target-range-address="Tabelle1.P130:Tabelle1.P130">
            <calcext:condition calcext:apply-style-name="Unbenannt1" calcext:value="=0" calcext:base-cell-address="Tabelle1.P130"/>
          </calcext:conditional-format>
          <calcext:conditional-format calcext:target-range-address="Tabelle1.P131:Tabelle1.P131">
            <calcext:condition calcext:apply-style-name="Unbenannt1" calcext:value="=0" calcext:base-cell-address="Tabelle1.P131"/>
          </calcext:conditional-format>
          <calcext:conditional-format calcext:target-range-address="Tabelle1.P132:Tabelle1.P132">
            <calcext:condition calcext:apply-style-name="Unbenannt1" calcext:value="=0" calcext:base-cell-address="Tabelle1.P132"/>
          </calcext:conditional-format>
          <calcext:conditional-format calcext:target-range-address="Tabelle1.P133:Tabelle1.P133">
            <calcext:condition calcext:apply-style-name="Unbenannt1" calcext:value="=0" calcext:base-cell-address="Tabelle1.P133"/>
          </calcext:conditional-format>
          <calcext:conditional-format calcext:target-range-address="Tabelle1.P134:Tabelle1.P134">
            <calcext:condition calcext:apply-style-name="Unbenannt1" calcext:value="=0" calcext:base-cell-address="Tabelle1.P134"/>
          </calcext:conditional-format>
          <calcext:conditional-format calcext:target-range-address="Tabelle1.P135:Tabelle1.P135">
            <calcext:condition calcext:apply-style-name="Unbenannt1" calcext:value="=0" calcext:base-cell-address="Tabelle1.P135"/>
          </calcext:conditional-format>
          <calcext:conditional-format calcext:target-range-address="Tabelle1.P136:Tabelle1.P136">
            <calcext:condition calcext:apply-style-name="Unbenannt1" calcext:value="=0" calcext:base-cell-address="Tabelle1.P136"/>
          </calcext:conditional-format>
          <calcext:conditional-format calcext:target-range-address="Tabelle1.P137:Tabelle1.P137">
            <calcext:condition calcext:apply-style-name="Unbenannt1" calcext:value="=0" calcext:base-cell-address="Tabelle1.P137"/>
          </calcext:conditional-format>
          <calcext:conditional-format calcext:target-range-address="Tabelle1.P138:Tabelle1.P138">
            <calcext:condition calcext:apply-style-name="Unbenannt1" calcext:value="=0" calcext:base-cell-address="Tabelle1.P138"/>
          </calcext:conditional-format>
          <calcext:conditional-format calcext:target-range-address="Tabelle1.P139:Tabelle1.P139">
            <calcext:condition calcext:apply-style-name="Unbenannt1" calcext:value="=0" calcext:base-cell-address="Tabelle1.P139"/>
          </calcext:conditional-format>
          <calcext:conditional-format calcext:target-range-address="Tabelle1.P140:Tabelle1.P140">
            <calcext:condition calcext:apply-style-name="Unbenannt1" calcext:value="=0" calcext:base-cell-address="Tabelle1.P140"/>
          </calcext:conditional-format>
          <calcext:conditional-format calcext:target-range-address="Tabelle1.P141:Tabelle1.P141">
            <calcext:condition calcext:apply-style-name="Unbenannt1" calcext:value="=0" calcext:base-cell-address="Tabelle1.P141"/>
          </calcext:conditional-format>
          <calcext:conditional-format calcext:target-range-address="Tabelle1.P142:Tabelle1.P142">
            <calcext:condition calcext:apply-style-name="Unbenannt1" calcext:value="=0" calcext:base-cell-address="Tabelle1.P142"/>
          </calcext:conditional-format>
          <calcext:conditional-format calcext:target-range-address="Tabelle1.P143:Tabelle1.P143">
            <calcext:condition calcext:apply-style-name="Unbenannt1" calcext:value="=0" calcext:base-cell-address="Tabelle1.P143"/>
          </calcext:conditional-format>
          <calcext:conditional-format calcext:target-range-address="Tabelle1.P144:Tabelle1.P144">
            <calcext:condition calcext:apply-style-name="Unbenannt1" calcext:value="=0" calcext:base-cell-address="Tabelle1.P144"/>
          </calcext:conditional-format>
          <calcext:conditional-format calcext:target-range-address="Tabelle1.P145:Tabelle1.P145">
            <calcext:condition calcext:apply-style-name="Unbenannt1" calcext:value="=0" calcext:base-cell-address="Tabelle1.P145"/>
          </calcext:conditional-format>
          <calcext:conditional-format calcext:target-range-address="Tabelle1.P146:Tabelle1.P146">
            <calcext:condition calcext:apply-style-name="Unbenannt1" calcext:value="=0" calcext:base-cell-address="Tabelle1.P146"/>
          </calcext:conditional-format>
          <calcext:conditional-format calcext:target-range-address="Tabelle1.P147:Tabelle1.P147">
            <calcext:condition calcext:apply-style-name="Unbenannt1" calcext:value="=0" calcext:base-cell-address="Tabelle1.P147"/>
          </calcext:conditional-format>
          <calcext:conditional-format calcext:target-range-address="Tabelle1.P148:Tabelle1.P148">
            <calcext:condition calcext:apply-style-name="Unbenannt1" calcext:value="=0" calcext:base-cell-address="Tabelle1.P148"/>
          </calcext:conditional-format>
          <calcext:conditional-format calcext:target-range-address="Tabelle1.P149:Tabelle1.P149">
            <calcext:condition calcext:apply-style-name="Unbenannt1" calcext:value="=0" calcext:base-cell-address="Tabelle1.P149"/>
          </calcext:conditional-format>
          <calcext:conditional-format calcext:target-range-address="Tabelle1.P150:Tabelle1.P173">
            <calcext:condition calcext:apply-style-name="Unbenannt1" calcext:value="=0" calcext:base-cell-address="Tabelle1.P150"/>
          </calcext:conditional-format>
          <calcext:conditional-format calcext:target-range-address="Tabelle1.P174:Tabelle1.P197">
            <calcext:condition calcext:apply-style-name="Unbenannt1" calcext:value="=0" calcext:base-cell-address="Tabelle1.P174"/>
          </calcext:conditional-format>
          <calcext:conditional-format calcext:target-range-address="Tabelle1.P198:Tabelle1.P206">
            <calcext:condition calcext:apply-style-name="Unbenannt1" calcext:value="=0" calcext:base-cell-address="Tabelle1.P198"/>
          </calcext:conditional-format>
          <calcext:conditional-format calcext:target-range-address="Tabelle1.P207:Tabelle1.P207">
            <calcext:condition calcext:apply-style-name="Unbenannt1" calcext:value="=0" calcext:base-cell-address="Tabelle1.P207"/>
          </calcext:conditional-format>
          <calcext:conditional-format calcext:target-range-address="Tabelle1.P208:Tabelle1.P208">
            <calcext:condition calcext:apply-style-name="Unbenannt1" calcext:value="=0" calcext:base-cell-address="Tabelle1.P208"/>
          </calcext:conditional-format>
          <calcext:conditional-format calcext:target-range-address="Tabelle1.P209:Tabelle1.P209">
            <calcext:condition calcext:apply-style-name="Unbenannt1" calcext:value="=0" calcext:base-cell-address="Tabelle1.P209"/>
          </calcext:conditional-format>
          <calcext:conditional-format calcext:target-range-address="Tabelle1.P210:Tabelle1.P210">
            <calcext:condition calcext:apply-style-name="Unbenannt1" calcext:value="=0" calcext:base-cell-address="Tabelle1.P210"/>
          </calcext:conditional-format>
          <calcext:conditional-format calcext:target-range-address="Tabelle1.P211:Tabelle1.P211">
            <calcext:condition calcext:apply-style-name="Unbenannt1" calcext:value="=0" calcext:base-cell-address="Tabelle1.P211"/>
          </calcext:conditional-format>
          <calcext:conditional-format calcext:target-range-address="Tabelle1.P212:Tabelle1.P212">
            <calcext:condition calcext:apply-style-name="Unbenannt1" calcext:value="=0" calcext:base-cell-address="Tabelle1.P212"/>
          </calcext:conditional-format>
          <calcext:conditional-format calcext:target-range-address="Tabelle1.P213:Tabelle1.P213">
            <calcext:condition calcext:apply-style-name="Unbenannt1" calcext:value="=0" calcext:base-cell-address="Tabelle1.P213"/>
          </calcext:conditional-format>
          <calcext:conditional-format calcext:target-range-address="Tabelle1.P214:Tabelle1.P214">
            <calcext:condition calcext:apply-style-name="Unbenannt1" calcext:value="=0" calcext:base-cell-address="Tabelle1.P214"/>
          </calcext:conditional-format>
          <calcext:conditional-format calcext:target-range-address="Tabelle1.P215:Tabelle1.P215">
            <calcext:condition calcext:apply-style-name="Unbenannt1" calcext:value="=0" calcext:base-cell-address="Tabelle1.P215"/>
          </calcext:conditional-format>
          <calcext:conditional-format calcext:target-range-address="Tabelle1.P216:Tabelle1.P216">
            <calcext:condition calcext:apply-style-name="Unbenannt1" calcext:value="=0" calcext:base-cell-address="Tabelle1.P216"/>
          </calcext:conditional-format>
          <calcext:conditional-format calcext:target-range-address="Tabelle1.P217:Tabelle1.P217">
            <calcext:condition calcext:apply-style-name="Unbenannt1" calcext:value="=0" calcext:base-cell-address="Tabelle1.P217"/>
          </calcext:conditional-format>
          <calcext:conditional-format calcext:target-range-address="Tabelle1.P218:Tabelle1.P218">
            <calcext:condition calcext:apply-style-name="Unbenannt1" calcext:value="=0" calcext:base-cell-address="Tabelle1.P218"/>
          </calcext:conditional-format>
          <calcext:conditional-format calcext:target-range-address="Tabelle1.P219:Tabelle1.P219">
            <calcext:condition calcext:apply-style-name="Unbenannt1" calcext:value="=0" calcext:base-cell-address="Tabelle1.P219"/>
          </calcext:conditional-format>
          <calcext:conditional-format calcext:target-range-address="Tabelle1.P220:Tabelle1.P220">
            <calcext:condition calcext:apply-style-name="Unbenannt1" calcext:value="=0" calcext:base-cell-address="Tabelle1.P220"/>
          </calcext:conditional-format>
          <calcext:conditional-format calcext:target-range-address="Tabelle1.P221:Tabelle1.P221">
            <calcext:condition calcext:apply-style-name="Unbenannt1" calcext:value="=0" calcext:base-cell-address="Tabelle1.P221"/>
          </calcext:conditional-format>
          <calcext:conditional-format calcext:target-range-address="Tabelle1.P222:Tabelle1.P222">
            <calcext:condition calcext:apply-style-name="Unbenannt1" calcext:value="=0" calcext:base-cell-address="Tabelle1.P222"/>
          </calcext:conditional-format>
          <calcext:conditional-format calcext:target-range-address="Tabelle1.P223:Tabelle1.P223">
            <calcext:condition calcext:apply-style-name="Unbenannt1" calcext:value="=0" calcext:base-cell-address="Tabelle1.P223"/>
          </calcext:conditional-format>
          <calcext:conditional-format calcext:target-range-address="Tabelle1.P224:Tabelle1.P224">
            <calcext:condition calcext:apply-style-name="Unbenannt1" calcext:value="=0" calcext:base-cell-address="Tabelle1.P224"/>
          </calcext:conditional-format>
          <calcext:conditional-format calcext:target-range-address="Tabelle1.P225:Tabelle1.P225">
            <calcext:condition calcext:apply-style-name="Unbenannt1" calcext:value="=0" calcext:base-cell-address="Tabelle1.P225"/>
          </calcext:conditional-format>
          <calcext:conditional-format calcext:target-range-address="Tabelle1.P226:Tabelle1.P226">
            <calcext:condition calcext:apply-style-name="Unbenannt1" calcext:value="=0" calcext:base-cell-address="Tabelle1.P226"/>
          </calcext:conditional-format>
          <calcext:conditional-format calcext:target-range-address="Tabelle1.P227:Tabelle1.P227">
            <calcext:condition calcext:apply-style-name="Unbenannt1" calcext:value="=0" calcext:base-cell-address="Tabelle1.P227"/>
          </calcext:conditional-format>
          <calcext:conditional-format calcext:target-range-address="Tabelle1.P228:Tabelle1.P228">
            <calcext:condition calcext:apply-style-name="Unbenannt1" calcext:value="=0" calcext:base-cell-address="Tabelle1.P228"/>
          </calcext:conditional-format>
          <calcext:conditional-format calcext:target-range-address="Tabelle1.P229:Tabelle1.P229">
            <calcext:condition calcext:apply-style-name="Unbenannt1" calcext:value="=0" calcext:base-cell-address="Tabelle1.P229"/>
          </calcext:conditional-format>
          <calcext:conditional-format calcext:target-range-address="Tabelle1.P230:Tabelle1.P230">
            <calcext:condition calcext:apply-style-name="Unbenannt1" calcext:value="=0" calcext:base-cell-address="Tabelle1.P230"/>
          </calcext:conditional-format>
          <calcext:conditional-format calcext:target-range-address="Tabelle1.P231:Tabelle1.P231">
            <calcext:condition calcext:apply-style-name="Unbenannt1" calcext:value="=0" calcext:base-cell-address="Tabelle1.P231"/>
          </calcext:conditional-format>
          <calcext:conditional-format calcext:target-range-address="Tabelle1.P232:Tabelle1.P232">
            <calcext:condition calcext:apply-style-name="Unbenannt1" calcext:value="=0" calcext:base-cell-address="Tabelle1.P232"/>
          </calcext:conditional-format>
          <calcext:conditional-format calcext:target-range-address="Tabelle1.P233:Tabelle1.P233">
            <calcext:condition calcext:apply-style-name="Unbenannt1" calcext:value="=0" calcext:base-cell-address="Tabelle1.P233"/>
          </calcext:conditional-format>
          <calcext:conditional-format calcext:target-range-address="Tabelle1.P234:Tabelle1.P234">
            <calcext:condition calcext:apply-style-name="Unbenannt1" calcext:value="=0" calcext:base-cell-address="Tabelle1.P234"/>
          </calcext:conditional-format>
          <calcext:conditional-format calcext:target-range-address="Tabelle1.P235:Tabelle1.P235">
            <calcext:condition calcext:apply-style-name="Unbenannt1" calcext:value="=0" calcext:base-cell-address="Tabelle1.P235"/>
          </calcext:conditional-format>
          <calcext:conditional-format calcext:target-range-address="Tabelle1.P236:Tabelle1.P236">
            <calcext:condition calcext:apply-style-name="Unbenannt1" calcext:value="=0" calcext:base-cell-address="Tabelle1.P236"/>
          </calcext:conditional-format>
          <calcext:conditional-format calcext:target-range-address="Tabelle1.P237:Tabelle1.P237">
            <calcext:condition calcext:apply-style-name="Unbenannt1" calcext:value="=0" calcext:base-cell-address="Tabelle1.P237"/>
          </calcext:conditional-format>
          <calcext:conditional-format calcext:target-range-address="Tabelle1.P238:Tabelle1.P238">
            <calcext:condition calcext:apply-style-name="Unbenannt1" calcext:value="=0" calcext:base-cell-address="Tabelle1.P238"/>
          </calcext:conditional-format>
          <calcext:conditional-format calcext:target-range-address="Tabelle1.P239:Tabelle1.P239">
            <calcext:condition calcext:apply-style-name="Unbenannt1" calcext:value="=0" calcext:base-cell-address="Tabelle1.P239"/>
          </calcext:conditional-format>
          <calcext:conditional-format calcext:target-range-address="Tabelle1.P240:Tabelle1.P240">
            <calcext:condition calcext:apply-style-name="Unbenannt1" calcext:value="=0" calcext:base-cell-address="Tabelle1.P240"/>
          </calcext:conditional-format>
          <calcext:conditional-format calcext:target-range-address="Tabelle1.P241:Tabelle1.P241">
            <calcext:condition calcext:apply-style-name="Unbenannt1" calcext:value="=0" calcext:base-cell-address="Tabelle1.P241"/>
          </calcext:conditional-format>
          <calcext:conditional-format calcext:target-range-address="Tabelle1.P242:Tabelle1.P242">
            <calcext:condition calcext:apply-style-name="Unbenannt1" calcext:value="=0" calcext:base-cell-address="Tabelle1.P242"/>
          </calcext:conditional-format>
          <calcext:conditional-format calcext:target-range-address="Tabelle1.P243:Tabelle1.P243">
            <calcext:condition calcext:apply-style-name="Unbenannt1" calcext:value="=0" calcext:base-cell-address="Tabelle1.P243"/>
          </calcext:conditional-format>
          <calcext:conditional-format calcext:target-range-address="Tabelle1.P244:Tabelle1.P244">
            <calcext:condition calcext:apply-style-name="Unbenannt1" calcext:value="=0" calcext:base-cell-address="Tabelle1.P244"/>
          </calcext:conditional-format>
          <calcext:conditional-format calcext:target-range-address="Tabelle1.P245:Tabelle1.P245">
            <calcext:condition calcext:apply-style-name="Unbenannt1" calcext:value="=0" calcext:base-cell-address="Tabelle1.P245"/>
          </calcext:conditional-format>
          <calcext:conditional-format calcext:target-range-address="Tabelle1.P246:Tabelle1.P269">
            <calcext:condition calcext:apply-style-name="Unbenannt1" calcext:value="=0" calcext:base-cell-address="Tabelle1.P246"/>
          </calcext:conditional-format>
          <calcext:conditional-format calcext:target-range-address="Tabelle1.P270:Tabelle1.P293">
            <calcext:condition calcext:apply-style-name="Unbenannt1" calcext:value="=0" calcext:base-cell-address="Tabelle1.P270"/>
          </calcext:conditional-format>
          <calcext:conditional-format calcext:target-range-address="Tabelle1.P294:Tabelle1.P302">
            <calcext:condition calcext:apply-style-name="Unbenannt1" calcext:value="=0" calcext:base-cell-address="Tabelle1.P294"/>
          </calcext:conditional-format>
          <calcext:conditional-format calcext:target-range-address="Tabelle1.P303:Tabelle1.P303">
            <calcext:condition calcext:apply-style-name="Unbenannt1" calcext:value="=0" calcext:base-cell-address="Tabelle1.P303"/>
          </calcext:conditional-format>
          <calcext:conditional-format calcext:target-range-address="Tabelle1.P304:Tabelle1.P304">
            <calcext:condition calcext:apply-style-name="Unbenannt1" calcext:value="=0" calcext:base-cell-address="Tabelle1.P304"/>
          </calcext:conditional-format>
          <calcext:conditional-format calcext:target-range-address="Tabelle1.P305:Tabelle1.P305">
            <calcext:condition calcext:apply-style-name="Unbenannt1" calcext:value="=0" calcext:base-cell-address="Tabelle1.P305"/>
          </calcext:conditional-format>
          <calcext:conditional-format calcext:target-range-address="Tabelle1.P306:Tabelle1.P306">
            <calcext:condition calcext:apply-style-name="Unbenannt1" calcext:value="=0" calcext:base-cell-address="Tabelle1.P306"/>
          </calcext:conditional-format>
          <calcext:conditional-format calcext:target-range-address="Tabelle1.P307:Tabelle1.P307">
            <calcext:condition calcext:apply-style-name="Unbenannt1" calcext:value="=0" calcext:base-cell-address="Tabelle1.P307"/>
          </calcext:conditional-format>
          <calcext:conditional-format calcext:target-range-address="Tabelle1.P308:Tabelle1.P308">
            <calcext:condition calcext:apply-style-name="Unbenannt1" calcext:value="=0" calcext:base-cell-address="Tabelle1.P308"/>
          </calcext:conditional-format>
          <calcext:conditional-format calcext:target-range-address="Tabelle1.P309:Tabelle1.P309">
            <calcext:condition calcext:apply-style-name="Unbenannt1" calcext:value="=0" calcext:base-cell-address="Tabelle1.P309"/>
          </calcext:conditional-format>
          <calcext:conditional-format calcext:target-range-address="Tabelle1.P310:Tabelle1.P310">
            <calcext:condition calcext:apply-style-name="Unbenannt1" calcext:value="=0" calcext:base-cell-address="Tabelle1.P310"/>
          </calcext:conditional-format>
          <calcext:conditional-format calcext:target-range-address="Tabelle1.P311:Tabelle1.P311">
            <calcext:condition calcext:apply-style-name="Unbenannt1" calcext:value="=0" calcext:base-cell-address="Tabelle1.P311"/>
          </calcext:conditional-format>
          <calcext:conditional-format calcext:target-range-address="Tabelle1.P312:Tabelle1.P312">
            <calcext:condition calcext:apply-style-name="Unbenannt1" calcext:value="=0" calcext:base-cell-address="Tabelle1.P312"/>
          </calcext:conditional-format>
          <calcext:conditional-format calcext:target-range-address="Tabelle1.P313:Tabelle1.P313">
            <calcext:condition calcext:apply-style-name="Unbenannt1" calcext:value="=0" calcext:base-cell-address="Tabelle1.P313"/>
          </calcext:conditional-format>
          <calcext:conditional-format calcext:target-range-address="Tabelle1.P314:Tabelle1.P314">
            <calcext:condition calcext:apply-style-name="Unbenannt1" calcext:value="=0" calcext:base-cell-address="Tabelle1.P314"/>
          </calcext:conditional-format>
          <calcext:conditional-format calcext:target-range-address="Tabelle1.P315:Tabelle1.P315">
            <calcext:condition calcext:apply-style-name="Unbenannt1" calcext:value="=0" calcext:base-cell-address="Tabelle1.P315"/>
          </calcext:conditional-format>
          <calcext:conditional-format calcext:target-range-address="Tabelle1.P316:Tabelle1.P316">
            <calcext:condition calcext:apply-style-name="Unbenannt1" calcext:value="=0" calcext:base-cell-address="Tabelle1.P316"/>
          </calcext:conditional-format>
          <calcext:conditional-format calcext:target-range-address="Tabelle1.P317:Tabelle1.P317">
            <calcext:condition calcext:apply-style-name="Unbenannt1" calcext:value="=0" calcext:base-cell-address="Tabelle1.P317"/>
          </calcext:conditional-format>
          <calcext:conditional-format calcext:target-range-address="Tabelle1.P318:Tabelle1.P318">
            <calcext:condition calcext:apply-style-name="Unbenannt1" calcext:value="=0" calcext:base-cell-address="Tabelle1.P318"/>
          </calcext:conditional-format>
          <calcext:conditional-format calcext:target-range-address="Tabelle1.P319:Tabelle1.P319">
            <calcext:condition calcext:apply-style-name="Unbenannt1" calcext:value="=0" calcext:base-cell-address="Tabelle1.P319"/>
          </calcext:conditional-format>
          <calcext:conditional-format calcext:target-range-address="Tabelle1.P320:Tabelle1.P320">
            <calcext:condition calcext:apply-style-name="Unbenannt1" calcext:value="=0" calcext:base-cell-address="Tabelle1.P320"/>
          </calcext:conditional-format>
          <calcext:conditional-format calcext:target-range-address="Tabelle1.P321:Tabelle1.P321">
            <calcext:condition calcext:apply-style-name="Unbenannt1" calcext:value="=0" calcext:base-cell-address="Tabelle1.P321"/>
          </calcext:conditional-format>
          <calcext:conditional-format calcext:target-range-address="Tabelle1.P322:Tabelle1.P322">
            <calcext:condition calcext:apply-style-name="Unbenannt1" calcext:value="=0" calcext:base-cell-address="Tabelle1.P322"/>
          </calcext:conditional-format>
          <calcext:conditional-format calcext:target-range-address="Tabelle1.P323:Tabelle1.P323">
            <calcext:condition calcext:apply-style-name="Unbenannt1" calcext:value="=0" calcext:base-cell-address="Tabelle1.P323"/>
          </calcext:conditional-format>
          <calcext:conditional-format calcext:target-range-address="Tabelle1.P324:Tabelle1.P324">
            <calcext:condition calcext:apply-style-name="Unbenannt1" calcext:value="=0" calcext:base-cell-address="Tabelle1.P324"/>
          </calcext:conditional-format>
          <calcext:conditional-format calcext:target-range-address="Tabelle1.P325:Tabelle1.P325">
            <calcext:condition calcext:apply-style-name="Unbenannt1" calcext:value="=0" calcext:base-cell-address="Tabelle1.P325"/>
          </calcext:conditional-format>
          <calcext:conditional-format calcext:target-range-address="Tabelle1.P326:Tabelle1.P326">
            <calcext:condition calcext:apply-style-name="Unbenannt1" calcext:value="=0" calcext:base-cell-address="Tabelle1.P326"/>
          </calcext:conditional-format>
          <calcext:conditional-format calcext:target-range-address="Tabelle1.P327:Tabelle1.P327">
            <calcext:condition calcext:apply-style-name="Unbenannt1" calcext:value="=0" calcext:base-cell-address="Tabelle1.P327"/>
          </calcext:conditional-format>
          <calcext:conditional-format calcext:target-range-address="Tabelle1.P328:Tabelle1.P328">
            <calcext:condition calcext:apply-style-name="Unbenannt1" calcext:value="=0" calcext:base-cell-address="Tabelle1.P328"/>
          </calcext:conditional-format>
          <calcext:conditional-format calcext:target-range-address="Tabelle1.P329:Tabelle1.P329">
            <calcext:condition calcext:apply-style-name="Unbenannt1" calcext:value="=0" calcext:base-cell-address="Tabelle1.P329"/>
          </calcext:conditional-format>
          <calcext:conditional-format calcext:target-range-address="Tabelle1.P330:Tabelle1.P330">
            <calcext:condition calcext:apply-style-name="Unbenannt1" calcext:value="=0" calcext:base-cell-address="Tabelle1.P330"/>
          </calcext:conditional-format>
          <calcext:conditional-format calcext:target-range-address="Tabelle1.P331:Tabelle1.P331">
            <calcext:condition calcext:apply-style-name="Unbenannt1" calcext:value="=0" calcext:base-cell-address="Tabelle1.P331"/>
          </calcext:conditional-format>
          <calcext:conditional-format calcext:target-range-address="Tabelle1.P332:Tabelle1.P332">
            <calcext:condition calcext:apply-style-name="Unbenannt1" calcext:value="=0" calcext:base-cell-address="Tabelle1.P332"/>
          </calcext:conditional-format>
          <calcext:conditional-format calcext:target-range-address="Tabelle1.P333:Tabelle1.P333">
            <calcext:condition calcext:apply-style-name="Unbenannt1" calcext:value="=0" calcext:base-cell-address="Tabelle1.P333"/>
          </calcext:conditional-format>
          <calcext:conditional-format calcext:target-range-address="Tabelle1.P334:Tabelle1.P334">
            <calcext:condition calcext:apply-style-name="Unbenannt1" calcext:value="=0" calcext:base-cell-address="Tabelle1.P334"/>
          </calcext:conditional-format>
          <calcext:conditional-format calcext:target-range-address="Tabelle1.P335:Tabelle1.P335">
            <calcext:condition calcext:apply-style-name="Unbenannt1" calcext:value="=0" calcext:base-cell-address="Tabelle1.P335"/>
          </calcext:conditional-format>
          <calcext:conditional-format calcext:target-range-address="Tabelle1.P336:Tabelle1.P336">
            <calcext:condition calcext:apply-style-name="Unbenannt1" calcext:value="=0" calcext:base-cell-address="Tabelle1.P336"/>
          </calcext:conditional-format>
          <calcext:conditional-format calcext:target-range-address="Tabelle1.P337:Tabelle1.P337">
            <calcext:condition calcext:apply-style-name="Unbenannt1" calcext:value="=0" calcext:base-cell-address="Tabelle1.P337"/>
          </calcext:conditional-format>
          <calcext:conditional-format calcext:target-range-address="Tabelle1.P338:Tabelle1.P338">
            <calcext:condition calcext:apply-style-name="Unbenannt1" calcext:value="=0" calcext:base-cell-address="Tabelle1.P338"/>
          </calcext:conditional-format>
          <calcext:conditional-format calcext:target-range-address="Tabelle1.P339:Tabelle1.P339">
            <calcext:condition calcext:apply-style-name="Unbenannt1" calcext:value="=0" calcext:base-cell-address="Tabelle1.P339"/>
          </calcext:conditional-format>
          <calcext:conditional-format calcext:target-range-address="Tabelle1.P340:Tabelle1.P340">
            <calcext:condition calcext:apply-style-name="Unbenannt1" calcext:value="=0" calcext:base-cell-address="Tabelle1.P340"/>
          </calcext:conditional-format>
          <calcext:conditional-format calcext:target-range-address="Tabelle1.P341:Tabelle1.P341">
            <calcext:condition calcext:apply-style-name="Unbenannt1" calcext:value="=0" calcext:base-cell-address="Tabelle1.P341"/>
          </calcext:conditional-format>
          <calcext:conditional-format calcext:target-range-address="Tabelle1.P342:Tabelle1.P365">
            <calcext:condition calcext:apply-style-name="Unbenannt1" calcext:value="=0" calcext:base-cell-address="Tabelle1.P342"/>
          </calcext:conditional-format>
          <calcext:conditional-format calcext:target-range-address="Tabelle1.P366:Tabelle1.P389">
            <calcext:condition calcext:apply-style-name="Unbenannt1" calcext:value="=0" calcext:base-cell-address="Tabelle1.P366"/>
          </calcext:conditional-format>
          <calcext:conditional-format calcext:target-range-address="Tabelle1.P390:Tabelle1.P398">
            <calcext:condition calcext:apply-style-name="Unbenannt1" calcext:value="=0" calcext:base-cell-address="Tabelle1.P390"/>
          </calcext:conditional-format>
          <calcext:conditional-format calcext:target-range-address="Tabelle1.P399:Tabelle1.P399">
            <calcext:condition calcext:apply-style-name="Unbenannt1" calcext:value="=0" calcext:base-cell-address="Tabelle1.P399"/>
          </calcext:conditional-format>
          <calcext:conditional-format calcext:target-range-address="Tabelle1.P400:Tabelle1.P400">
            <calcext:condition calcext:apply-style-name="Unbenannt1" calcext:value="=0" calcext:base-cell-address="Tabelle1.P400"/>
          </calcext:conditional-format>
          <calcext:conditional-format calcext:target-range-address="Tabelle1.P401:Tabelle1.P401">
            <calcext:condition calcext:apply-style-name="Unbenannt1" calcext:value="=0" calcext:base-cell-address="Tabelle1.P401"/>
          </calcext:conditional-format>
          <calcext:conditional-format calcext:target-range-address="Tabelle1.P402:Tabelle1.P402">
            <calcext:condition calcext:apply-style-name="Unbenannt1" calcext:value="=0" calcext:base-cell-address="Tabelle1.P402"/>
          </calcext:conditional-format>
          <calcext:conditional-format calcext:target-range-address="Tabelle1.P403:Tabelle1.P403">
            <calcext:condition calcext:apply-style-name="Unbenannt1" calcext:value="=0" calcext:base-cell-address="Tabelle1.P403"/>
          </calcext:conditional-format>
          <calcext:conditional-format calcext:target-range-address="Tabelle1.P404:Tabelle1.P404">
            <calcext:condition calcext:apply-style-name="Unbenannt1" calcext:value="=0" calcext:base-cell-address="Tabelle1.P404"/>
          </calcext:conditional-format>
          <calcext:conditional-format calcext:target-range-address="Tabelle1.P405:Tabelle1.P405">
            <calcext:condition calcext:apply-style-name="Unbenannt1" calcext:value="=0" calcext:base-cell-address="Tabelle1.P405"/>
          </calcext:conditional-format>
          <calcext:conditional-format calcext:target-range-address="Tabelle1.P406:Tabelle1.P406">
            <calcext:condition calcext:apply-style-name="Unbenannt1" calcext:value="=0" calcext:base-cell-address="Tabelle1.P406"/>
          </calcext:conditional-format>
          <calcext:conditional-format calcext:target-range-address="Tabelle1.P407:Tabelle1.P407">
            <calcext:condition calcext:apply-style-name="Unbenannt1" calcext:value="=0" calcext:base-cell-address="Tabelle1.P407"/>
          </calcext:conditional-format>
          <calcext:conditional-format calcext:target-range-address="Tabelle1.P408:Tabelle1.P408">
            <calcext:condition calcext:apply-style-name="Unbenannt1" calcext:value="=0" calcext:base-cell-address="Tabelle1.P408"/>
          </calcext:conditional-format>
          <calcext:conditional-format calcext:target-range-address="Tabelle1.P409:Tabelle1.P409">
            <calcext:condition calcext:apply-style-name="Unbenannt1" calcext:value="=0" calcext:base-cell-address="Tabelle1.P409"/>
          </calcext:conditional-format>
          <calcext:conditional-format calcext:target-range-address="Tabelle1.P410:Tabelle1.P410">
            <calcext:condition calcext:apply-style-name="Unbenannt1" calcext:value="=0" calcext:base-cell-address="Tabelle1.P410"/>
          </calcext:conditional-format>
          <calcext:conditional-format calcext:target-range-address="Tabelle1.P411:Tabelle1.P411">
            <calcext:condition calcext:apply-style-name="Unbenannt1" calcext:value="=0" calcext:base-cell-address="Tabelle1.P411"/>
          </calcext:conditional-format>
          <calcext:conditional-format calcext:target-range-address="Tabelle1.P412:Tabelle1.P412">
            <calcext:condition calcext:apply-style-name="Unbenannt1" calcext:value="=0" calcext:base-cell-address="Tabelle1.P412"/>
          </calcext:conditional-format>
          <calcext:conditional-format calcext:target-range-address="Tabelle1.P413:Tabelle1.P413">
            <calcext:condition calcext:apply-style-name="Unbenannt1" calcext:value="=0" calcext:base-cell-address="Tabelle1.P413"/>
          </calcext:conditional-format>
          <calcext:conditional-format calcext:target-range-address="Tabelle1.P414:Tabelle1.P414">
            <calcext:condition calcext:apply-style-name="Unbenannt1" calcext:value="=0" calcext:base-cell-address="Tabelle1.P414"/>
          </calcext:conditional-format>
          <calcext:conditional-format calcext:target-range-address="Tabelle1.P415:Tabelle1.P415">
            <calcext:condition calcext:apply-style-name="Unbenannt1" calcext:value="=0" calcext:base-cell-address="Tabelle1.P415"/>
          </calcext:conditional-format>
          <calcext:conditional-format calcext:target-range-address="Tabelle1.P416:Tabelle1.P416">
            <calcext:condition calcext:apply-style-name="Unbenannt1" calcext:value="=0" calcext:base-cell-address="Tabelle1.P416"/>
          </calcext:conditional-format>
          <calcext:conditional-format calcext:target-range-address="Tabelle1.P417:Tabelle1.P417">
            <calcext:condition calcext:apply-style-name="Unbenannt1" calcext:value="=0" calcext:base-cell-address="Tabelle1.P417"/>
          </calcext:conditional-format>
          <calcext:conditional-format calcext:target-range-address="Tabelle1.P418:Tabelle1.P418">
            <calcext:condition calcext:apply-style-name="Unbenannt1" calcext:value="=0" calcext:base-cell-address="Tabelle1.P418"/>
          </calcext:conditional-format>
          <calcext:conditional-format calcext:target-range-address="Tabelle1.P419:Tabelle1.P419">
            <calcext:condition calcext:apply-style-name="Unbenannt1" calcext:value="=0" calcext:base-cell-address="Tabelle1.P419"/>
          </calcext:conditional-format>
          <calcext:conditional-format calcext:target-range-address="Tabelle1.P420:Tabelle1.P420">
            <calcext:condition calcext:apply-style-name="Unbenannt1" calcext:value="=0" calcext:base-cell-address="Tabelle1.P420"/>
          </calcext:conditional-format>
          <calcext:conditional-format calcext:target-range-address="Tabelle1.P421:Tabelle1.P421">
            <calcext:condition calcext:apply-style-name="Unbenannt1" calcext:value="=0" calcext:base-cell-address="Tabelle1.P421"/>
          </calcext:conditional-format>
          <calcext:conditional-format calcext:target-range-address="Tabelle1.P422:Tabelle1.P422">
            <calcext:condition calcext:apply-style-name="Unbenannt1" calcext:value="=0" calcext:base-cell-address="Tabelle1.P422"/>
          </calcext:conditional-format>
          <calcext:conditional-format calcext:target-range-address="Tabelle1.P423:Tabelle1.P423">
            <calcext:condition calcext:apply-style-name="Unbenannt1" calcext:value="=0" calcext:base-cell-address="Tabelle1.P423"/>
          </calcext:conditional-format>
          <calcext:conditional-format calcext:target-range-address="Tabelle1.P424:Tabelle1.P424">
            <calcext:condition calcext:apply-style-name="Unbenannt1" calcext:value="=0" calcext:base-cell-address="Tabelle1.P424"/>
          </calcext:conditional-format>
          <calcext:conditional-format calcext:target-range-address="Tabelle1.P425:Tabelle1.P425">
            <calcext:condition calcext:apply-style-name="Unbenannt1" calcext:value="=0" calcext:base-cell-address="Tabelle1.P425"/>
          </calcext:conditional-format>
          <calcext:conditional-format calcext:target-range-address="Tabelle1.P426:Tabelle1.P426">
            <calcext:condition calcext:apply-style-name="Unbenannt1" calcext:value="=0" calcext:base-cell-address="Tabelle1.P426"/>
          </calcext:conditional-format>
          <calcext:conditional-format calcext:target-range-address="Tabelle1.P427:Tabelle1.P427">
            <calcext:condition calcext:apply-style-name="Unbenannt1" calcext:value="=0" calcext:base-cell-address="Tabelle1.P427"/>
          </calcext:conditional-format>
          <calcext:conditional-format calcext:target-range-address="Tabelle1.P428:Tabelle1.P428">
            <calcext:condition calcext:apply-style-name="Unbenannt1" calcext:value="=0" calcext:base-cell-address="Tabelle1.P428"/>
          </calcext:conditional-format>
          <calcext:conditional-format calcext:target-range-address="Tabelle1.P429:Tabelle1.P429">
            <calcext:condition calcext:apply-style-name="Unbenannt1" calcext:value="=0" calcext:base-cell-address="Tabelle1.P429"/>
          </calcext:conditional-format>
          <calcext:conditional-format calcext:target-range-address="Tabelle1.P430:Tabelle1.P430">
            <calcext:condition calcext:apply-style-name="Unbenannt1" calcext:value="=0" calcext:base-cell-address="Tabelle1.P430"/>
          </calcext:conditional-format>
          <calcext:conditional-format calcext:target-range-address="Tabelle1.P431:Tabelle1.P431">
            <calcext:condition calcext:apply-style-name="Unbenannt1" calcext:value="=0" calcext:base-cell-address="Tabelle1.P431"/>
          </calcext:conditional-format>
          <calcext:conditional-format calcext:target-range-address="Tabelle1.P432:Tabelle1.P432">
            <calcext:condition calcext:apply-style-name="Unbenannt1" calcext:value="=0" calcext:base-cell-address="Tabelle1.P432"/>
          </calcext:conditional-format>
          <calcext:conditional-format calcext:target-range-address="Tabelle1.P433:Tabelle1.P433">
            <calcext:condition calcext:apply-style-name="Unbenannt1" calcext:value="=0" calcext:base-cell-address="Tabelle1.P433"/>
          </calcext:conditional-format>
          <calcext:conditional-format calcext:target-range-address="Tabelle1.P434:Tabelle1.P434">
            <calcext:condition calcext:apply-style-name="Unbenannt1" calcext:value="=0" calcext:base-cell-address="Tabelle1.P434"/>
          </calcext:conditional-format>
          <calcext:conditional-format calcext:target-range-address="Tabelle1.P435:Tabelle1.P435">
            <calcext:condition calcext:apply-style-name="Unbenannt1" calcext:value="=0" calcext:base-cell-address="Tabelle1.P435"/>
          </calcext:conditional-format>
          <calcext:conditional-format calcext:target-range-address="Tabelle1.P436:Tabelle1.P436">
            <calcext:condition calcext:apply-style-name="Unbenannt1" calcext:value="=0" calcext:base-cell-address="Tabelle1.P436"/>
          </calcext:conditional-format>
          <calcext:conditional-format calcext:target-range-address="Tabelle1.P437:Tabelle1.P437">
            <calcext:condition calcext:apply-style-name="Unbenannt1" calcext:value="=0" calcext:base-cell-address="Tabelle1.P437"/>
          </calcext:conditional-format>
          <calcext:conditional-format calcext:target-range-address="Tabelle1.P438:Tabelle1.P461">
            <calcext:condition calcext:apply-style-name="Unbenannt1" calcext:value="=0" calcext:base-cell-address="Tabelle1.P438"/>
          </calcext:conditional-format>
          <calcext:conditional-format calcext:target-range-address="Tabelle1.P462:Tabelle1.P485">
            <calcext:condition calcext:apply-style-name="Unbenannt1" calcext:value="=0" calcext:base-cell-address="Tabelle1.P462"/>
          </calcext:conditional-format>
          <calcext:conditional-format calcext:target-range-address="Tabelle1.P486:Tabelle1.P494">
            <calcext:condition calcext:apply-style-name="Unbenannt1" calcext:value="=0" calcext:base-cell-address="Tabelle1.P486"/>
          </calcext:conditional-format>
          <calcext:conditional-format calcext:target-range-address="Tabelle1.P495:Tabelle1.P495">
            <calcext:condition calcext:apply-style-name="Unbenannt1" calcext:value="=0" calcext:base-cell-address="Tabelle1.P495"/>
          </calcext:conditional-format>
          <calcext:conditional-format calcext:target-range-address="Tabelle1.P496:Tabelle1.P496">
            <calcext:condition calcext:apply-style-name="Unbenannt1" calcext:value="=0" calcext:base-cell-address="Tabelle1.P496"/>
          </calcext:conditional-format>
          <calcext:conditional-format calcext:target-range-address="Tabelle1.P497:Tabelle1.P497">
            <calcext:condition calcext:apply-style-name="Unbenannt1" calcext:value="=0" calcext:base-cell-address="Tabelle1.P497"/>
          </calcext:conditional-format>
          <calcext:conditional-format calcext:target-range-address="Tabelle1.P498:Tabelle1.P498">
            <calcext:condition calcext:apply-style-name="Unbenannt1" calcext:value="=0" calcext:base-cell-address="Tabelle1.P498"/>
          </calcext:conditional-format>
          <calcext:conditional-format calcext:target-range-address="Tabelle1.P499:Tabelle1.P499">
            <calcext:condition calcext:apply-style-name="Unbenannt1" calcext:value="=0" calcext:base-cell-address="Tabelle1.P499"/>
          </calcext:conditional-format>
          <calcext:conditional-format calcext:target-range-address="Tabelle1.P500:Tabelle1.P500">
            <calcext:condition calcext:apply-style-name="Unbenannt1" calcext:value="=0" calcext:base-cell-address="Tabelle1.P500"/>
          </calcext:conditional-format>
          <calcext:conditional-format calcext:target-range-address="Tabelle1.P501:Tabelle1.P501">
            <calcext:condition calcext:apply-style-name="Unbenannt1" calcext:value="=0" calcext:base-cell-address="Tabelle1.P501"/>
          </calcext:conditional-format>
          <calcext:conditional-format calcext:target-range-address="Tabelle1.P502:Tabelle1.P502">
            <calcext:condition calcext:apply-style-name="Unbenannt1" calcext:value="=0" calcext:base-cell-address="Tabelle1.P502"/>
          </calcext:conditional-format>
          <calcext:conditional-format calcext:target-range-address="Tabelle1.P503:Tabelle1.P503">
            <calcext:condition calcext:apply-style-name="Unbenannt1" calcext:value="=0" calcext:base-cell-address="Tabelle1.P503"/>
          </calcext:conditional-format>
          <calcext:conditional-format calcext:target-range-address="Tabelle1.P504:Tabelle1.P504">
            <calcext:condition calcext:apply-style-name="Unbenannt1" calcext:value="=0" calcext:base-cell-address="Tabelle1.P504"/>
          </calcext:conditional-format>
          <calcext:conditional-format calcext:target-range-address="Tabelle1.P505:Tabelle1.P505">
            <calcext:condition calcext:apply-style-name="Unbenannt1" calcext:value="=0" calcext:base-cell-address="Tabelle1.P505"/>
          </calcext:conditional-format>
          <calcext:conditional-format calcext:target-range-address="Tabelle1.P506:Tabelle1.P506">
            <calcext:condition calcext:apply-style-name="Unbenannt1" calcext:value="=0" calcext:base-cell-address="Tabelle1.P506"/>
          </calcext:conditional-format>
          <calcext:conditional-format calcext:target-range-address="Tabelle1.P507:Tabelle1.P507">
            <calcext:condition calcext:apply-style-name="Unbenannt1" calcext:value="=0" calcext:base-cell-address="Tabelle1.P507"/>
          </calcext:conditional-format>
          <calcext:conditional-format calcext:target-range-address="Tabelle1.P508:Tabelle1.P508">
            <calcext:condition calcext:apply-style-name="Unbenannt1" calcext:value="=0" calcext:base-cell-address="Tabelle1.P508"/>
          </calcext:conditional-format>
          <calcext:conditional-format calcext:target-range-address="Tabelle1.P509:Tabelle1.P509">
            <calcext:condition calcext:apply-style-name="Unbenannt1" calcext:value="=0" calcext:base-cell-address="Tabelle1.P509"/>
          </calcext:conditional-format>
          <calcext:conditional-format calcext:target-range-address="Tabelle1.P510:Tabelle1.P510">
            <calcext:condition calcext:apply-style-name="Unbenannt1" calcext:value="=0" calcext:base-cell-address="Tabelle1.P510"/>
          </calcext:conditional-format>
          <calcext:conditional-format calcext:target-range-address="Tabelle1.P511:Tabelle1.P511">
            <calcext:condition calcext:apply-style-name="Unbenannt1" calcext:value="=0" calcext:base-cell-address="Tabelle1.P511"/>
          </calcext:conditional-format>
          <calcext:conditional-format calcext:target-range-address="Tabelle1.P512:Tabelle1.P512">
            <calcext:condition calcext:apply-style-name="Unbenannt1" calcext:value="=0" calcext:base-cell-address="Tabelle1.P512"/>
          </calcext:conditional-format>
          <calcext:conditional-format calcext:target-range-address="Tabelle1.P513:Tabelle1.P513">
            <calcext:condition calcext:apply-style-name="Unbenannt1" calcext:value="=0" calcext:base-cell-address="Tabelle1.P513"/>
          </calcext:conditional-format>
          <calcext:conditional-format calcext:target-range-address="Tabelle1.P514:Tabelle1.P514">
            <calcext:condition calcext:apply-style-name="Unbenannt1" calcext:value="=0" calcext:base-cell-address="Tabelle1.P514"/>
          </calcext:conditional-format>
          <calcext:conditional-format calcext:target-range-address="Tabelle1.P515:Tabelle1.P515">
            <calcext:condition calcext:apply-style-name="Unbenannt1" calcext:value="=0" calcext:base-cell-address="Tabelle1.P515"/>
          </calcext:conditional-format>
          <calcext:conditional-format calcext:target-range-address="Tabelle1.P516:Tabelle1.P516">
            <calcext:condition calcext:apply-style-name="Unbenannt1" calcext:value="=0" calcext:base-cell-address="Tabelle1.P516"/>
          </calcext:conditional-format>
          <calcext:conditional-format calcext:target-range-address="Tabelle1.P517:Tabelle1.P517">
            <calcext:condition calcext:apply-style-name="Unbenannt1" calcext:value="=0" calcext:base-cell-address="Tabelle1.P517"/>
          </calcext:conditional-format>
          <calcext:conditional-format calcext:target-range-address="Tabelle1.P518:Tabelle1.P518">
            <calcext:condition calcext:apply-style-name="Unbenannt1" calcext:value="=0" calcext:base-cell-address="Tabelle1.P518"/>
          </calcext:conditional-format>
          <calcext:conditional-format calcext:target-range-address="Tabelle1.P519:Tabelle1.P519">
            <calcext:condition calcext:apply-style-name="Unbenannt1" calcext:value="=0" calcext:base-cell-address="Tabelle1.P519"/>
          </calcext:conditional-format>
          <calcext:conditional-format calcext:target-range-address="Tabelle1.P520:Tabelle1.P520">
            <calcext:condition calcext:apply-style-name="Unbenannt1" calcext:value="=0" calcext:base-cell-address="Tabelle1.P520"/>
          </calcext:conditional-format>
          <calcext:conditional-format calcext:target-range-address="Tabelle1.P521:Tabelle1.P521">
            <calcext:condition calcext:apply-style-name="Unbenannt1" calcext:value="=0" calcext:base-cell-address="Tabelle1.P521"/>
          </calcext:conditional-format>
          <calcext:conditional-format calcext:target-range-address="Tabelle1.P522:Tabelle1.P522">
            <calcext:condition calcext:apply-style-name="Unbenannt1" calcext:value="=0" calcext:base-cell-address="Tabelle1.P522"/>
          </calcext:conditional-format>
          <calcext:conditional-format calcext:target-range-address="Tabelle1.P523:Tabelle1.P523">
            <calcext:condition calcext:apply-style-name="Unbenannt1" calcext:value="=0" calcext:base-cell-address="Tabelle1.P523"/>
          </calcext:conditional-format>
          <calcext:conditional-format calcext:target-range-address="Tabelle1.P524:Tabelle1.P524">
            <calcext:condition calcext:apply-style-name="Unbenannt1" calcext:value="=0" calcext:base-cell-address="Tabelle1.P524"/>
          </calcext:conditional-format>
          <calcext:conditional-format calcext:target-range-address="Tabelle1.P525:Tabelle1.P525">
            <calcext:condition calcext:apply-style-name="Unbenannt1" calcext:value="=0" calcext:base-cell-address="Tabelle1.P525"/>
          </calcext:conditional-format>
          <calcext:conditional-format calcext:target-range-address="Tabelle1.P526:Tabelle1.P526">
            <calcext:condition calcext:apply-style-name="Unbenannt1" calcext:value="=0" calcext:base-cell-address="Tabelle1.P526"/>
          </calcext:conditional-format>
          <calcext:conditional-format calcext:target-range-address="Tabelle1.P527:Tabelle1.P527">
            <calcext:condition calcext:apply-style-name="Unbenannt1" calcext:value="=0" calcext:base-cell-address="Tabelle1.P527"/>
          </calcext:conditional-format>
          <calcext:conditional-format calcext:target-range-address="Tabelle1.P528:Tabelle1.P528">
            <calcext:condition calcext:apply-style-name="Unbenannt1" calcext:value="=0" calcext:base-cell-address="Tabelle1.P528"/>
          </calcext:conditional-format>
          <calcext:conditional-format calcext:target-range-address="Tabelle1.P529:Tabelle1.P529">
            <calcext:condition calcext:apply-style-name="Unbenannt1" calcext:value="=0" calcext:base-cell-address="Tabelle1.P529"/>
          </calcext:conditional-format>
          <calcext:conditional-format calcext:target-range-address="Tabelle1.P530:Tabelle1.P530">
            <calcext:condition calcext:apply-style-name="Unbenannt1" calcext:value="=0" calcext:base-cell-address="Tabelle1.P530"/>
          </calcext:conditional-format>
          <calcext:conditional-format calcext:target-range-address="Tabelle1.P531:Tabelle1.P531">
            <calcext:condition calcext:apply-style-name="Unbenannt1" calcext:value="=0" calcext:base-cell-address="Tabelle1.P531"/>
          </calcext:conditional-format>
          <calcext:conditional-format calcext:target-range-address="Tabelle1.P532:Tabelle1.P532">
            <calcext:condition calcext:apply-style-name="Unbenannt1" calcext:value="=0" calcext:base-cell-address="Tabelle1.P532"/>
          </calcext:conditional-format>
          <calcext:conditional-format calcext:target-range-address="Tabelle1.P533:Tabelle1.P533">
            <calcext:condition calcext:apply-style-name="Unbenannt1" calcext:value="=0" calcext:base-cell-address="Tabelle1.P533"/>
          </calcext:conditional-format>
          <calcext:conditional-format calcext:target-range-address="Tabelle1.P534:Tabelle1.P557">
            <calcext:condition calcext:apply-style-name="Unbenannt1" calcext:value="=0" calcext:base-cell-address="Tabelle1.P534"/>
          </calcext:conditional-format>
          <calcext:conditional-format calcext:target-range-address="Tabelle1.P558:Tabelle1.P581">
            <calcext:condition calcext:apply-style-name="Unbenannt1" calcext:value="=0" calcext:base-cell-address="Tabelle1.P558"/>
          </calcext:conditional-format>
          <calcext:conditional-format calcext:target-range-address="Tabelle1.P582:Tabelle1.P590">
            <calcext:condition calcext:apply-style-name="Unbenannt1" calcext:value="=0" calcext:base-cell-address="Tabelle1.P582"/>
          </calcext:conditional-format>
          <calcext:conditional-format calcext:target-range-address="Tabelle1.P591:Tabelle1.P591">
            <calcext:condition calcext:apply-style-name="Unbenannt1" calcext:value="=0" calcext:base-cell-address="Tabelle1.P591"/>
          </calcext:conditional-format>
          <calcext:conditional-format calcext:target-range-address="Tabelle1.P592:Tabelle1.P592">
            <calcext:condition calcext:apply-style-name="Unbenannt1" calcext:value="=0" calcext:base-cell-address="Tabelle1.P592"/>
          </calcext:conditional-format>
          <calcext:conditional-format calcext:target-range-address="Tabelle1.P593:Tabelle1.P593">
            <calcext:condition calcext:apply-style-name="Unbenannt1" calcext:value="=0" calcext:base-cell-address="Tabelle1.P593"/>
          </calcext:conditional-format>
          <calcext:conditional-format calcext:target-range-address="Tabelle1.P594:Tabelle1.P594">
            <calcext:condition calcext:apply-style-name="Unbenannt1" calcext:value="=0" calcext:base-cell-address="Tabelle1.P594"/>
          </calcext:conditional-format>
          <calcext:conditional-format calcext:target-range-address="Tabelle1.P595:Tabelle1.P595">
            <calcext:condition calcext:apply-style-name="Unbenannt1" calcext:value="=0" calcext:base-cell-address="Tabelle1.P595"/>
          </calcext:conditional-format>
          <calcext:conditional-format calcext:target-range-address="Tabelle1.P596:Tabelle1.P596">
            <calcext:condition calcext:apply-style-name="Unbenannt1" calcext:value="=0" calcext:base-cell-address="Tabelle1.P596"/>
          </calcext:conditional-format>
          <calcext:conditional-format calcext:target-range-address="Tabelle1.P597:Tabelle1.P597">
            <calcext:condition calcext:apply-style-name="Unbenannt1" calcext:value="=0" calcext:base-cell-address="Tabelle1.P597"/>
          </calcext:conditional-format>
          <calcext:conditional-format calcext:target-range-address="Tabelle1.P598:Tabelle1.P598">
            <calcext:condition calcext:apply-style-name="Unbenannt1" calcext:value="=0" calcext:base-cell-address="Tabelle1.P598"/>
          </calcext:conditional-format>
          <calcext:conditional-format calcext:target-range-address="Tabelle1.P599:Tabelle1.P599">
            <calcext:condition calcext:apply-style-name="Unbenannt1" calcext:value="=0" calcext:base-cell-address="Tabelle1.P599"/>
          </calcext:conditional-format>
          <calcext:conditional-format calcext:target-range-address="Tabelle1.P600:Tabelle1.P600">
            <calcext:condition calcext:apply-style-name="Unbenannt1" calcext:value="=0" calcext:base-cell-address="Tabelle1.P600"/>
          </calcext:conditional-format>
          <calcext:conditional-format calcext:target-range-address="Tabelle1.P601:Tabelle1.P601">
            <calcext:condition calcext:apply-style-name="Unbenannt1" calcext:value="=0" calcext:base-cell-address="Tabelle1.P601"/>
          </calcext:conditional-format>
          <calcext:conditional-format calcext:target-range-address="Tabelle1.P602:Tabelle1.P602">
            <calcext:condition calcext:apply-style-name="Unbenannt1" calcext:value="=0" calcext:base-cell-address="Tabelle1.P602"/>
          </calcext:conditional-format>
          <calcext:conditional-format calcext:target-range-address="Tabelle1.P603:Tabelle1.P603">
            <calcext:condition calcext:apply-style-name="Unbenannt1" calcext:value="=0" calcext:base-cell-address="Tabelle1.P603"/>
          </calcext:conditional-format>
          <calcext:conditional-format calcext:target-range-address="Tabelle1.P604:Tabelle1.P604">
            <calcext:condition calcext:apply-style-name="Unbenannt1" calcext:value="=0" calcext:base-cell-address="Tabelle1.P604"/>
          </calcext:conditional-format>
          <calcext:conditional-format calcext:target-range-address="Tabelle1.P605:Tabelle1.P605">
            <calcext:condition calcext:apply-style-name="Unbenannt1" calcext:value="=0" calcext:base-cell-address="Tabelle1.P605"/>
          </calcext:conditional-format>
          <calcext:conditional-format calcext:target-range-address="Tabelle1.P606:Tabelle1.P606">
            <calcext:condition calcext:apply-style-name="Unbenannt1" calcext:value="=0" calcext:base-cell-address="Tabelle1.P606"/>
          </calcext:conditional-format>
          <calcext:conditional-format calcext:target-range-address="Tabelle1.P607:Tabelle1.P607">
            <calcext:condition calcext:apply-style-name="Unbenannt1" calcext:value="=0" calcext:base-cell-address="Tabelle1.P607"/>
          </calcext:conditional-format>
          <calcext:conditional-format calcext:target-range-address="Tabelle1.P608:Tabelle1.P608">
            <calcext:condition calcext:apply-style-name="Unbenannt1" calcext:value="=0" calcext:base-cell-address="Tabelle1.P608"/>
          </calcext:conditional-format>
          <calcext:conditional-format calcext:target-range-address="Tabelle1.P609:Tabelle1.P609">
            <calcext:condition calcext:apply-style-name="Unbenannt1" calcext:value="=0" calcext:base-cell-address="Tabelle1.P609"/>
          </calcext:conditional-format>
          <calcext:conditional-format calcext:target-range-address="Tabelle1.P610:Tabelle1.P610">
            <calcext:condition calcext:apply-style-name="Unbenannt1" calcext:value="=0" calcext:base-cell-address="Tabelle1.P610"/>
          </calcext:conditional-format>
          <calcext:conditional-format calcext:target-range-address="Tabelle1.P611:Tabelle1.P611">
            <calcext:condition calcext:apply-style-name="Unbenannt1" calcext:value="=0" calcext:base-cell-address="Tabelle1.P611"/>
          </calcext:conditional-format>
          <calcext:conditional-format calcext:target-range-address="Tabelle1.P612:Tabelle1.P612">
            <calcext:condition calcext:apply-style-name="Unbenannt1" calcext:value="=0" calcext:base-cell-address="Tabelle1.P612"/>
          </calcext:conditional-format>
          <calcext:conditional-format calcext:target-range-address="Tabelle1.P613:Tabelle1.P613">
            <calcext:condition calcext:apply-style-name="Unbenannt1" calcext:value="=0" calcext:base-cell-address="Tabelle1.P613"/>
          </calcext:conditional-format>
          <calcext:conditional-format calcext:target-range-address="Tabelle1.P614:Tabelle1.P614">
            <calcext:condition calcext:apply-style-name="Unbenannt1" calcext:value="=0" calcext:base-cell-address="Tabelle1.P614"/>
          </calcext:conditional-format>
          <calcext:conditional-format calcext:target-range-address="Tabelle1.P615:Tabelle1.P615">
            <calcext:condition calcext:apply-style-name="Unbenannt1" calcext:value="=0" calcext:base-cell-address="Tabelle1.P615"/>
          </calcext:conditional-format>
          <calcext:conditional-format calcext:target-range-address="Tabelle1.P616:Tabelle1.P616">
            <calcext:condition calcext:apply-style-name="Unbenannt1" calcext:value="=0" calcext:base-cell-address="Tabelle1.P616"/>
          </calcext:conditional-format>
          <calcext:conditional-format calcext:target-range-address="Tabelle1.P617:Tabelle1.P617">
            <calcext:condition calcext:apply-style-name="Unbenannt1" calcext:value="=0" calcext:base-cell-address="Tabelle1.P617"/>
          </calcext:conditional-format>
          <calcext:conditional-format calcext:target-range-address="Tabelle1.P618:Tabelle1.P618">
            <calcext:condition calcext:apply-style-name="Unbenannt1" calcext:value="=0" calcext:base-cell-address="Tabelle1.P618"/>
          </calcext:conditional-format>
          <calcext:conditional-format calcext:target-range-address="Tabelle1.P619:Tabelle1.P619">
            <calcext:condition calcext:apply-style-name="Unbenannt1" calcext:value="=0" calcext:base-cell-address="Tabelle1.P619"/>
          </calcext:conditional-format>
          <calcext:conditional-format calcext:target-range-address="Tabelle1.P620:Tabelle1.P620">
            <calcext:condition calcext:apply-style-name="Unbenannt1" calcext:value="=0" calcext:base-cell-address="Tabelle1.P620"/>
          </calcext:conditional-format>
          <calcext:conditional-format calcext:target-range-address="Tabelle1.P621:Tabelle1.P621">
            <calcext:condition calcext:apply-style-name="Unbenannt1" calcext:value="=0" calcext:base-cell-address="Tabelle1.P621"/>
          </calcext:conditional-format>
          <calcext:conditional-format calcext:target-range-address="Tabelle1.P622:Tabelle1.P622">
            <calcext:condition calcext:apply-style-name="Unbenannt1" calcext:value="=0" calcext:base-cell-address="Tabelle1.P622"/>
          </calcext:conditional-format>
          <calcext:conditional-format calcext:target-range-address="Tabelle1.P623:Tabelle1.P623">
            <calcext:condition calcext:apply-style-name="Unbenannt1" calcext:value="=0" calcext:base-cell-address="Tabelle1.P623"/>
          </calcext:conditional-format>
          <calcext:conditional-format calcext:target-range-address="Tabelle1.P624:Tabelle1.P624">
            <calcext:condition calcext:apply-style-name="Unbenannt1" calcext:value="=0" calcext:base-cell-address="Tabelle1.P624"/>
          </calcext:conditional-format>
          <calcext:conditional-format calcext:target-range-address="Tabelle1.P625:Tabelle1.P625">
            <calcext:condition calcext:apply-style-name="Unbenannt1" calcext:value="=0" calcext:base-cell-address="Tabelle1.P625"/>
          </calcext:conditional-format>
          <calcext:conditional-format calcext:target-range-address="Tabelle1.P626:Tabelle1.P626">
            <calcext:condition calcext:apply-style-name="Unbenannt1" calcext:value="=0" calcext:base-cell-address="Tabelle1.P626"/>
          </calcext:conditional-format>
          <calcext:conditional-format calcext:target-range-address="Tabelle1.P627:Tabelle1.P627">
            <calcext:condition calcext:apply-style-name="Unbenannt1" calcext:value="=0" calcext:base-cell-address="Tabelle1.P627"/>
          </calcext:conditional-format>
          <calcext:conditional-format calcext:target-range-address="Tabelle1.P628:Tabelle1.P628">
            <calcext:condition calcext:apply-style-name="Unbenannt1" calcext:value="=0" calcext:base-cell-address="Tabelle1.P628"/>
          </calcext:conditional-format>
          <calcext:conditional-format calcext:target-range-address="Tabelle1.P629:Tabelle1.P629">
            <calcext:condition calcext:apply-style-name="Unbenannt1" calcext:value="=0" calcext:base-cell-address="Tabelle1.P629"/>
          </calcext:conditional-format>
          <calcext:conditional-format calcext:target-range-address="Tabelle1.P630:Tabelle1.P653">
            <calcext:condition calcext:apply-style-name="Unbenannt1" calcext:value="=0" calcext:base-cell-address="Tabelle1.P630"/>
          </calcext:conditional-format>
          <calcext:conditional-format calcext:target-range-address="Tabelle1.P654:Tabelle1.P677">
            <calcext:condition calcext:apply-style-name="Unbenannt1" calcext:value="=0" calcext:base-cell-address="Tabelle1.P654"/>
          </calcext:conditional-format>
          <calcext:conditional-format calcext:target-range-address="Tabelle1.P678:Tabelle1.P686">
            <calcext:condition calcext:apply-style-name="Unbenannt1" calcext:value="=0" calcext:base-cell-address="Tabelle1.P678"/>
          </calcext:conditional-format>
          <calcext:conditional-format calcext:target-range-address="Tabelle1.P687:Tabelle1.P687">
            <calcext:condition calcext:apply-style-name="Unbenannt1" calcext:value="=0" calcext:base-cell-address="Tabelle1.P687"/>
          </calcext:conditional-format>
          <calcext:conditional-format calcext:target-range-address="Tabelle1.P688:Tabelle1.P688">
            <calcext:condition calcext:apply-style-name="Unbenannt1" calcext:value="=0" calcext:base-cell-address="Tabelle1.P688"/>
          </calcext:conditional-format>
          <calcext:conditional-format calcext:target-range-address="Tabelle1.P689:Tabelle1.P689">
            <calcext:condition calcext:apply-style-name="Unbenannt1" calcext:value="=0" calcext:base-cell-address="Tabelle1.P689"/>
          </calcext:conditional-format>
          <calcext:conditional-format calcext:target-range-address="Tabelle1.P690:Tabelle1.P690">
            <calcext:condition calcext:apply-style-name="Unbenannt1" calcext:value="=0" calcext:base-cell-address="Tabelle1.P690"/>
          </calcext:conditional-format>
          <calcext:conditional-format calcext:target-range-address="Tabelle1.P691:Tabelle1.P691">
            <calcext:condition calcext:apply-style-name="Unbenannt1" calcext:value="=0" calcext:base-cell-address="Tabelle1.P691"/>
          </calcext:conditional-format>
          <calcext:conditional-format calcext:target-range-address="Tabelle1.P692:Tabelle1.P692">
            <calcext:condition calcext:apply-style-name="Unbenannt1" calcext:value="=0" calcext:base-cell-address="Tabelle1.P692"/>
          </calcext:conditional-format>
          <calcext:conditional-format calcext:target-range-address="Tabelle1.P693:Tabelle1.P693">
            <calcext:condition calcext:apply-style-name="Unbenannt1" calcext:value="=0" calcext:base-cell-address="Tabelle1.P693"/>
          </calcext:conditional-format>
          <calcext:conditional-format calcext:target-range-address="Tabelle1.P694:Tabelle1.P694">
            <calcext:condition calcext:apply-style-name="Unbenannt1" calcext:value="=0" calcext:base-cell-address="Tabelle1.P694"/>
          </calcext:conditional-format>
          <calcext:conditional-format calcext:target-range-address="Tabelle1.P695:Tabelle1.P695">
            <calcext:condition calcext:apply-style-name="Unbenannt1" calcext:value="=0" calcext:base-cell-address="Tabelle1.P695"/>
          </calcext:conditional-format>
          <calcext:conditional-format calcext:target-range-address="Tabelle1.P696:Tabelle1.P696">
            <calcext:condition calcext:apply-style-name="Unbenannt1" calcext:value="=0" calcext:base-cell-address="Tabelle1.P696"/>
          </calcext:conditional-format>
          <calcext:conditional-format calcext:target-range-address="Tabelle1.P697:Tabelle1.P697">
            <calcext:condition calcext:apply-style-name="Unbenannt1" calcext:value="=0" calcext:base-cell-address="Tabelle1.P697"/>
          </calcext:conditional-format>
          <calcext:conditional-format calcext:target-range-address="Tabelle1.P698:Tabelle1.P698">
            <calcext:condition calcext:apply-style-name="Unbenannt1" calcext:value="=0" calcext:base-cell-address="Tabelle1.P698"/>
          </calcext:conditional-format>
          <calcext:conditional-format calcext:target-range-address="Tabelle1.P699:Tabelle1.P699">
            <calcext:condition calcext:apply-style-name="Unbenannt1" calcext:value="=0" calcext:base-cell-address="Tabelle1.P699"/>
          </calcext:conditional-format>
          <calcext:conditional-format calcext:target-range-address="Tabelle1.P700:Tabelle1.P700">
            <calcext:condition calcext:apply-style-name="Unbenannt1" calcext:value="=0" calcext:base-cell-address="Tabelle1.P700"/>
          </calcext:conditional-format>
          <calcext:conditional-format calcext:target-range-address="Tabelle1.P701:Tabelle1.P701">
            <calcext:condition calcext:apply-style-name="Unbenannt1" calcext:value="=0" calcext:base-cell-address="Tabelle1.P701"/>
          </calcext:conditional-format>
          <calcext:conditional-format calcext:target-range-address="Tabelle1.P702:Tabelle1.P702">
            <calcext:condition calcext:apply-style-name="Unbenannt1" calcext:value="=0" calcext:base-cell-address="Tabelle1.P702"/>
          </calcext:conditional-format>
          <calcext:conditional-format calcext:target-range-address="Tabelle1.P703:Tabelle1.P703">
            <calcext:condition calcext:apply-style-name="Unbenannt1" calcext:value="=0" calcext:base-cell-address="Tabelle1.P703"/>
          </calcext:conditional-format>
          <calcext:conditional-format calcext:target-range-address="Tabelle1.P704:Tabelle1.P704">
            <calcext:condition calcext:apply-style-name="Unbenannt1" calcext:value="=0" calcext:base-cell-address="Tabelle1.P704"/>
          </calcext:conditional-format>
          <calcext:conditional-format calcext:target-range-address="Tabelle1.P705:Tabelle1.P705">
            <calcext:condition calcext:apply-style-name="Unbenannt1" calcext:value="=0" calcext:base-cell-address="Tabelle1.P705"/>
          </calcext:conditional-format>
          <calcext:conditional-format calcext:target-range-address="Tabelle1.P706:Tabelle1.P706">
            <calcext:condition calcext:apply-style-name="Unbenannt1" calcext:value="=0" calcext:base-cell-address="Tabelle1.P706"/>
          </calcext:conditional-format>
          <calcext:conditional-format calcext:target-range-address="Tabelle1.P707:Tabelle1.P707">
            <calcext:condition calcext:apply-style-name="Unbenannt1" calcext:value="=0" calcext:base-cell-address="Tabelle1.P707"/>
          </calcext:conditional-format>
          <calcext:conditional-format calcext:target-range-address="Tabelle1.P708:Tabelle1.P708">
            <calcext:condition calcext:apply-style-name="Unbenannt1" calcext:value="=0" calcext:base-cell-address="Tabelle1.P708"/>
          </calcext:conditional-format>
          <calcext:conditional-format calcext:target-range-address="Tabelle1.P709:Tabelle1.P709">
            <calcext:condition calcext:apply-style-name="Unbenannt1" calcext:value="=0" calcext:base-cell-address="Tabelle1.P709"/>
          </calcext:conditional-format>
          <calcext:conditional-format calcext:target-range-address="Tabelle1.P710:Tabelle1.P710">
            <calcext:condition calcext:apply-style-name="Unbenannt1" calcext:value="=0" calcext:base-cell-address="Tabelle1.P710"/>
          </calcext:conditional-format>
          <calcext:conditional-format calcext:target-range-address="Tabelle1.P711:Tabelle1.P711">
            <calcext:condition calcext:apply-style-name="Unbenannt1" calcext:value="=0" calcext:base-cell-address="Tabelle1.P711"/>
          </calcext:conditional-format>
          <calcext:conditional-format calcext:target-range-address="Tabelle1.P712:Tabelle1.P712">
            <calcext:condition calcext:apply-style-name="Unbenannt1" calcext:value="=0" calcext:base-cell-address="Tabelle1.P712"/>
          </calcext:conditional-format>
          <calcext:conditional-format calcext:target-range-address="Tabelle1.P713:Tabelle1.P713">
            <calcext:condition calcext:apply-style-name="Unbenannt1" calcext:value="=0" calcext:base-cell-address="Tabelle1.P713"/>
          </calcext:conditional-format>
          <calcext:conditional-format calcext:target-range-address="Tabelle1.P714:Tabelle1.P714">
            <calcext:condition calcext:apply-style-name="Unbenannt1" calcext:value="=0" calcext:base-cell-address="Tabelle1.P714"/>
          </calcext:conditional-format>
          <calcext:conditional-format calcext:target-range-address="Tabelle1.P715:Tabelle1.P715">
            <calcext:condition calcext:apply-style-name="Unbenannt1" calcext:value="=0" calcext:base-cell-address="Tabelle1.P715"/>
          </calcext:conditional-format>
          <calcext:conditional-format calcext:target-range-address="Tabelle1.P716:Tabelle1.P716">
            <calcext:condition calcext:apply-style-name="Unbenannt1" calcext:value="=0" calcext:base-cell-address="Tabelle1.P716"/>
          </calcext:conditional-format>
          <calcext:conditional-format calcext:target-range-address="Tabelle1.P717:Tabelle1.P717">
            <calcext:condition calcext:apply-style-name="Unbenannt1" calcext:value="=0" calcext:base-cell-address="Tabelle1.P717"/>
          </calcext:conditional-format>
          <calcext:conditional-format calcext:target-range-address="Tabelle1.P718:Tabelle1.P718">
            <calcext:condition calcext:apply-style-name="Unbenannt1" calcext:value="=0" calcext:base-cell-address="Tabelle1.P718"/>
          </calcext:conditional-format>
          <calcext:conditional-format calcext:target-range-address="Tabelle1.P719:Tabelle1.P719">
            <calcext:condition calcext:apply-style-name="Unbenannt1" calcext:value="=0" calcext:base-cell-address="Tabelle1.P719"/>
          </calcext:conditional-format>
          <calcext:conditional-format calcext:target-range-address="Tabelle1.P720:Tabelle1.P720">
            <calcext:condition calcext:apply-style-name="Unbenannt1" calcext:value="=0" calcext:base-cell-address="Tabelle1.P720"/>
          </calcext:conditional-format>
          <calcext:conditional-format calcext:target-range-address="Tabelle1.P721:Tabelle1.P721">
            <calcext:condition calcext:apply-style-name="Unbenannt1" calcext:value="=0" calcext:base-cell-address="Tabelle1.P721"/>
          </calcext:conditional-format>
          <calcext:conditional-format calcext:target-range-address="Tabelle1.P722:Tabelle1.P722">
            <calcext:condition calcext:apply-style-name="Unbenannt1" calcext:value="=0" calcext:base-cell-address="Tabelle1.P722"/>
          </calcext:conditional-format>
          <calcext:conditional-format calcext:target-range-address="Tabelle1.P723:Tabelle1.P723">
            <calcext:condition calcext:apply-style-name="Unbenannt1" calcext:value="=0" calcext:base-cell-address="Tabelle1.P723"/>
          </calcext:conditional-format>
          <calcext:conditional-format calcext:target-range-address="Tabelle1.P724:Tabelle1.P724">
            <calcext:condition calcext:apply-style-name="Unbenannt1" calcext:value="=0" calcext:base-cell-address="Tabelle1.P724"/>
          </calcext:conditional-format>
          <calcext:conditional-format calcext:target-range-address="Tabelle1.P725:Tabelle1.P725">
            <calcext:condition calcext:apply-style-name="Unbenannt1" calcext:value="=0" calcext:base-cell-address="Tabelle1.P725"/>
          </calcext:conditional-format>
          <calcext:conditional-format calcext:target-range-address="Tabelle1.P726:Tabelle1.P749">
            <calcext:condition calcext:apply-style-name="Unbenannt1" calcext:value="=0" calcext:base-cell-address="Tabelle1.P726"/>
          </calcext:conditional-format>
          <calcext:conditional-format calcext:target-range-address="Tabelle1.P750:Tabelle1.P773">
            <calcext:condition calcext:apply-style-name="Unbenannt1" calcext:value="=0" calcext:base-cell-address="Tabelle1.P750"/>
          </calcext:conditional-format>
          <calcext:conditional-format calcext:target-range-address="Tabelle1.O198:Tabelle1.O206">
            <calcext:condition calcext:apply-style-name="Unbenannt1" calcext:value="=0" calcext:base-cell-address="Tabelle1.O198"/>
          </calcext:conditional-format>
          <calcext:conditional-format calcext:target-range-address="Tabelle1.O207:Tabelle1.O207">
            <calcext:condition calcext:apply-style-name="Unbenannt1" calcext:value="=0" calcext:base-cell-address="Tabelle1.O207"/>
          </calcext:conditional-format>
          <calcext:conditional-format calcext:target-range-address="Tabelle1.O208:Tabelle1.O208">
            <calcext:condition calcext:apply-style-name="Unbenannt1" calcext:value="=0" calcext:base-cell-address="Tabelle1.O208"/>
          </calcext:conditional-format>
          <calcext:conditional-format calcext:target-range-address="Tabelle1.O209:Tabelle1.O209">
            <calcext:condition calcext:apply-style-name="Unbenannt1" calcext:value="=0" calcext:base-cell-address="Tabelle1.O209"/>
          </calcext:conditional-format>
          <calcext:conditional-format calcext:target-range-address="Tabelle1.O210:Tabelle1.O210">
            <calcext:condition calcext:apply-style-name="Unbenannt1" calcext:value="=0" calcext:base-cell-address="Tabelle1.O210"/>
          </calcext:conditional-format>
          <calcext:conditional-format calcext:target-range-address="Tabelle1.O211:Tabelle1.O211">
            <calcext:condition calcext:apply-style-name="Unbenannt1" calcext:value="=0" calcext:base-cell-address="Tabelle1.O211"/>
          </calcext:conditional-format>
          <calcext:conditional-format calcext:target-range-address="Tabelle1.O212:Tabelle1.O212">
            <calcext:condition calcext:apply-style-name="Unbenannt1" calcext:value="=0" calcext:base-cell-address="Tabelle1.O212"/>
          </calcext:conditional-format>
          <calcext:conditional-format calcext:target-range-address="Tabelle1.O213:Tabelle1.O213">
            <calcext:condition calcext:apply-style-name="Unbenannt1" calcext:value="=0" calcext:base-cell-address="Tabelle1.O213"/>
          </calcext:conditional-format>
          <calcext:conditional-format calcext:target-range-address="Tabelle1.O214:Tabelle1.O214">
            <calcext:condition calcext:apply-style-name="Unbenannt1" calcext:value="=0" calcext:base-cell-address="Tabelle1.O214"/>
          </calcext:conditional-format>
          <calcext:conditional-format calcext:target-range-address="Tabelle1.O215:Tabelle1.O215">
            <calcext:condition calcext:apply-style-name="Unbenannt1" calcext:value="=0" calcext:base-cell-address="Tabelle1.O215"/>
          </calcext:conditional-format>
          <calcext:conditional-format calcext:target-range-address="Tabelle1.O216:Tabelle1.O216">
            <calcext:condition calcext:apply-style-name="Unbenannt1" calcext:value="=0" calcext:base-cell-address="Tabelle1.O216"/>
          </calcext:conditional-format>
          <calcext:conditional-format calcext:target-range-address="Tabelle1.O217:Tabelle1.O217">
            <calcext:condition calcext:apply-style-name="Unbenannt1" calcext:value="=0" calcext:base-cell-address="Tabelle1.O217"/>
          </calcext:conditional-format>
          <calcext:conditional-format calcext:target-range-address="Tabelle1.O218:Tabelle1.O218">
            <calcext:condition calcext:apply-style-name="Unbenannt1" calcext:value="=0" calcext:base-cell-address="Tabelle1.O218"/>
          </calcext:conditional-format>
          <calcext:conditional-format calcext:target-range-address="Tabelle1.O219:Tabelle1.O219">
            <calcext:condition calcext:apply-style-name="Unbenannt1" calcext:value="=0" calcext:base-cell-address="Tabelle1.O219"/>
          </calcext:conditional-format>
          <calcext:conditional-format calcext:target-range-address="Tabelle1.O220:Tabelle1.O220">
            <calcext:condition calcext:apply-style-name="Unbenannt1" calcext:value="=0" calcext:base-cell-address="Tabelle1.O220"/>
          </calcext:conditional-format>
          <calcext:conditional-format calcext:target-range-address="Tabelle1.O221:Tabelle1.O221">
            <calcext:condition calcext:apply-style-name="Unbenannt1" calcext:value="=0" calcext:base-cell-address="Tabelle1.O221"/>
          </calcext:conditional-format>
          <calcext:conditional-format calcext:target-range-address="Tabelle1.O222:Tabelle1.O222">
            <calcext:condition calcext:apply-style-name="Unbenannt1" calcext:value="=0" calcext:base-cell-address="Tabelle1.O222"/>
          </calcext:conditional-format>
          <calcext:conditional-format calcext:target-range-address="Tabelle1.O223:Tabelle1.O223">
            <calcext:condition calcext:apply-style-name="Unbenannt1" calcext:value="=0" calcext:base-cell-address="Tabelle1.O223"/>
          </calcext:conditional-format>
          <calcext:conditional-format calcext:target-range-address="Tabelle1.O224:Tabelle1.O224">
            <calcext:condition calcext:apply-style-name="Unbenannt1" calcext:value="=0" calcext:base-cell-address="Tabelle1.O224"/>
          </calcext:conditional-format>
          <calcext:conditional-format calcext:target-range-address="Tabelle1.O225:Tabelle1.O225">
            <calcext:condition calcext:apply-style-name="Unbenannt1" calcext:value="=0" calcext:base-cell-address="Tabelle1.O225"/>
          </calcext:conditional-format>
          <calcext:conditional-format calcext:target-range-address="Tabelle1.O226:Tabelle1.O226">
            <calcext:condition calcext:apply-style-name="Unbenannt1" calcext:value="=0" calcext:base-cell-address="Tabelle1.O226"/>
          </calcext:conditional-format>
          <calcext:conditional-format calcext:target-range-address="Tabelle1.O227:Tabelle1.O227">
            <calcext:condition calcext:apply-style-name="Unbenannt1" calcext:value="=0" calcext:base-cell-address="Tabelle1.O227"/>
          </calcext:conditional-format>
          <calcext:conditional-format calcext:target-range-address="Tabelle1.O228:Tabelle1.O228">
            <calcext:condition calcext:apply-style-name="Unbenannt1" calcext:value="=0" calcext:base-cell-address="Tabelle1.O228"/>
          </calcext:conditional-format>
          <calcext:conditional-format calcext:target-range-address="Tabelle1.O229:Tabelle1.O229">
            <calcext:condition calcext:apply-style-name="Unbenannt1" calcext:value="=0" calcext:base-cell-address="Tabelle1.O229"/>
          </calcext:conditional-format>
          <calcext:conditional-format calcext:target-range-address="Tabelle1.O230:Tabelle1.O230">
            <calcext:condition calcext:apply-style-name="Unbenannt1" calcext:value="=0" calcext:base-cell-address="Tabelle1.O230"/>
          </calcext:conditional-format>
          <calcext:conditional-format calcext:target-range-address="Tabelle1.O231:Tabelle1.O231">
            <calcext:condition calcext:apply-style-name="Unbenannt1" calcext:value="=0" calcext:base-cell-address="Tabelle1.O231"/>
          </calcext:conditional-format>
          <calcext:conditional-format calcext:target-range-address="Tabelle1.O232:Tabelle1.O232">
            <calcext:condition calcext:apply-style-name="Unbenannt1" calcext:value="=0" calcext:base-cell-address="Tabelle1.O232"/>
          </calcext:conditional-format>
          <calcext:conditional-format calcext:target-range-address="Tabelle1.O233:Tabelle1.O233">
            <calcext:condition calcext:apply-style-name="Unbenannt1" calcext:value="=0" calcext:base-cell-address="Tabelle1.O233"/>
          </calcext:conditional-format>
          <calcext:conditional-format calcext:target-range-address="Tabelle1.O234:Tabelle1.O234">
            <calcext:condition calcext:apply-style-name="Unbenannt1" calcext:value="=0" calcext:base-cell-address="Tabelle1.O234"/>
          </calcext:conditional-format>
          <calcext:conditional-format calcext:target-range-address="Tabelle1.O235:Tabelle1.O235">
            <calcext:condition calcext:apply-style-name="Unbenannt1" calcext:value="=0" calcext:base-cell-address="Tabelle1.O235"/>
          </calcext:conditional-format>
          <calcext:conditional-format calcext:target-range-address="Tabelle1.O236:Tabelle1.O236">
            <calcext:condition calcext:apply-style-name="Unbenannt1" calcext:value="=0" calcext:base-cell-address="Tabelle1.O236"/>
          </calcext:conditional-format>
          <calcext:conditional-format calcext:target-range-address="Tabelle1.O237:Tabelle1.O237">
            <calcext:condition calcext:apply-style-name="Unbenannt1" calcext:value="=0" calcext:base-cell-address="Tabelle1.O237"/>
          </calcext:conditional-format>
          <calcext:conditional-format calcext:target-range-address="Tabelle1.O238:Tabelle1.O238">
            <calcext:condition calcext:apply-style-name="Unbenannt1" calcext:value="=0" calcext:base-cell-address="Tabelle1.O238"/>
          </calcext:conditional-format>
          <calcext:conditional-format calcext:target-range-address="Tabelle1.O239:Tabelle1.O239">
            <calcext:condition calcext:apply-style-name="Unbenannt1" calcext:value="=0" calcext:base-cell-address="Tabelle1.O239"/>
          </calcext:conditional-format>
          <calcext:conditional-format calcext:target-range-address="Tabelle1.O240:Tabelle1.O240">
            <calcext:condition calcext:apply-style-name="Unbenannt1" calcext:value="=0" calcext:base-cell-address="Tabelle1.O240"/>
          </calcext:conditional-format>
          <calcext:conditional-format calcext:target-range-address="Tabelle1.O241:Tabelle1.O241">
            <calcext:condition calcext:apply-style-name="Unbenannt1" calcext:value="=0" calcext:base-cell-address="Tabelle1.O241"/>
          </calcext:conditional-format>
          <calcext:conditional-format calcext:target-range-address="Tabelle1.O242:Tabelle1.O242">
            <calcext:condition calcext:apply-style-name="Unbenannt1" calcext:value="=0" calcext:base-cell-address="Tabelle1.O242"/>
          </calcext:conditional-format>
          <calcext:conditional-format calcext:target-range-address="Tabelle1.O243:Tabelle1.O243">
            <calcext:condition calcext:apply-style-name="Unbenannt1" calcext:value="=0" calcext:base-cell-address="Tabelle1.O243"/>
          </calcext:conditional-format>
          <calcext:conditional-format calcext:target-range-address="Tabelle1.O244:Tabelle1.O244">
            <calcext:condition calcext:apply-style-name="Unbenannt1" calcext:value="=0" calcext:base-cell-address="Tabelle1.O244"/>
          </calcext:conditional-format>
          <calcext:conditional-format calcext:target-range-address="Tabelle1.O245:Tabelle1.O245">
            <calcext:condition calcext:apply-style-name="Unbenannt1" calcext:value="=0" calcext:base-cell-address="Tabelle1.O245"/>
          </calcext:conditional-format>
          <calcext:conditional-format calcext:target-range-address="Tabelle1.O246:Tabelle1.O254">
            <calcext:condition calcext:apply-style-name="Unbenannt1" calcext:value="=0" calcext:base-cell-address="Tabelle1.O246"/>
          </calcext:conditional-format>
          <calcext:conditional-format calcext:target-range-address="Tabelle1.O255:Tabelle1.O255">
            <calcext:condition calcext:apply-style-name="Unbenannt1" calcext:value="=0" calcext:base-cell-address="Tabelle1.O255"/>
          </calcext:conditional-format>
          <calcext:conditional-format calcext:target-range-address="Tabelle1.O256:Tabelle1.O256">
            <calcext:condition calcext:apply-style-name="Unbenannt1" calcext:value="=0" calcext:base-cell-address="Tabelle1.O256"/>
          </calcext:conditional-format>
          <calcext:conditional-format calcext:target-range-address="Tabelle1.O257:Tabelle1.O257">
            <calcext:condition calcext:apply-style-name="Unbenannt1" calcext:value="=0" calcext:base-cell-address="Tabelle1.O257"/>
          </calcext:conditional-format>
          <calcext:conditional-format calcext:target-range-address="Tabelle1.O258:Tabelle1.O258">
            <calcext:condition calcext:apply-style-name="Unbenannt1" calcext:value="=0" calcext:base-cell-address="Tabelle1.O258"/>
          </calcext:conditional-format>
          <calcext:conditional-format calcext:target-range-address="Tabelle1.O259:Tabelle1.O259">
            <calcext:condition calcext:apply-style-name="Unbenannt1" calcext:value="=0" calcext:base-cell-address="Tabelle1.O259"/>
          </calcext:conditional-format>
          <calcext:conditional-format calcext:target-range-address="Tabelle1.O260:Tabelle1.O260">
            <calcext:condition calcext:apply-style-name="Unbenannt1" calcext:value="=0" calcext:base-cell-address="Tabelle1.O260"/>
          </calcext:conditional-format>
          <calcext:conditional-format calcext:target-range-address="Tabelle1.O261:Tabelle1.O261">
            <calcext:condition calcext:apply-style-name="Unbenannt1" calcext:value="=0" calcext:base-cell-address="Tabelle1.O261"/>
          </calcext:conditional-format>
          <calcext:conditional-format calcext:target-range-address="Tabelle1.O262:Tabelle1.O262">
            <calcext:condition calcext:apply-style-name="Unbenannt1" calcext:value="=0" calcext:base-cell-address="Tabelle1.O262"/>
          </calcext:conditional-format>
          <calcext:conditional-format calcext:target-range-address="Tabelle1.O263:Tabelle1.O263">
            <calcext:condition calcext:apply-style-name="Unbenannt1" calcext:value="=0" calcext:base-cell-address="Tabelle1.O263"/>
          </calcext:conditional-format>
          <calcext:conditional-format calcext:target-range-address="Tabelle1.O264:Tabelle1.O264">
            <calcext:condition calcext:apply-style-name="Unbenannt1" calcext:value="=0" calcext:base-cell-address="Tabelle1.O264"/>
          </calcext:conditional-format>
          <calcext:conditional-format calcext:target-range-address="Tabelle1.O265:Tabelle1.O265">
            <calcext:condition calcext:apply-style-name="Unbenannt1" calcext:value="=0" calcext:base-cell-address="Tabelle1.O265"/>
          </calcext:conditional-format>
          <calcext:conditional-format calcext:target-range-address="Tabelle1.O266:Tabelle1.O266">
            <calcext:condition calcext:apply-style-name="Unbenannt1" calcext:value="=0" calcext:base-cell-address="Tabelle1.O266"/>
          </calcext:conditional-format>
          <calcext:conditional-format calcext:target-range-address="Tabelle1.O267:Tabelle1.O267">
            <calcext:condition calcext:apply-style-name="Unbenannt1" calcext:value="=0" calcext:base-cell-address="Tabelle1.O267"/>
          </calcext:conditional-format>
          <calcext:conditional-format calcext:target-range-address="Tabelle1.O268:Tabelle1.O268">
            <calcext:condition calcext:apply-style-name="Unbenannt1" calcext:value="=0" calcext:base-cell-address="Tabelle1.O268"/>
          </calcext:conditional-format>
          <calcext:conditional-format calcext:target-range-address="Tabelle1.O269:Tabelle1.O269">
            <calcext:condition calcext:apply-style-name="Unbenannt1" calcext:value="=0" calcext:base-cell-address="Tabelle1.O269"/>
          </calcext:conditional-format>
          <calcext:conditional-format calcext:target-range-address="Tabelle1.O270:Tabelle1.O270">
            <calcext:condition calcext:apply-style-name="Unbenannt1" calcext:value="=0" calcext:base-cell-address="Tabelle1.O270"/>
          </calcext:conditional-format>
          <calcext:conditional-format calcext:target-range-address="Tabelle1.O271:Tabelle1.O271">
            <calcext:condition calcext:apply-style-name="Unbenannt1" calcext:value="=0" calcext:base-cell-address="Tabelle1.O271"/>
          </calcext:conditional-format>
          <calcext:conditional-format calcext:target-range-address="Tabelle1.O272:Tabelle1.O272">
            <calcext:condition calcext:apply-style-name="Unbenannt1" calcext:value="=0" calcext:base-cell-address="Tabelle1.O272"/>
          </calcext:conditional-format>
          <calcext:conditional-format calcext:target-range-address="Tabelle1.O273:Tabelle1.O273">
            <calcext:condition calcext:apply-style-name="Unbenannt1" calcext:value="=0" calcext:base-cell-address="Tabelle1.O273"/>
          </calcext:conditional-format>
          <calcext:conditional-format calcext:target-range-address="Tabelle1.O274:Tabelle1.O274">
            <calcext:condition calcext:apply-style-name="Unbenannt1" calcext:value="=0" calcext:base-cell-address="Tabelle1.O274"/>
          </calcext:conditional-format>
          <calcext:conditional-format calcext:target-range-address="Tabelle1.O275:Tabelle1.O275">
            <calcext:condition calcext:apply-style-name="Unbenannt1" calcext:value="=0" calcext:base-cell-address="Tabelle1.O275"/>
          </calcext:conditional-format>
          <calcext:conditional-format calcext:target-range-address="Tabelle1.O276:Tabelle1.O276">
            <calcext:condition calcext:apply-style-name="Unbenannt1" calcext:value="=0" calcext:base-cell-address="Tabelle1.O276"/>
          </calcext:conditional-format>
          <calcext:conditional-format calcext:target-range-address="Tabelle1.O277:Tabelle1.O277">
            <calcext:condition calcext:apply-style-name="Unbenannt1" calcext:value="=0" calcext:base-cell-address="Tabelle1.O277"/>
          </calcext:conditional-format>
          <calcext:conditional-format calcext:target-range-address="Tabelle1.O278:Tabelle1.O278">
            <calcext:condition calcext:apply-style-name="Unbenannt1" calcext:value="=0" calcext:base-cell-address="Tabelle1.O278"/>
          </calcext:conditional-format>
          <calcext:conditional-format calcext:target-range-address="Tabelle1.O279:Tabelle1.O279">
            <calcext:condition calcext:apply-style-name="Unbenannt1" calcext:value="=0" calcext:base-cell-address="Tabelle1.O279"/>
          </calcext:conditional-format>
          <calcext:conditional-format calcext:target-range-address="Tabelle1.O280:Tabelle1.O280">
            <calcext:condition calcext:apply-style-name="Unbenannt1" calcext:value="=0" calcext:base-cell-address="Tabelle1.O280"/>
          </calcext:conditional-format>
          <calcext:conditional-format calcext:target-range-address="Tabelle1.O281:Tabelle1.O281">
            <calcext:condition calcext:apply-style-name="Unbenannt1" calcext:value="=0" calcext:base-cell-address="Tabelle1.O281"/>
          </calcext:conditional-format>
          <calcext:conditional-format calcext:target-range-address="Tabelle1.O282:Tabelle1.O282">
            <calcext:condition calcext:apply-style-name="Unbenannt1" calcext:value="=0" calcext:base-cell-address="Tabelle1.O282"/>
          </calcext:conditional-format>
          <calcext:conditional-format calcext:target-range-address="Tabelle1.O283:Tabelle1.O283">
            <calcext:condition calcext:apply-style-name="Unbenannt1" calcext:value="=0" calcext:base-cell-address="Tabelle1.O283"/>
          </calcext:conditional-format>
          <calcext:conditional-format calcext:target-range-address="Tabelle1.O284:Tabelle1.O284">
            <calcext:condition calcext:apply-style-name="Unbenannt1" calcext:value="=0" calcext:base-cell-address="Tabelle1.O284"/>
          </calcext:conditional-format>
          <calcext:conditional-format calcext:target-range-address="Tabelle1.O285:Tabelle1.O285">
            <calcext:condition calcext:apply-style-name="Unbenannt1" calcext:value="=0" calcext:base-cell-address="Tabelle1.O285"/>
          </calcext:conditional-format>
          <calcext:conditional-format calcext:target-range-address="Tabelle1.O286:Tabelle1.O286">
            <calcext:condition calcext:apply-style-name="Unbenannt1" calcext:value="=0" calcext:base-cell-address="Tabelle1.O286"/>
          </calcext:conditional-format>
          <calcext:conditional-format calcext:target-range-address="Tabelle1.O287:Tabelle1.O287">
            <calcext:condition calcext:apply-style-name="Unbenannt1" calcext:value="=0" calcext:base-cell-address="Tabelle1.O287"/>
          </calcext:conditional-format>
          <calcext:conditional-format calcext:target-range-address="Tabelle1.O288:Tabelle1.O288">
            <calcext:condition calcext:apply-style-name="Unbenannt1" calcext:value="=0" calcext:base-cell-address="Tabelle1.O288"/>
          </calcext:conditional-format>
          <calcext:conditional-format calcext:target-range-address="Tabelle1.O289:Tabelle1.O289">
            <calcext:condition calcext:apply-style-name="Unbenannt1" calcext:value="=0" calcext:base-cell-address="Tabelle1.O289"/>
          </calcext:conditional-format>
          <calcext:conditional-format calcext:target-range-address="Tabelle1.O290:Tabelle1.O290">
            <calcext:condition calcext:apply-style-name="Unbenannt1" calcext:value="=0" calcext:base-cell-address="Tabelle1.O290"/>
          </calcext:conditional-format>
          <calcext:conditional-format calcext:target-range-address="Tabelle1.O291:Tabelle1.O291">
            <calcext:condition calcext:apply-style-name="Unbenannt1" calcext:value="=0" calcext:base-cell-address="Tabelle1.O291"/>
          </calcext:conditional-format>
          <calcext:conditional-format calcext:target-range-address="Tabelle1.O292:Tabelle1.O292">
            <calcext:condition calcext:apply-style-name="Unbenannt1" calcext:value="=0" calcext:base-cell-address="Tabelle1.O292"/>
          </calcext:conditional-format>
          <calcext:conditional-format calcext:target-range-address="Tabelle1.O293:Tabelle1.O293">
            <calcext:condition calcext:apply-style-name="Unbenannt1" calcext:value="=0" calcext:base-cell-address="Tabelle1.O293"/>
          </calcext:conditional-format>
          <calcext:conditional-format calcext:target-range-address="Tabelle1.O294:Tabelle1.O317">
            <calcext:condition calcext:apply-style-name="Unbenannt1" calcext:value="=0" calcext:base-cell-address="Tabelle1.O294"/>
          </calcext:conditional-format>
          <calcext:conditional-format calcext:target-range-address="Tabelle1.O318:Tabelle1.O341">
            <calcext:condition calcext:apply-style-name="Unbenannt1" calcext:value="=0" calcext:base-cell-address="Tabelle1.O318"/>
          </calcext:conditional-format>
          <calcext:conditional-format calcext:target-range-address="Tabelle1.O342:Tabelle1.O365">
            <calcext:condition calcext:apply-style-name="Unbenannt1" calcext:value="=0" calcext:base-cell-address="Tabelle1.O342"/>
          </calcext:conditional-format>
          <calcext:conditional-format calcext:target-range-address="Tabelle1.O366:Tabelle1.O389">
            <calcext:condition calcext:apply-style-name="Unbenannt1" calcext:value="=0" calcext:base-cell-address="Tabelle1.O366"/>
          </calcext:conditional-format>
          <calcext:conditional-format calcext:target-range-address="Tabelle1.O390:Tabelle1.O398">
            <calcext:condition calcext:apply-style-name="Unbenannt1" calcext:value="=0" calcext:base-cell-address="Tabelle1.O390"/>
          </calcext:conditional-format>
          <calcext:conditional-format calcext:target-range-address="Tabelle1.O399:Tabelle1.O399">
            <calcext:condition calcext:apply-style-name="Unbenannt1" calcext:value="=0" calcext:base-cell-address="Tabelle1.O399"/>
          </calcext:conditional-format>
          <calcext:conditional-format calcext:target-range-address="Tabelle1.O400:Tabelle1.O400">
            <calcext:condition calcext:apply-style-name="Unbenannt1" calcext:value="=0" calcext:base-cell-address="Tabelle1.O400"/>
          </calcext:conditional-format>
          <calcext:conditional-format calcext:target-range-address="Tabelle1.O401:Tabelle1.O401">
            <calcext:condition calcext:apply-style-name="Unbenannt1" calcext:value="=0" calcext:base-cell-address="Tabelle1.O401"/>
          </calcext:conditional-format>
          <calcext:conditional-format calcext:target-range-address="Tabelle1.O402:Tabelle1.O402">
            <calcext:condition calcext:apply-style-name="Unbenannt1" calcext:value="=0" calcext:base-cell-address="Tabelle1.O402"/>
          </calcext:conditional-format>
          <calcext:conditional-format calcext:target-range-address="Tabelle1.O403:Tabelle1.O403">
            <calcext:condition calcext:apply-style-name="Unbenannt1" calcext:value="=0" calcext:base-cell-address="Tabelle1.O403"/>
          </calcext:conditional-format>
          <calcext:conditional-format calcext:target-range-address="Tabelle1.O404:Tabelle1.O404">
            <calcext:condition calcext:apply-style-name="Unbenannt1" calcext:value="=0" calcext:base-cell-address="Tabelle1.O404"/>
          </calcext:conditional-format>
          <calcext:conditional-format calcext:target-range-address="Tabelle1.O405:Tabelle1.O405">
            <calcext:condition calcext:apply-style-name="Unbenannt1" calcext:value="=0" calcext:base-cell-address="Tabelle1.O405"/>
          </calcext:conditional-format>
          <calcext:conditional-format calcext:target-range-address="Tabelle1.O406:Tabelle1.O406">
            <calcext:condition calcext:apply-style-name="Unbenannt1" calcext:value="=0" calcext:base-cell-address="Tabelle1.O406"/>
          </calcext:conditional-format>
          <calcext:conditional-format calcext:target-range-address="Tabelle1.O407:Tabelle1.O407">
            <calcext:condition calcext:apply-style-name="Unbenannt1" calcext:value="=0" calcext:base-cell-address="Tabelle1.O407"/>
          </calcext:conditional-format>
          <calcext:conditional-format calcext:target-range-address="Tabelle1.O408:Tabelle1.O408">
            <calcext:condition calcext:apply-style-name="Unbenannt1" calcext:value="=0" calcext:base-cell-address="Tabelle1.O408"/>
          </calcext:conditional-format>
          <calcext:conditional-format calcext:target-range-address="Tabelle1.O409:Tabelle1.O409">
            <calcext:condition calcext:apply-style-name="Unbenannt1" calcext:value="=0" calcext:base-cell-address="Tabelle1.O409"/>
          </calcext:conditional-format>
          <calcext:conditional-format calcext:target-range-address="Tabelle1.O410:Tabelle1.O410">
            <calcext:condition calcext:apply-style-name="Unbenannt1" calcext:value="=0" calcext:base-cell-address="Tabelle1.O410"/>
          </calcext:conditional-format>
          <calcext:conditional-format calcext:target-range-address="Tabelle1.O411:Tabelle1.O411">
            <calcext:condition calcext:apply-style-name="Unbenannt1" calcext:value="=0" calcext:base-cell-address="Tabelle1.O411"/>
          </calcext:conditional-format>
          <calcext:conditional-format calcext:target-range-address="Tabelle1.O412:Tabelle1.O412">
            <calcext:condition calcext:apply-style-name="Unbenannt1" calcext:value="=0" calcext:base-cell-address="Tabelle1.O412"/>
          </calcext:conditional-format>
          <calcext:conditional-format calcext:target-range-address="Tabelle1.O413:Tabelle1.O413">
            <calcext:condition calcext:apply-style-name="Unbenannt1" calcext:value="=0" calcext:base-cell-address="Tabelle1.O413"/>
          </calcext:conditional-format>
          <calcext:conditional-format calcext:target-range-address="Tabelle1.O414:Tabelle1.O414">
            <calcext:condition calcext:apply-style-name="Unbenannt1" calcext:value="=0" calcext:base-cell-address="Tabelle1.O414"/>
          </calcext:conditional-format>
          <calcext:conditional-format calcext:target-range-address="Tabelle1.O415:Tabelle1.O415">
            <calcext:condition calcext:apply-style-name="Unbenannt1" calcext:value="=0" calcext:base-cell-address="Tabelle1.O415"/>
          </calcext:conditional-format>
          <calcext:conditional-format calcext:target-range-address="Tabelle1.O416:Tabelle1.O416">
            <calcext:condition calcext:apply-style-name="Unbenannt1" calcext:value="=0" calcext:base-cell-address="Tabelle1.O416"/>
          </calcext:conditional-format>
          <calcext:conditional-format calcext:target-range-address="Tabelle1.O417:Tabelle1.O417">
            <calcext:condition calcext:apply-style-name="Unbenannt1" calcext:value="=0" calcext:base-cell-address="Tabelle1.O417"/>
          </calcext:conditional-format>
          <calcext:conditional-format calcext:target-range-address="Tabelle1.O418:Tabelle1.O418">
            <calcext:condition calcext:apply-style-name="Unbenannt1" calcext:value="=0" calcext:base-cell-address="Tabelle1.O418"/>
          </calcext:conditional-format>
          <calcext:conditional-format calcext:target-range-address="Tabelle1.O419:Tabelle1.O419">
            <calcext:condition calcext:apply-style-name="Unbenannt1" calcext:value="=0" calcext:base-cell-address="Tabelle1.O419"/>
          </calcext:conditional-format>
          <calcext:conditional-format calcext:target-range-address="Tabelle1.O420:Tabelle1.O420">
            <calcext:condition calcext:apply-style-name="Unbenannt1" calcext:value="=0" calcext:base-cell-address="Tabelle1.O420"/>
          </calcext:conditional-format>
          <calcext:conditional-format calcext:target-range-address="Tabelle1.O421:Tabelle1.O421">
            <calcext:condition calcext:apply-style-name="Unbenannt1" calcext:value="=0" calcext:base-cell-address="Tabelle1.O421"/>
          </calcext:conditional-format>
          <calcext:conditional-format calcext:target-range-address="Tabelle1.O422:Tabelle1.O422">
            <calcext:condition calcext:apply-style-name="Unbenannt1" calcext:value="=0" calcext:base-cell-address="Tabelle1.O422"/>
          </calcext:conditional-format>
          <calcext:conditional-format calcext:target-range-address="Tabelle1.O423:Tabelle1.O423">
            <calcext:condition calcext:apply-style-name="Unbenannt1" calcext:value="=0" calcext:base-cell-address="Tabelle1.O423"/>
          </calcext:conditional-format>
          <calcext:conditional-format calcext:target-range-address="Tabelle1.O424:Tabelle1.O424">
            <calcext:condition calcext:apply-style-name="Unbenannt1" calcext:value="=0" calcext:base-cell-address="Tabelle1.O424"/>
          </calcext:conditional-format>
          <calcext:conditional-format calcext:target-range-address="Tabelle1.O425:Tabelle1.O425">
            <calcext:condition calcext:apply-style-name="Unbenannt1" calcext:value="=0" calcext:base-cell-address="Tabelle1.O425"/>
          </calcext:conditional-format>
          <calcext:conditional-format calcext:target-range-address="Tabelle1.O426:Tabelle1.O426">
            <calcext:condition calcext:apply-style-name="Unbenannt1" calcext:value="=0" calcext:base-cell-address="Tabelle1.O426"/>
          </calcext:conditional-format>
          <calcext:conditional-format calcext:target-range-address="Tabelle1.O427:Tabelle1.O427">
            <calcext:condition calcext:apply-style-name="Unbenannt1" calcext:value="=0" calcext:base-cell-address="Tabelle1.O427"/>
          </calcext:conditional-format>
          <calcext:conditional-format calcext:target-range-address="Tabelle1.O428:Tabelle1.O428">
            <calcext:condition calcext:apply-style-name="Unbenannt1" calcext:value="=0" calcext:base-cell-address="Tabelle1.O428"/>
          </calcext:conditional-format>
          <calcext:conditional-format calcext:target-range-address="Tabelle1.O429:Tabelle1.O429">
            <calcext:condition calcext:apply-style-name="Unbenannt1" calcext:value="=0" calcext:base-cell-address="Tabelle1.O429"/>
          </calcext:conditional-format>
          <calcext:conditional-format calcext:target-range-address="Tabelle1.O430:Tabelle1.O430">
            <calcext:condition calcext:apply-style-name="Unbenannt1" calcext:value="=0" calcext:base-cell-address="Tabelle1.O430"/>
          </calcext:conditional-format>
          <calcext:conditional-format calcext:target-range-address="Tabelle1.O431:Tabelle1.O431">
            <calcext:condition calcext:apply-style-name="Unbenannt1" calcext:value="=0" calcext:base-cell-address="Tabelle1.O431"/>
          </calcext:conditional-format>
          <calcext:conditional-format calcext:target-range-address="Tabelle1.O432:Tabelle1.O432">
            <calcext:condition calcext:apply-style-name="Unbenannt1" calcext:value="=0" calcext:base-cell-address="Tabelle1.O432"/>
          </calcext:conditional-format>
          <calcext:conditional-format calcext:target-range-address="Tabelle1.O433:Tabelle1.O433">
            <calcext:condition calcext:apply-style-name="Unbenannt1" calcext:value="=0" calcext:base-cell-address="Tabelle1.O433"/>
          </calcext:conditional-format>
          <calcext:conditional-format calcext:target-range-address="Tabelle1.O434:Tabelle1.O434">
            <calcext:condition calcext:apply-style-name="Unbenannt1" calcext:value="=0" calcext:base-cell-address="Tabelle1.O434"/>
          </calcext:conditional-format>
          <calcext:conditional-format calcext:target-range-address="Tabelle1.O435:Tabelle1.O435">
            <calcext:condition calcext:apply-style-name="Unbenannt1" calcext:value="=0" calcext:base-cell-address="Tabelle1.O435"/>
          </calcext:conditional-format>
          <calcext:conditional-format calcext:target-range-address="Tabelle1.O436:Tabelle1.O436">
            <calcext:condition calcext:apply-style-name="Unbenannt1" calcext:value="=0" calcext:base-cell-address="Tabelle1.O436"/>
          </calcext:conditional-format>
          <calcext:conditional-format calcext:target-range-address="Tabelle1.O437:Tabelle1.O437">
            <calcext:condition calcext:apply-style-name="Unbenannt1" calcext:value="=0" calcext:base-cell-address="Tabelle1.O437"/>
          </calcext:conditional-format>
          <calcext:conditional-format calcext:target-range-address="Tabelle1.O438:Tabelle1.O446">
            <calcext:condition calcext:apply-style-name="Unbenannt1" calcext:value="=0" calcext:base-cell-address="Tabelle1.O438"/>
          </calcext:conditional-format>
          <calcext:conditional-format calcext:target-range-address="Tabelle1.O447:Tabelle1.O447">
            <calcext:condition calcext:apply-style-name="Unbenannt1" calcext:value="=0" calcext:base-cell-address="Tabelle1.O447"/>
          </calcext:conditional-format>
          <calcext:conditional-format calcext:target-range-address="Tabelle1.O448:Tabelle1.O448">
            <calcext:condition calcext:apply-style-name="Unbenannt1" calcext:value="=0" calcext:base-cell-address="Tabelle1.O448"/>
          </calcext:conditional-format>
          <calcext:conditional-format calcext:target-range-address="Tabelle1.O449:Tabelle1.O449">
            <calcext:condition calcext:apply-style-name="Unbenannt1" calcext:value="=0" calcext:base-cell-address="Tabelle1.O449"/>
          </calcext:conditional-format>
          <calcext:conditional-format calcext:target-range-address="Tabelle1.O450:Tabelle1.O450">
            <calcext:condition calcext:apply-style-name="Unbenannt1" calcext:value="=0" calcext:base-cell-address="Tabelle1.O450"/>
          </calcext:conditional-format>
          <calcext:conditional-format calcext:target-range-address="Tabelle1.O451:Tabelle1.O451">
            <calcext:condition calcext:apply-style-name="Unbenannt1" calcext:value="=0" calcext:base-cell-address="Tabelle1.O451"/>
          </calcext:conditional-format>
          <calcext:conditional-format calcext:target-range-address="Tabelle1.O452:Tabelle1.O452">
            <calcext:condition calcext:apply-style-name="Unbenannt1" calcext:value="=0" calcext:base-cell-address="Tabelle1.O452"/>
          </calcext:conditional-format>
          <calcext:conditional-format calcext:target-range-address="Tabelle1.O453:Tabelle1.O453">
            <calcext:condition calcext:apply-style-name="Unbenannt1" calcext:value="=0" calcext:base-cell-address="Tabelle1.O453"/>
          </calcext:conditional-format>
          <calcext:conditional-format calcext:target-range-address="Tabelle1.O454:Tabelle1.O454">
            <calcext:condition calcext:apply-style-name="Unbenannt1" calcext:value="=0" calcext:base-cell-address="Tabelle1.O454"/>
          </calcext:conditional-format>
          <calcext:conditional-format calcext:target-range-address="Tabelle1.O455:Tabelle1.O455">
            <calcext:condition calcext:apply-style-name="Unbenannt1" calcext:value="=0" calcext:base-cell-address="Tabelle1.O455"/>
          </calcext:conditional-format>
          <calcext:conditional-format calcext:target-range-address="Tabelle1.O456:Tabelle1.O456">
            <calcext:condition calcext:apply-style-name="Unbenannt1" calcext:value="=0" calcext:base-cell-address="Tabelle1.O456"/>
          </calcext:conditional-format>
          <calcext:conditional-format calcext:target-range-address="Tabelle1.O457:Tabelle1.O457">
            <calcext:condition calcext:apply-style-name="Unbenannt1" calcext:value="=0" calcext:base-cell-address="Tabelle1.O457"/>
          </calcext:conditional-format>
          <calcext:conditional-format calcext:target-range-address="Tabelle1.O458:Tabelle1.O458">
            <calcext:condition calcext:apply-style-name="Unbenannt1" calcext:value="=0" calcext:base-cell-address="Tabelle1.O458"/>
          </calcext:conditional-format>
          <calcext:conditional-format calcext:target-range-address="Tabelle1.O459:Tabelle1.O459">
            <calcext:condition calcext:apply-style-name="Unbenannt1" calcext:value="=0" calcext:base-cell-address="Tabelle1.O459"/>
          </calcext:conditional-format>
          <calcext:conditional-format calcext:target-range-address="Tabelle1.O460:Tabelle1.O460">
            <calcext:condition calcext:apply-style-name="Unbenannt1" calcext:value="=0" calcext:base-cell-address="Tabelle1.O460"/>
          </calcext:conditional-format>
          <calcext:conditional-format calcext:target-range-address="Tabelle1.O461:Tabelle1.O461">
            <calcext:condition calcext:apply-style-name="Unbenannt1" calcext:value="=0" calcext:base-cell-address="Tabelle1.O461"/>
          </calcext:conditional-format>
          <calcext:conditional-format calcext:target-range-address="Tabelle1.O462:Tabelle1.O462">
            <calcext:condition calcext:apply-style-name="Unbenannt1" calcext:value="=0" calcext:base-cell-address="Tabelle1.O462"/>
          </calcext:conditional-format>
          <calcext:conditional-format calcext:target-range-address="Tabelle1.O463:Tabelle1.O463">
            <calcext:condition calcext:apply-style-name="Unbenannt1" calcext:value="=0" calcext:base-cell-address="Tabelle1.O463"/>
          </calcext:conditional-format>
          <calcext:conditional-format calcext:target-range-address="Tabelle1.O464:Tabelle1.O464">
            <calcext:condition calcext:apply-style-name="Unbenannt1" calcext:value="=0" calcext:base-cell-address="Tabelle1.O464"/>
          </calcext:conditional-format>
          <calcext:conditional-format calcext:target-range-address="Tabelle1.O465:Tabelle1.O465">
            <calcext:condition calcext:apply-style-name="Unbenannt1" calcext:value="=0" calcext:base-cell-address="Tabelle1.O465"/>
          </calcext:conditional-format>
          <calcext:conditional-format calcext:target-range-address="Tabelle1.O466:Tabelle1.O466">
            <calcext:condition calcext:apply-style-name="Unbenannt1" calcext:value="=0" calcext:base-cell-address="Tabelle1.O466"/>
          </calcext:conditional-format>
          <calcext:conditional-format calcext:target-range-address="Tabelle1.O467:Tabelle1.O467">
            <calcext:condition calcext:apply-style-name="Unbenannt1" calcext:value="=0" calcext:base-cell-address="Tabelle1.O467"/>
          </calcext:conditional-format>
          <calcext:conditional-format calcext:target-range-address="Tabelle1.O468:Tabelle1.O468">
            <calcext:condition calcext:apply-style-name="Unbenannt1" calcext:value="=0" calcext:base-cell-address="Tabelle1.O468"/>
          </calcext:conditional-format>
          <calcext:conditional-format calcext:target-range-address="Tabelle1.O469:Tabelle1.O469">
            <calcext:condition calcext:apply-style-name="Unbenannt1" calcext:value="=0" calcext:base-cell-address="Tabelle1.O469"/>
          </calcext:conditional-format>
          <calcext:conditional-format calcext:target-range-address="Tabelle1.O470:Tabelle1.O470">
            <calcext:condition calcext:apply-style-name="Unbenannt1" calcext:value="=0" calcext:base-cell-address="Tabelle1.O470"/>
          </calcext:conditional-format>
          <calcext:conditional-format calcext:target-range-address="Tabelle1.O471:Tabelle1.O471">
            <calcext:condition calcext:apply-style-name="Unbenannt1" calcext:value="=0" calcext:base-cell-address="Tabelle1.O471"/>
          </calcext:conditional-format>
          <calcext:conditional-format calcext:target-range-address="Tabelle1.O472:Tabelle1.O472">
            <calcext:condition calcext:apply-style-name="Unbenannt1" calcext:value="=0" calcext:base-cell-address="Tabelle1.O472"/>
          </calcext:conditional-format>
          <calcext:conditional-format calcext:target-range-address="Tabelle1.O473:Tabelle1.O473">
            <calcext:condition calcext:apply-style-name="Unbenannt1" calcext:value="=0" calcext:base-cell-address="Tabelle1.O473"/>
          </calcext:conditional-format>
          <calcext:conditional-format calcext:target-range-address="Tabelle1.O474:Tabelle1.O474">
            <calcext:condition calcext:apply-style-name="Unbenannt1" calcext:value="=0" calcext:base-cell-address="Tabelle1.O474"/>
          </calcext:conditional-format>
          <calcext:conditional-format calcext:target-range-address="Tabelle1.O475:Tabelle1.O475">
            <calcext:condition calcext:apply-style-name="Unbenannt1" calcext:value="=0" calcext:base-cell-address="Tabelle1.O475"/>
          </calcext:conditional-format>
          <calcext:conditional-format calcext:target-range-address="Tabelle1.O476:Tabelle1.O476">
            <calcext:condition calcext:apply-style-name="Unbenannt1" calcext:value="=0" calcext:base-cell-address="Tabelle1.O476"/>
          </calcext:conditional-format>
          <calcext:conditional-format calcext:target-range-address="Tabelle1.O477:Tabelle1.O477">
            <calcext:condition calcext:apply-style-name="Unbenannt1" calcext:value="=0" calcext:base-cell-address="Tabelle1.O477"/>
          </calcext:conditional-format>
          <calcext:conditional-format calcext:target-range-address="Tabelle1.O478:Tabelle1.O478">
            <calcext:condition calcext:apply-style-name="Unbenannt1" calcext:value="=0" calcext:base-cell-address="Tabelle1.O478"/>
          </calcext:conditional-format>
          <calcext:conditional-format calcext:target-range-address="Tabelle1.O479:Tabelle1.O479">
            <calcext:condition calcext:apply-style-name="Unbenannt1" calcext:value="=0" calcext:base-cell-address="Tabelle1.O479"/>
          </calcext:conditional-format>
          <calcext:conditional-format calcext:target-range-address="Tabelle1.O480:Tabelle1.O480">
            <calcext:condition calcext:apply-style-name="Unbenannt1" calcext:value="=0" calcext:base-cell-address="Tabelle1.O480"/>
          </calcext:conditional-format>
          <calcext:conditional-format calcext:target-range-address="Tabelle1.O481:Tabelle1.O481">
            <calcext:condition calcext:apply-style-name="Unbenannt1" calcext:value="=0" calcext:base-cell-address="Tabelle1.O481"/>
          </calcext:conditional-format>
          <calcext:conditional-format calcext:target-range-address="Tabelle1.O482:Tabelle1.O482">
            <calcext:condition calcext:apply-style-name="Unbenannt1" calcext:value="=0" calcext:base-cell-address="Tabelle1.O482"/>
          </calcext:conditional-format>
          <calcext:conditional-format calcext:target-range-address="Tabelle1.O483:Tabelle1.O483">
            <calcext:condition calcext:apply-style-name="Unbenannt1" calcext:value="=0" calcext:base-cell-address="Tabelle1.O483"/>
          </calcext:conditional-format>
          <calcext:conditional-format calcext:target-range-address="Tabelle1.O484:Tabelle1.O484">
            <calcext:condition calcext:apply-style-name="Unbenannt1" calcext:value="=0" calcext:base-cell-address="Tabelle1.O484"/>
          </calcext:conditional-format>
          <calcext:conditional-format calcext:target-range-address="Tabelle1.O485:Tabelle1.O485">
            <calcext:condition calcext:apply-style-name="Unbenannt1" calcext:value="=0" calcext:base-cell-address="Tabelle1.O485"/>
          </calcext:conditional-format>
          <calcext:conditional-format calcext:target-range-address="Tabelle1.O486:Tabelle1.O509">
            <calcext:condition calcext:apply-style-name="Unbenannt1" calcext:value="=0" calcext:base-cell-address="Tabelle1.O486"/>
          </calcext:conditional-format>
          <calcext:conditional-format calcext:target-range-address="Tabelle1.O510:Tabelle1.O533">
            <calcext:condition calcext:apply-style-name="Unbenannt1" calcext:value="=0" calcext:base-cell-address="Tabelle1.O510"/>
          </calcext:conditional-format>
          <calcext:conditional-format calcext:target-range-address="Tabelle1.O534:Tabelle1.O557">
            <calcext:condition calcext:apply-style-name="Unbenannt1" calcext:value="=0" calcext:base-cell-address="Tabelle1.O534"/>
          </calcext:conditional-format>
          <calcext:conditional-format calcext:target-range-address="Tabelle1.O558:Tabelle1.O581">
            <calcext:condition calcext:apply-style-name="Unbenannt1" calcext:value="=0" calcext:base-cell-address="Tabelle1.O558"/>
          </calcext:conditional-format>
          <calcext:conditional-format calcext:target-range-address="Tabelle1.O582:Tabelle1.O590">
            <calcext:condition calcext:apply-style-name="Unbenannt1" calcext:value="=0" calcext:base-cell-address="Tabelle1.O582"/>
          </calcext:conditional-format>
          <calcext:conditional-format calcext:target-range-address="Tabelle1.O591:Tabelle1.O591">
            <calcext:condition calcext:apply-style-name="Unbenannt1" calcext:value="=0" calcext:base-cell-address="Tabelle1.O591"/>
          </calcext:conditional-format>
          <calcext:conditional-format calcext:target-range-address="Tabelle1.O592:Tabelle1.O592">
            <calcext:condition calcext:apply-style-name="Unbenannt1" calcext:value="=0" calcext:base-cell-address="Tabelle1.O592"/>
          </calcext:conditional-format>
          <calcext:conditional-format calcext:target-range-address="Tabelle1.O593:Tabelle1.O593">
            <calcext:condition calcext:apply-style-name="Unbenannt1" calcext:value="=0" calcext:base-cell-address="Tabelle1.O593"/>
          </calcext:conditional-format>
          <calcext:conditional-format calcext:target-range-address="Tabelle1.O594:Tabelle1.O594">
            <calcext:condition calcext:apply-style-name="Unbenannt1" calcext:value="=0" calcext:base-cell-address="Tabelle1.O594"/>
          </calcext:conditional-format>
          <calcext:conditional-format calcext:target-range-address="Tabelle1.O595:Tabelle1.O595">
            <calcext:condition calcext:apply-style-name="Unbenannt1" calcext:value="=0" calcext:base-cell-address="Tabelle1.O595"/>
          </calcext:conditional-format>
          <calcext:conditional-format calcext:target-range-address="Tabelle1.O596:Tabelle1.O596">
            <calcext:condition calcext:apply-style-name="Unbenannt1" calcext:value="=0" calcext:base-cell-address="Tabelle1.O596"/>
          </calcext:conditional-format>
          <calcext:conditional-format calcext:target-range-address="Tabelle1.O597:Tabelle1.O597">
            <calcext:condition calcext:apply-style-name="Unbenannt1" calcext:value="=0" calcext:base-cell-address="Tabelle1.O597"/>
          </calcext:conditional-format>
          <calcext:conditional-format calcext:target-range-address="Tabelle1.O598:Tabelle1.O598">
            <calcext:condition calcext:apply-style-name="Unbenannt1" calcext:value="=0" calcext:base-cell-address="Tabelle1.O598"/>
          </calcext:conditional-format>
          <calcext:conditional-format calcext:target-range-address="Tabelle1.O599:Tabelle1.O599">
            <calcext:condition calcext:apply-style-name="Unbenannt1" calcext:value="=0" calcext:base-cell-address="Tabelle1.O599"/>
          </calcext:conditional-format>
          <calcext:conditional-format calcext:target-range-address="Tabelle1.O600:Tabelle1.O600">
            <calcext:condition calcext:apply-style-name="Unbenannt1" calcext:value="=0" calcext:base-cell-address="Tabelle1.O600"/>
          </calcext:conditional-format>
          <calcext:conditional-format calcext:target-range-address="Tabelle1.O601:Tabelle1.O601">
            <calcext:condition calcext:apply-style-name="Unbenannt1" calcext:value="=0" calcext:base-cell-address="Tabelle1.O601"/>
          </calcext:conditional-format>
          <calcext:conditional-format calcext:target-range-address="Tabelle1.O602:Tabelle1.O602">
            <calcext:condition calcext:apply-style-name="Unbenannt1" calcext:value="=0" calcext:base-cell-address="Tabelle1.O602"/>
          </calcext:conditional-format>
          <calcext:conditional-format calcext:target-range-address="Tabelle1.O603:Tabelle1.O603">
            <calcext:condition calcext:apply-style-name="Unbenannt1" calcext:value="=0" calcext:base-cell-address="Tabelle1.O603"/>
          </calcext:conditional-format>
          <calcext:conditional-format calcext:target-range-address="Tabelle1.O604:Tabelle1.O604">
            <calcext:condition calcext:apply-style-name="Unbenannt1" calcext:value="=0" calcext:base-cell-address="Tabelle1.O604"/>
          </calcext:conditional-format>
          <calcext:conditional-format calcext:target-range-address="Tabelle1.O605:Tabelle1.O605">
            <calcext:condition calcext:apply-style-name="Unbenannt1" calcext:value="=0" calcext:base-cell-address="Tabelle1.O605"/>
          </calcext:conditional-format>
          <calcext:conditional-format calcext:target-range-address="Tabelle1.O606:Tabelle1.O606">
            <calcext:condition calcext:apply-style-name="Unbenannt1" calcext:value="=0" calcext:base-cell-address="Tabelle1.O606"/>
          </calcext:conditional-format>
          <calcext:conditional-format calcext:target-range-address="Tabelle1.O607:Tabelle1.O607">
            <calcext:condition calcext:apply-style-name="Unbenannt1" calcext:value="=0" calcext:base-cell-address="Tabelle1.O607"/>
          </calcext:conditional-format>
          <calcext:conditional-format calcext:target-range-address="Tabelle1.O608:Tabelle1.O608">
            <calcext:condition calcext:apply-style-name="Unbenannt1" calcext:value="=0" calcext:base-cell-address="Tabelle1.O608"/>
          </calcext:conditional-format>
          <calcext:conditional-format calcext:target-range-address="Tabelle1.O609:Tabelle1.O609">
            <calcext:condition calcext:apply-style-name="Unbenannt1" calcext:value="=0" calcext:base-cell-address="Tabelle1.O609"/>
          </calcext:conditional-format>
          <calcext:conditional-format calcext:target-range-address="Tabelle1.O610:Tabelle1.O610">
            <calcext:condition calcext:apply-style-name="Unbenannt1" calcext:value="=0" calcext:base-cell-address="Tabelle1.O610"/>
          </calcext:conditional-format>
          <calcext:conditional-format calcext:target-range-address="Tabelle1.O611:Tabelle1.O611">
            <calcext:condition calcext:apply-style-name="Unbenannt1" calcext:value="=0" calcext:base-cell-address="Tabelle1.O611"/>
          </calcext:conditional-format>
          <calcext:conditional-format calcext:target-range-address="Tabelle1.O612:Tabelle1.O612">
            <calcext:condition calcext:apply-style-name="Unbenannt1" calcext:value="=0" calcext:base-cell-address="Tabelle1.O612"/>
          </calcext:conditional-format>
          <calcext:conditional-format calcext:target-range-address="Tabelle1.O613:Tabelle1.O613">
            <calcext:condition calcext:apply-style-name="Unbenannt1" calcext:value="=0" calcext:base-cell-address="Tabelle1.O613"/>
          </calcext:conditional-format>
          <calcext:conditional-format calcext:target-range-address="Tabelle1.O614:Tabelle1.O614">
            <calcext:condition calcext:apply-style-name="Unbenannt1" calcext:value="=0" calcext:base-cell-address="Tabelle1.O614"/>
          </calcext:conditional-format>
          <calcext:conditional-format calcext:target-range-address="Tabelle1.O615:Tabelle1.O615">
            <calcext:condition calcext:apply-style-name="Unbenannt1" calcext:value="=0" calcext:base-cell-address="Tabelle1.O615"/>
          </calcext:conditional-format>
          <calcext:conditional-format calcext:target-range-address="Tabelle1.O616:Tabelle1.O616">
            <calcext:condition calcext:apply-style-name="Unbenannt1" calcext:value="=0" calcext:base-cell-address="Tabelle1.O616"/>
          </calcext:conditional-format>
          <calcext:conditional-format calcext:target-range-address="Tabelle1.O617:Tabelle1.O617">
            <calcext:condition calcext:apply-style-name="Unbenannt1" calcext:value="=0" calcext:base-cell-address="Tabelle1.O617"/>
          </calcext:conditional-format>
          <calcext:conditional-format calcext:target-range-address="Tabelle1.O618:Tabelle1.O618">
            <calcext:condition calcext:apply-style-name="Unbenannt1" calcext:value="=0" calcext:base-cell-address="Tabelle1.O618"/>
          </calcext:conditional-format>
          <calcext:conditional-format calcext:target-range-address="Tabelle1.O619:Tabelle1.O619">
            <calcext:condition calcext:apply-style-name="Unbenannt1" calcext:value="=0" calcext:base-cell-address="Tabelle1.O619"/>
          </calcext:conditional-format>
          <calcext:conditional-format calcext:target-range-address="Tabelle1.O620:Tabelle1.O620">
            <calcext:condition calcext:apply-style-name="Unbenannt1" calcext:value="=0" calcext:base-cell-address="Tabelle1.O620"/>
          </calcext:conditional-format>
          <calcext:conditional-format calcext:target-range-address="Tabelle1.O621:Tabelle1.O621">
            <calcext:condition calcext:apply-style-name="Unbenannt1" calcext:value="=0" calcext:base-cell-address="Tabelle1.O621"/>
          </calcext:conditional-format>
          <calcext:conditional-format calcext:target-range-address="Tabelle1.O622:Tabelle1.O622">
            <calcext:condition calcext:apply-style-name="Unbenannt1" calcext:value="=0" calcext:base-cell-address="Tabelle1.O622"/>
          </calcext:conditional-format>
          <calcext:conditional-format calcext:target-range-address="Tabelle1.O623:Tabelle1.O623">
            <calcext:condition calcext:apply-style-name="Unbenannt1" calcext:value="=0" calcext:base-cell-address="Tabelle1.O623"/>
          </calcext:conditional-format>
          <calcext:conditional-format calcext:target-range-address="Tabelle1.O624:Tabelle1.O624">
            <calcext:condition calcext:apply-style-name="Unbenannt1" calcext:value="=0" calcext:base-cell-address="Tabelle1.O624"/>
          </calcext:conditional-format>
          <calcext:conditional-format calcext:target-range-address="Tabelle1.O625:Tabelle1.O625">
            <calcext:condition calcext:apply-style-name="Unbenannt1" calcext:value="=0" calcext:base-cell-address="Tabelle1.O625"/>
          </calcext:conditional-format>
          <calcext:conditional-format calcext:target-range-address="Tabelle1.O626:Tabelle1.O626">
            <calcext:condition calcext:apply-style-name="Unbenannt1" calcext:value="=0" calcext:base-cell-address="Tabelle1.O626"/>
          </calcext:conditional-format>
          <calcext:conditional-format calcext:target-range-address="Tabelle1.O627:Tabelle1.O627">
            <calcext:condition calcext:apply-style-name="Unbenannt1" calcext:value="=0" calcext:base-cell-address="Tabelle1.O627"/>
          </calcext:conditional-format>
          <calcext:conditional-format calcext:target-range-address="Tabelle1.O628:Tabelle1.O628">
            <calcext:condition calcext:apply-style-name="Unbenannt1" calcext:value="=0" calcext:base-cell-address="Tabelle1.O628"/>
          </calcext:conditional-format>
          <calcext:conditional-format calcext:target-range-address="Tabelle1.O629:Tabelle1.O629">
            <calcext:condition calcext:apply-style-name="Unbenannt1" calcext:value="=0" calcext:base-cell-address="Tabelle1.O629"/>
          </calcext:conditional-format>
          <calcext:conditional-format calcext:target-range-address="Tabelle1.O630:Tabelle1.O638">
            <calcext:condition calcext:apply-style-name="Unbenannt1" calcext:value="=0" calcext:base-cell-address="Tabelle1.O630"/>
          </calcext:conditional-format>
          <calcext:conditional-format calcext:target-range-address="Tabelle1.O639:Tabelle1.O639">
            <calcext:condition calcext:apply-style-name="Unbenannt1" calcext:value="=0" calcext:base-cell-address="Tabelle1.O639"/>
          </calcext:conditional-format>
          <calcext:conditional-format calcext:target-range-address="Tabelle1.O640:Tabelle1.O640">
            <calcext:condition calcext:apply-style-name="Unbenannt1" calcext:value="=0" calcext:base-cell-address="Tabelle1.O640"/>
          </calcext:conditional-format>
          <calcext:conditional-format calcext:target-range-address="Tabelle1.O641:Tabelle1.O641">
            <calcext:condition calcext:apply-style-name="Unbenannt1" calcext:value="=0" calcext:base-cell-address="Tabelle1.O641"/>
          </calcext:conditional-format>
          <calcext:conditional-format calcext:target-range-address="Tabelle1.O642:Tabelle1.O642">
            <calcext:condition calcext:apply-style-name="Unbenannt1" calcext:value="=0" calcext:base-cell-address="Tabelle1.O642"/>
          </calcext:conditional-format>
          <calcext:conditional-format calcext:target-range-address="Tabelle1.O643:Tabelle1.O643">
            <calcext:condition calcext:apply-style-name="Unbenannt1" calcext:value="=0" calcext:base-cell-address="Tabelle1.O643"/>
          </calcext:conditional-format>
          <calcext:conditional-format calcext:target-range-address="Tabelle1.O644:Tabelle1.O644">
            <calcext:condition calcext:apply-style-name="Unbenannt1" calcext:value="=0" calcext:base-cell-address="Tabelle1.O644"/>
          </calcext:conditional-format>
          <calcext:conditional-format calcext:target-range-address="Tabelle1.O645:Tabelle1.O645">
            <calcext:condition calcext:apply-style-name="Unbenannt1" calcext:value="=0" calcext:base-cell-address="Tabelle1.O645"/>
          </calcext:conditional-format>
          <calcext:conditional-format calcext:target-range-address="Tabelle1.O646:Tabelle1.O646">
            <calcext:condition calcext:apply-style-name="Unbenannt1" calcext:value="=0" calcext:base-cell-address="Tabelle1.O646"/>
          </calcext:conditional-format>
          <calcext:conditional-format calcext:target-range-address="Tabelle1.O647:Tabelle1.O647">
            <calcext:condition calcext:apply-style-name="Unbenannt1" calcext:value="=0" calcext:base-cell-address="Tabelle1.O647"/>
          </calcext:conditional-format>
          <calcext:conditional-format calcext:target-range-address="Tabelle1.O648:Tabelle1.O648">
            <calcext:condition calcext:apply-style-name="Unbenannt1" calcext:value="=0" calcext:base-cell-address="Tabelle1.O648"/>
          </calcext:conditional-format>
          <calcext:conditional-format calcext:target-range-address="Tabelle1.O649:Tabelle1.O649">
            <calcext:condition calcext:apply-style-name="Unbenannt1" calcext:value="=0" calcext:base-cell-address="Tabelle1.O649"/>
          </calcext:conditional-format>
          <calcext:conditional-format calcext:target-range-address="Tabelle1.O650:Tabelle1.O650">
            <calcext:condition calcext:apply-style-name="Unbenannt1" calcext:value="=0" calcext:base-cell-address="Tabelle1.O650"/>
          </calcext:conditional-format>
          <calcext:conditional-format calcext:target-range-address="Tabelle1.O651:Tabelle1.O651">
            <calcext:condition calcext:apply-style-name="Unbenannt1" calcext:value="=0" calcext:base-cell-address="Tabelle1.O651"/>
          </calcext:conditional-format>
          <calcext:conditional-format calcext:target-range-address="Tabelle1.O652:Tabelle1.O652">
            <calcext:condition calcext:apply-style-name="Unbenannt1" calcext:value="=0" calcext:base-cell-address="Tabelle1.O652"/>
          </calcext:conditional-format>
          <calcext:conditional-format calcext:target-range-address="Tabelle1.O653:Tabelle1.O653">
            <calcext:condition calcext:apply-style-name="Unbenannt1" calcext:value="=0" calcext:base-cell-address="Tabelle1.O653"/>
          </calcext:conditional-format>
          <calcext:conditional-format calcext:target-range-address="Tabelle1.O654:Tabelle1.O654">
            <calcext:condition calcext:apply-style-name="Unbenannt1" calcext:value="=0" calcext:base-cell-address="Tabelle1.O654"/>
          </calcext:conditional-format>
          <calcext:conditional-format calcext:target-range-address="Tabelle1.O655:Tabelle1.O655">
            <calcext:condition calcext:apply-style-name="Unbenannt1" calcext:value="=0" calcext:base-cell-address="Tabelle1.O655"/>
          </calcext:conditional-format>
          <calcext:conditional-format calcext:target-range-address="Tabelle1.O656:Tabelle1.O656">
            <calcext:condition calcext:apply-style-name="Unbenannt1" calcext:value="=0" calcext:base-cell-address="Tabelle1.O656"/>
          </calcext:conditional-format>
          <calcext:conditional-format calcext:target-range-address="Tabelle1.O657:Tabelle1.O657">
            <calcext:condition calcext:apply-style-name="Unbenannt1" calcext:value="=0" calcext:base-cell-address="Tabelle1.O657"/>
          </calcext:conditional-format>
          <calcext:conditional-format calcext:target-range-address="Tabelle1.O658:Tabelle1.O658">
            <calcext:condition calcext:apply-style-name="Unbenannt1" calcext:value="=0" calcext:base-cell-address="Tabelle1.O658"/>
          </calcext:conditional-format>
          <calcext:conditional-format calcext:target-range-address="Tabelle1.O659:Tabelle1.O659">
            <calcext:condition calcext:apply-style-name="Unbenannt1" calcext:value="=0" calcext:base-cell-address="Tabelle1.O659"/>
          </calcext:conditional-format>
          <calcext:conditional-format calcext:target-range-address="Tabelle1.O660:Tabelle1.O660">
            <calcext:condition calcext:apply-style-name="Unbenannt1" calcext:value="=0" calcext:base-cell-address="Tabelle1.O660"/>
          </calcext:conditional-format>
          <calcext:conditional-format calcext:target-range-address="Tabelle1.O661:Tabelle1.O661">
            <calcext:condition calcext:apply-style-name="Unbenannt1" calcext:value="=0" calcext:base-cell-address="Tabelle1.O661"/>
          </calcext:conditional-format>
          <calcext:conditional-format calcext:target-range-address="Tabelle1.O662:Tabelle1.O662">
            <calcext:condition calcext:apply-style-name="Unbenannt1" calcext:value="=0" calcext:base-cell-address="Tabelle1.O662"/>
          </calcext:conditional-format>
          <calcext:conditional-format calcext:target-range-address="Tabelle1.O663:Tabelle1.O663">
            <calcext:condition calcext:apply-style-name="Unbenannt1" calcext:value="=0" calcext:base-cell-address="Tabelle1.O663"/>
          </calcext:conditional-format>
          <calcext:conditional-format calcext:target-range-address="Tabelle1.O664:Tabelle1.O664">
            <calcext:condition calcext:apply-style-name="Unbenannt1" calcext:value="=0" calcext:base-cell-address="Tabelle1.O664"/>
          </calcext:conditional-format>
          <calcext:conditional-format calcext:target-range-address="Tabelle1.O665:Tabelle1.O665">
            <calcext:condition calcext:apply-style-name="Unbenannt1" calcext:value="=0" calcext:base-cell-address="Tabelle1.O665"/>
          </calcext:conditional-format>
          <calcext:conditional-format calcext:target-range-address="Tabelle1.O666:Tabelle1.O666">
            <calcext:condition calcext:apply-style-name="Unbenannt1" calcext:value="=0" calcext:base-cell-address="Tabelle1.O666"/>
          </calcext:conditional-format>
          <calcext:conditional-format calcext:target-range-address="Tabelle1.O667:Tabelle1.O667">
            <calcext:condition calcext:apply-style-name="Unbenannt1" calcext:value="=0" calcext:base-cell-address="Tabelle1.O667"/>
          </calcext:conditional-format>
          <calcext:conditional-format calcext:target-range-address="Tabelle1.O668:Tabelle1.O668">
            <calcext:condition calcext:apply-style-name="Unbenannt1" calcext:value="=0" calcext:base-cell-address="Tabelle1.O668"/>
          </calcext:conditional-format>
          <calcext:conditional-format calcext:target-range-address="Tabelle1.O669:Tabelle1.O669">
            <calcext:condition calcext:apply-style-name="Unbenannt1" calcext:value="=0" calcext:base-cell-address="Tabelle1.O669"/>
          </calcext:conditional-format>
          <calcext:conditional-format calcext:target-range-address="Tabelle1.O670:Tabelle1.O670">
            <calcext:condition calcext:apply-style-name="Unbenannt1" calcext:value="=0" calcext:base-cell-address="Tabelle1.O670"/>
          </calcext:conditional-format>
          <calcext:conditional-format calcext:target-range-address="Tabelle1.O671:Tabelle1.O671">
            <calcext:condition calcext:apply-style-name="Unbenannt1" calcext:value="=0" calcext:base-cell-address="Tabelle1.O671"/>
          </calcext:conditional-format>
          <calcext:conditional-format calcext:target-range-address="Tabelle1.O672:Tabelle1.O672">
            <calcext:condition calcext:apply-style-name="Unbenannt1" calcext:value="=0" calcext:base-cell-address="Tabelle1.O672"/>
          </calcext:conditional-format>
          <calcext:conditional-format calcext:target-range-address="Tabelle1.O673:Tabelle1.O673">
            <calcext:condition calcext:apply-style-name="Unbenannt1" calcext:value="=0" calcext:base-cell-address="Tabelle1.O673"/>
          </calcext:conditional-format>
          <calcext:conditional-format calcext:target-range-address="Tabelle1.O674:Tabelle1.O674">
            <calcext:condition calcext:apply-style-name="Unbenannt1" calcext:value="=0" calcext:base-cell-address="Tabelle1.O674"/>
          </calcext:conditional-format>
          <calcext:conditional-format calcext:target-range-address="Tabelle1.O675:Tabelle1.O675">
            <calcext:condition calcext:apply-style-name="Unbenannt1" calcext:value="=0" calcext:base-cell-address="Tabelle1.O675"/>
          </calcext:conditional-format>
          <calcext:conditional-format calcext:target-range-address="Tabelle1.O676:Tabelle1.O676">
            <calcext:condition calcext:apply-style-name="Unbenannt1" calcext:value="=0" calcext:base-cell-address="Tabelle1.O676"/>
          </calcext:conditional-format>
          <calcext:conditional-format calcext:target-range-address="Tabelle1.O677:Tabelle1.O677">
            <calcext:condition calcext:apply-style-name="Unbenannt1" calcext:value="=0" calcext:base-cell-address="Tabelle1.O677"/>
          </calcext:conditional-format>
          <calcext:conditional-format calcext:target-range-address="Tabelle1.O678:Tabelle1.O701">
            <calcext:condition calcext:apply-style-name="Unbenannt1" calcext:value="=0" calcext:base-cell-address="Tabelle1.O678"/>
          </calcext:conditional-format>
          <calcext:conditional-format calcext:target-range-address="Tabelle1.O702:Tabelle1.O725">
            <calcext:condition calcext:apply-style-name="Unbenannt1" calcext:value="=0" calcext:base-cell-address="Tabelle1.O702"/>
          </calcext:conditional-format>
          <calcext:conditional-format calcext:target-range-address="Tabelle1.O726:Tabelle1.O749">
            <calcext:condition calcext:apply-style-name="Unbenannt1" calcext:value="=0" calcext:base-cell-address="Tabelle1.O726"/>
          </calcext:conditional-format>
          <calcext:conditional-format calcext:target-range-address="Tabelle1.O750:Tabelle1.O773">
            <calcext:condition calcext:apply-style-name="Unbenannt1" calcext:value="=0" calcext:base-cell-address="Tabelle1.O750"/>
          </calcext:conditional-format>
          <calcext:conditional-format calcext:target-range-address="Tabelle1.N390:Tabelle1.N398">
            <calcext:condition calcext:apply-style-name="Unbenannt1" calcext:value="=0" calcext:base-cell-address="Tabelle1.N390"/>
          </calcext:conditional-format>
          <calcext:conditional-format calcext:target-range-address="Tabelle1.N399:Tabelle1.N399">
            <calcext:condition calcext:apply-style-name="Unbenannt1" calcext:value="=0" calcext:base-cell-address="Tabelle1.N399"/>
          </calcext:conditional-format>
          <calcext:conditional-format calcext:target-range-address="Tabelle1.N400:Tabelle1.N400">
            <calcext:condition calcext:apply-style-name="Unbenannt1" calcext:value="=0" calcext:base-cell-address="Tabelle1.N400"/>
          </calcext:conditional-format>
          <calcext:conditional-format calcext:target-range-address="Tabelle1.N401:Tabelle1.N401">
            <calcext:condition calcext:apply-style-name="Unbenannt1" calcext:value="=0" calcext:base-cell-address="Tabelle1.N401"/>
          </calcext:conditional-format>
          <calcext:conditional-format calcext:target-range-address="Tabelle1.N402:Tabelle1.N402">
            <calcext:condition calcext:apply-style-name="Unbenannt1" calcext:value="=0" calcext:base-cell-address="Tabelle1.N402"/>
          </calcext:conditional-format>
          <calcext:conditional-format calcext:target-range-address="Tabelle1.N403:Tabelle1.N403">
            <calcext:condition calcext:apply-style-name="Unbenannt1" calcext:value="=0" calcext:base-cell-address="Tabelle1.N403"/>
          </calcext:conditional-format>
          <calcext:conditional-format calcext:target-range-address="Tabelle1.N404:Tabelle1.N404">
            <calcext:condition calcext:apply-style-name="Unbenannt1" calcext:value="=0" calcext:base-cell-address="Tabelle1.N404"/>
          </calcext:conditional-format>
          <calcext:conditional-format calcext:target-range-address="Tabelle1.N405:Tabelle1.N405">
            <calcext:condition calcext:apply-style-name="Unbenannt1" calcext:value="=0" calcext:base-cell-address="Tabelle1.N405"/>
          </calcext:conditional-format>
          <calcext:conditional-format calcext:target-range-address="Tabelle1.N406:Tabelle1.N406">
            <calcext:condition calcext:apply-style-name="Unbenannt1" calcext:value="=0" calcext:base-cell-address="Tabelle1.N406"/>
          </calcext:conditional-format>
          <calcext:conditional-format calcext:target-range-address="Tabelle1.N407:Tabelle1.N407">
            <calcext:condition calcext:apply-style-name="Unbenannt1" calcext:value="=0" calcext:base-cell-address="Tabelle1.N407"/>
          </calcext:conditional-format>
          <calcext:conditional-format calcext:target-range-address="Tabelle1.N408:Tabelle1.N408">
            <calcext:condition calcext:apply-style-name="Unbenannt1" calcext:value="=0" calcext:base-cell-address="Tabelle1.N408"/>
          </calcext:conditional-format>
          <calcext:conditional-format calcext:target-range-address="Tabelle1.N409:Tabelle1.N409">
            <calcext:condition calcext:apply-style-name="Unbenannt1" calcext:value="=0" calcext:base-cell-address="Tabelle1.N409"/>
          </calcext:conditional-format>
          <calcext:conditional-format calcext:target-range-address="Tabelle1.N410:Tabelle1.N410">
            <calcext:condition calcext:apply-style-name="Unbenannt1" calcext:value="=0" calcext:base-cell-address="Tabelle1.N410"/>
          </calcext:conditional-format>
          <calcext:conditional-format calcext:target-range-address="Tabelle1.N411:Tabelle1.N411">
            <calcext:condition calcext:apply-style-name="Unbenannt1" calcext:value="=0" calcext:base-cell-address="Tabelle1.N411"/>
          </calcext:conditional-format>
          <calcext:conditional-format calcext:target-range-address="Tabelle1.N412:Tabelle1.N412">
            <calcext:condition calcext:apply-style-name="Unbenannt1" calcext:value="=0" calcext:base-cell-address="Tabelle1.N412"/>
          </calcext:conditional-format>
          <calcext:conditional-format calcext:target-range-address="Tabelle1.N413:Tabelle1.N413">
            <calcext:condition calcext:apply-style-name="Unbenannt1" calcext:value="=0" calcext:base-cell-address="Tabelle1.N413"/>
          </calcext:conditional-format>
          <calcext:conditional-format calcext:target-range-address="Tabelle1.N414:Tabelle1.N414">
            <calcext:condition calcext:apply-style-name="Unbenannt1" calcext:value="=0" calcext:base-cell-address="Tabelle1.N414"/>
          </calcext:conditional-format>
          <calcext:conditional-format calcext:target-range-address="Tabelle1.N415:Tabelle1.N415">
            <calcext:condition calcext:apply-style-name="Unbenannt1" calcext:value="=0" calcext:base-cell-address="Tabelle1.N415"/>
          </calcext:conditional-format>
          <calcext:conditional-format calcext:target-range-address="Tabelle1.N416:Tabelle1.N416">
            <calcext:condition calcext:apply-style-name="Unbenannt1" calcext:value="=0" calcext:base-cell-address="Tabelle1.N416"/>
          </calcext:conditional-format>
          <calcext:conditional-format calcext:target-range-address="Tabelle1.N417:Tabelle1.N417">
            <calcext:condition calcext:apply-style-name="Unbenannt1" calcext:value="=0" calcext:base-cell-address="Tabelle1.N417"/>
          </calcext:conditional-format>
          <calcext:conditional-format calcext:target-range-address="Tabelle1.N418:Tabelle1.N418">
            <calcext:condition calcext:apply-style-name="Unbenannt1" calcext:value="=0" calcext:base-cell-address="Tabelle1.N418"/>
          </calcext:conditional-format>
          <calcext:conditional-format calcext:target-range-address="Tabelle1.N419:Tabelle1.N419">
            <calcext:condition calcext:apply-style-name="Unbenannt1" calcext:value="=0" calcext:base-cell-address="Tabelle1.N419"/>
          </calcext:conditional-format>
          <calcext:conditional-format calcext:target-range-address="Tabelle1.N420:Tabelle1.N420">
            <calcext:condition calcext:apply-style-name="Unbenannt1" calcext:value="=0" calcext:base-cell-address="Tabelle1.N420"/>
          </calcext:conditional-format>
          <calcext:conditional-format calcext:target-range-address="Tabelle1.N421:Tabelle1.N421">
            <calcext:condition calcext:apply-style-name="Unbenannt1" calcext:value="=0" calcext:base-cell-address="Tabelle1.N421"/>
          </calcext:conditional-format>
          <calcext:conditional-format calcext:target-range-address="Tabelle1.N422:Tabelle1.N422">
            <calcext:condition calcext:apply-style-name="Unbenannt1" calcext:value="=0" calcext:base-cell-address="Tabelle1.N422"/>
          </calcext:conditional-format>
          <calcext:conditional-format calcext:target-range-address="Tabelle1.N423:Tabelle1.N423">
            <calcext:condition calcext:apply-style-name="Unbenannt1" calcext:value="=0" calcext:base-cell-address="Tabelle1.N423"/>
          </calcext:conditional-format>
          <calcext:conditional-format calcext:target-range-address="Tabelle1.N424:Tabelle1.N424">
            <calcext:condition calcext:apply-style-name="Unbenannt1" calcext:value="=0" calcext:base-cell-address="Tabelle1.N424"/>
          </calcext:conditional-format>
          <calcext:conditional-format calcext:target-range-address="Tabelle1.N425:Tabelle1.N425">
            <calcext:condition calcext:apply-style-name="Unbenannt1" calcext:value="=0" calcext:base-cell-address="Tabelle1.N425"/>
          </calcext:conditional-format>
          <calcext:conditional-format calcext:target-range-address="Tabelle1.N426:Tabelle1.N426">
            <calcext:condition calcext:apply-style-name="Unbenannt1" calcext:value="=0" calcext:base-cell-address="Tabelle1.N426"/>
          </calcext:conditional-format>
          <calcext:conditional-format calcext:target-range-address="Tabelle1.N427:Tabelle1.N427">
            <calcext:condition calcext:apply-style-name="Unbenannt1" calcext:value="=0" calcext:base-cell-address="Tabelle1.N427"/>
          </calcext:conditional-format>
          <calcext:conditional-format calcext:target-range-address="Tabelle1.N428:Tabelle1.N428">
            <calcext:condition calcext:apply-style-name="Unbenannt1" calcext:value="=0" calcext:base-cell-address="Tabelle1.N428"/>
          </calcext:conditional-format>
          <calcext:conditional-format calcext:target-range-address="Tabelle1.N429:Tabelle1.N429">
            <calcext:condition calcext:apply-style-name="Unbenannt1" calcext:value="=0" calcext:base-cell-address="Tabelle1.N429"/>
          </calcext:conditional-format>
          <calcext:conditional-format calcext:target-range-address="Tabelle1.N430:Tabelle1.N430">
            <calcext:condition calcext:apply-style-name="Unbenannt1" calcext:value="=0" calcext:base-cell-address="Tabelle1.N430"/>
          </calcext:conditional-format>
          <calcext:conditional-format calcext:target-range-address="Tabelle1.N431:Tabelle1.N431">
            <calcext:condition calcext:apply-style-name="Unbenannt1" calcext:value="=0" calcext:base-cell-address="Tabelle1.N431"/>
          </calcext:conditional-format>
          <calcext:conditional-format calcext:target-range-address="Tabelle1.N432:Tabelle1.N432">
            <calcext:condition calcext:apply-style-name="Unbenannt1" calcext:value="=0" calcext:base-cell-address="Tabelle1.N432"/>
          </calcext:conditional-format>
          <calcext:conditional-format calcext:target-range-address="Tabelle1.N433:Tabelle1.N433">
            <calcext:condition calcext:apply-style-name="Unbenannt1" calcext:value="=0" calcext:base-cell-address="Tabelle1.N433"/>
          </calcext:conditional-format>
          <calcext:conditional-format calcext:target-range-address="Tabelle1.N434:Tabelle1.N434">
            <calcext:condition calcext:apply-style-name="Unbenannt1" calcext:value="=0" calcext:base-cell-address="Tabelle1.N434"/>
          </calcext:conditional-format>
          <calcext:conditional-format calcext:target-range-address="Tabelle1.N435:Tabelle1.N435">
            <calcext:condition calcext:apply-style-name="Unbenannt1" calcext:value="=0" calcext:base-cell-address="Tabelle1.N435"/>
          </calcext:conditional-format>
          <calcext:conditional-format calcext:target-range-address="Tabelle1.N436:Tabelle1.N436">
            <calcext:condition calcext:apply-style-name="Unbenannt1" calcext:value="=0" calcext:base-cell-address="Tabelle1.N436"/>
          </calcext:conditional-format>
          <calcext:conditional-format calcext:target-range-address="Tabelle1.N437:Tabelle1.N437">
            <calcext:condition calcext:apply-style-name="Unbenannt1" calcext:value="=0" calcext:base-cell-address="Tabelle1.N437"/>
          </calcext:conditional-format>
          <calcext:conditional-format calcext:target-range-address="Tabelle1.N438:Tabelle1.N446">
            <calcext:condition calcext:apply-style-name="Unbenannt1" calcext:value="=0" calcext:base-cell-address="Tabelle1.N438"/>
          </calcext:conditional-format>
          <calcext:conditional-format calcext:target-range-address="Tabelle1.N447:Tabelle1.N447">
            <calcext:condition calcext:apply-style-name="Unbenannt1" calcext:value="=0" calcext:base-cell-address="Tabelle1.N447"/>
          </calcext:conditional-format>
          <calcext:conditional-format calcext:target-range-address="Tabelle1.N448:Tabelle1.N448">
            <calcext:condition calcext:apply-style-name="Unbenannt1" calcext:value="=0" calcext:base-cell-address="Tabelle1.N448"/>
          </calcext:conditional-format>
          <calcext:conditional-format calcext:target-range-address="Tabelle1.N449:Tabelle1.N449">
            <calcext:condition calcext:apply-style-name="Unbenannt1" calcext:value="=0" calcext:base-cell-address="Tabelle1.N449"/>
          </calcext:conditional-format>
          <calcext:conditional-format calcext:target-range-address="Tabelle1.N450:Tabelle1.N450">
            <calcext:condition calcext:apply-style-name="Unbenannt1" calcext:value="=0" calcext:base-cell-address="Tabelle1.N450"/>
          </calcext:conditional-format>
          <calcext:conditional-format calcext:target-range-address="Tabelle1.N451:Tabelle1.N451">
            <calcext:condition calcext:apply-style-name="Unbenannt1" calcext:value="=0" calcext:base-cell-address="Tabelle1.N451"/>
          </calcext:conditional-format>
          <calcext:conditional-format calcext:target-range-address="Tabelle1.N452:Tabelle1.N452">
            <calcext:condition calcext:apply-style-name="Unbenannt1" calcext:value="=0" calcext:base-cell-address="Tabelle1.N452"/>
          </calcext:conditional-format>
          <calcext:conditional-format calcext:target-range-address="Tabelle1.N453:Tabelle1.N453">
            <calcext:condition calcext:apply-style-name="Unbenannt1" calcext:value="=0" calcext:base-cell-address="Tabelle1.N453"/>
          </calcext:conditional-format>
          <calcext:conditional-format calcext:target-range-address="Tabelle1.N454:Tabelle1.N454">
            <calcext:condition calcext:apply-style-name="Unbenannt1" calcext:value="=0" calcext:base-cell-address="Tabelle1.N454"/>
          </calcext:conditional-format>
          <calcext:conditional-format calcext:target-range-address="Tabelle1.N455:Tabelle1.N455">
            <calcext:condition calcext:apply-style-name="Unbenannt1" calcext:value="=0" calcext:base-cell-address="Tabelle1.N455"/>
          </calcext:conditional-format>
          <calcext:conditional-format calcext:target-range-address="Tabelle1.N456:Tabelle1.N456">
            <calcext:condition calcext:apply-style-name="Unbenannt1" calcext:value="=0" calcext:base-cell-address="Tabelle1.N456"/>
          </calcext:conditional-format>
          <calcext:conditional-format calcext:target-range-address="Tabelle1.N457:Tabelle1.N457">
            <calcext:condition calcext:apply-style-name="Unbenannt1" calcext:value="=0" calcext:base-cell-address="Tabelle1.N457"/>
          </calcext:conditional-format>
          <calcext:conditional-format calcext:target-range-address="Tabelle1.N458:Tabelle1.N458">
            <calcext:condition calcext:apply-style-name="Unbenannt1" calcext:value="=0" calcext:base-cell-address="Tabelle1.N458"/>
          </calcext:conditional-format>
          <calcext:conditional-format calcext:target-range-address="Tabelle1.N459:Tabelle1.N459">
            <calcext:condition calcext:apply-style-name="Unbenannt1" calcext:value="=0" calcext:base-cell-address="Tabelle1.N459"/>
          </calcext:conditional-format>
          <calcext:conditional-format calcext:target-range-address="Tabelle1.N460:Tabelle1.N460">
            <calcext:condition calcext:apply-style-name="Unbenannt1" calcext:value="=0" calcext:base-cell-address="Tabelle1.N460"/>
          </calcext:conditional-format>
          <calcext:conditional-format calcext:target-range-address="Tabelle1.N461:Tabelle1.N461">
            <calcext:condition calcext:apply-style-name="Unbenannt1" calcext:value="=0" calcext:base-cell-address="Tabelle1.N461"/>
          </calcext:conditional-format>
          <calcext:conditional-format calcext:target-range-address="Tabelle1.N462:Tabelle1.N462">
            <calcext:condition calcext:apply-style-name="Unbenannt1" calcext:value="=0" calcext:base-cell-address="Tabelle1.N462"/>
          </calcext:conditional-format>
          <calcext:conditional-format calcext:target-range-address="Tabelle1.N463:Tabelle1.N463">
            <calcext:condition calcext:apply-style-name="Unbenannt1" calcext:value="=0" calcext:base-cell-address="Tabelle1.N463"/>
          </calcext:conditional-format>
          <calcext:conditional-format calcext:target-range-address="Tabelle1.N464:Tabelle1.N464">
            <calcext:condition calcext:apply-style-name="Unbenannt1" calcext:value="=0" calcext:base-cell-address="Tabelle1.N464"/>
          </calcext:conditional-format>
          <calcext:conditional-format calcext:target-range-address="Tabelle1.N465:Tabelle1.N465">
            <calcext:condition calcext:apply-style-name="Unbenannt1" calcext:value="=0" calcext:base-cell-address="Tabelle1.N465"/>
          </calcext:conditional-format>
          <calcext:conditional-format calcext:target-range-address="Tabelle1.N466:Tabelle1.N466">
            <calcext:condition calcext:apply-style-name="Unbenannt1" calcext:value="=0" calcext:base-cell-address="Tabelle1.N466"/>
          </calcext:conditional-format>
          <calcext:conditional-format calcext:target-range-address="Tabelle1.N467:Tabelle1.N467">
            <calcext:condition calcext:apply-style-name="Unbenannt1" calcext:value="=0" calcext:base-cell-address="Tabelle1.N467"/>
          </calcext:conditional-format>
          <calcext:conditional-format calcext:target-range-address="Tabelle1.N468:Tabelle1.N468">
            <calcext:condition calcext:apply-style-name="Unbenannt1" calcext:value="=0" calcext:base-cell-address="Tabelle1.N468"/>
          </calcext:conditional-format>
          <calcext:conditional-format calcext:target-range-address="Tabelle1.N469:Tabelle1.N469">
            <calcext:condition calcext:apply-style-name="Unbenannt1" calcext:value="=0" calcext:base-cell-address="Tabelle1.N469"/>
          </calcext:conditional-format>
          <calcext:conditional-format calcext:target-range-address="Tabelle1.N470:Tabelle1.N470">
            <calcext:condition calcext:apply-style-name="Unbenannt1" calcext:value="=0" calcext:base-cell-address="Tabelle1.N470"/>
          </calcext:conditional-format>
          <calcext:conditional-format calcext:target-range-address="Tabelle1.N471:Tabelle1.N471">
            <calcext:condition calcext:apply-style-name="Unbenannt1" calcext:value="=0" calcext:base-cell-address="Tabelle1.N471"/>
          </calcext:conditional-format>
          <calcext:conditional-format calcext:target-range-address="Tabelle1.N472:Tabelle1.N472">
            <calcext:condition calcext:apply-style-name="Unbenannt1" calcext:value="=0" calcext:base-cell-address="Tabelle1.N472"/>
          </calcext:conditional-format>
          <calcext:conditional-format calcext:target-range-address="Tabelle1.N473:Tabelle1.N473">
            <calcext:condition calcext:apply-style-name="Unbenannt1" calcext:value="=0" calcext:base-cell-address="Tabelle1.N473"/>
          </calcext:conditional-format>
          <calcext:conditional-format calcext:target-range-address="Tabelle1.N474:Tabelle1.N474">
            <calcext:condition calcext:apply-style-name="Unbenannt1" calcext:value="=0" calcext:base-cell-address="Tabelle1.N474"/>
          </calcext:conditional-format>
          <calcext:conditional-format calcext:target-range-address="Tabelle1.N475:Tabelle1.N475">
            <calcext:condition calcext:apply-style-name="Unbenannt1" calcext:value="=0" calcext:base-cell-address="Tabelle1.N475"/>
          </calcext:conditional-format>
          <calcext:conditional-format calcext:target-range-address="Tabelle1.N476:Tabelle1.N476">
            <calcext:condition calcext:apply-style-name="Unbenannt1" calcext:value="=0" calcext:base-cell-address="Tabelle1.N476"/>
          </calcext:conditional-format>
          <calcext:conditional-format calcext:target-range-address="Tabelle1.N477:Tabelle1.N477">
            <calcext:condition calcext:apply-style-name="Unbenannt1" calcext:value="=0" calcext:base-cell-address="Tabelle1.N477"/>
          </calcext:conditional-format>
          <calcext:conditional-format calcext:target-range-address="Tabelle1.N478:Tabelle1.N478">
            <calcext:condition calcext:apply-style-name="Unbenannt1" calcext:value="=0" calcext:base-cell-address="Tabelle1.N478"/>
          </calcext:conditional-format>
          <calcext:conditional-format calcext:target-range-address="Tabelle1.N479:Tabelle1.N479">
            <calcext:condition calcext:apply-style-name="Unbenannt1" calcext:value="=0" calcext:base-cell-address="Tabelle1.N479"/>
          </calcext:conditional-format>
          <calcext:conditional-format calcext:target-range-address="Tabelle1.N480:Tabelle1.N480">
            <calcext:condition calcext:apply-style-name="Unbenannt1" calcext:value="=0" calcext:base-cell-address="Tabelle1.N480"/>
          </calcext:conditional-format>
          <calcext:conditional-format calcext:target-range-address="Tabelle1.N481:Tabelle1.N481">
            <calcext:condition calcext:apply-style-name="Unbenannt1" calcext:value="=0" calcext:base-cell-address="Tabelle1.N481"/>
          </calcext:conditional-format>
          <calcext:conditional-format calcext:target-range-address="Tabelle1.N482:Tabelle1.N482">
            <calcext:condition calcext:apply-style-name="Unbenannt1" calcext:value="=0" calcext:base-cell-address="Tabelle1.N482"/>
          </calcext:conditional-format>
          <calcext:conditional-format calcext:target-range-address="Tabelle1.N483:Tabelle1.N483">
            <calcext:condition calcext:apply-style-name="Unbenannt1" calcext:value="=0" calcext:base-cell-address="Tabelle1.N483"/>
          </calcext:conditional-format>
          <calcext:conditional-format calcext:target-range-address="Tabelle1.N484:Tabelle1.N484">
            <calcext:condition calcext:apply-style-name="Unbenannt1" calcext:value="=0" calcext:base-cell-address="Tabelle1.N484"/>
          </calcext:conditional-format>
          <calcext:conditional-format calcext:target-range-address="Tabelle1.N485:Tabelle1.N485">
            <calcext:condition calcext:apply-style-name="Unbenannt1" calcext:value="=0" calcext:base-cell-address="Tabelle1.N485"/>
          </calcext:conditional-format>
          <calcext:conditional-format calcext:target-range-address="Tabelle1.N486:Tabelle1.N494">
            <calcext:condition calcext:apply-style-name="Unbenannt1" calcext:value="=0" calcext:base-cell-address="Tabelle1.N486"/>
          </calcext:conditional-format>
          <calcext:conditional-format calcext:target-range-address="Tabelle1.N495:Tabelle1.N495">
            <calcext:condition calcext:apply-style-name="Unbenannt1" calcext:value="=0" calcext:base-cell-address="Tabelle1.N495"/>
          </calcext:conditional-format>
          <calcext:conditional-format calcext:target-range-address="Tabelle1.N496:Tabelle1.N496">
            <calcext:condition calcext:apply-style-name="Unbenannt1" calcext:value="=0" calcext:base-cell-address="Tabelle1.N496"/>
          </calcext:conditional-format>
          <calcext:conditional-format calcext:target-range-address="Tabelle1.N497:Tabelle1.N497">
            <calcext:condition calcext:apply-style-name="Unbenannt1" calcext:value="=0" calcext:base-cell-address="Tabelle1.N497"/>
          </calcext:conditional-format>
          <calcext:conditional-format calcext:target-range-address="Tabelle1.N498:Tabelle1.N498">
            <calcext:condition calcext:apply-style-name="Unbenannt1" calcext:value="=0" calcext:base-cell-address="Tabelle1.N498"/>
          </calcext:conditional-format>
          <calcext:conditional-format calcext:target-range-address="Tabelle1.N499:Tabelle1.N499">
            <calcext:condition calcext:apply-style-name="Unbenannt1" calcext:value="=0" calcext:base-cell-address="Tabelle1.N499"/>
          </calcext:conditional-format>
          <calcext:conditional-format calcext:target-range-address="Tabelle1.N500:Tabelle1.N500">
            <calcext:condition calcext:apply-style-name="Unbenannt1" calcext:value="=0" calcext:base-cell-address="Tabelle1.N500"/>
          </calcext:conditional-format>
          <calcext:conditional-format calcext:target-range-address="Tabelle1.N501:Tabelle1.N501">
            <calcext:condition calcext:apply-style-name="Unbenannt1" calcext:value="=0" calcext:base-cell-address="Tabelle1.N501"/>
          </calcext:conditional-format>
          <calcext:conditional-format calcext:target-range-address="Tabelle1.N502:Tabelle1.N502">
            <calcext:condition calcext:apply-style-name="Unbenannt1" calcext:value="=0" calcext:base-cell-address="Tabelle1.N502"/>
          </calcext:conditional-format>
          <calcext:conditional-format calcext:target-range-address="Tabelle1.N503:Tabelle1.N503">
            <calcext:condition calcext:apply-style-name="Unbenannt1" calcext:value="=0" calcext:base-cell-address="Tabelle1.N503"/>
          </calcext:conditional-format>
          <calcext:conditional-format calcext:target-range-address="Tabelle1.N504:Tabelle1.N504">
            <calcext:condition calcext:apply-style-name="Unbenannt1" calcext:value="=0" calcext:base-cell-address="Tabelle1.N504"/>
          </calcext:conditional-format>
          <calcext:conditional-format calcext:target-range-address="Tabelle1.N505:Tabelle1.N505">
            <calcext:condition calcext:apply-style-name="Unbenannt1" calcext:value="=0" calcext:base-cell-address="Tabelle1.N505"/>
          </calcext:conditional-format>
          <calcext:conditional-format calcext:target-range-address="Tabelle1.N506:Tabelle1.N506">
            <calcext:condition calcext:apply-style-name="Unbenannt1" calcext:value="=0" calcext:base-cell-address="Tabelle1.N506"/>
          </calcext:conditional-format>
          <calcext:conditional-format calcext:target-range-address="Tabelle1.N507:Tabelle1.N507">
            <calcext:condition calcext:apply-style-name="Unbenannt1" calcext:value="=0" calcext:base-cell-address="Tabelle1.N507"/>
          </calcext:conditional-format>
          <calcext:conditional-format calcext:target-range-address="Tabelle1.N508:Tabelle1.N508">
            <calcext:condition calcext:apply-style-name="Unbenannt1" calcext:value="=0" calcext:base-cell-address="Tabelle1.N508"/>
          </calcext:conditional-format>
          <calcext:conditional-format calcext:target-range-address="Tabelle1.N509:Tabelle1.N509">
            <calcext:condition calcext:apply-style-name="Unbenannt1" calcext:value="=0" calcext:base-cell-address="Tabelle1.N509"/>
          </calcext:conditional-format>
          <calcext:conditional-format calcext:target-range-address="Tabelle1.N510:Tabelle1.N510">
            <calcext:condition calcext:apply-style-name="Unbenannt1" calcext:value="=0" calcext:base-cell-address="Tabelle1.N510"/>
          </calcext:conditional-format>
          <calcext:conditional-format calcext:target-range-address="Tabelle1.N511:Tabelle1.N511">
            <calcext:condition calcext:apply-style-name="Unbenannt1" calcext:value="=0" calcext:base-cell-address="Tabelle1.N511"/>
          </calcext:conditional-format>
          <calcext:conditional-format calcext:target-range-address="Tabelle1.N512:Tabelle1.N512">
            <calcext:condition calcext:apply-style-name="Unbenannt1" calcext:value="=0" calcext:base-cell-address="Tabelle1.N512"/>
          </calcext:conditional-format>
          <calcext:conditional-format calcext:target-range-address="Tabelle1.N513:Tabelle1.N513">
            <calcext:condition calcext:apply-style-name="Unbenannt1" calcext:value="=0" calcext:base-cell-address="Tabelle1.N513"/>
          </calcext:conditional-format>
          <calcext:conditional-format calcext:target-range-address="Tabelle1.N514:Tabelle1.N514">
            <calcext:condition calcext:apply-style-name="Unbenannt1" calcext:value="=0" calcext:base-cell-address="Tabelle1.N514"/>
          </calcext:conditional-format>
          <calcext:conditional-format calcext:target-range-address="Tabelle1.N515:Tabelle1.N515">
            <calcext:condition calcext:apply-style-name="Unbenannt1" calcext:value="=0" calcext:base-cell-address="Tabelle1.N515"/>
          </calcext:conditional-format>
          <calcext:conditional-format calcext:target-range-address="Tabelle1.N516:Tabelle1.N516">
            <calcext:condition calcext:apply-style-name="Unbenannt1" calcext:value="=0" calcext:base-cell-address="Tabelle1.N516"/>
          </calcext:conditional-format>
          <calcext:conditional-format calcext:target-range-address="Tabelle1.N517:Tabelle1.N517">
            <calcext:condition calcext:apply-style-name="Unbenannt1" calcext:value="=0" calcext:base-cell-address="Tabelle1.N517"/>
          </calcext:conditional-format>
          <calcext:conditional-format calcext:target-range-address="Tabelle1.N518:Tabelle1.N518">
            <calcext:condition calcext:apply-style-name="Unbenannt1" calcext:value="=0" calcext:base-cell-address="Tabelle1.N518"/>
          </calcext:conditional-format>
          <calcext:conditional-format calcext:target-range-address="Tabelle1.N519:Tabelle1.N519">
            <calcext:condition calcext:apply-style-name="Unbenannt1" calcext:value="=0" calcext:base-cell-address="Tabelle1.N519"/>
          </calcext:conditional-format>
          <calcext:conditional-format calcext:target-range-address="Tabelle1.N520:Tabelle1.N520">
            <calcext:condition calcext:apply-style-name="Unbenannt1" calcext:value="=0" calcext:base-cell-address="Tabelle1.N520"/>
          </calcext:conditional-format>
          <calcext:conditional-format calcext:target-range-address="Tabelle1.N521:Tabelle1.N521">
            <calcext:condition calcext:apply-style-name="Unbenannt1" calcext:value="=0" calcext:base-cell-address="Tabelle1.N521"/>
          </calcext:conditional-format>
          <calcext:conditional-format calcext:target-range-address="Tabelle1.N522:Tabelle1.N522">
            <calcext:condition calcext:apply-style-name="Unbenannt1" calcext:value="=0" calcext:base-cell-address="Tabelle1.N522"/>
          </calcext:conditional-format>
          <calcext:conditional-format calcext:target-range-address="Tabelle1.N523:Tabelle1.N523">
            <calcext:condition calcext:apply-style-name="Unbenannt1" calcext:value="=0" calcext:base-cell-address="Tabelle1.N523"/>
          </calcext:conditional-format>
          <calcext:conditional-format calcext:target-range-address="Tabelle1.N524:Tabelle1.N524">
            <calcext:condition calcext:apply-style-name="Unbenannt1" calcext:value="=0" calcext:base-cell-address="Tabelle1.N524"/>
          </calcext:conditional-format>
          <calcext:conditional-format calcext:target-range-address="Tabelle1.N525:Tabelle1.N525">
            <calcext:condition calcext:apply-style-name="Unbenannt1" calcext:value="=0" calcext:base-cell-address="Tabelle1.N525"/>
          </calcext:conditional-format>
          <calcext:conditional-format calcext:target-range-address="Tabelle1.N526:Tabelle1.N526">
            <calcext:condition calcext:apply-style-name="Unbenannt1" calcext:value="=0" calcext:base-cell-address="Tabelle1.N526"/>
          </calcext:conditional-format>
          <calcext:conditional-format calcext:target-range-address="Tabelle1.N527:Tabelle1.N527">
            <calcext:condition calcext:apply-style-name="Unbenannt1" calcext:value="=0" calcext:base-cell-address="Tabelle1.N527"/>
          </calcext:conditional-format>
          <calcext:conditional-format calcext:target-range-address="Tabelle1.N528:Tabelle1.N528">
            <calcext:condition calcext:apply-style-name="Unbenannt1" calcext:value="=0" calcext:base-cell-address="Tabelle1.N528"/>
          </calcext:conditional-format>
          <calcext:conditional-format calcext:target-range-address="Tabelle1.N529:Tabelle1.N529">
            <calcext:condition calcext:apply-style-name="Unbenannt1" calcext:value="=0" calcext:base-cell-address="Tabelle1.N529"/>
          </calcext:conditional-format>
          <calcext:conditional-format calcext:target-range-address="Tabelle1.N530:Tabelle1.N530">
            <calcext:condition calcext:apply-style-name="Unbenannt1" calcext:value="=0" calcext:base-cell-address="Tabelle1.N530"/>
          </calcext:conditional-format>
          <calcext:conditional-format calcext:target-range-address="Tabelle1.N531:Tabelle1.N531">
            <calcext:condition calcext:apply-style-name="Unbenannt1" calcext:value="=0" calcext:base-cell-address="Tabelle1.N531"/>
          </calcext:conditional-format>
          <calcext:conditional-format calcext:target-range-address="Tabelle1.N532:Tabelle1.N532">
            <calcext:condition calcext:apply-style-name="Unbenannt1" calcext:value="=0" calcext:base-cell-address="Tabelle1.N532"/>
          </calcext:conditional-format>
          <calcext:conditional-format calcext:target-range-address="Tabelle1.N533:Tabelle1.N533">
            <calcext:condition calcext:apply-style-name="Unbenannt1" calcext:value="=0" calcext:base-cell-address="Tabelle1.N533"/>
          </calcext:conditional-format>
          <calcext:conditional-format calcext:target-range-address="Tabelle1.N534:Tabelle1.N542">
            <calcext:condition calcext:apply-style-name="Unbenannt1" calcext:value="=0" calcext:base-cell-address="Tabelle1.N534"/>
          </calcext:conditional-format>
          <calcext:conditional-format calcext:target-range-address="Tabelle1.N543:Tabelle1.N543">
            <calcext:condition calcext:apply-style-name="Unbenannt1" calcext:value="=0" calcext:base-cell-address="Tabelle1.N543"/>
          </calcext:conditional-format>
          <calcext:conditional-format calcext:target-range-address="Tabelle1.N544:Tabelle1.N544">
            <calcext:condition calcext:apply-style-name="Unbenannt1" calcext:value="=0" calcext:base-cell-address="Tabelle1.N544"/>
          </calcext:conditional-format>
          <calcext:conditional-format calcext:target-range-address="Tabelle1.N545:Tabelle1.N545">
            <calcext:condition calcext:apply-style-name="Unbenannt1" calcext:value="=0" calcext:base-cell-address="Tabelle1.N545"/>
          </calcext:conditional-format>
          <calcext:conditional-format calcext:target-range-address="Tabelle1.N546:Tabelle1.N546">
            <calcext:condition calcext:apply-style-name="Unbenannt1" calcext:value="=0" calcext:base-cell-address="Tabelle1.N546"/>
          </calcext:conditional-format>
          <calcext:conditional-format calcext:target-range-address="Tabelle1.N547:Tabelle1.N547">
            <calcext:condition calcext:apply-style-name="Unbenannt1" calcext:value="=0" calcext:base-cell-address="Tabelle1.N547"/>
          </calcext:conditional-format>
          <calcext:conditional-format calcext:target-range-address="Tabelle1.N548:Tabelle1.N548">
            <calcext:condition calcext:apply-style-name="Unbenannt1" calcext:value="=0" calcext:base-cell-address="Tabelle1.N548"/>
          </calcext:conditional-format>
          <calcext:conditional-format calcext:target-range-address="Tabelle1.N549:Tabelle1.N549">
            <calcext:condition calcext:apply-style-name="Unbenannt1" calcext:value="=0" calcext:base-cell-address="Tabelle1.N549"/>
          </calcext:conditional-format>
          <calcext:conditional-format calcext:target-range-address="Tabelle1.N550:Tabelle1.N550">
            <calcext:condition calcext:apply-style-name="Unbenannt1" calcext:value="=0" calcext:base-cell-address="Tabelle1.N550"/>
          </calcext:conditional-format>
          <calcext:conditional-format calcext:target-range-address="Tabelle1.N551:Tabelle1.N551">
            <calcext:condition calcext:apply-style-name="Unbenannt1" calcext:value="=0" calcext:base-cell-address="Tabelle1.N551"/>
          </calcext:conditional-format>
          <calcext:conditional-format calcext:target-range-address="Tabelle1.N552:Tabelle1.N552">
            <calcext:condition calcext:apply-style-name="Unbenannt1" calcext:value="=0" calcext:base-cell-address="Tabelle1.N552"/>
          </calcext:conditional-format>
          <calcext:conditional-format calcext:target-range-address="Tabelle1.N553:Tabelle1.N553">
            <calcext:condition calcext:apply-style-name="Unbenannt1" calcext:value="=0" calcext:base-cell-address="Tabelle1.N553"/>
          </calcext:conditional-format>
          <calcext:conditional-format calcext:target-range-address="Tabelle1.N554:Tabelle1.N554">
            <calcext:condition calcext:apply-style-name="Unbenannt1" calcext:value="=0" calcext:base-cell-address="Tabelle1.N554"/>
          </calcext:conditional-format>
          <calcext:conditional-format calcext:target-range-address="Tabelle1.N555:Tabelle1.N555">
            <calcext:condition calcext:apply-style-name="Unbenannt1" calcext:value="=0" calcext:base-cell-address="Tabelle1.N555"/>
          </calcext:conditional-format>
          <calcext:conditional-format calcext:target-range-address="Tabelle1.N556:Tabelle1.N556">
            <calcext:condition calcext:apply-style-name="Unbenannt1" calcext:value="=0" calcext:base-cell-address="Tabelle1.N556"/>
          </calcext:conditional-format>
          <calcext:conditional-format calcext:target-range-address="Tabelle1.N557:Tabelle1.N557">
            <calcext:condition calcext:apply-style-name="Unbenannt1" calcext:value="=0" calcext:base-cell-address="Tabelle1.N557"/>
          </calcext:conditional-format>
          <calcext:conditional-format calcext:target-range-address="Tabelle1.N558:Tabelle1.N558">
            <calcext:condition calcext:apply-style-name="Unbenannt1" calcext:value="=0" calcext:base-cell-address="Tabelle1.N558"/>
          </calcext:conditional-format>
          <calcext:conditional-format calcext:target-range-address="Tabelle1.N559:Tabelle1.N559">
            <calcext:condition calcext:apply-style-name="Unbenannt1" calcext:value="=0" calcext:base-cell-address="Tabelle1.N559"/>
          </calcext:conditional-format>
          <calcext:conditional-format calcext:target-range-address="Tabelle1.N560:Tabelle1.N560">
            <calcext:condition calcext:apply-style-name="Unbenannt1" calcext:value="=0" calcext:base-cell-address="Tabelle1.N560"/>
          </calcext:conditional-format>
          <calcext:conditional-format calcext:target-range-address="Tabelle1.N561:Tabelle1.N561">
            <calcext:condition calcext:apply-style-name="Unbenannt1" calcext:value="=0" calcext:base-cell-address="Tabelle1.N561"/>
          </calcext:conditional-format>
          <calcext:conditional-format calcext:target-range-address="Tabelle1.N562:Tabelle1.N562">
            <calcext:condition calcext:apply-style-name="Unbenannt1" calcext:value="=0" calcext:base-cell-address="Tabelle1.N562"/>
          </calcext:conditional-format>
          <calcext:conditional-format calcext:target-range-address="Tabelle1.N563:Tabelle1.N563">
            <calcext:condition calcext:apply-style-name="Unbenannt1" calcext:value="=0" calcext:base-cell-address="Tabelle1.N563"/>
          </calcext:conditional-format>
          <calcext:conditional-format calcext:target-range-address="Tabelle1.N564:Tabelle1.N564">
            <calcext:condition calcext:apply-style-name="Unbenannt1" calcext:value="=0" calcext:base-cell-address="Tabelle1.N564"/>
          </calcext:conditional-format>
          <calcext:conditional-format calcext:target-range-address="Tabelle1.N565:Tabelle1.N565">
            <calcext:condition calcext:apply-style-name="Unbenannt1" calcext:value="=0" calcext:base-cell-address="Tabelle1.N565"/>
          </calcext:conditional-format>
          <calcext:conditional-format calcext:target-range-address="Tabelle1.N566:Tabelle1.N566">
            <calcext:condition calcext:apply-style-name="Unbenannt1" calcext:value="=0" calcext:base-cell-address="Tabelle1.N566"/>
          </calcext:conditional-format>
          <calcext:conditional-format calcext:target-range-address="Tabelle1.N567:Tabelle1.N567">
            <calcext:condition calcext:apply-style-name="Unbenannt1" calcext:value="=0" calcext:base-cell-address="Tabelle1.N567"/>
          </calcext:conditional-format>
          <calcext:conditional-format calcext:target-range-address="Tabelle1.N568:Tabelle1.N568">
            <calcext:condition calcext:apply-style-name="Unbenannt1" calcext:value="=0" calcext:base-cell-address="Tabelle1.N568"/>
          </calcext:conditional-format>
          <calcext:conditional-format calcext:target-range-address="Tabelle1.N569:Tabelle1.N569">
            <calcext:condition calcext:apply-style-name="Unbenannt1" calcext:value="=0" calcext:base-cell-address="Tabelle1.N569"/>
          </calcext:conditional-format>
          <calcext:conditional-format calcext:target-range-address="Tabelle1.N570:Tabelle1.N570">
            <calcext:condition calcext:apply-style-name="Unbenannt1" calcext:value="=0" calcext:base-cell-address="Tabelle1.N570"/>
          </calcext:conditional-format>
          <calcext:conditional-format calcext:target-range-address="Tabelle1.N571:Tabelle1.N571">
            <calcext:condition calcext:apply-style-name="Unbenannt1" calcext:value="=0" calcext:base-cell-address="Tabelle1.N571"/>
          </calcext:conditional-format>
          <calcext:conditional-format calcext:target-range-address="Tabelle1.N572:Tabelle1.N572">
            <calcext:condition calcext:apply-style-name="Unbenannt1" calcext:value="=0" calcext:base-cell-address="Tabelle1.N572"/>
          </calcext:conditional-format>
          <calcext:conditional-format calcext:target-range-address="Tabelle1.N573:Tabelle1.N573">
            <calcext:condition calcext:apply-style-name="Unbenannt1" calcext:value="=0" calcext:base-cell-address="Tabelle1.N573"/>
          </calcext:conditional-format>
          <calcext:conditional-format calcext:target-range-address="Tabelle1.N574:Tabelle1.N574">
            <calcext:condition calcext:apply-style-name="Unbenannt1" calcext:value="=0" calcext:base-cell-address="Tabelle1.N574"/>
          </calcext:conditional-format>
          <calcext:conditional-format calcext:target-range-address="Tabelle1.N575:Tabelle1.N575">
            <calcext:condition calcext:apply-style-name="Unbenannt1" calcext:value="=0" calcext:base-cell-address="Tabelle1.N575"/>
          </calcext:conditional-format>
          <calcext:conditional-format calcext:target-range-address="Tabelle1.N576:Tabelle1.N576">
            <calcext:condition calcext:apply-style-name="Unbenannt1" calcext:value="=0" calcext:base-cell-address="Tabelle1.N576"/>
          </calcext:conditional-format>
          <calcext:conditional-format calcext:target-range-address="Tabelle1.N577:Tabelle1.N577">
            <calcext:condition calcext:apply-style-name="Unbenannt1" calcext:value="=0" calcext:base-cell-address="Tabelle1.N577"/>
          </calcext:conditional-format>
          <calcext:conditional-format calcext:target-range-address="Tabelle1.N578:Tabelle1.N578">
            <calcext:condition calcext:apply-style-name="Unbenannt1" calcext:value="=0" calcext:base-cell-address="Tabelle1.N578"/>
          </calcext:conditional-format>
          <calcext:conditional-format calcext:target-range-address="Tabelle1.N579:Tabelle1.N579">
            <calcext:condition calcext:apply-style-name="Unbenannt1" calcext:value="=0" calcext:base-cell-address="Tabelle1.N579"/>
          </calcext:conditional-format>
          <calcext:conditional-format calcext:target-range-address="Tabelle1.N580:Tabelle1.N580">
            <calcext:condition calcext:apply-style-name="Unbenannt1" calcext:value="=0" calcext:base-cell-address="Tabelle1.N580"/>
          </calcext:conditional-format>
          <calcext:conditional-format calcext:target-range-address="Tabelle1.N581:Tabelle1.N581">
            <calcext:condition calcext:apply-style-name="Unbenannt1" calcext:value="=0" calcext:base-cell-address="Tabelle1.N581"/>
          </calcext:conditional-format>
          <calcext:conditional-format calcext:target-range-address="Tabelle1.N582:Tabelle1.N605">
            <calcext:condition calcext:apply-style-name="Unbenannt1" calcext:value="=0" calcext:base-cell-address="Tabelle1.N582"/>
          </calcext:conditional-format>
          <calcext:conditional-format calcext:target-range-address="Tabelle1.N606:Tabelle1.N629">
            <calcext:condition calcext:apply-style-name="Unbenannt1" calcext:value="=0" calcext:base-cell-address="Tabelle1.N606"/>
          </calcext:conditional-format>
          <calcext:conditional-format calcext:target-range-address="Tabelle1.N630:Tabelle1.N653">
            <calcext:condition calcext:apply-style-name="Unbenannt1" calcext:value="=0" calcext:base-cell-address="Tabelle1.N630"/>
          </calcext:conditional-format>
          <calcext:conditional-format calcext:target-range-address="Tabelle1.N654:Tabelle1.N677">
            <calcext:condition calcext:apply-style-name="Unbenannt1" calcext:value="=0" calcext:base-cell-address="Tabelle1.N654"/>
          </calcext:conditional-format>
          <calcext:conditional-format calcext:target-range-address="Tabelle1.N678:Tabelle1.N701">
            <calcext:condition calcext:apply-style-name="Unbenannt1" calcext:value="=0" calcext:base-cell-address="Tabelle1.N678"/>
          </calcext:conditional-format>
          <calcext:conditional-format calcext:target-range-address="Tabelle1.N702:Tabelle1.N725">
            <calcext:condition calcext:apply-style-name="Unbenannt1" calcext:value="=0" calcext:base-cell-address="Tabelle1.N702"/>
          </calcext:conditional-format>
          <calcext:conditional-format calcext:target-range-address="Tabelle1.N726:Tabelle1.N749">
            <calcext:condition calcext:apply-style-name="Unbenannt1" calcext:value="=0" calcext:base-cell-address="Tabelle1.N726"/>
          </calcext:conditional-format>
          <calcext:conditional-format calcext:target-range-address="Tabelle1.N750:Tabelle1.N773">
            <calcext:condition calcext:apply-style-name="Unbenannt1" calcext:value="=0" calcext:base-cell-address="Tabelle1.N750"/>
          </calcext:conditional-format>
          <calcext:conditional-format calcext:target-range-address="Tabelle1.F16:Tabelle1.L24 Tabelle1.G25:Tabelle1.L26">
            <calcext:condition calcext:apply-style-name="Unbenannt1" calcext:value="=0" calcext:base-cell-address="Tabelle1.F16"/>
          </calcext:conditional-format>
          <calcext:conditional-format calcext:target-range-address="Tabelle1.F25:Tabelle1.F25">
            <calcext:condition calcext:apply-style-name="Unbenannt1" calcext:value="=0" calcext:base-cell-address="Tabelle1.F25"/>
          </calcext:conditional-format>
          <calcext:conditional-format calcext:target-range-address="Tabelle1.F26:Tabelle1.F26">
            <calcext:condition calcext:apply-style-name="Unbenannt1" calcext:value="=0" calcext:base-cell-address="Tabelle1.F26"/>
          </calcext:conditional-format>
          <calcext:conditional-format calcext:target-range-address="Tabelle1.E16:Tabelle1.E24">
            <calcext:condition calcext:apply-style-name="Unbenannt1" calcext:value="=0" calcext:base-cell-address="Tabelle1.E16"/>
          </calcext:conditional-format>
          <calcext:conditional-format calcext:target-range-address="Tabelle1.E25:Tabelle1.E25">
            <calcext:condition calcext:apply-style-name="Unbenannt1" calcext:value="=0" calcext:base-cell-address="Tabelle1.E25"/>
          </calcext:conditional-format>
          <calcext:conditional-format calcext:target-range-address="Tabelle1.E26:Tabelle1.E26">
            <calcext:condition calcext:apply-style-name="Unbenannt1" calcext:value="=0" calcext:base-cell-address="Tabelle1.E26"/>
          </calcext:conditional-format>
          <calcext:conditional-format calcext:target-range-address="Tabelle1.D16:Tabelle1.D24">
            <calcext:condition calcext:apply-style-name="Unbenannt1" calcext:value="=0" calcext:base-cell-address="Tabelle1.D16"/>
          </calcext:conditional-format>
          <calcext:conditional-format calcext:target-range-address="Tabelle1.D25:Tabelle1.D25">
            <calcext:condition calcext:apply-style-name="Unbenannt1" calcext:value="=0" calcext:base-cell-address="Tabelle1.D25"/>
          </calcext:conditional-format>
          <calcext:conditional-format calcext:target-range-address="Tabelle1.D26:Tabelle1.D26">
            <calcext:condition calcext:apply-style-name="Unbenannt1" calcext:value="=0" calcext:base-cell-address="Tabelle1.D26"/>
          </calcext:conditional-format>
          <calcext:conditional-format calcext:target-range-address="Tabelle1.C16:Tabelle1.C24">
            <calcext:condition calcext:apply-style-name="Unbenannt1" calcext:value="=0" calcext:base-cell-address="Tabelle1.C16"/>
          </calcext:conditional-format>
          <calcext:conditional-format calcext:target-range-address="Tabelle1.C25:Tabelle1.C25">
            <calcext:condition calcext:apply-style-name="Unbenannt1" calcext:value="=0" calcext:base-cell-address="Tabelle1.C25"/>
          </calcext:conditional-format>
          <calcext:conditional-format calcext:target-range-address="Tabelle1.C26:Tabelle1.C26">
            <calcext:condition calcext:apply-style-name="Unbenannt1" calcext:value="=0" calcext:base-cell-address="Tabelle1.C26"/>
          </calcext:conditional-format>
          <calcext:conditional-format calcext:target-range-address="Tabelle1.C5:Tabelle1.C5">
            <calcext:condition calcext:apply-style-name="Unbenannt1" calcext:value="=0" calcext:base-cell-address="Tabelle1.C5"/>
          </calcext:conditional-format>
          <calcext:conditional-format calcext:target-range-address="Tabelle1.D5:Tabelle1.D5">
            <calcext:condition calcext:apply-style-name="Unbenannt1" calcext:value="=0" calcext:base-cell-address="Tabelle1.D5"/>
          </calcext:conditional-format>
          <calcext:conditional-format calcext:target-range-address="Tabelle1.E5:Tabelle1.E5">
            <calcext:condition calcext:apply-style-name="Unbenannt1" calcext:value="=0" calcext:base-cell-address="Tabelle1.E5"/>
          </calcext:conditional-format>
          <calcext:conditional-format calcext:target-range-address="Tabelle1.F5:Tabelle1.F5">
            <calcext:condition calcext:apply-style-name="Unbenannt1" calcext:value="=0" calcext:base-cell-address="Tabelle1.F5"/>
          </calcext:conditional-format>
          <calcext:conditional-format calcext:target-range-address="Tabelle1.G5:Tabelle1.G5">
            <calcext:condition calcext:apply-style-name="Unbenannt1" calcext:value="=0" calcext:base-cell-address="Tabelle1.G5"/>
          </calcext:conditional-format>
          <calcext:conditional-format calcext:target-range-address="Tabelle1.H5:Tabelle1.H5">
            <calcext:condition calcext:apply-style-name="Unbenannt1" calcext:value="=0" calcext:base-cell-address="Tabelle1.H5"/>
          </calcext:conditional-format>
          <calcext:conditional-format calcext:target-range-address="Tabelle1.I5:Tabelle1.I5">
            <calcext:condition calcext:apply-style-name="Unbenannt1" calcext:value="=0" calcext:base-cell-address="Tabelle1.I5"/>
          </calcext:conditional-format>
          <calcext:conditional-format calcext:target-range-address="Tabelle1.J5:Tabelle1.J5">
            <calcext:condition calcext:apply-style-name="Unbenannt1" calcext:value="=0" calcext:base-cell-address="Tabelle1.J5"/>
          </calcext:conditional-format>
          <calcext:conditional-format calcext:target-range-address="Tabelle1.K5:Tabelle1.K5">
            <calcext:condition calcext:apply-style-name="Unbenannt1" calcext:value="=0" calcext:base-cell-address="Tabelle1.K5"/>
          </calcext:conditional-format>
          <calcext:conditional-format calcext:target-range-address="Tabelle1.L5:Tabelle1.L5">
            <calcext:condition calcext:apply-style-name="Unbenannt1" calcext:value="=0" calcext:base-cell-address="Tabelle1.L5"/>
          </calcext:conditional-format>
          <calcext:conditional-format calcext:target-range-address="Tabelle1.C6:Tabelle1.C6">
            <calcext:condition calcext:apply-style-name="Unbenannt1" calcext:value="=0" calcext:base-cell-address="Tabelle1.C6"/>
          </calcext:conditional-format>
          <calcext:conditional-format calcext:target-range-address="Tabelle1.D6:Tabelle1.D6">
            <calcext:condition calcext:apply-style-name="Unbenannt1" calcext:value="=0" calcext:base-cell-address="Tabelle1.D6"/>
          </calcext:conditional-format>
          <calcext:conditional-format calcext:target-range-address="Tabelle1.E6:Tabelle1.E6">
            <calcext:condition calcext:apply-style-name="Unbenannt1" calcext:value="=0" calcext:base-cell-address="Tabelle1.E6"/>
          </calcext:conditional-format>
          <calcext:conditional-format calcext:target-range-address="Tabelle1.F6:Tabelle1.F6">
            <calcext:condition calcext:apply-style-name="Unbenannt1" calcext:value="=0" calcext:base-cell-address="Tabelle1.F6"/>
          </calcext:conditional-format>
          <calcext:conditional-format calcext:target-range-address="Tabelle1.G6:Tabelle1.G6">
            <calcext:condition calcext:apply-style-name="Unbenannt1" calcext:value="=0" calcext:base-cell-address="Tabelle1.G6"/>
          </calcext:conditional-format>
          <calcext:conditional-format calcext:target-range-address="Tabelle1.H6:Tabelle1.H6">
            <calcext:condition calcext:apply-style-name="Unbenannt1" calcext:value="=0" calcext:base-cell-address="Tabelle1.H6"/>
          </calcext:conditional-format>
          <calcext:conditional-format calcext:target-range-address="Tabelle1.I6:Tabelle1.I6">
            <calcext:condition calcext:apply-style-name="Unbenannt1" calcext:value="=0" calcext:base-cell-address="Tabelle1.I6"/>
          </calcext:conditional-format>
          <calcext:conditional-format calcext:target-range-address="Tabelle1.J6:Tabelle1.J6">
            <calcext:condition calcext:apply-style-name="Unbenannt1" calcext:value="=0" calcext:base-cell-address="Tabelle1.J6"/>
          </calcext:conditional-format>
          <calcext:conditional-format calcext:target-range-address="Tabelle1.K6:Tabelle1.K6">
            <calcext:condition calcext:apply-style-name="Unbenannt1" calcext:value="=0" calcext:base-cell-address="Tabelle1.K6"/>
          </calcext:conditional-format>
          <calcext:conditional-format calcext:target-range-address="Tabelle1.L6:Tabelle1.L6">
            <calcext:condition calcext:apply-style-name="Unbenannt1" calcext:value="=0" calcext:base-cell-address="Tabelle1.L6"/>
          </calcext:conditional-format>
          <calcext:conditional-format calcext:target-range-address="Tabelle1.C7:Tabelle1.C7">
            <calcext:condition calcext:apply-style-name="Unbenannt1" calcext:value="=0" calcext:base-cell-address="Tabelle1.C7"/>
          </calcext:conditional-format>
          <calcext:conditional-format calcext:target-range-address="Tabelle1.D7:Tabelle1.D7">
            <calcext:condition calcext:apply-style-name="Unbenannt1" calcext:value="=0" calcext:base-cell-address="Tabelle1.D7"/>
          </calcext:conditional-format>
          <calcext:conditional-format calcext:target-range-address="Tabelle1.E7:Tabelle1.E7">
            <calcext:condition calcext:apply-style-name="Unbenannt1" calcext:value="=0" calcext:base-cell-address="Tabelle1.E7"/>
          </calcext:conditional-format>
          <calcext:conditional-format calcext:target-range-address="Tabelle1.F7:Tabelle1.F7">
            <calcext:condition calcext:apply-style-name="Unbenannt1" calcext:value="=0" calcext:base-cell-address="Tabelle1.F7"/>
          </calcext:conditional-format>
          <calcext:conditional-format calcext:target-range-address="Tabelle1.G7:Tabelle1.G7">
            <calcext:condition calcext:apply-style-name="Unbenannt1" calcext:value="=0" calcext:base-cell-address="Tabelle1.G7"/>
          </calcext:conditional-format>
          <calcext:conditional-format calcext:target-range-address="Tabelle1.H7:Tabelle1.H7">
            <calcext:condition calcext:apply-style-name="Unbenannt1" calcext:value="=0" calcext:base-cell-address="Tabelle1.H7"/>
          </calcext:conditional-format>
          <calcext:conditional-format calcext:target-range-address="Tabelle1.I7:Tabelle1.I7">
            <calcext:condition calcext:apply-style-name="Unbenannt1" calcext:value="=0" calcext:base-cell-address="Tabelle1.I7"/>
          </calcext:conditional-format>
          <calcext:conditional-format calcext:target-range-address="Tabelle1.J7:Tabelle1.J7">
            <calcext:condition calcext:apply-style-name="Unbenannt1" calcext:value="=0" calcext:base-cell-address="Tabelle1.J7"/>
          </calcext:conditional-format>
          <calcext:conditional-format calcext:target-range-address="Tabelle1.K7:Tabelle1.K7">
            <calcext:condition calcext:apply-style-name="Unbenannt1" calcext:value="=0" calcext:base-cell-address="Tabelle1.K7"/>
          </calcext:conditional-format>
          <calcext:conditional-format calcext:target-range-address="Tabelle1.L7:Tabelle1.L7">
            <calcext:condition calcext:apply-style-name="Unbenannt1" calcext:value="=0" calcext:base-cell-address="Tabelle1.L7"/>
          </calcext:conditional-format>
          <calcext:conditional-format calcext:target-range-address="Tabelle1.C8:Tabelle1.C8">
            <calcext:condition calcext:apply-style-name="Unbenannt1" calcext:value="=0" calcext:base-cell-address="Tabelle1.C8"/>
          </calcext:conditional-format>
          <calcext:conditional-format calcext:target-range-address="Tabelle1.D8:Tabelle1.D8">
            <calcext:condition calcext:apply-style-name="Unbenannt1" calcext:value="=0" calcext:base-cell-address="Tabelle1.D8"/>
          </calcext:conditional-format>
          <calcext:conditional-format calcext:target-range-address="Tabelle1.E8:Tabelle1.E8">
            <calcext:condition calcext:apply-style-name="Unbenannt1" calcext:value="=0" calcext:base-cell-address="Tabelle1.E8"/>
          </calcext:conditional-format>
          <calcext:conditional-format calcext:target-range-address="Tabelle1.F8:Tabelle1.F8">
            <calcext:condition calcext:apply-style-name="Unbenannt1" calcext:value="=0" calcext:base-cell-address="Tabelle1.F8"/>
          </calcext:conditional-format>
          <calcext:conditional-format calcext:target-range-address="Tabelle1.G8:Tabelle1.G8">
            <calcext:condition calcext:apply-style-name="Unbenannt1" calcext:value="=0" calcext:base-cell-address="Tabelle1.G8"/>
          </calcext:conditional-format>
          <calcext:conditional-format calcext:target-range-address="Tabelle1.H8:Tabelle1.H8">
            <calcext:condition calcext:apply-style-name="Unbenannt1" calcext:value="=0" calcext:base-cell-address="Tabelle1.H8"/>
          </calcext:conditional-format>
          <calcext:conditional-format calcext:target-range-address="Tabelle1.I8:Tabelle1.I8">
            <calcext:condition calcext:apply-style-name="Unbenannt1" calcext:value="=0" calcext:base-cell-address="Tabelle1.I8"/>
          </calcext:conditional-format>
          <calcext:conditional-format calcext:target-range-address="Tabelle1.J8:Tabelle1.J8">
            <calcext:condition calcext:apply-style-name="Unbenannt1" calcext:value="=0" calcext:base-cell-address="Tabelle1.J8"/>
          </calcext:conditional-format>
          <calcext:conditional-format calcext:target-range-address="Tabelle1.K8:Tabelle1.K8">
            <calcext:condition calcext:apply-style-name="Unbenannt1" calcext:value="=0" calcext:base-cell-address="Tabelle1.K8"/>
          </calcext:conditional-format>
          <calcext:conditional-format calcext:target-range-address="Tabelle1.L8:Tabelle1.L8">
            <calcext:condition calcext:apply-style-name="Unbenannt1" calcext:value="=0" calcext:base-cell-address="Tabelle1.L8"/>
          </calcext:conditional-format>
          <calcext:conditional-format calcext:target-range-address="Tabelle1.C9:Tabelle1.C9">
            <calcext:condition calcext:apply-style-name="Unbenannt1" calcext:value="=0" calcext:base-cell-address="Tabelle1.C9"/>
          </calcext:conditional-format>
          <calcext:conditional-format calcext:target-range-address="Tabelle1.D9:Tabelle1.D9">
            <calcext:condition calcext:apply-style-name="Unbenannt1" calcext:value="=0" calcext:base-cell-address="Tabelle1.D9"/>
          </calcext:conditional-format>
          <calcext:conditional-format calcext:target-range-address="Tabelle1.E9:Tabelle1.E9">
            <calcext:condition calcext:apply-style-name="Unbenannt1" calcext:value="=0" calcext:base-cell-address="Tabelle1.E9"/>
          </calcext:conditional-format>
          <calcext:conditional-format calcext:target-range-address="Tabelle1.F9:Tabelle1.F9">
            <calcext:condition calcext:apply-style-name="Unbenannt1" calcext:value="=0" calcext:base-cell-address="Tabelle1.F9"/>
          </calcext:conditional-format>
          <calcext:conditional-format calcext:target-range-address="Tabelle1.G9:Tabelle1.G9">
            <calcext:condition calcext:apply-style-name="Unbenannt1" calcext:value="=0" calcext:base-cell-address="Tabelle1.G9"/>
          </calcext:conditional-format>
          <calcext:conditional-format calcext:target-range-address="Tabelle1.H9:Tabelle1.H9">
            <calcext:condition calcext:apply-style-name="Unbenannt1" calcext:value="=0" calcext:base-cell-address="Tabelle1.H9"/>
          </calcext:conditional-format>
          <calcext:conditional-format calcext:target-range-address="Tabelle1.I9:Tabelle1.I9">
            <calcext:condition calcext:apply-style-name="Unbenannt1" calcext:value="=0" calcext:base-cell-address="Tabelle1.I9"/>
          </calcext:conditional-format>
          <calcext:conditional-format calcext:target-range-address="Tabelle1.J9:Tabelle1.J9">
            <calcext:condition calcext:apply-style-name="Unbenannt1" calcext:value="=0" calcext:base-cell-address="Tabelle1.J9"/>
          </calcext:conditional-format>
          <calcext:conditional-format calcext:target-range-address="Tabelle1.K9:Tabelle1.K9">
            <calcext:condition calcext:apply-style-name="Unbenannt1" calcext:value="=0" calcext:base-cell-address="Tabelle1.K9"/>
          </calcext:conditional-format>
          <calcext:conditional-format calcext:target-range-address="Tabelle1.L9:Tabelle1.L9">
            <calcext:condition calcext:apply-style-name="Unbenannt1" calcext:value="=0" calcext:base-cell-address="Tabelle1.L9"/>
          </calcext:conditional-format>
          <calcext:conditional-format calcext:target-range-address="Tabelle1.C10:Tabelle1.C10">
            <calcext:condition calcext:apply-style-name="Unbenannt1" calcext:value="=0" calcext:base-cell-address="Tabelle1.C10"/>
          </calcext:conditional-format>
          <calcext:conditional-format calcext:target-range-address="Tabelle1.D10:Tabelle1.D10">
            <calcext:condition calcext:apply-style-name="Unbenannt1" calcext:value="=0" calcext:base-cell-address="Tabelle1.D10"/>
          </calcext:conditional-format>
          <calcext:conditional-format calcext:target-range-address="Tabelle1.E10:Tabelle1.E10">
            <calcext:condition calcext:apply-style-name="Unbenannt1" calcext:value="=0" calcext:base-cell-address="Tabelle1.E10"/>
          </calcext:conditional-format>
          <calcext:conditional-format calcext:target-range-address="Tabelle1.F10:Tabelle1.F10">
            <calcext:condition calcext:apply-style-name="Unbenannt1" calcext:value="=0" calcext:base-cell-address="Tabelle1.F10"/>
          </calcext:conditional-format>
          <calcext:conditional-format calcext:target-range-address="Tabelle1.G10:Tabelle1.G10">
            <calcext:condition calcext:apply-style-name="Unbenannt1" calcext:value="=0" calcext:base-cell-address="Tabelle1.G10"/>
          </calcext:conditional-format>
          <calcext:conditional-format calcext:target-range-address="Tabelle1.H10:Tabelle1.H10">
            <calcext:condition calcext:apply-style-name="Unbenannt1" calcext:value="=0" calcext:base-cell-address="Tabelle1.H10"/>
          </calcext:conditional-format>
          <calcext:conditional-format calcext:target-range-address="Tabelle1.I10:Tabelle1.I10">
            <calcext:condition calcext:apply-style-name="Unbenannt1" calcext:value="=0" calcext:base-cell-address="Tabelle1.I10"/>
          </calcext:conditional-format>
          <calcext:conditional-format calcext:target-range-address="Tabelle1.J10:Tabelle1.J10">
            <calcext:condition calcext:apply-style-name="Unbenannt1" calcext:value="=0" calcext:base-cell-address="Tabelle1.J10"/>
          </calcext:conditional-format>
          <calcext:conditional-format calcext:target-range-address="Tabelle1.K10:Tabelle1.K10">
            <calcext:condition calcext:apply-style-name="Unbenannt1" calcext:value="=0" calcext:base-cell-address="Tabelle1.K10"/>
          </calcext:conditional-format>
          <calcext:conditional-format calcext:target-range-address="Tabelle1.L10:Tabelle1.L10">
            <calcext:condition calcext:apply-style-name="Unbenannt1" calcext:value="=0" calcext:base-cell-address="Tabelle1.L10"/>
          </calcext:conditional-format>
          <calcext:conditional-format calcext:target-range-address="Tabelle1.C11:Tabelle1.C11">
            <calcext:condition calcext:apply-style-name="Unbenannt1" calcext:value="=0" calcext:base-cell-address="Tabelle1.C11"/>
          </calcext:conditional-format>
          <calcext:conditional-format calcext:target-range-address="Tabelle1.D11:Tabelle1.D11">
            <calcext:condition calcext:apply-style-name="Unbenannt1" calcext:value="=0" calcext:base-cell-address="Tabelle1.D11"/>
          </calcext:conditional-format>
          <calcext:conditional-format calcext:target-range-address="Tabelle1.E11:Tabelle1.E11">
            <calcext:condition calcext:apply-style-name="Unbenannt1" calcext:value="=0" calcext:base-cell-address="Tabelle1.E11"/>
          </calcext:conditional-format>
          <calcext:conditional-format calcext:target-range-address="Tabelle1.F11:Tabelle1.F11">
            <calcext:condition calcext:apply-style-name="Unbenannt1" calcext:value="=0" calcext:base-cell-address="Tabelle1.F11"/>
          </calcext:conditional-format>
          <calcext:conditional-format calcext:target-range-address="Tabelle1.G11:Tabelle1.G11">
            <calcext:condition calcext:apply-style-name="Unbenannt1" calcext:value="=0" calcext:base-cell-address="Tabelle1.G11"/>
          </calcext:conditional-format>
          <calcext:conditional-format calcext:target-range-address="Tabelle1.H11:Tabelle1.H11">
            <calcext:condition calcext:apply-style-name="Unbenannt1" calcext:value="=0" calcext:base-cell-address="Tabelle1.H11"/>
          </calcext:conditional-format>
          <calcext:conditional-format calcext:target-range-address="Tabelle1.I11:Tabelle1.I11">
            <calcext:condition calcext:apply-style-name="Unbenannt1" calcext:value="=0" calcext:base-cell-address="Tabelle1.I11"/>
          </calcext:conditional-format>
          <calcext:conditional-format calcext:target-range-address="Tabelle1.J11:Tabelle1.J11">
            <calcext:condition calcext:apply-style-name="Unbenannt1" calcext:value="=0" calcext:base-cell-address="Tabelle1.J11"/>
          </calcext:conditional-format>
          <calcext:conditional-format calcext:target-range-address="Tabelle1.K11:Tabelle1.K11">
            <calcext:condition calcext:apply-style-name="Unbenannt1" calcext:value="=0" calcext:base-cell-address="Tabelle1.K11"/>
          </calcext:conditional-format>
          <calcext:conditional-format calcext:target-range-address="Tabelle1.L11:Tabelle1.L11">
            <calcext:condition calcext:apply-style-name="Unbenannt1" calcext:value="=0" calcext:base-cell-address="Tabelle1.L11"/>
          </calcext:conditional-format>
          <calcext:conditional-format calcext:target-range-address="Tabelle1.C12:Tabelle1.C12">
            <calcext:condition calcext:apply-style-name="Unbenannt1" calcext:value="=0" calcext:base-cell-address="Tabelle1.C12"/>
          </calcext:conditional-format>
          <calcext:conditional-format calcext:target-range-address="Tabelle1.D12:Tabelle1.D12">
            <calcext:condition calcext:apply-style-name="Unbenannt1" calcext:value="=0" calcext:base-cell-address="Tabelle1.D12"/>
          </calcext:conditional-format>
          <calcext:conditional-format calcext:target-range-address="Tabelle1.E12:Tabelle1.E12">
            <calcext:condition calcext:apply-style-name="Unbenannt1" calcext:value="=0" calcext:base-cell-address="Tabelle1.E12"/>
          </calcext:conditional-format>
          <calcext:conditional-format calcext:target-range-address="Tabelle1.F12:Tabelle1.F12">
            <calcext:condition calcext:apply-style-name="Unbenannt1" calcext:value="=0" calcext:base-cell-address="Tabelle1.F12"/>
          </calcext:conditional-format>
          <calcext:conditional-format calcext:target-range-address="Tabelle1.G12:Tabelle1.G12">
            <calcext:condition calcext:apply-style-name="Unbenannt1" calcext:value="=0" calcext:base-cell-address="Tabelle1.G12"/>
          </calcext:conditional-format>
          <calcext:conditional-format calcext:target-range-address="Tabelle1.H12:Tabelle1.H12">
            <calcext:condition calcext:apply-style-name="Unbenannt1" calcext:value="=0" calcext:base-cell-address="Tabelle1.H12"/>
          </calcext:conditional-format>
          <calcext:conditional-format calcext:target-range-address="Tabelle1.I12:Tabelle1.I12">
            <calcext:condition calcext:apply-style-name="Unbenannt1" calcext:value="=0" calcext:base-cell-address="Tabelle1.I12"/>
          </calcext:conditional-format>
          <calcext:conditional-format calcext:target-range-address="Tabelle1.J12:Tabelle1.J12">
            <calcext:condition calcext:apply-style-name="Unbenannt1" calcext:value="=0" calcext:base-cell-address="Tabelle1.J12"/>
          </calcext:conditional-format>
          <calcext:conditional-format calcext:target-range-address="Tabelle1.K12:Tabelle1.K12">
            <calcext:condition calcext:apply-style-name="Unbenannt1" calcext:value="=0" calcext:base-cell-address="Tabelle1.K12"/>
          </calcext:conditional-format>
          <calcext:conditional-format calcext:target-range-address="Tabelle1.L12:Tabelle1.L12">
            <calcext:condition calcext:apply-style-name="Unbenannt1" calcext:value="=0" calcext:base-cell-address="Tabelle1.L12"/>
          </calcext:conditional-format>
          <calcext:conditional-format calcext:target-range-address="Tabelle1.C13:Tabelle1.C13">
            <calcext:condition calcext:apply-style-name="Unbenannt1" calcext:value="=0" calcext:base-cell-address="Tabelle1.C13"/>
          </calcext:conditional-format>
          <calcext:conditional-format calcext:target-range-address="Tabelle1.D13:Tabelle1.D13">
            <calcext:condition calcext:apply-style-name="Unbenannt1" calcext:value="=0" calcext:base-cell-address="Tabelle1.D13"/>
          </calcext:conditional-format>
          <calcext:conditional-format calcext:target-range-address="Tabelle1.E13:Tabelle1.E13">
            <calcext:condition calcext:apply-style-name="Unbenannt1" calcext:value="=0" calcext:base-cell-address="Tabelle1.E13"/>
          </calcext:conditional-format>
          <calcext:conditional-format calcext:target-range-address="Tabelle1.F13:Tabelle1.F13">
            <calcext:condition calcext:apply-style-name="Unbenannt1" calcext:value="=0" calcext:base-cell-address="Tabelle1.F13"/>
          </calcext:conditional-format>
          <calcext:conditional-format calcext:target-range-address="Tabelle1.G13:Tabelle1.G13">
            <calcext:condition calcext:apply-style-name="Unbenannt1" calcext:value="=0" calcext:base-cell-address="Tabelle1.G13"/>
          </calcext:conditional-format>
          <calcext:conditional-format calcext:target-range-address="Tabelle1.H13:Tabelle1.H13">
            <calcext:condition calcext:apply-style-name="Unbenannt1" calcext:value="=0" calcext:base-cell-address="Tabelle1.H13"/>
          </calcext:conditional-format>
          <calcext:conditional-format calcext:target-range-address="Tabelle1.I13:Tabelle1.I13">
            <calcext:condition calcext:apply-style-name="Unbenannt1" calcext:value="=0" calcext:base-cell-address="Tabelle1.I13"/>
          </calcext:conditional-format>
          <calcext:conditional-format calcext:target-range-address="Tabelle1.J13:Tabelle1.J13">
            <calcext:condition calcext:apply-style-name="Unbenannt1" calcext:value="=0" calcext:base-cell-address="Tabelle1.J13"/>
          </calcext:conditional-format>
          <calcext:conditional-format calcext:target-range-address="Tabelle1.K13:Tabelle1.K13">
            <calcext:condition calcext:apply-style-name="Unbenannt1" calcext:value="=0" calcext:base-cell-address="Tabelle1.K13"/>
          </calcext:conditional-format>
          <calcext:conditional-format calcext:target-range-address="Tabelle1.L13:Tabelle1.L13">
            <calcext:condition calcext:apply-style-name="Unbenannt1" calcext:value="=0" calcext:base-cell-address="Tabelle1.L13"/>
          </calcext:conditional-format>
          <calcext:conditional-format calcext:target-range-address="Tabelle1.C14:Tabelle1.C14">
            <calcext:condition calcext:apply-style-name="Unbenannt1" calcext:value="=0" calcext:base-cell-address="Tabelle1.C14"/>
          </calcext:conditional-format>
          <calcext:conditional-format calcext:target-range-address="Tabelle1.D14:Tabelle1.D14">
            <calcext:condition calcext:apply-style-name="Unbenannt1" calcext:value="=0" calcext:base-cell-address="Tabelle1.D14"/>
          </calcext:conditional-format>
          <calcext:conditional-format calcext:target-range-address="Tabelle1.E14:Tabelle1.E14">
            <calcext:condition calcext:apply-style-name="Unbenannt1" calcext:value="=0" calcext:base-cell-address="Tabelle1.E14"/>
          </calcext:conditional-format>
          <calcext:conditional-format calcext:target-range-address="Tabelle1.F14:Tabelle1.F14">
            <calcext:condition calcext:apply-style-name="Unbenannt1" calcext:value="=0" calcext:base-cell-address="Tabelle1.F14"/>
          </calcext:conditional-format>
          <calcext:conditional-format calcext:target-range-address="Tabelle1.G14:Tabelle1.G14">
            <calcext:condition calcext:apply-style-name="Unbenannt1" calcext:value="=0" calcext:base-cell-address="Tabelle1.G14"/>
          </calcext:conditional-format>
          <calcext:conditional-format calcext:target-range-address="Tabelle1.H14:Tabelle1.H14">
            <calcext:condition calcext:apply-style-name="Unbenannt1" calcext:value="=0" calcext:base-cell-address="Tabelle1.H14"/>
          </calcext:conditional-format>
          <calcext:conditional-format calcext:target-range-address="Tabelle1.I14:Tabelle1.I14">
            <calcext:condition calcext:apply-style-name="Unbenannt1" calcext:value="=0" calcext:base-cell-address="Tabelle1.I14"/>
          </calcext:conditional-format>
          <calcext:conditional-format calcext:target-range-address="Tabelle1.J14:Tabelle1.J14">
            <calcext:condition calcext:apply-style-name="Unbenannt1" calcext:value="=0" calcext:base-cell-address="Tabelle1.J14"/>
          </calcext:conditional-format>
          <calcext:conditional-format calcext:target-range-address="Tabelle1.K14:Tabelle1.K14">
            <calcext:condition calcext:apply-style-name="Unbenannt1" calcext:value="=0" calcext:base-cell-address="Tabelle1.K14"/>
          </calcext:conditional-format>
          <calcext:conditional-format calcext:target-range-address="Tabelle1.L14:Tabelle1.L14">
            <calcext:condition calcext:apply-style-name="Unbenannt1" calcext:value="=0" calcext:base-cell-address="Tabelle1.L14"/>
          </calcext:conditional-format>
          <calcext:conditional-format calcext:target-range-address="Tabelle1.C15:Tabelle1.C15">
            <calcext:condition calcext:apply-style-name="Unbenannt1" calcext:value="=0" calcext:base-cell-address="Tabelle1.C15"/>
          </calcext:conditional-format>
          <calcext:conditional-format calcext:target-range-address="Tabelle1.D15:Tabelle1.D15">
            <calcext:condition calcext:apply-style-name="Unbenannt1" calcext:value="=0" calcext:base-cell-address="Tabelle1.D15"/>
          </calcext:conditional-format>
          <calcext:conditional-format calcext:target-range-address="Tabelle1.E15:Tabelle1.E15">
            <calcext:condition calcext:apply-style-name="Unbenannt1" calcext:value="=0" calcext:base-cell-address="Tabelle1.E15"/>
          </calcext:conditional-format>
          <calcext:conditional-format calcext:target-range-address="Tabelle1.F15:Tabelle1.F15">
            <calcext:condition calcext:apply-style-name="Unbenannt1" calcext:value="=0" calcext:base-cell-address="Tabelle1.F15"/>
          </calcext:conditional-format>
          <calcext:conditional-format calcext:target-range-address="Tabelle1.G15:Tabelle1.G15">
            <calcext:condition calcext:apply-style-name="Unbenannt1" calcext:value="=0" calcext:base-cell-address="Tabelle1.G15"/>
          </calcext:conditional-format>
          <calcext:conditional-format calcext:target-range-address="Tabelle1.H15:Tabelle1.H15">
            <calcext:condition calcext:apply-style-name="Unbenannt1" calcext:value="=0" calcext:base-cell-address="Tabelle1.H15"/>
          </calcext:conditional-format>
          <calcext:conditional-format calcext:target-range-address="Tabelle1.I15:Tabelle1.I15">
            <calcext:condition calcext:apply-style-name="Unbenannt1" calcext:value="=0" calcext:base-cell-address="Tabelle1.I15"/>
          </calcext:conditional-format>
          <calcext:conditional-format calcext:target-range-address="Tabelle1.J15:Tabelle1.J15">
            <calcext:condition calcext:apply-style-name="Unbenannt1" calcext:value="=0" calcext:base-cell-address="Tabelle1.J15"/>
          </calcext:conditional-format>
          <calcext:conditional-format calcext:target-range-address="Tabelle1.K15:Tabelle1.K15">
            <calcext:condition calcext:apply-style-name="Unbenannt1" calcext:value="=0" calcext:base-cell-address="Tabelle1.K15"/>
          </calcext:conditional-format>
          <calcext:conditional-format calcext:target-range-address="Tabelle1.L15:Tabelle1.L15">
            <calcext:condition calcext:apply-style-name="Unbenannt1" calcext:value="=0" calcext:base-cell-address="Tabelle1.L15"/>
          </calcext:conditional-format>
          <calcext:conditional-format calcext:target-range-address="Tabelle1.M16:Tabelle1.M16">
            <calcext:condition calcext:apply-style-name="Unbenannt1" calcext:value="=0" calcext:base-cell-address="Tabelle1.M16"/>
          </calcext:conditional-format>
          <calcext:conditional-format calcext:target-range-address="Tabelle1.N16:Tabelle1.N16">
            <calcext:condition calcext:apply-style-name="Unbenannt1" calcext:value="=0" calcext:base-cell-address="Tabelle1.N16"/>
          </calcext:conditional-format>
          <calcext:conditional-format calcext:target-range-address="Tabelle1.O16:Tabelle1.O16">
            <calcext:condition calcext:apply-style-name="Unbenannt1" calcext:value="=0" calcext:base-cell-address="Tabelle1.O16"/>
          </calcext:conditional-format>
          <calcext:conditional-format calcext:target-range-address="Tabelle1.P16:Tabelle1.P16">
            <calcext:condition calcext:apply-style-name="Unbenannt1" calcext:value="=0" calcext:base-cell-address="Tabelle1.P16"/>
          </calcext:conditional-format>
          <calcext:conditional-format calcext:target-range-address="Tabelle1.Q16:Tabelle1.Q16">
            <calcext:condition calcext:apply-style-name="Unbenannt1" calcext:value="=0" calcext:base-cell-address="Tabelle1.Q16"/>
          </calcext:conditional-format>
          <calcext:conditional-format calcext:target-range-address="Tabelle1.R16:Tabelle1.R16">
            <calcext:condition calcext:apply-style-name="Unbenannt1" calcext:value="=0" calcext:base-cell-address="Tabelle1.R16"/>
          </calcext:conditional-format>
          <calcext:conditional-format calcext:target-range-address="Tabelle1.S16:Tabelle1.S16">
            <calcext:condition calcext:apply-style-name="Unbenannt1" calcext:value="=0" calcext:base-cell-address="Tabelle1.S16"/>
          </calcext:conditional-format>
          <calcext:conditional-format calcext:target-range-address="Tabelle1.T16:Tabelle1.T16">
            <calcext:condition calcext:apply-style-name="Unbenannt1" calcext:value="=0" calcext:base-cell-address="Tabelle1.T16"/>
          </calcext:conditional-format>
          <calcext:conditional-format calcext:target-range-address="Tabelle1.U16:Tabelle1.U16">
            <calcext:condition calcext:apply-style-name="Unbenannt1" calcext:value="=0" calcext:base-cell-address="Tabelle1.U16"/>
          </calcext:conditional-format>
          <calcext:conditional-format calcext:target-range-address="Tabelle1.V16:Tabelle1.V16">
            <calcext:condition calcext:apply-style-name="Unbenannt1" calcext:value="=0" calcext:base-cell-address="Tabelle1.V16"/>
          </calcext:conditional-format>
          <calcext:conditional-format calcext:target-range-address="Tabelle1.M17:Tabelle1.M17">
            <calcext:condition calcext:apply-style-name="Unbenannt1" calcext:value="=0" calcext:base-cell-address="Tabelle1.M17"/>
          </calcext:conditional-format>
          <calcext:conditional-format calcext:target-range-address="Tabelle1.N17:Tabelle1.N17">
            <calcext:condition calcext:apply-style-name="Unbenannt1" calcext:value="=0" calcext:base-cell-address="Tabelle1.N17"/>
          </calcext:conditional-format>
          <calcext:conditional-format calcext:target-range-address="Tabelle1.O17:Tabelle1.O17">
            <calcext:condition calcext:apply-style-name="Unbenannt1" calcext:value="=0" calcext:base-cell-address="Tabelle1.O17"/>
          </calcext:conditional-format>
          <calcext:conditional-format calcext:target-range-address="Tabelle1.P17:Tabelle1.P17">
            <calcext:condition calcext:apply-style-name="Unbenannt1" calcext:value="=0" calcext:base-cell-address="Tabelle1.P17"/>
          </calcext:conditional-format>
          <calcext:conditional-format calcext:target-range-address="Tabelle1.Q17:Tabelle1.Q17">
            <calcext:condition calcext:apply-style-name="Unbenannt1" calcext:value="=0" calcext:base-cell-address="Tabelle1.Q17"/>
          </calcext:conditional-format>
          <calcext:conditional-format calcext:target-range-address="Tabelle1.R17:Tabelle1.R17">
            <calcext:condition calcext:apply-style-name="Unbenannt1" calcext:value="=0" calcext:base-cell-address="Tabelle1.R17"/>
          </calcext:conditional-format>
          <calcext:conditional-format calcext:target-range-address="Tabelle1.S17:Tabelle1.S17">
            <calcext:condition calcext:apply-style-name="Unbenannt1" calcext:value="=0" calcext:base-cell-address="Tabelle1.S17"/>
          </calcext:conditional-format>
          <calcext:conditional-format calcext:target-range-address="Tabelle1.T17:Tabelle1.T17">
            <calcext:condition calcext:apply-style-name="Unbenannt1" calcext:value="=0" calcext:base-cell-address="Tabelle1.T17"/>
          </calcext:conditional-format>
          <calcext:conditional-format calcext:target-range-address="Tabelle1.U17:Tabelle1.U17">
            <calcext:condition calcext:apply-style-name="Unbenannt1" calcext:value="=0" calcext:base-cell-address="Tabelle1.U17"/>
          </calcext:conditional-format>
          <calcext:conditional-format calcext:target-range-address="Tabelle1.V17:Tabelle1.V17">
            <calcext:condition calcext:apply-style-name="Unbenannt1" calcext:value="=0" calcext:base-cell-address="Tabelle1.V17"/>
          </calcext:conditional-format>
          <calcext:conditional-format calcext:target-range-address="Tabelle1.M18:Tabelle1.M18">
            <calcext:condition calcext:apply-style-name="Unbenannt1" calcext:value="=0" calcext:base-cell-address="Tabelle1.M18"/>
          </calcext:conditional-format>
          <calcext:conditional-format calcext:target-range-address="Tabelle1.N18:Tabelle1.N18">
            <calcext:condition calcext:apply-style-name="Unbenannt1" calcext:value="=0" calcext:base-cell-address="Tabelle1.N18"/>
          </calcext:conditional-format>
          <calcext:conditional-format calcext:target-range-address="Tabelle1.O18:Tabelle1.O18">
            <calcext:condition calcext:apply-style-name="Unbenannt1" calcext:value="=0" calcext:base-cell-address="Tabelle1.O18"/>
          </calcext:conditional-format>
          <calcext:conditional-format calcext:target-range-address="Tabelle1.P18:Tabelle1.P18">
            <calcext:condition calcext:apply-style-name="Unbenannt1" calcext:value="=0" calcext:base-cell-address="Tabelle1.P18"/>
          </calcext:conditional-format>
          <calcext:conditional-format calcext:target-range-address="Tabelle1.Q18:Tabelle1.Q18">
            <calcext:condition calcext:apply-style-name="Unbenannt1" calcext:value="=0" calcext:base-cell-address="Tabelle1.Q18"/>
          </calcext:conditional-format>
          <calcext:conditional-format calcext:target-range-address="Tabelle1.R18:Tabelle1.R18">
            <calcext:condition calcext:apply-style-name="Unbenannt1" calcext:value="=0" calcext:base-cell-address="Tabelle1.R18"/>
          </calcext:conditional-format>
          <calcext:conditional-format calcext:target-range-address="Tabelle1.S18:Tabelle1.S18">
            <calcext:condition calcext:apply-style-name="Unbenannt1" calcext:value="=0" calcext:base-cell-address="Tabelle1.S18"/>
          </calcext:conditional-format>
          <calcext:conditional-format calcext:target-range-address="Tabelle1.T18:Tabelle1.T18">
            <calcext:condition calcext:apply-style-name="Unbenannt1" calcext:value="=0" calcext:base-cell-address="Tabelle1.T18"/>
          </calcext:conditional-format>
          <calcext:conditional-format calcext:target-range-address="Tabelle1.U18:Tabelle1.U18">
            <calcext:condition calcext:apply-style-name="Unbenannt1" calcext:value="=0" calcext:base-cell-address="Tabelle1.U18"/>
          </calcext:conditional-format>
          <calcext:conditional-format calcext:target-range-address="Tabelle1.V18:Tabelle1.V18">
            <calcext:condition calcext:apply-style-name="Unbenannt1" calcext:value="=0" calcext:base-cell-address="Tabelle1.V18"/>
          </calcext:conditional-format>
          <calcext:conditional-format calcext:target-range-address="Tabelle1.M19:Tabelle1.M19">
            <calcext:condition calcext:apply-style-name="Unbenannt1" calcext:value="=0" calcext:base-cell-address="Tabelle1.M19"/>
          </calcext:conditional-format>
          <calcext:conditional-format calcext:target-range-address="Tabelle1.N19:Tabelle1.N19">
            <calcext:condition calcext:apply-style-name="Unbenannt1" calcext:value="=0" calcext:base-cell-address="Tabelle1.N19"/>
          </calcext:conditional-format>
          <calcext:conditional-format calcext:target-range-address="Tabelle1.O19:Tabelle1.O19">
            <calcext:condition calcext:apply-style-name="Unbenannt1" calcext:value="=0" calcext:base-cell-address="Tabelle1.O19"/>
          </calcext:conditional-format>
          <calcext:conditional-format calcext:target-range-address="Tabelle1.P19:Tabelle1.P19">
            <calcext:condition calcext:apply-style-name="Unbenannt1" calcext:value="=0" calcext:base-cell-address="Tabelle1.P19"/>
          </calcext:conditional-format>
          <calcext:conditional-format calcext:target-range-address="Tabelle1.Q19:Tabelle1.Q19">
            <calcext:condition calcext:apply-style-name="Unbenannt1" calcext:value="=0" calcext:base-cell-address="Tabelle1.Q19"/>
          </calcext:conditional-format>
          <calcext:conditional-format calcext:target-range-address="Tabelle1.R19:Tabelle1.R19">
            <calcext:condition calcext:apply-style-name="Unbenannt1" calcext:value="=0" calcext:base-cell-address="Tabelle1.R19"/>
          </calcext:conditional-format>
          <calcext:conditional-format calcext:target-range-address="Tabelle1.S19:Tabelle1.S19">
            <calcext:condition calcext:apply-style-name="Unbenannt1" calcext:value="=0" calcext:base-cell-address="Tabelle1.S19"/>
          </calcext:conditional-format>
          <calcext:conditional-format calcext:target-range-address="Tabelle1.T19:Tabelle1.T19">
            <calcext:condition calcext:apply-style-name="Unbenannt1" calcext:value="=0" calcext:base-cell-address="Tabelle1.T19"/>
          </calcext:conditional-format>
          <calcext:conditional-format calcext:target-range-address="Tabelle1.U19:Tabelle1.U19">
            <calcext:condition calcext:apply-style-name="Unbenannt1" calcext:value="=0" calcext:base-cell-address="Tabelle1.U19"/>
          </calcext:conditional-format>
          <calcext:conditional-format calcext:target-range-address="Tabelle1.V19:Tabelle1.V19">
            <calcext:condition calcext:apply-style-name="Unbenannt1" calcext:value="=0" calcext:base-cell-address="Tabelle1.V19"/>
          </calcext:conditional-format>
          <calcext:conditional-format calcext:target-range-address="Tabelle1.M20:Tabelle1.M20">
            <calcext:condition calcext:apply-style-name="Unbenannt1" calcext:value="=0" calcext:base-cell-address="Tabelle1.M20"/>
          </calcext:conditional-format>
          <calcext:conditional-format calcext:target-range-address="Tabelle1.N20:Tabelle1.N20">
            <calcext:condition calcext:apply-style-name="Unbenannt1" calcext:value="=0" calcext:base-cell-address="Tabelle1.N20"/>
          </calcext:conditional-format>
          <calcext:conditional-format calcext:target-range-address="Tabelle1.O20:Tabelle1.O20">
            <calcext:condition calcext:apply-style-name="Unbenannt1" calcext:value="=0" calcext:base-cell-address="Tabelle1.O20"/>
          </calcext:conditional-format>
          <calcext:conditional-format calcext:target-range-address="Tabelle1.P20:Tabelle1.P20">
            <calcext:condition calcext:apply-style-name="Unbenannt1" calcext:value="=0" calcext:base-cell-address="Tabelle1.P20"/>
          </calcext:conditional-format>
          <calcext:conditional-format calcext:target-range-address="Tabelle1.Q20:Tabelle1.Q20">
            <calcext:condition calcext:apply-style-name="Unbenannt1" calcext:value="=0" calcext:base-cell-address="Tabelle1.Q20"/>
          </calcext:conditional-format>
          <calcext:conditional-format calcext:target-range-address="Tabelle1.R20:Tabelle1.R20">
            <calcext:condition calcext:apply-style-name="Unbenannt1" calcext:value="=0" calcext:base-cell-address="Tabelle1.R20"/>
          </calcext:conditional-format>
          <calcext:conditional-format calcext:target-range-address="Tabelle1.S20:Tabelle1.S20">
            <calcext:condition calcext:apply-style-name="Unbenannt1" calcext:value="=0" calcext:base-cell-address="Tabelle1.S20"/>
          </calcext:conditional-format>
          <calcext:conditional-format calcext:target-range-address="Tabelle1.T20:Tabelle1.T20">
            <calcext:condition calcext:apply-style-name="Unbenannt1" calcext:value="=0" calcext:base-cell-address="Tabelle1.T20"/>
          </calcext:conditional-format>
          <calcext:conditional-format calcext:target-range-address="Tabelle1.U20:Tabelle1.U20">
            <calcext:condition calcext:apply-style-name="Unbenannt1" calcext:value="=0" calcext:base-cell-address="Tabelle1.U20"/>
          </calcext:conditional-format>
          <calcext:conditional-format calcext:target-range-address="Tabelle1.V20:Tabelle1.V20">
            <calcext:condition calcext:apply-style-name="Unbenannt1" calcext:value="=0" calcext:base-cell-address="Tabelle1.V20"/>
          </calcext:conditional-format>
          <calcext:conditional-format calcext:target-range-address="Tabelle1.M21:Tabelle1.M21">
            <calcext:condition calcext:apply-style-name="Unbenannt1" calcext:value="=0" calcext:base-cell-address="Tabelle1.M21"/>
          </calcext:conditional-format>
          <calcext:conditional-format calcext:target-range-address="Tabelle1.N21:Tabelle1.N21">
            <calcext:condition calcext:apply-style-name="Unbenannt1" calcext:value="=0" calcext:base-cell-address="Tabelle1.N21"/>
          </calcext:conditional-format>
          <calcext:conditional-format calcext:target-range-address="Tabelle1.O21:Tabelle1.O21">
            <calcext:condition calcext:apply-style-name="Unbenannt1" calcext:value="=0" calcext:base-cell-address="Tabelle1.O21"/>
          </calcext:conditional-format>
          <calcext:conditional-format calcext:target-range-address="Tabelle1.P21:Tabelle1.P21">
            <calcext:condition calcext:apply-style-name="Unbenannt1" calcext:value="=0" calcext:base-cell-address="Tabelle1.P21"/>
          </calcext:conditional-format>
          <calcext:conditional-format calcext:target-range-address="Tabelle1.Q21:Tabelle1.Q21">
            <calcext:condition calcext:apply-style-name="Unbenannt1" calcext:value="=0" calcext:base-cell-address="Tabelle1.Q21"/>
          </calcext:conditional-format>
          <calcext:conditional-format calcext:target-range-address="Tabelle1.R21:Tabelle1.R21">
            <calcext:condition calcext:apply-style-name="Unbenannt1" calcext:value="=0" calcext:base-cell-address="Tabelle1.R21"/>
          </calcext:conditional-format>
          <calcext:conditional-format calcext:target-range-address="Tabelle1.S21:Tabelle1.S21">
            <calcext:condition calcext:apply-style-name="Unbenannt1" calcext:value="=0" calcext:base-cell-address="Tabelle1.S21"/>
          </calcext:conditional-format>
          <calcext:conditional-format calcext:target-range-address="Tabelle1.T21:Tabelle1.T21">
            <calcext:condition calcext:apply-style-name="Unbenannt1" calcext:value="=0" calcext:base-cell-address="Tabelle1.T21"/>
          </calcext:conditional-format>
          <calcext:conditional-format calcext:target-range-address="Tabelle1.U21:Tabelle1.U21">
            <calcext:condition calcext:apply-style-name="Unbenannt1" calcext:value="=0" calcext:base-cell-address="Tabelle1.U21"/>
          </calcext:conditional-format>
          <calcext:conditional-format calcext:target-range-address="Tabelle1.V21:Tabelle1.V21">
            <calcext:condition calcext:apply-style-name="Unbenannt1" calcext:value="=0" calcext:base-cell-address="Tabelle1.V21"/>
          </calcext:conditional-format>
          <calcext:conditional-format calcext:target-range-address="Tabelle1.M22:Tabelle1.M22">
            <calcext:condition calcext:apply-style-name="Unbenannt1" calcext:value="=0" calcext:base-cell-address="Tabelle1.M22"/>
          </calcext:conditional-format>
          <calcext:conditional-format calcext:target-range-address="Tabelle1.N22:Tabelle1.N22">
            <calcext:condition calcext:apply-style-name="Unbenannt1" calcext:value="=0" calcext:base-cell-address="Tabelle1.N22"/>
          </calcext:conditional-format>
          <calcext:conditional-format calcext:target-range-address="Tabelle1.O22:Tabelle1.O22">
            <calcext:condition calcext:apply-style-name="Unbenannt1" calcext:value="=0" calcext:base-cell-address="Tabelle1.O22"/>
          </calcext:conditional-format>
          <calcext:conditional-format calcext:target-range-address="Tabelle1.P22:Tabelle1.P22">
            <calcext:condition calcext:apply-style-name="Unbenannt1" calcext:value="=0" calcext:base-cell-address="Tabelle1.P22"/>
          </calcext:conditional-format>
          <calcext:conditional-format calcext:target-range-address="Tabelle1.Q22:Tabelle1.Q22">
            <calcext:condition calcext:apply-style-name="Unbenannt1" calcext:value="=0" calcext:base-cell-address="Tabelle1.Q22"/>
          </calcext:conditional-format>
          <calcext:conditional-format calcext:target-range-address="Tabelle1.R22:Tabelle1.R22">
            <calcext:condition calcext:apply-style-name="Unbenannt1" calcext:value="=0" calcext:base-cell-address="Tabelle1.R22"/>
          </calcext:conditional-format>
          <calcext:conditional-format calcext:target-range-address="Tabelle1.S22:Tabelle1.S22">
            <calcext:condition calcext:apply-style-name="Unbenannt1" calcext:value="=0" calcext:base-cell-address="Tabelle1.S22"/>
          </calcext:conditional-format>
          <calcext:conditional-format calcext:target-range-address="Tabelle1.T22:Tabelle1.T22">
            <calcext:condition calcext:apply-style-name="Unbenannt1" calcext:value="=0" calcext:base-cell-address="Tabelle1.T22"/>
          </calcext:conditional-format>
          <calcext:conditional-format calcext:target-range-address="Tabelle1.U22:Tabelle1.U22">
            <calcext:condition calcext:apply-style-name="Unbenannt1" calcext:value="=0" calcext:base-cell-address="Tabelle1.U22"/>
          </calcext:conditional-format>
          <calcext:conditional-format calcext:target-range-address="Tabelle1.V22:Tabelle1.V22">
            <calcext:condition calcext:apply-style-name="Unbenannt1" calcext:value="=0" calcext:base-cell-address="Tabelle1.V22"/>
          </calcext:conditional-format>
          <calcext:conditional-format calcext:target-range-address="Tabelle1.M23:Tabelle1.M23">
            <calcext:condition calcext:apply-style-name="Unbenannt1" calcext:value="=0" calcext:base-cell-address="Tabelle1.M23"/>
          </calcext:conditional-format>
          <calcext:conditional-format calcext:target-range-address="Tabelle1.N23:Tabelle1.N23">
            <calcext:condition calcext:apply-style-name="Unbenannt1" calcext:value="=0" calcext:base-cell-address="Tabelle1.N23"/>
          </calcext:conditional-format>
          <calcext:conditional-format calcext:target-range-address="Tabelle1.O23:Tabelle1.O23">
            <calcext:condition calcext:apply-style-name="Unbenannt1" calcext:value="=0" calcext:base-cell-address="Tabelle1.O23"/>
          </calcext:conditional-format>
          <calcext:conditional-format calcext:target-range-address="Tabelle1.P23:Tabelle1.P23">
            <calcext:condition calcext:apply-style-name="Unbenannt1" calcext:value="=0" calcext:base-cell-address="Tabelle1.P23"/>
          </calcext:conditional-format>
          <calcext:conditional-format calcext:target-range-address="Tabelle1.Q23:Tabelle1.Q23">
            <calcext:condition calcext:apply-style-name="Unbenannt1" calcext:value="=0" calcext:base-cell-address="Tabelle1.Q23"/>
          </calcext:conditional-format>
          <calcext:conditional-format calcext:target-range-address="Tabelle1.R23:Tabelle1.R23">
            <calcext:condition calcext:apply-style-name="Unbenannt1" calcext:value="=0" calcext:base-cell-address="Tabelle1.R23"/>
          </calcext:conditional-format>
          <calcext:conditional-format calcext:target-range-address="Tabelle1.S23:Tabelle1.S23">
            <calcext:condition calcext:apply-style-name="Unbenannt1" calcext:value="=0" calcext:base-cell-address="Tabelle1.S23"/>
          </calcext:conditional-format>
          <calcext:conditional-format calcext:target-range-address="Tabelle1.T23:Tabelle1.T23">
            <calcext:condition calcext:apply-style-name="Unbenannt1" calcext:value="=0" calcext:base-cell-address="Tabelle1.T23"/>
          </calcext:conditional-format>
          <calcext:conditional-format calcext:target-range-address="Tabelle1.U23:Tabelle1.U23">
            <calcext:condition calcext:apply-style-name="Unbenannt1" calcext:value="=0" calcext:base-cell-address="Tabelle1.U23"/>
          </calcext:conditional-format>
          <calcext:conditional-format calcext:target-range-address="Tabelle1.V23:Tabelle1.V23">
            <calcext:condition calcext:apply-style-name="Unbenannt1" calcext:value="=0" calcext:base-cell-address="Tabelle1.V23"/>
          </calcext:conditional-format>
          <calcext:conditional-format calcext:target-range-address="Tabelle1.M24:Tabelle1.M24">
            <calcext:condition calcext:apply-style-name="Unbenannt1" calcext:value="=0" calcext:base-cell-address="Tabelle1.M24"/>
          </calcext:conditional-format>
          <calcext:conditional-format calcext:target-range-address="Tabelle1.N24:Tabelle1.N24">
            <calcext:condition calcext:apply-style-name="Unbenannt1" calcext:value="=0" calcext:base-cell-address="Tabelle1.N24"/>
          </calcext:conditional-format>
          <calcext:conditional-format calcext:target-range-address="Tabelle1.O24:Tabelle1.O24">
            <calcext:condition calcext:apply-style-name="Unbenannt1" calcext:value="=0" calcext:base-cell-address="Tabelle1.O24"/>
          </calcext:conditional-format>
          <calcext:conditional-format calcext:target-range-address="Tabelle1.P24:Tabelle1.P24">
            <calcext:condition calcext:apply-style-name="Unbenannt1" calcext:value="=0" calcext:base-cell-address="Tabelle1.P24"/>
          </calcext:conditional-format>
          <calcext:conditional-format calcext:target-range-address="Tabelle1.Q24:Tabelle1.Q24">
            <calcext:condition calcext:apply-style-name="Unbenannt1" calcext:value="=0" calcext:base-cell-address="Tabelle1.Q24"/>
          </calcext:conditional-format>
          <calcext:conditional-format calcext:target-range-address="Tabelle1.R24:Tabelle1.R24">
            <calcext:condition calcext:apply-style-name="Unbenannt1" calcext:value="=0" calcext:base-cell-address="Tabelle1.R24"/>
          </calcext:conditional-format>
          <calcext:conditional-format calcext:target-range-address="Tabelle1.S24:Tabelle1.S24">
            <calcext:condition calcext:apply-style-name="Unbenannt1" calcext:value="=0" calcext:base-cell-address="Tabelle1.S24"/>
          </calcext:conditional-format>
          <calcext:conditional-format calcext:target-range-address="Tabelle1.T24:Tabelle1.T24">
            <calcext:condition calcext:apply-style-name="Unbenannt1" calcext:value="=0" calcext:base-cell-address="Tabelle1.T24"/>
          </calcext:conditional-format>
          <calcext:conditional-format calcext:target-range-address="Tabelle1.U24:Tabelle1.U24">
            <calcext:condition calcext:apply-style-name="Unbenannt1" calcext:value="=0" calcext:base-cell-address="Tabelle1.U24"/>
          </calcext:conditional-format>
          <calcext:conditional-format calcext:target-range-address="Tabelle1.V24:Tabelle1.V24">
            <calcext:condition calcext:apply-style-name="Unbenannt1" calcext:value="=0" calcext:base-cell-address="Tabelle1.V24"/>
          </calcext:conditional-format>
          <calcext:conditional-format calcext:target-range-address="Tabelle1.M25:Tabelle1.M25">
            <calcext:condition calcext:apply-style-name="Unbenannt1" calcext:value="=0" calcext:base-cell-address="Tabelle1.M25"/>
          </calcext:conditional-format>
          <calcext:conditional-format calcext:target-range-address="Tabelle1.N25:Tabelle1.N25">
            <calcext:condition calcext:apply-style-name="Unbenannt1" calcext:value="=0" calcext:base-cell-address="Tabelle1.N25"/>
          </calcext:conditional-format>
          <calcext:conditional-format calcext:target-range-address="Tabelle1.O25:Tabelle1.O25">
            <calcext:condition calcext:apply-style-name="Unbenannt1" calcext:value="=0" calcext:base-cell-address="Tabelle1.O25"/>
          </calcext:conditional-format>
          <calcext:conditional-format calcext:target-range-address="Tabelle1.P25:Tabelle1.P25">
            <calcext:condition calcext:apply-style-name="Unbenannt1" calcext:value="=0" calcext:base-cell-address="Tabelle1.P25"/>
          </calcext:conditional-format>
          <calcext:conditional-format calcext:target-range-address="Tabelle1.Q25:Tabelle1.Q25">
            <calcext:condition calcext:apply-style-name="Unbenannt1" calcext:value="=0" calcext:base-cell-address="Tabelle1.Q25"/>
          </calcext:conditional-format>
          <calcext:conditional-format calcext:target-range-address="Tabelle1.R25:Tabelle1.R25">
            <calcext:condition calcext:apply-style-name="Unbenannt1" calcext:value="=0" calcext:base-cell-address="Tabelle1.R25"/>
          </calcext:conditional-format>
          <calcext:conditional-format calcext:target-range-address="Tabelle1.S25:Tabelle1.S25">
            <calcext:condition calcext:apply-style-name="Unbenannt1" calcext:value="=0" calcext:base-cell-address="Tabelle1.S25"/>
          </calcext:conditional-format>
          <calcext:conditional-format calcext:target-range-address="Tabelle1.T25:Tabelle1.T25">
            <calcext:condition calcext:apply-style-name="Unbenannt1" calcext:value="=0" calcext:base-cell-address="Tabelle1.T25"/>
          </calcext:conditional-format>
          <calcext:conditional-format calcext:target-range-address="Tabelle1.U25:Tabelle1.U25">
            <calcext:condition calcext:apply-style-name="Unbenannt1" calcext:value="=0" calcext:base-cell-address="Tabelle1.U25"/>
          </calcext:conditional-format>
          <calcext:conditional-format calcext:target-range-address="Tabelle1.V25:Tabelle1.V25">
            <calcext:condition calcext:apply-style-name="Unbenannt1" calcext:value="=0" calcext:base-cell-address="Tabelle1.V25"/>
          </calcext:conditional-format>
          <calcext:conditional-format calcext:target-range-address="Tabelle1.M26:Tabelle1.M26">
            <calcext:condition calcext:apply-style-name="Unbenannt1" calcext:value="=0" calcext:base-cell-address="Tabelle1.M26"/>
          </calcext:conditional-format>
          <calcext:conditional-format calcext:target-range-address="Tabelle1.N26:Tabelle1.N26">
            <calcext:condition calcext:apply-style-name="Unbenannt1" calcext:value="=0" calcext:base-cell-address="Tabelle1.N26"/>
          </calcext:conditional-format>
          <calcext:conditional-format calcext:target-range-address="Tabelle1.O26:Tabelle1.O26">
            <calcext:condition calcext:apply-style-name="Unbenannt1" calcext:value="=0" calcext:base-cell-address="Tabelle1.O26"/>
          </calcext:conditional-format>
          <calcext:conditional-format calcext:target-range-address="Tabelle1.P26:Tabelle1.P26">
            <calcext:condition calcext:apply-style-name="Unbenannt1" calcext:value="=0" calcext:base-cell-address="Tabelle1.P26"/>
          </calcext:conditional-format>
          <calcext:conditional-format calcext:target-range-address="Tabelle1.Q26:Tabelle1.Q26">
            <calcext:condition calcext:apply-style-name="Unbenannt1" calcext:value="=0" calcext:base-cell-address="Tabelle1.Q26"/>
          </calcext:conditional-format>
          <calcext:conditional-format calcext:target-range-address="Tabelle1.R26:Tabelle1.R26">
            <calcext:condition calcext:apply-style-name="Unbenannt1" calcext:value="=0" calcext:base-cell-address="Tabelle1.R26"/>
          </calcext:conditional-format>
          <calcext:conditional-format calcext:target-range-address="Tabelle1.S26:Tabelle1.S26">
            <calcext:condition calcext:apply-style-name="Unbenannt1" calcext:value="=0" calcext:base-cell-address="Tabelle1.S26"/>
          </calcext:conditional-format>
          <calcext:conditional-format calcext:target-range-address="Tabelle1.T26:Tabelle1.T26">
            <calcext:condition calcext:apply-style-name="Unbenannt1" calcext:value="=0" calcext:base-cell-address="Tabelle1.T26"/>
          </calcext:conditional-format>
          <calcext:conditional-format calcext:target-range-address="Tabelle1.U26:Tabelle1.U26">
            <calcext:condition calcext:apply-style-name="Unbenannt1" calcext:value="=0" calcext:base-cell-address="Tabelle1.U26"/>
          </calcext:conditional-format>
          <calcext:conditional-format calcext:target-range-address="Tabelle1.V26:Tabelle1.V26">
            <calcext:condition calcext:apply-style-name="Unbenannt1" calcext:value="=0" calcext:base-cell-address="Tabelle1.V2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>
      <style:text-properties fo:color="#b3b3b3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9:45:28.767000000</meta:creation-date>
    <dc:date>2018-02-16T10:18:33.932000000</dc:date>
    <meta:editing-duration>PT19M55S</meta:editing-duration>
    <meta:editing-cycles>2</meta:editing-cycles>
    <meta:generator>LibreOffice/4.2.5.2$Windows_x86 LibreOffice_project/61cb170a04bb1f12e77c884eab9192be736ec5f5</meta:generator>
    <meta:document-statistic meta:table-count="1" meta:cell-count="505" meta:object-count="0"/>
  </office:meta>
</office:document-meta>
</file>